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tkinson Hyperlegible Next"/>
    </style:style>
    <style:style style:name="P2" style:family="paragraph" style:parent-style-name="Horizontal_20_Line">
      <style:text-properties style:font-name="Atkinson Hyperlegible Next"/>
    </style:style>
    <style:style style:name="P3" style:family="paragraph" style:parent-style-name="Standard">
      <style:text-properties style:font-name="Atkinson Hyperlegible Next"/>
    </style:style>
    <style:style style:name="P4" style:family="paragraph" style:parent-style-name="Standard">
      <style:paragraph-properties fo:margin-top="0in" fo:margin-bottom="0.1965in"/>
      <style:text-properties style:font-name="Atkinson Hyperlegible Next"/>
    </style:style>
    <style:style style:name="P5" style:family="paragraph" style:parent-style-name="Text_20_body" style:list-style-name="L14"/>
    <style:style style:name="P6" style:family="paragraph" style:parent-style-name="Text_20_body" style:list-style-name="L15"/>
    <style:style style:name="P7" style:family="paragraph" style:parent-style-name="Text_20_body" style:list-style-name="L16"/>
    <style:style style:name="P8" style:family="paragraph" style:parent-style-name="Text_20_body" style:list-style-name="L17"/>
    <style:style style:name="P9" style:family="paragraph" style:parent-style-name="Text_20_body" style:list-style-name="L18"/>
    <style:style style:name="P10" style:family="paragraph" style:parent-style-name="Text_20_body" style:list-style-name="L19"/>
    <style:style style:name="P11" style:family="paragraph" style:parent-style-name="Text_20_body" style:list-style-name="L20"/>
    <style:style style:name="P12" style:family="paragraph" style:parent-style-name="Text_20_body" style:list-style-name="L21"/>
    <style:style style:name="P13" style:family="paragraph" style:parent-style-name="Text_20_body" style:list-style-name="L22"/>
    <style:style style:name="P14" style:family="paragraph" style:parent-style-name="Text_20_body" style:list-style-name="L23"/>
    <style:style style:name="P15" style:family="paragraph" style:parent-style-name="Text_20_body" style:list-style-name="L24"/>
    <style:style style:name="P16" style:family="paragraph" style:parent-style-name="Text_20_body" style:list-style-name="L25"/>
    <style:style style:name="P17" style:family="paragraph" style:parent-style-name="Text_20_body" style:list-style-name="L26"/>
    <style:style style:name="P18" style:family="paragraph" style:parent-style-name="Text_20_body" style:list-style-name="L27"/>
    <style:style style:name="P19" style:family="paragraph" style:parent-style-name="Text_20_body" style:list-style-name="L28"/>
    <style:style style:name="P20" style:family="paragraph" style:parent-style-name="Text_20_body" style:list-style-name="L29"/>
    <style:style style:name="P21" style:family="paragraph" style:parent-style-name="Text_20_body" style:list-style-name="L30"/>
    <style:style style:name="P22" style:family="paragraph" style:parent-style-name="Text_20_body" style:list-style-name="L31"/>
    <style:style style:name="P23" style:family="paragraph" style:parent-style-name="Text_20_body" style:list-style-name="L32"/>
    <style:style style:name="P24" style:family="paragraph" style:parent-style-name="Text_20_body" style:list-style-name="L33"/>
    <style:style style:name="P25" style:family="paragraph" style:parent-style-name="Text_20_body" style:list-style-name="L34"/>
    <style:style style:name="P26" style:family="paragraph" style:parent-style-name="Text_20_body" style:list-style-name="L35"/>
    <style:style style:name="P27" style:family="paragraph" style:parent-style-name="Text_20_body" style:list-style-name="L36"/>
    <style:style style:name="P28" style:family="paragraph" style:parent-style-name="Text_20_body" style:list-style-name="L37"/>
    <style:style style:name="P29" style:family="paragraph" style:parent-style-name="Text_20_body" style:list-style-name="L38"/>
    <style:style style:name="P30" style:family="paragraph" style:parent-style-name="Text_20_body" style:list-style-name="L39"/>
    <style:style style:name="P31" style:family="paragraph" style:parent-style-name="Text_20_body" style:list-style-name="L40"/>
    <style:style style:name="P32" style:family="paragraph" style:parent-style-name="Text_20_body" style:list-style-name="L41"/>
    <style:style style:name="P33" style:family="paragraph" style:parent-style-name="Text_20_body" style:list-style-name="L42"/>
    <style:style style:name="P34" style:family="paragraph" style:parent-style-name="Text_20_body" style:list-style-name="L43"/>
    <style:style style:name="P35" style:family="paragraph" style:parent-style-name="Text_20_body" style:list-style-name="L44"/>
    <style:style style:name="P36" style:family="paragraph" style:parent-style-name="Text_20_body" style:list-style-name="L45"/>
    <style:style style:name="P37" style:family="paragraph" style:parent-style-name="Text_20_body" style:list-style-name="L46"/>
    <style:style style:name="P38" style:family="paragraph" style:parent-style-name="Text_20_body" style:list-style-name="L47"/>
    <style:style style:name="P39" style:family="paragraph" style:parent-style-name="Text_20_body" style:list-style-name="L48"/>
    <style:style style:name="P40" style:family="paragraph" style:parent-style-name="Text_20_body" style:list-style-name="L49"/>
    <style:style style:name="P41" style:family="paragraph" style:parent-style-name="Text_20_body" style:list-style-name="L50"/>
    <style:style style:name="P42" style:family="paragraph" style:parent-style-name="Text_20_body" style:list-style-name="L51"/>
    <style:style style:name="P43" style:family="paragraph" style:parent-style-name="Text_20_body" style:list-style-name="L52"/>
    <style:style style:name="P44" style:family="paragraph" style:parent-style-name="Text_20_body" style:list-style-name="L53"/>
    <style:style style:name="P45" style:family="paragraph" style:parent-style-name="Text_20_body" style:list-style-name="L54"/>
    <style:style style:name="P46" style:family="paragraph" style:parent-style-name="Text_20_body" style:list-style-name="L55"/>
    <style:style style:name="P47" style:family="paragraph" style:parent-style-name="Text_20_body" style:list-style-name="L56"/>
    <style:style style:name="P48" style:family="paragraph" style:parent-style-name="Text_20_body" style:list-style-name="L57"/>
    <style:style style:name="P49" style:family="paragraph" style:parent-style-name="Text_20_body" style:list-style-name="L58"/>
    <style:style style:name="P50" style:family="paragraph" style:parent-style-name="Text_20_body" style:list-style-name="L59"/>
    <style:style style:name="P51" style:family="paragraph" style:parent-style-name="Text_20_body" style:list-style-name="L60"/>
    <style:style style:name="P52" style:family="paragraph" style:parent-style-name="Text_20_body" style:list-style-name="L61"/>
    <style:style style:name="P53" style:family="paragraph" style:parent-style-name="Text_20_body" style:list-style-name="L62"/>
    <style:style style:name="P54" style:family="paragraph" style:parent-style-name="Text_20_body" style:list-style-name="L63"/>
    <style:style style:name="P55" style:family="paragraph" style:parent-style-name="Text_20_body" style:list-style-name="L64"/>
    <style:style style:name="P56" style:family="paragraph" style:parent-style-name="Text_20_body" style:list-style-name="L66"/>
    <style:style style:name="P57" style:family="paragraph" style:parent-style-name="Text_20_body" style:list-style-name="L67"/>
    <style:style style:name="P58" style:family="paragraph" style:parent-style-name="Text_20_body" style:list-style-name="L68"/>
    <style:style style:name="P59" style:family="paragraph" style:parent-style-name="Text_20_body" style:list-style-name="L69"/>
    <style:style style:name="P60" style:family="paragraph" style:parent-style-name="Text_20_body" style:list-style-name="L70"/>
    <style:style style:name="P61" style:family="paragraph" style:parent-style-name="Text_20_body" style:list-style-name="L71"/>
    <style:style style:name="P62" style:family="paragraph" style:parent-style-name="Text_20_body" style:list-style-name="L72"/>
    <style:style style:name="P63" style:family="paragraph" style:parent-style-name="Text_20_body" style:list-style-name="L73"/>
    <style:style style:name="P64" style:family="paragraph" style:parent-style-name="Text_20_body" style:list-style-name="L74"/>
    <style:style style:name="P65" style:family="paragraph" style:parent-style-name="Text_20_body" style:list-style-name="L75"/>
    <style:style style:name="P66" style:family="paragraph" style:parent-style-name="Text_20_body" style:list-style-name="L76"/>
    <style:style style:name="P67" style:family="paragraph" style:parent-style-name="Text_20_body" style:list-style-name="L77"/>
    <style:style style:name="P68" style:family="paragraph" style:parent-style-name="Text_20_body" style:list-style-name="L78"/>
    <style:style style:name="P69" style:family="paragraph" style:parent-style-name="Text_20_body" style:list-style-name="L79"/>
    <style:style style:name="P70" style:family="paragraph" style:parent-style-name="Text_20_body" style:list-style-name="L80"/>
    <style:style style:name="P71" style:family="paragraph" style:parent-style-name="Text_20_body" style:list-style-name="L81"/>
    <style:style style:name="P72" style:family="paragraph" style:parent-style-name="Text_20_body" style:list-style-name="L82"/>
    <style:style style:name="P73" style:family="paragraph" style:parent-style-name="Text_20_body" style:list-style-name="L83"/>
    <style:style style:name="P74" style:family="paragraph" style:parent-style-name="Text_20_body" style:list-style-name="L84"/>
    <style:style style:name="P75" style:family="paragraph" style:parent-style-name="Text_20_body" style:list-style-name="L85"/>
    <style:style style:name="P76" style:family="paragraph" style:parent-style-name="Text_20_body" style:list-style-name="L86"/>
    <style:style style:name="P77" style:family="paragraph" style:parent-style-name="Text_20_body" style:list-style-name="L87"/>
    <style:style style:name="P78" style:family="paragraph" style:parent-style-name="Text_20_body" style:list-style-name="L88"/>
    <style:style style:name="P79" style:family="paragraph" style:parent-style-name="Text_20_body" style:list-style-name="L89"/>
    <style:style style:name="P80" style:family="paragraph" style:parent-style-name="Text_20_body" style:list-style-name="L90"/>
    <style:style style:name="P81" style:family="paragraph" style:parent-style-name="Text_20_body" style:list-style-name="L91"/>
    <style:style style:name="P82" style:family="paragraph" style:parent-style-name="Text_20_body" style:list-style-name="L92"/>
    <style:style style:name="P83" style:family="paragraph" style:parent-style-name="Text_20_body" style:list-style-name="L93"/>
    <style:style style:name="P84" style:family="paragraph" style:parent-style-name="Text_20_body" style:list-style-name="L94"/>
    <style:style style:name="P85" style:family="paragraph" style:parent-style-name="Text_20_body" style:list-style-name="L95"/>
    <style:style style:name="P86" style:family="paragraph" style:parent-style-name="Text_20_body" style:list-style-name="L96"/>
    <style:style style:name="P87" style:family="paragraph" style:parent-style-name="Text_20_body" style:list-style-name="L97"/>
    <style:style style:name="P88" style:family="paragraph" style:parent-style-name="Text_20_body" style:list-style-name="L98"/>
    <style:style style:name="P89" style:family="paragraph" style:parent-style-name="Text_20_body" style:list-style-name="L99"/>
    <style:style style:name="P90" style:family="paragraph" style:parent-style-name="Text_20_body" style:list-style-name="L100"/>
    <style:style style:name="P91" style:family="paragraph" style:parent-style-name="Text_20_body" style:list-style-name="L101"/>
    <style:style style:name="P92" style:family="paragraph" style:parent-style-name="Text_20_body" style:list-style-name="L103"/>
    <style:style style:name="P93" style:family="paragraph" style:parent-style-name="Text_20_body" style:list-style-name="L104"/>
    <style:style style:name="P94" style:family="paragraph" style:parent-style-name="Text_20_body" style:list-style-name="L106"/>
    <style:style style:name="P95" style:family="paragraph" style:parent-style-name="Text_20_body" style:list-style-name="L107"/>
    <style:style style:name="P96" style:family="paragraph" style:parent-style-name="Text_20_body">
      <style:text-properties style:font-name="Atkinson Hyperlegible Next"/>
    </style:style>
    <style:style style:name="P97" style:family="paragraph" style:parent-style-name="Text_20_body" style:list-style-name="L1">
      <style:text-properties style:font-name="Atkinson Hyperlegible Next"/>
    </style:style>
    <style:style style:name="P98" style:family="paragraph" style:parent-style-name="Text_20_body" style:list-style-name="L2">
      <style:text-properties style:font-name="Atkinson Hyperlegible Next"/>
    </style:style>
    <style:style style:name="P99" style:family="paragraph" style:parent-style-name="Text_20_body" style:list-style-name="L3">
      <style:text-properties style:font-name="Atkinson Hyperlegible Next"/>
    </style:style>
    <style:style style:name="P100" style:family="paragraph" style:parent-style-name="Text_20_body" style:list-style-name="L4">
      <style:text-properties style:font-name="Atkinson Hyperlegible Next"/>
    </style:style>
    <style:style style:name="P101" style:family="paragraph" style:parent-style-name="Text_20_body" style:list-style-name="L5">
      <style:text-properties style:font-name="Atkinson Hyperlegible Next"/>
    </style:style>
    <style:style style:name="P102" style:family="paragraph" style:parent-style-name="Text_20_body" style:list-style-name="L6">
      <style:text-properties style:font-name="Atkinson Hyperlegible Next"/>
    </style:style>
    <style:style style:name="P103" style:family="paragraph" style:parent-style-name="Text_20_body" style:list-style-name="L7">
      <style:text-properties style:font-name="Atkinson Hyperlegible Next"/>
    </style:style>
    <style:style style:name="P104" style:family="paragraph" style:parent-style-name="Text_20_body" style:list-style-name="L8">
      <style:text-properties style:font-name="Atkinson Hyperlegible Next"/>
    </style:style>
    <style:style style:name="P105" style:family="paragraph" style:parent-style-name="Text_20_body" style:list-style-name="L9">
      <style:text-properties style:font-name="Atkinson Hyperlegible Next"/>
    </style:style>
    <style:style style:name="P106" style:family="paragraph" style:parent-style-name="Text_20_body" style:list-style-name="L10">
      <style:text-properties style:font-name="Atkinson Hyperlegible Next"/>
    </style:style>
    <style:style style:name="P107" style:family="paragraph" style:parent-style-name="Text_20_body" style:list-style-name="L11">
      <style:text-properties style:font-name="Atkinson Hyperlegible Next"/>
    </style:style>
    <style:style style:name="P108" style:family="paragraph" style:parent-style-name="Text_20_body" style:list-style-name="L12">
      <style:text-properties style:font-name="Atkinson Hyperlegible Next"/>
    </style:style>
    <style:style style:name="P109" style:family="paragraph" style:parent-style-name="Text_20_body" style:list-style-name="L13">
      <style:text-properties style:font-name="Atkinson Hyperlegible Next"/>
    </style:style>
    <style:style style:name="P110" style:family="paragraph" style:parent-style-name="Text_20_body" style:list-style-name="L65">
      <style:text-properties style:font-name="Atkinson Hyperlegible Next"/>
    </style:style>
    <style:style style:name="P111" style:family="paragraph" style:parent-style-name="Text_20_body" style:list-style-name="L100">
      <style:text-properties style:font-name="Atkinson Hyperlegible Next"/>
    </style:style>
    <style:style style:name="P112" style:family="paragraph" style:parent-style-name="Text_20_body" style:list-style-name="L102">
      <style:text-properties style:font-name="Atkinson Hyperlegible Next"/>
    </style:style>
    <style:style style:name="P113" style:family="paragraph" style:parent-style-name="Text_20_body" style:list-style-name="L105">
      <style:text-properties style:font-name="Atkinson Hyperlegible Next"/>
    </style:style>
    <style:style style:name="P114" style:family="paragraph" style:parent-style-name="Text_20_body" style:list-style-name="L108">
      <style:text-properties style:font-name="Atkinson Hyperlegible Next"/>
    </style:style>
    <style:style style:name="P115" style:family="paragraph" style:parent-style-name="Text_20_body" style:list-style-name="L109">
      <style:text-properties style:font-name="Atkinson Hyperlegible Next"/>
    </style:style>
    <style:style style:name="P116" style:family="paragraph" style:parent-style-name="Text_20_body" style:list-style-name="L6">
      <style:paragraph-properties fo:margin-top="0in" fo:margin-bottom="0in"/>
    </style:style>
    <style:style style:name="P117" style:family="paragraph" style:parent-style-name="Text_20_body" style:list-style-name="L14">
      <style:paragraph-properties fo:margin-top="0in" fo:margin-bottom="0in"/>
    </style:style>
    <style:style style:name="P118" style:family="paragraph" style:parent-style-name="Text_20_body" style:list-style-name="L15">
      <style:paragraph-properties fo:margin-top="0in" fo:margin-bottom="0in"/>
    </style:style>
    <style:style style:name="P119" style:family="paragraph" style:parent-style-name="Text_20_body" style:list-style-name="L16">
      <style:paragraph-properties fo:margin-top="0in" fo:margin-bottom="0in"/>
    </style:style>
    <style:style style:name="P120" style:family="paragraph" style:parent-style-name="Text_20_body" style:list-style-name="L18">
      <style:paragraph-properties fo:margin-top="0in" fo:margin-bottom="0in"/>
    </style:style>
    <style:style style:name="P121" style:family="paragraph" style:parent-style-name="Text_20_body" style:list-style-name="L20">
      <style:paragraph-properties fo:margin-top="0in" fo:margin-bottom="0in"/>
    </style:style>
    <style:style style:name="P122" style:family="paragraph" style:parent-style-name="Text_20_body" style:list-style-name="L22">
      <style:paragraph-properties fo:margin-top="0in" fo:margin-bottom="0in"/>
    </style:style>
    <style:style style:name="P123" style:family="paragraph" style:parent-style-name="Text_20_body" style:list-style-name="L24">
      <style:paragraph-properties fo:margin-top="0in" fo:margin-bottom="0in"/>
    </style:style>
    <style:style style:name="P124" style:family="paragraph" style:parent-style-name="Text_20_body" style:list-style-name="L26">
      <style:paragraph-properties fo:margin-top="0in" fo:margin-bottom="0in"/>
    </style:style>
    <style:style style:name="P125" style:family="paragraph" style:parent-style-name="Text_20_body" style:list-style-name="L27">
      <style:paragraph-properties fo:margin-top="0in" fo:margin-bottom="0in"/>
    </style:style>
    <style:style style:name="P126" style:family="paragraph" style:parent-style-name="Text_20_body" style:list-style-name="L29">
      <style:paragraph-properties fo:margin-top="0in" fo:margin-bottom="0in"/>
    </style:style>
    <style:style style:name="P127" style:family="paragraph" style:parent-style-name="Text_20_body" style:list-style-name="L31">
      <style:paragraph-properties fo:margin-top="0in" fo:margin-bottom="0in"/>
    </style:style>
    <style:style style:name="P128" style:family="paragraph" style:parent-style-name="Text_20_body" style:list-style-name="L33">
      <style:paragraph-properties fo:margin-top="0in" fo:margin-bottom="0in"/>
    </style:style>
    <style:style style:name="P129" style:family="paragraph" style:parent-style-name="Text_20_body" style:list-style-name="L35">
      <style:paragraph-properties fo:margin-top="0in" fo:margin-bottom="0in"/>
    </style:style>
    <style:style style:name="P130" style:family="paragraph" style:parent-style-name="Text_20_body" style:list-style-name="L36">
      <style:paragraph-properties fo:margin-top="0in" fo:margin-bottom="0in"/>
    </style:style>
    <style:style style:name="P131" style:family="paragraph" style:parent-style-name="Text_20_body" style:list-style-name="L37">
      <style:paragraph-properties fo:margin-top="0in" fo:margin-bottom="0in"/>
    </style:style>
    <style:style style:name="P132" style:family="paragraph" style:parent-style-name="Text_20_body" style:list-style-name="L39">
      <style:paragraph-properties fo:margin-top="0in" fo:margin-bottom="0in"/>
    </style:style>
    <style:style style:name="P133" style:family="paragraph" style:parent-style-name="Text_20_body" style:list-style-name="L40">
      <style:paragraph-properties fo:margin-top="0in" fo:margin-bottom="0in"/>
    </style:style>
    <style:style style:name="P134" style:family="paragraph" style:parent-style-name="Text_20_body" style:list-style-name="L41">
      <style:paragraph-properties fo:margin-top="0in" fo:margin-bottom="0in"/>
    </style:style>
    <style:style style:name="P135" style:family="paragraph" style:parent-style-name="Text_20_body" style:list-style-name="L42">
      <style:paragraph-properties fo:margin-top="0in" fo:margin-bottom="0in"/>
    </style:style>
    <style:style style:name="P136" style:family="paragraph" style:parent-style-name="Text_20_body" style:list-style-name="L43">
      <style:paragraph-properties fo:margin-top="0in" fo:margin-bottom="0in"/>
    </style:style>
    <style:style style:name="P137" style:family="paragraph" style:parent-style-name="Text_20_body" style:list-style-name="L44">
      <style:paragraph-properties fo:margin-top="0in" fo:margin-bottom="0in"/>
    </style:style>
    <style:style style:name="P138" style:family="paragraph" style:parent-style-name="Text_20_body" style:list-style-name="L45">
      <style:paragraph-properties fo:margin-top="0in" fo:margin-bottom="0in"/>
    </style:style>
    <style:style style:name="P139" style:family="paragraph" style:parent-style-name="Text_20_body" style:list-style-name="L46">
      <style:paragraph-properties fo:margin-top="0in" fo:margin-bottom="0in"/>
    </style:style>
    <style:style style:name="P140" style:family="paragraph" style:parent-style-name="Text_20_body" style:list-style-name="L47">
      <style:paragraph-properties fo:margin-top="0in" fo:margin-bottom="0in"/>
    </style:style>
    <style:style style:name="P141" style:family="paragraph" style:parent-style-name="Text_20_body" style:list-style-name="L48">
      <style:paragraph-properties fo:margin-top="0in" fo:margin-bottom="0in"/>
    </style:style>
    <style:style style:name="P142" style:family="paragraph" style:parent-style-name="Text_20_body" style:list-style-name="L49">
      <style:paragraph-properties fo:margin-top="0in" fo:margin-bottom="0in"/>
    </style:style>
    <style:style style:name="P143" style:family="paragraph" style:parent-style-name="Text_20_body" style:list-style-name="L50">
      <style:paragraph-properties fo:margin-top="0in" fo:margin-bottom="0in"/>
    </style:style>
    <style:style style:name="P144" style:family="paragraph" style:parent-style-name="Text_20_body" style:list-style-name="L51">
      <style:paragraph-properties fo:margin-top="0in" fo:margin-bottom="0in"/>
    </style:style>
    <style:style style:name="P145" style:family="paragraph" style:parent-style-name="Text_20_body" style:list-style-name="L52">
      <style:paragraph-properties fo:margin-top="0in" fo:margin-bottom="0in"/>
    </style:style>
    <style:style style:name="P146" style:family="paragraph" style:parent-style-name="Text_20_body" style:list-style-name="L53">
      <style:paragraph-properties fo:margin-top="0in" fo:margin-bottom="0in"/>
    </style:style>
    <style:style style:name="P147" style:family="paragraph" style:parent-style-name="Text_20_body" style:list-style-name="L54">
      <style:paragraph-properties fo:margin-top="0in" fo:margin-bottom="0in"/>
    </style:style>
    <style:style style:name="P148" style:family="paragraph" style:parent-style-name="Text_20_body" style:list-style-name="L55">
      <style:paragraph-properties fo:margin-top="0in" fo:margin-bottom="0in"/>
    </style:style>
    <style:style style:name="P149" style:family="paragraph" style:parent-style-name="Text_20_body" style:list-style-name="L56">
      <style:paragraph-properties fo:margin-top="0in" fo:margin-bottom="0in"/>
    </style:style>
    <style:style style:name="P150" style:family="paragraph" style:parent-style-name="Text_20_body" style:list-style-name="L57">
      <style:paragraph-properties fo:margin-top="0in" fo:margin-bottom="0in"/>
    </style:style>
    <style:style style:name="P151" style:family="paragraph" style:parent-style-name="Text_20_body" style:list-style-name="L58">
      <style:paragraph-properties fo:margin-top="0in" fo:margin-bottom="0in"/>
    </style:style>
    <style:style style:name="P152" style:family="paragraph" style:parent-style-name="Text_20_body" style:list-style-name="L59">
      <style:paragraph-properties fo:margin-top="0in" fo:margin-bottom="0in"/>
    </style:style>
    <style:style style:name="P153" style:family="paragraph" style:parent-style-name="Text_20_body" style:list-style-name="L60">
      <style:paragraph-properties fo:margin-top="0in" fo:margin-bottom="0in"/>
    </style:style>
    <style:style style:name="P154" style:family="paragraph" style:parent-style-name="Text_20_body" style:list-style-name="L61">
      <style:paragraph-properties fo:margin-top="0in" fo:margin-bottom="0in"/>
    </style:style>
    <style:style style:name="P155" style:family="paragraph" style:parent-style-name="Text_20_body" style:list-style-name="L62">
      <style:paragraph-properties fo:margin-top="0in" fo:margin-bottom="0in"/>
    </style:style>
    <style:style style:name="P156" style:family="paragraph" style:parent-style-name="Text_20_body" style:list-style-name="L63">
      <style:paragraph-properties fo:margin-top="0in" fo:margin-bottom="0in"/>
    </style:style>
    <style:style style:name="P157" style:family="paragraph" style:parent-style-name="Text_20_body" style:list-style-name="L64">
      <style:paragraph-properties fo:margin-top="0in" fo:margin-bottom="0in"/>
    </style:style>
    <style:style style:name="P158" style:family="paragraph" style:parent-style-name="Text_20_body" style:list-style-name="L66">
      <style:paragraph-properties fo:margin-top="0in" fo:margin-bottom="0in"/>
    </style:style>
    <style:style style:name="P159" style:family="paragraph" style:parent-style-name="Text_20_body" style:list-style-name="L67">
      <style:paragraph-properties fo:margin-top="0in" fo:margin-bottom="0in"/>
    </style:style>
    <style:style style:name="P160" style:family="paragraph" style:parent-style-name="Text_20_body" style:list-style-name="L68">
      <style:paragraph-properties fo:margin-top="0in" fo:margin-bottom="0in"/>
    </style:style>
    <style:style style:name="P161" style:family="paragraph" style:parent-style-name="Text_20_body" style:list-style-name="L69">
      <style:paragraph-properties fo:margin-top="0in" fo:margin-bottom="0in"/>
    </style:style>
    <style:style style:name="P162" style:family="paragraph" style:parent-style-name="Text_20_body" style:list-style-name="L70">
      <style:paragraph-properties fo:margin-top="0in" fo:margin-bottom="0in"/>
    </style:style>
    <style:style style:name="P163" style:family="paragraph" style:parent-style-name="Text_20_body" style:list-style-name="L71">
      <style:paragraph-properties fo:margin-top="0in" fo:margin-bottom="0in"/>
    </style:style>
    <style:style style:name="P164" style:family="paragraph" style:parent-style-name="Text_20_body" style:list-style-name="L72">
      <style:paragraph-properties fo:margin-top="0in" fo:margin-bottom="0in"/>
    </style:style>
    <style:style style:name="P165" style:family="paragraph" style:parent-style-name="Text_20_body" style:list-style-name="L73">
      <style:paragraph-properties fo:margin-top="0in" fo:margin-bottom="0in"/>
    </style:style>
    <style:style style:name="P166" style:family="paragraph" style:parent-style-name="Text_20_body" style:list-style-name="L74">
      <style:paragraph-properties fo:margin-top="0in" fo:margin-bottom="0in"/>
    </style:style>
    <style:style style:name="P167" style:family="paragraph" style:parent-style-name="Text_20_body" style:list-style-name="L75">
      <style:paragraph-properties fo:margin-top="0in" fo:margin-bottom="0in"/>
    </style:style>
    <style:style style:name="P168" style:family="paragraph" style:parent-style-name="Text_20_body" style:list-style-name="L76">
      <style:paragraph-properties fo:margin-top="0in" fo:margin-bottom="0in"/>
    </style:style>
    <style:style style:name="P169" style:family="paragraph" style:parent-style-name="Text_20_body" style:list-style-name="L77">
      <style:paragraph-properties fo:margin-top="0in" fo:margin-bottom="0in"/>
    </style:style>
    <style:style style:name="P170" style:family="paragraph" style:parent-style-name="Text_20_body" style:list-style-name="L78">
      <style:paragraph-properties fo:margin-top="0in" fo:margin-bottom="0in"/>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paragraph-properties fo:margin-top="0in" fo:margin-bottom="0in"/>
    </style:style>
    <style:style style:name="P184" style:family="paragraph" style:parent-style-name="Text_20_body" style:list-style-name="L92">
      <style:paragraph-properties fo:margin-top="0in" fo:margin-bottom="0in"/>
    </style:style>
    <style:style style:name="P185" style:family="paragraph" style:parent-style-name="Text_20_body" style:list-style-name="L93">
      <style:paragraph-properties fo:margin-top="0in" fo:margin-bottom="0in"/>
    </style:style>
    <style:style style:name="P186" style:family="paragraph" style:parent-style-name="Text_20_body" style:list-style-name="L94">
      <style:paragraph-properties fo:margin-top="0in" fo:margin-bottom="0in"/>
    </style:style>
    <style:style style:name="P187" style:family="paragraph" style:parent-style-name="Text_20_body" style:list-style-name="L95">
      <style:paragraph-properties fo:margin-top="0in" fo:margin-bottom="0in"/>
    </style:style>
    <style:style style:name="P188" style:family="paragraph" style:parent-style-name="Text_20_body" style:list-style-name="L96">
      <style:paragraph-properties fo:margin-top="0in" fo:margin-bottom="0in"/>
    </style:style>
    <style:style style:name="P189" style:family="paragraph" style:parent-style-name="Text_20_body" style:list-style-name="L97">
      <style:paragraph-properties fo:margin-top="0in" fo:margin-bottom="0in"/>
    </style:style>
    <style:style style:name="P190" style:family="paragraph" style:parent-style-name="Text_20_body" style:list-style-name="L98">
      <style:paragraph-properties fo:margin-top="0in" fo:margin-bottom="0in"/>
    </style:style>
    <style:style style:name="P191" style:family="paragraph" style:parent-style-name="Text_20_body" style:list-style-name="L99">
      <style:paragraph-properties fo:margin-top="0in" fo:margin-bottom="0in"/>
    </style:style>
    <style:style style:name="P192" style:family="paragraph" style:parent-style-name="Text_20_body" style:list-style-name="L103">
      <style:paragraph-properties fo:margin-top="0in" fo:margin-bottom="0in"/>
    </style:style>
    <style:style style:name="P193" style:family="paragraph" style:parent-style-name="Text_20_body" style:list-style-name="L104">
      <style:paragraph-properties fo:margin-top="0in" fo:margin-bottom="0in"/>
    </style:style>
    <style:style style:name="P194" style:family="paragraph" style:parent-style-name="Text_20_body" style:list-style-name="L106">
      <style:paragraph-properties fo:margin-top="0in" fo:margin-bottom="0in"/>
    </style:style>
    <style:style style:name="P195" style:family="paragraph" style:parent-style-name="Text_20_body" style:list-style-name="L107">
      <style:paragraph-properties fo:margin-top="0in" fo:margin-bottom="0in"/>
    </style:style>
    <style:style style:name="P196" style:family="paragraph" style:parent-style-name="Text_20_body">
      <style:paragraph-properties fo:margin-top="0in" fo:margin-bottom="0in"/>
      <style:text-properties style:font-name="Atkinson Hyperlegible Next"/>
    </style:style>
    <style:style style:name="P197" style:family="paragraph" style:parent-style-name="Text_20_body" style:list-style-name="L1">
      <style:paragraph-properties fo:margin-top="0in" fo:margin-bottom="0in"/>
      <style:text-properties style:font-name="Atkinson Hyperlegible Next"/>
    </style:style>
    <style:style style:name="P198" style:family="paragraph" style:parent-style-name="Text_20_body" style:list-style-name="L2">
      <style:paragraph-properties fo:margin-top="0in" fo:margin-bottom="0in"/>
      <style:text-properties style:font-name="Atkinson Hyperlegible Next"/>
    </style:style>
    <style:style style:name="P199" style:family="paragraph" style:parent-style-name="Text_20_body" style:list-style-name="L3">
      <style:paragraph-properties fo:margin-top="0in" fo:margin-bottom="0in"/>
      <style:text-properties style:font-name="Atkinson Hyperlegible Next"/>
    </style:style>
    <style:style style:name="P200" style:family="paragraph" style:parent-style-name="Text_20_body" style:list-style-name="L4">
      <style:paragraph-properties fo:margin-top="0in" fo:margin-bottom="0in"/>
      <style:text-properties style:font-name="Atkinson Hyperlegible Next"/>
    </style:style>
    <style:style style:name="P201" style:family="paragraph" style:parent-style-name="Text_20_body" style:list-style-name="L5">
      <style:paragraph-properties fo:margin-top="0in" fo:margin-bottom="0in"/>
      <style:text-properties style:font-name="Atkinson Hyperlegible Next"/>
    </style:style>
    <style:style style:name="P202" style:family="paragraph" style:parent-style-name="Text_20_body" style:list-style-name="L6">
      <style:paragraph-properties fo:margin-top="0in" fo:margin-bottom="0in"/>
      <style:text-properties style:font-name="Atkinson Hyperlegible Next"/>
    </style:style>
    <style:style style:name="P203" style:family="paragraph" style:parent-style-name="Text_20_body" style:list-style-name="L7">
      <style:paragraph-properties fo:margin-top="0in" fo:margin-bottom="0in"/>
      <style:text-properties style:font-name="Atkinson Hyperlegible Next"/>
    </style:style>
    <style:style style:name="P204" style:family="paragraph" style:parent-style-name="Text_20_body" style:list-style-name="L8">
      <style:paragraph-properties fo:margin-top="0in" fo:margin-bottom="0in"/>
      <style:text-properties style:font-name="Atkinson Hyperlegible Next"/>
    </style:style>
    <style:style style:name="P205" style:family="paragraph" style:parent-style-name="Text_20_body" style:list-style-name="L9">
      <style:paragraph-properties fo:margin-top="0in" fo:margin-bottom="0in"/>
      <style:text-properties style:font-name="Atkinson Hyperlegible Next"/>
    </style:style>
    <style:style style:name="P206" style:family="paragraph" style:parent-style-name="Text_20_body" style:list-style-name="L10">
      <style:paragraph-properties fo:margin-top="0in" fo:margin-bottom="0in"/>
      <style:text-properties style:font-name="Atkinson Hyperlegible Next"/>
    </style:style>
    <style:style style:name="P207" style:family="paragraph" style:parent-style-name="Text_20_body" style:list-style-name="L11">
      <style:paragraph-properties fo:margin-top="0in" fo:margin-bottom="0in"/>
      <style:text-properties style:font-name="Atkinson Hyperlegible Next"/>
    </style:style>
    <style:style style:name="P208" style:family="paragraph" style:parent-style-name="Text_20_body" style:list-style-name="L65">
      <style:paragraph-properties fo:margin-top="0in" fo:margin-bottom="0in"/>
      <style:text-properties style:font-name="Atkinson Hyperlegible Next"/>
    </style:style>
    <style:style style:name="P209" style:family="paragraph" style:parent-style-name="Text_20_body" style:list-style-name="L100">
      <style:paragraph-properties fo:margin-top="0in" fo:margin-bottom="0in"/>
      <style:text-properties style:font-name="Atkinson Hyperlegible Next"/>
    </style:style>
    <style:style style:name="P210" style:family="paragraph" style:parent-style-name="Text_20_body" style:list-style-name="L101">
      <style:paragraph-properties fo:margin-top="0in" fo:margin-bottom="0in"/>
      <style:text-properties style:font-name="Atkinson Hyperlegible Next"/>
    </style:style>
    <style:style style:name="P211" style:family="paragraph" style:parent-style-name="Text_20_body" style:list-style-name="L102">
      <style:paragraph-properties fo:margin-top="0in" fo:margin-bottom="0in"/>
      <style:text-properties style:font-name="Atkinson Hyperlegible Next"/>
    </style:style>
    <style:style style:name="P212" style:family="paragraph" style:parent-style-name="Text_20_body" style:list-style-name="L105">
      <style:paragraph-properties fo:margin-top="0in" fo:margin-bottom="0in"/>
      <style:text-properties style:font-name="Atkinson Hyperlegible Next"/>
    </style:style>
    <style:style style:name="P213" style:family="paragraph" style:parent-style-name="Text_20_body" style:list-style-name="L108">
      <style:paragraph-properties fo:margin-top="0in" fo:margin-bottom="0in"/>
      <style:text-properties style:font-name="Atkinson Hyperlegible Next"/>
    </style:style>
    <style:style style:name="P214" style:family="paragraph" style:parent-style-name="Text_20_body" style:list-style-name="L109">
      <style:paragraph-properties fo:margin-top="0in" fo:margin-bottom="0in"/>
      <style:text-properties style:font-name="Atkinson Hyperlegible Next"/>
    </style:style>
    <style:style style:name="P215" style:family="paragraph" style:parent-style-name="Text_20_body">
      <style:paragraph-properties style:writing-mode="lr-tb"/>
      <style:text-properties style:font-name="Atkinson Hyperlegible Next"/>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ercakapan baru</text:p>
      <text:h text:style-name="P1" text:outline-level="1">Terbaru </text:h>
      <text:section text:style-name="Sect1" text:name="conversations-list-0">
        <text:p text:style-name="P196">[+4] PASC - Desktop Lazarus </text:p>
        <text:p text:style-name="P196">[@4] Buku Meta/Facebook: Outline </text:p>
        <text:p text:style-name="P196">Outline Buku Evolusi Game Komputer </text:p>
        <text:p text:style-name="P196">Outline Buku Aplikasi Perkantoran </text:p>
        <text:p text:style-name="P196">#[@2] Buku Microsoft Nonfiksi </text:p>
        <text:p text:style-name="P196">Lebih sedikit</text:p>
        <text:p text:style-name="P196">[+2] ITPEMULA-Dekode Dunia Kuantum </text:p>
        <text:p text:style-name="P196">[@3] Buku Google: Panduan Lengkap </text:p>
        <text:p text:style-name="P196">[ @3] PASC - ADVANCED </text:p>
        <text:p text:style-name="P196">[+1 ] GEM-Gemini untuk Riset </text:p>
        <text:p text:style-name="P196">[@1] Buku Apple: Sejarah &amp; Inovasi </text:p>
        <text:p text:style-name="P196">#[@1] ITPEMULA-Gerbang Menuju Kuantum </text:p>
        <text:p text:style-name="P196">Tutorial Gemini: Gambar Konsisten Kartun </text:p>
        <text:p text:style-name="P196">#[ @2 ] PASC - INTERMEDIATE </text:p>
        <text:p text:style-name="P196">[+2] RMTA - Beneran Gak Sih? </text:p>
        <text:p text:style-name="P196">Outline Buku Pas2JS Lazarus Tutorial </text:p>
        <text:p text:style-name="P196">Muat lainnya</text:p>
      </text:section>
      <text:h text:style-name="P1" text:outline-level="1">Gem</text:h>
      <text:p text:style-name="P196">Pencari ide</text:p>
      <text:p text:style-name="P196">Konsultan karier</text:p>
      <text:p text:style-name="P196">Partner coding</text:p>
      <text:p text:style-name="P196">Lainnya</text:p>
      <text:p text:style-name="P196">Pengelola Gem</text:p>
      <text:p text:style-name="P196">Bantuan</text:p>
      <text:p text:style-name="P196">Aktivitas</text:p>
      <text:p text:style-name="P196">Setelan</text:p>
      <text:p text:style-name="P96">Aceh, Indonesia <text:line-break/>Dari alamat IP Anda • Perbarui lokasi</text:p>
      <text:h text:style-name="P1" text:outline-level="1"><text:soft-page-break/>Percakapan dengan Gemini</text:h>
      <text:section text:style-name="Sect1" text:name="chat-history">
        <text:p text:style-name="P96"/>
        <text:section text:style-name="Sect1" text:name="bd6d1681d2461042">
          <text:p text:style-name="P96"/>
          <text:section text:style-name="Sect1" text:name="user-query-content-0">
            <text:p text:style-name="P215">buatkan saya outline bab dan subbab sebuah buku nonfiksi yang membahas [meta/facebook ] dari sejarah awal,perkembangan,teknologi unggulan,teknologi dihentikan/gagal dan inovasi masa depan dari [ meta/facebook ] . buku ini ditujukan  untuk masyarakat umum, tambahkan saran gaya bahasa penulisan dan tips tambahan untuk memperkaya bobot buku </text:p>
          </text:section>
          <text:p text:style-name="P196">Tampilkan alur berpikir</text:p>
          <text:section text:style-name="Sect2" text:name="model-response-message-contentr_bd6d1681d2461042">
            <text:p text:style-name="P96">Tentu, ini adalah draf kerangka (outline) bab dan subbab untuk buku nonfiksi Anda tentang Meta/Facebook, yang ditujukan untuk masyarakat umum, beserta saran gaya penulisan dan tips tambahan:</text:p>
            <text:p text:style-name="Text_20_body"><text:span text:style-name="Strong_20_Emphasis"><text:span text:style-name="T1">Judul Tentatif:</text:span></text:span><text:span text:style-name="T1"> (Pikirkan judul yang menarik dan relevan, misal: "Meta: Dari Kamar Asrama ke Metaverse", "Wajah Dunia: Sejarah, Teknologi, dan Masa Depan Facebook", atau "Jejaring Raksasa: Membedah Meta dan Dampaknya")</text:span></text:p>
            <text:p text:style-name="P2"/>
            <text:p text:style-name="Text_20_body"><text:span text:style-name="Strong_20_Emphasis"><text:span text:style-name="T1">Outline Buku</text:span></text:span></text:p>
            <text:p text:style-name="Text_20_body"><text:span text:style-name="Strong_20_Emphasis"><text:span text:style-name="T1">Kata Pengantar</text:span></text:span></text:p>
            <text:list xml:id="list9070816428012887187" text:style-name="L1">
              <text:list-item>
                <text:p text:style-name="P197">Mengapa buku ini penting? (Relevansi Meta/Facebook dalam kehidupan sehari-hari) </text:p>
              </text:list-item>
              <text:list-item>
                <text:p text:style-name="P197">Apa yang akan pembaca dapatkan? (Gambaran umum isi buku) </text:p>
              </text:list-item>
              <text:list-item>
                <text:p text:style-name="P97">Ucapan terima kasih (jika ada) </text:p>
              </text:list-item>
            </text:list>
            <text:p text:style-name="Text_20_body"><text:span text:style-name="Strong_20_Emphasis"><text:span text:style-name="T1">Bab 1: Kelahiran Sebuah Jejaring Sosial</text:span></text:span></text:p>
            <text:list xml:id="list5227675449917846240" text:style-name="L2">
              <text:list-item>
                <text:p text:style-name="P198">1.1 Latar Belakang: Era Pra-Facebook (Friendster, MySpace) </text:p>
              </text:list-item>
              <text:list-item>
                <text:p text:style-name="P198">1.2 Facemash: Kontroversi Awal di Harvard </text:p>
              </text:list-item>
              <text:list-item>
                <text:p text:style-name="P198">1.3 Thefacebook.com: Eksklusivitas Kampus Ivy League </text:p>
              </text:list-item>
              <text:list-item>
                <text:p text:style-name="P198">1.4 Pendiri dan Tim Awal (Mark Zuckerberg, Eduardo Saverin, Dustin Moskovitz, Chris Hughes) </text:p>
              </text:list-item>
              <text:list-item>
                <text:p text:style-name="P98">1.5 Investasi Awal dan Visi Ekspansi </text:p>
              </text:list-item>
            </text:list>
            <text:p text:style-name="Text_20_body"><text:span text:style-name="Strong_20_Emphasis"><text:span text:style-name="T1">Bab 2: Dari Kampus Menuju Dunia</text:span></text:span></text:p>
            <text:list xml:id="list1778954594414402103" text:style-name="L3">
              <text:list-item>
                <text:p text:style-name="P199">2.1 Membuka Pendaftaran untuk Umum </text:p>
              </text:list-item>
              <text:list-item>
                <text:p text:style-name="P199"><text:soft-page-break/>2.2 Pertumbuhan Eksponensial: Menjangkau Jutaan Pengguna </text:p>
              </text:list-item>
              <text:list-item>
                <text:p text:style-name="P199">2.3 Fitur-Fitur Kunci Awal (News Feed, Photos, Status Updates) </text:p>
              </text:list-item>
              <text:list-item>
                <text:p text:style-name="P199">2.4 Persaingan dan Tantangan Awal </text:p>
              </text:list-item>
              <text:list-item>
                <text:p text:style-name="P99">2.5 Menuju Perusahaan Publik (IPO): Euforia dan Keraguan </text:p>
              </text:list-item>
            </text:list>
            <text:p text:style-name="Text_20_body"><text:span text:style-name="Strong_20_Emphasis"><text:span text:style-name="T1">Bab 3: Era Mobile dan Akuisisi Strategis</text:span></text:span></text:p>
            <text:list xml:id="list4786936652634387114" text:style-name="L4">
              <text:list-item>
                <text:p text:style-name="P200">3.1 Tantangan Transisi ke Perangkat Mobile </text:p>
              </text:list-item>
              <text:list-item>
                <text:p text:style-name="P200">3.2 Akuisisi Instagram: Lebih dari Sekadar Berbagi Foto </text:p>
              </text:list-item>
              <text:list-item>
                <text:p text:style-name="P200">3.3 Akuisisi WhatsApp: Menguasai Ranah Pesan Instan </text:p>
              </text:list-item>
              <text:list-item>
                <text:p text:style-name="P200">3.4 Pengembangan Aplikasi Mandiri (Messenger, dll.) </text:p>
              </text:list-item>
              <text:list-item>
                <text:p text:style-name="P100">3.5 Dominasi di Lanskap Media Sosial </text:p>
              </text:list-item>
            </text:list>
            <text:p text:style-name="Text_20_body"><text:span text:style-name="Strong_20_Emphasis"><text:span text:style-name="T1">Bab 4: Di Balik Layar: Teknologi Inti Meta</text:span></text:span></text:p>
            <text:list xml:id="list6356753841234947842" text:style-name="L5">
              <text:list-item>
                <text:p text:style-name="P201">4.1 Algoritma News Feed: Bagaimana Konten Dipersonalisasi (dan Dampaknya) </text:p>
              </text:list-item>
              <text:list-item>
                <text:p text:style-name="P201">4.2 Mesin Periklanan: Model Bisnis Utama Meta (Targeting, Data) </text:p>
              </text:list-item>
              <text:list-item>
                <text:p text:style-name="P201">4.3 Infrastruktur Skala Besar: Pusat Data dan Jaringan Global </text:p>
              </text:list-item>
              <text:list-item>
                <text:p text:style-name="P201">4.4 Kecerdasan Buatan (AI) dan Pembelajaran Mesin (Machine Learning) di Meta </text:p>
              </text:list-item>
              <text:list-item>
                <text:p text:style-name="P101">4.5 Rekayasa Perangkat Lunak dan Budaya "Move Fast and Break Things" </text:p>
              </text:list-item>
            </text:list>
            <text:p text:style-name="Text_20_body"><text:span text:style-name="Strong_20_Emphasis"><text:span text:style-name="T1">Bab 5: Inovasi yang Berhasil dan Gagal</text:span></text:span></text:p>
            <text:list xml:id="list108587352231579414" text:style-name="L6">
              <text:list-item>
                <text:p text:style-name="P116"><text:span text:style-name="T1">5.1 </text:span><text:span text:style-name="Strong_20_Emphasis"><text:span text:style-name="T1">Sukses:</text:span></text:span><text:span text:style-name="T1"> </text:span></text:p>
                <text:list>
                  <text:list-item>
                    <text:p text:style-name="P202">5.1.1 Facebook Groups: Membangun Komunitas </text:p>
                  </text:list-item>
                  <text:list-item>
                    <text:p text:style-name="P202">5.1.2 Facebook Marketplace: Menantang E-commerce Tradisional </text:p>
                  </text:list-item>
                  <text:list-item>
                    <text:p text:style-name="P202">5.1.3 Instagram Stories: Merespons Tren Konten Ephemeral </text:p>
                  </text:list-item>
                  <text:list-item>
                    <text:p text:style-name="P202">5.1.4 Teknologi Video (Live, Reels) </text:p>
                  </text:list-item>
                </text:list>
              </text:list-item>
              <text:list-item>
                <text:p text:style-name="P116"><text:span text:style-name="T1">5.2 </text:span><text:span text:style-name="Strong_20_Emphasis"><text:span text:style-name="T1">Dihentikan/Gagal:</text:span></text:span><text:span text:style-name="T1"> </text:span></text:p>
                <text:list>
                  <text:list-item>
                    <text:p text:style-name="P202">5.2.1 Facebook Phone (HTC First) </text:p>
                  </text:list-item>
                  <text:list-item>
                    <text:p text:style-name="P202">5.2.2 Aplikasi Eksperimental (Paper, Slingshot, dll.) </text:p>
                  </text:list-item>
                  <text:list-item>
                    <text:p text:style-name="P202">5.2.3 Proyek Kripto Libra/Diem </text:p>
                  </text:list-item>
                  <text:list-item>
                    <text:p text:style-name="P102">5.2.4 Fitur-fitur yang Kurang Diminati atau Dihapus </text:p>
                  </text:list-item>
                </text:list>
              </text:list-item>
            </text:list>
            <text:p text:style-name="Text_20_body"><text:span text:style-name="Strong_20_Emphasis"><text:span text:style-name="T1">Bab 6: Kontroversi dan Sisi Gelap Jejaring</text:span></text:span></text:p>
            <text:list xml:id="list8650427883566253198" text:style-name="L7">
              <text:list-item>
                <text:p text:style-name="P203">6.1 Privasi Pengguna: Skandal Cambridge Analytica dan Pelanggaran Data Lainnya </text:p>
              </text:list-item>
              <text:list-item>
                <text:p text:style-name="P203">6.2 Penyebaran Misinformasi dan Berita Bohong (Hoax) </text:p>
              </text:list-item>
              <text:list-item>
                <text:p text:style-name="P203"><text:soft-page-break/>6.3 Dampak pada Kesehatan Mental dan Kesejahteraan </text:p>
              </text:list-item>
              <text:list-item>
                <text:p text:style-name="P203">6.4 Isu Monopoli dan Tuntutan Antimonopoli </text:p>
              </text:list-item>
              <text:list-item>
                <text:p text:style-name="P103">6.5 Pengaruh pada Politik dan Demokrasi </text:p>
              </text:list-item>
            </text:list>
            <text:p text:style-name="Text_20_body"><text:span text:style-name="Strong_20_Emphasis"><text:span text:style-name="T1">Bab 7: Pivot ke Meta: Visi Metaverse</text:span></text:span></text:p>
            <text:list xml:id="list8235211741276474657" text:style-name="L8">
              <text:list-item>
                <text:p text:style-name="P204">7.1 Alasan Rebranding Menjadi Meta Platforms, Inc. </text:p>
              </text:list-item>
              <text:list-item>
                <text:p text:style-name="P204">7.2 Apa Itu Metaverse? (Versi Meta dan Konsep Umum) </text:p>
              </text:list-item>
              <text:list-item>
                <text:p text:style-name="P204">7.3 Akuisisi Oculus dan Pengembangan VR (Virtual Reality) </text:p>
              </text:list-item>
              <text:list-item>
                <text:p text:style-name="P204">7.4 Pengembangan AR (Augmented Reality) dan Kacamata Pintar </text:p>
              </text:list-item>
              <text:list-item>
                <text:p text:style-name="P104">7.5 Platform Horizon Worlds dan Masa Depan Interaksi Sosial Virtual </text:p>
              </text:list-item>
            </text:list>
            <text:p text:style-name="Text_20_body"><text:span text:style-name="Strong_20_Emphasis"><text:span text:style-name="T1">Bab 8: Teknologi Masa Depan dan Inovasi Meta Berikutnya</text:span></text:span></text:p>
            <text:list xml:id="list5028310464474870896" text:style-name="L9">
              <text:list-item>
                <text:p text:style-name="P205">8.1 Peran AI Generatif dalam Produk Meta </text:p>
              </text:list-item>
              <text:list-item>
                <text:p text:style-name="P205">8.2 Pengembangan Avatar Fotorealistik dan Interaksi Imersif </text:p>
              </text:list-item>
              <text:list-item>
                <text:p text:style-name="P205">8.3 Integrasi Lintas Platform (Facebook, Instagram, WhatsApp, VR/AR) </text:p>
              </text:list-item>
              <text:list-item>
                <text:p text:style-name="P205">8.4 Visi Jangka Panjang untuk Komputasi Spasial </text:p>
              </text:list-item>
              <text:list-item>
                <text:p text:style-name="P105">8.5 Tantangan Etika dan Regulasi di Era Metaverse dan AI </text:p>
              </text:list-item>
            </text:list>
            <text:p text:style-name="Text_20_body"><text:span text:style-name="Strong_20_Emphasis"><text:span text:style-name="T1">Bab 9: Dampak Meta pada Masyarakat dan Budaya</text:span></text:span></text:p>
            <text:list xml:id="list1590071782939715975" text:style-name="L10">
              <text:list-item>
                <text:p text:style-name="P206">9.1 Mengubah Cara Kita Berkomunikasi dan Berinteraksi </text:p>
              </text:list-item>
              <text:list-item>
                <text:p text:style-name="P206">9.2 Pengaruh pada Bisnis Kecil dan Ekonomi Digital </text:p>
              </text:list-item>
              <text:list-item>
                <text:p text:style-name="P206">9.3 Meta sebagai Cermin dan Pembentuk Budaya Populer </text:p>
              </text:list-item>
              <text:list-item>
                <text:p text:style-name="P206">9.4 Tanggung Jawab Sosial Perusahaan Teknologi Raksasa </text:p>
              </text:list-item>
              <text:list-item>
                <text:p text:style-name="P106">9.5 Refleksi: Meta dalam Konteks Sejarah Teknologi </text:p>
              </text:list-item>
            </text:list>
            <text:p text:style-name="Text_20_body"><text:span text:style-name="Strong_20_Emphasis"><text:span text:style-name="T1">Kesimpulan</text:span></text:span></text:p>
            <text:list xml:id="list6656184513196736708" text:style-name="L11">
              <text:list-item>
                <text:p text:style-name="P207">Rangkuman Perjalanan Meta/Facebook </text:p>
              </text:list-item>
              <text:list-item>
                <text:p text:style-name="P207">Warisan dan Jejak yang Ditinggalkan (Positif dan Negatif) </text:p>
              </text:list-item>
              <text:list-item>
                <text:p text:style-name="P207">Pertanyaan Terbuka tentang Masa Depan Meta dan Pengaruhnya </text:p>
              </text:list-item>
              <text:list-item>
                <text:p text:style-name="P107">Pesan Penutup untuk Pembaca </text:p>
              </text:list-item>
            </text:list>
            <text:p text:style-name="Text_20_body"><text:span text:style-name="Strong_20_Emphasis"><text:span text:style-name="T1">Daftar Pustaka / Sumber</text:span></text:span></text:p>
            <text:list xml:id="list5054119483011636552" text:style-name="L12">
              <text:list-item>
                <text:p text:style-name="P108">Buku, artikel, laporan, wawancara yang dirujuk. </text:p>
              </text:list-item>
            </text:list>
            <text:p text:style-name="Text_20_body"><text:span text:style-name="Strong_20_Emphasis"><text:span text:style-name="T1">Indeks</text:span></text:span></text:p>
            <text:list xml:id="list5651252887643130443" text:style-name="L13">
              <text:list-item>
                <text:p text:style-name="P109">Memudahkan pembaca mencari topik atau nama tertentu. </text:p>
              </text:list-item>
            </text:list>
            <text:p text:style-name="P2"/>
            <text:p text:style-name="Text_20_body"><text:soft-page-break/><text:span text:style-name="Strong_20_Emphasis"><text:span text:style-name="T1">Saran Gaya Bahasa Penulisan</text:span></text:span></text:p>
            <text:list xml:id="list1135979355463973691" text:style-name="L14">
              <text:list-item>
                <text:p text:style-name="P117"><text:span text:style-name="Strong_20_Emphasis"><text:span text:style-name="T1">Aksesibel dan Menarik:</text:span></text:span><text:span text:style-name="T1"> Mengingat targetnya masyarakat umum, hindari jargon teknis yang berlebihan. Jika harus menggunakan istilah teknis, jelaskan dengan bahasa sederhana atau analogi yang mudah dipahami. </text:span></text:p>
              </text:list-item>
              <text:list-item>
                <text:p text:style-name="P117"><text:span text:style-name="Strong_20_Emphasis"><text:span text:style-name="T1">Naratif:</text:span></text:span><text:span text:style-name="T1"> Ceritakan kisah Meta/Facebook. Gunakan gaya bercerita untuk membuat sejarah dan perkembangannya lebih hidup. Fokus pada momen-momen penting, keputusan krusial, dan tokoh-tokoh kunci. </text:span></text:p>
              </text:list-item>
              <text:list-item>
                <text:p text:style-name="P117"><text:span text:style-name="Strong_20_Emphasis"><text:span text:style-name="T1">Objektif dan Berimbang:</text:span></text:span><text:span text:style-name="T1"> Sajikan fakta secara akurat. Akui kesuksesan dan inovasi Meta, tetapi jangan ragu membahas kontroversi, kegagalan, dan kritik secara adil. Hindari bias yang terlalu pro atau anti. </text:span></text:p>
              </text:list-item>
              <text:list-item>
                <text:p text:style-name="P117"><text:span text:style-name="Strong_20_Emphasis"><text:span text:style-name="T1">Berbasis Data dan Fakta:</text:span></text:span><text:span text:style-name="T1"> Meskipun naratif, pastikan klaim Anda didukung oleh data, sumber terpercaya, atau kutipan yang relevan. </text:span></text:p>
              </text:list-item>
              <text:list-item>
                <text:p text:style-name="P117"><text:span text:style-name="Strong_20_Emphasis"><text:span text:style-name="T1">Struktur Jelas:</text:span></text:span><text:span text:style-name="T1"> Gunakan judul bab dan subbab yang informatif. Awali setiap bab dengan pengantar singkat tentang apa yang akan dibahas, dan akhiri dengan rangkuman atau transisi ke bab berikutnya. </text:span></text:p>
              </text:list-item>
              <text:list-item>
                <text:p text:style-name="P117"><text:span text:style-name="Strong_20_Emphasis"><text:span text:style-name="T1">Gunakan Analogi:</text:span></text:span><text:span text:style-name="T1"> Untuk menjelaskan konsep kompleks (misalnya, cara kerja algoritma, konsep metaverse), gunakan analogi dari kehidupan sehari-hari. </text:span></text:p>
              </text:list-item>
              <text:list-item>
                <text:p text:style-name="P5"><text:span text:style-name="Strong_20_Emphasis"><text:span text:style-name="T1">Engagement:</text:span></text:span><text:span text:style-name="T1"> Ajukan pertanyaan retoris sesekali untuk memancing pemikiran pembaca. </text:span></text:p>
              </text:list-item>
            </text:list>
            <text:p text:style-name="P2"/>
            <text:p text:style-name="Text_20_body"><text:span text:style-name="Strong_20_Emphasis"><text:span text:style-name="T1">Tips Tambahan untuk Memperkaya Bobot Buku</text:span></text:span></text:p>
            <text:list xml:id="list8640328063325028453" text:style-name="L15">
              <text:list-item>
                <text:p text:style-name="P118"><text:span text:style-name="Strong_20_Emphasis"><text:span text:style-name="T1">Wawancara (jika memungkinkan):</text:span></text:span><text:span text:style-name="T1"> Wawancarai pakar teknologi, analis media sosial, akademisi, mantan karyawan (dengan etika), atau bahkan pengguna biasa untuk mendapatkan perspektif yang beragam. Kutipan langsung bisa sangat memperkaya. </text:span></text:p>
              </text:list-item>
              <text:list-item>
                <text:p text:style-name="P118"><text:span text:style-name="Strong_20_Emphasis"><text:span text:style-name="T1">Studi Kasus Mendalam:</text:span></text:span><text:span text:style-name="T1"> Pilih beberapa peristiwa kunci (misal: Akuisisi Instagram, Skandal Cambridge Analytica, Peluncuran Metaverse) dan bahas secara lebih mendalam dalam kotak teks (sidebars) atau bagian khusus. </text:span></text:p>
              </text:list-item>
              <text:list-item>
                <text:p text:style-name="P118"><text:span text:style-name="Strong_20_Emphasis"><text:span text:style-name="T1">Visualisasi:</text:span></text:span><text:span text:style-name="T1"> Sertakan gambar, diagram, infografis, atau linimasa (timeline) untuk membantu pembaca memahami konsep, data pertumbuhan, atau struktur perusahaan. Misalnya, diagram cara kerja iklan bertarget atau linimasa akuisisi penting. </text:span></text:p>
              </text:list-item>
              <text:list-item>
                <text:p text:style-name="P118"><text:span text:style-name="Strong_20_Emphasis"><text:span text:style-name="T1">Konteks Global:</text:span></text:span><text:span text:style-name="T1"> Jelaskan bagaimana Meta/Facebook beroperasi dan </text:span><text:soft-page-break/><text:span text:style-name="T1">diterima secara berbeda di berbagai negara atau wilayah (misal: Eropa dengan GDPR, India dengan pasar besar, China dengan blokir). </text:span></text:p>
              </text:list-item>
              <text:list-item>
                <text:p text:style-name="P118"><text:span text:style-name="Strong_20_Emphasis"><text:span text:style-name="T1">Aspek Etika dan Sosial:</text:span></text:span><text:span text:style-name="T1"> Jangan hanya fokus pada teknologi dan bisnis. Berikan ruang yang cukup untuk membahas dampak sosial, budaya, politik, dan etika dari keberadaan Meta. Ini sangat penting untuk audiens umum. </text:span></text:p>
              </text:list-item>
              <text:list-item>
                <text:p text:style-name="P118"><text:span text:style-name="Strong_20_Emphasis"><text:span text:style-name="T1">Bandingkan dengan Pesaing:</text:span></text:span><text:span text:style-name="T1"> Sesekali, bandingkan strategi atau teknologi Meta dengan pesaing utamanya (Google, Apple, TikTok, Twitter/X) untuk memberikan konteks industri yang lebih luas. </text:span></text:p>
              </text:list-item>
              <text:list-item>
                <text:p text:style-name="P6"><text:span text:style-name="Strong_20_Emphasis"><text:span text:style-name="T1">Lihat ke Depan (dengan Hati-hati):</text:span></text:span><text:span text:style-name="T1"> Saat membahas masa depan, bedakan antara visi perusahaan, tren industri yang lebih luas, dan spekulasi murni. Akui ketidakpastian yang ada. </text:span></text:p>
              </text:list-item>
            </text:list>
            <text:p text:style-name="P2"/>
            <text:p text:style-name="P96">Semoga outline dan saran ini bermanfaat untuk memulai penulisan buku Anda! Selamat bekerja!</text:p>
          </text:section>
          <text:section text:style-name="Sect1" text:name="feedback-form-0">
            <text:p text:style-name="P196"/>
          </text:section>
        </text:section>
        <text:section text:style-name="Sect1" text:name="609ff3c1a8a84e05">
          <text:p text:style-name="P96"/>
          <text:section text:style-name="Sect1" text:name="user-query-content-1">
            <text:p text:style-name="P215">Pada kata pengantar, Tambahkan prompt pada subbab untuk mendapatkan isinya </text:p>
          </text:section>
          <text:p text:style-name="P196">Tampilkan alur berpikir</text:p>
          <text:section text:style-name="Sect2" text:name="model-response-message-contentr_609ff3c1a8a84e05">
            <text:p text:style-name="P96">Baik, berikut adalah prompt yang bisa Anda gunakan sebagai panduan untuk mengisi setiap subbab dalam Kata Pengantar buku Anda:</text:p>
            <text:p text:style-name="P2"/>
            <text:p text:style-name="Text_20_body"><text:span text:style-name="Strong_20_Emphasis"><text:span text:style-name="T1">Kata Pengantar</text:span></text:span></text:p>
            <text:list xml:id="list1481225255729871927" text:style-name="L16">
              <text:list-item>
                <text:p text:style-name="P7"><text:span text:style-name="Strong_20_Emphasis"><text:span text:style-name="T1">Subbab: Mengapa buku ini penting? (Why is this book important?)</text:span></text:span></text:p>
                <text:list>
                  <text:list-item>
                    <text:p text:style-name="P119"><text:span text:style-name="Strong_20_Emphasis"><text:span text:style-name="T1">Prompt:</text:span></text:span><text:span text:style-name="T1"> "Mulailah dengan sebuah anekdot singkat atau statistik mengejutkan yang menyoroti skala dan dampak Meta/Facebook saat ini (misalnya, jumlah pengguna global, pengaruhnya dalam penyebaran informasi, atau perannya dalam ekonomi digital). Jelaskan bagaimana platform Meta (Facebook, Instagram, WhatsApp) telah meresap ke dalam hampir setiap aspek kehidupan modern, mulai dari cara kita berkomunikasi secara personal, mendapatkan berita, menjalankan bisnis skala kecil hingga besar, hingga membentuk opini publik dan dinamika </text:span><text:soft-page-break/><text:span text:style-name="T1">sosial-politik. Argumenkan mengapa pemahaman mendalam tentang sejarah, cara kerja, kontroversi, dan arah masa depan raksasa teknologi ini bukan lagi sekadar keingintahuan teknologi, melainkan sebuah kebutuhan bagi siapa saja yang ingin memahami dunia di era digital saat ini." </text:span></text:p>
                  </text:list-item>
                </text:list>
              </text:list-item>
              <text:list-item>
                <text:p text:style-name="P7"><text:span text:style-name="Strong_20_Emphasis"><text:span text:style-name="T1">Subbab: Apa yang akan pembaca dapatkan? (What will the reader get?)</text:span></text:span></text:p>
                <text:list>
                  <text:list-item>
                    <text:p text:style-name="P119"><text:span text:style-name="Strong_20_Emphasis"><text:span text:style-name="T1">Prompt:</text:span></text:span><text:span text:style-name="T1"> "Berikan gambaran singkat ('peta jalan') tentang perjalanan yang akan dilalui pembaca dalam buku ini. Sebutkan secara ringkas cakupan utama yang akan dibahas: mulai dari kisah awal mula Facebook di kamar asrama Harvard, evolusinya yang pesat menjadi perusahaan global, hingga transformasinya menjadi Meta dengan fokus pada Metaverse. Singgung pembahasan mengenai teknologi kunci di baliknya (algoritma, AI, infrastruktur), akuisisi strategis (Instagram, WhatsApp), inovasi yang berhasil dan proyek yang gagal, kontroversi besar yang melingkupinya (privasi, misinformasi, monopoli), serta visi ambisius untuk masa depan. Tekankan bahwa buku ini dirancang untuk memberikan pemahaman yang komprehensif, berimbang, dan mudah diakses bagi masyarakat umum, bukan hanya untuk pakar teknologi." </text:span></text:p>
                  </text:list-item>
                </text:list>
              </text:list-item>
              <text:list-item>
                <text:p text:style-name="P7"><text:span text:style-name="Strong_20_Emphasis"><text:span text:style-name="T1">Subbab: Ucapan terima kasih (jika ada) (Acknowledgements (if any))</text:span></text:span></text:p>
                <text:list>
                  <text:list-item>
                    <text:p text:style-name="P7"><text:span text:style-name="Strong_20_Emphasis"><text:span text:style-name="T1">Prompt:</text:span></text:span><text:span text:style-name="T1"> "(Bagian ini opsional, namun standar dalam banyak buku nonfiksi). Jika relevan, gunakan bagian ini untuk menyampaikan apresiasi tulus kepada individu, kelompok, atau institusi yang telah memberikan dukungan, bantuan, informasi, masukan, atau inspirasi signifikan selama proses riset dan penulisan buku ini. Sebutkan nama mereka dan jelaskan secara singkat kontribusi spesifik mereka (contoh: 'Terima kasih kepada [Nama Pakar] atas wawasannya mengenai [Topik Spesifik]', 'Kepada [Nama Editor] atas kesabarannya dalam menyempurnakan naskah ini', 'Untuk [Nama Keluarga/Teman] atas dukungan moral yang tak ternilai'). Buatlah bagian ini personal namun tetap profesional." </text:span></text:p>
                  </text:list-item>
                </text:list>
              </text:list-item>
            </text:list>
            <text:p text:style-name="P2"/>
            <text:p text:style-name="P96">Gunakan prompt ini sebagai titik awal untuk mengembangkan narasi yang mengalir dan menarik bagi pembaca di bagian Kata Pengantar buku Anda.</text:p>
          </text:section>
          <text:section text:style-name="Sect1" text:name="feedback-form-1">
            <text:p text:style-name="P196"><text:soft-page-break/></text:p>
          </text:section>
        </text:section>
        <text:section text:style-name="Sect1" text:name="8722a4095ed04ae5">
          <text:p text:style-name="P96"/>
          <text:section text:style-name="Sect1" text:name="user-query-content-2">
            <text:p text:style-name="P215">Pada Bab 1 Tambahkan prompt pada awal bab untuk mendapatkan pengantar , pada tiap subbab/sub-subab untuk mendapatkan isi dengan pembahasan mendalam </text:p>
          </text:section>
          <text:p text:style-name="P196">Tampilkan alur berpikir</text:p>
          <text:section text:style-name="Sect2" text:name="model-response-message-contentr_8722a4095ed04ae5">
            <text:p text:style-name="P96">Tentu, berikut adalah prompt untuk pengantar Bab 1 dan prompt mendalam untuk setiap subbabnya:</text:p>
            <text:p text:style-name="P2"/>
            <text:p text:style-name="Text_20_body"><text:span text:style-name="Strong_20_Emphasis"><text:span text:style-name="T1">Bab 1: Kelahiran Sebuah Jejaring Sosial</text:span></text:span></text:p>
            <text:list xml:id="list6335662820260966790" text:style-name="L17">
              <text:list-item>
                <text:p text:style-name="P8"><text:span text:style-name="Strong_20_Emphasis"><text:span text:style-name="T1">Prompt untuk Pengantar Bab:</text:span></text:span><text:span text:style-name="T1"> "Mulailah bab ini dengan membawa pembaca kembali ke suasana unik awal tahun 2000-an. Gambarkan secara singkat lanskap internet pada masa itu – era </text:span><text:span text:style-name="Emphasis"><text:span text:style-name="T1">dot-com bubble</text:span></text:span><text:span text:style-name="T1"> yang baru saja berlalu, kebangkitan </text:span><text:span text:style-name="Emphasis"><text:span text:style-name="T1">blogging</text:span></text:span><text:span text:style-name="T1">, dan kemunculan awal platform-platform yang mencoba menghubungkan orang secara online. Deskripsikan secara ringkas konteks lingkungan sosial dan teknologi di Universitas Harvard pada periode tersebut; tempat di mana ambisi, kecerdasan, dan sedikit kontroversi bertemu. Sampaikan kepada pembaca bahwa bab ini akan menelusuri jejak langkah paling awal dari apa yang kelak menjadi fenomena global – mulai dari proyek sampingan yang penuh gejolak di sebuah kamar asrama, hingga peluncuran resmi sebuah platform eksklusif yang menabur benih revolusi cara manusia berinteraksi. Bangun narasi yang menunjukkan bagaimana ide sederhana, dalam konteks yang tepat, bisa memicu sesuatu yang luar biasa." </text:span></text:p>
              </text:list-item>
            </text:list>
            <text:p text:style-name="P2"/>
            <text:list xml:id="list8577313690474550536" text:style-name="L18">
              <text:list-item>
                <text:p text:style-name="P9"><text:span text:style-name="Strong_20_Emphasis"><text:span text:style-name="T1">Subbab 1.1: Latar Belakang: Era Pra-Facebook (Friendster, MySpace)</text:span></text:span></text:p>
                <text:list>
                  <text:list-item>
                    <text:p text:style-name="P120"><text:span text:style-name="Strong_20_Emphasis"><text:span text:style-name="T1">Prompt untuk Pembahasan Mendalam:</text:span></text:span><text:span text:style-name="T1"> "Lakukan analisis </text:span><text:span text:style-name="Strong_20_Emphasis"><text:span text:style-name="T1">mendalam</text:span></text:span><text:span text:style-name="T1"> terhadap ekosistem jejaring sosial yang dominan sebelum kemunculan Facebook, dengan fokus utama pada Friendster dan MySpace (singgung juga pelopor seperti https://www.google.com/search?q=SixDegrees.com jika relevan). </text:span><text:span text:style-name="Strong_20_Emphasis"><text:span text:style-name="T1">Rinci fitur-fitur kunci</text:span></text:span><text:span text:style-name="T1"> yang mereka tawarkan (misalnya, profil pengguna, sistem pertemanan/koneksi, 'testimonials' di </text:span><text:soft-page-break/><text:span text:style-name="T1">Friendster, kustomisasi halaman di MySpace). </text:span><text:span text:style-name="Strong_20_Emphasis"><text:span text:style-name="T1">Evaluasi secara kritis kelebihan dan keterbatasan</text:span></text:span><text:span text:style-name="T1"> masing-masing platform dari perspektif pengalaman pengguna, teknologi yang digunakan saat itu, dan model interaksi sosial yang mereka fasilitasi. </text:span><text:span text:style-name="Strong_20_Emphasis"><text:span text:style-name="T1">Identifikasi secara spesifik 'ruang kosong' atau kebutuhan pengguna</text:span></text:span><text:span text:style-name="T1"> yang belum sepenuhnya terlayani oleh platform-platform ini (misalnya, masalah profil anonim/palsu, kerumitan antarmuka, fokus pada koneksi dunia nyata vs. online murni, atau kurangnya 'utilitas' sosial yang nyata). Argumenkan bagaimana kondisi lanskap pra-Facebook ini secara tidak langsung menciptakan peluang bagi pendekatan baru yang nantinya diadopsi oleh Thefacebook." </text:span></text:p>
                  </text:list-item>
                </text:list>
              </text:list-item>
              <text:list-item>
                <text:p text:style-name="P9"><text:span text:style-name="Strong_20_Emphasis"><text:span text:style-name="T1">Subbab 1.2: Facemash: Kontroversi Awal di Harvard</text:span></text:span></text:p>
                <text:list>
                  <text:list-item>
                    <text:p text:style-name="P120"><text:span text:style-name="Strong_20_Emphasis"><text:span text:style-name="T1">Prompt untuk Pembahasan Mendalam:</text:span></text:span><text:span text:style-name="T1"> "Ceritakan kembali secara </text:span><text:span text:style-name="Strong_20_Emphasis"><text:span text:style-name="T1">kronologis dan detail</text:span></text:span><text:span text:style-name="T1"> peristiwa seputar pembuatan, peluncuran, dan kejatuhan singkat situs 'Facemash' oleh Mark Zuckerberg di Harvard. </text:span><text:span text:style-name="Strong_20_Emphasis"><text:span text:style-name="T1">Jelaskan mekanisme teknis</text:span></text:span><text:span text:style-name="T1"> situs tersebut: bagaimana Zuckerberg memperoleh foto-foto mahasiswa (isu peretasan direktori asrama), dan bagaimana sistem perbandingan 'hot or not' bekerja. </text:span><text:span text:style-name="Strong_20_Emphasis"><text:span text:style-name="T1">Uraikan secara komprehensif kontroversi</text:span></text:span><text:span text:style-name="T1"> yang ditimbulkannya: tuduhan pelanggaran privasi, peretasan sistem universitas, potensi bias gender/seksisme, dan pelanggaran kebijakan penggunaan jaringan komputer Harvard. </text:span><text:span text:style-name="Strong_20_Emphasis"><text:span text:style-name="T1">Gambarkan reaksi keras</text:span></text:span><text:span text:style-name="T1"> dari para mahasiswa (terutama perempuan yang fotonya digunakan tanpa izin) dan tanggapan administratif dari pihak Universitas Harvard (termasuk proses disipliner yang dihadapi Zuckerberg). </text:span><text:span text:style-name="Strong_20_Emphasis"><text:span text:style-name="T1">Analisis secara mendalam signifikansi insiden Facemash</text:span></text:span><text:span text:style-name="T1"> ini: Apakah ini sekadar keisengan teknis, atau demonstrasi awal dari kemampuan coding Zuckerberg, pemahamannya tentang konsep viralitas dan keterlibatan pengguna, serta mungkin petunjuk awal mengenai pendekatannya terhadap data dan etika?" </text:span></text:p>
                  </text:list-item>
                </text:list>
              </text:list-item>
              <text:list-item>
                <text:p text:style-name="P9"><text:span text:style-name="Strong_20_Emphasis"><text:span text:style-name="T1">Subbab 1.3: Thefacebook.com: Eksklusivitas Kampus Ivy League</text:span></text:span></text:p>
                <text:list>
                  <text:list-item>
                    <text:p text:style-name="P120"><text:span text:style-name="Strong_20_Emphasis"><text:span text:style-name="T1">Prompt untuk Pembahasan Mendalam:</text:span></text:span><text:span text:style-name="T1"> "Deskripsikan secara </text:span><text:span text:style-name="Strong_20_Emphasis"><text:span text:style-name="T1">terperinci momen peluncuran 'Thefacebook.com'</text:span></text:span><text:span text:style-name="T1"> pada 4 Februari 2004. </text:span><text:span text:style-name="Strong_20_Emphasis"><text:span text:style-name="T1">Rinci fitur-fitur fundamental</text:span></text:span><text:span text:style-name="T1"> yang tersedia pada versi paling awal (profil pengguna yang lebih terstruktur, </text:span><text:soft-page-break/><text:span text:style-name="T1">permintaan pertemanan yang memerlukan konfirmasi, kemampuan mencari teman sekelas, visualisasi jaringan pertemanan, fitur 'poke'). Tekankan dan </text:span><text:span text:style-name="Strong_20_Emphasis"><text:span text:style-name="T1">analisis secara mendalam strategi inti yaitu eksklusivitas</text:span></text:span><text:span text:style-name="T1">: mengapa dimulai hanya untuk mahasiswa Harvard (validasi via email .edu)? Bagaimana strategi ini menciptakan </text:span><text:span text:style-name="Emphasis"><text:span text:style-name="T1">buzz</text:span></text:span><text:span text:style-name="T1">, rasa 'keren', dan urgensi untuk bergabung di kalangan target audiens? </text:span><text:span text:style-name="Strong_20_Emphasis"><text:span text:style-name="T1">Gambarkan data atau anekdot</text:span></text:span><text:span text:style-name="T1"> yang menunjukkan tingkat adopsi yang sangat cepat di Harvard dalam beberapa hari/minggu pertama. Jelaskan </text:span><text:span text:style-name="Strong_20_Emphasis"><text:span text:style-name="T1">strategi ekspansi awal yang hati-hati dan terencana</text:span></text:span><text:span text:style-name="T1">: perluasan bertahap ke universitas-universitas elit lainnya (Stanford, Columbia, Yale, dll.), mempertahankan aura eksklusivitas sambil terus memperluas jangkauan." </text:span></text:p>
                  </text:list-item>
                </text:list>
              </text:list-item>
              <text:list-item>
                <text:p text:style-name="P9"><text:span text:style-name="Strong_20_Emphasis"><text:span text:style-name="T1">Subbab 1.4: Pendiri dan Tim Awal (Mark Zuckerberg, Eduardo Saverin, Dustin Moskovitz, Chris Hughes)</text:span></text:span></text:p>
                <text:list>
                  <text:list-item>
                    <text:p text:style-name="P120"><text:span text:style-name="Strong_20_Emphasis"><text:span text:style-name="T1">Prompt untuk Pembahasan Mendalam:</text:span></text:span><text:span text:style-name="T1"> "Sajikan profil </text:span><text:span text:style-name="Strong_20_Emphasis"><text:span text:style-name="T1">individual yang mendalam</text:span></text:span><text:span text:style-name="T1"> untuk setiap anggota tim pendiri inti: Mark Zuckerberg, Eduardo Saverin, Dustin Moskovitz, dan Chris Hughes. </text:span><text:span text:style-name="Strong_20_Emphasis"><text:span text:style-name="T1">Gali latar belakang akademis dan personal</text:span></text:span><text:span text:style-name="T1"> mereka yang relevan pada saat itu (minat, keahlian teknis/bisnis, hubungan pertemanan/sekamar). </text:span><text:span text:style-name="Strong_20_Emphasis"><text:span text:style-name="T1">Identifikasi dan jelaskan peran serta kontribusi spesifik</text:span></text:span><text:span text:style-name="T1"> masing-masing dalam pendirian dan pengembangan awal Thefacebook (misalnya, Zuckerberg sebagai arsitek teknis dan visioner utama; Saverin sebagai penyandang dana awal, pengelola bisnis awal; Moskovitz sebagai rekan coding krusial; Hughes sebagai ahli komunikasi, juru bicara, dan strategi penjangkauan awal). </text:span><text:span text:style-name="Strong_20_Emphasis"><text:span text:style-name="T1">Analisis dinamika hubungan kerja dan interpersonal</text:span></text:span><text:span text:style-name="T1"> di antara mereka pada fase ini: Bagaimana pembagian tugas berjalan? Adakah tanda-tanda awal perbedaan visi atau potensi konflik (terutama yang melibatkan peran bisnis dan keuangan Saverin)? Gambarkan energi dan atmosfer kerja tim kecil yang ambisius ini." </text:span></text:p>
                  </text:list-item>
                </text:list>
              </text:list-item>
              <text:list-item>
                <text:p text:style-name="P9"><text:span text:style-name="Strong_20_Emphasis"><text:span text:style-name="T1">Subbab 1.5: Investasi Awal dan Visi Ekspansi</text:span></text:span></text:p>
                <text:list>
                  <text:list-item>
                    <text:p text:style-name="P9"><text:span text:style-name="Strong_20_Emphasis"><text:span text:style-name="T1">Prompt untuk Pembahasan Mendalam:</text:span></text:span><text:span text:style-name="T1"> "Uraikan secara </text:span><text:span text:style-name="Strong_20_Emphasis"><text:span text:style-name="T1">detail proses pencarian dan penerimaan investasi </text:span></text:span><text:span text:style-name="Strong_20_Emphasis"><text:span text:style-name="Emphasis"><text:span text:style-name="T1">seed funding</text:span></text:span></text:span><text:span text:style-name="Strong_20_Emphasis"><text:span text:style-name="T1"> pertama</text:span></text:span><text:span text:style-name="T1"> yang krusial bagi Thefacebook. </text:span><text:span text:style-name="Strong_20_Emphasis"><text:span text:style-name="T1">Fokus pada peran </text:span></text:span><text:soft-page-break/><text:span text:style-name="Strong_20_Emphasis"><text:span text:style-name="T1">sentral Peter Thiel</text:span></text:span><text:span text:style-name="T1"> (co-founder PayPal) sebagai </text:span><text:span text:style-name="Emphasis"><text:span text:style-name="T1">angel investor</text:span></text:span><text:span text:style-name="T1">: bagaimana pertemuan terjadi, alasan Thiel tertarik berinvestasi, dan detail kesepakatan investasi senilai $500.000. </text:span><text:span text:style-name="Strong_20_Emphasis"><text:span text:style-name="T1">Analisis dampak signifikan</text:span></text:span><text:span text:style-name="T1"> dari pendanaan ini: apa saja yang bisa dilakukan dengan dana tersebut (infrastruktur, sewa kantor, perekrutan)? Bagaimana investasi ini memvalidasi potensi bisnis Thefacebook? </text:span><text:span text:style-name="Strong_20_Emphasis"><text:span text:style-name="T1">Ceritakan momen penting kepindahan tim inti</text:span></text:span><text:span text:style-name="T1"> dari Cambridge (Massachusetts) ke Palo Alto (California) pada musim panas 2004. </text:span><text:span text:style-name="Strong_20_Emphasis"><text:span text:style-name="T1">Jelaskan peran dan pengaruh signifikan Sean Parker</text:span></text:span><text:span text:style-name="T1"> (co-founder Napster) yang bergabung pada periode ini: masukannya dalam strategi bisnis, jaringan kontaknya di Silicon Valley, dan sarannya yang terkenal untuk menghilangkan 'The' dari nama 'Thefacebook'. </text:span><text:span text:style-name="Strong_20_Emphasis"><text:span text:style-name="T1">Gambarkan evolusi visi perusahaan</text:span></text:span><text:span text:style-name="T1">: bagaimana fokus mulai bergeser dari sekadar jejaring sosial kampus menjadi platform global, serta tantangan teknis, operasional, dan strategis awal dalam mewujudkan ambisi ekspansi tersebut." </text:span></text:p>
                  </text:list-item>
                </text:list>
              </text:list-item>
            </text:list>
            <text:p text:style-name="P2"/>
            <text:p text:style-name="P96">Semoga prompt ini memberikan arahan yang jelas untuk mengembangkan setiap bagian Bab 1 dengan kedalaman yang memadai!</text:p>
          </text:section>
          <text:section text:style-name="Sect1" text:name="feedback-form-2">
            <text:p text:style-name="P196"/>
          </text:section>
        </text:section>
        <text:section text:style-name="Sect1" text:name="479c3f8ace380b4d">
          <text:p text:style-name="P96"/>
          <text:section text:style-name="Sect1" text:name="user-query-content-3">
            <text:p text:style-name="P215">Pada Bab 2 Tambahkan prompt pada awal bab untuk mendapatkan pengantar , pada tiap subbab/sub-subab untuk mendapatkan isi dengan pembahasan mendalam </text:p>
          </text:section>
          <text:p text:style-name="P196">Tampilkan alur berpikir</text:p>
          <text:section text:style-name="Sect2" text:name="model-response-message-contentr_479c3f8ace380b4d">
            <text:p text:style-name="P96">Oke, mari kita lanjutkan dengan prompt untuk Bab 2:</text:p>
            <text:p text:style-name="P2"/>
            <text:p text:style-name="Text_20_body"><text:span text:style-name="Strong_20_Emphasis"><text:span text:style-name="T1">Bab 2: Dari Kampus Menuju Dunia</text:span></text:span></text:p>
            <text:list xml:id="list918740595088569844" text:style-name="L19">
              <text:list-item>
                <text:p text:style-name="P10"><text:span text:style-name="Strong_20_Emphasis"><text:span text:style-name="T1">Prompt untuk Pengantar Bab:</text:span></text:span><text:span text:style-name="T1"> "Awali bab ini dengan menandai titik balik penting dalam narasi Facebook: pergeseran dari sebuah jejaring sosial eksklusif yang berakar di lingkungan akademis, menjadi sebuah fenomena global yang ambisius. Gambarkan energi dan momentum yang terbangun setelah kesuksesan awal di kalangan universitas, serta </text:span><text:soft-page-break/><text:span text:style-name="T1">tantangan sekaligus peluang besar yang dihadapi perusahaan saat memutuskan untuk 'membuka gerbang' bagi dunia luar. Sampaikan kepada pembaca bahwa bab ini akan menyelami periode transformasi paling dramatis Facebook: bagaimana mereka menavigasi pertumbuhan pengguna yang meroket (hypergrowth), memperkenalkan fitur-fitur fundamental yang akan mendefinisikan ulang interaksi sosial online (seperti News Feed dan Photos), bertarung dalam lanskap persaingan yang semakin sengit, mengatasi berbagai rintangan internal, dan akhirnya mengambil langkah monumental menuju Wall Street melalui salah satu IPO (Initial Public Offering) paling dinanti—dan kontroversial—dalam sejarah teknologi. Siapkan panggung untuk kisah tentang skala, inovasi, persaingan, dan pertaruhan besar." </text:span></text:p>
              </text:list-item>
            </text:list>
            <text:p text:style-name="P2"/>
            <text:list xml:id="list5784316244484515617" text:style-name="L20">
              <text:list-item>
                <text:p text:style-name="P11"><text:span text:style-name="Strong_20_Emphasis"><text:span text:style-name="T1">Subbab 2.1: Membuka Pendaftaran untuk Umum</text:span></text:span></text:p>
                <text:list>
                  <text:list-item>
                    <text:p text:style-name="P121"><text:span text:style-name="Strong_20_Emphasis"><text:span text:style-name="T1">Prompt untuk Pembahasan Mendalam:</text:span></text:span><text:span text:style-name="T1"> "Berikan analisis </text:span><text:span text:style-name="Strong_20_Emphasis"><text:span text:style-name="T1">mendalam</text:span></text:span><text:span text:style-name="T1"> mengenai keputusan strategis Facebook pada September 2006 untuk mengakhiri era eksklusivitas berbasis institusi pendidikan dan membuka pendaftaran bagi siapa saja yang berusia minimal 13 tahun dengan alamat email. </text:span><text:span text:style-name="Strong_20_Emphasis"><text:span text:style-name="T1">Gali alasan di balik langkah ini</text:span></text:span><text:span text:style-name="T1">: Apakah ini respons terhadap pertumbuhan MySpace yang saat itu masih dominan, bagian dari visi jangka panjang Zuckerberg untuk konektivitas universal, atau kombinasi keduanya? </text:span><text:span text:style-name="Strong_20_Emphasis"><text:span text:style-name="T1">Rinci tantangan teknis masif</text:span></text:span><text:span text:style-name="T1"> yang dihadapi tim engineering Facebook untuk mempersiapkan infrastruktur (server, database, jaringan) guna menangani potensi ledakan pengguna baru dari seluruh penjuru dunia. </text:span><text:span text:style-name="Strong_20_Emphasis"><text:span text:style-name="T1">Deskripsikan dan analisis dampak langsung</text:span></text:span><text:span text:style-name="T1"> dari pembukaan ini: Bagaimana perubahan ini diterima oleh basis pengguna awal (mahasiswa)? Bagaimana lonjakan pengguna baru mengubah dinamika dan 'rasa' platform? Sajikan data (jika tersedia) yang menunjukkan percepatan kurva pertumbuhan setelah kebijakan ini diterapkan, serta potensi kekhawatiran awal mengenai 'banalisasi' atau masalah keamanan/privasi." </text:span></text:p>
                  </text:list-item>
                </text:list>
              </text:list-item>
              <text:list-item>
                <text:p text:style-name="P11"><text:span text:style-name="Strong_20_Emphasis"><text:span text:style-name="T1">Subbab 2.2: Pertumbuhan Eksponensial: Menjangkau Jutaan Pengguna</text:span></text:span></text:p>
                <text:list>
                  <text:list-item>
                    <text:p text:style-name="P121"><text:span text:style-name="Strong_20_Emphasis"><text:span text:style-name="T1">Prompt untuk Pembahasan Mendalam:</text:span></text:span><text:span text:style-name="T1"> "Sajikan gambaran </text:span><text:soft-page-break/><text:span text:style-name="Strong_20_Emphasis"><text:span text:style-name="T1">kuantitatif dan kualitatif yang mendalam</text:span></text:span><text:span text:style-name="T1"> mengenai periode pertumbuhan pengguna Facebook yang luar biasa cepat pasca-pembukaan pendaftaran. </text:span><text:span text:style-name="Strong_20_Emphasis"><text:span text:style-name="T1">Gunakan data dan tonggak sejarah (milestones)</text:span></text:span><text:span text:style-name="T1"> untuk mengilustrasikan skala pertumbuhan ini (misalnya, mencapai 10 juta, 50 juta, 100 juta, 500 juta pengguna aktif), tunjukkan laju pertumbuhan (misalnya, pengguna baru per hari/bulan). </text:span><text:span text:style-name="Strong_20_Emphasis"><text:span text:style-name="T1">Rinci strategi dan upaya ekspansi internasional</text:span></text:span><text:span text:style-name="T1"> Facebook: Bagaimana mereka memasuki pasar di luar Amerika Utara? Bagaimana tantangan bahasa diatasi (misalnya, melalui inisiatif terjemahan crowdsourced 'Translate Facebook')? </text:span><text:span text:style-name="Strong_20_Emphasis"><text:span text:style-name="T1">Jelaskan investasi besar-besaran pada infrastruktur</text:span></text:span><text:span text:style-name="T1"> yang diperlukan untuk mendukung basis pengguna global yang terus membengkak. </text:span><text:span text:style-name="Strong_20_Emphasis"><text:span text:style-name="T1">Analisis secara kritis peran 'efek jaringan' (network effect)</text:span></text:span><text:span text:style-name="T1"> – semakin banyak pengguna, semakin bernilai platformnya – dan mekanisme pertumbuhan viral lainnya (undangan teman, fitur berbagi) dalam memicu dan mempertahankan momentum pertumbuhan yang fenomenal ini." </text:span></text:p>
                  </text:list-item>
                </text:list>
              </text:list-item>
              <text:list-item>
                <text:p text:style-name="P11"><text:span text:style-name="Strong_20_Emphasis"><text:span text:style-name="T1">Subbab 2.3: Fitur-Fitur Kunci Awal (News Feed, Photos, Status Updates)</text:span></text:span></text:p>
                <text:list>
                  <text:list-item>
                    <text:p text:style-name="P121"><text:span text:style-name="Strong_20_Emphasis"><text:span text:style-name="T1">Prompt untuk Pembahasan Mendalam:</text:span></text:span><text:span text:style-name="T1"> "Lakukan analisis </text:span><text:span text:style-name="Strong_20_Emphasis"><text:span text:style-name="T1">mendalam</text:span></text:span><text:span text:style-name="T1"> terhadap peluncuran, evolusi awal, dan dampak transformasional dari fitur-fitur inti yang menjadi tulang punggung pengalaman Facebook modern. </text:span><text:span text:style-name="Strong_20_Emphasis"><text:span text:style-name="T1">Fokus pada News Feed (2006)</text:span></text:span><text:span text:style-name="T1">: Jelaskan konsep radikalnya (mengagregasi aktivitas teman dalam satu aliran), </text:span><text:span text:style-name="Strong_20_Emphasis"><text:span text:style-name="T1">kontroversi privasi besar ('stalker feed')</text:span></text:span><text:span text:style-name="T1"> yang ditimbulkannya saat peluncuran, dan bagaimana Facebook merespons kritik tersebut. Analisis bagaimana News Feed mengubah Facebook dari sekadar direktori profil menjadi platform konsumsi informasi real-time. </text:span><text:span text:style-name="Strong_20_Emphasis"><text:span text:style-name="T1">Untuk Photos (diluncurkan lebih awal, tapi berkembang pesat di era ini)</text:span></text:span><text:span text:style-name="T1">: Detailkan inovasi seperti kemampuan </text:span><text:span text:style-name="Emphasis"><text:span text:style-name="T1">tagging</text:span></text:span><text:span text:style-name="T1"> teman dan unggahan foto tanpa batas, serta bagaimana ini menjadikan Facebook sebagai platform dominan untuk berbagi foto pribadi, mengalahkan Flickr atau layanan lainnya. </text:span><text:span text:style-name="Strong_20_Emphasis"><text:span text:style-name="T1">Untuk Status Updates</text:span></text:span><text:span text:style-name="T1">: Jelaskan bagaimana fitur sederhana ini mendorong keterlibatan (engagement) harian dan pergeseran dari profil statis ke aliran aktivitas dinamis. </text:span><text:span text:style-name="Strong_20_Emphasis"><text:span text:style-name="T1">Singgung juga peluncuran Facebook Platform (2007)</text:span></text:span><text:span text:style-name="T1"> yang membuka API </text:span><text:soft-page-break/><text:span text:style-name="T1">bagi pengembang pihak ketiga, dan potensi awalnya (meskipun implementasi awal juga menuai kritik). </text:span><text:span text:style-name="Strong_20_Emphasis"><text:span text:style-name="T1">Evaluasi secara keseluruhan bagaimana kombinasi fitur-fitur ini menciptakan 'kecanduan' (stickiness)</text:span></text:span><text:span text:style-name="T1"> dan keunggulan kompetitif bagi Facebook." </text:span></text:p>
                  </text:list-item>
                </text:list>
              </text:list-item>
              <text:list-item>
                <text:p text:style-name="P11"><text:span text:style-name="Strong_20_Emphasis"><text:span text:style-name="T1">Subbab 2.4: Persaingan dan Tantangan Awal</text:span></text:span></text:p>
                <text:list>
                  <text:list-item>
                    <text:p text:style-name="P121"><text:span text:style-name="Strong_20_Emphasis"><text:span text:style-name="T1">Prompt untuk Pembahasan Mendalam:</text:span></text:span><text:span text:style-name="T1"> "Sajikan analisis </text:span><text:span text:style-name="Strong_20_Emphasis"><text:span text:style-name="T1">mendalam</text:span></text:span><text:span text:style-name="T1"> mengenai arena kompetitif yang dihadapi Facebook serta tantangan internal dan eksternal selama periode pertumbuhan pesat ini. </text:span><text:span text:style-name="Strong_20_Emphasis"><text:span text:style-name="T1">Bandingkan secara detail dan kritis strategi Facebook dengan MySpace</text:span></text:span><text:span text:style-name="T1">: Faktor-faktor apa (produk, strategi, budaya, waktu) yang menyebabkan Facebook berhasil menyalip dan akhirnya mengalahkan MySpace yang lebih dulu besar? </text:span><text:span text:style-name="Strong_20_Emphasis"><text:span text:style-name="T1">Identifikasi ancaman atau upaya kompetitif dari pemain besar lain</text:span></text:span><text:span text:style-name="T1"> (misalnya, Google dengan Orkut atau upaya jejaring sosial lainnya) dan bagaimana Facebook meresponsnya. </text:span><text:span text:style-name="Strong_20_Emphasis"><text:span text:style-name="T1">Gali tantangan internal krusial</text:span></text:span><text:span text:style-name="T1">: perjuangan konstan tim engineering untuk menjaga stabilitas dan kinerja platform (</text:span><text:span text:style-name="Emphasis"><text:span text:style-name="T1">scaling</text:span></text:span><text:span text:style-name="T1">), tantangan dalam merekrut dan mempertahankan talenta terbaik di tengah </text:span><text:span text:style-name="Emphasis"><text:span text:style-name="T1">hypergrowth</text:span></text:span><text:span text:style-name="T1">, proses pembentukan dan penegakan budaya perusahaan (misalnya, filosofi 'Move Fast and Break Things' dan implikasinya), serta tekanan yang meningkat untuk menemukan model bisnis dan monetisasi yang efektif tanpa mengasingkan pengguna. </text:span><text:span text:style-name="Strong_20_Emphasis"><text:span text:style-name="T1">Sebutkan dan analisis kontroversi awal yang signifikan</text:span></text:span><text:span text:style-name="T1"> terkait privasi pengguna atau praktik bisnis, contohnya skandal </text:span><text:span text:style-name="Strong_20_Emphasis"><text:span text:style-name="T1">Facebook Beacon (2007)</text:span></text:span><text:span text:style-name="T1"> dan dampaknya terhadap kepercayaan publik." </text:span></text:p>
                  </text:list-item>
                </text:list>
              </text:list-item>
              <text:list-item>
                <text:p text:style-name="P11"><text:span text:style-name="Strong_20_Emphasis"><text:span text:style-name="T1">Subbab 2.5: Menuju Perusahaan Publik (IPO): Euforia dan Keraguan</text:span></text:span></text:p>
                <text:list>
                  <text:list-item>
                    <text:p text:style-name="P11"><text:span text:style-name="Strong_20_Emphasis"><text:span text:style-name="T1">Prompt untuk Pembahasan Mendalam:</text:span></text:span><text:span text:style-name="T1"> "Ceritakan secara </text:span><text:span text:style-name="Strong_20_Emphasis"><text:span text:style-name="T1">kronologis, detail, dan analitis</text:span></text:span><text:span text:style-name="T1"> seluruh saga proses Facebook menjadi perusahaan publik (IPO - Initial Public Offering). </text:span><text:span text:style-name="Strong_20_Emphasis"><text:span text:style-name="T1">Jelaskan latar belakang dan alasan strategis</text:span></text:span><text:span text:style-name="T1"> mengapa manajemen Facebook (terutama Zuckerberg dan Sandberg) memutuskan untuk melakukan IPO pada tahun 2012. </text:span><text:span text:style-name="Strong_20_Emphasis"><text:span text:style-name="T1">Deskripsikan proses </text:span></text:span><text:span text:style-name="Strong_20_Emphasis"><text:span text:style-name="Emphasis"><text:span text:style-name="T1">roadshow</text:span></text:span></text:span><text:span text:style-name="Strong_20_Emphasis"><text:span text:style-name="T1"> pra-IPO</text:span></text:span><text:span text:style-name="T1">: bagaimana Facebook 'menjual' ceritanya kepada investor institusional dan bagaimana </text:span><text:soft-page-break/><text:span text:style-name="T1">valuasi perusahaan yang sangat tinggi (di atas $100 miliar) terbentuk. </text:span><text:span text:style-name="Strong_20_Emphasis"><text:span text:style-name="T1">Narasikan peristiwa hari-H IPO pada 18 Mei 2012</text:span></text:span><text:span text:style-name="T1">: antusiasme besar di awal, </text:span><text:span text:style-name="Strong_20_Emphasis"><text:span text:style-name="T1">masalah teknis parah di bursa NASDAQ</text:span></text:span><text:span text:style-name="T1"> yang mengganggu perdagangan, dan </text:span><text:span text:style-name="Strong_20_Emphasis"><text:span text:style-name="T1">kinerja harga saham yang sangat mengecewakan</text:span></text:span><text:span text:style-name="T1"> dalam beberapa hari dan minggu pertama (turun di bawah harga penawaran). </text:span><text:span text:style-name="Strong_20_Emphasis"><text:span text:style-name="T1">Analisis secara mendalam reaksi pasar, media, dan publik</text:span></text:span><text:span text:style-name="T1">: perpaduan antara euforia awal, kekecewaan besar, skeptisisme terhadap valuasi, dan pertanyaan kritis mengenai kemampuan Facebook untuk memonetisasi basis pengguna mobile-nya yang berkembang pesat. </text:span><text:span text:style-name="Strong_20_Emphasis"><text:span text:style-name="T1">Evaluasi signifikansi jangka pendek dan panjang dari IPO ini</text:span></text:span><text:span text:style-name="T1">: Bagaimana peristiwa ini mengubah Facebook sebagai perusahaan (struktur kepemilikan, tekanan pasar modal) dan apa dampaknya bagi citra Silicon Valley saat itu?" </text:span></text:p>
                  </text:list-item>
                </text:list>
              </text:list-item>
            </text:list>
            <text:p text:style-name="P2"/>
            <text:p text:style-name="P96">Semoga prompt ini membantu Anda menyusun Bab 2 dengan detail dan analisis yang kaya!</text:p>
          </text:section>
          <text:section text:style-name="Sect1" text:name="feedback-form-3">
            <text:p text:style-name="P196"/>
          </text:section>
        </text:section>
        <text:section text:style-name="Sect1" text:name="73209f53866afbf5">
          <text:p text:style-name="P96"/>
          <text:section text:style-name="Sect1" text:name="user-query-content-4">
            <text:p text:style-name="P215">Pada Bab 3 Tambahkan prompt pada awal bab untuk mendapatkan pengantar , pada tiap subbab/sub-subab untuk mendapatkan isi dengan pembahasan mendalam </text:p>
          </text:section>
          <text:p text:style-name="P196">Tampilkan alur berpikir</text:p>
          <text:section text:style-name="Sect2" text:name="model-response-message-contentr_73209f53866afbf5">
            <text:p text:style-name="P96">Tentu, mari kita siapkan prompt untuk Bab 3:</text:p>
            <text:p text:style-name="P2"/>
            <text:p text:style-name="Text_20_body"><text:span text:style-name="Strong_20_Emphasis"><text:span text:style-name="T1">Bab 3: Era Mobile dan Akuisisi Strategis</text:span></text:span></text:p>
            <text:list xml:id="list7170455649122081454" text:style-name="L21">
              <text:list-item>
                <text:p text:style-name="P12"><text:span text:style-name="Strong_20_Emphasis"><text:span text:style-name="T1">Prompt untuk Pengantar Bab:</text:span></text:span><text:span text:style-name="T1"> "Awali bab ini dengan menggambarkan periode pasca-IPO yang menjadi ujian sesungguhnya bagi Facebook. Soroti 'krisis mobile' yang membayangi perusahaan, di mana keraguan besar muncul mengenai kemampuannya beradaptasi dan menghasilkan uang dari pengguna yang semakin beralih ke perangkat seluler. Sampaikan kepada pembaca bahwa bab ini akan mengupas tuntas dua pilar strategi Facebook dalam menjawab tantangan eksistensial ini: </text:span><text:soft-page-break/><text:span text:style-name="T1">pertama, transformasi internal radikal untuk menjadi perusahaan 'mobile-first', yang melibatkan perombakan teknis dan organisasional besar-besaran; kedua, manuver eksternal yang agresif melalui akuisisi strategis bernilai miliaran dolar terhadap Instagram dan WhatsApp. Bingkai narasi bab ini sebagai kisah tentang bagaimana Facebook, di bawah tekanan besar, tidak hanya berhasil menavigasi pergeseran teknologi paling fundamental sejak kelahirannya, tetapi juga menggunakan kekuatan finansialnya untuk membeli masa depan dan memperkokoh dominasinya di lanskap digital global." </text:span></text:p>
              </text:list-item>
            </text:list>
            <text:p text:style-name="P2"/>
            <text:list xml:id="list6340834819399646605" text:style-name="L22">
              <text:list-item>
                <text:p text:style-name="P13"><text:span text:style-name="Strong_20_Emphasis"><text:span text:style-name="T1">Subbab 3.1: Tantangan Transisi ke Perangkat Mobile</text:span></text:span></text:p>
                <text:list>
                  <text:list-item>
                    <text:p text:style-name="P122"><text:span text:style-name="Strong_20_Emphasis"><text:span text:style-name="T1">Prompt untuk Pembahasan Mendalam:</text:span></text:span><text:span text:style-name="T1"> "Lakukan analisis </text:span><text:span text:style-name="Strong_20_Emphasis"><text:span text:style-name="T1">mendalam</text:span></text:span><text:span text:style-name="T1"> mengenai perjuangan awal Facebook dalam beradaptasi dengan ledakan penggunaan perangkat mobile (sekitar 2011-2013). </text:span><text:span text:style-name="Strong_20_Emphasis"><text:span text:style-name="T1">Rinci keterbatasan pengalaman pengguna Facebook di web mobile</text:span></text:span><text:span text:style-name="T1"> dan </text:span><text:span text:style-name="Strong_20_Emphasis"><text:span text:style-name="T1">masalah kinerja (kelambatan, bug, </text:span></text:span><text:span text:style-name="Strong_20_Emphasis"><text:span text:style-name="Emphasis"><text:span text:style-name="T1">crash</text:span></text:span></text:span><text:span text:style-name="Strong_20_Emphasis"><text:span text:style-name="T1">) pada aplikasi </text:span></text:span><text:span text:style-name="Strong_20_Emphasis"><text:span text:style-name="Emphasis"><text:span text:style-name="T1">native</text:span></text:span></text:span><text:span text:style-name="Strong_20_Emphasis"><text:span text:style-name="T1"> awal</text:span></text:span><text:span text:style-name="T1"> mereka. </text:span><text:span text:style-name="Strong_20_Emphasis"><text:span text:style-name="T1">Jelaskan secara detail dilema teknologi internal</text:span></text:span><text:span text:style-name="T1"> antara mengandalkan HTML5 versus investasi penuh pada pengembangan aplikasi </text:span><text:span text:style-name="Emphasis"><text:span text:style-name="T1">native</text:span></text:span><text:span text:style-name="T1"> untuk iOS dan Android, serta keputusan akhir Zuckerberg yang krusial. </text:span><text:span text:style-name="Strong_20_Emphasis"><text:span text:style-name="T1">Gali tantangan fundamental dalam memonetisasi platform mobile</text:span></text:span><text:span text:style-name="T1">: kesulitan menemukan format iklan yang efektif dan tidak mengganggu di layar kecil, meyakinkan pengiklan akan nilai iklan mobile, dan membangun mesin pendapatan mobile dari nol. </text:span><text:span text:style-name="Strong_20_Emphasis"><text:span text:style-name="T1">Deskripsikan secara spesifik perubahan budaya dan struktural</text:span></text:span><text:span text:style-name="T1"> yang dipaksakan Zuckerberg di dalam perusahaan, termasuk mandat 'Mobile First' yang terkenal, reorganisasi tim, dan fokus ulang sumber daya engineering." </text:span></text:p>
                  </text:list-item>
                </text:list>
              </text:list-item>
              <text:list-item>
                <text:p text:style-name="P13"><text:span text:style-name="Strong_20_Emphasis"><text:span text:style-name="T1">Subbab 3.2: Akuisisi Instagram: Lebih dari Sekadar Berbagi Foto</text:span></text:span></text:p>
                <text:list>
                  <text:list-item>
                    <text:p text:style-name="P122"><text:span text:style-name="Strong_20_Emphasis"><text:span text:style-name="T1">Prompt untuk Pembahasan Mendalam:</text:span></text:span><text:span text:style-name="T1"> "Sajikan analisis </text:span><text:span text:style-name="Strong_20_Emphasis"><text:span text:style-name="T1">mendalam dan komprehensif</text:span></text:span><text:span text:style-name="T1"> mengenai akuisisi Instagram senilai $1 miliar pada April 2012. </text:span><text:span text:style-name="Strong_20_Emphasis"><text:span text:style-name="T1">Ceritakan kembali drama akuisisi yang berlangsung sangat cepat</text:span></text:span><text:span text:style-name="T1">, keputusan berani Zuckerberg, dan konteksnya yang terjadi tepat sebelum IPO Facebook. </text:span><text:span text:style-name="Strong_20_Emphasis"><text:span text:style-name="T1">Analisis secara kritis motivasi strategis</text:span></text:span><text:span text:style-name="T1"> di balik harga yang saat itu dianggap fantastis: Apakah ini langkah </text:span><text:soft-page-break/><text:span text:style-name="T1">defensif murni untuk mematikan potensi pesaing utama di ranah visual dan mobile? Apakah untuk mengakuisisi talenta (Kevin Systrom dan timnya)? Atau visi jangka panjang tentang pentingnya platform berbagi foto dan menjangkau demografi pengguna yang lebih muda? </text:span><text:span text:style-name="Strong_20_Emphasis"><text:span text:style-name="T1">Diskusikan janji awal Zuckerberg untuk membiarkan Instagram beroperasi secara independen</text:span></text:span><text:span text:style-name="T1"> dan bagaimana dinamika hubungan ini berubah seiring waktu. </text:span><text:span text:style-name="Strong_20_Emphasis"><text:span text:style-name="T1">Evaluasi dampak jangka panjang akuisisi ini</text:span></text:span><text:span text:style-name="T1"> sebagai salah satu langkah strategis paling sukses Facebook, mengubah Instagram menjadi pilar pertumbuhan dan pendapatan utama bagi perusahaan induk." </text:span></text:p>
                  </text:list-item>
                </text:list>
              </text:list-item>
              <text:list-item>
                <text:p text:style-name="P13"><text:span text:style-name="Strong_20_Emphasis"><text:span text:style-name="T1">Subbab 3.3: Akuisisi WhatsApp: Menguasai Ranah Pesan Instan</text:span></text:span></text:p>
                <text:list>
                  <text:list-item>
                    <text:p text:style-name="P122"><text:span text:style-name="Strong_20_Emphasis"><text:span text:style-name="T1">Prompt untuk Pembahasan Mendalam:</text:span></text:span><text:span text:style-name="T1"> "Lakukan analisis </text:span><text:span text:style-name="Strong_20_Emphasis"><text:span text:style-name="T1">mendalam</text:span></text:span><text:span text:style-name="T1"> terhadap akuisisi WhatsApp yang memecahkan rekor senilai $19 miliar (kemudian membengkak menjadi ~$22 miliar karena harga saham) pada Februari 2014. </text:span><text:span text:style-name="Strong_20_Emphasis"><text:span text:style-name="T1">Tekankan skala valuasi yang mengejutkan</text:span></text:span><text:span text:style-name="T1"> dan jelaskan mengapa Facebook bersedia membayar harga sebesar itu. </text:span><text:span text:style-name="Strong_20_Emphasis"><text:span text:style-name="T1">Gambarkan posisi dominan WhatsApp di pasar pesan instan global</text:span></text:span><text:span text:style-name="T1"> (terutama di luar AS) dan pertumbuhan penggunanya yang sangat pesat saat itu. </text:span><text:span text:style-name="Strong_20_Emphasis"><text:span text:style-name="T1">Analisis secara rinci berbagai kemungkinan alasan strategis</text:span></text:span><text:span text:style-name="T1"> di balik akuisisi ini: mengamankan kepemimpinan di komunikasi mobile global, mendapatkan akses ke data pengguna dan metadata (meskipun ada janji privasi), mencegah pesaing utama (seperti Google) mengakuisisinya, atau visi jangka panjang tentang pesan sebagai platform masa depan. </text:span><text:span text:style-name="Strong_20_Emphasis"><text:span text:style-name="T1">Diskusikan komitmen awal Facebook terhadap independensi WhatsApp</text:span></text:span><text:span text:style-name="T1">, filosofi anti-iklan pendirinya (Jan Koum, Brian Acton), enkripsi </text:span><text:span text:style-name="Emphasis"><text:span text:style-name="T1">end-to-end</text:span></text:span><text:span text:style-name="T1">, dan bagaimana komitmen ini menghadapi tantangan seiring waktu. </text:span><text:span text:style-name="Strong_20_Emphasis"><text:span text:style-name="T1">Evaluasi signifikansi akuisisi ini</text:span></text:span><text:span text:style-name="T1"> dalam memperluas jangkauan global Facebook dan mengamankan pilar komunikasi penting, meskipun monetisasinya terbukti lebih kompleks." </text:span></text:p>
                  </text:list-item>
                </text:list>
              </text:list-item>
              <text:list-item>
                <text:p text:style-name="P13"><text:span text:style-name="Strong_20_Emphasis"><text:span text:style-name="T1">Subbab 3.4: Pengembangan Aplikasi Mandiri (Messenger, dll.)</text:span></text:span></text:p>
                <text:list>
                  <text:list-item>
                    <text:p text:style-name="P122"><text:span text:style-name="Strong_20_Emphasis"><text:span text:style-name="T1">Prompt untuk Pembahasan Mendalam:</text:span></text:span><text:span text:style-name="T1"> "Analisis secara </text:span><text:span text:style-name="Strong_20_Emphasis"><text:span text:style-name="T1">mendalam</text:span></text:span><text:span text:style-name="T1"> strategi Facebook untuk memisahkan (unbundling) </text:span><text:soft-page-break/><text:span text:style-name="T1">fitur-fitur kunci menjadi aplikasi mandiri, dengan </text:span><text:span text:style-name="Strong_20_Emphasis"><text:span text:style-name="T1">fokus utama pada keputusan kontroversial untuk memisahkan Facebook Messenger dari aplikasi inti Facebook pada tahun 2014</text:span></text:span><text:span text:style-name="T1">. </text:span><text:span text:style-name="Strong_20_Emphasis"><text:span text:style-name="T1">Jelaskan alasan strategis</text:span></text:span><text:span text:style-name="T1"> di balik langkah ini, meskipun menuai protes keras dari pengguna: menciptakan pengalaman pesan yang lebih baik dan lebih cepat, bersaing langsung dengan aplikasi pesan khusus (seperti WhatsApp sebelum diakuisisi, Snapchat, dll.), dan ambisi membangun Messenger sebagai platform mandiri dengan fitur tambahan (pembayaran, bot, game, dll.). </text:span><text:span text:style-name="Strong_20_Emphasis"><text:span text:style-name="T1">Deskripsikan evolusi fitur dan fungsi Messenger</text:span></text:span><text:span text:style-name="T1"> setelah menjadi aplikasi terpisah. </text:span><text:span text:style-name="Strong_20_Emphasis"><text:span text:style-name="T1">Singgung juga (secara singkat)</text:span></text:span><text:span text:style-name="T1"> upaya-upaya lain Facebook dalam meluncurkan aplikasi mandiri lainnya (sebagian besar gagal dan akan dibahas lebih detail di bab lain, namun strategi </text:span><text:span text:style-name="Emphasis"><text:span text:style-name="T1">unbundling</text:span></text:span><text:span text:style-name="T1">-nya relevan di sini). </text:span><text:span text:style-name="Strong_20_Emphasis"><text:span text:style-name="T1">Evaluasi keberhasilan dan kegagalan strategi </text:span></text:span><text:span text:style-name="Strong_20_Emphasis"><text:span text:style-name="Emphasis"><text:span text:style-name="T1">unbundling</text:span></text:span></text:span><text:span text:style-name="T1"> ini secara keseluruhan dalam memperkuat ekosistem aplikasi Facebook/Meta." </text:span></text:p>
                  </text:list-item>
                </text:list>
              </text:list-item>
              <text:list-item>
                <text:p text:style-name="P13"><text:span text:style-name="Strong_20_Emphasis"><text:span text:style-name="T1">Subbab 3.5: Dominasi di Lanskap Media Sosial</text:span></text:span></text:p>
                <text:list>
                  <text:list-item>
                    <text:p text:style-name="P13"><text:span text:style-name="Strong_20_Emphasis"><text:span text:style-name="T1">Prompt untuk Pembahasan Mendalam:</text:span></text:span><text:span text:style-name="T1"> "Sajikan kesimpulan </text:span><text:span text:style-name="Strong_20_Emphasis"><text:span text:style-name="T1">analitis yang mendalam</text:span></text:span><text:span text:style-name="T1"> yang merangkum bagaimana keberhasilan Facebook mengatasi tantangan mobile dan melakukan akuisisi strategis besar (Instagram, WhatsApp) secara kumulatif </text:span><text:span text:style-name="Strong_20_Emphasis"><text:span text:style-name="T1">memperkokoh posisinya sebagai kekuatan dominan mutlak</text:span></text:span><text:span text:style-name="T1"> dalam lanskap media sosial dan komunikasi digital global pada pertengahan 2010-an. </text:span><text:span text:style-name="Strong_20_Emphasis"><text:span text:style-name="T1">Gambarkan bagaimana perusahaan berhasil menciptakan 'keluarga aplikasi' (family of apps)</text:span></text:span><text:span text:style-name="T1"> dengan basis pengguna gabungan yang belum pernah ada sebelumnya (miliaran orang), menciptakan efek jaringan yang masif antar platform. </text:span><text:span text:style-name="Strong_20_Emphasis"><text:span text:style-name="T1">Analisis bagaimana kesuksesan monetisasi iklan mobile</text:span></text:span><text:span text:style-name="T1">, yang awalnya diragukan, menjadi mesin pendapatan utama perusahaan. </text:span><text:span text:style-name="Strong_20_Emphasis"><text:span text:style-name="T1">Evaluasi bagaimana langkah-langkah strategis di bab ini membangun 'benteng pertahanan' (competitive moat)</text:span></text:span><text:span text:style-name="T1"> yang sangat kuat di sekitar bisnis inti Facebook. </text:span><text:span text:style-name="Strong_20_Emphasis"><text:span text:style-name="T1">Akhiri dengan transisi</text:span></text:span><text:span text:style-name="T1"> yang menunjukkan bahwa dominasi yang tak tertandingi ini juga </text:span><text:span text:style-name="Strong_20_Emphasis"><text:span text:style-name="T1">menabur benih bagi pengawasan yang lebih ketat</text:span></text:span><text:span text:style-name="T1"> dan tantangan baru terkait kekuatan pasar, persaingan, dan isu-isu sosial-politik yang akan </text:span><text:soft-page-break/><text:span text:style-name="T1">dibahas di bab-bab selanjutnya." </text:span></text:p>
                  </text:list-item>
                </text:list>
              </text:list-item>
            </text:list>
            <text:p text:style-name="P2"/>
            <text:p text:style-name="P96">Semoga prompt ini memberikan panduan yang solid untuk Bab 3!</text:p>
          </text:section>
          <text:section text:style-name="Sect1" text:name="feedback-form-4">
            <text:p text:style-name="P196"/>
          </text:section>
        </text:section>
        <text:section text:style-name="Sect1" text:name="c2c92c303ec51036">
          <text:p text:style-name="P96"/>
          <text:section text:style-name="Sect1" text:name="user-query-content-5">
            <text:p text:style-name="P215">Pada Bab 4 Tambahkan prompt pada awal bab untuk mendapatkan pengantar , pada tiap subbab/sub-subab untuk mendapatkan isi dengan pembahasan mendalam </text:p>
          </text:section>
          <text:p text:style-name="P196">Tampilkan alur berpikir</text:p>
          <text:section text:style-name="Sect2" text:name="model-response-message-contentr_c2c92c303ec51036">
            <text:p text:style-name="P96">Oke, mari kita siapkan prompt untuk Bab 4 yang fokus pada teknologi inti Meta:</text:p>
            <text:p text:style-name="P2"/>
            <text:p text:style-name="Text_20_body"><text:span text:style-name="Strong_20_Emphasis"><text:span text:style-name="T1">Bab 4: Di Balik Layar: Teknologi Inti Meta</text:span></text:span></text:p>
            <text:list xml:id="list4660193085749049000" text:style-name="L23">
              <text:list-item>
                <text:p text:style-name="P14"><text:span text:style-name="Strong_20_Emphasis"><text:span text:style-name="T1">Prompt untuk Pengantar Bab:</text:span></text:span><text:span text:style-name="T1"> "Geser fokus dari narasi sejarah dan strategi bisnis ke ruang mesin Meta. Sampaikan kepada pembaca bahwa bab ini akan menyelam lebih dalam untuk mengungkap teknologi-teknologi fundamental yang menjadi fondasi operasional dan kesuksesan platform-platform Meta (Facebook, Instagram, WhatsApp). Jelaskan bahwa kita akan membongkar 'kotak hitam' dan mencoba memahami, dengan bahasa yang relatif mudah dicerna, bagaimana sistem-sistem kompleks ini bekerja pada skala global. Perkenalkan elemen-elemen kunci yang akan dibedah: algoritma personalisasi News Feed yang menentukan apa yang kita lihat, mesin periklanan canggih yang mendanai seluruh operasi, infrastruktur fisik pusat data dan jaringan yang masif, peran sentral kecerdasan buatan (AI) dalam hampir setiap aspek, serta budaya rekayasa perangkat lunak unik yang memungkinkan semua ini terjadi. Bingkai bab ini sebagai tur ke 'dapur' teknologi Meta untuk memahami mekanisme tak kasat mata yang membentuk pengalaman digital miliaran orang." </text:span></text:p>
              </text:list-item>
            </text:list>
            <text:p text:style-name="P2"/>
            <text:list xml:id="list7045922038378741067" text:style-name="L24">
              <text:list-item>
                <text:p text:style-name="P15"><text:span text:style-name="Strong_20_Emphasis"><text:span text:style-name="T1">Subbab 4.1: Algoritma News Feed: Bagaimana Konten Dipersonalisasi (dan Dampaknya)</text:span></text:span></text:p>
                <text:list>
                  <text:list-item>
                    <text:p text:style-name="P123"><text:span text:style-name="Strong_20_Emphasis"><text:span text:style-name="T1">Prompt untuk Pembahasan Mendalam:</text:span></text:span><text:span text:style-name="T1"> "Lakukan analisis </text:span><text:span text:style-name="Strong_20_Emphasis"><text:span text:style-name="T1">mendalam</text:span></text:span><text:span text:style-name="T1"> mengenai cara kerja algoritma yang paling dikenal </text:span><text:soft-page-break/><text:span text:style-name="T1">dari Meta: Algoritma News Feed (Beranda) di Facebook dan Instagram. </text:span><text:span text:style-name="Strong_20_Emphasis"><text:span text:style-name="T1">Upayakan menjelaskan konsep personalisasi dan peringkat konten (content ranking)</text:span></text:span><text:span text:style-name="T1"> dengan analogi atau bahasa yang mudah dipahami oleh audiens umum. </text:span><text:span text:style-name="Strong_20_Emphasis"><text:span text:style-name="T1">Rinci sinyal-sinyal utama (ranking signals)</text:span></text:span><text:span text:style-name="T1"> yang digunakan algoritma untuk memprediksi relevansi konten bagi pengguna (misalnya, afinitas dengan pembuat konten, jenis interaksi, ketepatan waktu, popularitas umum). </text:span><text:span text:style-name="Strong_20_Emphasis"><text:span text:style-name="T1">Diskusikan tujuan eksplisit dan implisit</text:span></text:span><text:span text:style-name="T1"> dari algoritma ini (meningkatkan waktu pengguna di platform, </text:span><text:span text:style-name="Emphasis"><text:span text:style-name="T1">engagement</text:span></text:span><text:span text:style-name="T1">, 'interaksi sosial yang bermakna' [MSI], atau mendorong pendapatan iklan?). </text:span><text:span text:style-name="Strong_20_Emphasis"><text:span text:style-name="T1">Analisis secara kritis dampak sosial dan individual</text:span></text:span><text:span text:style-name="T1"> dari personalisasi ekstrem ini, termasuk potensi terbentuknya </text:span><text:span text:style-name="Strong_20_Emphasis"><text:span text:style-name="T1">'gelembung filter' (filter bubbles)</text:span></text:span><text:span text:style-name="T1">, </text:span><text:span text:style-name="Strong_20_Emphasis"><text:span text:style-name="T1">'ruang gema' (echo chambers)</text:span></text:span><text:span text:style-name="T1">, pengaruhnya pada penyebaran misinformasi/disinformasi, dan perdebatan mengenai perannya dalam polarisasi masyarakat. Jelaskan juga </text:span><text:span text:style-name="Strong_20_Emphasis"><text:span text:style-name="T1">bagaimana algoritma ini telah berevolusi</text:span></text:span><text:span text:style-name="T1"> dari waktu ke waktu dan isu </text:span><text:span text:style-name="Strong_20_Emphasis"><text:span text:style-name="T1">kurangnya transparansi</text:span></text:span><text:span text:style-name="T1"> cara kerjanya." </text:span></text:p>
                  </text:list-item>
                </text:list>
              </text:list-item>
              <text:list-item>
                <text:p text:style-name="P15"><text:span text:style-name="Strong_20_Emphasis"><text:span text:style-name="T1">Subbab 4.2: Mesin Periklanan: Model Bisnis Utama Meta (Targeting, Data)</text:span></text:span></text:p>
                <text:list>
                  <text:list-item>
                    <text:p text:style-name="P123"><text:span text:style-name="Strong_20_Emphasis"><text:span text:style-name="T1">Prompt untuk Pembahasan Mendalam:</text:span></text:span><text:span text:style-name="T1"> "Berikan penjelasan </text:span><text:span text:style-name="Strong_20_Emphasis"><text:span text:style-name="T1">mendalam dan terstruktur</text:span></text:span><text:span text:style-name="T1"> mengenai mesin periklanan Meta sebagai inti model bisnisnya. </text:span><text:span text:style-name="Strong_20_Emphasis"><text:span text:style-name="T1">Jelaskan mekanisme dasar sistem lelang iklan (ad auction)</text:span></text:span><text:span text:style-name="T1"> yang menentukan iklan mana yang tampil kepada pengguna. </text:span><text:span text:style-name="Strong_20_Emphasis"><text:span text:style-name="T1">Fokus utama pada kemampuan penargetan (targeting) iklan yang sangat detail dan kuat</text:span></text:span><text:span text:style-name="T1">: Bagaimana pengiklan bisa memilih audiens berdasarkan demografi, lokasi, minat (dari aktivitas di platform), perilaku (online &amp; offline), serta menggunakan alat canggih seperti </text:span><text:span text:style-name="Emphasis"><text:span text:style-name="T1">Custom Audiences</text:span></text:span><text:span text:style-name="T1"> (berdasarkan data pengiklan sendiri) dan </text:span><text:span text:style-name="Emphasis"><text:span text:style-name="T1">Lookalike Audiences</text:span></text:span><text:span text:style-name="T1"> (mencari pengguna serupa). </text:span><text:span text:style-name="Strong_20_Emphasis"><text:span text:style-name="T1">Uraikan secara detail berbagai cara Meta mengumpulkan data pengguna</text:span></text:span><text:span text:style-name="T1"> yang menjadi bahan bakar penargetan ini (aktivitas di dalam platform Meta, data dari situs web/aplikasi lain melalui Meta Pixel dan SDK, data dari mitra data/broker). </text:span><text:span text:style-name="Strong_20_Emphasis"><text:span text:style-name="T1">Analisis secara kritis implikasi privasi</text:span></text:span><text:span text:style-name="T1"> dari pengumpulan dan pemanfaatan data pengguna dalam skala masif ini. </text:span><text:span text:style-name="Strong_20_Emphasis"><text:span text:style-name="T1">Evaluasi signifikansi mesin </text:span></text:span><text:soft-page-break/><text:span text:style-name="Strong_20_Emphasis"><text:span text:style-name="T1">iklan ini</text:span></text:span><text:span text:style-name="T1"> sebagai sumber pendapatan dominan Meta dan dampaknya pada ekosistem periklanan digital." </text:span></text:p>
                  </text:list-item>
                </text:list>
              </text:list-item>
              <text:list-item>
                <text:p text:style-name="P15"><text:span text:style-name="Strong_20_Emphasis"><text:span text:style-name="T1">Subbab 4.3: Infrastruktur Skala Besar: Pusat Data dan Jaringan Global</text:span></text:span></text:p>
                <text:list>
                  <text:list-item>
                    <text:p text:style-name="P123"><text:span text:style-name="Strong_20_Emphasis"><text:span text:style-name="T1">Prompt untuk Pembahasan Mendalam:</text:span></text:span><text:span text:style-name="T1"> "Sajikan gambaran </text:span><text:span text:style-name="Strong_20_Emphasis"><text:span text:style-name="T1">mendalam</text:span></text:span><text:span text:style-name="T1"> mengenai infrastruktur fisik global yang diperlukan untuk menjalankan layanan Meta bagi miliaran pengguna. </text:span><text:span text:style-name="Strong_20_Emphasis"><text:span text:style-name="T1">Deskripsikan skala dan kompleksitas pusat data (data centers) Meta</text:span></text:span><text:span text:style-name="T1">: pilihan lokasi, desain yang efisien (termasuk penggunaan energi terbarukan dan metrik PUE - Power Usage Effectiveness), serta kapasitas komputasi dan penyimpanan yang masif. </text:span><text:span text:style-name="Strong_20_Emphasis"><text:span text:style-name="T1">Jelaskan pendekatan Meta dalam merancang dan menggunakan perangkat keras (hardware) sendiri</text:span></text:span><text:span text:style-name="T1"> (server, storage, networking) dan inisiatif </text:span><text:span text:style-name="Emphasis"><text:span text:style-name="T1">open source</text:span></text:span><text:span text:style-name="T1"> </text:span><text:span text:style-name="Strong_20_Emphasis"><text:span text:style-name="T1">Open Compute Project (OCP)</text:span></text:span><text:span text:style-name="T1"> yang dipeloporinya untuk mendorong inovasi efisiensi hardware. </text:span><text:span text:style-name="Strong_20_Emphasis"><text:span text:style-name="T1">Uraikan arsitektur jaringan global Meta</text:span></text:span><text:span text:style-name="T1">: investasi pada kabel serat optik bawah laut, jaringan </text:span><text:span text:style-name="Emphasis"><text:span text:style-name="T1">Points of Presence</text:span></text:span><text:span text:style-name="T1"> (PoPs) atau </text:span><text:span text:style-name="Emphasis"><text:span text:style-name="T1">edge computing</text:span></text:span><text:span text:style-name="T1"> untuk mempercepat pengiriman konten, dan sistem </text:span><text:span text:style-name="Emphasis"><text:span text:style-name="T1">Content Delivery Network</text:span></text:span><text:span text:style-name="T1"> (CDN) internalnya. </text:span><text:span text:style-name="Strong_20_Emphasis"><text:span text:style-name="T1">Ilustrasikan tantangan teknis luar biasa</text:span></text:span><text:span text:style-name="T1"> dalam mengelola keandalan (</text:span><text:span text:style-name="Emphasis"><text:span text:style-name="T1">reliability</text:span></text:span><text:span text:style-name="T1">), ketersediaan (</text:span><text:span text:style-name="Emphasis"><text:span text:style-name="T1">availability</text:span></text:span><text:span text:style-name="T1">), dan latensi rendah untuk layanan yang bersifat </text:span><text:span text:style-name="Emphasis"><text:span text:style-name="T1">real-time</text:span></text:span><text:span text:style-name="T1"> pada skala sebesar ini." </text:span></text:p>
                  </text:list-item>
                </text:list>
              </text:list-item>
              <text:list-item>
                <text:p text:style-name="P15"><text:span text:style-name="Strong_20_Emphasis"><text:span text:style-name="T1">Subbab 4.4: Kecerdasan Buatan (AI) dan Pembelajaran Mesin (Machine Learning) di Meta</text:span></text:span></text:p>
                <text:list>
                  <text:list-item>
                    <text:p text:style-name="P123"><text:span text:style-name="Strong_20_Emphasis"><text:span text:style-name="T1">Prompt untuk Pembahasan Mendalam:</text:span></text:span><text:span text:style-name="T1"> "Lakukan eksplorasi </text:span><text:span text:style-name="Strong_20_Emphasis"><text:span text:style-name="T1">mendalam</text:span></text:span><text:span text:style-name="T1"> mengenai bagaimana Kecerdasan Buatan (AI) dan Pembelajaran Mesin (ML) telah menjadi komponen fundamental yang meresap di hampir semua produk dan operasi Meta. </text:span><text:span text:style-name="Strong_20_Emphasis"><text:span text:style-name="T1">Berikan contoh-contoh konkret penerapan AI/ML</text:span></text:span><text:span text:style-name="T1">: dalam </text:span><text:span text:style-name="Strong_20_Emphasis"><text:span text:style-name="T1">pemeringkatan konten News Feed, personalisasi iklan, moderasi konten</text:span></text:span><text:span text:style-name="T1"> (deteksi ujaran kebencian, ketelanjangan, misinformasi, spam), </text:span><text:span text:style-name="Strong_20_Emphasis"><text:span text:style-name="T1">penerjemahan otomatis antar bahasa, sistem rekomendasi</text:span></text:span><text:span text:style-name="T1"> ('People You May Know', Grup, Halaman, Reels), </text:span><text:span text:style-name="Strong_20_Emphasis"><text:span text:style-name="T1">analisis dan pemahaman gambar/video</text:span></text:span><text:span text:style-name="T1"> (</text:span><text:span text:style-name="Emphasis"><text:span text:style-name="T1">computer vision</text:span></text:span><text:span text:style-name="T1"> untuk </text:span><text:span text:style-name="Emphasis"><text:span text:style-name="T1">tagging</text:span></text:span><text:span text:style-name="T1"> otomatis, pengenalan objek/wajah/aktivitas), </text:span><text:soft-page-break/><text:span text:style-name="T1">dan </text:span><text:span text:style-name="Strong_20_Emphasis"><text:span text:style-name="T1">pengenalan suara</text:span></text:span><text:span text:style-name="T1">. </text:span><text:span text:style-name="Strong_20_Emphasis"><text:span text:style-name="T1">Sebutkan peran divisi riset AI fundamental Meta (FAIR)</text:span></text:span><text:span text:style-name="T1"> dalam mendorong batas-batas keilmuan AI. </text:span><text:span text:style-name="Strong_20_Emphasis"><text:span text:style-name="T1">Diskusikan secara kritis tantangan etis dan sosial</text:span></text:span><text:span text:style-name="T1"> yang melekat pada penggunaan AI skala besar ini (misalnya, bias algoritma, isu keadilan (</text:span><text:span text:style-name="Emphasis"><text:span text:style-name="T1">fairness</text:span></text:span><text:span text:style-name="T1">), transparansi, dan akuntabilitas). Singgung visi Meta untuk </text:span><text:span text:style-name="Strong_20_Emphasis"><text:span text:style-name="T1">pengembangan AI di masa depan</text:span></text:span><text:span text:style-name="T1">, termasuk </text:span><text:span text:style-name="Strong_20_Emphasis"><text:span text:style-name="T1">AI Generatif</text:span></text:span><text:span text:style-name="T1">." </text:span></text:p>
                  </text:list-item>
                </text:list>
              </text:list-item>
              <text:list-item>
                <text:p text:style-name="P15"><text:span text:style-name="Strong_20_Emphasis"><text:span text:style-name="T1">Subbab 4.5: Rekayasa Perangkat Lunak dan Budaya "Move Fast and Break Things"</text:span></text:span></text:p>
                <text:list>
                  <text:list-item>
                    <text:p text:style-name="P15"><text:span text:style-name="Strong_20_Emphasis"><text:span text:style-name="T1">Prompt untuk Pembahasan Mendalam:</text:span></text:span><text:span text:style-name="T1"> "Analisis secara </text:span><text:span text:style-name="Strong_20_Emphasis"><text:span text:style-name="T1">mendalam</text:span></text:span><text:span text:style-name="T1"> budaya rekayasa perangkat lunak (software engineering culture) yang khas dan berpengaruh di Meta. </text:span><text:span text:style-name="Strong_20_Emphasis"><text:span text:style-name="T1">Jelaskan secara detail filosofi awal 'Move Fast and Break Things'</text:span></text:span><text:span text:style-name="T1">: apa artinya dalam praktik sehari-hari para engineer (siklus pengembangan cepat, peluncuran fitur berkelanjutan, toleransi terhadap kegagalan kecil demi kecepatan), dan bagaimana filosofi ini membentuk DNA perusahaan. </text:span><text:span text:style-name="Strong_20_Emphasis"><text:span text:style-name="T1">Deskripsikan evolusi moto ini</text:span></text:span><text:span text:style-name="T1"> (misalnya menjadi 'Move Fast with Stable Infra') sebagai respons terhadap skala yang semakin besar dan kebutuhan akan stabilitas. </text:span><text:span text:style-name="Strong_20_Emphasis"><text:span text:style-name="T1">Gambarkan praktik-praktik rekayasa kunci</text:span></text:span><text:span text:style-name="T1">: sistem kontrol versi internal, frekuensi </text:span><text:span text:style-name="Emphasis"><text:span text:style-name="T1">code deployment</text:span></text:span><text:span text:style-name="T1"> yang tinggi, penggunaan A/B testing secara ekstensif untuk menguji fitur baru, dan cara mengelola </text:span><text:span text:style-name="Emphasis"><text:span text:style-name="T1">codebase</text:span></text:span><text:span text:style-name="T1"> raksasa. </text:span><text:span text:style-name="Strong_20_Emphasis"><text:span text:style-name="T1">Diskusikan bagaimana budaya ini menarik talenta engineering</text:span></text:span><text:span text:style-name="T1"> dan mendorong inovasi. </text:span><text:span text:style-name="Strong_20_Emphasis"><text:span text:style-name="T1">Evaluasi secara seimbang dampak positif (kecepatan, inovasi) dan negatif potensial (bug, masalah privasi/keamanan akibat ketergesa-gesaan, 'tech debt')</text:span></text:span><text:span text:style-name="T1"> dari budaya ini, serta upaya Meta untuk menyeimbangkan kecepatan dengan tanggung jawab seiring dengan kedewasaan perusahaan." </text:span></text:p>
                  </text:list-item>
                </text:list>
              </text:list-item>
            </text:list>
            <text:p text:style-name="P2"/>
            <text:p text:style-name="P96">Semoga prompt ini membantu Anda menggali lebih dalam aspek teknologi Meta!</text:p>
          </text:section>
          <text:section text:style-name="Sect1" text:name="feedback-form-5">
            <text:p text:style-name="P196"/>
          </text:section>
        </text:section>
        <text:section text:style-name="Sect1" text:name="179d6c6092bb7f62">
          <text:p text:style-name="P96"/>
          <text:section text:style-name="Sect1" text:name="user-query-content-6">
            <text:p text:style-name="P215"><text:soft-page-break/>Pada Bab 5 Tambahkan prompt pada awal bab untuk mendapatkan pengantar , pada tiap subbab/sub-subab untuk mendapatkan isi dengan pembahasan mendalam </text:p>
          </text:section>
          <text:p text:style-name="P196">Tampilkan alur berpikir</text:p>
          <text:section text:style-name="Sect2" text:name="model-response-message-contentr_179d6c6092bb7f62">
            <text:p text:style-name="P96">Oke, berikut adalah prompt untuk pengantar Bab 5 dan prompt mendalam untuk setiap subbab/sub-subbabnya, dengan mempertimbangkan konteks waktu saat ini (April 2025):</text:p>
            <text:p text:style-name="P2"/>
            <text:p text:style-name="Text_20_body"><text:span text:style-name="Strong_20_Emphasis"><text:span text:style-name="T1">Bab 5: Inovasi yang Berhasil dan Gagal</text:span></text:span></text:p>
            <text:list xml:id="list8508827344889649125" text:style-name="L25">
              <text:list-item>
                <text:p text:style-name="P16"><text:span text:style-name="Strong_20_Emphasis"><text:span text:style-name="T1">Prompt untuk Pengantar Bab:</text:span></text:span><text:span text:style-name="T1"> "Setelah menjelajahi fondasi teknologi Meta di bab sebelumnya, kini saatnya mengarahkan lensa pada manifestasi nyata dari teknologi dan strategi tersebut: ragam produk dan fitur yang telah diluncurkan—beberapa merajai dunia digital, sementara yang lain menghilang tanpa jejak. Sampaikan kepada pembaca bahwa bab ini akan menyajikan sebuah galeri kontras, menampilkan studi kasus 'hits' terbesar Meta/Facebook yang mengubah cara kita berinteraksi dan mengonsumsi konten, berdampingan dengan 'misses' atau kegagalan penting yang memberikan pelajaran berharga. Tekankan bahwa dalam ekosistem yang bergerak cepat dan didorong oleh budaya eksperimen (seperti yang dibahas di Bab 4), keberhasilan seringkali dibangun di atas tumpukan percobaan yang gagal. Bingkai bab ini sebagai eksplorasi dinamika inovasi produk di perusahaan teknologi raksasa: bagaimana ide diuji, dikembangkan (terkadang orisinal, seringkali adaptif atau meniru), bagaimana perusahaan merespons tren pasar dan tekanan kompetitif, serta keberanian (atau keharusan) untuk mengakui kegagalan dan beralih ke hal berikutnya." </text:span></text:p>
              </text:list-item>
            </text:list>
            <text:p text:style-name="P2"/>
            <text:p text:style-name="Text_20_body"><text:span text:style-name="Strong_20_Emphasis"><text:span text:style-name="T1">5.1 Sukses:</text:span></text:span></text:p>
            <text:list xml:id="list7132120701781108834" text:style-name="L26">
              <text:list-item>
                <text:p text:style-name="P17"><text:span text:style-name="Strong_20_Emphasis"><text:span text:style-name="T1">Prompt untuk Pembuka Bagian Sukses:</text:span></text:span><text:span text:style-name="T1"> "Bagian ini akan mengupas secara </text:span><text:span text:style-name="Strong_20_Emphasis"><text:span text:style-name="T1">mendalam</text:span></text:span><text:span text:style-name="T1"> beberapa inovasi produk dan fitur paling signifikan dan bertahan lama dari Meta/Facebook. Kita akan menganalisis faktor-faktor kunci yang mendorong keberhasilan mereka, dampaknya pada ekosistem Meta secara keseluruhan, dan bagaimana mereka membentuk pengalaman pengguna bagi miliaran orang di seluruh dunia."</text:span></text:p>
              </text:list-item>
              <text:list-item>
                <text:p text:style-name="P17"><text:soft-page-break/><text:span text:style-name="Strong_20_Emphasis"><text:span text:style-name="T1">Subbab 5.1.1: Facebook Groups: Membangun Komunitas</text:span></text:span></text:p>
                <text:list>
                  <text:list-item>
                    <text:p text:style-name="P124"><text:span text:style-name="Strong_20_Emphasis"><text:span text:style-name="T1">Prompt untuk Pembahasan Mendalam:</text:span></text:span><text:span text:style-name="T1"> "Lakukan analisis </text:span><text:span text:style-name="Strong_20_Emphasis"><text:span text:style-name="T1">mendalam</text:span></text:span><text:span text:style-name="T1"> mengenai Facebook Groups sebagai salah satu fitur paling fundamental dan tahan lama. </text:span><text:span text:style-name="Strong_20_Emphasis"><text:span text:style-name="T1">Telusuri evolusinya</text:span></text:span><text:span text:style-name="T1"> dari sekadar daftar teman menjadi platform komunitas online yang sangat beragam dan berpengaruh. </text:span><text:span text:style-name="Strong_20_Emphasis"><text:span text:style-name="T1">Analisis secara kritis mengapa Groups berhasil</text:span></text:span><text:span text:style-name="T1">: Bagaimana ia memenuhi kebutuhan dasar manusia untuk berserikat berdasarkan minat, identitas, atau tujuan bersama, melampaui koneksi sosial individual? </text:span><text:span text:style-name="Strong_20_Emphasis"><text:span text:style-name="T1">Diskusikan peran ganda Groups</text:span></text:span><text:span text:style-name="T1">: sebagai ruang untuk dukungan, hobi, dan informasi, tetapi juga sebagai tempat berkembangnya misinformasi, polarisasi, dan bahkan aktivitas berbahaya. </text:span><text:span text:style-name="Strong_20_Emphasis"><text:span text:style-name="T1">Rinci tantangan berkelanjutan dalam moderasi konten</text:span></text:span><text:span text:style-name="T1"> skala besar di dalam grup dan upaya Meta (termasuk penggunaan AI) untuk mengatasinya. </text:span><text:span text:style-name="Strong_20_Emphasis"><text:span text:style-name="T1">Evaluasi signifikansi strategis Groups</text:span></text:span><text:span text:style-name="T1"> bagi Meta dalam menjaga keterlibatan (</text:span><text:span text:style-name="Emphasis"><text:span text:style-name="T1">engagement</text:span></text:span><text:span text:style-name="T1">), retensi pengguna, dan potensi sebagai fondasi untuk fitur komunitas di masa depan (termasuk di Metaverse)." </text:span></text:p>
                  </text:list-item>
                </text:list>
              </text:list-item>
              <text:list-item>
                <text:p text:style-name="P17"><text:span text:style-name="Strong_20_Emphasis"><text:span text:style-name="T1">Subbab 5.1.2: Facebook Marketplace: Menantang E-commerce Tradisional</text:span></text:span></text:p>
                <text:list>
                  <text:list-item>
                    <text:p text:style-name="P124"><text:span text:style-name="Strong_20_Emphasis"><text:span text:style-name="T1">Prompt untuk Pembahasan Mendalam:</text:span></text:span><text:span text:style-name="T1"> "Berikan analisis </text:span><text:span text:style-name="Strong_20_Emphasis"><text:span text:style-name="T1">mendalam</text:span></text:span><text:span text:style-name="T1"> mengenai kebangkitan dan dampak Facebook Marketplace sejak diluncurkan pada 2016. </text:span><text:span text:style-name="Strong_20_Emphasis"><text:span text:style-name="T1">Jelaskan bagaimana Marketplace secara cerdas memanfaatkan grafik sosial</text:span></text:span><text:span text:style-name="T1"> dan basis pengguna masif Facebook untuk menciptakan platform </text:span><text:span text:style-name="Emphasis"><text:span text:style-name="T1">classifieds</text:span></text:span><text:span text:style-name="T1"> dan C2C (consumer-to-consumer) lokal yang kuat. </text:span><text:span text:style-name="Strong_20_Emphasis"><text:span text:style-name="T1">Bandingkan model dan pengalaman penggunanya</text:span></text:span><text:span text:style-name="T1"> dengan platform pesaing tradisional (seperti Craigslist, eBay di beberapa pasar, atau platform lokal seperti OLX di Indonesia). </text:span><text:span text:style-name="Strong_20_Emphasis"><text:span text:style-name="T1">Analisis faktor-faktor penentu kesuksesannya</text:span></text:span><text:span text:style-name="T1">: kemudahan penggunaan, integrasi yang mulus dengan profil pengguna, fokus pada transaksi lokal/terdekat. </text:span><text:span text:style-name="Strong_20_Emphasis"><text:span text:style-name="T1">Gali secara detail tantangan persisten terkait kepercayaan dan keamanan</text:span></text:span><text:span text:style-name="T1"> (penipuan/scam, keamanan pertemuan fisik, barang palsu) dan upaya Meta untuk menanggulanginya. </text:span><text:span text:style-name="Strong_20_Emphasis"><text:span text:style-name="T1">Evaluasi dampak signifikan Marketplace</text:span></text:span><text:span text:style-name="T1"> pada perdagangan lokal dan bagaimana ia memperluas fungsi </text:span><text:soft-page-break/><text:span text:style-name="T1">Facebook menjadi platform utilitas sehari-hari." </text:span></text:p>
                  </text:list-item>
                </text:list>
              </text:list-item>
              <text:list-item>
                <text:p text:style-name="P17"><text:span text:style-name="Strong_20_Emphasis"><text:span text:style-name="T1">Subbab 5.1.3: Instagram Stories: Merespons Tren Konten Ephemeral</text:span></text:span></text:p>
                <text:list>
                  <text:list-item>
                    <text:p text:style-name="P124"><text:span text:style-name="Strong_20_Emphasis"><text:span text:style-name="T1">Prompt untuk Pembahasan Mendalam:</text:span></text:span><text:span text:style-name="T1"> "Lakukan analisis </text:span><text:span text:style-name="Strong_20_Emphasis"><text:span text:style-name="T1">mendalam</text:span></text:span><text:span text:style-name="T1"> dan jujur mengenai Instagram Stories. </text:span><text:span text:style-name="Strong_20_Emphasis"><text:span text:style-name="T1">Akui secara eksplisit bahwa ini adalah hasil 'kloning' yang sangat sukses</text:span></text:span><text:span text:style-name="T1"> dari fitur inti Snapchat. </text:span><text:span text:style-name="Strong_20_Emphasis"><text:span text:style-name="T1">Analisis secara detail mengapa strategi meniru ini berhasil secara spektakuler bagi Instagram</text:span></text:span><text:span text:style-name="T1">: faktor apa (basis pengguna yang sudah besar, integrasi yang mulus, kecepatan eksekusi, inovasi tambahan) yang memungkinkan Instagram tidak hanya meniru tetapi seringkali melampaui fitur asli dalam hal adopsi dan </text:span><text:span text:style-name="Emphasis"><text:span text:style-name="T1">engagement</text:span></text:span><text:span text:style-name="T1">? </text:span><text:span text:style-name="Strong_20_Emphasis"><text:span text:style-name="T1">Gambarkan bagaimana Stories mengubah perilaku pengguna Instagram secara fundamental</text:span></text:span><text:span text:style-name="T1">, mendorong pembuatan konten yang lebih sering dan kasual. </text:span><text:span text:style-name="Strong_20_Emphasis"><text:span text:style-name="T1">Rinci evolusi fitur Stories</text:span></text:span><text:span text:style-name="T1"> (penambahan filter AR, stiker interaktif, musik, fitur belanja, dll.) dan bagaimana ia menjadi </text:span><text:span text:style-name="Strong_20_Emphasis"><text:span text:style-name="T1">mesin pendapatan iklan yang sangat penting</text:span></text:span><text:span text:style-name="T1">. </text:span><text:span text:style-name="Strong_20_Emphasis"><text:span text:style-name="T1">Evaluasi dampak strategis jangka panjang</text:span></text:span><text:span text:style-name="T1"> Stories dalam menahan laju Snapchat dan memperkuat dominasi Instagram di ranah sosial visual." </text:span></text:p>
                  </text:list-item>
                </text:list>
              </text:list-item>
              <text:list-item>
                <text:p text:style-name="P17"><text:span text:style-name="Strong_20_Emphasis"><text:span text:style-name="T1">Subbab 5.1.4: Teknologi Video (Live, Reels)</text:span></text:span></text:p>
                <text:list>
                  <text:list-item>
                    <text:p text:style-name="P17"><text:span text:style-name="Strong_20_Emphasis"><text:span text:style-name="T1">Prompt untuk Pembahasan Mendalam:</text:span></text:span><text:span text:style-name="T1"> "Analisis secara </text:span><text:span text:style-name="Strong_20_Emphasis"><text:span text:style-name="T1">mendalam</text:span></text:span><text:span text:style-name="T1"> dorongan strategis Meta yang berkelanjutan ke dalam ranah video, mencakup berbagai format. </text:span><text:span text:style-name="Strong_20_Emphasis"><text:span text:style-name="T1">Mulai dengan Facebook Live</text:span></text:span><text:span text:style-name="T1">: evaluasi peluncuran awalnya, potensi demokratisasi siaran langsung, tetapi juga </text:span><text:span text:style-name="Strong_20_Emphasis"><text:span text:style-name="T1">soroti secara kritis tantangan moderasi konten real-time</text:span></text:span><text:span text:style-name="T1"> dan dampak insiden-insiden viral yang negatif. </text:span><text:span text:style-name="Strong_20_Emphasis"><text:span text:style-name="T1">Diskusikan fokus Meta pada video secara lebih luas</text:span></text:span><text:span text:style-name="T1"> (misalnya, investasi pada Facebook Watch, monetisasi video in-stream). </text:span><text:span text:style-name="Strong_20_Emphasis"><text:span text:style-name="T1">Kemudian, berikan fokus utama pada Reels (Instagram dan Facebook)</text:span></text:span><text:span text:style-name="T1"> sebagai respons defensif dan ofensif terhadap dominasi TikTok di video pendek. </text:span><text:span text:style-name="Strong_20_Emphasis"><text:span text:style-name="T1">Analisis strategi agresif Meta untuk mendorong adopsi Reels</text:span></text:span><text:span text:style-name="T1"> (promosi algoritma besar-besaran, bonus kreator). </text:span><text:span text:style-name="Strong_20_Emphasis"><text:span text:style-name="T1">Evaluasi posisi Reels per April 2025</text:span></text:span><text:span text:style-name="T1">: Sejauh mana ia berhasil menyaingi TikTok dan YouTube Shorts dalam hal perhatian pengguna dan ekosistem kreator? </text:span><text:span text:style-name="Strong_20_Emphasis"><text:span text:style-name="T1">Diskusikan tantangan berkelanjutan</text:span></text:span><text:span text:style-name="T1"> dalam membangun model </text:span><text:soft-page-break/><text:span text:style-name="T1">monetisasi yang menarik bagi kreator Reels." </text:span></text:p>
                  </text:list-item>
                </text:list>
              </text:list-item>
            </text:list>
            <text:p text:style-name="P2"/>
            <text:p text:style-name="Text_20_body"><text:span text:style-name="Strong_20_Emphasis"><text:span text:style-name="T1">5.2 Dihentikan/Gagal:</text:span></text:span></text:p>
            <text:list xml:id="list396866200748658624" text:style-name="L27">
              <text:list-item>
                <text:p text:style-name="P18"><text:span text:style-name="Strong_20_Emphasis"><text:span text:style-name="T1">Prompt untuk Pembuka Bagian Gagal:</text:span></text:span><text:span text:style-name="T1"> "Bagian ini akan mengupas secara </text:span><text:span text:style-name="Strong_20_Emphasis"><text:span text:style-name="T1">mendalam</text:span></text:span><text:span text:style-name="T1"> beberapa contoh paling menonjol dari produk, fitur, atau ambisi besar Meta/Facebook yang tidak berhasil lepas landas, dihentikan, atau secara luas dianggap sebagai kegagalan. Kita akan menganalisis kemungkinan penyebab di balik kegagalan tersebut dan pelajaran strategis yang mungkin dipetik oleh perusahaan dari pengalaman ini."</text:span></text:p>
              </text:list-item>
              <text:list-item>
                <text:p text:style-name="P18"><text:span text:style-name="Strong_20_Emphasis"><text:span text:style-name="T1">Subbab 5.2.1: Facebook Phone (HTC First)</text:span></text:span></text:p>
                <text:list>
                  <text:list-item>
                    <text:p text:style-name="P125"><text:span text:style-name="Strong_20_Emphasis"><text:span text:style-name="T1">Prompt untuk Pembahasan Mendalam:</text:span></text:span><text:span text:style-name="T1"> "Lakukan analisis </text:span><text:span text:style-name="Strong_20_Emphasis"><text:span text:style-name="T1">mendalam</text:span></text:span><text:span text:style-name="T1"> mengenai kegagalan ambisi awal Facebook di ranah perangkat keras ponsel melalui kemitraan dengan HTC untuk meluncurkan HTC First (2013) yang menjalankan </text:span><text:span text:style-name="Emphasis"><text:span text:style-name="T1">launcher</text:span></text:span><text:span text:style-name="T1"> 'Facebook Home'. </text:span><text:span text:style-name="Strong_20_Emphasis"><text:span text:style-name="T1">Jelaskan konsep Facebook Home</text:span></text:span><text:span text:style-name="T1"> dan visinya untuk menjadikan Facebook sebagai lapisan utama pengalaman ponsel. </text:span><text:span text:style-name="Strong_20_Emphasis"><text:span text:style-name="T1">Analisis secara komprehensif faktor-faktor kegagalannya</text:span></text:span><text:span text:style-name="T1">: Apakah karena kualitas perangkat keras HTC First? Apakah pengalaman pengguna Facebook Home terlalu 'mengambil alih' dan tidak disukai? Apakah asumsi bahwa pengguna menginginkan 'Facebook Phone' itu sendiri keliru? </text:span><text:span text:style-name="Strong_20_Emphasis"><text:span text:style-name="T1">Deskripsikan penerimaan pasar yang sangat dingin</text:span></text:span><text:span text:style-name="T1">, penjualan yang minim, dan keputusan cepat untuk menghentikan proyek tersebut. </text:span><text:span text:style-name="Strong_20_Emphasis"><text:span text:style-name="T1">Apa pelajaran utama</text:span></text:span><text:span text:style-name="T1"> yang bisa ditarik mengenai strategi perangkat keras dan pemahaman kebutuhan pengguna dari episode ini?" </text:span></text:p>
                  </text:list-item>
                </text:list>
              </text:list-item>
              <text:list-item>
                <text:p text:style-name="P18"><text:span text:style-name="Strong_20_Emphasis"><text:span text:style-name="T1">Subbab 5.2.2: Aplikasi Eksperimental (Paper, Slingshot, dll.)</text:span></text:span></text:p>
                <text:list>
                  <text:list-item>
                    <text:p text:style-name="P125"><text:span text:style-name="Strong_20_Emphasis"><text:span text:style-name="T1">Prompt untuk Pembahasan Mendalam:</text:span></text:span><text:span text:style-name="T1"> "Analisis secara </text:span><text:span text:style-name="Strong_20_Emphasis"><text:span text:style-name="T1">mendalam</text:span></text:span><text:span text:style-name="T1"> fenomena 'kuburan aplikasi' Meta/Facebook – pola peluncuran berbagai aplikasi mandiri eksperimental yang kemudian dimatikan dalam waktu singkat. </text:span><text:span text:style-name="Strong_20_Emphasis"><text:span text:style-name="T1">Berikan contoh-contoh representatif</text:span></text:span><text:span text:style-name="T1"> seperti </text:span><text:span text:style-name="Strong_20_Emphasis"><text:span text:style-name="T1">Paper</text:span></text:span><text:span text:style-name="T1"> (yang dipuji desainnya tetapi gagal menarik pengguna), </text:span><text:span text:style-name="Strong_20_Emphasis"><text:span text:style-name="T1">Slingshot</text:span></text:span><text:span text:style-name="T1"> (klon Snapchat dengan mekanisme 'balas untuk melihat' yang rumit), Poke (klon Snapchat </text:span><text:soft-page-break/><text:span text:style-name="T1">pertama yang gagal), Riff, Rooms, dan lainnya. </text:span><text:span text:style-name="Strong_20_Emphasis"><text:span text:style-name="T1">Gali tujuan strategis</text:span></text:span><text:span text:style-name="T1"> di balik peluncuran aplikasi-aplikasi ini (menguji ide baru, menargetkan demografi spesifik, respons cepat terhadap pesaing). </text:span><text:span text:style-name="Strong_20_Emphasis"><text:span text:style-name="T1">Analisis alasan umum mengapa sebagian besar gagal mendapatkan traksi</text:span></text:span><text:span text:style-name="T1">: kebingungan pengguna, kurangnya diferensiasi yang jelas, kanibalisasi dengan aplikasi inti, atau sekadar tidak memenuhi kebutuhan pasar. </text:span><text:span text:style-name="Strong_20_Emphasis"><text:span text:style-name="T1">Diskusikan bagaimana pola ini merefleksikan budaya iterasi cepat</text:span></text:span><text:span text:style-name="T1">, tetapi juga menimbulkan pertanyaan tentang efisiensi dan fokus strategis jangka panjang." </text:span></text:p>
                  </text:list-item>
                </text:list>
              </text:list-item>
              <text:list-item>
                <text:p text:style-name="P18"><text:span text:style-name="Strong_20_Emphasis"><text:span text:style-name="T1">Subbab 5.2.3: Proyek Kripto Libra/Diem</text:span></text:span></text:p>
                <text:list>
                  <text:list-item>
                    <text:p text:style-name="P125"><text:span text:style-name="Strong_20_Emphasis"><text:span text:style-name="T1">Prompt untuk Pembahasan Mendalam:</text:span></text:span><text:span text:style-name="T1"> "Sajikan analisis </text:span><text:span text:style-name="Strong_20_Emphasis"><text:span text:style-name="T1">mendalam dan komprehensif</text:span></text:span><text:span text:style-name="T1"> mengenai saga proyek mata uang digital global yang ambisius, Libra, yang kemudian menjadi Diem, dan akhirnya gagal total. </text:span><text:span text:style-name="Strong_20_Emphasis"><text:span text:style-name="T1">Uraikan visi besar di balik Libra</text:span></text:span><text:span text:style-name="T1">: menciptakan sistem pembayaran global baru berbasis </text:span><text:span text:style-name="Emphasis"><text:span text:style-name="T1">stablecoin</text:span></text:span><text:span text:style-name="T1"> yang didukung aset riil, dikelola oleh konsorsium perusahaan besar, dengan potensi menjangkau miliaran orang. </text:span><text:span text:style-name="Strong_20_Emphasis"><text:span text:style-name="T1">Deskripsikan badai penolakan seketika dari regulator keuangan, bank sentral, dan politisi</text:span></text:span><text:span text:style-name="T1"> di seluruh dunia karena kekhawatiran tentang stabilitas keuangan, kedaulatan moneter, dan potensi penyalahgunaan. </text:span><text:span text:style-name="Strong_20_Emphasis"><text:span text:style-name="T1">Rinci bagaimana tekanan regulasi menyebabkan eksodus mitra pendiri</text:span></text:span><text:span text:style-name="T1"> dari Libra Association. </text:span><text:span text:style-name="Strong_20_Emphasis"><text:span text:style-name="T1">Jelaskan upaya penyelamatan melalui rebranding menjadi Diem</text:span></text:span><text:span text:style-name="T1"> dengan lingkup yang lebih terbatas. </text:span><text:span text:style-name="Strong_20_Emphasis"><text:span text:style-name="T1">Analisis secara tuntas faktor-faktor penyebab kegagalan akhir</text:span></text:span><text:span text:style-name="T1"> proyek ini (dijual asetnya pada 2022): hambatan regulasi yang fundamental, defisit kepercayaan publik dan regulator terhadap Facebook/Meta sebagai pengelola sistem keuangan, serta kemungkinan kerumitan desain dan tantangan tata kelola internal." </text:span></text:p>
                  </text:list-item>
                </text:list>
              </text:list-item>
              <text:list-item>
                <text:p text:style-name="P18"><text:span text:style-name="Strong_20_Emphasis"><text:span text:style-name="T1">Subbab 5.2.4: Fitur-fitur yang Kurang Diminati atau Dihapus</text:span></text:span></text:p>
                <text:list>
                  <text:list-item>
                    <text:p text:style-name="P18"><text:span text:style-name="Strong_20_Emphasis"><text:span text:style-name="T1">Prompt untuk Pembahasan Mendalam:</text:span></text:span><text:span text:style-name="T1"> "Berikan analisis </text:span><text:span text:style-name="Strong_20_Emphasis"><text:span text:style-name="T1">mendalam</text:span></text:span><text:span text:style-name="T1"> mengenai fitur-fitur spesifik di dalam platform utama (Facebook/Instagram) yang secara bertahap kehilangan relevansi, </text:span><text:span text:style-name="Strong_20_Emphasis"><text:span text:style-name="T1">kurang diadopsi pengguna</text:span></text:span><text:span text:style-name="T1">, atau </text:span><text:span text:style-name="Strong_20_Emphasis"><text:span text:style-name="T1">secara aktif dihapus/disembunyikan</text:span></text:span><text:span text:style-name="T1"> oleh Meta. Gunakan contoh seperti: </text:span><text:soft-page-break/><text:span text:style-name="Strong_20_Emphasis"><text:span text:style-name="T1">fungsi 'Gifts' (Hadiah virtual), fitur polling/pertanyaan 'Questions', penurunan drastis visibilitas 'Notes', penghapusan mata uang virtual 'Facebook Credits', kompleksitas pengelolaan 'Friend Lists' yang ditinggalkan banyak pengguna, penghapusan 'Ticker' sidebar real-time</text:span></text:span><text:span text:style-name="T1"> karena keluhan pengguna, atau fitur lain yang signifikan. </text:span><text:span text:style-name="Strong_20_Emphasis"><text:span text:style-name="T1">Analisis berbagai kemungkinan alasan</text:span></text:span><text:span text:style-name="T1"> di balik 'kematian' fitur-fitur ini: perubahan selera dan perilaku pengguna, fitur yang terlalu rumit, kurangnya integrasi yang baik, tidak ada jalur monetisasi yang jelas, pergeseran fokus strategis perusahaan ke area lain (misalnya, AI, Metaverse, video pendek), atau sekadar upaya untuk menyederhanakan platform yang semakin membengkak. </text:span><text:span text:style-name="Strong_20_Emphasis"><text:span text:style-name="T1">Diskusikan bagaimana ini adalah bagian alami dari siklus hidup produk</text:span></text:span><text:span text:style-name="T1"> dalam platform digital yang terus berevolusi." </text:span></text:p>
                  </text:list-item>
                </text:list>
              </text:list-item>
            </text:list>
            <text:p text:style-name="P2"/>
            <text:p text:style-name="P96">Semoga ini memberikan kerangka kerja yang kuat untuk Bab 5 Anda!</text:p>
          </text:section>
          <text:section text:style-name="Sect1" text:name="feedback-form-6">
            <text:p text:style-name="P196"/>
          </text:section>
        </text:section>
        <text:section text:style-name="Sect1" text:name="3d049e994b6ea2dc">
          <text:p text:style-name="P96"/>
          <text:section text:style-name="Sect1" text:name="user-query-content-7">
            <text:p text:style-name="P215">Pada Bab 6 Tambahkan prompt pada awal bab untuk mendapatkan pengantar , pada tiap subbab/sub-subab untuk mendapatkan isi dengan pembahasan mendalam </text:p>
          </text:section>
          <text:p text:style-name="P196">Tampilkan alur berpikir</text:p>
          <text:section text:style-name="Sect2" text:name="model-response-message-contentr_3d049e994b6ea2dc">
            <text:p text:style-name="P96">Oke, mari kita siapkan prompt untuk Bab 6 yang fokus pada sisi kontroversial Meta:</text:p>
            <text:p text:style-name="P2"/>
            <text:p text:style-name="Text_20_body"><text:span text:style-name="Strong_20_Emphasis"><text:span text:style-name="T1">Bab 6: Kontroversi dan Sisi Gelap Jejaring</text:span></text:span></text:p>
            <text:list xml:id="list3125355820699342368" text:style-name="L28">
              <text:list-item>
                <text:p text:style-name="P19"><text:span text:style-name="Strong_20_Emphasis"><text:span text:style-name="T1">Prompt untuk Pengantar Bab:</text:span></text:span><text:span text:style-name="T1"> "Setelah mengeksplorasi inovasi dan teknologi Meta, bab ini akan mengalihkan fokus secara tajam ke sisi yang lebih kompleks dan seringkali meresahkan: serangkaian kontroversi mendalam, dampak sosial negatif, dan dilema etis yang tak terpisahkan dari skala dan pengaruh perusahaan ini. Akui secara singkat bahwa platform ini menyediakan koneksi dan layanan bagi miliaran orang, namun tegaskan bahwa pemahaman yang utuh tentang Meta/Facebook menuntut konfrontasi langsung dengan 'sisi gelapnya'. Sampaikan </text:span><text:soft-page-break/><text:span text:style-name="T1">kepada pembaca bahwa bab ini akan membongkar secara kritis isu-isu paling pelik yang terus menghantui Meta: pelanggaran privasi pengguna yang mengguncang kepercayaan publik, peran platform dalam amplifikasi misinformasi dan ujaran kebencian, kekhawatiran serius mengenai dampaknya pada kesehatan mental, tuduhan penyalahgunaan kekuatan pasar (monopoli), serta pengaruhnya yang signifikan dan problematik pada lanskap politik dan demokrasi global. Bingkai bab ini sebagai penyelidikan esensial terhadap biaya sosial dan tantangan etis dari keberadaan raksasa teknologi ini." </text:span></text:p>
              </text:list-item>
            </text:list>
            <text:p text:style-name="P2"/>
            <text:list xml:id="list5942509778405175322" text:style-name="L29">
              <text:list-item>
                <text:p text:style-name="P20"><text:span text:style-name="Strong_20_Emphasis"><text:span text:style-name="T1">Subbab 6.1: Privasi Pengguna: Skandal Cambridge Analytica dan Pelanggaran Data Lainnya</text:span></text:span></text:p>
                <text:list>
                  <text:list-item>
                    <text:p text:style-name="P126"><text:span text:style-name="Strong_20_Emphasis"><text:span text:style-name="T1">Prompt untuk Pembahasan Mendalam:</text:span></text:span><text:span text:style-name="T1"> "Lakukan analisis </text:span><text:span text:style-name="Strong_20_Emphasis"><text:span text:style-name="T1">mendalam dan terperinci</text:span></text:span><text:span text:style-name="T1"> mengenai isu privasi pengguna sebagai 'tumit Achilles' Meta/Facebook. </text:span><text:span text:style-name="Strong_20_Emphasis"><text:span text:style-name="T1">Jadikan skandal Cambridge Analytica (2018) sebagai studi kasus utama</text:span></text:span><text:span text:style-name="T1">: jelaskan secara </text:span><text:span text:style-name="Strong_20_Emphasis"><text:span text:style-name="T1">rinci bagaimana data pribadi jutaan pengguna dapat 'dipanen'</text:span></text:span><text:span text:style-name="T1"> melalui API kuis pihak ketiga dan kemudian diduga digunakan untuk tujuan kampanye politik tanpa persetujuan eksplisit. </text:span><text:span text:style-name="Strong_20_Emphasis"><text:span text:style-name="T1">Uraikan peran berbagai aktor</text:span></text:span><text:span text:style-name="T1"> (Aleksandr Kogan, Cambridge Analytica, Facebook sendiri). </text:span><text:span text:style-name="Strong_20_Emphasis"><text:span text:style-name="T1">Sebutkan dan diskusikan secara singkat contoh-contoh signifikan lain dari kebocoran data, pelanggaran privasi, atau praktik pengumpulan data yang kontroversial</text:span></text:span><text:span text:style-name="T1"> yang dilakukan Facebook/Meta sebelum dan sesudah skandal tersebut. </text:span><text:span text:style-name="Strong_20_Emphasis"><text:span text:style-name="T1">Analisis akar penyebab masalah privasi ini</text:span></text:span><text:span text:style-name="T1">: Apakah karena kelalaian teknis, model bisnis yang secara inheren bergantung pada data ekstensif, atau budaya internal yang kurang memprioritaskan privasi? </text:span><text:span text:style-name="Strong_20_Emphasis"><text:span text:style-name="T1">Diskusikan dampak skandal dan pelanggaran ini</text:span></text:span><text:span text:style-name="T1">: erosi kepercayaan publik, denda besar dari regulator (FTC di AS), serta pengaruhnya terhadap lahirnya regulasi privasi yang lebih ketat (seperti GDPR di Eropa). </text:span><text:span text:style-name="Strong_20_Emphasis"><text:span text:style-name="T1">Evaluasi efektivitas respons dan perubahan kebijakan privasi Meta</text:span></text:span><text:span text:style-name="T1"> pasca-skandal." </text:span></text:p>
                  </text:list-item>
                </text:list>
              </text:list-item>
              <text:list-item>
                <text:p text:style-name="P20"><text:span text:style-name="Strong_20_Emphasis"><text:span text:style-name="T1">Subbab 6.2: Penyebaran Misinformasi dan Berita Bohong (Hoax)</text:span></text:span></text:p>
                <text:list>
                  <text:list-item>
                    <text:p text:style-name="P126"><text:span text:style-name="Strong_20_Emphasis"><text:span text:style-name="T1">Prompt untuk Pembahasan Mendalam:</text:span></text:span><text:span text:style-name="T1"> "Sajikan analisis </text:span><text:span text:style-name="Strong_20_Emphasis"><text:span text:style-name="T1">mendalam</text:span></text:span><text:span text:style-name="T1"> mengenai bagaimana platform Meta (khususnya </text:span><text:soft-page-break/><text:span text:style-name="T1">Facebook dan WhatsApp) menjadi saluran utama penyebaran misinformasi, disinformasi (termasuk hoax), dan ujaran kebencian secara global. </text:span><text:span text:style-name="Strong_20_Emphasis"><text:span text:style-name="T1">Jelaskan mekanisme platform yang berkontribusi terhadap masalah ini</text:span></text:span><text:span text:style-name="T1">: bagaimana </text:span><text:span text:style-name="Strong_20_Emphasis"><text:span text:style-name="T1">algoritma yang mengoptimalkan </text:span></text:span><text:span text:style-name="Strong_20_Emphasis"><text:span text:style-name="Emphasis"><text:span text:style-name="T1">engagement</text:span></text:span></text:span><text:span text:style-name="Strong_20_Emphasis"><text:span text:style-name="T1"> dapat secara tidak sengaja mengamplifikasi konten sensasional atau memecah belah</text:span></text:span><text:span text:style-name="T1">, bagaimana kemudahan berbagi mempercepat viralitas, dan bagaimana struktur grup dapat menjadi 'ruang gema' informasi salah. </text:span><text:span text:style-name="Strong_20_Emphasis"><text:span text:style-name="T1">Gali tantangan fundamental dan skala besar dalam moderasi konten</text:span></text:span><text:span text:style-name="T1">: volume yang luar biasa, kecepatan penyebaran, keragaman bahasa dan konteks lokal, kesulitan membedakan satire/opini dari kebohongan berbahaya, serta tekanan politik dalam pengambilan keputusan moderasi. </text:span><text:span text:style-name="Strong_20_Emphasis"><text:span text:style-name="T1">Berikan contoh-contoh konkret dampak dunia nyata</text:span></text:span><text:span text:style-name="T1"> dari penyebaran konten berbahaya ini (misalnya, terkait pemilu, kesehatan publik seperti gerakan anti-vaksin, hasutan kekerasan etnis/agama seperti kasus Rohingya di Myanmar). </text:span><text:span text:style-name="Strong_20_Emphasis"><text:span text:style-name="T1">Evaluasi secara kritis kebijakan, teknologi (AI), dan upaya penegakan (fact-checking, label, deplatforming)</text:span></text:span><text:span text:style-name="T1"> yang diterapkan Meta: Seberapa efektif? Apa keterbatasannya? Apa saja kritik utama (terlalu reaktif, kurang transparan, standar ganda)?" </text:span></text:p>
                  </text:list-item>
                </text:list>
              </text:list-item>
              <text:list-item>
                <text:p text:style-name="P20"><text:span text:style-name="Strong_20_Emphasis"><text:span text:style-name="T1">Subbab 6.3: Dampak pada Kesehatan Mental dan Kesejahteraan</text:span></text:span></text:p>
                <text:list>
                  <text:list-item>
                    <text:p text:style-name="P126"><text:span text:style-name="Strong_20_Emphasis"><text:span text:style-name="T1">Prompt untuk Pembahasan Mendalam:</text:span></text:span><text:span text:style-name="T1"> "Lakukan analisis </text:span><text:span text:style-name="Strong_20_Emphasis"><text:span text:style-name="T1">mendalam</text:span></text:span><text:span text:style-name="T1"> berdasarkan riset dan laporan yang ada (termasuk dokumen internal yang bocor) mengenai dampak potensial penggunaan platform Meta (terutama Instagram dan Facebook) terhadap kesehatan mental dan kesejahteraan pengguna. </text:span><text:span text:style-name="Strong_20_Emphasis"><text:span text:style-name="T1">Jelaskan mekanisme psikologis yang sering dibahas</text:span></text:span><text:span text:style-name="T1">: fenomena </text:span><text:span text:style-name="Strong_20_Emphasis"><text:span text:style-name="T1">perbandingan sosial</text:span></text:span><text:span text:style-name="T1"> yang terus-menerus, tekanan untuk menampilkan citra diri yang tidak realistis, dampaknya pada </text:span><text:span text:style-name="Strong_20_Emphasis"><text:span text:style-name="T1">citra tubuh (body image)</text:span></text:span><text:span text:style-name="T1"> khususnya di kalangan remaja perempuan, potensi kecanduan (</text:span><text:span text:style-name="Emphasis"><text:span text:style-name="T1">addiction</text:span></text:span><text:span text:style-name="T1">) yang didorong oleh desain platform (</text:span><text:span text:style-name="Emphasis"><text:span text:style-name="T1">infinite scroll</text:span></text:span><text:span text:style-name="T1">, notifikasi, </text:span><text:span text:style-name="Emphasis"><text:span text:style-name="T1">variable rewards</text:span></text:span><text:span text:style-name="T1">), serta sebagai medium untuk </text:span><text:span text:style-name="Strong_20_Emphasis"><text:span text:style-name="T1">cyberbullying</text:span></text:span><text:span text:style-name="T1">. </text:span><text:span text:style-name="Strong_20_Emphasis"><text:span text:style-name="T1">Diskusikan temuan-temuan kunci dari 'Facebook Files'/'Instagram Files'</text:span></text:span><text:span text:style-name="T1"> yang dibocorkan oleh Frances Haugen, yang menunjukkan bahwa Meta menyadari potensi dampak negatif platformnya pada remaja. </text:span><text:soft-page-break/><text:span text:style-name="Strong_20_Emphasis"><text:span text:style-name="T1">Analisis kaitan potensial</text:span></text:span><text:span text:style-name="T1"> (meskipun kompleks dan sering diperdebatkan kausalitasnya) antara penggunaan media sosial yang intensif dengan peningkatan </text:span><text:span text:style-name="Strong_20_Emphasis"><text:span text:style-name="T1">gangguan kecemasan, depresi, dan masalah tidur</text:span></text:span><text:span text:style-name="T1">. </text:span><text:span text:style-name="Strong_20_Emphasis"><text:span text:style-name="T1">Evaluasi inisiatif Meta</text:span></text:span><text:span text:style-name="T1"> untuk mempromosikan 'kesejahteraan digital' (misalnya, fitur batas waktu penggunaan): Apakah langkah ini cukup signifikan untuk mengatasi masalah yang mungkin disebabkan oleh desain inti platform?" </text:span></text:p>
                  </text:list-item>
                </text:list>
              </text:list-item>
              <text:list-item>
                <text:p text:style-name="P20"><text:span text:style-name="Strong_20_Emphasis"><text:span text:style-name="T1">Subbab 6.4: Isu Monopoli dan Tuntutan Antimonopoli</text:span></text:span></text:p>
                <text:list>
                  <text:list-item>
                    <text:p text:style-name="P126"><text:span text:style-name="Strong_20_Emphasis"><text:span text:style-name="T1">Prompt untuk Pembahasan Mendalam:</text:span></text:span><text:span text:style-name="T1"> "Sajikan analisis </text:span><text:span text:style-name="Strong_20_Emphasis"><text:span text:style-name="T1">mendalam</text:span></text:span><text:span text:style-name="T1"> mengenai kekhawatiran bahwa Meta memiliki dan menyalahgunakan kekuatan pasar yang dominan (monopoli) di sektor media sosial dan periklanan digital. </text:span><text:span text:style-name="Strong_20_Emphasis"><text:span text:style-name="T1">Jelaskan bagaimana 'efek jaringan' (network effects)</text:span></text:span><text:span text:style-name="T1"> yang kuat dan </text:span><text:span text:style-name="Strong_20_Emphasis"><text:span text:style-name="T1">akuisisi strategis terhadap pesaing potensial (Instagram dan WhatsApp)</text:span></text:span><text:span text:style-name="T1"> dipandang sebagai pilar utama dominasi ini dan sebagai praktik anti-persaingan. </text:span><text:span text:style-name="Strong_20_Emphasis"><text:span text:style-name="T1">Rinci tuntutan hukum antimonopoli besar</text:span></text:span><text:span text:style-name="T1"> yang sedang atau pernah dihadapi Meta, terutama dari FTC dan Jaksa Agung negara bagian di AS, serta penyelidikan serupa oleh otoritas persaingan usaha di Uni Eropa dan negara lain. </text:span><text:span text:style-name="Strong_20_Emphasis"><text:span text:style-name="T1">Uraikan argumen utama para penuntut</text:span></text:span><text:span text:style-name="T1">: bahwa Meta secara ilegal mempertahankan monopolinya dengan mengakuisisi atau menghancurkan pesaing, sehingga merugikan konsumen dan inovasi. </text:span><text:span text:style-name="Strong_20_Emphasis"><text:span text:style-name="T1">Diskusikan kemungkinan solusi</text:span></text:span><text:span text:style-name="T1"> yang dituntut atau dipertimbangkan (misalnya, pemecahan perusahaan dengan divestasi Instagram dan/atau WhatsApp, pembukaan akses data/interoperabilitas). </text:span><text:span text:style-name="Strong_20_Emphasis"><text:span text:style-name="T1">Sajikan pula argumen pembelaan utama Meta</text:span></text:span><text:span text:style-name="T1">: bahwa pasar sangat kompetitif (misalnya, dengan adanya TikTok, dll.), bahwa akuisisi tersebut pro-kompetitif, dan bahwa konsumen diuntungkan oleh layanan gratis mereka." </text:span></text:p>
                  </text:list-item>
                </text:list>
              </text:list-item>
              <text:list-item>
                <text:p text:style-name="P20"><text:span text:style-name="Strong_20_Emphasis"><text:span text:style-name="T1">Subbab 6.5: Pengaruh pada Politik dan Demokrasi</text:span></text:span></text:p>
                <text:list>
                  <text:list-item>
                    <text:p text:style-name="P20"><text:span text:style-name="Strong_20_Emphasis"><text:span text:style-name="T1">Prompt untuk Pembahasan Mendalam:</text:span></text:span><text:span text:style-name="T1"> "Lakukan analisis </text:span><text:span text:style-name="Strong_20_Emphasis"><text:span text:style-name="T1">mendalam</text:span></text:span><text:span text:style-name="T1"> mengenai peran multifaset dan seringkali kontroversial platform Meta dalam membentuk lanskap politik dan proses demokrasi kontemporer. </text:span><text:span text:style-name="Strong_20_Emphasis"><text:span text:style-name="T1">Analisis penggunaan platform untuk iklan politik</text:span></text:span><text:span text:style-name="T1">: kemampuan </text:span><text:span text:style-name="Emphasis"><text:span text:style-name="T1">microtargeting</text:span></text:span><text:span text:style-name="T1"> yang presisi, isu </text:span><text:soft-page-break/><text:span text:style-name="T1">transparansi pengiklan dan pendanaan, serta perdebatan tentang apakah iklan politik harus diperiksa faktanya. </text:span><text:span text:style-name="Strong_20_Emphasis"><text:span text:style-name="T1">Gali peran platform dalam memfasilitasi (atau gagal mencegah) operasi pengaruh asing</text:span></text:span><text:span text:style-name="T1"> dalam pemilu (gunakan contoh konkret seperti campur tangan Rusia dalam Pemilu AS 2016). </text:span><text:span text:style-name="Strong_20_Emphasis"><text:span text:style-name="T1">Diskusikan bagaimana fitur platform (algoritma, grup) dapat berkontribusi pada polarisasi politik</text:span></text:span><text:span text:style-name="T1"> dan penciptaan 'ruang gema' ideologis. </text:span><text:span text:style-name="Strong_20_Emphasis"><text:span text:style-name="T1">Jelaskan peran platform sebagai alat mobilisasi politik</text:span></text:span><text:span text:style-name="T1">: untuk kampanye, protes (misalnya, Arab Spring), tetapi juga untuk penyebaran propaganda negara atau koordinasi kelompok ekstremis. </text:span><text:span text:style-name="Strong_20_Emphasis"><text:span text:style-name="T1">Analisis dilema kebijakan konten politik Meta</text:span></text:span><text:span text:style-name="T1">: tarik ulur antara klaim kebebasan berbicara dan tanggung jawab untuk membatasi ujaran berbahaya atau misinformasi politik (termasuk keputusan menangguhkan akun Donald Trump). </text:span><text:span text:style-name="Strong_20_Emphasis"><text:span text:style-name="T1">Evaluasi dampaknya pada ekosistem media dan jurnalisme</text:span></text:span><text:span text:style-name="T1"> serta perdebatan tentang akuntabilitas hukum dan etis platform." </text:span></text:p>
                  </text:list-item>
                </text:list>
              </text:list-item>
            </text:list>
            <text:p text:style-name="P2"/>
            <text:p text:style-name="P96">Semoga prompt ini membantu Anda mengupas sisi-sisi kontroversial Meta dengan kedalaman dan perspektif kritis yang diperlukan!</text:p>
          </text:section>
          <text:section text:style-name="Sect1" text:name="feedback-form-7">
            <text:p text:style-name="P196"/>
          </text:section>
        </text:section>
        <text:section text:style-name="Sect1" text:name="d17e05f177e64440">
          <text:p text:style-name="P96"/>
          <text:section text:style-name="Sect1" text:name="user-query-content-8">
            <text:p text:style-name="P215">Pada Bab 7 Tambahkan prompt pada awal bab untuk mendapatkan pengantar , pada tiap subbab/sub-subab untuk mendapatkan isi dengan pembahasan mendalam </text:p>
          </text:section>
          <text:p text:style-name="P196">Tampilkan alur berpikir</text:p>
          <text:section text:style-name="Sect2" text:name="model-response-message-contentr_d17e05f177e64440">
            <text:p text:style-name="P96">Oke, mari kita siapkan prompt untuk Bab 7, dengan memperhatikan konteks waktu saat ini (April 2025):</text:p>
            <text:p text:style-name="P2"/>
            <text:p text:style-name="Text_20_body"><text:span text:style-name="Strong_20_Emphasis"><text:span text:style-name="T1">Bab 7: Pivot ke Meta: Visi Metaverse</text:span></text:span></text:p>
            <text:list xml:id="list2448283190280599778" text:style-name="L30">
              <text:list-item>
                <text:p text:style-name="P21"><text:span text:style-name="Strong_20_Emphasis"><text:span text:style-name="T1">Prompt untuk Pengantar Bab:</text:span></text:span><text:span text:style-name="T1"> "Awali bab ini dengan menandai salah satu momen paling signifikan dalam sejarah perusahaan: rebranding dari Facebook, Inc. menjadi Meta Platforms, Inc. pada akhir 2021. Jelaskan bahwa ini bukan sekadar perubahan nama kosmetik, melainkan sebuah 'pivot' strategis besar-besaran, sebuah pertaruhan multi-miliar dolar </text:span><text:soft-page-break/><text:span text:style-name="T1">pada visi 'Metaverse' sebagai evolusi berikutnya dari internet dan interaksi sosial. Diskusikan </text:span><text:span text:style-name="Strong_20_Emphasis"><text:span text:style-name="T1">potensi motivasi ganda</text:span></text:span><text:span text:style-name="T1"> di balik langkah ini: di satu sisi, sebagai upaya untuk </text:span><text:span text:style-name="Strong_20_Emphasis"><text:span text:style-name="T1">melepaskan diri dari beban kontroversi dan citra negatif</text:span></text:span><text:span text:style-name="T1"> merek 'Facebook' (yang dibahas tuntas di Bab 6), dan di sisi lain, sebagai </text:span><text:span text:style-name="Strong_20_Emphasis"><text:span text:style-name="T1">pernyataan keyakinan fundamental</text:span></text:span><text:span text:style-name="T1"> Mark Zuckerberg bahwa masa depan komputasi dan koneksi manusia terletak pada pengalaman digital yang imersif. Perkenalkan elemen-elemen kunci yang akan dijelajahi dalam bab ini: </text:span><text:span text:style-name="Strong_20_Emphasis"><text:span text:style-name="T1">definisi Metaverse versi Meta</text:span></text:span><text:span text:style-name="T1">, teknologi pendukung utamanya (</text:span><text:span text:style-name="Strong_20_Emphasis"><text:span text:style-name="T1">Virtual Reality/VR melalui Meta Quest dan Augmented Reality/AR</text:span></text:span><text:span text:style-name="T1"> yang sedang dikembangkan), serta platform sosial virtual awal seperti </text:span><text:span text:style-name="Strong_20_Emphasis"><text:span text:style-name="T1">Horizon Worlds</text:span></text:span><text:span text:style-name="T1">. Siapkan panggung untuk analisis mendalam tentang visi Meta yang sangat ambisius, sangat mahal, dan per </text:span><text:span text:style-name="Strong_20_Emphasis"><text:span text:style-name="T1">April 2025</text:span></text:span><text:span text:style-name="T1">, masih menghadapi jalan panjang serta ketidakpastian besar." </text:span></text:p>
              </text:list-item>
            </text:list>
            <text:p text:style-name="P2"/>
            <text:list xml:id="list258161556323996812" text:style-name="L31">
              <text:list-item>
                <text:p text:style-name="P22"><text:span text:style-name="Strong_20_Emphasis"><text:span text:style-name="T1">Subbab 7.1: Alasan Rebranding Menjadi Meta Platforms, Inc.</text:span></text:span></text:p>
                <text:list>
                  <text:list-item>
                    <text:p text:style-name="P127"><text:span text:style-name="Strong_20_Emphasis"><text:span text:style-name="T1">Prompt untuk Pembahasan Mendalam:</text:span></text:span><text:span text:style-name="T1"> "Lakukan analisis </text:span><text:span text:style-name="Strong_20_Emphasis"><text:span text:style-name="T1">mendalam</text:span></text:span><text:span text:style-name="T1"> mengenai latar belakang, waktu, dan implikasi strategis di balik keputusan rebranding perusahaan induk menjadi Meta Platforms pada Oktober 2021. </text:span><text:span text:style-name="Strong_20_Emphasis"><text:span text:style-name="T1">Jelaskan narasi resmi</text:span></text:span><text:span text:style-name="T1"> yang disampaikan perusahaan mengenai fokus pada pembangunan Metaverse. </text:span><text:span text:style-name="Strong_20_Emphasis"><text:span text:style-name="T1">Analisis secara kritis kemungkinan faktor-faktor pendorong lain yang lebih pragmatis</text:span></text:span><text:span text:style-name="T1">: Sejauh mana </text:span><text:span text:style-name="Strong_20_Emphasis"><text:span text:style-name="T1">waktu pengumuman (bertepatan dengan puncak pemberitaan negatif dari 'Facebook Files' Frances Haugen)</text:span></text:span><text:span text:style-name="T1"> berperan sebagai strategi pengalihan perhatian (diversion)? Seberapa besar motivasi untuk </text:span><text:span text:style-name="Strong_20_Emphasis"><text:span text:style-name="T1">menciptakan jarak psikologis dan korporat dari merek 'Facebook'</text:span></text:span><text:span text:style-name="T1"> yang sudah tercemar banyak skandal? Bagaimana rebranding ini berfungsi untuk </text:span><text:span text:style-name="Strong_20_Emphasis"><text:span text:style-name="T1">menyatukan visi internal, menarik talenta di bidang VR/AR, dan memberi sinyal kepada investor</text:span></text:span><text:span text:style-name="T1"> tentang fokus jangka panjang perusahaan di luar aplikasi sosial tradisional? </text:span><text:span text:style-name="Strong_20_Emphasis"><text:span text:style-name="T1">Deskripsikan dan analisis reaksi beragam</text:span></text:span><text:span text:style-name="T1"> dari publik, pers, investor, dan komunitas teknologi terhadap perubahan nama ini." </text:span></text:p>
                  </text:list-item>
                </text:list>
              </text:list-item>
              <text:list-item>
                <text:p text:style-name="P22"><text:span text:style-name="Strong_20_Emphasis"><text:span text:style-name="T1">Subbab 7.2: Apa Itu Metaverse? (Versi Meta dan Konsep Umum)</text:span></text:span></text:p>
                <text:list>
                  <text:list-item>
                    <text:p text:style-name="P127"><text:span text:style-name="Strong_20_Emphasis"><text:span text:style-name="T1">Prompt untuk Pembahasan Mendalam:</text:span></text:span><text:span text:style-name="T1"> "Berikan penjelasan </text:span><text:soft-page-break/><text:span text:style-name="Strong_20_Emphasis"><text:span text:style-name="T1">mendalam namun tetap aksesibel</text:span></text:span><text:span text:style-name="T1"> bagi pembaca umum mengenai konsep 'Metaverse'. </text:span><text:span text:style-name="Strong_20_Emphasis"><text:span text:style-name="T1">Bedakan secara jelas antara visi spesifik Metaverse yang dipromosikan oleh Meta/Zuckerberg</text:span></text:span><text:span text:style-name="T1"> (yang cenderung terpusat pada platform dan perangkat keras mereka) </text:span><text:span text:style-name="Strong_20_Emphasis"><text:span text:style-name="T1">dengan gagasan Metaverse yang lebih luas dan seringkali lebih utopis</text:span></text:span><text:span text:style-name="T1"> dalam literatur fiksi ilmiah atau komunitas Web3 (yang menekankan desentralisasi, interoperabilitas sejati, dan kepemilikan pengguna). </text:span><text:span text:style-name="Strong_20_Emphasis"><text:span text:style-name="T1">Uraikan komponen-komponen kunci dari visi Meta</text:span></text:span><text:span text:style-name="T1">: konsep </text:span><text:span text:style-name="Emphasis"><text:span text:style-name="T1">'embodied internet'</text:span></text:span><text:span text:style-name="T1"> (internet yang dirasakan secara fisik), rasa </text:span><text:span text:style-name="Emphasis"><text:span text:style-name="T1">'presence'</text:span></text:span><text:span text:style-name="T1"> (kehadiran sosial) yang kuat meskipun terpisah jarak, penggunaan avatar digital sebagai representasi diri yang ekspresif, potensi untuk bekerja, bermain, bersosialisasi, dan berbelanja dalam lingkungan virtual 3D yang persisten. </text:span><text:span text:style-name="Strong_20_Emphasis"><text:span text:style-name="T1">Jelaskan karakteristik ideal</text:span></text:span><text:span text:style-name="T1"> yang sering diasosiasikan dengan Metaverse (persisten, sinkron, skala tak terbatas, interoperabel, memiliki ekonomi sendiri). Gunakan analogi yang relevan untuk membantu pemahaman." </text:span></text:p>
                  </text:list-item>
                </text:list>
              </text:list-item>
              <text:list-item>
                <text:p text:style-name="P22"><text:span text:style-name="Strong_20_Emphasis"><text:span text:style-name="T1">Subbab 7.3: Akuisisi Oculus dan Pengembangan VR (Virtual Reality)</text:span></text:span></text:p>
                <text:list>
                  <text:list-item>
                    <text:p text:style-name="P127"><text:span text:style-name="Strong_20_Emphasis"><text:span text:style-name="T1">Prompt untuk Pembahasan Mendalam:</text:span></text:span><text:span text:style-name="T1"> "Telusuri secara </text:span><text:span text:style-name="Strong_20_Emphasis"><text:span text:style-name="T1">mendalam</text:span></text:span><text:span text:style-name="T1"> sejarah dan perkembangan investasi besar Meta di ranah Virtual Reality (VR), dimulai dari </text:span><text:span text:style-name="Strong_20_Emphasis"><text:span text:style-name="T1">langkah fundamental mengakuisisi Oculus VR senilai $2 miliar pada tahun 2014</text:span></text:span><text:span text:style-name="T1">. </text:span><text:span text:style-name="Strong_20_Emphasis"><text:span text:style-name="T1">Analisis kembali signifikansi strategis akuisisi ini</text:span></text:span><text:span text:style-name="T1"> sebagai fondasi awal pertaruhan Metaverse Meta. </text:span><text:span text:style-name="Strong_20_Emphasis"><text:span text:style-name="T1">Rinci evolusi jajaran produk headset VR Meta</text:span></text:span><text:span text:style-name="T1">: dari era awal PC VR (Oculus Rift) hingga terobosan headset mandiri (</text:span><text:span text:style-name="Emphasis"><text:span text:style-name="T1">standalone</text:span></text:span><text:span text:style-name="T1">) yang jauh lebih sukses secara komersial, terutama lini </text:span><text:span text:style-name="Strong_20_Emphasis"><text:span text:style-name="T1">Meta Quest (Quest, Quest 2, Quest 3 yang diluncurkan pada 2023)</text:span></text:span><text:span text:style-name="T1">. Sebutkan perkembangan atau rumor kredibel mengenai </text:span><text:span text:style-name="Strong_20_Emphasis"><text:span text:style-name="T1">generasi headset berikutnya</text:span></text:span><text:span text:style-name="T1"> yang diketahui per </text:span><text:span text:style-name="Strong_20_Emphasis"><text:span text:style-name="T1">April 2025</text:span></text:span><text:span text:style-name="T1"> (misalnya, penerus Quest Pro atau model baru lainnya). </text:span><text:span text:style-name="Strong_20_Emphasis"><text:span text:style-name="T1">Jelaskan pengembangan ekosistem perangkat lunak</text:span></text:span><text:span text:style-name="T1"> (Meta Quest Store, OS, fitur sosial). </text:span><text:span text:style-name="Strong_20_Emphasis"><text:span text:style-name="T1">Soroti peran sentral dan biaya operasional masif dari divisi Reality Labs</text:span></text:span><text:span text:style-name="T1">. </text:span><text:span text:style-name="Strong_20_Emphasis"><text:span text:style-name="T1">Evaluasi posisi Meta sebagai pemimpin pasar dominan</text:span></text:span><text:span text:style-name="T1"> di VR konsumen saat ini (April 2025), sambil tetap membahas </text:span><text:span text:style-name="Strong_20_Emphasis"><text:span text:style-name="T1">tantangan signifikan yang tersisa</text:span></text:span><text:span text:style-name="T1"> (penetrasi pasar </text:span><text:soft-page-break/><text:span text:style-name="T1">yang masih terbatas, harga, kenyamanan fisik, </text:span><text:span text:style-name="Emphasis"><text:span text:style-name="T1">motion sickness</text:span></text:span><text:span text:style-name="T1">, kebutuhan akan lebih banyak 'killer apps'/konten menarik)." </text:span></text:p>
                  </text:list-item>
                </text:list>
              </text:list-item>
              <text:list-item>
                <text:p text:style-name="P22"><text:span text:style-name="Strong_20_Emphasis"><text:span text:style-name="T1">Subbab 7.4: Pengembangan AR (Augmented Reality) dan Kacamata Pintar</text:span></text:span></text:p>
                <text:list>
                  <text:list-item>
                    <text:p text:style-name="P127"><text:span text:style-name="Strong_20_Emphasis"><text:span text:style-name="T1">Prompt untuk Pembahasan Mendalam:</text:span></text:span><text:span text:style-name="T1"> "Lakukan analisis </text:span><text:span text:style-name="Strong_20_Emphasis"><text:span text:style-name="T1">mendalam</text:span></text:span><text:span text:style-name="T1"> mengenai ambisi jangka panjang Meta di bidang Augmented Reality (AR), yang seringkali dipandang sebagai tujuan akhir yang lebih sulit namun berpotensi lebih berdampak daripada VR. </text:span><text:span text:style-name="Strong_20_Emphasis"><text:span text:style-name="T1">Jelaskan perbedaan konseptual utama antara AR</text:span></text:span><text:span text:style-name="T1"> (menampilkan informasi digital di atas dunia nyata) </text:span><text:span text:style-name="Strong_20_Emphasis"><text:span text:style-name="T1">dan VR</text:span></text:span><text:span text:style-name="T1">. </text:span><text:span text:style-name="Strong_20_Emphasis"><text:span text:style-name="T1">Diskusikan proyek riset fundamental</text:span></text:span><text:span text:style-name="T1"> Meta di bidang ini (misalnya, Project Aria untuk pengumpulan data). </text:span><text:span text:style-name="Strong_20_Emphasis"><text:span text:style-name="T1">Evaluasi produk generasi awal</text:span></text:span><text:span text:style-name="T1"> seperti </text:span><text:span text:style-name="Strong_20_Emphasis"><text:span text:style-name="T1">kacamata pintar Ray-Ban Stories</text:span></text:span><text:span text:style-name="T1">: jelaskan kemampuannya (kamera, audio terintegrasi) namun juga </text:span><text:span text:style-name="Strong_20_Emphasis"><text:span text:style-name="T1">keterbatasan fungsionalitas AR-nya yang minim dan kontroversi privasi</text:span></text:span><text:span text:style-name="T1"> yang menyertainya. </text:span><text:span text:style-name="Strong_20_Emphasis"><text:span text:style-name="T1">Tekankan fokus utama pada pengembangan 'kacamata AR sejati'</text:span></text:span><text:span text:style-name="T1">: perangkat yang ringan, modis, dapat dipakai sehari-hari, dengan tampilan </text:span><text:span text:style-name="Emphasis"><text:span text:style-name="T1">heads-up display</text:span></text:span><text:span text:style-name="T1"> yang canggih. </text:span><text:span text:style-name="Strong_20_Emphasis"><text:span text:style-name="T1">Uraikan tantangan teknis monumental</text:span></text:span><text:span text:style-name="T1"> yang masih dihadapi Meta (dan industri secara umum) per </text:span><text:span text:style-name="Strong_20_Emphasis"><text:span text:style-name="T1">April 2025</text:span></text:span><text:span text:style-name="T1"> dalam mewujudkan visi ini (miniaturisasi, daya baterai, optik/display, </text:span><text:span text:style-name="Emphasis"><text:span text:style-name="T1">field of view</text:span></text:span><text:span text:style-name="T1">, input/kontrol, penerimaan sosial). </text:span><text:span text:style-name="Strong_20_Emphasis"><text:span text:style-name="T1">Sebutkan peran platform Spark AR</text:span></text:span><text:span text:style-name="T1"> dalam membangun ekosistem pengembang AR untuk filter di Instagram/Facebook. Bandingkan secara singkat dengan pendekatan pesaing seperti </text:span><text:span text:style-name="Strong_20_Emphasis"><text:span text:style-name="T1">Apple (dengan Vision Pro yang lebih condong ke Mixed Reality) dan potensi dari Google atau pemain lain</text:span></text:span><text:span text:style-name="T1">." </text:span></text:p>
                  </text:list-item>
                </text:list>
              </text:list-item>
              <text:list-item>
                <text:p text:style-name="P22"><text:span text:style-name="Strong_20_Emphasis"><text:span text:style-name="T1">Subbab 7.5: Platform Horizon Worlds dan Masa Depan Interaksi Sosial Virtual</text:span></text:span></text:p>
                <text:list>
                  <text:list-item>
                    <text:p text:style-name="P22"><text:span text:style-name="Strong_20_Emphasis"><text:span text:style-name="T1">Prompt untuk Pembahasan Mendalam:</text:span></text:span><text:span text:style-name="T1"> "Berikan analisis </text:span><text:span text:style-name="Strong_20_Emphasis"><text:span text:style-name="T1">mendalam</text:span></text:span><text:span text:style-name="T1"> mengenai </text:span><text:span text:style-name="Strong_20_Emphasis"><text:span text:style-name="T1">Horizon Worlds</text:span></text:span><text:span text:style-name="T1"> sebagai upaya paling konkret Meta hingga saat ini untuk membangun platform sosial Metaverse berbasis VR. </text:span><text:span text:style-name="Strong_20_Emphasis"><text:span text:style-name="T1">Deskripsikan kondisi dan kapabilitas Horizon Worlds per April 2025</text:span></text:span><text:span text:style-name="T1">: fitur </text:span><text:span text:style-name="Emphasis"><text:span text:style-name="T1">world-building</text:span></text:span><text:span text:style-name="T1"> bagi pengguna, kemampuan interaksi sosial antar avatar, penyelenggaraan acara virtual, upaya integrasi dengan platform </text:span><text:soft-page-break/><text:span text:style-name="T1">lain. </text:span><text:span text:style-name="Strong_20_Emphasis"><text:span text:style-name="T1">Evaluasi secara jujur tingkat adopsi pengguna, </text:span></text:span><text:span text:style-name="Strong_20_Emphasis"><text:span text:style-name="Emphasis"><text:span text:style-name="T1">engagement</text:span></text:span></text:span><text:span text:style-name="Strong_20_Emphasis"><text:span text:style-name="T1">, dan sentimen publik</text:span></text:span><text:span text:style-name="T1"> terhadap Horizon Worlds sejauh ini (apakah sudah sesuai harapan awal yang tinggi?). </text:span><text:span text:style-name="Strong_20_Emphasis"><text:span text:style-name="T1">Sebutkan kritik-kritik utama</text:span></text:span><text:span text:style-name="T1"> yang sering dilontarkan (misalnya, kualitas grafis yang dianggap kurang memuaskan, pengalaman pengguna yang kadang </text:span><text:span text:style-name="Emphasis"><text:span text:style-name="T1">clunky</text:span></text:span><text:span text:style-name="T1">, masalah keamanan/pelecehan). </text:span><text:span text:style-name="Strong_20_Emphasis"><text:span text:style-name="T1">Diskusikan tantangan moderasi konten dan perilaku pengguna</text:span></text:span><text:span text:style-name="T1"> dalam lingkungan VR yang imersif. </text:span><text:span text:style-name="Strong_20_Emphasis"><text:span text:style-name="T1">Analisis model bisnis yang coba diterapkan</text:span></text:span><text:span text:style-name="T1"> (misalnya, penjualan barang virtual, tiket acara). </text:span><text:span text:style-name="Strong_20_Emphasis"><text:span text:style-name="T1">Gambarkan visi jangka panjang Meta</text:span></text:span><text:span text:style-name="T1"> untuk platform semacam ini sebagai tempat masa depan untuk bersosialisasi, bekerja (Horizon Workrooms), dan bermain. </text:span><text:span text:style-name="Strong_20_Emphasis"><text:span text:style-name="T1">Bandingkan posisinya</text:span></text:span><text:span text:style-name="T1"> dengan platform sosial/game virtual lain yang sudah mapan (Roblox, VRChat, Rec Room). Akhiri dengan </text:span><text:span text:style-name="Strong_20_Emphasis"><text:span text:style-name="T1">penilaian yang berimbang (per April 2025)</text:span></text:span><text:span text:style-name="T1"> mengenai status pengembangan Horizon Worlds, tantangan besar yang masih harus diatasi, dan prospek jangka panjangnya yang masih sangat spekulatif." </text:span></text:p>
                  </text:list-item>
                </text:list>
              </text:list-item>
            </text:list>
            <text:p text:style-name="P2"/>
            <text:p text:style-name="P96">Semoga prompt ini memberikan arahan yang jelas dan relevan dengan waktu saat ini untuk Bab 7 Anda!</text:p>
          </text:section>
          <text:section text:style-name="Sect1" text:name="feedback-form-8">
            <text:p text:style-name="P196"/>
          </text:section>
        </text:section>
        <text:section text:style-name="Sect1" text:name="a930af840235c9ef">
          <text:p text:style-name="P96"/>
          <text:section text:style-name="Sect1" text:name="user-query-content-9">
            <text:p text:style-name="P215">Pada Bab 8 Tambahkan prompt pada awal bab untuk mendapatkan pengantar , pada tiap subbab/sub-subab untuk mendapatkan isi dengan pembahasan mendalam </text:p>
          </text:section>
          <text:p text:style-name="P196">Tampilkan alur berpikir</text:p>
          <text:section text:style-name="Sect2" text:name="model-response-message-contentr_a930af840235c9ef">
            <text:p text:style-name="Text_20_body"><text:span text:style-name="T1">Oke, mari kita siapkan prompt untuk Bab 8 yang melihat ke masa depan teknologi dan inovasi Meta, dengan konteks waktu </text:span><text:span text:style-name="Strong_20_Emphasis"><text:span text:style-name="T1">April 2025</text:span></text:span><text:span text:style-name="T1">:</text:span></text:p>
            <text:p text:style-name="P2"/>
            <text:p text:style-name="Text_20_body"><text:span text:style-name="Strong_20_Emphasis"><text:span text:style-name="T1">Bab 8: Teknologi Masa Depan dan Inovasi Meta Berikutnya</text:span></text:span></text:p>
            <text:list xml:id="list3108721913589275350" text:style-name="L32">
              <text:list-item>
                <text:p text:style-name="P23"><text:span text:style-name="Strong_20_Emphasis"><text:span text:style-name="T1">Prompt untuk Pengantar Bab:</text:span></text:span><text:span text:style-name="T1"> "Setelah membedah pertaruhan besar Meta pada visi Metaverse di bab sebelumnya, bab ini akan mengarahkan lensa lebih jauh ke cakrawala, mengeksplorasi gelombang inovasi </text:span><text:soft-page-break/><text:span text:style-name="T1">teknologi berikutnya yang sedang giat dikejar oleh Meta. Tekankan bahwa bab ini akan menyelami area riset dan pengembangan (R&amp;D) terdepan serta arah strategis perusahaan yang, per </text:span><text:span text:style-name="Strong_20_Emphasis"><text:span text:style-name="T1">April 2025</text:span></text:span><text:span text:style-name="T1">, tampak sangat dipengaruhi oleh revolusi Kecerdasan Buatan (AI)—khususnya </text:span><text:span text:style-name="Strong_20_Emphasis"><text:span text:style-name="T1">AI Generatif</text:span></text:span><text:span text:style-name="T1">—serta ambisi berkelanjutan untuk menciptakan pengalaman digital yang semakin imersif dan terintegrasi di semua platformnya. Perkenalkan tema-tema utama yang akan dibahas: bagaimana AI Generatif diharapkan mentransformasi produk-produk Meta, pengejaran avatar fotorealistik untuk interaksi virtual yang lebih mendalam, visi untuk menyatukan ekosistem aplikasi dan perangkat kerasnya secara mulus, konsep jangka panjang 'komputasi spasial' sebagai </text:span><text:span text:style-name="Emphasis"><text:span text:style-name="T1">holy grail</text:span></text:span><text:span text:style-name="T1"> berikutnya, dan tentu saja, eskalasi tantangan etika dan regulasi yang menyertai setiap lompatan teknologi ini. Sambil mengakui unsur spekulasi saat menatap masa depan, bingkai bab ini sebagai analisis terhadap peta jalan (roadmap), investasi R&amp;D, dan prioritas strategis Meta yang dapat diamati hingga saat ini." </text:span></text:p>
              </text:list-item>
            </text:list>
            <text:p text:style-name="P2"/>
            <text:list xml:id="list4101083176811785839" text:style-name="L33">
              <text:list-item>
                <text:p text:style-name="P24"><text:span text:style-name="Strong_20_Emphasis"><text:span text:style-name="T1">Subbab 8.1: Peran AI Generatif dalam Produk Meta</text:span></text:span></text:p>
                <text:list>
                  <text:list-item>
                    <text:p text:style-name="P128"><text:span text:style-name="Strong_20_Emphasis"><text:span text:style-name="T1">Prompt untuk Pembahasan Mendalam:</text:span></text:span><text:span text:style-name="T1"> "Lakukan analisis </text:span><text:span text:style-name="Strong_20_Emphasis"><text:span text:style-name="T1">mendalam</text:span></text:span><text:span text:style-name="T1"> mengenai strategi dan implementasi </text:span><text:span text:style-name="Strong_20_Emphasis"><text:span text:style-name="T1">AI Generatif</text:span></text:span><text:span text:style-name="T1"> (Model Bahasa Besar/LLMs, model kreasi gambar/video/audio) di seluruh portofolio produk Meta, berdasarkan perkembangan yang terlihat hingga </text:span><text:span text:style-name="Strong_20_Emphasis"><text:span text:style-name="T1">April 2025</text:span></text:span><text:span text:style-name="T1">. </text:span><text:span text:style-name="Strong_20_Emphasis"><text:span text:style-name="T1">Jelaskan model-model AI fundamental yang dikembangkan atau diadopsi Meta</text:span></text:span><text:span text:style-name="T1"> (misalnya, evolusi seri Llama, kemitraan potensial) dan implikasi dari pendekatan </text:span><text:span text:style-name="Emphasis"><text:span text:style-name="T1">open source</text:span></text:span><text:span text:style-name="T1"> mereka. </text:span><text:span text:style-name="Strong_20_Emphasis"><text:span text:style-name="T1">Rinci berbagai kasus penggunaan (use cases)</text:span></text:span><text:span text:style-name="T1"> AI Generatif yang sudah diimplementasikan atau sedang dalam pengembangan aktif: mulai dari </text:span><text:span text:style-name="Strong_20_Emphasis"><text:span text:style-name="T1">asisten AI dan </text:span></text:span><text:span text:style-name="Strong_20_Emphasis"><text:span text:style-name="Emphasis"><text:span text:style-name="T1">chatbot</text:span></text:span></text:span><text:span text:style-name="Strong_20_Emphasis"><text:span text:style-name="T1"> yang lebih canggih</text:span></text:span><text:span text:style-name="T1"> di Messenger, WhatsApp, dan Instagram; </text:span><text:span text:style-name="Strong_20_Emphasis"><text:span text:style-name="T1">alat bantu kreasi konten otomatis</text:span></text:span><text:span text:style-name="T1"> untuk pengguna dan pengiklan; </text:span><text:span text:style-name="Strong_20_Emphasis"><text:span text:style-name="T1">integrasi ke dalam alat kreatif</text:span></text:span><text:span text:style-name="T1"> di platform VR/AR seperti Horizon Worlds; hingga penggunaannya untuk </text:span><text:span text:style-name="Strong_20_Emphasis"><text:span text:style-name="T1">meningkatkan personalisasi dan relevansi iklan</text:span></text:span><text:span text:style-name="T1">. </text:span><text:span text:style-name="Strong_20_Emphasis"><text:span text:style-name="T1">Analisis potensi dampak transformatif</text:span></text:span><text:span text:style-name="T1"> AI Generatif pada </text:span><text:span text:style-name="Emphasis"><text:span text:style-name="T1">engagement</text:span></text:span><text:span text:style-name="T1"> pengguna dan model bisnis Meta. </text:span><text:span text:style-name="Strong_20_Emphasis"><text:span text:style-name="T1">Diskusikan posisi Meta dalam lanskap persaingan AI Generatif</text:span></text:span><text:span text:style-name="T1"> yang sangat ketat </text:span><text:soft-page-break/><text:span text:style-name="T1">(melawan Google, OpenAI/Microsoft, startup lainnya). Jangan lupakan pembahasan </text:span><text:span text:style-name="Strong_20_Emphasis"><text:span text:style-name="T1">risiko dan tantangan etis krusial</text:span></text:span><text:span text:style-name="T1"> (misalnya, potensi pembuatan misinformasi skala besar, amplifikasi bias, masalah hak cipta, keamanan)." </text:span></text:p>
                  </text:list-item>
                </text:list>
              </text:list-item>
              <text:list-item>
                <text:p text:style-name="P24"><text:span text:style-name="Strong_20_Emphasis"><text:span text:style-name="T1">Subbab 8.2: Pengembangan Avatar Fotorealistik dan Interaksi Imersif</text:span></text:span></text:p>
                <text:list>
                  <text:list-item>
                    <text:p text:style-name="P128"><text:span text:style-name="Strong_20_Emphasis"><text:span text:style-name="T1">Prompt untuk Pembahasan Mendalam:</text:span></text:span><text:span text:style-name="T1"> "Sajikan analisis </text:span><text:span text:style-name="Strong_20_Emphasis"><text:span text:style-name="T1">mendalam</text:span></text:span><text:span text:style-name="T1"> mengenai kemajuan (dan tantangan) Meta dalam menciptakan </text:span><text:span text:style-name="Strong_20_Emphasis"><text:span text:style-name="T1">representasi digital pengguna (avatar) yang mendekati fotorealistik</text:span></text:span><text:span text:style-name="T1"> serta teknologi pendukung interaksi yang lebih imersif, sesuai status per </text:span><text:span text:style-name="Strong_20_Emphasis"><text:span text:style-name="T1">April 2025</text:span></text:span><text:span text:style-name="T1">. </text:span><text:span text:style-name="Strong_20_Emphasis"><text:span text:style-name="T1">Jelaskan evolusi desain avatar Meta</text:span></text:span><text:span text:style-name="T1"> dari gaya kartun awal menuju upaya realisme yang lebih tinggi, termasuk proyek ambisius seperti </text:span><text:span text:style-name="Strong_20_Emphasis"><text:span text:style-name="T1">Codec Avatars</text:span></text:span><text:span text:style-name="T1">. </text:span><text:span text:style-name="Strong_20_Emphasis"><text:span text:style-name="T1">Uraikan secara detail tantangan teknis dan perseptual utama</text:span></text:span><text:span text:style-name="T1"> dalam mencapai fotorealisme yang meyakinkan tanpa terjebak dalam </text:span><text:span text:style-name="Strong_20_Emphasis"><text:span text:style-name="T1">'uncanny valley'</text:span></text:span><text:span text:style-name="T1"> (efek menyeramkan dari kemiripan yang tidak sempurna). </text:span><text:span text:style-name="Strong_20_Emphasis"><text:span text:style-name="T1">Diskusikan pengembangan teknologi sensor dan aktuator</text:span></text:span><text:span text:style-name="T1"> untuk meningkatkan imersi: kemajuan dalam </text:span><text:span text:style-name="Strong_20_Emphasis"><text:span text:style-name="T1">pelacakan mata (eye tracking) dan ekspresi wajah (face tracking)</text:span></text:span><text:span text:style-name="T1"> yang terintegrasi di headset (seperti Quest Pro), serta riset jangka panjang pada </text:span><text:span text:style-name="Strong_20_Emphasis"><text:span text:style-name="T1">umpan balik haptik</text:span></text:span><text:span text:style-name="T1"> (misalnya, sarung tangan atau perangkat lain yang memberikan sensasi sentuhan). </text:span><text:span text:style-name="Strong_20_Emphasis"><text:span text:style-name="T1">Analisis signifikansi pencapaian rasa 'kehadiran' (presence)</text:span></text:span><text:span text:style-name="T1"> yang sesungguhnya bagi visi sosial Metaverse Meta dan potensi hambatan </text:span><text:span text:style-name="Strong_20_Emphasis"><text:span text:style-name="T1">penerimaan sosial</text:span></text:span><text:span text:style-name="T1"> terhadap avatar yang terlalu mirip manusia." </text:span></text:p>
                  </text:list-item>
                </text:list>
              </text:list-item>
              <text:list-item>
                <text:p text:style-name="P24"><text:span text:style-name="Strong_20_Emphasis"><text:span text:style-name="T1">Subbab 8.3: Integrasi Lintas Platform (Facebook, Instagram, WhatsApp, VR/AR)</text:span></text:span></text:p>
                <text:list>
                  <text:list-item>
                    <text:p text:style-name="P128"><text:span text:style-name="Strong_20_Emphasis"><text:span text:style-name="T1">Prompt untuk Pembahasan Mendalam:</text:span></text:span><text:span text:style-name="T1"> "Lakukan analisis </text:span><text:span text:style-name="Strong_20_Emphasis"><text:span text:style-name="T1">mendalam</text:span></text:span><text:span text:style-name="T1"> mengenai strategi dan upaya Meta (hingga </text:span><text:span text:style-name="Strong_20_Emphasis"><text:span text:style-name="T1">April 2025</text:span></text:span><text:span text:style-name="T1">) untuk </text:span><text:span text:style-name="Strong_20_Emphasis"><text:span text:style-name="T1">menjembatani dan mengintegrasikan pengalaman pengguna di antara platform-platform utamanya</text:span></text:span><text:span text:style-name="T1"> yang sebelumnya relatif terpisah: aplikasi sosial 2D (Facebook, Instagram, WhatsApp) dengan platform VR (Meta Quest) dan upaya AR masa depan. </text:span><text:span text:style-name="Strong_20_Emphasis"><text:span text:style-name="T1">Berikan contoh konkret upaya integrasi</text:span></text:span><text:span text:style-name="T1">: fitur </text:span><text:span text:style-name="Emphasis"><text:span text:style-name="T1">cross-posting</text:span></text:span><text:span text:style-name="T1"> (Stories, Reels), upaya (yang terbukti kompleks </text:span><text:soft-page-break/><text:span text:style-name="T1">secara teknis dan kebijakan) menuju </text:span><text:span text:style-name="Strong_20_Emphasis"><text:span text:style-name="T1">inbox pesan terpadu</text:span></text:span><text:span text:style-name="T1">, eksplorasi menghubungkan </text:span><text:span text:style-name="Strong_20_Emphasis"><text:span text:style-name="T1">identitas sosial 2D dengan identitas/avatar virtual 3D</text:span></text:span><text:span text:style-name="T1">, atau integrasi fitur belanja/iklan lintas platform. </text:span><text:span text:style-name="Strong_20_Emphasis"><text:span text:style-name="T1">Analisis motivasi strategis utama</text:span></text:span><text:span text:style-name="T1">: memperkuat efek jaringan ekosistem secara keseluruhan, meningkatkan retensi pengguna (mengurangi 'kebocoran' ke platform pesaing), menciptakan profil pengguna yang lebih kaya untuk personalisasi/iklan, atau sekadar kenyamanan pengguna? </text:span><text:span text:style-name="Strong_20_Emphasis"><text:span text:style-name="T1">Diskusikan hambatan signifikan</text:span></text:span><text:span text:style-name="T1">: perbedaan arsitektur teknis antar platform, </text:span><text:span text:style-name="Strong_20_Emphasis"><text:span text:style-name="T1">tantangan privasi data dan kepatuhan regulasi</text:span></text:span><text:span text:style-name="T1"> (misalnya, GDPR, potensi isu antimonopoli), serta potensi </text:span><text:span text:style-name="Strong_20_Emphasis"><text:span text:style-name="T1">resistensi pengguna</text:span></text:span><text:span text:style-name="T1"> terhadap integrasi yang terlalu dalam." </text:span></text:p>
                  </text:list-item>
                </text:list>
              </text:list-item>
              <text:list-item>
                <text:p text:style-name="P24"><text:span text:style-name="Strong_20_Emphasis"><text:span text:style-name="T1">Subbab 8.4: Visi Jangka Panjang untuk Komputasi Spasial</text:span></text:span></text:p>
                <text:list>
                  <text:list-item>
                    <text:p text:style-name="P128"><text:span text:style-name="Strong_20_Emphasis"><text:span text:style-name="T1">Prompt untuk Pembahasan Mendalam:</text:span></text:span><text:span text:style-name="T1"> "Jelaskan secara </text:span><text:span text:style-name="Strong_20_Emphasis"><text:span text:style-name="T1">mendalam</text:span></text:span><text:span text:style-name="T1"> visi Meta yang paling ambisius dan berjangka panjang, yaitu melampaui konsep VR/AR saat ini menuju era </text:span><text:span text:style-name="Strong_20_Emphasis"><text:span text:style-name="T1">'komputasi spasial' (spatial computing)</text:span></text:span><text:span text:style-name="T1">. </text:span><text:span text:style-name="Strong_20_Emphasis"><text:span text:style-name="T1">Definisikan konsep komputasi spasial</text:span></text:span><text:span text:style-name="T1"> seperti yang dibayangkan oleh Meta: sebuah paradigma di mana dunia digital dan fisik menyatu secara mulus, informasi digital relevan secara kontekstual dengan lingkungan fisik, dan interaksi terjadi secara alami dalam ruang tiga dimensi. </text:span><text:span text:style-name="Strong_20_Emphasis"><text:span text:style-name="T1">Diskusikan ambisi Meta untuk berperan sentral</text:span></text:span><text:span text:style-name="T1"> dalam membangun fondasi atau bahkan </text:span><text:span text:style-name="Strong_20_Emphasis"><text:span text:style-name="T1">'sistem operasi' untuk era komputasi spasial</text:span></text:span><text:span text:style-name="T1"> ini. </text:span><text:span text:style-name="Strong_20_Emphasis"><text:span text:style-name="T1">Sentuh ranah R&amp;D yang bersifat sangat futuristik (horizon 10+ tahun)</text:span></text:span><text:span text:style-name="T1">, seperti eksplorasi </text:span><text:span text:style-name="Strong_20_Emphasis"><text:span text:style-name="T1">antarmuka otak-komputer (BCI)</text:span></text:span><text:span text:style-name="T1"> (merujuk pada akuisisi CTRL-labs) sebagai moda input/interaksi masa depan. </text:span><text:span text:style-name="Strong_20_Emphasis"><text:span text:style-name="T1">Tekankan sifat spekulatif, jangka waktu yang sangat panjang, dan investasi R&amp;D masif</text:span></text:span><text:span text:style-name="T1"> yang diperlukan untuk visi ini. </text:span><text:span text:style-name="Strong_20_Emphasis"><text:span text:style-name="T1">Gambarkan potensi dampak revolusioner</text:span></text:span><text:span text:style-name="T1"> (jika terwujud) pada hampir setiap aspek kehidupan, sambil mengakui secara realistis </text:span><text:span text:style-name="Strong_20_Emphasis"><text:span text:style-name="T1">ketidakpastian dan tantangan fundamental</text:span></text:span><text:span text:style-name="T1"> yang masih ada per </text:span><text:span text:style-name="Strong_20_Emphasis"><text:span text:style-name="T1">April 2025</text:span></text:span><text:span text:style-name="T1">." </text:span></text:p>
                  </text:list-item>
                </text:list>
              </text:list-item>
              <text:list-item>
                <text:p text:style-name="P24"><text:span text:style-name="Strong_20_Emphasis"><text:span text:style-name="T1">Subbab 8.5: Tantangan Etika dan Regulasi di Era Metaverse dan AI</text:span></text:span></text:p>
                <text:list>
                  <text:list-item>
                    <text:p text:style-name="P24"><text:span text:style-name="Strong_20_Emphasis"><text:span text:style-name="T1">Prompt untuk Pembahasan Mendalam:</text:span></text:span><text:span text:style-name="T1"> "Lakukan analisis </text:span><text:span text:style-name="Strong_20_Emphasis"><text:span text:style-name="T1">mendalam</text:span></text:span><text:span text:style-name="T1"> mengenai bagaimana tren teknologi masa depan yang dikejar Meta (Metaverse yang imersif, AI Generatif yang semakin </text:span><text:soft-page-break/><text:span text:style-name="T1">kuat, komputasi spasial, BCI) </text:span><text:span text:style-name="Strong_20_Emphasis"><text:span text:style-name="T1">tidak hanya melanjutkan tetapi juga mengintensifkan dan menciptakan dimensi baru pada tantangan etika dan regulasi</text:span></text:span><text:span text:style-name="T1">. </text:span><text:span text:style-name="Strong_20_Emphasis"><text:span text:style-name="T1">Diskusikan isu privasi yang semakin pelik</text:span></text:span><text:span text:style-name="T1">: potensi pengumpulan data biometrik dan sensorik yang jauh lebih invasif di lingkungan imersif (data pelacakan mata, ekspresi, gerakan, bahkan mungkin sinyal otak), risiko pengawasan yang lebih dalam. </text:span><text:span text:style-name="Strong_20_Emphasis"><text:span text:style-name="T1">Tinjau kembali dan perluas diskusi tentang etika AI</text:span></text:span><text:span text:style-name="T1">: tantangan bias algoritma yang teramplifikasi oleh AI Generatif, potensi pembuatan </text:span><text:span text:style-name="Emphasis"><text:span text:style-name="T1">deepfakes</text:span></text:span><text:span text:style-name="T1"> yang semakin realistis dan sulit dideteksi, isu kepemilikan intelektual konten yang dihasilkan AI, masalah akuntabilitas sistem otonom. </text:span><text:span text:style-name="Strong_20_Emphasis"><text:span text:style-name="T1">Analisis bagaimana regulator di seluruh dunia berupaya merespons</text:span></text:span><text:span text:style-name="T1"> (seringkali tertinggal) perkembangan ini (sebutkan contoh regulasi kunci seperti </text:span><text:span text:style-name="Strong_20_Emphasis"><text:span text:style-name="T1">AI Act Uni Eropa</text:span></text:span><text:span text:style-name="T1"> dan perdebatan di yurisdiksi lain per </text:span><text:span text:style-name="Strong_20_Emphasis"><text:span text:style-name="T1">April 2025</text:span></text:span><text:span text:style-name="T1">). </text:span><text:span text:style-name="Strong_20_Emphasis"><text:span text:style-name="T1">Gali tantangan tata kelola (governance)</text:span></text:span><text:span text:style-name="T1"> di dunia virtual: moderasi perilaku, penegakan aturan, yurisdiksi hukum. </text:span><text:span text:style-name="Strong_20_Emphasis"><text:span text:style-name="T1">Sentuh kembali potensi isu antimonopoli</text:span></text:span><text:span text:style-name="T1"> jika Meta mendominasi pasar teknologi masa depan ini. </text:span><text:span text:style-name="Strong_20_Emphasis"><text:span text:style-name="T1">Tekankan urgensi pendekatan etika by design</text:span></text:span><text:span text:style-name="T1"> dan perlunya </text:span><text:span text:style-name="Strong_20_Emphasis"><text:span text:style-name="T1">kajian dampak sosial (social impact assessment)</text:span></text:span><text:span text:style-name="T1"> yang proaktif." </text:span></text:p>
                  </text:list-item>
                </text:list>
              </text:list-item>
            </text:list>
            <text:p text:style-name="P2"/>
            <text:p text:style-name="P96">Semoga prompt ini membantu Anda membangun Bab 8 yang melihat ke depan dengan analisis kritis!</text:p>
          </text:section>
          <text:section text:style-name="Sect1" text:name="feedback-form-9">
            <text:p text:style-name="P196"/>
          </text:section>
        </text:section>
        <text:section text:style-name="Sect1" text:name="3497136b37392717">
          <text:p text:style-name="P96"/>
          <text:section text:style-name="Sect1" text:name="user-query-content-10">
            <text:p text:style-name="P215">Pada Bab 9 Tambahkan prompt pada awal bab untuk mendapatkan pengantar , pada tiap subbab/sub-subab untuk mendapatkan isi dengan pembahasan mendalam </text:p>
          </text:section>
          <text:p text:style-name="P196">Tampilkan alur berpikir</text:p>
          <text:section text:style-name="Sect2" text:name="model-response-message-contentr_3497136b37392717">
            <text:p text:style-name="Text_20_body"><text:span text:style-name="T1">Baik, mari kita siapkan prompt untuk Bab 9, yang merupakan bab reflektif mengenai dampak Meta pada masyarakat dan budaya, dengan konteks waktu </text:span><text:span text:style-name="Strong_20_Emphasis"><text:span text:style-name="T1">April 2025</text:span></text:span><text:span text:style-name="T1">:</text:span></text:p>
            <text:p text:style-name="P2"/>
            <text:p text:style-name="Text_20_body"><text:soft-page-break/><text:span text:style-name="Strong_20_Emphasis"><text:span text:style-name="T1">Bab 9: Dampak Meta pada Masyarakat dan Budaya</text:span></text:span></text:p>
            <text:list xml:id="list5890194079202595221" text:style-name="L34">
              <text:list-item>
                <text:p text:style-name="P25"><text:span text:style-name="Strong_20_Emphasis"><text:span text:style-name="T1">Prompt untuk Pengantar Bab:</text:span></text:span><text:span text:style-name="T1"> "Setelah melakukan perjalanan panjang menelusuri sejarah, teknologi, inovasi, kontroversi, dan visi masa depan Meta, bab terakhir ini akan mengambil perspektif yang lebih luas. Ajak pembaca untuk merenungkan </text:span><text:span text:style-name="Strong_20_Emphasis"><text:span text:style-name="T1">dampak kolektif dan mendalam yang telah ditimbulkan oleh Meta/Facebook pada struktur masyarakat dan jalinan budaya global hingga saat ini (April 2025)</text:span></text:span><text:span text:style-name="T1">. Sampaikan bahwa tujuan bab ini adalah untuk </text:span><text:span text:style-name="Strong_20_Emphasis"><text:span text:style-name="T1">mensintesis berbagai temuan dan analisis</text:span></text:span><text:span text:style-name="T1"> dari bab-bab sebelumnya—mulai dari perubahan cara kita berkomunikasi, berbisnis, hingga berpolitik—menjadi sebuah </text:span><text:span text:style-name="Strong_20_Emphasis"><text:span text:style-name="T1">evaluasi menyeluruh tentang jejak warisan Meta</text:span></text:span><text:span text:style-name="T1">. Bingkai bab ini sebagai eksplorasi bagaimana Meta berfungsi sebagai </text:span><text:span text:style-name="Strong_20_Emphasis"><text:span text:style-name="T1">cermin</text:span></text:span><text:span text:style-name="T1"> yang memantulkan nilai, aspirasi, dan konflik masyarakat modern, sekaligus sebagai </text:span><text:span text:style-name="Strong_20_Emphasis"><text:span text:style-name="T1">kekuatan pembentuk</text:span></text:span><text:span text:style-name="T1"> yang secara aktif mengubah norma, tren, dan bahkan cara kita memahami dunia dan satu sama lain. Perkenalkan pilar-pilar utama dampak yang akan direfleksikan: transformasi komunikasi, pengaruh ekonomi, peran dalam budaya populer, isu tanggung jawab sosial korporat, dan penempatan Meta dalam narasi besar sejarah teknologi." </text:span></text:p>
              </text:list-item>
            </text:list>
            <text:p text:style-name="P2"/>
            <text:list xml:id="list5847930942782673189" text:style-name="L35">
              <text:list-item>
                <text:p text:style-name="P26"><text:span text:style-name="Strong_20_Emphasis"><text:span text:style-name="T1">Subbab 9.1: Mengubah Cara Kita Berkomunikasi dan Berinteraksi</text:span></text:span></text:p>
                <text:list>
                  <text:list-item>
                    <text:p text:style-name="P129"><text:span text:style-name="Strong_20_Emphasis"><text:span text:style-name="T1">Prompt untuk Pembahasan Mendalam:</text:span></text:span><text:span text:style-name="T1"> "Lakukan analisis reflektif </text:span><text:span text:style-name="Strong_20_Emphasis"><text:span text:style-name="T1">mendalam</text:span></text:span><text:span text:style-name="T1"> mengenai bagaimana kehadiran dominan platform Meta (Facebook, Instagram, WhatsApp, Messenger) telah secara </text:span><text:span text:style-name="Strong_20_Emphasis"><text:span text:style-name="T1">radikal mengubah lanskap komunikasi manusia</text:span></text:span><text:span text:style-name="T1">. </text:span><text:span text:style-name="Strong_20_Emphasis"><text:span text:style-name="T1">Evaluasi dampaknya pada hubungan interpersonal</text:span></text:span><text:span text:style-name="T1">: Bagaimana platform ini memengaruhi pembentukan dan pemeliharaan persahabatan, hubungan keluarga, dan ikatan komunitas (memperkuat 'ikatan lemah' namun mungkin mengikis 'ikatan kuat'?). </text:span><text:span text:style-name="Strong_20_Emphasis"><text:span text:style-name="T1">Analisis perubahan dalam komunikasi publik dan wacana sosial</text:span></text:span><text:span text:style-name="T1">: percepatan penyebaran informasi (dan misinformasi), pergeseran ke arah interaksi yang lebih singkat dan visual, serta kontribusinya terhadap polarisasi atau 'silo' informasi (merujuk kembali ke Bab 6). </text:span><text:span text:style-name="Strong_20_Emphasis"><text:span text:style-name="T1">Diskusikan bagaimana platform ini mungkin telah mengubah ekspektasi kita tentang privasi dan keterbukaan</text:span></text:span><text:span text:style-name="T1"> dalam berkomunikasi. </text:span><text:span text:style-name="Strong_20_Emphasis"><text:span text:style-name="T1">Refleksikan bagaimana </text:span></text:span><text:soft-page-break/><text:span text:style-name="Strong_20_Emphasis"><text:span text:style-name="T1">dominasi komunikasi berbasis teks (pesan instan) dan visual (gambar/video pendek)</text:span></text:span><text:span text:style-name="T1"> telah membentuk cara generasi baru mengekspresikan diri dan berinteraksi." </text:span></text:p>
                  </text:list-item>
                </text:list>
              </text:list-item>
              <text:list-item>
                <text:p text:style-name="P26"><text:span text:style-name="Strong_20_Emphasis"><text:span text:style-name="T1">Subbab 9.2: Pengaruh pada Bisnis Kecil dan Ekonomi Digital</text:span></text:span></text:p>
                <text:list>
                  <text:list-item>
                    <text:p text:style-name="P129"><text:span text:style-name="Strong_20_Emphasis"><text:span text:style-name="T1">Prompt untuk Pembahasan Mendalam:</text:span></text:span><text:span text:style-name="T1"> "Sajikan refleksi </text:span><text:span text:style-name="Strong_20_Emphasis"><text:span text:style-name="T1">mendalam</text:span></text:span><text:span text:style-name="T1"> mengenai peran transformatif Meta dalam </text:span><text:span text:style-name="Strong_20_Emphasis"><text:span text:style-name="T1">ekonomi digital</text:span></text:span><text:span text:style-name="T1">, dengan fokus khusus pada dampaknya bagi </text:span><text:span text:style-name="Strong_20_Emphasis"><text:span text:style-name="T1">Usaha Kecil dan Menengah (UKM)</text:span></text:span><text:span text:style-name="T1">. </text:span><text:span text:style-name="Strong_20_Emphasis"><text:span text:style-name="T1">Evaluasi signifikansi demokratisasi periklanan digital</text:span></text:span><text:span text:style-name="T1"> yang ditawarkan Meta, memungkinkan bisnis kecil bersaing dalam skala yang sebelumnya tak terbayangkan. </text:span><text:span text:style-name="Strong_20_Emphasis"><text:span text:style-name="T1">Analisis bagaimana fitur-fitur seperti Halaman Bisnis, Instagram Shopping, dan Marketplace telah menjadi infrastruktur penting</text:span></text:span><text:span text:style-name="T1"> bagi banyak bisnis untuk bertahan dan berkembang di era digital. </text:span><text:span text:style-name="Strong_20_Emphasis"><text:span text:style-name="T1">Diskusikan peran Meta sebagai fasilitator utama 'ekonomi kreator' (creator economy)</text:span></text:span><text:span text:style-name="T1">, sambil juga merefleksikan dinamika kekuasaan dan tantangan monetisasi bagi para kreator itu sendiri. </text:span><text:span text:style-name="Strong_20_Emphasis"><text:span text:style-name="T1">Refleksikan dampak disrupsi Meta terhadap model bisnis media tradisional dan industri periklanan</text:span></text:span><text:span text:style-name="T1">. Timbang </text:span><text:span text:style-name="Strong_20_Emphasis"><text:span text:style-name="T1">manfaat ekonomi (penciptaan lapangan kerja, pertumbuhan bisnis) dengan risiko (ketergantungan platform, isu privasi data sebagai komoditas)</text:span></text:span><text:span text:style-name="T1"> yang diciptakannya." </text:span></text:p>
                  </text:list-item>
                </text:list>
              </text:list-item>
              <text:list-item>
                <text:p text:style-name="P26"><text:span text:style-name="Strong_20_Emphasis"><text:span text:style-name="T1">Subbab 9.3: Meta sebagai Cermin dan Pembentuk Budaya Populer</text:span></text:span></text:p>
                <text:list>
                  <text:list-item>
                    <text:p text:style-name="P129"><text:span text:style-name="Strong_20_Emphasis"><text:span text:style-name="T1">Prompt untuk Pembahasan Mendalam:</text:span></text:span><text:span text:style-name="T1"> "Lakukan analisis reflektif </text:span><text:span text:style-name="Strong_20_Emphasis"><text:span text:style-name="T1">mendalam</text:span></text:span><text:span text:style-name="T1"> mengenai hubungan simbiosis antara platform Meta dan budaya populer kontemporer. </text:span><text:span text:style-name="Strong_20_Emphasis"><text:span text:style-name="T1">Jelaskan bagaimana Meta berfungsi sebagai 'cermin' raksasa</text:span></text:span><text:span text:style-name="T1">, merefleksikan tren, kecemasan, aspirasi, dan konflik yang ada di masyarakat (mulai dari gerakan sosial hingga tren fashion). </text:span><text:span text:style-name="Strong_20_Emphasis"><text:span text:style-name="T1">Sekaligus, analisis bagaimana Meta bertindak sebagai 'pembentuk' budaya yang kuat</text:span></text:span><text:span text:style-name="T1">: melalui </text:span><text:span text:style-name="Strong_20_Emphasis"><text:span text:style-name="T1">penyebaran viral meme dan tantangan (challenges)</text:span></text:span><text:span text:style-name="T1">, </text:span><text:span text:style-name="Strong_20_Emphasis"><text:span text:style-name="T1">pembentukan 'budaya influencer'</text:span></text:span><text:span text:style-name="T1"> dan dampaknya pada konsumerisme serta idealisme, </text:span><text:span text:style-name="Strong_20_Emphasis"><text:span text:style-name="T1">pengaruhnya pada standar kecantikan dan citra diri</text:span></text:span><text:span text:style-name="T1"> (terutama melalui Instagram), dan </text:span><text:span text:style-name="Strong_20_Emphasis"><text:span text:style-name="T1">penetapan norma-norma baru perilaku sosial online</text:span></text:span><text:span text:style-name="T1">. </text:span><text:span text:style-name="Strong_20_Emphasis"><text:span text:style-name="T1">Diskusikan bagaimana algoritma rekomendasi </text:span></text:span><text:soft-page-break/><text:span text:style-name="Strong_20_Emphasis"><text:span text:style-name="T1">secara subtil dapat membentuk selera dan konsumsi budaya</text:span></text:span><text:span text:style-name="T1"> pengguna. </text:span><text:span text:style-name="Strong_20_Emphasis"><text:span text:style-name="T1">Evaluasi secara keseluruhan, apakah Meta lebih banyak mencerminkan atau justru lebih dominan dalam membentuk arah budaya populer saat ini?</text:span></text:span><text:span text:style-name="T1">" </text:span></text:p>
                  </text:list-item>
                </text:list>
              </text:list-item>
              <text:list-item>
                <text:p text:style-name="P26"><text:span text:style-name="Strong_20_Emphasis"><text:span text:style-name="T1">Subbab 9.4: Tanggung Jawab Sosial Perusahaan Teknologi Raksasa</text:span></text:span></text:p>
                <text:list>
                  <text:list-item>
                    <text:p text:style-name="P129"><text:span text:style-name="Strong_20_Emphasis"><text:span text:style-name="T1">Prompt untuk Pembahasan Mendalam:</text:span></text:span><text:span text:style-name="T1"> "Sajikan diskusi reflektif </text:span><text:span text:style-name="Strong_20_Emphasis"><text:span text:style-name="T1">mendalam</text:span></text:span><text:span text:style-name="T1"> mengenai konsep dan praktik </text:span><text:span text:style-name="Strong_20_Emphasis"><text:span text:style-name="T1">Tanggung Jawab Sosial Perusahaan (CSR)</text:span></text:span><text:span text:style-name="T1"> dalam konteks perusahaan teknologi dengan skala, jangkauan, dan dampak sebesar Meta. </text:span><text:span text:style-name="Strong_20_Emphasis"><text:span text:style-name="T1">Gali perdebatan fundamental</text:span></text:span><text:span text:style-name="T1">: Sejauh mana tanggung jawab Meta melampaui kewajiban hukum dan kepentingan pemegang saham, mencakup dampak luasnya pada individu, komunitas, dan proses demokrasi? </text:span><text:span text:style-name="Strong_20_Emphasis"><text:span text:style-name="T1">Refleksikan bagaimana isu-isu krusial seperti moderasi konten, perlindungan privasi, penanganan misinformasi, dan dampak kesehatan mental merupakan inti dari tantangan CSR Meta</text:span></text:span><text:span text:style-name="T1">. </text:span><text:span text:style-name="Strong_20_Emphasis"><text:span text:style-name="T1">Evaluasi upaya-upaya yang telah dilakukan Meta</text:span></text:span><text:span text:style-name="T1"> untuk mengatasi dampak negatif ini: Apakah langkah-langkah tersebut bersifat substansial atau sekadar kosmetik? </text:span><text:span text:style-name="Strong_20_Emphasis"><text:span text:style-name="T1">Diskusikan tantangan dalam menyeimbangkan antara pertumbuhan bisnis, inovasi teknologi, dengan tanggung jawab etis dan sosial</text:span></text:span><text:span text:style-name="T1">. </text:span><text:span text:style-name="Strong_20_Emphasis"><text:span text:style-name="T1">Bagaimana seharusnya masyarakat dan regulator memandang dan menuntut akuntabilitas dari entitas sekuat Meta?</text:span></text:span><text:span text:style-name="T1">" </text:span></text:p>
                  </text:list-item>
                </text:list>
              </text:list-item>
              <text:list-item>
                <text:p text:style-name="P26"><text:span text:style-name="Strong_20_Emphasis"><text:span text:style-name="T1">Subbab 9.5: Refleksi: Meta dalam Konteks Sejarah Teknologi</text:span></text:span></text:p>
                <text:list>
                  <text:list-item>
                    <text:p text:style-name="P26"><text:span text:style-name="Strong_20_Emphasis"><text:span text:style-name="T1">Prompt untuk Pembahasan Mendalam:</text:span></text:span><text:span text:style-name="T1"> "Lakukan refleksi penutup </text:span><text:span text:style-name="Strong_20_Emphasis"><text:span text:style-name="T1">mendalam</text:span></text:span><text:span text:style-name="T1"> yang menempatkan perjalanan Meta/Facebook dalam </text:span><text:span text:style-name="Strong_20_Emphasis"><text:span text:style-name="T1">konteks evolusi sejarah teknologi informasi dan komunikasi</text:span></text:span><text:span text:style-name="T1">. </text:span><text:span text:style-name="Strong_20_Emphasis"><text:span text:style-name="T1">Bandingkan pola kebangkitan, dominasi pasar, tantangan (termasuk antimonopoli), dan potensi pergeseran Meta</text:span></text:span><text:span text:style-name="T1"> dengan siklus hidup raksasa teknologi sebelumnya (AT&amp;T, IBM, Microsoft, Google). </text:span><text:span text:style-name="Strong_20_Emphasis"><text:span text:style-name="T1">Analisis warisan (legacy) Meta hingga April 2025</text:span></text:span><text:span text:style-name="T1">: Kontribusinya dalam mewujudkan konektivitas global skala besar (sebagai ikon Web 2.0), namun juga kontroversi dan 'biaya sosial' yang menyertainya. </text:span><text:span text:style-name="Strong_20_Emphasis"><text:span text:style-name="T1">Tawarkan pandangan spekulatif yang didasarkan pada analisis buku ini mengenai posisi Meta di masa depan</text:span></text:span><text:span text:style-name="T1">: </text:span><text:soft-page-break/><text:span text:style-name="T1">Apakah ia akan berhasil bertransformasi melalui pertaruhan Metaverse dan AI? Apakah pengaruhnya akan bertahan, memudar, atau digantikan oleh gelombang teknologi berikutnya? </text:span><text:span text:style-name="Strong_20_Emphasis"><text:span text:style-name="T1">Saring pelajaran-pelajaran kunci (key takeaways)</text:span></text:span><text:span text:style-name="T1"> yang dapat dipetik dari kisah Meta/Facebook bagi inovator teknologi, pembuat kebijakan, dan masyarakat luas tentang kekuatan, potensi, dan bahaya platform digital global." </text:span></text:p>
                  </text:list-item>
                </text:list>
              </text:list-item>
            </text:list>
            <text:p text:style-name="P2"/>
            <text:p text:style-name="P96">Semoga prompt ini membantu Anda menyusun bab penutup yang kuat dan reflektif untuk buku Anda!</text:p>
          </text:section>
          <text:section text:style-name="Sect1" text:name="feedback-form-10">
            <text:p text:style-name="P196"/>
          </text:section>
        </text:section>
        <text:section text:style-name="Sect1" text:name="0e282980d33d9c9e">
          <text:p text:style-name="P96"/>
          <text:section text:style-name="Sect1" text:name="user-query-content-11">
            <text:p text:style-name="P215">pada kesimpulan tambahkan prompt pada tiap subbab untuk.memdapatkan isi </text:p>
          </text:section>
          <text:p text:style-name="P196">Tampilkan alur berpikir</text:p>
          <text:section text:style-name="Sect2" text:name="model-response-message-contentr_0e282980d33d9c9e">
            <text:p text:style-name="P96">Tentu, berikut adalah prompt yang bisa Anda gunakan untuk mengisi setiap subbab dalam bagian Kesimpulan buku Anda:</text:p>
            <text:p text:style-name="P2"/>
            <text:p text:style-name="Text_20_body"><text:span text:style-name="Strong_20_Emphasis"><text:span text:style-name="T1">Kesimpulan</text:span></text:span></text:p>
            <text:list xml:id="list7528873064537953245" text:style-name="L36">
              <text:list-item>
                <text:p text:style-name="P27"><text:span text:style-name="Strong_20_Emphasis"><text:span text:style-name="T1">Subbab: Rangkuman Perjalanan Meta/Facebook (Summary of Meta/Facebook's Journey)</text:span></text:span></text:p>
                <text:list>
                  <text:list-item>
                    <text:p text:style-name="P130"><text:span text:style-name="Strong_20_Emphasis"><text:span text:style-name="T1">Prompt:</text:span></text:span><text:span text:style-name="T1"> "Sajikan rangkuman </text:span><text:span text:style-name="Strong_20_Emphasis"><text:span text:style-name="T1">singkat namun komprehensif</text:span></text:span><text:span text:style-name="T1"> mengenai keseluruhan perjalanan Meta/Facebook yang telah diuraikan dalam buku ini. Sentuh kembali </text:span><text:span text:style-name="Strong_20_Emphasis"><text:span text:style-name="T1">tonggak-tonggak penting dan fase-fase transformasi utama</text:span></text:span><text:span text:style-name="T1">: mulai dari awal mula sederhana di kamar asrama Harvard, periode pertumbuhan global yang eksplosif, 'pivot' krusial ke era mobile, akuisisi strategis yang mengubah peta persaingan (Instagram, WhatsApp), inovasi teknologi inti yang berkelanjutan (News Feed, Mesin Iklan, AI), serangkaian kontroversi besar yang terus membayangi (privasi, misinformasi, antimonopoli), rebranding signifikan menjadi Meta dengan pertaruhan Metaverse, hingga fokus terkini pada AI Generatif (per April 2025). Bertujuan untuk memberikan </text:span><text:span text:style-name="Strong_20_Emphasis"><text:span text:style-name="T1">kilas balik naratif</text:span></text:span><text:span text:style-name="T1"> yang mengingatkan pembaca akan skala epik dan sifat transformatif dari sejarah perusahaan ini." </text:span></text:p>
                  </text:list-item>
                </text:list>
              </text:list-item>
              <text:list-item>
                <text:p text:style-name="P27"><text:soft-page-break/><text:span text:style-name="Strong_20_Emphasis"><text:span text:style-name="T1">Subbab: Warisan dan Jejak yang Ditinggalkan (Positif dan Negatif) (Legacy and Footprint Left Behind (Positive and Negative))</text:span></text:span></text:p>
                <text:list>
                  <text:list-item>
                    <text:p text:style-name="P130"><text:span text:style-name="Strong_20_Emphasis"><text:span text:style-name="T1">Prompt:</text:span></text:span><text:span text:style-name="T1"> "Sajikan penilaian akhir yang </text:span><text:span text:style-name="Strong_20_Emphasis"><text:span text:style-name="T1">berimbang dan bernuansa</text:span></text:span><text:span text:style-name="T1"> mengenai warisan (legacy) dan jejak yang telah ditinggalkan Meta/Facebook di dunia hingga saat ini (April 2025). Akui secara eksplisit </text:span><text:span text:style-name="Strong_20_Emphasis"><text:span text:style-name="T1">dualitas dampaknya</text:span></text:span><text:span text:style-name="T1">: soroti </text:span><text:span text:style-name="Strong_20_Emphasis"><text:span text:style-name="T1">kontribusi positif</text:span></text:span><text:span text:style-name="T1"> yang sering disebutkan (menghubungkan miliaran orang, memfasilitasi komunikasi lintas batas, memberdayakan bisnis kecil, menyediakan ruang bagi komunitas) seraya </text:span><text:span text:style-name="Strong_20_Emphasis"><text:span text:style-name="T1">menegaskan kembali konsekuensi negatif dan 'biaya sosial' signifikan</text:span></text:span><text:span text:style-name="T1"> yang telah dibahas (erosi privasi, peran dalam penyebaran misinformasi dan polarisasi, kekhawatiran kesehatan mental, konsentrasi kekuatan pasar). Hindari kesimpulan hitam-putih; tekankan </text:span><text:span text:style-name="Strong_20_Emphasis"><text:span text:style-name="T1">kompleksitas dan sifat dampak positif dan negatif yang seringkali saling terkait erat</text:span></text:span><text:span text:style-name="T1">, sebagai refleksi dari kekuatan dan jangkauan platform ini." </text:span></text:p>
                  </text:list-item>
                </text:list>
              </text:list-item>
              <text:list-item>
                <text:p text:style-name="P27"><text:span text:style-name="Strong_20_Emphasis"><text:span text:style-name="T1">Subbab: Pertanyaan Terbuka tentang Masa Depan Meta dan Pengaruhnya (Open Questions about Meta's Future and Influence)</text:span></text:span></text:p>
                <text:list>
                  <text:list-item>
                    <text:p text:style-name="P130"><text:span text:style-name="Strong_20_Emphasis"><text:span text:style-name="T1">Prompt:</text:span></text:span><text:span text:style-name="T1"> "Ajukan beberapa </text:span><text:span text:style-name="Strong_20_Emphasis"><text:span text:style-name="T1">pertanyaan terbuka kunci</text:span></text:span><text:span text:style-name="T1"> yang menggugah pemikiran pembaca mengenai arah masa depan Meta dan pengaruhnya yang berkelanjutan, terutama yang muncul dari Bab 7 dan 8. Pertanyaan-pertanyaan ini sebaiknya mencerminkan </text:span><text:span text:style-name="Strong_20_Emphasis"><text:span text:style-name="T1">ketidakpastian dan perdebatan</text:span></text:span><text:span text:style-name="T1"> yang masih berlangsung hingga April 2025. Contoh: Akankah pertaruhan raksasa pada </text:span><text:span text:style-name="Strong_20_Emphasis"><text:span text:style-name="T1">Metaverse akhirnya membuahkan hasil</text:span></text:span><text:span text:style-name="T1"> atau menjadi kegagalan strategis? Bagaimana integrasi </text:span><text:span text:style-name="Strong_20_Emphasis"><text:span text:style-name="T1">AI yang semakin dalam akan membentuk ulang platform dan dampaknya</text:span></text:span><text:span text:style-name="T1"> pada masyarakat (baik atau buruk)? Mampukah Meta </text:span><text:span text:style-name="Strong_20_Emphasis"><text:span text:style-name="T1">menavigasi lanskap regulasi global</text:span></text:span><text:span text:style-name="T1"> yang semakin kompleks dan ketat? Bagaimana sifat </text:span><text:span text:style-name="Strong_20_Emphasis"><text:span text:style-name="T1">koneksi sosial dan interaksi digital akan berevolusi</text:span></text:span><text:span text:style-name="T1"> di masa depan, dan peran apa yang akan dimainkan (atau diizinkan untuk dimainkan) oleh Meta? Akankah perusahaan berhasil </text:span><text:span text:style-name="Strong_20_Emphasis"><text:span text:style-name="T1">secara fundamental mengatasi tantangan etisnya</text:span></text:span><text:span text:style-name="T1"> yang mendalam? Sajikan ini sebagai </text:span><text:span text:style-name="Strong_20_Emphasis"><text:span text:style-name="T1">refleksi penutup yang mengajak pembaca berpikir</text:span></text:span><text:span text:style-name="T1"> tentang apa yang mungkin terjadi selanjutnya." </text:span></text:p>
                  </text:list-item>
                </text:list>
              </text:list-item>
              <text:list-item>
                <text:p text:style-name="P27"><text:span text:style-name="Strong_20_Emphasis"><text:span text:style-name="T1">Subbab: Pesan Penutup untuk Pembaca (Closing Message for the </text:span></text:span><text:soft-page-break/><text:span text:style-name="Strong_20_Emphasis"><text:span text:style-name="T1">Reader)</text:span></text:span></text:p>
                <text:list>
                  <text:list-item>
                    <text:p text:style-name="P27"><text:span text:style-name="Strong_20_Emphasis"><text:span text:style-name="T1">Prompt:</text:span></text:span><text:span text:style-name="T1"> "Sampaikan sebuah </text:span><text:span text:style-name="Strong_20_Emphasis"><text:span text:style-name="T1">pemikiran penutup singkat (1-2 paragraf)</text:span></text:span><text:span text:style-name="T1"> yang berkesan dan ditujukan langsung kepada pembaca. Ini bisa berupa refleksi akhir tentang </text:span><text:span text:style-name="Strong_20_Emphasis"><text:span text:style-name="T1">signifikansi memahami cara kerja dan dampak perusahaan teknologi raksasa</text:span></text:span><text:span text:style-name="T1"> seperti Meta dalam kehidupan kita sehari-hari. Anda bisa juga memberikan </text:span><text:span text:style-name="Strong_20_Emphasis"><text:span text:style-name="T1">dorongan halus untuk menjadi pengguna teknologi yang lebih sadar dan kritis</text:span></text:span><text:span text:style-name="T1">, atau menutup dengan pandangan tentang </text:span><text:span text:style-name="Strong_20_Emphasis"><text:span text:style-name="T1">tanggung jawab kolektif</text:span></text:span><text:span text:style-name="T1"> dalam membentuk masa depan teknologi yang lebih manusiawi. Usahakan agar pesan ini memberikan </text:span><text:span text:style-name="Strong_20_Emphasis"><text:span text:style-name="T1">rasa penyelesaian (closure)</text:span></text:span><text:span text:style-name="T1"> yang memuaskan bagi pembaca setelah mengikuti seluruh pembahasan dalam buku." </text:span></text:p>
                  </text:list-item>
                </text:list>
              </text:list-item>
            </text:list>
            <text:p text:style-name="P2"/>
            <text:p text:style-name="P96">Semoga prompt ini membantu Anda menyusun bagian Kesimpulan yang merangkum, merefleksikan, dan memberikan penutup yang kuat untuk buku Anda!</text:p>
          </text:section>
          <text:section text:style-name="Sect1" text:name="feedback-form-11">
            <text:p text:style-name="P196"/>
          </text:section>
        </text:section>
        <text:section text:style-name="Sect1" text:name="9d9055b3bd29b148">
          <text:p text:style-name="P96"/>
          <text:section text:style-name="Sect1" text:name="user-query-content-12">
            <text:p text:style-name="P215">Jawablah setiap prompt yang telah anda buat secara bertahap satu persatu dan jangan pindah prompt sebelum saya memerintahkan “YAX” dengan ketentuan sebagai berikut : </text:p>
            <text:p text:style-name="P215">Gaya Bahasa : Sesuai yang telah Anda sarankan sebelummnya , gunakan tips sesuai yang telah anda sarankan sebelumnya ) untuk menambah bobot jawaban </text:p>
          </text:section>
          <text:p text:style-name="P196">Tampilkan alur berpikir</text:p>
          <text:section text:style-name="Sect2" text:name="model-response-message-contentr_9d9055b3bd29b148">
            <text:p text:style-name="Text_20_body"><text:span text:style-name="T1">Baik, saya siap. Saya akan mulai dengan prompt pertama untuk subbab </text:span><text:span text:style-name="Strong_20_Emphasis"><text:span text:style-name="T1">"Mengapa buku ini penting?"</text:span></text:span><text:span text:style-name="T1"> dalam </text:span><text:span text:style-name="Strong_20_Emphasis"><text:span text:style-name="T1">Kata Pengantar</text:span></text:span><text:span text:style-name="T1">. Saya akan menulis isinya sesuai dengan gaya bahasa dan tips yang telah kita diskusikan, berusaha memberikan bobot dan kedalaman.</text:span></text:p>
            <text:p text:style-name="P96">Silakan berikan perintah "YAX" jika Anda sudah siap untuk saya memulai.</text:p>
            <text:p text:style-name="Text_20_body"><text:span text:style-name="Strong_20_Emphasis"><text:span text:style-name="T1">(Menunggu perintah "YAX")</text:span></text:span></text:p>
          </text:section>
          <text:section text:style-name="Sect1" text:name="feedback-form-12">
            <text:p text:style-name="P196"/>
          </text:section>
        </text:section>
        <text:section text:style-name="Sect1" text:name="aa5048e16308a3f6">
          <text:p text:style-name="P96"/>
          <text:section text:style-name="Sect1" text:name="user-query-content-13">
            <text:p text:style-name="P215"><text:soft-page-break/>yax </text:p>
          </text:section>
          <text:p text:style-name="P196">Tampilkan alur berpikir</text:p>
          <text:section text:style-name="Sect2" text:name="model-response-message-contentr_aa5048e16308a3f6">
            <text:p text:style-name="Text_20_body"><text:span text:style-name="T1">Baik, berikut adalah isi untuk subbab </text:span><text:span text:style-name="Strong_20_Emphasis"><text:span text:style-name="T1">"Mengapa buku ini penting?"</text:span></text:span><text:span text:style-name="T1"> dalam Kata Pengantar:</text:span></text:p>
            <text:p text:style-name="Text_20_body"><text:span text:style-name="Strong_20_Emphasis"><text:span text:style-name="T1">Mengapa Buku Ini Penting?</text:span></text:span></text:p>
            <text:p text:style-name="P96">Bayangkan ini: lebih dari separuh populasi dunia yang memiliki akses internet, atau sekitar 3 miliar orang, berinteraksi di salah satu platform milik Meta—Facebook, Instagram, atau WhatsApp—setiap harinya. Angka ini bukan sekadar statistik; ini adalah cerminan sebuah kekuatan yang meresap begitu dalam ke struktur kehidupan modern kita. Dari ucapan selamat ulang tahun untuk kerabat jauh, mencari berita terkini (sekaligus terpapar misinformasi), mempromosikan usaha kecil di sudut kota, hingga menggalang dukungan untuk gerakan sosial atau bahkan memengaruhi lanskap politik suatu negara—jejak Meta ada di mana-mana.</text:p>
            <text:p text:style-name="P96">Platform-platform ini telah bertransformasi dari sekadar alat untuk terhubung dengan teman lama menjadi infrastruktur digital global yang membentuk cara kita berkomunikasi, berbelanja, mengonsumsi budaya, dan bahkan memahami dunia di sekitar kita. Mereka adalah alun-alun digital tempat opini publik dibentuk, pasar tempat ekonomi baru tumbuh, sekaligus arena di mana perdebatan sengit tentang privasi, kebenaran, dan kesejahteraan mental terus berkecamuk.</text:p>
            <text:p text:style-name="P96">Oleh karena itu, memahami Meta—bagaimana ia lahir, bagaimana mesin teknologinya bekerja, bagaimana ia menghasilkan keuntungan miliaran dolar, apa saja keberhasilan dan kegagalannya, serta ke mana arah ambisinya di masa depan (termasuk visi Metaverse yang kontroversial)—bukan lagi sekadar keingintahuan bagi penggemar teknologi. Di era digital ini, memahami raksasa seperti Meta telah menjadi bagian esensial dari literasi kewarganegaraan. Memahami kekuatannya, baik yang terlihat maupun yang tersembunyi di balik algoritma dan pusat data, adalah langkah pertama untuk bisa berinteraksi dengannya secara lebih sadar, kritis, dan mungkin, menuntut tanggung jawab yang lebih besar darinya. Buku ini hadir sebagai upaya untuk membekali Anda dengan pemahaman mendalam tersebut, menyajikan kisah kompleks sebuah entitas yang tak diragukan lagi telah, dan akan terus, membentuk abad ke-21.</text:p>
            <text:p text:style-name="P2"/>
            <text:p text:style-name="Text_20_body"><text:span text:style-name="T1">Silakan berikan perintah </text:span><text:span text:style-name="Strong_20_Emphasis"><text:span text:style-name="T1">"YAX"</text:span></text:span><text:span text:style-name="T1"> untuk melanjutkan ke prompt berikutnya: </text:span><text:span text:style-name="Strong_20_Emphasis"><text:span text:style-name="T1">"Apa </text:span></text:span><text:soft-page-break/><text:span text:style-name="Strong_20_Emphasis"><text:span text:style-name="T1">yang akan pembaca dapatkan?"</text:span></text:span><text:span text:style-name="T1"> dalam Kata Pengantar.</text:span></text:p>
          </text:section>
          <text:section text:style-name="Sect1" text:name="feedback-form-13">
            <text:p text:style-name="P196"/>
          </text:section>
        </text:section>
        <text:section text:style-name="Sect1" text:name="3701089c2e405c51">
          <text:p text:style-name="P96"/>
          <text:section text:style-name="Sect1" text:name="user-query-content-14">
            <text:p text:style-name="P215">yax </text:p>
          </text:section>
          <text:p text:style-name="P196">Tampilkan alur berpikir</text:p>
          <text:section text:style-name="Sect2" text:name="model-response-message-contentr_3701089c2e405c51">
            <text:p text:style-name="Text_20_body"><text:span text:style-name="T1">Baik, berikut adalah isi untuk subbab </text:span><text:span text:style-name="Strong_20_Emphasis"><text:span text:style-name="T1">"Apa yang akan pembaca dapatkan?"</text:span></text:span><text:span text:style-name="T1"> dalam Kata Pengantar:</text:span></text:p>
            <text:p text:style-name="Text_20_body"><text:span text:style-name="Strong_20_Emphasis"><text:span text:style-name="T1">Apa yang Akan Pembaca Dapatkan?</text:span></text:span></text:p>
            <text:p text:style-name="P96">Buku ini adalah sebuah undangan untuk melakukan perjalanan menyeluruh melintasi lanskap Meta/Facebook yang luas dan kompleks. Kita akan memulai petualangan ini dari akarnya yang sederhana di kamar asrama Universitas Harvard, menelusuri bagaimana sebuah proyek mahasiswa yang awalnya eksklusif bisa meledak menjadi fenomena global yang menghubungkan miliaran orang. Anda akan diajak menyaksikan momen-momen krusial: pertumbuhan eksponensialnya, langkah berani menuju perusahaan publik (IPO), adaptasi kritis terhadap era mobile, serta akuisisi strategis Instagram dan WhatsApp yang memperkokoh dominasinya.</text:p>
            <text:p text:style-name="P96">Namun, perjalanan kita tidak berhenti di sana. Kita akan masuk lebih dalam 'ke balik layar' untuk membongkar mesin teknologi inti yang menggerakkan raksasa ini—mulai dari algoritma News Feed yang penuh teka-teki, cara kerja mesin periklanan yang menjadi sumber keuntungannya, hingga infrastruktur pusat data global dan peran sentral kecerdasan buatan (AI). Kita juga akan menimbang neraca inovasinya, merayakan keberhasilan fitur seperti Groups, Marketplace, dan Stories, sambil secara jujur mengkaji kegagalan proyek ambisius seperti Facebook Phone dan mata uang kripto Libra/Diem.</text:p>
            <text:p text:style-name="P96">Lebih penting lagi, buku ini tidak akan menghindar dari sisi gelap. Kita akan mengupas tuntas berbagai kontroversi yang melilit Meta—mulai dari skandal privasi Cambridge Analytica, tantangan penyebaran misinformasi dan ujaran kebencian, dampak pada kesehatan mental, hingga isu monopoli dan pengaruhnya pada politik. Akhirnya, kita akan menatap ke masa depan, menganalisis pivot besar ke Metaverse, perkembangan terbaru dalam AI Generatif (per April 2025), dan pertanyaan-pertanyaan besar tentang arah perusahaan ini selanjutnya serta warisan yang akan ditinggalkannya.</text:p>
            <text:p text:style-name="P96">Ditulis untuk Anda, pembaca umum—baik pengguna setia platform Meta, <text:soft-page-break/>pengamat teknologi, pebisnis, pelajar, maupun sekadar warga negara yang ingin memahami kekuatan yang membentuk dunia kita—buku ini menyajikan informasi kompleks tersebut dengan gaya naratif yang mengalir, bahasa yang mudah diakses, dan perspektif yang berimbang. Tujuannya adalah memberikan Anda pemahaman 360 derajat tentang salah satu entitas paling berpengaruh di zaman kita.</text:p>
            <text:p text:style-name="P2"/>
            <text:p text:style-name="Text_20_body"><text:span text:style-name="T1">Silakan berikan perintah </text:span><text:span text:style-name="Strong_20_Emphasis"><text:span text:style-name="T1">"YAX"</text:span></text:span><text:span text:style-name="T1"> untuk melanjutkan ke prompt berikutnya: </text:span><text:span text:style-name="Strong_20_Emphasis"><text:span text:style-name="T1">"Ucapan terima kasih (jika ada)"</text:span></text:span><text:span text:style-name="T1"> dalam Kata Pengantar.</text:span></text:p>
          </text:section>
          <text:section text:style-name="Sect1" text:name="feedback-form-14">
            <text:p text:style-name="P196"/>
          </text:section>
        </text:section>
        <text:section text:style-name="Sect1" text:name="d1a70fe728345b89">
          <text:p text:style-name="P96"/>
          <text:section text:style-name="Sect1" text:name="user-query-content-15">
            <text:p text:style-name="P215">yax </text:p>
          </text:section>
          <text:p text:style-name="P196">Tampilkan alur berpikir</text:p>
          <text:section text:style-name="Sect2" text:name="model-response-message-contentr_d1a70fe728345b89">
            <text:p text:style-name="Text_20_body"><text:span text:style-name="T1">Baik, berikut adalah contoh isi untuk subbab </text:span><text:span text:style-name="Strong_20_Emphasis"><text:span text:style-name="T1">"Ucapan Terima Kasih (jika ada)"</text:span></text:span><text:span text:style-name="T1"> dalam Kata Pengantar:</text:span></text:p>
            <text:p text:style-name="Text_20_body"><text:span text:style-name="Strong_20_Emphasis"><text:span text:style-name="T1">(Contoh Pengisian)</text:span></text:span></text:p>
            <text:p text:style-name="Text_20_body"><text:span text:style-name="Strong_20_Emphasis"><text:span text:style-name="T1">Ucapan Terima Kasih</text:span></text:span></text:p>
            <text:p text:style-name="P96">Penyusunan buku ini tidak akan mungkin terwujud tanpa dukungan, masukan, dan inspirasi dari berbagai pihak. Meskipun tidak mungkin menyebut semua nama, saya ingin menyampaikan apresiasi tulus kepada beberapa di antaranya.</text:p>
            <text:p text:style-name="P96">Terima kasih yang mendalam saya sampaikan kepada para pakar industri, akademisi, dan jurnalis teknologi (beberapa di antaranya memilih untuk tidak disebutkan namanya) yang bersedia meluangkan waktu untuk berdiskusi dan berbagi perspektif tajam mereka mengenai evolusi dan dampak Meta. Wawasan Anda sangat tak ternilai dalam memperkaya analisis dalam buku ini.</text:p>
            <text:p text:style-name="P96">Kepada [Nama Editor/Tim Editorial di Penerbit], kesabaran, ketelitian, dan arahan Anda dalam membentuk naskah ini dari draf awal hingga bentuk finalnya sungguh luar biasa. Terima kasih atas kepercayaan dan kemitraan yang suportif.</text:p>
            <text:p text:style-name="P96">Rekan-rekan di [Nama Institusi/Komunitas, jika relevan] juga layak mendapat ucapan terima kasih atas diskusi informal dan masukan kritis yang seringkali memicu ide-ide baru atau membantu mempertajam argumen.</text:p>
            <text:p text:style-name="P96">Terakhir, namun paling utama, terima kasih tak terhingga untuk keluarga dan <text:soft-page-break/>sahabat terdekat saya. Dukungan moral, pengertian, dan kesabaran Anda selama proses penulisan yang terkadang menyita waktu ini adalah sumber kekuatan yang tak tergantikan. Buku ini saya persembahkan untuk Anda.</text:p>
            <text:p text:style-name="P96">Tentu saja, semua kekurangan dan kekeliruan yang mungkin masih terdapat dalam buku ini sepenuhnya menjadi tanggung jawab penulis.</text:p>
            <text:p text:style-name="P2"/>
            <text:p text:style-name="Text_20_body"><text:span text:style-name="T1">Silakan berikan perintah </text:span><text:span text:style-name="Strong_20_Emphasis"><text:span text:style-name="T1">"YAX"</text:span></text:span><text:span text:style-name="T1"> untuk melanjutkan ke prompt </text:span><text:span text:style-name="Strong_20_Emphasis"><text:span text:style-name="T1">Pengantar Bab 1: Kelahiran Sebuah Jejaring Sosial</text:span></text:span><text:span text:style-name="T1">.</text:span></text:p>
          </text:section>
          <text:section text:style-name="Sect1" text:name="feedback-form-15">
            <text:p text:style-name="P196"/>
          </text:section>
        </text:section>
        <text:section text:style-name="Sect1" text:name="fe8b25a10412736c">
          <text:p text:style-name="P96"/>
          <text:section text:style-name="Sect1" text:name="user-query-content-16">
            <text:p text:style-name="P215">yax </text:p>
          </text:section>
          <text:p text:style-name="P196">Tampilkan alur berpikir</text:p>
          <text:section text:style-name="Sect2" text:name="model-response-message-contentr_fe8b25a10412736c">
            <text:p text:style-name="Text_20_body"><text:span text:style-name="T1">Baik, berikut adalah isi untuk </text:span><text:span text:style-name="Strong_20_Emphasis"><text:span text:style-name="T1">Pengantar Bab 1: Kelahiran Sebuah Jejaring Sosial</text:span></text:span><text:span text:style-name="T1">:</text:span></text:p>
            <text:p text:style-name="Text_20_body"><text:span text:style-name="Strong_20_Emphasis"><text:span text:style-name="T1">Bab 1: Kelahiran Sebuah Jejaring Sosial</text:span></text:span></text:p>
            <text:p text:style-name="Text_20_body"><text:span text:style-name="T1">Mari kita putar waktu kembali ke awal milenium baru, sebuah era di mana internet mulai merajut dirinya ke dalam kehidupan sehari-hari, meski belum semeresap sekarang. Gelembung </text:span><text:span text:style-name="Emphasis"><text:span text:style-name="T1">dot-com</text:span></text:span><text:span text:style-name="T1"> baru saja pecah menyisakan optimisme yang hati-hati, </text:span><text:span text:style-name="Emphasis"><text:span text:style-name="T1">blogging</text:span></text:span><text:span text:style-name="T1"> mulai menjadi tren, dan beberapa platform perintis seperti Friendster dan MySpace mencoba menjawab keinginan dasar manusia untuk terhubung secara online, walau seringkali terasa kikuk dan terbatas. Di tengah lanskap digital yang masih mencari bentuk inilah, di jantung salah satu institusi pendidikan paling bergengsi di dunia, Universitas Harvard, benih sebuah revolusi diam-diam mulai ditanam.</text:span></text:p>
            <text:p text:style-name="P96">Harvard di awal tahun 2000-an adalah sebuah kuali peleburan ambisi, kecerdasan, dan tentu saja, hierarki sosial khas dunia kampus. Mahasiswanya adalah digital native generasi awal, akrab dengan kode komputer sama seperti mereka akrab dengan buku teks filsafat atau hukum. Di lingkungan yang kompetitif inilah, di sebuah kamar asrama yang mungkin tak berbeda jauh dari ribuan kamar lainnya, seorang mahasiswa bernama Mark Zuckerberg, didorong oleh kombinasi keisengan teknis, pemahaman intuitif tentang dinamika sosial, dan mungkin sedikit kebosanan, memulai sebuah proyek sampingan yang kontroversial.</text:p>
            <text:p text:style-name="P96"><text:soft-page-break/>Bab ini akan membawa Anda menelusuri langkah-langkah paling awal dari entitas yang kelak kita kenal sebagai Facebook, dan kemudian Meta. Kita akan melihat bagaimana sebuah situs perbandingan foto mahasiswi yang penuh gejolak (Facemash) menjadi percikan api, yang kemudian memicu lahirnya 'Thefacebook.com'—sebuah direktori online eksklusif untuk mahasiswa Harvard yang dirancang dengan cerdik untuk menumbuhkan rasa ingin tahu dan keterhubungan. Ini adalah kisah tentang bagaimana sebuah ide, yang lahir dalam konteks waktu dan tempat yang sangat spesifik, berhasil menangkap imajinasi sebuah komunitas sebelum akhirnya meluas, lapis demi lapis, hingga mengubah wajah dunia. Bersiaplah menyaksikan transformasi luar biasa dari proyek kamar asrama menjadi cikal bakal sebuah fenomena global.</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1.1: Latar Belakang: Era Pra-Facebook (Friendster, MySpace)</text:span></text:span><text:span text:style-name="T1">.</text:span></text:p>
          </text:section>
          <text:section text:style-name="Sect1" text:name="feedback-form-16">
            <text:p text:style-name="P196"/>
          </text:section>
        </text:section>
        <text:section text:style-name="Sect1" text:name="0e39af5265594049">
          <text:p text:style-name="P96"/>
          <text:section text:style-name="Sect1" text:name="user-query-content-17">
            <text:p text:style-name="P215">yax </text:p>
          </text:section>
          <text:p text:style-name="P196">Tampilkan alur berpikir</text:p>
          <text:section text:style-name="Sect2" text:name="model-response-message-contentr_0e39af5265594049">
            <text:p text:style-name="Text_20_body"><text:span text:style-name="T1">Baik, berikut adalah isi untuk Subbab </text:span><text:span text:style-name="Strong_20_Emphasis"><text:span text:style-name="T1">1.1: Latar Belakang: Era Pra-Facebook (Friendster, MySpace)</text:span></text:span><text:span text:style-name="T1">:</text:span></text:p>
            <text:p text:style-name="Text_20_body"><text:span text:style-name="Strong_20_Emphasis"><text:span text:style-name="T1">1.1 Latar Belakang: Era Pra-Facebook (Friendster, MySpace)</text:span></text:span></text:p>
            <text:p text:style-name="P96">Facebook tidak lahir dalam ruang hampa. Jauh sebelum Mark Zuckerberg mengetik baris kode pertamanya untuk Thefacebook.com, lanskap internet sudah diramaikan oleh berbagai upaya untuk menghubungkan orang secara online. Pelopor awal seperti https://www.google.com/search?q=SixDegrees.com di akhir tahun 90-an telah memperkenalkan konsep dasar profil pengguna dan daftar teman, namun baru pada awal tahun 2000-an jejaring sosial benar-benar mulai lepas landas dengan kemunculan dua raksasa pada masanya: Friendster dan MySpace.</text:p>
            <text:p text:style-name="Text_20_body"><text:span text:style-name="Strong_20_Emphasis"><text:span text:style-name="T1">Friendster</text:span></text:span><text:span text:style-name="T1">, diluncurkan pada tahun 2002, dengan cepat meraih popularitas global, termasuk di beberapa bagian Asia di mana ia menjadi fenomena budaya. Konsep utamanya adalah menampilkan jaringan pertemanan hingga beberapa 'derajat' pemisahan, memungkinkan pengguna melihat bagaimana mereka terhubung dengan orang lain melalui teman-teman mereka. Profilnya </text:span><text:soft-page-break/><text:span text:style-name="T1">relatif sederhana, dan fitur 'Testimonials' memungkinkan teman menulis rekomendasi singkat di halaman profil masing-masing. </text:span><text:span text:style-name="Strong_20_Emphasis"><text:span text:style-name="T1">Kelebihannya</text:span></text:span><text:span text:style-name="T1"> terletak pada kebaruan konsep jejaring sosial yang terstruktur dan fokus pada koneksi yang (awalnya) berbasis pertemanan di dunia nyata. Namun, Friendster segera dihantui </text:span><text:span text:style-name="Strong_20_Emphasis"><text:span text:style-name="T1">kelemahan fatal</text:span></text:span><text:span text:style-name="T1">: masalah skalabilitas. Servernya kewalahan menangani pertumbuhan pengguna yang pesat, mengakibatkan situs menjadi sangat lambat dan tidak dapat diandalkan. Pengalaman pengguna yang frustrasi ini, ditambah dengan munculnya pesaing yang lebih dinamis, perlahan mengikis dominasinya. Ada pula isu tentang mulai banyaknya profil palsu atau tidak otentik yang mengurangi nilai jejaring pertemanan 'nyata'-nya.</text:span></text:p>
            <text:p text:style-name="Text_20_body"><text:span text:style-name="T1">Kemudian datanglah </text:span><text:span text:style-name="Strong_20_Emphasis"><text:span text:style-name="T1">MySpace</text:span></text:span><text:span text:style-name="T1"> pada tahun 2003, yang dengan cepat menyalip Friendster dan menjadi raja jejaring sosial selama beberapa tahun. MySpace menawarkan pendekatan yang sangat berbeda, memberikan </text:span><text:span text:style-name="Strong_20_Emphasis"><text:span text:style-name="T1">kebebasan kustomisasi halaman profil yang luar biasa</text:span></text:span><text:span text:style-name="T1"> kepada pengguna (seringkali melalui penggunaan kode HTML dasar), menjadikannya kanvas ekspresi diri yang personal—meskipun terkadang kacau secara visual. Fokus kuat pada </text:span><text:span text:style-name="Strong_20_Emphasis"><text:span text:style-name="T1">musik</text:span></text:span><text:span text:style-name="T1">, memungkinkan band dan musisi mempromosikan karya mereka, menjadi daya tarik utama bagi demografi yang lebih muda. Fitur seperti blog, daftar 'Top Friends', dan pemutar musik tersemat membuatnya terasa lebih hidup dan dinamis dibandingkan Friendster. </text:span><text:span text:style-name="Strong_20_Emphasis"><text:span text:style-name="T1">Namun, kebebasan ini juga menjadi bumerang</text:span></text:span><text:span text:style-name="T1">. Halaman profil seringkali menjadi terlalu ramai, tidak konsisten, dan sulit dinavigasi. Situs ini juga menjadi sarang </text:span><text:span text:style-name="Emphasis"><text:span text:style-name="T1">spam</text:span></text:span><text:span text:style-name="T1">, profil palsu, dan kekhawatiran tentang keamanan, terutama bagi pengguna yang lebih muda. Fokusnya pada ekspresi diri yang cenderung anonim atau berbasis minat (seperti musik) mungkin kurang memenuhi kebutuhan akan koneksi sosial yang lebih terstruktur dan berbasis identitas dunia nyata.</text:span></text:p>
            <text:p text:style-name="Text_20_body"><text:span text:style-name="T1">Di tengah popularitas kedua platform ini, </text:span><text:span text:style-name="Strong_20_Emphasis"><text:span text:style-name="T1">terdapat sebuah 'celah' atau kebutuhan yang belum sepenuhnya terpuaskan</text:span></text:span><text:span text:style-name="T1">. Pengguna mendambakan platform yang lebih </text:span><text:span text:style-name="Strong_20_Emphasis"><text:span text:style-name="T1">bersih, cepat, dan fokus pada koneksi otentik</text:span></text:span><text:span text:style-name="T1"> dengan orang-orang yang benar-benar mereka kenal di dunia nyata (teman sekelas, teman kerja, dll.). Ada kerinduan akan antarmuka yang lebih standar dan mudah digunakan, tanpa 'kebisingan' visual MySpace atau kelambatan Friendster. Selain itu, konsep jejaring yang lebih tertutup atau berbasis komunitas nyata (seperti lingkungan universitas) belum sepenuhnya dieksplorasi secara efektif. Celah inilah, lanskap yang didominasi oleh raksasa dengan kelemahan yang terlihat jelas, yang secara tidak langsung menyediakan panggung sempurna </text:span><text:soft-page-break/><text:span text:style-name="T1">bagi kemunculan pendekatan baru dari sebuah kamar asrama di Harvard.</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1.2: Facemash: Kontroversi Awal di Harvard</text:span></text:span><text:span text:style-name="T1">.</text:span></text:p>
          </text:section>
          <text:section text:style-name="Sect1" text:name="feedback-form-17">
            <text:p text:style-name="P196"/>
          </text:section>
        </text:section>
        <text:section text:style-name="Sect1" text:name="77869c2612d59630">
          <text:p text:style-name="P96"/>
          <text:section text:style-name="Sect1" text:name="user-query-content-18">
            <text:p text:style-name="P215">yax </text:p>
          </text:section>
          <text:p text:style-name="P196">Tampilkan alur berpikir</text:p>
          <text:section text:style-name="Sect2" text:name="model-response-message-contentr_77869c2612d59630">
            <text:p text:style-name="Text_20_body"><text:span text:style-name="T1">Baik, berikut adalah isi untuk Subbab </text:span><text:span text:style-name="Strong_20_Emphasis"><text:span text:style-name="T1">1.2: Facemash: Kontroversi Awal di Harvard</text:span></text:span><text:span text:style-name="T1">:</text:span></text:p>
            <text:p text:style-name="Text_20_body"><text:span text:style-name="Strong_20_Emphasis"><text:span text:style-name="T1">1.2 Facemash: Kontroversi Awal di Harvard</text:span></text:span></text:p>
            <text:p text:style-name="P96">Jauh sebelum 'Like' atau 'Share' menjadi kosakata global, sebuah proyek kontroversial yang dibuat dalam semalam oleh Mark Zuckerberg di kamar asramanya di Kirkland House, Harvard, memberikan gambaran awal tentang potensi viralitas, kemampuan teknis, sekaligus sisi gelap dari penciptaan jejaring sosial. Peristiwa ini dikenal sebagai insiden Facemash, terjadi pada akhir Oktober 2003.</text:p>
            <text:p text:style-name="P96">Dipicu—menurut blog Zuckerberg saat itu—oleh kombinasi patah hati dan kebosanan, serta didorong oleh keterampilan codingnya yang tak diragukan, ia memulai sebuah 'eksperimen'. Dengan memanfaatkan kelemahan keamanan jaringan komputer Harvard, Zuckerberg berhasil meretas ke dalam sistem direktori online dari berbagai asrama (yang secara informal disebut "face books"). Ia mengunduh (scraping) foto-foto profil mahasiswa, terutama mahasiswi, tanpa izin. Kemudian, dengan cepat ia membangun sebuah situs web sederhana bernama Facemash. Mekanismenya brutal dan simpel: situs itu akan menampilkan dua foto mahasiswi secara berdampingan, dan pengunjung diminta memilih mana yang 'lebih panas' ("hot or not"). Algoritma Elo, yang biasa digunakan untuk peringkat pemain catur, bahkan diterapkan untuk memberi skor pada 'daya tarik' foto-foto tersebut.</text:p>
            <text:p text:style-name="Text_20_body"><text:span text:style-name="T1">Dalam beberapa jam setelah diluncurkan secara diam-diam ke beberapa temannya, Facemash menyebar seperti api di jaringan internal Harvard. Trafiknya begitu tinggi hingga server universitas kewalahan dan nyaris lumpuh. Namun, popularitas sesaat ini datang dengan harga mahal. Badai kontroversi segera menerjang. Pertama, tindakan Zuckerberg jelas merupakan </text:span><text:soft-page-break/><text:span text:style-name="Strong_20_Emphasis"><text:span text:style-name="T1">pelanggaran keamanan siber</text:span></text:span><text:span text:style-name="T1"> dan kebijakan penggunaan komputer universitas. Kedua, penggunaan foto mahasiswa </text:span><text:span text:style-name="Strong_20_Emphasis"><text:span text:style-name="T1">tanpa izin adalah pelanggaran privasi</text:span></text:span><text:span text:style-name="T1"> yang terang-terangan. Ketiga, sifat situs yang </text:span><text:span text:style-name="Strong_20_Emphasis"><text:span text:style-name="T1">mengobjektifikasi dan memeringkat mahasiswi berdasarkan penampilan fisik</text:span></text:span><text:span text:style-name="T1"> memicu kemarahan luas dan tuduhan seksisme. Kelompok-kelompok mahasiswa perempuan dan organisasi kampus lainnya menyuarakan protes keras. Surat kabar mahasiswa, </text:span><text:span text:style-name="Emphasis"><text:span text:style-name="T1">The Harvard Crimson</text:span></text:span><text:span text:style-name="T1">, segera meliput insiden ini, memperbesar skala kontroversi.</text:span></text:p>
            <text:p text:style-name="P96">Reaksi dari pihak administrasi Harvard pun cepat dan tegas. Akses internet Zuckerberg sempat dicabut, dan ia harus menghadapi sidang Administrative Board (Ad Board), badan disipliner mahasiswa Harvard, dengan ancaman serius dikeluarkan dari universitas. Meskipun akhirnya ia 'hanya' mendapatkan sanksi masa percobaan dan tidak dikeluarkan, insiden Facemash meninggalkan jejak penting.</text:p>
            <text:p text:style-name="Text_20_body"><text:span text:style-name="Strong_20_Emphasis"><text:span text:style-name="T1">Apa signifikansi Facemash?</text:span></text:span><text:span text:style-name="T1"> Di permukaan, ini tampak seperti kenakalan mahasiswa jenius yang kelewat batas. Namun, jika dilihat lebih dalam, insiden ini mengungkap beberapa hal. Ia mendemonstrasikan </text:span><text:span text:style-name="Strong_20_Emphasis"><text:span text:style-name="T1">kemampuan teknis Zuckerberg</text:span></text:span><text:span text:style-name="T1"> dalam membangun aplikasi web yang fungsional dan menarik dalam waktu singkat. Lebih penting lagi, ia menunjukkan </text:span><text:span text:style-name="Strong_20_Emphasis"><text:span text:style-name="T1">pemahaman intuitifnya tentang mekanisme viralitas dan keterlibatan pengguna</text:span></text:span><text:span text:style-name="T1">—bagaimana sebuah konsep sederhana yang menyentuh rasa ingin tahu sosial dan perbandingan bisa menyebar dengan cepat. Facemash, meskipun kasar dan problematik secara etika, adalah eksperimen awal dalam menggunakan data profil digital untuk menciptakan interaksi sosial online, sebuah tema yang akan menjadi inti dari proyeknya yang jauh lebih besar dan ambisius beberapa bulan kemudian. Kontroversi ini mungkin juga memberinya pelajaran (meskipun interpretasinya bisa diperdebatkan) tentang kekuatan dan bahaya dari platform yang ia ciptakan.</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1.3: Thefacebook.com: Eksklusivitas Kampus Ivy League</text:span></text:span><text:span text:style-name="T1">.</text:span></text:p>
          </text:section>
          <text:section text:style-name="Sect1" text:name="feedback-form-18">
            <text:p text:style-name="P196"/>
          </text:section>
        </text:section>
        <text:section text:style-name="Sect1" text:name="5a4861aab349a0ba">
          <text:p text:style-name="P96"/>
          <text:section text:style-name="Sect1" text:name="user-query-content-19">
            <text:p text:style-name="P215">yax </text:p>
          </text:section>
          <text:p text:style-name="P196">Tampilkan alur berpikir</text:p>
          <text:section text:style-name="Sect2" text:name="model-response-message-contentr_5a4861aab349a0ba">
            <text:p text:style-name="Text_20_body"><text:soft-page-break/><text:span text:style-name="T1">Baik, berikut adalah isi untuk Subbab </text:span><text:span text:style-name="Strong_20_Emphasis"><text:span text:style-name="T1">1.3: Thefacebook.com: Eksklusivitas Kampus Ivy League</text:span></text:span><text:span text:style-name="T1">:</text:span></text:p>
            <text:p text:style-name="Text_20_body"><text:span text:style-name="Strong_20_Emphasis"><text:span text:style-name="T1">1.3 Thefacebook.com: Eksklusivitas Kampus Ivy League</text:span></text:span></text:p>
            <text:p text:style-name="Text_20_body"><text:span text:style-name="T1">Hanya beberapa bulan setelah kehebohan Facemash mereda, tepatnya pada tanggal 4 Februari 2004, Mark Zuckerberg meluncurkan proyek barunya dari kamar asramanya: sebuah situs web bernama </text:span><text:span text:style-name="Strong_20_Emphasis"><text:span text:style-name="T1">Thefacebook.com</text:span></text:span><text:span text:style-name="T1">. Berbeda dengan Facemash yang provokatif dan berumur pendek, Thefacebook.com memiliki tujuan yang lebih jelas dan pendekatan yang jauh lebih strategis, meskipun akarnya masih tertanam kuat dalam dinamika sosial lingkungan Harvard.</text:span></text:p>
            <text:p text:style-name="P96">Versi awal Thefacebook.com, jika dilihat dengan kacamata hari ini, tampak sangat mendasar. Pengguna dapat membuat profil sederhana yang menampilkan nama asli, foto, informasi kontak (alamat email Harvard), konsentrasi studi (jurusan), daftar mata kuliah yang diambil, dan afiliasi asrama atau organisasi kampus. Fitur intinya adalah kemampuan untuk menambahkan teman (yang memerlukan konfirmasi dari kedua belah pihak, berbeda dengan MySpace) dan menelusuri jaringan pertemanan—melihat siapa berteman dengan siapa. Ada juga fitur pencarian untuk menemukan teman sekelas atau orang-orang di asrama yang sama. Antarmukanya bersih, fungsional, dan bebas dari kekacauan visual yang mulai menjangkiti MySpace. Fokusnya jelas: memetakan jaringan sosial kehidupan nyata mahasiswa Harvard ke dalam ruang digital.</text:p>
            <text:p text:style-name="Text_20_body"><text:span text:style-name="T1">Namun, aspek paling krusial dan jenius dari peluncuran awal Thefacebook.com adalah </text:span><text:span text:style-name="Strong_20_Emphasis"><text:span text:style-name="T1">strategi eksklusivitasnya yang ketat</text:span></text:span><text:span text:style-name="T1">. Pada awalnya, keanggotaan dibatasi </text:span><text:span text:style-name="Strong_20_Emphasis"><text:span text:style-name="T1">hanya untuk mahasiswa sarjana Universitas Harvard</text:span></text:span><text:span text:style-name="T1">. Untuk mendaftar, seseorang wajib memiliki dan memverifikasi alamat email resmi universitas yang berakhiran </text:span><text:span text:style-name="Source_20_Text"><text:span text:style-name="T1">@harvard.edu</text:span></text:span><text:span text:style-name="T1">. Tidak ada pengecualian.</text:span></text:p>
            <text:p text:style-name="Text_20_body"><text:span text:style-name="Strong_20_Emphasis"><text:span text:style-name="T1">Mengapa strategi eksklusivitas ini begitu berhasil?</text:span></text:span><text:span text:style-name="T1"> Ada beberapa faktor kunci:</text:span></text:p>
            <text:list xml:id="list4349147547952192944" text:style-name="L37">
              <text:list-item>
                <text:p text:style-name="P131"><text:span text:style-name="Strong_20_Emphasis"><text:span text:style-name="T1">Menciptakan Daya Tarik Kelangkaan:</text:span></text:span><text:span text:style-name="T1"> Prinsip psikologis dasar—orang cenderung menginginkan apa yang terbatas atau sulit didapat. Status "hanya untuk Harvard" menciptakan </text:span><text:span text:style-name="Emphasis"><text:span text:style-name="T1">buzz</text:span></text:span><text:span text:style-name="T1"> instan di dalam kampus. Mahasiswa yang belum bergabung merasa ketinggalan dan penasaran. </text:span></text:p>
              </text:list-item>
              <text:list-item>
                <text:p text:style-name="P131"><text:span text:style-name="Strong_20_Emphasis"><text:span text:style-name="T1">Membangun Kepercayaan dan Otentisitas:</text:span></text:span><text:span text:style-name="T1"> Dengan mengharuskan penggunaan email universitas dan mendorong penggunaan nama asli, </text:span><text:soft-page-break/><text:span text:style-name="T1">Thefacebook.com secara efektif mengatasi masalah profil palsu atau anonim yang marak di platform lain. Ini menciptakan lingkungan online yang terasa lebih aman dan lebih mencerminkan hubungan sosial di dunia nyata. </text:span></text:p>
              </text:list-item>
              <text:list-item>
                <text:p text:style-name="P131"><text:span text:style-name="Strong_20_Emphasis"><text:span text:style-name="T1">Memanfaatkan Jaringan Sosial yang Sudah Ada:</text:span></text:span><text:span text:style-name="T1"> Lingkungan universitas adalah jaringan sosial yang padat dan sudah terbentuk. Thefacebook.com hanya menyediakan alat digital untuk menavigasi dan memperkuat jaringan tersebut, membuatnya terasa relevan dan berguna secara instan. </text:span></text:p>
              </text:list-item>
              <text:list-item>
                <text:p text:style-name="P28"><text:span text:style-name="Strong_20_Emphasis"><text:span text:style-name="T1">Mengelola Pertumbuhan Awal:</text:span></text:span><text:span text:style-name="T1"> Membatasi pendaftaran memungkinkan tim kecil Zuckerberg (yang akan kita bahas selanjutnya) mengelola pertumbuhan pengguna dan beban server secara lebih terkendali, menghindari masalah skalabilitas yang menimpa Friendster. </text:span></text:p>
              </text:list-item>
            </text:list>
            <text:p text:style-name="P96">Strategi ini terbukti sangat efektif. Dalam 24 jam pertama, dilaporkan lebih dari 1.200 mahasiswa Harvard mendaftar. Dalam sebulan, lebih dari separuh mahasiswa sarjana Harvard telah memiliki profil. Melihat kesuksesan awal ini, Zuckerberg dan timnya mulai merencanakan ekspansi, namun tetap mempertahankan strategi eksklusivitas. Mereka secara hati-hati membuka akses ke universitas-universitas elit lainnya, dimulai dengan Stanford, Columbia, dan Yale pada Maret 2004, diikuti oleh kampus-kampus Ivy League lainnya dan beberapa universitas terkemuka lainnya. Langkah demi langkah, Thefacebook.com mulai menaklukkan dunia kampus, membangun fondasi kuat sebelum membuka pintunya lebih lebar lagi.</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1.4: Pendiri dan Tim Awal (Mark Zuckerberg, Eduardo Saverin, Dustin Moskovitz, Chris Hughes)</text:span></text:span><text:span text:style-name="T1">.</text:span></text:p>
          </text:section>
          <text:section text:style-name="Sect1" text:name="feedback-form-19">
            <text:p text:style-name="P196"/>
          </text:section>
        </text:section>
        <text:section text:style-name="Sect1" text:name="5d92626314a10aef">
          <text:p text:style-name="P96"/>
          <text:section text:style-name="Sect1" text:name="user-query-content-20">
            <text:p text:style-name="P215">yax </text:p>
          </text:section>
          <text:p text:style-name="P196">Tampilkan alur berpikir</text:p>
          <text:section text:style-name="Sect2" text:name="model-response-message-contentr_5d92626314a10aef">
            <text:p text:style-name="Text_20_body"><text:span text:style-name="T1">Baik, berikut adalah isi untuk Subbab </text:span><text:span text:style-name="Strong_20_Emphasis"><text:span text:style-name="T1">1.4: Pendiri dan Tim Awal (Mark Zuckerberg, Eduardo Saverin, Dustin Moskovitz, Chris Hughes)</text:span></text:span><text:span text:style-name="T1">:</text:span></text:p>
            <text:p text:style-name="Text_20_body"><text:span text:style-name="Strong_20_Emphasis"><text:span text:style-name="T1">1.4 Pendiri dan Tim Awal (Mark Zuckerberg, Eduardo Saverin, Dustin Moskovitz, Chris Hughes)</text:span></text:span></text:p>
            <text:p text:style-name="P96"><text:soft-page-break/>Meskipun Mark Zuckerberg seringkali menjadi wajah tunggal yang diasosiasikan dengan penciptaan Facebook, kenyataannya Thefacebook.com lahir dari upaya kolaboratif—meskipun terkadang penuh dinamika—sebuah tim kecil mahasiswa Harvard. Masing-masing membawa keahlian, sumber daya, dan perspektif yang berbeda ke dalam proyek ambisius ini pada tahap-tahap paling awalnya.</text:p>
            <text:list xml:id="list8077535404215174622" text:style-name="L38">
              <text:list-item>
                <text:p text:style-name="P29"><text:span text:style-name="Strong_20_Emphasis"><text:span text:style-name="T1">Mark Zuckerberg:</text:span></text:span><text:span text:style-name="T1"> Tidak diragukan lagi adalah </text:span><text:span text:style-name="Strong_20_Emphasis"><text:span text:style-name="T1">arsitek utama dan motor penggerak</text:span></text:span><text:span text:style-name="T1"> di balik Thefacebook.com. Mahasiswa psikologi dan ilmu komputer ini memiliki kemampuan </text:span><text:span text:style-name="Emphasis"><text:span text:style-name="T1">coding</text:span></text:span><text:span text:style-name="T1"> yang mumpuni dan visi (atau setidaknya intuisi kuat) tentang potensi direktori sosial online yang lebih baik dari yang sudah ada. Dialah yang membangun versi awal situs, membuat keputusan teknis fundamental, dan menjadi pendorong utama ekspansi awal. Visinya, meskipun mungkin belum sepenuhnya terbentuk menjadi kerajaan global seperti sekarang, jelas melampaui sekadar direktori kampus biasa.</text:span></text:p>
              </text:list-item>
              <text:list-item>
                <text:p text:style-name="P29"><text:span text:style-name="Strong_20_Emphasis"><text:span text:style-name="T1">Eduardo Saverin:</text:span></text:span><text:span text:style-name="T1"> Sahabat Zuckerberg pada saat itu dan seorang mahasiswa ekonomi, Saverin memainkan </text:span><text:span text:style-name="Strong_20_Emphasis"><text:span text:style-name="T1">peran krusial sebagai penyandang dana awal dan manajer bisnis pertama</text:span></text:span><text:span text:style-name="T1">. Dengan investasi awal sekitar $1.000 (diikuti oleh dana tambahan), ia membantu menutupi biaya server dan operasional awal yang penting untuk menjaga situs tetap berjalan dan berkembang. Ia bertanggung jawab untuk mengembangkan sisi bisnis, mencari potensi pendapatan (meskipun model iklan belum matang), dan mendirikan entitas legal perusahaan. Perannya sangat vital di fase </text:span><text:span text:style-name="Emphasis"><text:span text:style-name="T1">bootstrap</text:span></text:span><text:span text:style-name="T1"> ini, meskipun hubungan kerjanya dengan Zuckerberg nantinya akan memburuk secara dramatis dalam sengketa hukum yang pahit terkait pembagian saham dan perannya di perusahaan—sebuah bayangan awal dari kompleksitas dan pertaruhan besar yang menyertai pertumbuhan startup.</text:span></text:p>
              </text:list-item>
              <text:list-item>
                <text:p text:style-name="P29"><text:span text:style-name="Strong_20_Emphasis"><text:span text:style-name="T1">Dustin Moskovitz:</text:span></text:span><text:span text:style-name="T1"> Teman sekamar Zuckerberg, Moskovitz adalah seorang mahasiswa ekonomi yang kemudian beralih ke ilmu komputer. Ia bergabung dengan proyek ini beberapa hari setelah peluncuran, menjadi </text:span><text:span text:style-name="Strong_20_Emphasis"><text:span text:style-name="T1">salah satu </text:span></text:span><text:span text:style-name="Strong_20_Emphasis"><text:span text:style-name="Emphasis"><text:span text:style-name="T1">programmer</text:span></text:span></text:span><text:span text:style-name="Strong_20_Emphasis"><text:span text:style-name="T1"> kunci pertama selain Zuckerberg</text:span></text:span><text:span text:style-name="T1">. Kontribusinya sangat penting dalam pengembangan teknis, perbaikan bug, dan pembangunan infrastruktur untuk menangani pertumbuhan pengguna yang cepat. Dedikasinya pada aspek rekayasa perangkat lunak menjadikannya figur teknis penting kedua setelah Zuckerberg di masa </text:span><text:soft-page-break/><text:span text:style-name="T1">awal, dan ia kemudian menjabat sebagai VP Engineering pertama perusahaan.</text:span></text:p>
              </text:list-item>
              <text:list-item>
                <text:p text:style-name="P29"><text:span text:style-name="Strong_20_Emphasis"><text:span text:style-name="T1">Chris Hughes:</text:span></text:span><text:span text:style-name="T1"> Juga teman sekamar Zuckerberg (dan Moskovitz), Hughes datang dari latar belakang yang berbeda—ia mempelajari sastra dan sejarah. Keahliannya bukanlah </text:span><text:span text:style-name="Emphasis"><text:span text:style-name="T1">coding</text:span></text:span><text:span text:style-name="T1">, melainkan </text:span><text:span text:style-name="Strong_20_Emphasis"><text:span text:style-name="T1">komunikasi, strategi penjangkauan, dan advokasi pengguna</text:span></text:span><text:span text:style-name="T1">. Hughes berperan sebagai juru bicara </text:span><text:span text:style-name="Emphasis"><text:span text:style-name="T1">de facto</text:span></text:span><text:span text:style-name="T1"> awal, membantu merumuskan pesan, memberikan saran tentang fitur produk berdasarkan umpan balik pengguna, dan berkontribusi pada strategi ekspansi ke kampus-kampus lain. Perspektif humanioranya melengkapi fokus teknis dari anggota tim lainnya.</text:span></text:p>
              </text:list-item>
            </text:list>
            <text:p text:style-name="P96">Bekerja bersama dari kamar asrama mereka (awalnya di Kirkland House, kemudian pindah), tim inti ini mewujudkan energi khas startup tahap awal: jam kerja panjang, ambisi besar, dan dinamika interpersonal yang intens. Kombinasi keahlian teknis, modal awal, fokus bisnis, dan kepekaan komunikasi memungkinkan Thefacebook.com tidak hanya diluncurkan tetapi juga berkembang pesat melampaui batas Harvard dalam beberapa bulan pertama. Namun, seperti banyak tim pendiri lainnya, perbedaan visi dan tekanan pertumbuhan kelak akan menguji kekompakan mereka.</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1.5: Investasi Awal dan Visi Ekspansi</text:span></text:span><text:span text:style-name="T1">.</text:span></text:p>
          </text:section>
          <text:section text:style-name="Sect1" text:name="feedback-form-20">
            <text:p text:style-name="P196"/>
          </text:section>
        </text:section>
        <text:section text:style-name="Sect1" text:name="d040b206c8ba67f0">
          <text:p text:style-name="P96"/>
          <text:section text:style-name="Sect1" text:name="user-query-content-21">
            <text:p text:style-name="P215">yax </text:p>
          </text:section>
          <text:p text:style-name="P196">Tampilkan alur berpikir</text:p>
          <text:section text:style-name="Sect2" text:name="model-response-message-contentr_d040b206c8ba67f0">
            <text:p text:style-name="Text_20_body"><text:span text:style-name="T1">Baik, berikut adalah isi untuk Subbab </text:span><text:span text:style-name="Strong_20_Emphasis"><text:span text:style-name="T1">1.5: Investasi Awal dan Visi Ekspansi</text:span></text:span><text:span text:style-name="T1">:</text:span></text:p>
            <text:p text:style-name="Text_20_body"><text:span text:style-name="Strong_20_Emphasis"><text:span text:style-name="T1">1.5 Investasi Awal dan Visi Ekspansi</text:span></text:span></text:p>
            <text:p text:style-name="P96">Pertumbuhan Thefacebook.com yang meroket di berbagai kampus elit Amerika Serikat dengan cepat melampaui kapasitas sumber daya awal yang disediakan oleh Eduardo Saverin. Untuk terus berekspansi, menambah fitur, dan yang terpenting, menjaga agar server tidak kolaps di bawah beban pengguna baru, diperlukan suntikan modal yang jauh lebih signifikan. Inilah momen krusial yang membawa startup kamar asrama ini ke panggung Silicon Valley yang <text:soft-page-break/>sesungguhnya.</text:p>
            <text:p text:style-name="Text_20_body"><text:span text:style-name="T1">Pada musim panas tahun 2004, sebuah pertemuan penting terjadi. Mark Zuckerberg dan timnya berhasil menarik perhatian </text:span><text:span text:style-name="Strong_20_Emphasis"><text:span text:style-name="T1">Peter Thiel</text:span></text:span><text:span text:style-name="T1">, salah satu pendiri PayPal dan sosok investor </text:span><text:span text:style-name="Emphasis"><text:span text:style-name="T1">angel</text:span></text:span><text:span text:style-name="T1"> yang sangat disegani di Silicon Valley. Thiel terkesan dengan pertumbuhan cepat Thefacebook dan potensinya untuk mendominasi ceruk pasar jejaring sosial kampus. Ia setuju untuk memberikan </text:span><text:span text:style-name="Strong_20_Emphasis"><text:span text:style-name="T1">investasi awal (</text:span></text:span><text:span text:style-name="Strong_20_Emphasis"><text:span text:style-name="Emphasis"><text:span text:style-name="T1">seed funding</text:span></text:span></text:span><text:span text:style-name="Strong_20_Emphasis"><text:span text:style-name="T1">) sebesar $500.000</text:span></text:span><text:span text:style-name="T1">. Investasi ini bukan hanya sekadar suntikan dana segar; ia adalah </text:span><text:span text:style-name="Strong_20_Emphasis"><text:span text:style-name="T1">validasi kuat</text:span></text:span><text:span text:style-name="T1"> dari seorang veteran industri teknologi, memberikan kredibilitas yang sangat dibutuhkan oleh perusahaan muda ini. Dana tersebut memungkinkan Thefacebook menyewa ruang kantor pertamanya, membeli lebih banyak server, dan mulai merekrut </text:span><text:span text:style-name="Emphasis"><text:span text:style-name="T1">engineer</text:span></text:span><text:span text:style-name="T1"> di luar lingkaran pertemanan awal.</text:span></text:p>
            <text:p text:style-name="Text_20_body"><text:span text:style-name="T1">Investasi Thiel juga bertepatan dengan keputusan strategis lainnya: </text:span><text:span text:style-name="Strong_20_Emphasis"><text:span text:style-name="T1">kepindahan pusat operasi ke Palo Alto, California</text:span></text:span><text:span text:style-name="T1">, jantung Silicon Valley, untuk musim panas 2004. Meskipun awalnya direncanakan sebagai langkah sementara, kepindahan ini menjadi permanen bagi Zuckerberg dan beberapa anggota tim kunci seperti Dustin Moskovitz. Langkah ini menempatkan mereka di tengah ekosistem startup teknologi, dikelilingi oleh talenta, modal, dan pengalaman yang tak tertandingi—meskipun juga secara geografis menjauhkan mereka dari Saverin yang saat itu masih magang di New York.</text:span></text:p>
            <text:p text:style-name="Text_20_body"><text:span text:style-name="T1">Di Palo Alto pula, Thefacebook bersinggungan dengan tokoh berpengalaman (dan sedikit kontroversial) lainnya yang akan memberikan pengaruh besar: </text:span><text:span text:style-name="Strong_20_Emphasis"><text:span text:style-name="T1">Sean Parker</text:span></text:span><text:span text:style-name="T1">. Salah satu pendiri Napster dan mantan penasihat Friendster, Parker dengan cepat melihat potensi masif Thefacebook. Ia bergabung dengan perusahaan (awalnya sebagai penasihat, kemudian menjadi presiden pertama) dan membawa jaringan kontak, pengalaman membangun perusahaan teknologi (meskipun dengan hasil akhir yang beragam), serta visi yang lebih besar. Parker dikenal mendorong Zuckerberg untuk berpikir melampaui sekadar jejaring sosial kampus. Salah satu saran konkretnya yang paling terkenal dan segera diadopsi adalah </text:span><text:span text:style-name="Strong_20_Emphasis"><text:span text:style-name="T1">menghilangkan kata 'The' dari 'Thefacebook.com'</text:span></text:span><text:span text:style-name="T1">, menjadikan namanya lebih singkat, bersih, dan berkesan dewasa: </text:span><text:span text:style-name="Strong_20_Emphasis"><text:span text:style-name="T1">Facebook</text:span></text:span><text:span text:style-name="T1">.</text:span></text:p>
            <text:p text:style-name="P96">Dengan dana segar dari Thiel dan pengaruh visi Parker, ambisi Facebook mulai meluas secara dramatis. Fokus tidak lagi hanya menaklukkan seluruh kampus di AS, tetapi mulai melirik potensi pasar global dan fitur-fitur yang lebih canggih. Visi ekspansi ini tentu membawa tantangan baru: kebutuhan untuk membangun organisasi yang lebih formal, merekrut lebih banyak orang, <text:soft-page-break/>mengatasi masalah teknis skala besar yang semakin kompleks, dan mulai memikirkan model bisnis jangka panjang yang berkelanjutan. Babak awal pendirian telah usai; Facebook kini bersiap untuk memasuki panggung dunia.</text:p>
            <text:p text:style-name="P2"/>
            <text:p text:style-name="Text_20_body"><text:span text:style-name="T1">Ini mengakhiri Bab 1. Silakan berikan perintah </text:span><text:span text:style-name="Strong_20_Emphasis"><text:span text:style-name="T1">"YAX"</text:span></text:span><text:span text:style-name="T1"> untuk melanjutkan ke prompt </text:span><text:span text:style-name="Strong_20_Emphasis"><text:span text:style-name="T1">Pengantar Bab 2: Dari Kampus Menuju Dunia</text:span></text:span><text:span text:style-name="T1">.</text:span></text:p>
          </text:section>
          <text:section text:style-name="Sect1" text:name="feedback-form-21">
            <text:p text:style-name="P196"/>
          </text:section>
        </text:section>
        <text:section text:style-name="Sect1" text:name="b7290770bffcf4e4">
          <text:p text:style-name="P96"/>
          <text:section text:style-name="Sect1" text:name="user-query-content-22">
            <text:p text:style-name="P215">yax </text:p>
          </text:section>
          <text:p text:style-name="P196">Tampilkan alur berpikir</text:p>
          <text:section text:style-name="Sect2" text:name="model-response-message-contentr_b7290770bffcf4e4">
            <text:p text:style-name="Text_20_body"><text:span text:style-name="T1">Baik, berikut adalah isi untuk </text:span><text:span text:style-name="Strong_20_Emphasis"><text:span text:style-name="T1">Pengantar Bab 2: Dari Kampus Menuju Dunia</text:span></text:span><text:span text:style-name="T1">:</text:span></text:p>
            <text:p text:style-name="Text_20_body"><text:span text:style-name="Strong_20_Emphasis"><text:span text:style-name="T1">Bab 2: Dari Kampus Menuju Dunia</text:span></text:span></text:p>
            <text:p text:style-name="P96">Setelah berhasil membangun fondasi yang kokoh di lingkungan kampus-kampus elit, Facebook berdiri di persimpangan jalan. Pertumbuhan di kalangan mahasiswa memang fenomenal, namun visi para pendirinya, terutama didorong oleh ambisi Mark Zuckerberg dan pengaruh Silicon Valley, mulai melampaui dinding menara gading. Periode berikutnya dalam kisah Facebook adalah tentang transformasi dramatis: dari sebuah jejaring sosial eksklusif yang 'keren' menjadi sebuah platform global yang bercita-cita—dan pada akhirnya berhasil—menjangkau hampir setiap sudut dunia yang terhubung ke internet.</text:p>
            <text:p text:style-name="P96">Bab ini akan membawa Anda menyelami era pertumbuhan paling eksplosif dan penuh gejolak dalam sejarah Facebook. Kita akan menyaksikan momen kunci ketika perusahaan ini mengambil langkah berani untuk membuka gerbang pendaftarannya bagi siapa saja, sebuah keputusan yang melepaskan gelombang tsunami pengguna baru dari berbagai usia, latar belakang, dan negara. Bagaimana sebuah tim yang relatif masih kecil mengelola lonjakan skala yang belum pernah terjadi sebelumnya ini?</text:p>
            <text:p text:style-name="P96">Kita juga akan menjelajahi lahirnya fitur-fitur ikonik yang mendefinisikan ulang arti 'media sosial' itu sendiri. Munculnya News Feed, yang secara radikal mengubah cara kita mengonsumsi informasi dari jaringan kita, serta ledakan fitur berbagi foto yang menjadikan Facebook album foto digital dunia, adalah inovasi-inovasi penting yang akan kita bedah. Namun, pertumbuhan pesat ini tidak datang tanpa tantangan. Facebook harus bertarung sengit dengan pesaing yang lebih dulu mapan seperti MySpace, sambil terus berjuang <text:soft-page-break/>mengatasi masalah teknis internal dan tekanan untuk mulai menghasilkan pendapatan.</text:p>
            <text:p text:style-name="P96">Puncaknya, bab ini akan menelusuri perjalanan menegangkan Facebook menuju salah satu penawaran saham perdana (IPO) yang paling dinanti—dan juga paling banyak diperdebatkan—dalam sejarah korporat modern. Ini adalah kisah tentang bagaimana sebuah startup yang lahir dari ide sederhana berhasil menavigasi pertumbuhan hiperbolik, mendefinisikan ulang interaksi online, dan akhirnya melangkah ke panggung finansial global, membawa serta harapan besar sekaligus keraguan yang signifikan. Bersiaplah mengikuti transformasi Facebook dari fenomena kampus menjadi raksasa internet dunia.</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2.1: Membuka Pendaftaran untuk Umum</text:span></text:span><text:span text:style-name="T1">.</text:span></text:p>
          </text:section>
          <text:section text:style-name="Sect1" text:name="feedback-form-22">
            <text:p text:style-name="P196"/>
          </text:section>
        </text:section>
        <text:section text:style-name="Sect1" text:name="fc9bc2b99ca27201">
          <text:p text:style-name="P96"/>
          <text:section text:style-name="Sect1" text:name="user-query-content-23">
            <text:p text:style-name="P215">yax </text:p>
          </text:section>
          <text:p text:style-name="P196">Tampilkan alur berpikir</text:p>
          <text:section text:style-name="Sect2" text:name="model-response-message-contentr_fc9bc2b99ca27201">
            <text:p text:style-name="Text_20_body"><text:span text:style-name="T1">Baik, berikut adalah isi untuk Subbab </text:span><text:span text:style-name="Strong_20_Emphasis"><text:span text:style-name="T1">2.1: Membuka Pendaftaran untuk Umum</text:span></text:span><text:span text:style-name="T1">:</text:span></text:p>
            <text:p text:style-name="Text_20_body"><text:span text:style-name="Strong_20_Emphasis"><text:span text:style-name="T1">2.1 Membuka Pendaftaran untuk Umum</text:span></text:span></text:p>
            <text:p text:style-name="Text_20_body"><text:span text:style-name="T1">Setelah dua setengah tahun beroperasi dengan strategi eksklusivitas yang terbukti sukses membangun basis pengguna setia di kalangan pelajar dan mahasiswa, Facebook mengambil langkah paling transformatif dalam sejarah awalnya. Pada tanggal </text:span><text:span text:style-name="Strong_20_Emphasis"><text:span text:style-name="T1">26 September 2006</text:span></text:span><text:span text:style-name="T1">, perusahaan secara resmi mengumumkan bahwa pendaftaran kini terbuka untuk </text:span><text:span text:style-name="Strong_20_Emphasis"><text:span text:style-name="T1">siapa saja yang berusia minimal 13 tahun dan memiliki alamat email yang valid</text:span></text:span><text:span text:style-name="T1">. Era eksklusivitas berbasis afiliasi pendidikan (sekolah menengah atas atau universitas) telah berakhir. Pintu gerbang Facebook dibuka lebar untuk dunia.</text:span></text:p>
            <text:p text:style-name="Text_20_body"><text:span text:style-name="T1">Keputusan ini bukanlah langkah kecil; ia menandai pergeseran fundamental dalam identitas dan ambisi perusahaan. </text:span><text:span text:style-name="Strong_20_Emphasis"><text:span text:style-name="T1">Apa alasan strategis di baliknya?</text:span></text:span><text:span text:style-name="T1"> Kemungkinan besar merupakan kombinasi dari beberapa faktor. Pertama, ini adalah realisasi dari visi jangka panjang Mark Zuckerberg yang sering diungkapkan: menghubungkan seluruh dunia. Membatasi diri pada lingkungan akademis jelas tidak akan mencapai tujuan itu. Kedua, ada tekanan kompetitif. </text:span><text:soft-page-break/><text:span text:style-name="T1">Meskipun Facebook unggul dalam </text:span><text:span text:style-name="Emphasis"><text:span text:style-name="T1">engagement</text:span></text:span><text:span text:style-name="T1"> dan demografi yang menarik bagi pengiklan, MySpace saat itu masih memiliki basis pengguna total yang jauh lebih besar secara global. Membuka pendaftaran adalah langkah agresif untuk mengejar ketertinggalan dalam skala absolut dan mencegah MySpace semakin mengakar di pasar non-akademis.</text:span></text:p>
            <text:p text:style-name="Text_20_body"><text:span text:style-name="T1">Namun, membuka pintu untuk potensi ratusan juta pengguna baru menghadirkan </text:span><text:span text:style-name="Strong_20_Emphasis"><text:span text:style-name="T1">tantangan teknis dan infrastruktur yang luar biasa</text:span></text:span><text:span text:style-name="T1">. Tim </text:span><text:span text:style-name="Emphasis"><text:span text:style-name="T1">engineering</text:span></text:span><text:span text:style-name="T1"> Facebook harus bekerja keras memastikan server, database, dan jaringan dapat menangani lonjakan pendaftaran dan aktivitas tanpa mengalami nasib seperti Friendster yang kolaps karena masalah skalabilitas. Investasi besar pada pusat data dan efisiensi kode menjadi semakin krusial.</text:span></text:p>
            <text:p text:style-name="Text_20_body"><text:span text:style-name="Strong_20_Emphasis"><text:span text:style-name="T1">Bagaimana reaksi awal?</text:span></text:span><text:span text:style-name="T1"> Di kalangan pengguna lama (mahasiswa), ada sedikit sentimen campur aduk. Sebagian merasa 'keren'-nya Facebook sebagai klub eksklusif mulai luntur dengan masuknya "orang luar" (termasuk orang tua atau adik mereka). Namun, bagi jutaan orang lain di seluruh dunia, ini adalah kesempatan yang ditunggu-tunggu untuk bergabung dengan platform yang sedang naik daun. </text:span><text:span text:style-name="Strong_20_Emphasis"><text:span text:style-name="T1">Dampak langsungnya pada pertumbuhan pengguna sangat dramatis</text:span></text:span><text:span text:style-name="T1">. Kurva pertumbuhan Facebook yang sudah curam menjadi semakin tegak. Demografi pengguna mulai bergeser drastis, tidak lagi didominasi oleh usia 18-22 tahun, melainkan meluas ke berbagai kelompok usia dan latar belakang.</text:span></text:p>
            <text:p text:style-name="Text_20_body"><text:span text:style-name="T1">Tentu saja, ada juga </text:span><text:span text:style-name="Strong_20_Emphasis"><text:span text:style-name="T1">kekhawatiran awal</text:span></text:span><text:span text:style-name="T1">. Apakah masuknya pengguna yang begitu beragam akan 'mencairkan' kualitas interaksi? Apakah platform akan menjadi lebih bising dan kurang fokus pada koneksi otentik? Ini adalah pertanyaan-pertanyaan yang akan terus dihadapi Facebook seiring dengan pertumbuhannya yang semakin masif. Namun, satu hal yang pasti: keputusan pada September 2006 itu adalah titik tidak bisa kembali (</text:span><text:span text:style-name="Emphasis"><text:span text:style-name="T1">point of no return</text:span></text:span><text:span text:style-name="T1">). Facebook telah secara definitif meninggalkan akar kampusnya dan memulai perjalanannya untuk menjadi jejaring sosial global yang sesungguhnya.</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2.2: Pertumbuhan Eksponensial: Menjangkau Jutaan Pengguna</text:span></text:span><text:span text:style-name="T1">.</text:span></text:p>
          </text:section>
          <text:section text:style-name="Sect1" text:name="feedback-form-23">
            <text:p text:style-name="P196"/>
          </text:section>
        </text:section>
        <text:section text:style-name="Sect1" text:name="567684e8ff1397ab">
          <text:p text:style-name="P96"/>
          <text:section text:style-name="Sect1" text:name="user-query-content-24">
            <text:p text:style-name="P215">yax </text:p>
          </text:section>
          <text:p text:style-name="P196"><text:soft-page-break/>Tampilkan alur berpikir</text:p>
          <text:section text:style-name="Sect2" text:name="model-response-message-contentr_567684e8ff1397ab">
            <text:p text:style-name="Text_20_body"><text:span text:style-name="T1">Baik, berikut adalah isi untuk Subbab </text:span><text:span text:style-name="Strong_20_Emphasis"><text:span text:style-name="T1">2.2: Pertumbuhan Eksponensial: Menjangkau Jutaan Pengguna</text:span></text:span><text:span text:style-name="T1">:</text:span></text:p>
            <text:p text:style-name="Text_20_body"><text:span text:style-name="Strong_20_Emphasis"><text:span text:style-name="T1">2.2 Pertumbuhan Eksponensial: Menjangkau Jutaan Pengguna</text:span></text:span></text:p>
            <text:p text:style-name="Text_20_body"><text:span text:style-name="T1">Keputusan untuk membuka pendaftaran pada akhir 2006 ibarat membuka katup bendungan. Arus pengguna baru yang membanjiri Facebook setelahnya sungguh luar biasa, memulai periode yang paling tepat digambarkan sebagai </text:span><text:span text:style-name="Strong_20_Emphasis"><text:span text:style-name="T1">pertumbuhan eksponensial atau </text:span></text:span><text:span text:style-name="Strong_20_Emphasis"><text:span text:style-name="Emphasis"><text:span text:style-name="T1">hypergrowth</text:span></text:span></text:span><text:span text:style-name="T1">. Kecepatan pertambahan penggunanya mengejutkan banyak pengamat dan bahkan mungkin tim internal Facebook sendiri.</text:span></text:p>
            <text:p text:style-name="Text_20_body"><text:span text:style-name="T1">Jika pada awal 2007 Facebook baru merayakan pencapaian sekitar 15-20 juta pengguna aktif, angka ini melonjak drastis. Tonggak </text:span><text:span text:style-name="Strong_20_Emphasis"><text:span text:style-name="T1">50 juta pengguna</text:span></text:span><text:span text:style-name="T1"> tercapai pada Oktober 2007, dan hanya kurang dari setahun kemudian, pada Agustus 2008, Facebook mengumumkan telah melampaui </text:span><text:span text:style-name="Strong_20_Emphasis"><text:span text:style-name="T1">100 juta pengguna aktif</text:span></text:span><text:span text:style-name="T1">. Pertumbuhan ini terus berlanjut tanpa henti; 200 juta pada April 2009, 300 juta pada September 2009, dan setengah miliar (500 juta) pengguna pada Juli 2010. Skala ini belum pernah terjadi sebelumnya untuk sebuah jejaring sosial, mengubah Facebook dari pemain besar menjadi fenomena global dalam waktu sangat singkat.</text:span></text:p>
            <text:p text:style-name="Text_20_body"><text:span text:style-name="T1">Pertumbuhan ini tidak hanya terjadi di Amerika Serikat. Facebook secara agresif berekspansi ke pasar internasional. Salah satu kunci keberhasilan ekspansi global ini adalah </text:span><text:span text:style-name="Strong_20_Emphasis"><text:span text:style-name="T1">strategi pelokalan</text:span></text:span><text:span text:style-name="T1"> yang cerdas. Menyadari pentingnya bahasa lokal, pada awal 2008 Facebook meluncurkan aplikasi </text:span><text:span text:style-name="Strong_20_Emphasis"><text:span text:style-name="T1">"Translate Facebook"</text:span></text:span><text:span text:style-name="T1">. Ini adalah inisiatif </text:span><text:span text:style-name="Emphasis"><text:span text:style-name="T1">crowdsourcing</text:span></text:span><text:span text:style-name="T1"> yang inovatif, memungkinkan para pengguna di seluruh dunia secara sukarela menerjemahkan antarmuka Facebook ke dalam bahasa mereka masing-masing. Hasilnya, Facebook dengan cepat tersedia dalam puluhan bahasa, dari Spanyol dan Prancis hingga Bahasa Indonesia dan Arab, secara signifikan menurunkan hambatan masuk bagi pengguna non-Inggris.</text:span></text:p>
            <text:p text:style-name="Text_20_body"><text:span text:style-name="T1">Tentu saja, mengelola pertumbuhan secepat ini menghadirkan </text:span><text:span text:style-name="Strong_20_Emphasis"><text:span text:style-name="T1">tantangan teknis yang ekstrem</text:span></text:span><text:span text:style-name="T1">. Tim </text:span><text:span text:style-name="Emphasis"><text:span text:style-name="T1">engineering</text:span></text:span><text:span text:style-name="T1"> Facebook harus terus-menerus berinovasi dan berinvestasi besar-besaran dalam infrastruktur—menambah ribuan server, mengoptimalkan database, dan membangun pusat data baru—hanya untuk menjaga agar situs tetap stabil dan responsif di bawah tekanan jutaan pengguna yang mengakses secara bersamaan dari seluruh dunia.</text:span></text:p>
            <text:p text:style-name="Text_20_body"><text:soft-page-break/><text:span text:style-name="Strong_20_Emphasis"><text:span text:style-name="T1">Apa yang mendorong ledakan pertumbuhan ini?</text:span></text:span><text:span text:style-name="T1"> Faktor utamanya adalah </text:span><text:span text:style-name="Strong_20_Emphasis"><text:span text:style-name="T1">'efek jaringan' (network effect)</text:span></text:span><text:span text:style-name="T1"> yang kuat. Semakin banyak teman, keluarga, atau kolega Anda yang bergabung dengan Facebook, semakin besar pula nilai platform tersebut bagi Anda, dan semakin besar kemungkinan Anda untuk bergabung atau tetap aktif. Selain itu, mekanisme viralitas internal seperti saran pertemanan ("People You May Know"), kemampuan mengundang teman via email, dan notifikasi (misalnya saat Anda di-</text:span><text:span text:style-name="Emphasis"><text:span text:style-name="T1">tag</text:span></text:span><text:span text:style-name="T1"> dalam foto) secara efektif mendorong penyebaran platform dari satu pengguna ke pengguna lainnya. Kombinasi dari produk yang menarik (terutama dengan fitur-fitur baru yang akan dibahas selanjutnya), strategi ekspansi global yang cerdas, dan kekuatan inheren dari efek jaringan menciptakan momentum pertumbuhan yang tampaknya tak terbendung pada era ini.</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2.3: Fitur-Fitur Kunci Awal (News Feed, Photos, Status Updates)</text:span></text:span><text:span text:style-name="T1">.</text:span></text:p>
          </text:section>
          <text:section text:style-name="Sect1" text:name="feedback-form-24">
            <text:p text:style-name="P196"/>
          </text:section>
        </text:section>
        <text:section text:style-name="Sect1" text:name="959d0b006fce5652">
          <text:p text:style-name="P96"/>
          <text:section text:style-name="Sect1" text:name="user-query-content-25">
            <text:p text:style-name="P215">yax </text:p>
          </text:section>
          <text:p text:style-name="P196">Tampilkan alur berpikir</text:p>
          <text:section text:style-name="Sect2" text:name="model-response-message-contentr_959d0b006fce5652">
            <text:p text:style-name="Text_20_body"><text:span text:style-name="T1">Baik, berikut adalah isi untuk Subbab </text:span><text:span text:style-name="Strong_20_Emphasis"><text:span text:style-name="T1">2.3: Fitur-Fitur Kunci Awal (News Feed, Photos, Status Updates)</text:span></text:span><text:span text:style-name="T1">:</text:span></text:p>
            <text:p text:style-name="Text_20_body"><text:span text:style-name="Strong_20_Emphasis"><text:span text:style-name="T1">2.3 Fitur-Fitur Kunci Awal (News Feed, Photos, Status Updates)</text:span></text:span></text:p>
            <text:p text:style-name="P96">Pertumbuhan pengguna yang masif perlu diimbangi dengan pengalaman yang membuat mereka terus kembali. Pada periode inilah Facebook meluncurkan serangkaian fitur inti yang tidak hanya berhasil mempertahankan pengguna tetapi juga secara fundamental mengubah cara orang berinteraksi secara online dan mendefinisikan ulang apa artinya "media sosial".</text:p>
            <text:p text:style-name="Text_20_body"><text:span text:style-name="Strong_20_Emphasis"><text:span text:style-name="T1">News Feed (Beranda): Revolusi (dan Kontroversi) Konsumsi Informasi (September 2006)</text:span></text:span><text:span text:style-name="T1"> Sebelum News Feed, pengguna Facebook harus secara aktif mengunjungi profil teman satu per satu untuk melihat pembaruan mereka. News Feed mengubah segalanya. Ia memperkenalkan sebuah aliran terpusat di halaman utama yang secara otomatis menampilkan ringkasan aktivitas teman-teman Anda—pembaruan status, foto baru, perubahan hubungan, tautan yang dibagikan, dll. Tujuannya adalah membuat pengguna lebih mudah mengikuti </text:span><text:soft-page-break/><text:span text:style-name="T1">apa yang terjadi dalam jaringan sosial mereka tanpa usaha ekstra. Namun, peluncuran News Feed disambut </text:span><text:span text:style-name="Strong_20_Emphasis"><text:span text:style-name="T1">badai protes pengguna</text:span></text:span><text:span text:style-name="T1">. Banyak yang merasa fitur ini terlalu 'menguntit' (</text:span><text:span text:style-name="Emphasis"><text:span text:style-name="T1">stalker-ish</text:span></text:span><text:span text:style-name="T1">) dan merupakan pelanggaran privasi besar karena menyiarkan aktivitas mereka ke seluruh jaringan tanpa kontrol yang jelas. Kelompok-kelompok protes bermunculan di Facebook sendiri menuntut penghapusan fitur ini. Menghadapi pemberontakan pengguna pertamanya, Facebook merespons dengan relatif cepat (meskipun awalnya defensif) dengan memperkenalkan pengaturan privasi yang lebih granular, memungkinkan pengguna mengontrol apa saja yang muncul di News Feed teman mereka. Terlepas dari kontroversi awalnya, </text:span><text:span text:style-name="Strong_20_Emphasis"><text:span text:style-name="T1">dampak News Feed sangat revolusioner</text:span></text:span><text:span text:style-name="T1">. Ia mengubah Facebook dari sekadar direktori profil statis menjadi platform dinamis untuk konsumsi informasi </text:span><text:span text:style-name="Emphasis"><text:span text:style-name="T1">real-time</text:span></text:span><text:span text:style-name="T1">. Tingkat keterlibatan (</text:span><text:span text:style-name="Emphasis"><text:span text:style-name="T1">engagement</text:span></text:span><text:span text:style-name="T1">) pengguna meroket karena selalu ada sesuatu yang baru untuk dilihat setiap kali mereka login. News Feed menjadi jantung pengalaman Facebook, pendorong utama waktu yang dihabiskan di situs, dan fondasi bagi pengembangan algoritma personalisasi yang semakin canggih (dan kompleks) di kemudian hari.</text:span></text:p>
            <text:p text:style-name="Text_20_body"><text:span text:style-name="Strong_20_Emphasis"><text:span text:style-name="T1">Photos: Menjadi Album Foto Digital Dunia (Berkembang pesat ~2005-2006)</text:span></text:span><text:span text:style-name="T1"> Meskipun berbagi foto sudah ada sebelumnya, Facebook merevolusinya dengan beberapa inovasi kunci. Mereka menawarkan </text:span><text:span text:style-name="Strong_20_Emphasis"><text:span text:style-name="T1">penyimpanan foto tanpa batas</text:span></text:span><text:span text:style-name="T1"> (hal yang langka saat itu), memungkinkan pengguna membuat album-album terorganisir. Namun, fitur paling jenius adalah </text:span><text:span text:style-name="Strong_20_Emphasis"><text:span text:style-name="T1">kemampuan untuk menandai (tagging) teman-teman</text:span></text:span><text:span text:style-name="T1"> dalam foto. Ketika seseorang ditandai, mereka akan menerima notifikasi, menarik mereka kembali ke platform untuk melihat foto tersebut. Ini mengubah aktivitas melihat foto menjadi pengalaman sosial yang inheren dan viral. Dengan cepat, Facebook mengalahkan situs berbagi foto khusus seperti Flickr untuk penggunaan foto pribadi sehari-hari, menjadi tempat utama orang menyimpan dan berbagi kenangan visual mereka dengan jaringan sosial mereka.</text:span></text:p>
            <text:p text:style-name="Text_20_body"><text:span text:style-name="Strong_20_Emphasis"><text:span text:style-name="T1">Status Updates: Dari Profil Statis ke Aliran Dinamis</text:span></text:span><text:span text:style-name="T1"> Fitur "Status" berevolusi dari sekadar indikator online/offline menjadi kolom di mana pengguna bisa menjawab pertanyaan sederhana seperti "Apa yang sedang Anda lakukan?". Pembaruan status singkat ini, yang kemudian muncul di News Feed teman, mendorong pengguna untuk berbagi potongan-potongan kecil kehidupan mereka secara lebih sering dan kasual. Ini mengubah profil dari sesuatu yang diperbarui sesekali menjadi kanvas untuk ekspresi diri yang lebih </text:span><text:span text:style-name="Emphasis"><text:span text:style-name="T1">real-time</text:span></text:span><text:span text:style-name="T1"> dan </text:span><text:soft-page-break/><text:span text:style-name="T1">percakapan mikro, semakin meningkatkan dinamisme platform.</text:span></text:p>
            <text:p text:style-name="Text_20_body"><text:span text:style-name="Strong_20_Emphasis"><text:span text:style-name="T1">Facebook Platform: Membuka Gerbang bagi Pengembang (Mei 2007)</text:span></text:span><text:span text:style-name="T1"> Langkah ambisius lainnya adalah peluncuran Facebook Platform, yang memungkinkan pengembang pihak ketiga membuat aplikasi </text:span><text:span text:style-name="Emphasis"><text:span text:style-name="T1">di dalam</text:span></text:span><text:span text:style-name="T1"> Facebook (menggunakan data sosial pengguna dengan izin). Visi awalnya adalah menciptakan ekosistem aplikasi yang kaya—mulai dari game sosial (yang nantinya meledak dengan Zynga), kuis, hingga utilitas lainnya—yang akan semakin memperkuat daya tarik Facebook. Meskipun implementasi awal platform ini nantinya menimbulkan masalah baru terkait privasi data dan aplikasi </text:span><text:span text:style-name="Emphasis"><text:span text:style-name="T1">spammy</text:span></text:span><text:span text:style-name="T1">, peluncurannya menandakan ambisi Facebook untuk menjadi lebih dari sekadar jejaring sosial, tetapi sebuah platform komputasi sosial.</text:span></text:p>
            <text:p text:style-name="P96">Secara kolektif, fitur-fitur kunci ini—News Feed, Photos dengan tagging, Status Updates, dan potensi awal Platform—menciptakan lingkaran keterlibatan (engagement loop) yang sangat kuat. Mereka menjadikan Facebook bukan hanya tempat untuk terhubung, tetapi juga tempat untuk berbagi, mengonsumsi informasi, dan menghabiskan waktu secara signifikan, membedakannya dari para pesaingnya dan meletakkan dasar bagi dominasinya di tahun-tahun mendatang.</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2.4: Persaingan dan Tantangan Awal</text:span></text:span><text:span text:style-name="T1">.</text:span></text:p>
          </text:section>
          <text:section text:style-name="Sect1" text:name="feedback-form-25">
            <text:p text:style-name="P196"/>
          </text:section>
        </text:section>
        <text:section text:style-name="Sect1" text:name="5b4df29df8d42e0f">
          <text:p text:style-name="P96"/>
          <text:section text:style-name="Sect1" text:name="user-query-content-26">
            <text:p text:style-name="P215">yax </text:p>
          </text:section>
          <text:p text:style-name="P196">Tampilkan alur berpikir</text:p>
          <text:section text:style-name="Sect2" text:name="model-response-message-contentr_5b4df29df8d42e0f">
            <text:p text:style-name="Text_20_body"><text:span text:style-name="T1">Baik, berikut adalah isi untuk Subbab </text:span><text:span text:style-name="Strong_20_Emphasis"><text:span text:style-name="T1">2.4: Persaingan dan Tantangan Awal</text:span></text:span><text:span text:style-name="T1">:</text:span></text:p>
            <text:p text:style-name="Text_20_body"><text:span text:style-name="Strong_20_Emphasis"><text:span text:style-name="T1">2.4 Persaingan dan Tantangan Awal</text:span></text:span></text:p>
            <text:p text:style-name="P96">Meskipun pertumbuhan Facebook tampak tak terbendung, perjalanannya menuju dominasi bukanlah tanpa rintangan. Di panggung eksternal, mereka harus berhadapan langsung dengan pemain yang lebih dulu mapan, sementara di panggung internal, tantangan teknis dan organisasional mengintai di setiap sudut seiring skala perusahaan yang membengkak.</text:p>
            <text:p text:style-name="Text_20_body"><text:span text:style-name="Strong_20_Emphasis"><text:span text:style-name="T1">Pertarungan Melawan Raksasa: MySpace dan Lainnya</text:span></text:span><text:span text:style-name="T1"> Pesaing utama </text:span><text:soft-page-break/><text:span text:style-name="T1">Facebook pada era ini tidak diragukan lagi adalah </text:span><text:span text:style-name="Strong_20_Emphasis"><text:span text:style-name="T1">MySpace</text:span></text:span><text:span text:style-name="T1">. Dengan basis pengguna yang lebih besar di awal periode pasca-pembukaan Facebook, MySpace adalah raja media sosial yang harus ditaklukkan. Namun, kedua platform ini memiliki filosofi dan daya tarik yang berbeda. MySpace unggul dalam kustomisasi profil dan menjadi pusat budaya musik online, menarik demografi muda yang ekspresif. Sebaliknya, Facebook menawarkan antarmuka yang lebih bersih, terstruktur, dan fokus pada koneksi berbasis identitas nyata. Fitur seperti News Feed mendorong </text:span><text:span text:style-name="Emphasis"><text:span text:style-name="T1">engagement</text:span></text:span><text:span text:style-name="T1"> yang berbeda—lebih pasif mengonsumsi pembaruan teman daripada aktif mengkurasi profil musik atau blog. Secara bertahap, keunggulan Facebook mulai terlihat. Antarmukanya yang lebih rapi, fokus pada koneksi dunia nyata, dan fitur-fitur inovatif (meski kadang kontroversial seperti News Feed) terbukti lebih 'lengket' bagi banyak pengguna. Sementara MySpace berjuang dengan antarmuka yang semakin kacau, masalah </text:span><text:span text:style-name="Emphasis"><text:span text:style-name="T1">spam</text:span></text:span><text:span text:style-name="T1">, dan mungkin gagal beradaptasi cukup cepat terhadap perubahan lanskap, Facebook terus menyempurnakan produknya dan memperkuat efek jaringannya. Raksasa teknologi lain seperti </text:span><text:span text:style-name="Strong_20_Emphasis"><text:span text:style-name="T1">Google</text:span></text:span><text:span text:style-name="T1"> juga tidak tinggal diam, meskipun upaya awal mereka seperti Orkut lebih sukses di pasar tertentu (Brasil, India) dan belum menjadi ancaman global langsung bagi Facebook saat itu. Kemunculan </text:span><text:span text:style-name="Strong_20_Emphasis"><text:span text:style-name="T1">Twitter</text:span></text:span><text:span text:style-name="T1"> pada tahun 2006 juga memperkenalkan model media sosial yang berbeda—fokus pada pesan singkat </text:span><text:span text:style-name="Emphasis"><text:span text:style-name="T1">real-time</text:span></text:span><text:span text:style-name="T1">—yang akan menjadi pesaing di kemudian hari, meskipun pada awalnya ceruknya berbeda.</text:span></text:p>
            <text:p text:style-name="Text_20_body"><text:span text:style-name="Strong_20_Emphasis"><text:span text:style-name="T1">Tantangan Internal: Skala, Talenta, dan Budaya</text:span></text:span><text:span text:style-name="T1"> Di balik layar, tim Facebook menghadapi perjuangan konstan. Tantangan </text:span><text:span text:style-name="Strong_20_Emphasis"><text:span text:style-name="T1">teknis untuk menjaga stabilitas platform (</text:span></text:span><text:span text:style-name="Strong_20_Emphasis"><text:span text:style-name="Emphasis"><text:span text:style-name="T1">scaling</text:span></text:span></text:span><text:span text:style-name="Strong_20_Emphasis"><text:span text:style-name="T1">)</text:span></text:span><text:span text:style-name="T1"> di tengah ledakan pengguna adalah masalah harian yang membutuhkan solusi rekayasa inovatif dan investasi infrastruktur masif. </text:span><text:span text:style-name="Strong_20_Emphasis"><text:span text:style-name="T1">Merekrut talenta </text:span></text:span><text:span text:style-name="Strong_20_Emphasis"><text:span text:style-name="Emphasis"><text:span text:style-name="T1">engineering</text:span></text:span></text:span><text:span text:style-name="Strong_20_Emphasis"><text:span text:style-name="T1"> terbaik</text:span></text:span><text:span text:style-name="T1"> dengan cukup cepat untuk mengimbangi pertumbuhan juga menjadi prioritas utama dan tantangan tersendiri di Silicon Valley yang kompetitif. Periode ini juga menjadi saksi pembentukan </text:span><text:span text:style-name="Strong_20_Emphasis"><text:span text:style-name="T1">budaya perusahaan Facebook yang khas</text:span></text:span><text:span text:style-name="T1">, yang kemudian diartikulasikan dalam moto terkenal </text:span><text:span text:style-name="Strong_20_Emphasis"><text:span text:style-name="T1">"Move Fast and Break Things"</text:span></text:span><text:span text:style-name="T1">. Filosofi ini mendorong inovasi cepat, eksperimen, dan pengambilan risiko, memungkinkan Facebook meluncurkan fitur baru dengan kecepatan tinggi. Namun, ia juga membawa risiko: fitur bisa jadi diluncurkan tanpa pengujian matang, menyebabkan </text:span><text:span text:style-name="Emphasis"><text:span text:style-name="T1">bug</text:span></text:span><text:span text:style-name="T1"> atau masalah stabilitas, dan terkadang mengabaikan pertimbangan etika atau privasi demi kecepatan. Selain itu, </text:span><text:span text:style-name="Strong_20_Emphasis"><text:span text:style-name="T1">tekanan untuk menemukan model monetisasi</text:span></text:span><text:span text:style-name="T1"> yang efektif tanpa mengorbankan pengalaman pengguna mulai meningkat seiring dengan </text:span><text:soft-page-break/><text:span text:style-name="T1">membengkaknya biaya operasional.</text:span></text:p>
            <text:p text:style-name="Text_20_body"><text:span text:style-name="Strong_20_Emphasis"><text:span text:style-name="T1">Kontroversi Awal: Pelajaran Pahit tentang Privasi</text:span></text:span><text:span text:style-name="T1"> Tekanan untuk monetisasi dan budaya 'bergerak cepat' ini menghasilkan salah satu blunder privasi besar pertama Facebook: </text:span><text:span text:style-name="Strong_20_Emphasis"><text:span text:style-name="T1">Beacon</text:span></text:span><text:span text:style-name="T1">, yang diluncurkan pada akhir 2007. Beacon adalah sistem periklanan yang melacak pembelian pengguna di situs-situs mitra eksternal dan secara otomatis mempublikasikan aktivitas pembelian tersebut ke News Feed teman pengguna di Facebook, seringkali tanpa persetujuan yang jelas atau memadai. Reaksi publik sangat negatif; pengguna merasa dimata-matai dan aktivitas pribadi mereka diekspos tanpa izin. Setelah protes keras dan ancaman tuntutan hukum, Facebook akhirnya meminta maaf dan mengizinkan pengguna untuk sepenuhnya keluar dari Beacon (dan kemudian menutupnya). Insiden Beacon menjadi pelajaran pahit awal bagi Facebook tentang batas-batas privasi pengguna dan konsekuensi dari implementasi fitur yang kurang hati-hati, sebuah tema yang sayangnya akan terus berulang dalam sejarah perusahaan.</text:span></text:p>
            <text:p text:style-name="P96">Periode ini, oleh karena itu, bukan hanya tentang pertumbuhan gemilang, tetapi juga tentang pertempuran kompetitif yang sengit, perjuangan internal mengatasi skala, dan munculnya tanda-tanda awal dari tantangan etika dan privasi yang akan menjadi semakin kompleks di masa de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2.5: Menuju Perusahaan Publik (IPO): Euforia dan Keraguan</text:span></text:span><text:span text:style-name="T1">.</text:span></text:p>
          </text:section>
          <text:section text:style-name="Sect1" text:name="feedback-form-26">
            <text:p text:style-name="P196"/>
          </text:section>
        </text:section>
        <text:section text:style-name="Sect1" text:name="b8ba7d701c535982">
          <text:p text:style-name="P96"/>
          <text:section text:style-name="Sect1" text:name="user-query-content-27">
            <text:p text:style-name="P215">yax </text:p>
          </text:section>
          <text:p text:style-name="P196">Tampilkan alur berpikir</text:p>
          <text:section text:style-name="Sect2" text:name="model-response-message-contentr_b8ba7d701c535982">
            <text:p text:style-name="P196"/>
          </text:section>
          <text:section text:style-name="Sect1" text:name="feedback-form-27">
            <text:p text:style-name="P196"/>
          </text:section>
        </text:section>
        <text:section text:style-name="Sect1" text:name="0efc570e43570a64">
          <text:p text:style-name="P96"/>
          <text:section text:style-name="Sect1" text:name="user-query-content-28">
            <text:p text:style-name="P215">present it </text:p>
          </text:section>
          <text:p text:style-name="P196">Tampilkan alur berpikir</text:p>
          <text:section text:style-name="Sect2" text:name="model-response-message-contentr_0efc570e43570a64">
            <text:p text:style-name="Text_20_body"><text:span text:style-name="T1">Baik, berikut adalah isi untuk Subbab </text:span><text:span text:style-name="Strong_20_Emphasis"><text:span text:style-name="T1">2.5: Menuju Perusahaan Publik (IPO): Euforia dan Keraguan</text:span></text:span><text:span text:style-name="T1">:</text:span></text:p>
            <text:p text:style-name="Text_20_body"><text:soft-page-break/><text:span text:style-name="Strong_20_Emphasis"><text:span text:style-name="T1">2.5 Menuju Perusahaan Publik (IPO): Euforia dan Keraguan</text:span></text:span></text:p>
            <text:p text:style-name="P96">Setelah bertahun-tahun menjadi fenomena global yang tumbuh secara eksponensial sebagai perusahaan swasta, momen yang ditunggu-tunggu oleh Silicon Valley, Wall Street, dan publik dunia akhirnya tiba. Facebook, sang raksasa media sosial, bersiap untuk melantai di bursa saham melalui Penawaran Saham Perdana (Initial Public Offering - IPO). Antisipasinya luar biasa; ini digadang-gadang sebagai salah satu IPO teknologi terbesar dan terpenting dalam sejarah, sebuah penanda kedewasaan bagi perusahaan yang lahir di kamar asrama kurang dari satu dekade sebelumnya.</text:p>
            <text:p text:style-name="Text_20_body"><text:span text:style-name="T1">Keputusan untuk </text:span><text:span text:style-name="Emphasis"><text:span text:style-name="T1">go public</text:span></text:span><text:span text:style-name="T1"> pada tahun 2012 didorong oleh beberapa faktor. Selain memberikan likuiditas yang sangat dibutuhkan bagi para investor awal (termasuk karyawan yang memegang opsi saham) untuk merealisasikan keuntungan mereka, IPO juga akan memberikan Facebook akses ke modal dalam jumlah masif untuk mendanai ekspansi lebih lanjut, potensi akuisisi strategis di masa depan, dan meningkatkan profil publiknya (meskipun popularitasnya sudah sangat tinggi).</text:span></text:p>
            <text:p text:style-name="Text_20_body"><text:span text:style-name="T1">Proses </text:span><text:span text:style-name="Emphasis"><text:span text:style-name="T1">roadshow</text:span></text:span><text:span text:style-name="T1"> pra-IPO—di mana manajemen puncak Facebook berkeliling mempresentasikan prospek perusahaan kepada investor institusional—berlangsung dengan gegap gempita. Valuasi yang ditargetkan meroket, dengan banyak bank investasi menetapkan nilai perusahaan di atas angka fantastis </text:span><text:span text:style-name="Strong_20_Emphasis"><text:span text:style-name="T1">$100 miliar</text:span></text:span><text:span text:style-name="T1">. Angka ini, meskipun mencerminkan basis pengguna Facebook yang masif dan potensi pendapatannya, juga menimbulkan skeptisisme di kalangan sebagian analis yang menganggapnya terlalu tinggi, terutama mengingat satu kekhawatiran besar yang membayangi: </text:span><text:span text:style-name="Strong_20_Emphasis"><text:span text:style-name="T1">strategi monetisasi mobile Facebook yang belum terbukti</text:span></text:span><text:span text:style-name="T1">. Saat itu, pengguna semakin banyak mengakses Facebook melalui ponsel pintar, namun Facebook belum menunjukkan cara yang efektif untuk menghasilkan pendapatan iklan dari layar yang lebih kecil tersebut.</text:span></text:p>
            <text:p text:style-name="Text_20_body"><text:span text:style-name="T1">Hari-H IPO jatuh pada </text:span><text:span text:style-name="Strong_20_Emphasis"><text:span text:style-name="T1">18 Mei 2012</text:span></text:span><text:span text:style-name="T1">. Euforia pasar mencapai puncaknya. Namun, hari perdagangan perdana justru diwarnai kekacauan. </text:span><text:span text:style-name="Strong_20_Emphasis"><text:span text:style-name="T1">Masalah teknis parah di bursa NASDAQ</text:span></text:span><text:span text:style-name="T1">, tempat saham Facebook ($FB) dicatatkan, menyebabkan penundaan dimulainya perdagangan dan kebingungan besar di antara para pialang dan investor mengenai apakah pesanan mereka telah dieksekusi atau tidak. Ketika perdagangan akhirnya dimulai, saham dibuka sedikit di atas harga penawaran $38, namun antusiasme cepat memudar. Sepanjang hari, saham berjuang untuk tetap berada di atas harga IPO, dan </text:span><text:soft-page-break/><text:span text:style-name="T1">dalam beberapa hari serta minggu berikutnya, </text:span><text:span text:style-name="Strong_20_Emphasis"><text:span text:style-name="T1">harga saham $FB anjlok secara signifikan</text:span></text:span><text:span text:style-name="T1">, diperdagangkan jauh di bawah harga penawarannya selama berbulan-bulan.</text:span></text:p>
            <text:p text:style-name="Text_20_body"><text:span text:style-name="T1">Reaksi pasar dan media sangat keras. IPO yang tadinya sangat dinanti-nanti dicap sebagai 'kegagalan' atau 'antiklimaks'. Muncul pertanyaan tentang apakah valuasi awal terlalu dibesar-besarkan, apakah bank-bank penjamin emisi (underwriter) tidak melakukan tugasnya dengan baik, dan bagaimana masalah teknis NASDAQ bisa terjadi pada IPO sepenting ini. Lebih fundamental lagi, kinerja saham yang buruk di awal memperkuat </text:span><text:span text:style-name="Strong_20_Emphasis"><text:span text:style-name="T1">keraguan investor tentang kemampuan Facebook mengatasi tantangan mobile</text:span></text:span><text:span text:style-name="T1">.</text:span></text:p>
            <text:p text:style-name="P96">Meskipun demikian, IPO ini tetap merupakan tonggak sejarah. Facebook berhasil mengumpulkan modal miliaran dolar dan resmi bertransformasi menjadi perusahaan publik. Namun, peluncurannya yang penuh gejolak menjadi pengingat bahwa bahkan raksasa teknologi pun tidak kebal terhadap dinamika pasar dan skeptisisme investor. Tantangan terbesar pasca-IPO bagi Zuckerberg dan timnya kini jelas: membuktikan kepada dunia bahwa mereka bisa menaklukkan dunia mobile dan membenarkan valuasi stratosfer mereka. Pertarungan berikutnya akan terjadi di medan perang perangkat seluler, sebuah arena yang akan menentukan masa depan perusahaan.</text:p>
            <text:p text:style-name="P2"/>
            <text:p text:style-name="Text_20_body"><text:span text:style-name="T1">Ini mengakhiri Bab 2. Silakan berikan perintah </text:span><text:span text:style-name="Strong_20_Emphasis"><text:span text:style-name="T1">"YAX"</text:span></text:span><text:span text:style-name="T1"> untuk melanjutkan ke prompt </text:span><text:span text:style-name="Strong_20_Emphasis"><text:span text:style-name="T1">Pengantar Bab 3: Era Mobile dan Akuisisi Strategis</text:span></text:span><text:span text:style-name="T1">.</text:span></text:p>
          </text:section>
          <text:section text:style-name="Sect1" text:name="feedback-form-28">
            <text:p text:style-name="P196"/>
          </text:section>
        </text:section>
        <text:section text:style-name="Sect1" text:name="f6c3361e0b08b731">
          <text:p text:style-name="P96"/>
          <text:section text:style-name="Sect1" text:name="user-query-content-29">
            <text:p text:style-name="P215">yax </text:p>
          </text:section>
          <text:p text:style-name="P196">Tampilkan alur berpikir</text:p>
          <text:section text:style-name="Sect2" text:name="model-response-message-contentr_f6c3361e0b08b731">
            <text:p text:style-name="Text_20_body"><text:span text:style-name="T1">Baik, berikut adalah isi untuk </text:span><text:span text:style-name="Strong_20_Emphasis"><text:span text:style-name="T1">Pengantar Bab 3: Era Mobile dan Akuisisi Strategis</text:span></text:span><text:span text:style-name="T1">:</text:span></text:p>
            <text:p text:style-name="Text_20_body"><text:span text:style-name="Strong_20_Emphasis"><text:span text:style-name="T1">Bab 3: Era Mobile dan Akuisisi Strategis</text:span></text:span></text:p>
            <text:p text:style-name="P96">Peluncuran IPO Facebook yang penuh gejolak pada tahun 2012 bukan hanya sekadar peristiwa pasar modal; ia melemparkan sorotan tajam pada kerentanan terbesar perusahaan saat itu: dunia mobile. Ketika miliaran pasang mata pengguna semakin terpaku pada layar ponsel pintar mereka, Facebook justru tampak gagap. Aplikasi mobile-nya lambat, pengalaman penggunanya kurang <text:soft-page-break/>memuaskan, dan yang paling mengkhawatirkan bagi Wall Street, model bisnis iklannya belum terbukti efektif di layar kecil. Keraguan yang membayangi IPO kini menjadi pertanyaan eksistensial: Mampukah Facebook menaklukkan gelombang mobile sebelum terlambat?</text:p>
            <text:p text:style-name="Text_20_body"><text:span text:style-name="T1">Bab ini akan membawa Anda ke jantung periode paling kritis dalam sejarah Facebook pasca-IPO, di mana perusahaan dipaksa melakukan transformasi radikal untuk bertahan hidup dan kemudian mendominasi era komputasi berikutnya. Kita akan menyaksikan dua narasi utama yang berjalan beriringan dan saling terkait. Pertama, </text:span><text:span text:style-name="Strong_20_Emphasis"><text:span text:style-name="T1">perjuangan internal yang monumental</text:span></text:span><text:span text:style-name="T1"> untuk mengubah seluruh perusahaan menjadi </text:span><text:span text:style-name="Strong_20_Emphasis"><text:span text:style-name="T1">'mobile-first'</text:span></text:span><text:span text:style-name="T1">. Ini melibatkan perombakan total dalam strategi produk, prioritas rekayasa perangkat lunak, hingga penciptaan format iklan mobile yang inovatif—sebuah pertaruhan besar yang dipimpin langsung oleh Mark Zuckerberg dengan segala risikonya.</text:span></text:p>
            <text:p text:style-name="Text_20_body"><text:span text:style-name="T1">Kedua, bab ini akan mengungkap </text:span><text:span text:style-name="Strong_20_Emphasis"><text:span text:style-name="T1">strategi akuisisi eksternal yang sangat berani</text:span></text:span><text:span text:style-name="T1">, bahkan terkesan nekat pada masanya. Di tengah tekanan untuk membuktikan model bisnis mobile-nya, Facebook justru mengeluarkan dana miliaran dolar untuk mengakuisisi dua aplikasi mobile yang sedang meroket: platform berbagi foto </text:span><text:span text:style-name="Strong_20_Emphasis"><text:span text:style-name="T1">Instagram</text:span></text:span><text:span text:style-name="T1"> dan raksasa pesan instan </text:span><text:span text:style-name="Strong_20_Emphasis"><text:span text:style-name="T1">WhatsApp</text:span></text:span><text:span text:style-name="T1">. Akuisisi ini bukan sekadar pembelian biasa; mereka adalah langkah catur strategis berjangka panjang untuk menetralisir potensi pesaing, menguasai segmen pasar krusial, dan mengamankan relevansi Facebook di masa depan lanskap digital yang didominasi perangkat seluler.</text:span></text:p>
            <text:p text:style-name="P96">Ini adalah kisah tentang bagaimana sebuah raksasa teknologi, yang sedang berada di bawah tekanan hebat dari pasar dan pergeseran perilaku pengguna, berhasil memutar haluan. Melalui kombinasi adaptasi internal yang menyakitkan dan manuver eksternal yang mengubah peta industri, Facebook tidak hanya menjawab keraguan para kritikusnya tetapi juga meletakkan fondasi bagi dominasi multi-platform yang akan menandai dekade berikutnya. Bab ini adalah tentang pertaruhan besar di era mobile.</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3.1: Tantangan Transisi ke Perangkat Mobile</text:span></text:span><text:span text:style-name="T1">.</text:span></text:p>
          </text:section>
          <text:section text:style-name="Sect1" text:name="feedback-form-29">
            <text:p text:style-name="P196"/>
          </text:section>
        </text:section>
        <text:section text:style-name="Sect1" text:name="02939a1d9341c389">
          <text:p text:style-name="P96"/>
          <text:section text:style-name="Sect1" text:name="user-query-content-30">
            <text:p text:style-name="P215">yax </text:p>
          </text:section>
          <text:p text:style-name="P196"><text:soft-page-break/>Tampilkan alur berpikir</text:p>
          <text:section text:style-name="Sect2" text:name="model-response-message-contentr_02939a1d9341c389">
            <text:p text:style-name="P196"/>
          </text:section>
          <text:section text:style-name="Sect1" text:name="feedback-form-30">
            <text:p text:style-name="P196"/>
          </text:section>
        </text:section>
        <text:section text:style-name="Sect1" text:name="adc5be3c3ae1e05a">
          <text:p text:style-name="P96"/>
          <text:section text:style-name="Sect1" text:name="user-query-content-31">
            <text:p text:style-name="P215">present it </text:p>
          </text:section>
          <text:p text:style-name="P196">Tampilkan alur berpikir</text:p>
          <text:section text:style-name="Sect2" text:name="model-response-message-contentr_adc5be3c3ae1e05a">
            <text:p text:style-name="Text_20_body"><text:span text:style-name="T1">Baik, berikut adalah isi untuk Subbab </text:span><text:span text:style-name="Strong_20_Emphasis"><text:span text:style-name="T1">3.1: Tantangan Transisi ke Perangkat Mobile</text:span></text:span><text:span text:style-name="T1">:</text:span></text:p>
            <text:p text:style-name="Text_20_body"><text:span text:style-name="Strong_20_Emphasis"><text:span text:style-name="T1">3.1 Tantangan Transisi ke Perangkat Mobile</text:span></text:span></text:p>
            <text:p text:style-name="P96">Di permukaan, pertumbuhan pengguna Facebook tampak tak terhentikan, namun di balik layar, terutama pada periode sekitar IPO (2011-2013), perusahaan menghadapi krisis yang mengancam masa depannya: transisi ke era mobile. Perilaku pengguna berubah drastis; akses internet semakin didominasi oleh ponsel pintar, namun produk dan model bisnis Facebook belum siap menghadapi kenyataan baru ini.</text:p>
            <text:p text:style-name="Text_20_body"><text:span text:style-name="Strong_20_Emphasis"><text:span text:style-name="T1">Tantangan Produk dan Teknis:</text:span></text:span><text:span text:style-name="T1"> Masalahnya berlapis. Pertama, pengalaman mengakses situs lengkap Facebook melalui </text:span><text:span text:style-name="Strong_20_Emphasis"><text:span text:style-name="T1">peramban web mobile</text:span></text:span><text:span text:style-name="T1"> saat itu sangat terbatas—lambat, tata letak berantakan, dan sulit dinavigasi di layar kecil. Kedua, upaya awal untuk membangun </text:span><text:span text:style-name="Strong_20_Emphasis"><text:span text:style-name="T1">aplikasi </text:span></text:span><text:span text:style-name="Strong_20_Emphasis"><text:span text:style-name="Emphasis"><text:span text:style-name="T1">native</text:span></text:span></text:span><text:span text:style-name="Strong_20_Emphasis"><text:span text:style-name="T1"> (asli) untuk iOS dan Android</text:span></text:span><text:span text:style-name="T1"> jauh dari memuaskan. Pengguna sering mengeluhkan aplikasi yang lambat, boros baterai, sering macet (</text:span><text:span text:style-name="Emphasis"><text:span text:style-name="T1">crash</text:span></text:span><text:span text:style-name="T1">), dan secara umum terasa 'berat' dan tidak responsif. Sebagian besar masalah kinerja ini berakar pada keputusan strategis awal Mark Zuckerberg yang bertaruh pada </text:span><text:span text:style-name="Strong_20_Emphasis"><text:span text:style-name="T1">teknologi HTML5</text:span></text:span><text:span text:style-name="T1"> sebagai basis utama aplikasi mobile Facebook. Tujuannya adalah efisiensi: satu basis kode berbasis web yang bisa dijalankan di berbagai platform. Namun, dalam praktiknya, pendekatan ini terbukti menjadi </text:span><text:span text:style-name="Strong_20_Emphasis"><text:span text:style-name="T1">bencana kinerja</text:span></text:span><text:span text:style-name="T1">. Aplikasi terasa lamban dan tidak memanfaatkan kemampuan asli perangkat keras ponsel secara optimal. Pada pertengahan 2012, Zuckerberg secara terbuka mengakui bahwa bertaruh terlalu banyak pada HTML5 adalah salah satu kesalahan terbesar Facebook. Pengakuan ini memicu </text:span><text:span text:style-name="Strong_20_Emphasis"><text:span text:style-name="T1">pivot total ke pengembangan aplikasi </text:span></text:span><text:span text:style-name="Strong_20_Emphasis"><text:span text:style-name="Emphasis"><text:span text:style-name="T1">native</text:span></text:span></text:span><text:span text:style-name="T1"> sejati untuk iOS dan Android secara terpisah—sebuah upaya rekayasa ulang yang masif dan memakan sumber daya besar, namun mutlak diperlukan. Selain kinerja, tantangan </text:span><text:span text:style-name="Strong_20_Emphasis"><text:span text:style-name="T1">menerjemahkan pengalaman Facebook yang kompleks</text:span></text:span><text:span text:style-name="T1"> ke layar yang jauh lebih kecil juga menjadi persoalan desain antarmuka pengguna (UX) yang pelik.</text:span></text:p>
            <text:p text:style-name="Text_20_body"><text:soft-page-break/><text:span text:style-name="Strong_20_Emphasis"><text:span text:style-name="T1">Tantangan Monetisasi:</text:span></text:span><text:span text:style-name="T1"> Di sisi bisnis, tantangannya tidak kalah berat. Model pendapatan Facebook sangat bergantung pada iklan bergambar (</text:span><text:span text:style-name="Emphasis"><text:span text:style-name="T1">banner ads</text:span></text:span><text:span text:style-name="T1">) yang efektif di layar desktop yang luas. </text:span><text:span text:style-name="Strong_20_Emphasis"><text:span text:style-name="T1">Menjejalkan format iklan serupa ke layar ponsel yang sempit</text:span></text:span><text:span text:style-name="T1"> terbukti sulit; iklan seringkali terlihat mengganggu, mudah terlewat, atau memiliki tingkat klik-tayang (CTR) yang rendah. </text:span><text:span text:style-name="Strong_20_Emphasis"><text:span text:style-name="T1">Pengiklan pun awalnya skeptis</text:span></text:span><text:span text:style-name="T1"> mengenai efektivitas dan kemampuan pelacakan (tracking) iklan mobile dibandingkan desktop. Akibatnya, meskipun penggunaan mobile meroket, pendapatan dari segmen ini sangat minim di awal, menimbulkan kekhawatiran besar di kalangan investor pasca-IPO. Facebook pada dasarnya harus </text:span><text:span text:style-name="Strong_20_Emphasis"><text:span text:style-name="T1">membangun mesin pendapatan mobile-nya dari nol</text:span></text:span><text:span text:style-name="T1">.</text:span></text:p>
            <text:p text:style-name="Text_20_body"><text:span text:style-name="Strong_20_Emphasis"><text:span text:style-name="T1">Respons Keras: Mandat "Mobile First"</text:span></text:span><text:span text:style-name="T1"> Menyadari gentingnya situasi, Mark Zuckerberg mengambil langkah drastis. Ia memberlakukan </text:span><text:span text:style-name="Strong_20_Emphasis"><text:span text:style-name="T1">mandat "Mobile First"</text:span></text:span><text:span text:style-name="T1"> di seluruh perusahaan. Ini bukan sekadar slogan; ini adalah perubahan fundamental dalam cara kerja Facebook. Konon, ia memerintahkan agar semua rapat produk dimulai dengan membahas versi mobile terlebih dahulu, bahkan mengunci beberapa manajer produk di kantor hingga mereka bisa menunjukkan progres signifikan pada aplikasi mobile. Tim-tim </text:span><text:span text:style-name="Emphasis"><text:span text:style-name="T1">engineering</text:span></text:span><text:span text:style-name="T1"> direstrukturisasi, sumber daya dialihkan secara besar-besaran ke pengembangan mobile, dan budaya perusahaan dipaksa untuk memprioritaskan pengalaman di perangkat seluler di atas segalanya.</text:span></text:p>
            <text:p text:style-name="P96">Transisi ke mobile adalah periode yang menyakitkan dan penuh tantangan bagi Facebook. Kesalahan awal dalam strategi teknologi dan kesulitan menemukan model bisnis yang tepat sempat mengancam posisi mereka. Namun, pengakuan kesalahan, pivot teknis yang berani, dan mandat 'Mobile First' yang tanpa kompromi akhirnya berhasil membalikkan keadaan, meletakkan dasar bagi Facebook untuk tidak hanya bertahan tetapi akhirnya mendominasi era mobile—sebuah transformasi yang akan dipercepat oleh langkah akuisisi berani berikutnya.</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3.2: Akuisisi Instagram: Lebih dari Sekadar Berbagi Foto</text:span></text:span><text:span text:style-name="T1">.</text:span></text:p>
          </text:section>
          <text:section text:style-name="Sect1" text:name="feedback-form-31">
            <text:p text:style-name="P196"/>
          </text:section>
        </text:section>
        <text:section text:style-name="Sect1" text:name="2c2cbfa3092beff3">
          <text:p text:style-name="P96"/>
          <text:section text:style-name="Sect1" text:name="user-query-content-32">
            <text:p text:style-name="P215">yax </text:p>
          </text:section>
          <text:p text:style-name="P196"><text:soft-page-break/>Tampilkan alur berpikir</text:p>
          <text:section text:style-name="Sect2" text:name="model-response-message-contentr_2c2cbfa3092beff3">
            <text:p text:style-name="P196"/>
          </text:section>
          <text:section text:style-name="Sect1" text:name="feedback-form-32">
            <text:p text:style-name="P196"/>
          </text:section>
        </text:section>
        <text:section text:style-name="Sect1" text:name="7ae097fa84223420">
          <text:p text:style-name="P96"/>
          <text:section text:style-name="Sect1" text:name="user-query-content-33">
            <text:p text:style-name="P215">present it </text:p>
          </text:section>
          <text:p text:style-name="P196">Tampilkan alur berpikir</text:p>
          <text:section text:style-name="Sect2" text:name="model-response-message-contentr_7ae097fa84223420">
            <text:p text:style-name="Text_20_body"><text:span text:style-name="T1">Baik, berikut adalah isi untuk Subbab </text:span><text:span text:style-name="Strong_20_Emphasis"><text:span text:style-name="T1">3.2: Akuisisi Instagram: Lebih dari Sekadar Berbagi Foto</text:span></text:span><text:span text:style-name="T1">:</text:span></text:p>
            <text:p text:style-name="Text_20_body"><text:span text:style-name="Strong_20_Emphasis"><text:span text:style-name="T1">3.2 Akuisisi Instagram: Lebih dari Sekadar Berbagi Foto</text:span></text:span></text:p>
            <text:p text:style-name="Text_20_body"><text:span text:style-name="T1">Di tengah pergulatan internal Facebook mengatasi krisis mobile dan hanya beberapa minggu sebelum pelaksanaan IPO yang penuh tekanan, Mark Zuckerberg melakukan langkah yang mengejutkan dunia teknologi. Pada bulan </text:span><text:span text:style-name="Strong_20_Emphasis"><text:span text:style-name="T1">April 2012</text:span></text:span><text:span text:style-name="T1">, Facebook mengumumkan akuisisi </text:span><text:span text:style-name="Strong_20_Emphasis"><text:span text:style-name="T1">Instagram</text:span></text:span><text:span text:style-name="T1">, sebuah aplikasi berbagi foto mobile yang sedang meroket popularitasnya, dengan harga fantastis </text:span><text:span text:style-name="Strong_20_Emphasis"><text:span text:style-name="T1">$1 miliar</text:span></text:span><text:span text:style-name="T1"> (kombinasi uang tunai dan saham). Kesepakatan ini tidak hanya mencengangkan karena nilainya—Instagram saat itu baru berusia sekitar 18 bulan, memiliki hanya 13 karyawan, dan belum menghasilkan pendapatan sepeser pun—tetapi juga karena </text:span><text:span text:style-name="Strong_20_Emphasis"><text:span text:style-name="T1">kecepatan prosesnya</text:span></text:span><text:span text:style-name="T1">, yang kabarnya dinegosiasikan dan diselesaikan oleh Zuckerberg langsung dengan pendiri Instagram, Kevin Systrom, hanya dalam satu akhir pekan.</text:span></text:p>
            <text:p text:style-name="Text_20_body"><text:span text:style-name="T1">Instagram, dengan filter fotonya yang khas dan fokus pada kesederhanaan visual di perangkat mobile (awalnya hanya di iOS, baru saja meluncur di Android saat akuisisi), telah dengan cepat menarik puluhan juta pengguna, terutama dari kalangan yang lebih muda dan </text:span><text:span text:style-name="Emphasis"><text:span text:style-name="T1">trend-savvy</text:span></text:span><text:span text:style-name="T1">. Pertumbuhannya yang eksplosif di ranah mobile—arena di mana Facebook justru sedang berjuang keras—menjadikannya ancaman kompetitif yang nyata.</text:span></text:p>
            <text:p text:style-name="Text_20_body"><text:span text:style-name="Strong_20_Emphasis"><text:span text:style-name="T1">Mengapa Facebook bersedia membayar harga semahal itu, secepat itu?</text:span></text:span><text:span text:style-name="T1"> Analisis strategis di balik akuisisi ini sangat berlapis:</text:span></text:p>
            <text:list xml:id="list4462054812185715420" text:style-name="L39">
              <text:list-item>
                <text:p text:style-name="P132"><text:span text:style-name="Strong_20_Emphasis"><text:span text:style-name="T1">Menetralisir Pesaing:</text:span></text:span><text:span text:style-name="T1"> Ini adalah motif yang paling jelas. Instagram berpotensi menjadi 'pembunuh' fitur foto Facebook di mobile. Dengan mengakuisisinya, Facebook menghilangkan ancaman langsung dan mencegah pesaing lain (seperti Google atau Twitter) untuk membelinya. </text:span></text:p>
              </text:list-item>
              <text:list-item>
                <text:p text:style-name="P132"><text:span text:style-name="Strong_20_Emphasis"><text:span text:style-name="T1">Membeli Pertumbuhan Mobile:</text:span></text:span><text:span text:style-name="T1"> Facebook secara instan mendapatkan akses ke salah satu aplikasi mobile paling populer dan bertumbuh paling cepat, memperkuat posisinya di ranah seluler yang krusial, terutama </text:span><text:soft-page-break/><text:span text:style-name="T1">menjelang IPO. </text:span></text:p>
              </text:list-item>
              <text:list-item>
                <text:p text:style-name="P132"><text:span text:style-name="Strong_20_Emphasis"><text:span text:style-name="T1">Mengakuisisi Talenta dan Visi:</text:span></text:span><text:span text:style-name="T1"> Kevin Systrom dan tim kecilnya telah membuktikan pemahaman mendalam tentang desain produk mobile, estetika visual, dan cara membangun komunitas yang terlibat. Facebook tidak hanya membeli aplikasi, tetapi juga otak di baliknya. </text:span></text:p>
              </text:list-item>
              <text:list-item>
                <text:p text:style-name="P132"><text:span text:style-name="Strong_20_Emphasis"><text:span text:style-name="T1">Menjangkau Demografi Baru:</text:span></text:span><text:span text:style-name="T1"> Instagram memiliki daya tarik kuat pada kelompok usia yang lebih muda, segmen yang mungkin mulai jenuh dengan Facebook 'inti'. </text:span></text:p>
              </text:list-item>
              <text:list-item>
                <text:p text:style-name="P132"><text:span text:style-name="Strong_20_Emphasis"><text:span text:style-name="T1">Langkah Defensif Pra-IPO:</text:span></text:span><text:span text:style-name="T1"> Beberapa pengamat berspekulasi bahwa akuisisi ini juga merupakan upaya untuk menunjukkan kepada investor bahwa Facebook serius dalam mengatasi kelemahan mobile-nya sebelum melantai di bursa. </text:span></text:p>
              </text:list-item>
              <text:list-item>
                <text:p text:style-name="P30"><text:span text:style-name="Strong_20_Emphasis"><text:span text:style-name="T1">Visi Jangka Panjang:</text:span></text:span><text:span text:style-name="T1"> Zuckerberg mungkin sudah melihat potensi jangka panjang Instagram sebagai platform visual mandiri yang bisa dimonetisasi secara signifikan di masa depan. </text:span></text:p>
              </text:list-item>
            </text:list>
            <text:p text:style-name="Text_20_body"><text:span text:style-name="T1">Pada saat akuisisi, Zuckerberg secara terbuka </text:span><text:span text:style-name="Strong_20_Emphasis"><text:span text:style-name="T1">berjanji akan membiarkan Instagram beroperasi secara independen</text:span></text:span><text:span text:style-name="T1">, mempertahankan merek dan budayanya sendiri. Janji ini sebagian besar ditepati selama beberapa tahun awal, memungkinkan Instagram terus berkembang pesat di bawah kepemimpinan Systrom. Namun, seiring waktu, terutama ketika Facebook/Meta semakin membutuhkan mesin pertumbuhan dan pendapatan baru, integrasi menjadi lebih erat, yang akhirnya menyebabkan para pendiri Instagram hengkang beberapa tahun kemudian.</text:span></text:p>
            <text:p text:style-name="Text_20_body"><text:span text:style-name="T1">Dilihat dari perspektif </text:span><text:span text:style-name="Strong_20_Emphasis"><text:span text:style-name="T1">April 2025</text:span></text:span><text:span text:style-name="T1">, akuisisi Instagram secara luas dianggap sebagai </text:span><text:span text:style-name="Strong_20_Emphasis"><text:span text:style-name="T1">salah satu kesepakatan paling cerdas dan paling sukses dalam sejarah teknologi modern</text:span></text:span><text:span text:style-name="T1">. Instagram tidak hanya bertahan tetapi berkembang pesat di bawah naungan Meta, menjadi salah satu platform media sosial terbesar di dunia, pendorong utama pertumbuhan pengguna dan pendapatan (terutama melalui iklan di Stories dan Reels), serta pilar krusial dalam ekosistem aplikasi Meta. Langkah berani senilai $1 miliar pada tahun 2012 itu terbukti menjadi investasi yang luar biasa menguntungkan, jauh melampaui sekadar membeli aplikasi berbagi foto.</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3.3: Akuisisi WhatsApp: Menguasai Ranah Pesan Instan</text:span></text:span><text:span text:style-name="T1">.</text:span></text:p>
          </text:section>
          <text:section text:style-name="Sect1" text:name="feedback-form-33">
            <text:p text:style-name="P196"><text:soft-page-break/></text:p>
          </text:section>
        </text:section>
        <text:section text:style-name="Sect1" text:name="d508a37a2135dfde">
          <text:p text:style-name="P96"/>
          <text:section text:style-name="Sect1" text:name="user-query-content-34">
            <text:p text:style-name="P215">yax </text:p>
          </text:section>
          <text:p text:style-name="P196">Tampilkan alur berpikir</text:p>
          <text:section text:style-name="Sect2" text:name="model-response-message-contentr_d508a37a2135dfde">
            <text:p text:style-name="Text_20_body"><text:span text:style-name="T1">Baik, berikut adalah isi untuk Subbab </text:span><text:span text:style-name="Strong_20_Emphasis"><text:span text:style-name="T1">3.3: Akuisisi WhatsApp: Menguasai Ranah Pesan Instan</text:span></text:span><text:span text:style-name="T1">:</text:span></text:p>
            <text:p text:style-name="Text_20_body"><text:span text:style-name="Strong_20_Emphasis"><text:span text:style-name="T1">3.3 Akuisisi WhatsApp: Menguasai Ranah Pesan Instan</text:span></text:span></text:p>
            <text:p text:style-name="Text_20_body"><text:span text:style-name="T1">Jika akuisisi Instagram senilai $1 miliar pada 2012 sudah menggemparkan dunia teknologi, langkah Facebook berikutnya benar-benar membuat semua orang tercengang. Pada bulan </text:span><text:span text:style-name="Strong_20_Emphasis"><text:span text:style-name="T1">Februari 2014</text:span></text:span><text:span text:style-name="T1">, Facebook mengumumkan kesepakatan untuk mengakuisisi </text:span><text:span text:style-name="Strong_20_Emphasis"><text:span text:style-name="T1">WhatsApp</text:span></text:span><text:span text:style-name="T1">, aplikasi pesan instan lintas platform yang sangat populer, dengan harga yang memecahkan rekor: </text:span><text:span text:style-name="Strong_20_Emphasis"><text:span text:style-name="T1">$19 miliar</text:span></text:span><text:span text:style-name="T1"> dalam bentuk tunai dan saham (nilai kesepakatan ini bahkan meningkat menjadi sekitar $22 miliar saat transaksi ditutup karena kenaikan harga saham Facebook). Angka ini lebih dari 20 kali lipat harga yang dibayarkan untuk Instagram, sebuah valuasi yang luar biasa tinggi untuk perusahaan yang terkenal dengan filosofi anti-iklannya dan model bisnisnya yang saat itu hanya mengandalkan biaya langganan $1 per tahun (yang bahkan tidak selalu ditegakkan secara ketat).</text:span></text:p>
            <text:p text:style-name="Text_20_body"><text:span text:style-name="Strong_20_Emphasis"><text:span text:style-name="T1">Apa yang membuat WhatsApp begitu berharga di mata Mark Zuckerberg?</text:span></text:span><text:span text:style-name="T1"> Jawabannya terletak pada skala global dan dominasi pasarnya yang fenomenal di luar Amerika Utara. Saat diakuisisi, WhatsApp memiliki hampir </text:span><text:span text:style-name="Strong_20_Emphasis"><text:span text:style-name="T1">setengah miliar pengguna aktif bulanan</text:span></text:span><text:span text:style-name="T1"> yang terus bertambah dengan kecepatan luar biasa (sekitar satu juta pengguna baru per hari). Di banyak negara di Eropa, Amerika Latin, Afrika, India, dan Asia Tenggara (termasuk Indonesia), WhatsApp bukan sekadar aplikasi pesan; ia telah </text:span><text:span text:style-name="Strong_20_Emphasis"><text:span text:style-name="T1">menggantikan SMS</text:span></text:span><text:span text:style-name="T1"> sebagai alat komunikasi teks utama, digunakan secara intensif untuk percakapan pribadi, grup keluarga, hingga koordinasi bisnis informal. Tingkat keterlibatan penggunanya sangat tinggi.</text:span></text:p>
            <text:p text:style-name="Text_20_body"><text:span text:style-name="T1">Akuisisi senilai $19 miliar ini didorong oleh </text:span><text:span text:style-name="Strong_20_Emphasis"><text:span text:style-name="T1">kalkulasi strategis multi-lapis</text:span></text:span><text:span text:style-name="T1">:</text:span></text:p>
            <text:list xml:id="list4227504330639082854" text:style-name="L40">
              <text:list-item>
                <text:p text:style-name="P133"><text:span text:style-name="Strong_20_Emphasis"><text:span text:style-name="T1">Kepemimpinan Pasar Pesan Global:</text:span></text:span><text:span text:style-name="T1"> Mengakuisisi WhatsApp secara instan menjadikan Facebook pemain dominan mutlak di pasar pesan instan mobile global yang sangat vital, melengkapi aplikasi Messenger-nya sendiri yang lebih kuat di Amerika Utara. </text:span></text:p>
              </text:list-item>
              <text:list-item>
                <text:p text:style-name="P133"><text:span text:style-name="Strong_20_Emphasis"><text:span text:style-name="T1">Basis Pengguna dan Data (Potensial):</text:span></text:span><text:span text:style-name="T1"> Meskipun pendiri WhatsApp, </text:span><text:soft-page-break/><text:span text:style-name="T1">Jan Koum dan Brian Acton, sangat vokal menentang model bisnis berbasis iklan dan pengumpulan data pengguna yang ekstensif, akuisisi ini memberikan Facebook akses ke grafik komunikasi dan metadata dari ratusan juta pengguna baru—aset data yang sangat berharga untuk memahami tren global dan, di masa depan, berpotensi diintegrasikan (meskipun penuh tantangan) ke dalam ekosistem periklanan Meta. </text:span></text:p>
              </text:list-item>
              <text:list-item>
                <text:p text:style-name="P133"><text:span text:style-name="Strong_20_Emphasis"><text:span text:style-name="T1">Langkah Defensif Strategis:</text:span></text:span><text:span text:style-name="T1"> Ada kekhawatiran nyata bahwa pesaing utama seperti Google mungkin akan mengakuisisi WhatsApp. Dengan membelinya terlebih dahulu, Facebook mencegah skenario terburuk tersebut dan memperkuat benteng pertahanannya. </text:span></text:p>
              </text:list-item>
              <text:list-item>
                <text:p text:style-name="P133"><text:span text:style-name="Strong_20_Emphasis"><text:span text:style-name="T1">Visi Platform Masa Depan:</text:span></text:span><text:span text:style-name="T1"> Zuckerberg mungkin melihat potensi jangka panjang aplikasi pesan sebagai platform mandiri untuk layanan lain seperti pembayaran, layanan pelanggan bisnis, atau bahkan e-commerce. </text:span></text:p>
              </text:list-item>
              <text:list-item>
                <text:p text:style-name="P31"><text:span text:style-name="Strong_20_Emphasis"><text:span text:style-name="T1">Melengkapi Ekosistem:</text:span></text:span><text:span text:style-name="T1"> WhatsApp melayani kebutuhan komunikasi yang berbeda—lebih privat dan utilitarian—dibandingkan Facebook (jejaring sosial) atau Instagram (visual). </text:span></text:p>
              </text:list-item>
            </text:list>
            <text:p text:style-name="Text_20_body"><text:span text:style-name="T1">Sejalan dengan filosofi pendiri WhatsApp yang terkenal idealis dan pro-privasi, Facebook pada saat akuisisi membuat beberapa </text:span><text:span text:style-name="Strong_20_Emphasis"><text:span text:style-name="T1">komitmen penting</text:span></text:span><text:span text:style-name="T1">: WhatsApp akan </text:span><text:span text:style-name="Strong_20_Emphasis"><text:span text:style-name="T1">beroperasi secara independen</text:span></text:span><text:span text:style-name="T1">, akan </text:span><text:span text:style-name="Strong_20_Emphasis"><text:span text:style-name="T1">tetap bebas iklan</text:span></text:span><text:span text:style-name="T1">, dan akan terus </text:span><text:span text:style-name="Strong_20_Emphasis"><text:span text:style-name="T1">berfokus pada privasi dan keamanan</text:span></text:span><text:span text:style-name="T1"> (komitmen pada enkripsi </text:span><text:span text:style-name="Emphasis"><text:span text:style-name="T1">end-to-end</text:span></text:span><text:span text:style-name="T1"> kemudian diwujudkan). Namun, komitmen ini, terutama mengenai model bisnis bebas iklan dan independensi operasional, kelak akan menjadi sumber ketegangan antara pendiri WhatsApp dan manajemen Meta, yang pada akhirnya menyebabkan Jan Koum dan Brian Acton meninggalkan perusahaan beberapa tahun kemudian karena perbedaan visi fundamental terkait arah monetisasi dan penggunaan data.</text:span></text:p>
            <text:p text:style-name="Text_20_body"><text:span text:style-name="T1">Dilihat dari </text:span><text:span text:style-name="Strong_20_Emphasis"><text:span text:style-name="T1">April 2025</text:span></text:span><text:span text:style-name="T1">, akuisisi WhatsApp tetap menjadi langkah strategis krusial yang mengamankan dominasi Meta dalam komunikasi digital global. WhatsApp terus menjadi salah satu aplikasi paling banyak digunakan di dunia. Namun, tantangan untuk memonetisasi platform ini secara signifikan tanpa mengkhianati janji awalnya dan menghadapi pengawasan regulator terkait privasi dan interoperabilitas tetap menjadi pekerjaan rumah besar bagi Meta. Akuisisi ini adalah pertaruhan raksasa yang berhasil menguasai pasar, tetapi integrasi dan monetisasinya terbukti jauh lebih rumit daripada Instagram.</text:span></text:p>
            <text:p text:style-name="P2"/>
            <text:p text:style-name="Text_20_body"><text:soft-page-break/><text:span text:style-name="T1">Silakan berikan perintah </text:span><text:span text:style-name="Strong_20_Emphasis"><text:span text:style-name="T1">"YAX"</text:span></text:span><text:span text:style-name="T1"> untuk melanjutkan ke prompt Subbab </text:span><text:span text:style-name="Strong_20_Emphasis"><text:span text:style-name="T1">3.4: Pengembangan Aplikasi Mandiri (Messenger, dll.)</text:span></text:span><text:span text:style-name="T1">.</text:span></text:p>
          </text:section>
          <text:section text:style-name="Sect1" text:name="feedback-form-34">
            <text:p text:style-name="P196"/>
          </text:section>
        </text:section>
        <text:section text:style-name="Sect1" text:name="cd83b93cff31ce96">
          <text:p text:style-name="P96"/>
          <text:section text:style-name="Sect1" text:name="user-query-content-35">
            <text:p text:style-name="P215">yax </text:p>
          </text:section>
          <text:p text:style-name="P196">Tampilkan alur berpikir</text:p>
          <text:section text:style-name="Sect2" text:name="model-response-message-contentr_cd83b93cff31ce96">
            <text:p text:style-name="Text_20_body"><text:span text:style-name="T1">Baik, berikut adalah isi untuk Subbab </text:span><text:span text:style-name="Strong_20_Emphasis"><text:span text:style-name="T1">3.4: Pengembangan Aplikasi Mandiri (Messenger, dll.)</text:span></text:span><text:span text:style-name="T1">:</text:span></text:p>
            <text:p text:style-name="Text_20_body"><text:span text:style-name="Strong_20_Emphasis"><text:span text:style-name="T1">3.4 Pengembangan Aplikasi Mandiri (Messenger, dll.)</text:span></text:span></text:p>
            <text:p text:style-name="Text_20_body"><text:span text:style-name="T1">Selain mengakuisisi pemain eksternal, Facebook/Meta juga menerapkan strategi internal yang signifikan untuk memperkuat posisinya di era mobile: </text:span><text:span text:style-name="Strong_20_Emphasis"><text:span text:style-name="T1">'memecah' (unbundling)</text:span></text:span><text:span text:style-name="T1"> beberapa fungsi inti dari aplikasi utama Facebook menjadi aplikasi mandiri (standalone). Langkah ini bertujuan untuk menciptakan pengalaman yang lebih fokus, cepat, dan kompetitif di ceruk pasar tertentu, meskipun terkadang harus dibayar dengan ketidakpuasan pengguna awal.</text:span></text:p>
            <text:p text:style-name="Text_20_body"><text:span text:style-name="T1">Contoh paling menonjol dan kontroversial dari strategi ini adalah </text:span><text:span text:style-name="Strong_20_Emphasis"><text:span text:style-name="T1">pemisahan paksa Facebook Messenger pada tahun 2014</text:span></text:span><text:span text:style-name="T1">. Sebelumnya, fitur pesan terintegrasi di dalam aplikasi Facebook utama. Namun, pada pertengahan 2014, Facebook mulai menghapus fungsi pesan dari aplikasi intinya di perangkat mobile dan </text:span><text:span text:style-name="Strong_20_Emphasis"><text:span text:style-name="T1">mewajibkan pengguna mengunduh aplikasi Messenger terpisah</text:span></text:span><text:span text:style-name="T1"> jika ingin terus mengirim dan menerima pesan Facebook. Langkah ini memicu </text:span><text:span text:style-name="Strong_20_Emphasis"><text:span text:style-name="T1">gelombang protes keras dan ulasan negatif</text:span></text:span><text:span text:style-name="T1"> di toko aplikasi (App Store dan Google Play). Pengguna merasa dipaksa mengunduh aplikasi tambahan yang memakan ruang penyimpanan dan terasa merepotkan.</text:span></text:p>
            <text:p text:style-name="Text_20_body"><text:span text:style-name="Strong_20_Emphasis"><text:span text:style-name="T1">Apa alasan strategis di balik langkah yang tidak populer ini?</text:span></text:span></text:p>
            <text:list xml:id="list6190385119225785409" text:style-name="L41">
              <text:list-item>
                <text:p text:style-name="P134"><text:span text:style-name="Strong_20_Emphasis"><text:span text:style-name="T1">Pengalaman Pengguna yang Fokus:</text:span></text:span><text:span text:style-name="T1"> Facebook berargumen bahwa aplikasi pesan khusus akan memberikan pengalaman yang lebih cepat, lebih andal, dan lebih kaya fitur dibandingkan jika fungsi tersebut tetap 'terkubur' di dalam aplikasi Facebook utama yang semakin kompleks. </text:span></text:p>
              </text:list-item>
              <text:list-item>
                <text:p text:style-name="P134"><text:span text:style-name="Strong_20_Emphasis"><text:span text:style-name="T1">Persaingan Langsung:</text:span></text:span><text:span text:style-name="T1"> Pasar aplikasi pesan instan sangat kompetitif dengan pemain seperti WhatsApp (yang baru saja diakuisisi namun operasinya masih terpisah), Snapchat, Kik, Line, dan lainnya. Memiliki aplikasi Messenger mandiri memungkinkan Facebook bersaing lebih efektif di arena ini. </text:span></text:p>
              </text:list-item>
              <text:list-item>
                <text:p text:style-name="P32"><text:soft-page-break/><text:span text:style-name="Strong_20_Emphasis"><text:span text:style-name="T1">Ambisi Membangun Platform:</text:span></text:span><text:span text:style-name="T1"> Ini mungkin alasan terpenting. Facebook melihat potensi Messenger untuk berkembang menjadi </text:span><text:span text:style-name="Strong_20_Emphasis"><text:span text:style-name="T1">platform mandiri</text:span></text:span><text:span text:style-name="T1"> yang melampaui sekadar obrolan teks. Dengan memisahkannya, mereka bisa lebih leluasa menambahkan fitur-fitur baru seperti panggilan suara dan video (yang kemudian menjadi sangat populer), stiker dan GIF, integrasi pembayaran (di beberapa negara), </text:span><text:span text:style-name="Emphasis"><text:span text:style-name="T1">chatbot</text:span></text:span><text:span text:style-name="T1"> untuk interaksi bisnis, game, dan banyak lagi, tanpa membebani aplikasi Facebook utama. </text:span></text:p>
              </text:list-item>
            </text:list>
            <text:p text:style-name="Text_20_body"><text:span text:style-name="T1">Setelah dipisah, </text:span><text:span text:style-name="Strong_20_Emphasis"><text:span text:style-name="T1">Messenger memang terus berevolusi</text:span></text:span><text:span text:style-name="T1">. Ia menjadi salah satu aplikasi pesan paling banyak digunakan di dunia, terutama di Amerika Utara dan beberapa wilayah lain. Meskipun di pasar seperti Indonesia, WhatsApp tetap menjadi pilihan utama yang dominan untuk komunikasi sehari-hari, Messenger berhasil membangun basis pengguna global yang sangat besar dan menjadi pilar penting dalam ekosistem Meta.</text:span></text:p>
            <text:p text:style-name="Text_20_body"><text:span text:style-name="T1">Strategi </text:span><text:span text:style-name="Emphasis"><text:span text:style-name="T1">unbundling</text:span></text:span><text:span text:style-name="T1"> ini tidak hanya terbatas pada Messenger. Facebook juga bereksperimen dengan meluncurkan berbagai aplikasi mandiri lainnya melalui inisiatif seperti 'Creative Labs', misalnya Paper (aplikasi berita/sosial), Slingshot (pesaing Snapchat), dan lainnya. Namun, sebagian besar eksperimen ini gagal mendapatkan traksi pengguna yang signifikan dan akhirnya dihentikan (seperti yang akan dibahas lebih lanjut di Bab 5).</text:span></text:p>
            <text:p text:style-name="Text_20_body"><text:span text:style-name="T1">Melihat ke belakang dari </text:span><text:span text:style-name="Strong_20_Emphasis"><text:span text:style-name="T1">April 2025</text:span></text:span><text:span text:style-name="T1">, strategi </text:span><text:span text:style-name="Emphasis"><text:span text:style-name="T1">unbundling</text:span></text:span><text:span text:style-name="T1"> secara keseluruhan memberikan hasil yang beragam. Pemaksaan unduh Messenger, meskipun menyakitkan bagi pengguna pada awalnya, terbukti berhasil secara strategis dalam membangun platform pesan global kedua yang kuat di samping WhatsApp. Namun, kegagalan sebagian besar aplikasi mandiri lainnya menunjukkan bahwa </text:span><text:span text:style-name="Emphasis"><text:span text:style-name="T1">unbundling</text:span></text:span><text:span text:style-name="T1"> bukanlah formula ajaib dan keberhasilan Messenger lebih merupakan pengecualian daripada aturan dalam portofolio eksperimen aplikasi Meta.</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3.5: Dominasi di Lanskap Media Sosial</text:span></text:span><text:span text:style-name="T1">.</text:span></text:p>
          </text:section>
          <text:section text:style-name="Sect1" text:name="feedback-form-35">
            <text:p text:style-name="P196"/>
          </text:section>
        </text:section>
        <text:section text:style-name="Sect1" text:name="f00d715986c25f8e">
          <text:p text:style-name="P96"/>
          <text:section text:style-name="Sect1" text:name="user-query-content-36">
            <text:p text:style-name="P215">yax </text:p>
          </text:section>
          <text:p text:style-name="P196"><text:soft-page-break/>Tampilkan alur berpikir</text:p>
          <text:section text:style-name="Sect2" text:name="model-response-message-contentr_f00d715986c25f8e">
            <text:p text:style-name="Text_20_body"><text:span text:style-name="T1">Baik, berikut adalah isi untuk Subbab </text:span><text:span text:style-name="Strong_20_Emphasis"><text:span text:style-name="T1">3.5: Dominasi di Lanskap Media Sosial</text:span></text:span><text:span text:style-name="T1">:</text:span></text:p>
            <text:p text:style-name="Text_20_body"><text:span text:style-name="Strong_20_Emphasis"><text:span text:style-name="T1">3.5 Dominasi di Lanskap Media Sosial</text:span></text:span></text:p>
            <text:p text:style-name="P96">Kombinasi dari keberhasilan menavigasi badai transisi ke mobile, ditambah dengan langkah akuisisi strategis yang spektakuler terhadap Instagram dan WhatsApp, serta pemisahan Messenger menjadi platform mandiri, secara kumulatif membawa Facebook (yang kelak menjadi Meta) ke puncak kekuasaan yang belum pernah terjadi sebelumnya di lanskap media sosial dan komunikasi digital global pada pertengahan dekade 2010-an. Periode ini menandai terwujudnya dominasi yang akan bertahan lama dan membentuk arah internet modern.</text:p>
            <text:p text:style-name="Text_20_body"><text:span text:style-name="T1">Hasil dari manuver-manuver ini adalah terciptanya sebuah </text:span><text:span text:style-name="Strong_20_Emphasis"><text:span text:style-name="T1">ekosistem multi-platform yang tangguh</text:span></text:span><text:span text:style-name="T1">, sering disebut sebagai 'keluarga aplikasi' (family of apps) Meta. Dengan Facebook 'biru' sebagai intinya, ditambah Instagram yang merajai dunia visual, serta WhatsApp dan Messenger yang menguasai komunikasi pesan instan, Meta kini memiliki cengkeraman kuat pada berbagai aspek kehidupan digital miliaran orang. Basis pengguna gabungan platform-platform ini melesat melewati angka dua miliar dan terus bertambah, menjangkau hampir setiap negara di dunia, termasuk penetrasi yang sangat dalam di pasar-pasar besar seperti India dan Indonesia di mana WhatsApp, Instagram, dan Facebook menjadi bagian tak terpisahkan dari aktivitas online sehari-hari.</text:span></text:p>
            <text:p text:style-name="Text_20_body"><text:span text:style-name="T1">Dominasi ini diperkuat oleh beberapa faktor kunci. </text:span><text:span text:style-name="Strong_20_Emphasis"><text:span text:style-name="T1">Efek jaringan (network effects)</text:span></text:span><text:span text:style-name="T1"> tidak hanya bekerja di dalam masing-masing aplikasi, tetapi juga mulai terasa </text:span><text:span text:style-name="Emphasis"><text:span text:style-name="T1">di antara</text:span></text:span><text:span text:style-name="T1"> aplikasi dalam ekosistem Meta, mengunci pengguna lebih erat. Dengan menguasai berbagai lini (jejaring sosial berbasis grafik teman, platform visual, dan pesan privat), Meta membangun </text:span><text:span text:style-name="Strong_20_Emphasis"><text:span text:style-name="T1">'benteng pertahanan' (competitive moat)</text:span></text:span><text:span text:style-name="T1"> yang sangat sulit ditembus oleh pesaing baru yang mungkin hanya kuat di satu area. Yang tak kalah penting, Facebook berhasil </text:span><text:span text:style-name="Strong_20_Emphasis"><text:span text:style-name="T1">memecahkan kode monetisasi mobile</text:span></text:span><text:span text:style-name="T1">. Melalui format iklan </text:span><text:span text:style-name="Emphasis"><text:span text:style-name="T1">native</text:span></text:span><text:span text:style-name="T1"> yang terintegrasi dalam News Feed Facebook dan kemudian di Instagram (termasuk Stories), perusahaan membangun mesin pendapatan iklan mobile yang luar biasa kuat dan efisien, membungkam keraguan investor pasca-IPO dan menjadi sumber keuntungan utama.</text:span></text:p>
            <text:p text:style-name="Text_20_body"><text:span text:style-name="T1">Pada titik ini, sekitar pertengahan 2010-an, Facebook bukan lagi sekadar salah </text:span><text:soft-page-break/><text:span text:style-name="T1">satu pemain besar; ia adalah </text:span><text:span text:style-name="Strong_20_Emphasis"><text:span text:style-name="T1">kekuatan dominan</text:span></text:span><text:span text:style-name="T1"> yang menetapkan aturan main di sebagian besar arena media sosial dan komunikasi digital. Skalanya, jangkauannya, dan pengaruhnya terhadap aliran informasi serta interaksi manusia sungguh tak tertandingi.</text:span></text:p>
            <text:p text:style-name="P96">Namun, dominasi sebesar ini, seperti yang akan kita lihat di bab-bab selanjutnya, membawa konsekuensinya sendiri. Keberhasilan luar biasa dalam membangun ekosistem dan mesin bisnis ini juga menjadi dasar bagi pengawasan yang semakin ketat dari regulator, kritik publik yang semakin tajam terkait isu privasi, penyebaran misinformasi, dampak sosial, dan tuduhan praktik monopoli. Puncak kejayaan di era mobile ini sekaligus menabur benih bagi tantangan-tantangan paling berat yang akan dihadapi Meta di masa mendatang. Dominasi telah tercapai, tetapi mempertahankannya sambil mengelola dampak sosialnya akan menjadi perjuangan yang berkelanjutan.</text:p>
            <text:p text:style-name="P2"/>
            <text:p text:style-name="Text_20_body"><text:span text:style-name="T1">Ini mengakhiri Bab 3. Silakan berikan perintah </text:span><text:span text:style-name="Strong_20_Emphasis"><text:span text:style-name="T1">"YAX"</text:span></text:span><text:span text:style-name="T1"> untuk melanjutkan ke prompt </text:span><text:span text:style-name="Strong_20_Emphasis"><text:span text:style-name="T1">Pengantar Bab 4: Di Balik Layar: Teknologi Inti Meta</text:span></text:span><text:span text:style-name="T1">.</text:span></text:p>
          </text:section>
          <text:section text:style-name="Sect1" text:name="feedback-form-36">
            <text:p text:style-name="P196"/>
          </text:section>
        </text:section>
        <text:section text:style-name="Sect1" text:name="923aad78917fa66c">
          <text:p text:style-name="P96"/>
          <text:section text:style-name="Sect1" text:name="user-query-content-37">
            <text:p text:style-name="P215">yax </text:p>
          </text:section>
          <text:p text:style-name="P196">Tampilkan alur berpikir</text:p>
          <text:section text:style-name="Sect2" text:name="model-response-message-contentr_923aad78917fa66c">
            <text:p text:style-name="P196"/>
          </text:section>
          <text:section text:style-name="Sect1" text:name="feedback-form-37">
            <text:p text:style-name="P196"/>
          </text:section>
        </text:section>
        <text:section text:style-name="Sect1" text:name="45fc73d29692504d">
          <text:p text:style-name="P96"/>
          <text:section text:style-name="Sect1" text:name="user-query-content-38">
            <text:p text:style-name="P215">present it </text:p>
          </text:section>
          <text:p text:style-name="P196">Tampilkan alur berpikir</text:p>
          <text:section text:style-name="Sect2" text:name="model-response-message-contentr_45fc73d29692504d">
            <text:p text:style-name="Text_20_body"><text:span text:style-name="T1">Baik, berikut adalah isi untuk </text:span><text:span text:style-name="Strong_20_Emphasis"><text:span text:style-name="T1">Pengantar Bab 4: Di Balik Layar: Teknologi Inti Meta</text:span></text:span><text:span text:style-name="T1">:</text:span></text:p>
            <text:p text:style-name="Text_20_body"><text:span text:style-name="Strong_20_Emphasis"><text:span text:style-name="T1">Bab 4: Di Balik Layar: Teknologi Inti Meta</text:span></text:span></text:p>
            <text:p text:style-name="Text_20_body"><text:span text:style-name="T1">Kita semua berinteraksi dengan produk Meta hampir setiap hari—entah itu menggulir linimasa (feed) di Facebook atau Instagram, bertukar pesan via WhatsApp, atau mungkin melihat iklan yang terasa begitu relevan dengan minat kita. Di Indonesia sendiri, aplikasi-aplikasi ini telah menjadi bagian tak terpisahkan dari komunikasi dan kehidupan digital. Namun, pernahkah Anda </text:span><text:soft-page-break/><text:span text:style-name="T1">berhenti sejenak dan bertanya: </text:span><text:span text:style-name="Emphasis"><text:span text:style-name="T1">bagaimana sebenarnya semua ini bekerja?</text:span></text:span><text:span text:style-name="T1"> Apa yang terjadi di balik layar antarmuka yang mulus itu, yang memungkinkan miliaran orang terhubung, berbagi, dan melihat konten secara </text:span><text:span text:style-name="Emphasis"><text:span text:style-name="T1">real-time</text:span></text:span><text:span text:style-name="T1"> di seluruh penjuru dunia?</text:span></text:p>
            <text:p text:style-name="Text_20_body"><text:span text:style-name="T1">Setelah menelusuri perjalanan sejarah, pertumbuhan dramatis, dan akuisisi strategis Meta di bab-bab sebelumnya, kini saatnya kita menyelam lebih dalam dan membuka 'kotak hitam' teknologi yang menjadi fondasi operasional raksasa ini. Bab ini akan membawa Anda 'ke balik layar' untuk memahami mesin-mesin kompleks dan sistem-sistem skala masif yang menggerakkan seluruh ekosistem Meta per </text:span><text:span text:style-name="Strong_20_Emphasis"><text:span text:style-name="T1">April 2025</text:span></text:span><text:span text:style-name="T1">.</text:span></text:p>
            <text:p text:style-name="P96">Kita akan membedah beberapa pilar teknologi utama:</text:p>
            <text:list xml:id="list8346072264009382704" text:style-name="L42">
              <text:list-item>
                <text:p text:style-name="P135"><text:span text:style-name="Strong_20_Emphasis"><text:span text:style-name="T1">Algoritma News Feed:</text:span></text:span><text:span text:style-name="T1"> Bagaimana konten di Beranda Facebook dan Instagram Anda dipersonalisasi? Apa 'sihir' di balik pemilihan postingan yang Anda lihat (dan tidak lihat)? </text:span></text:p>
              </text:list-item>
              <text:list-item>
                <text:p text:style-name="P135"><text:span text:style-name="Strong_20_Emphasis"><text:span text:style-name="T1">Mesin Periklanan:</text:span></text:span><text:span text:style-name="T1"> Bagaimana Meta menghasilkan pendapatan puluhan miliar dolar? Bagaimana iklan bisa ditargetkan dengan begitu presisi, dan data apa yang digunakan? </text:span></text:p>
              </text:list-item>
              <text:list-item>
                <text:p text:style-name="P135"><text:span text:style-name="Strong_20_Emphasis"><text:span text:style-name="T1">Infrastruktur Skala Besar:</text:span></text:span><text:span text:style-name="T1"> Di mana dan bagaimana Meta menyimpan data Anda dan miliaran pengguna lainnya? Bagaimana mereka mengelola jaringan pusat data global yang menghidupi layanan ini 24/7? </text:span></text:p>
              </text:list-item>
              <text:list-item>
                <text:p text:style-name="P135"><text:span text:style-name="Strong_20_Emphasis"><text:span text:style-name="T1">Kecerdasan Buatan (AI) dan Pembelajaran Mesin (ML):</text:span></text:span><text:span text:style-name="T1"> Sejauh mana AI meresap dalam produk Meta, mulai dari rekomendasi teman hingga moderasi konten dan pengembangan fitur masa depan? </text:span></text:p>
              </text:list-item>
              <text:list-item>
                <text:p text:style-name="P33"><text:span text:style-name="Strong_20_Emphasis"><text:span text:style-name="T1">Budaya Rekayasa Perangkat Lunak:</text:span></text:span><text:span text:style-name="T1"> Bagaimana cara kerja para </text:span><text:span text:style-name="Emphasis"><text:span text:style-name="T1">engineer</text:span></text:span><text:span text:style-name="T1"> di Meta yang memungkinkan mereka membangun dan memperbarui fitur dengan begitu cepat pada skala sebesar ini? </text:span></text:p>
              </text:list-item>
            </text:list>
            <text:p text:style-name="P96">Memahami teknologi inti ini bukan hanya sekadar keingintahuan teknis. Ia memberikan wawasan krusial tentang cara kerja platform yang begitu berpengaruh dalam hidup kita, bagaimana keputusan dibuat (baik oleh manusia maupun algoritma), dan bagaimana model bisnisnya berjalan. Bab ini bertujuan untuk mendemistifikasi 'keajaiban tak kasat mata' di balik layar Meta, menyajikannya dengan cara yang semoga mudah dipahami, meskipun kita akan menyentuh beberapa konsep teknis yang mendasar. Mari kita mulai membongkar mesin raksasa ini.</text:p>
            <text:p text:style-name="P2"/>
            <text:p text:style-name="Text_20_body"><text:soft-page-break/><text:span text:style-name="T1">Silakan berikan perintah </text:span><text:span text:style-name="Strong_20_Emphasis"><text:span text:style-name="T1">"YAX"</text:span></text:span><text:span text:style-name="T1"> untuk melanjutkan ke prompt Subbab </text:span><text:span text:style-name="Strong_20_Emphasis"><text:span text:style-name="T1">4.1: Algoritma News Feed: Bagaimana Konten Dipersonalisasi (dan Dampaknya)</text:span></text:span><text:span text:style-name="T1">.</text:span></text:p>
          </text:section>
          <text:section text:style-name="Sect1" text:name="feedback-form-38">
            <text:p text:style-name="P196"/>
          </text:section>
        </text:section>
        <text:section text:style-name="Sect1" text:name="fe6b6cf7f893706e">
          <text:p text:style-name="P96"/>
          <text:section text:style-name="Sect1" text:name="user-query-content-39">
            <text:p text:style-name="P215">yax </text:p>
          </text:section>
          <text:p text:style-name="P196">Tampilkan alur berpikir</text:p>
          <text:section text:style-name="Sect2" text:name="model-response-message-contentr_fe6b6cf7f893706e">
            <text:p text:style-name="Text_20_body"><text:span text:style-name="T1">Baik, berikut adalah isi untuk Subbab </text:span><text:span text:style-name="Strong_20_Emphasis"><text:span text:style-name="T1">4.1: Algoritma News Feed: Bagaimana Konten Dipersonalisasi (dan Dampaknya)</text:span></text:span><text:span text:style-name="T1">:</text:span></text:p>
            <text:p text:style-name="Text_20_body"><text:span text:style-name="Strong_20_Emphasis"><text:span text:style-name="T1">4.1 Algoritma News Feed: Bagaimana Konten Dipersonalisasi (dan Dampaknya)</text:span></text:span></text:p>
            <text:p text:style-name="Text_20_body"><text:span text:style-name="T1">Setiap kali Anda membuka Facebook atau Instagram, Anda tidak melihat semua postingan dari semua teman, grup, atau halaman yang Anda ikuti dalam urutan kronologis. Sebaliknya, Anda disajikan dengan aliran konten yang telah dipilih dan diurutkan secara khusus untuk Anda. Inilah hasil kerja </text:span><text:span text:style-name="Strong_20_Emphasis"><text:span text:style-name="T1">Algoritma News Feed (atau Beranda)</text:span></text:span><text:span text:style-name="T1">, salah satu perangkat lunak paling kompleks dan berpengaruh di dunia, yang secara konstan bekerja di balik layar untuk mempersonalisasi pengalaman setiap pengguna, termasuk Anda di Indonesia.</text:span></text:p>
            <text:p text:style-name="Text_20_body"><text:span text:style-name="Strong_20_Emphasis"><text:span text:style-name="T1">Bagaimana Cara Kerjanya (Secara Sederhana)?</text:span></text:span><text:span text:style-name="T1"> Bayangkan setiap postingan dari teman, keluarga, grup, atau halaman yang Anda ikuti adalah kandidat potensial untuk muncul di Beranda Anda. Algoritma bertindak seperti editor super cepat yang mencoba memprediksi postingan mana yang paling mungkin Anda anggap menarik, relevan, atau akan berinteraksi dengannya (memberi 'Like', komentar, berbagi, atau sekadar berhenti untuk melihat lebih lama). Untuk membuat prediksi ini (per </text:span><text:span text:style-name="Strong_20_Emphasis"><text:span text:style-name="T1">April 2025</text:span></text:span><text:span text:style-name="T1">), algoritma mempertimbangkan ribuan </text:span><text:span text:style-name="Strong_20_Emphasis"><text:span text:style-name="T1">'sinyal' atau faktor peringkat</text:span></text:span><text:span text:style-name="T1">, di antaranya yang utama adalah:</text:span></text:p>
            <text:list xml:id="list6424150501276601576" text:style-name="L43">
              <text:list-item>
                <text:p text:style-name="P136"><text:span text:style-name="Strong_20_Emphasis"><text:span text:style-name="T1">Sumber Postingan (Siapa):</text:span></text:span><text:span text:style-name="T1"> Seberapa sering Anda berinteraksi dengan pembuat postingan (teman dekat, halaman favorit)? Ini disebut skor 'afinitas'. </text:span></text:p>
              </text:list-item>
              <text:list-item>
                <text:p text:style-name="P136"><text:span text:style-name="Strong_20_Emphasis"><text:span text:style-name="T1">Jenis Konten (Apa):</text:span></text:span><text:span text:style-name="T1"> Apakah itu video, foto, tautan, atau teks? Algoritma belajar jenis konten apa yang biasanya Anda sukai. </text:span></text:p>
              </text:list-item>
              <text:list-item>
                <text:p text:style-name="P136"><text:span text:style-name="Strong_20_Emphasis"><text:span text:style-name="T1">Interaksi pada Postingan (Bagaimana Respons Orang Lain):</text:span></text:span><text:span text:style-name="T1"> Berapa banyak 'Like', komentar, dan 'Share' yang didapat postingan itu, terutama dari teman-teman Anda? </text:span></text:p>
              </text:list-item>
              <text:list-item>
                <text:p text:style-name="P136"><text:soft-page-break/><text:span text:style-name="Strong_20_Emphasis"><text:span text:style-name="T1">Waktu Postingan (Kapan):</text:span></text:span><text:span text:style-name="T1"> Seberapa baru postingan tersebut? Postingan yang lebih baru umumnya diberi prioritas lebih tinggi. </text:span></text:p>
              </text:list-item>
              <text:list-item>
                <text:p text:style-name="P34"><text:span text:style-name="Strong_20_Emphasis"><text:span text:style-name="T1">Riwayat Interaksi Anda:</text:span></text:span><text:span text:style-name="T1"> Konten seperti apa yang pernah Anda sukai, komentari, atau abaikan di masa lalu? </text:span></text:p>
              </text:list-item>
            </text:list>
            <text:p text:style-name="P96">Dengan menimbang semua sinyal ini, algoritma memberikan skor pada setiap postingan kandidat dan menyusun Beranda unik Anda, detik demi detik.</text:p>
            <text:p text:style-name="Text_20_body"><text:span text:style-name="Strong_20_Emphasis"><text:span text:style-name="T1">Tujuan Algoritma: Keterlibatan vs. Kesejahteraan?</text:span></text:span><text:span text:style-name="T1"> Meta menyatakan bahwa tujuan algoritma adalah untuk menunjukkan kepada pengguna konten yang paling relevan dan mendorong "interaksi sosial yang bermakna". Namun, para kritikus seringkali berpendapat bahwa tujuan utamanya, yang tersirat dalam model bisnisnya, adalah untuk </text:span><text:span text:style-name="Strong_20_Emphasis"><text:span text:style-name="T1">memaksimalkan waktu yang Anda habiskan di platform dan tingkat keterlibatan (engagement)</text:span></text:span><text:span text:style-name="T1"> Anda, karena semakin lama Anda di sana dan semakin banyak Anda berinteraksi, semakin banyak iklan yang bisa ditampilkan kepada Anda. Ada ketegangan yang melekat antara mengoptimalkan metrik keterlibatan dan memastikan kesejahteraan pengguna atau kualitas informasi.</text:span></text:p>
            <text:p text:style-name="Text_20_body"><text:span text:style-name="Strong_20_Emphasis"><text:span text:style-name="T1">Dampak Signifikan: Filter Bubbles dan Ruang Gema</text:span></text:span><text:span text:style-name="T1"> Personalisasi ekstrem ini memiliki konsekuensi sosial yang signifikan. Salah satu yang paling sering dibahas adalah terciptanya </text:span><text:span text:style-name="Strong_20_Emphasis"><text:span text:style-name="T1">"gelembung filter" (filter bubbles)</text:span></text:span><text:span text:style-name="T1">. Karena algoritma cenderung menunjukkan konten yang sesuai dengan minat dan pandangan Anda sebelumnya, Anda mungkin semakin jarang terpapar pada sudut pandang atau informasi yang berbeda atau menantang. Lingkungan informasi Anda menjadi semacam </text:span><text:span text:style-name="Strong_20_Emphasis"><text:span text:style-name="T1">"ruang gema" (echo chamber)</text:span></text:span><text:span text:style-name="T1">, di mana keyakinan Anda terus-menerus diperkuat, sementara perspektif alternatif disaring. Fenomena ini dikhawatirkan dapat </text:span><text:span text:style-name="Strong_20_Emphasis"><text:span text:style-name="T1">memperburuk polarisasi sosial dan politik</text:span></text:span><text:span text:style-name="T1">. Selain itu, karena algoritma seringkali memberi hadiah pada konten yang memicu reaksi emosional kuat (baik positif maupun negatif) untuk mendorong </text:span><text:span text:style-name="Emphasis"><text:span text:style-name="T1">engagement</text:span></text:span><text:span text:style-name="T1">, ia secara tidak sengaja dapat </text:span><text:span text:style-name="Strong_20_Emphasis"><text:span text:style-name="T1">mengamplifikasi penyebaran misinformasi, berita bohong (hoax), atau konten sensasional dan memecah belah</text:span></text:span><text:span text:style-name="T1">.</text:span></text:p>
            <text:p text:style-name="Text_20_body"><text:span text:style-name="Strong_20_Emphasis"><text:span text:style-name="T1">Evolusi dan Kurangnya Transparansi</text:span></text:span><text:span text:style-name="T1"> Penting untuk dicatat bahwa algoritma News Feed tidak statis; Meta terus-menerus memperbaruinya. Namun, cara kerja detailnya tetap menjadi 'kotak hitam'. Kritik utama yang terus berlanjut adalah </text:span><text:span text:style-name="Strong_20_Emphasis"><text:span text:style-name="T1">kurangnya transparansi</text:span></text:span><text:span text:style-name="T1">—pengguna seringkali tidak tahu persis mengapa mereka melihat suatu konten atau mengapa konten lain tidak muncul. Algoritma News Feed, dengan segala kecanggihan dan dampaknya, tetap </text:span><text:soft-page-break/><text:span text:style-name="T1">menjadi salah satu aspek paling kuat sekaligus paling kontroversial dari ekosistem Meta.</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4.2: Mesin Periklanan: Model Bisnis Utama Meta (Targeting, Data)</text:span></text:span><text:span text:style-name="T1">.</text:span></text:p>
          </text:section>
          <text:section text:style-name="Sect1" text:name="feedback-form-39">
            <text:p text:style-name="P196"/>
          </text:section>
        </text:section>
        <text:section text:style-name="Sect1" text:name="3905c987bb6815c6">
          <text:p text:style-name="P96"/>
          <text:section text:style-name="Sect1" text:name="user-query-content-40">
            <text:p text:style-name="P215">yax </text:p>
          </text:section>
          <text:p text:style-name="P196">Tampilkan alur berpikir</text:p>
          <text:section text:style-name="Sect2" text:name="model-response-message-contentr_3905c987bb6815c6">
            <text:p text:style-name="P196"/>
          </text:section>
          <text:section text:style-name="Sect1" text:name="feedback-form-40">
            <text:p text:style-name="P196"/>
          </text:section>
        </text:section>
        <text:section text:style-name="Sect1" text:name="29adb5e9496adff3">
          <text:p text:style-name="P96"/>
          <text:section text:style-name="Sect1" text:name="user-query-content-41">
            <text:p text:style-name="P215">present it </text:p>
          </text:section>
          <text:p text:style-name="P196">Tampilkan alur berpikir</text:p>
          <text:section text:style-name="Sect2" text:name="model-response-message-contentr_29adb5e9496adff3">
            <text:p text:style-name="Text_20_body"><text:span text:style-name="T1">Baik, berikut adalah isi untuk Subbab </text:span><text:span text:style-name="Strong_20_Emphasis"><text:span text:style-name="T1">4.2: Mesin Periklanan: Model Bisnis Utama Meta (Targeting, Data)</text:span></text:span><text:span text:style-name="T1">:</text:span></text:p>
            <text:p text:style-name="Text_20_body"><text:span text:style-name="Strong_20_Emphasis"><text:span text:style-name="T1">4.2 Mesin Periklanan: Model Bisnis Utama Meta (Targeting, Data)</text:span></text:span></text:p>
            <text:p text:style-name="Text_20_body"><text:span text:style-name="T1">Jika Anda pernah bertanya-tanya bagaimana Meta (induk perusahaan Facebook, Instagram, WhatsApp) bisa menyediakan layanan 'gratis' kepada miliaran pengguna, jawabannya terletak pada mesin periklanan digitalnya yang luar biasa canggih dan menguntungkan. Hingga </text:span><text:span text:style-name="Strong_20_Emphasis"><text:span text:style-name="T1">April 2025</text:span></text:span><text:span text:style-name="T1">, periklanan masih menjadi tulang punggung pendapatan Meta, mengubah perhatian dan data pengguna—termasuk jutaan pengguna di Indonesia—menjadi komoditas bernilai miliaran dolar. Pada dasarnya, jika Anda tidak membayar untuk produknya, Andalah produknya.</text:span></text:p>
            <text:p text:style-name="Text_20_body"><text:span text:style-name="Strong_20_Emphasis"><text:span text:style-name="T1">Bagaimana Iklan Ditampilkan? Sistem Lelang Otomatis</text:span></text:span><text:span text:style-name="T1"> Setiap kali Anda menggulir Beranda, menonton Stories, atau menjelajahi Reels, ada ruang-ruang potensial untuk iklan. Penempatan iklan ini tidak dijual kepada penawar tertinggi semata. Meta menggunakan sistem </text:span><text:span text:style-name="Strong_20_Emphasis"><text:span text:style-name="T1">lelang iklan otomatis (ad auction)</text:span></text:span><text:span text:style-name="T1"> yang kompleks. Pengiklan menetapkan tawaran untuk menampilkan iklan mereka kepada audiens tertentu, tetapi algoritma Meta juga mempertimbangkan faktor lain seperti </text:span><text:span text:style-name="Strong_20_Emphasis"><text:span text:style-name="T1">kualitas iklan</text:span></text:span><text:span text:style-name="T1"> dan </text:span><text:span text:style-name="Strong_20_Emphasis"><text:span text:style-name="T1">estimasi relevansinya</text:span></text:span><text:span text:style-name="T1"> bagi pengguna yang ditargetkan. Tujuannya adalah </text:span><text:soft-page-break/><text:span text:style-name="T1">menyeimbangkan antara pendapatan bagi Meta, hasil bagi pengiklan, dan pengalaman (yang diharapkan tidak terlalu mengganggu) bagi pengguna.</text:span></text:p>
            <text:p text:style-name="Text_20_body"><text:span text:style-name="Strong_20_Emphasis"><text:span text:style-name="T1">Kekuatan Utama: Penargetan (Targeting) yang Presisi</text:span></text:span><text:span text:style-name="T1"> Nilai jual utama Meta kepada pengiklan adalah kemampuannya untuk menjangkau audiens yang sangat spesifik dengan tingkat presisi yang menakjubkan. Hingga saat ini, pengiklan dapat menargetkan pengguna berdasarkan berbagai kriteria, termasuk:</text:span></text:p>
            <text:list xml:id="list6340825813969766473" text:style-name="L44">
              <text:list-item>
                <text:p text:style-name="P137"><text:span text:style-name="Strong_20_Emphasis"><text:span text:style-name="T1">Demografi:</text:span></text:span><text:span text:style-name="T1"> Usia, jenis kelamin, lokasi geografis (hingga tingkat kota atau bahkan lingkungan tertentu, sangat berguna bagi bisnis lokal di Indonesia), bahasa, tingkat pendidikan, status hubungan, dll. </text:span></text:p>
              </text:list-item>
              <text:list-item>
                <text:p text:style-name="P137"><text:span text:style-name="Strong_20_Emphasis"><text:span text:style-name="T1">Minat:</text:span></text:span><text:span text:style-name="T1"> Berdasarkan Halaman yang disukai, Grup yang diikuti, konten yang berinteraksi dengannya, topik yang sering dibicarakan (misalnya, travelling, fashion, kuliner, otomotif). </text:span></text:p>
              </text:list-item>
              <text:list-item>
                <text:p text:style-name="P137"><text:span text:style-name="Strong_20_Emphasis"><text:span text:style-name="T1">Perilaku:</text:span></text:span><text:span text:style-name="T1"> Kebiasaan belanja online (berdasarkan data dari mitra atau pelacakan), jenis perangkat yang digunakan, status perjalanan, dan banyak lagi. </text:span></text:p>
              </text:list-item>
              <text:list-item>
                <text:p text:style-name="P137"><text:span text:style-name="Strong_20_Emphasis"><text:span text:style-name="T1">Audiens Khusus (Custom Audiences):</text:span></text:span><text:span text:style-name="T1"> Pengiklan dapat mengunggah daftar pelanggan mereka sendiri (seperti alamat email atau nomor telepon) dan Meta akan mencoba mencocokkannya dengan pengguna di platformnya untuk menayangkan iklan secara eksklusif kepada mereka. </text:span></text:p>
              </text:list-item>
              <text:list-item>
                <text:p text:style-name="P35"><text:span text:style-name="Strong_20_Emphasis"><text:span text:style-name="T1">Audiens Serupa (Lookalike Audiences):</text:span></text:span><text:span text:style-name="T1"> Setelah pengiklan memiliki basis pelanggan, mereka dapat meminta Meta untuk menemukan pengguna baru yang memiliki karakteristik serupa dengan pelanggan terbaik mereka, memperluas jangkauan ke prospek yang relevan. </text:span></text:p>
              </text:list-item>
            </text:list>
            <text:p text:style-name="Text_20_body"><text:span text:style-name="Strong_20_Emphasis"><text:span text:style-name="T1">Bahan Bakar Targeting: Pengumpulan Data Skala Masif</text:span></text:span><text:span text:style-name="T1"> Kemampuan penargetan yang canggih ini dimungkinkan oleh pengumpulan dan analisis data pengguna dalam skala yang sangat besar. Data ini berasal dari berbagai sumber:</text:span></text:p>
            <text:list xml:id="list2361159044242907767" text:style-name="L45">
              <text:list-item>
                <text:p text:style-name="P138"><text:span text:style-name="Strong_20_Emphasis"><text:span text:style-name="T1">Aktivitas di Platform Meta:</text:span></text:span><text:span text:style-name="T1"> Semua yang Anda lakukan di Facebook, Instagram (dan pada tingkat tertentu, dengan batasan privasi, di Messenger dan WhatsApp)—setiap 'Like', komentar, 'Share', teman yang ditambahkan, grup yang diikuti, video yang ditonton, pencarian yang dilakukan—menjadi sinyal tentang minat dan preferensi Anda. </text:span></text:p>
              </text:list-item>
              <text:list-item>
                <text:p text:style-name="P138"><text:span text:style-name="Strong_20_Emphasis"><text:span text:style-name="T1">Pelacakan di Luar Platform (Off-Platform Tracking):</text:span></text:span><text:span text:style-name="T1"> Ini adalah sumber data yang seringkali kurang disadari pengguna. Melalui </text:span><text:span text:style-name="Strong_20_Emphasis"><text:span text:style-name="T1">Meta </text:span></text:span><text:soft-page-break/><text:span text:style-name="Strong_20_Emphasis"><text:span text:style-name="T1">Pixel</text:span></text:span><text:span text:style-name="T1"> (sepotong kode yang dipasang oleh jutaan situs web dan toko online) dan </text:span><text:span text:style-name="Strong_20_Emphasis"><text:span text:style-name="T1">Software Development Kits (SDK)</text:span></text:span><text:span text:style-name="T1"> di aplikasi mobile, Meta dapat melacak aktivitas Anda bahkan ketika Anda tidak sedang menggunakan platformnya. Inilah mengapa Anda mungkin melihat iklan produk di Instagram setelah Anda melihat produk tersebut di situs belanja online lain. </text:span></text:p>
              </text:list-item>
              <text:list-item>
                <text:p text:style-name="P36"><text:span text:style-name="Strong_20_Emphasis"><text:span text:style-name="T1">Data dari Mitra Pihak Ketiga:</text:span></text:span><text:span text:style-name="T1"> Meta juga bekerja sama dengan broker data dan perusahaan lain untuk mendapatkan data tambahan tentang perilaku offline pengguna (misalnya, riwayat pembelian dari program loyalitas toko). </text:span></text:p>
              </text:list-item>
            </text:list>
            <text:p text:style-name="Text_20_body"><text:span text:style-name="Strong_20_Emphasis"><text:span text:style-name="T1">Implikasi Privasi yang Signifikan</text:span></text:span><text:span text:style-name="T1"> Pengumpulan dan penggunaan data pengguna secara ekstensif ini secara alami menimbulkan </text:span><text:span text:style-name="Strong_20_Emphasis"><text:span text:style-name="T1">kekhawatiran privasi yang serius dan berkelanjutan</text:span></text:span><text:span text:style-name="T1">. Seberapa banyak Meta benar-benar tahu tentang kita? Seberapa aman data ini disimpan? Apakah pengguna benar-benar memberikan persetujuan yang 'informed' terhadap pelacakan ini? Meskipun Meta menyatakan mematuhi peraturan privasi seperti GDPR di Eropa dan terus memperbarui kebijakan privasinya, praktik pengumpulan data yang luas ini tetap menjadi subjek pengawasan ketat dari regulator, advokat privasi, dan publik. Perdebatan tentang keseimbangan antara personalisasi/iklan relevan dan hak privasi individu terus berlanjut.</text:span></text:p>
            <text:p text:style-name="Text_20_body"><text:span text:style-name="T1">Meskipun demikian, tidak dapat disangkal bahwa mesin periklanan Meta sangat </text:span><text:span text:style-name="Strong_20_Emphasis"><text:span text:style-name="T1">efektif bagi jutaan bisnis</text:span></text:span><text:span text:style-name="T1">, terutama UKM di seluruh dunia, termasuk Indonesia, yang mendapatkan akses ke alat pemasaran canggih dengan biaya yang relatif terjangkau untuk menjangkau pelanggan potensial. Ini adalah mesin ekonomi digital yang kuat, namun beroperasi dengan pertukaran (trade-off) data dan privasi pengguna yang fundamental.</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4.3: Infrastruktur Skala Besar: Pusat Data dan Jaringan Global</text:span></text:span><text:span text:style-name="T1">.</text:span></text:p>
          </text:section>
          <text:section text:style-name="Sect1" text:name="feedback-form-41">
            <text:p text:style-name="P196"/>
          </text:section>
        </text:section>
        <text:section text:style-name="Sect1" text:name="b387d114985dc413">
          <text:p text:style-name="P96"/>
          <text:section text:style-name="Sect1" text:name="user-query-content-42">
            <text:p text:style-name="P215">yax </text:p>
          </text:section>
          <text:p text:style-name="P196">Tampilkan alur berpikir</text:p>
          <text:section text:style-name="Sect2" text:name="model-response-message-contentr_b387d114985dc413">
            <text:p text:style-name="P196"/>
          </text:section>
          <text:section text:style-name="Sect1" text:name="feedback-form-42">
            <text:p text:style-name="P196"/>
          </text:section>
        </text:section>
        <text:section text:style-name="Sect1" text:name="a2c6500327dbc2c5">
          <text:p text:style-name="P96"><text:soft-page-break/></text:p>
          <text:section text:style-name="Sect1" text:name="user-query-content-43">
            <text:p text:style-name="P215">yax </text:p>
          </text:section>
          <text:p text:style-name="P196">Tampilkan alur berpikir</text:p>
          <text:section text:style-name="Sect2" text:name="model-response-message-contentr_a2c6500327dbc2c5">
            <text:p text:style-name="Text_20_body"><text:span text:style-name="T1">Baik, berikut adalah isi untuk Subbab </text:span><text:span text:style-name="Strong_20_Emphasis"><text:span text:style-name="T1">4.3: Infrastruktur Skala Besar: Pusat Data dan Jaringan Global</text:span></text:span><text:span text:style-name="T1">:</text:span></text:p>
            <text:p text:style-name="Text_20_body"><text:span text:style-name="Strong_20_Emphasis"><text:span text:style-name="T1">4.3 Infrastruktur Skala Besar: Pusat Data dan Jaringan Global</text:span></text:span></text:p>
            <text:p text:style-name="Text_20_body"><text:span text:style-name="T1">Pengalaman mulus saat Anda menggulir Instagram, mengirim pesan WhatsApp ke keluarga di luar negeri, atau menonton video Facebook secara instan—bahkan di Indonesia yang secara geografis jauh dari kantor pusat Meta—terjadi bukan karena sihir, melainkan karena ditopang oleh salah satu infrastruktur fisik dan jaringan digital paling masif dan canggih di planet ini. Di balik 'awan' (cloud) digital terdapat bangunan-bangunan raksasa, kabel-kabel bawah laut, dan perangkat keras yang dirancang khusus, yang beroperasi tanpa henti per </text:span><text:span text:style-name="Strong_20_Emphasis"><text:span text:style-name="T1">April 2025</text:span></text:span><text:span text:style-name="T1">.</text:span></text:p>
            <text:p text:style-name="Text_20_body"><text:span text:style-name="Strong_20_Emphasis"><text:span text:style-name="T1">Pusat Data (Data Centers): Otak Fisik Meta</text:span></text:span><text:span text:style-name="T1"> Inti dari infrastruktur ini adalah jaringan </text:span><text:span text:style-name="Strong_20_Emphasis"><text:span text:style-name="T1">pusat data global</text:span></text:span><text:span text:style-name="T1"> milik Meta. Ini bukanlah ruang server biasa; bayangkan kompleks bangunan seluas beberapa lapangan sepak bola yang tersebar di lokasi-lokasi strategis di Amerika Serikat, Eropa, dan Asia. Di dalamnya tersimpan ratusan ribu server, sistem penyimpanan data berkapasitas petabyte (jutaan gigabyte) bahkan exabyte, serta peralatan jaringan yang mengelola aliran data dari miliaran pengguna. Merancang dan mengoperasikan pusat data skala ini sangat kompleks. Meta berfokus pada </text:span><text:span text:style-name="Strong_20_Emphasis"><text:span text:style-name="T1">efisiensi ekstrem</text:span></text:span><text:span text:style-name="T1">, menggunakan sistem pendingin canggih, manajemen daya yang cerdas, dan terus berupaya menurunkan metrik </text:span><text:span text:style-name="Emphasis"><text:span text:style-name="T1">Power Usage Effectiveness</text:span></text:span><text:span text:style-name="T1"> (PUE) untuk menghemat biaya energi dan mengurangi dampak lingkungan. Seiring meningkatnya kesadaran lingkungan, Meta juga terus meningkatkan penggunaan sumber energi terbarukan untuk memberi daya pada fasilitas-fasilitas masif ini.</text:span></text:p>
            <text:p text:style-name="Text_20_body"><text:span text:style-name="Strong_20_Emphasis"><text:span text:style-name="T1">Perangkat Keras Khusus dan Open Compute Project (OCP)</text:span></text:span><text:span text:style-name="T1"> Pada skala operasi Meta, menggunakan perangkat keras server dan jaringan standar yang tersedia di pasaran seringkali tidak cukup efisien atau hemat biaya. Oleh karena itu, sejak awal, Meta telah </text:span><text:span text:style-name="Strong_20_Emphasis"><text:span text:style-name="T1">merancang sendiri sebagian besar perangkat kerasnya</text:span></text:span><text:span text:style-name="T1">—mulai dari server, rak penyimpanan, hingga switch jaringan, yang dioptimalkan untuk kebutuhan spesifik beban kerja platform mereka. Langkah yang lebih revolusioner adalah ketika Meta pada tahun 2011 meluncurkan </text:span><text:span text:style-name="Strong_20_Emphasis"><text:span text:style-name="T1">Open </text:span></text:span><text:soft-page-break/><text:span text:style-name="Strong_20_Emphasis"><text:span text:style-name="T1">Compute Project (OCP)</text:span></text:span><text:span text:style-name="T1">. Melalui OCP, Meta </text:span><text:span text:style-name="Strong_20_Emphasis"><text:span text:style-name="T1">membagikan desain perangkat keras dan pusat data efisiennya secara </text:span></text:span><text:span text:style-name="Strong_20_Emphasis"><text:span text:style-name="Emphasis"><text:span text:style-name="T1">open source</text:span></text:span></text:span><text:span text:style-name="T1"> kepada dunia. Tujuannya adalah mendorong inovasi kolaboratif di seluruh industri, menurunkan biaya, dan meningkatkan efisiensi energi—sebuah langkah yang memberikan Meta pengaruh signifikan dalam desain infrastruktur cloud global.</text:span></text:p>
            <text:p text:style-name="Text_20_body"><text:span text:style-name="Strong_20_Emphasis"><text:span text:style-name="T1">Jaringan Global: Menghubungkan Dunia</text:span></text:span><text:span text:style-name="T1"> Data tidak hanya disimpan, tetapi juga harus bergerak cepat melintasi dunia. Meta telah berinvestasi besar-besaran dalam membangun </text:span><text:span text:style-name="Strong_20_Emphasis"><text:span text:style-name="T1">jaringan globalnya sendiri</text:span></text:span><text:span text:style-name="T1">:</text:span></text:p>
            <text:list xml:id="list7089813711800145662" text:style-name="L46">
              <text:list-item>
                <text:p text:style-name="P139"><text:span text:style-name="Strong_20_Emphasis"><text:span text:style-name="T1">Kabel Serat Optik:</text:span></text:span><text:span text:style-name="T1"> Mereka ikut mendanai dan membangun kabel serat optik bawah laut dan darat berkapasitas tinggi yang menghubungkan benua dan pusat data mereka. </text:span></text:p>
              </text:list-item>
              <text:list-item>
                <text:p text:style-name="P139"><text:span text:style-name="Strong_20_Emphasis"><text:span text:style-name="T1">Edge Computing / Points of Presence (PoPs):</text:span></text:span><text:span text:style-name="T1"> Untuk memastikan pengalaman pengguna yang cepat dan responsif di mana saja, termasuk di Indonesia, Meta menempatkan server-servernya di ratusan lokasi 'tepi' (edge) atau </text:span><text:span text:style-name="Strong_20_Emphasis"><text:span text:style-name="T1">Points of Presence (PoPs)</text:span></text:span><text:span text:style-name="T1"> di seluruh dunia. PoP ini menyimpan salinan konten populer (seperti video atau gambar viral) lebih dekat ke pengguna akhir, mengurangi jarak tempuh data (latensi) dan membuat layanan terasa lebih cepat. </text:span></text:p>
              </text:list-item>
              <text:list-item>
                <text:p text:style-name="P37"><text:span text:style-name="Strong_20_Emphasis"><text:span text:style-name="T1">Content Delivery Network (CDN) Internal:</text:span></text:span><text:span text:style-name="T1"> Meta mengoperasikan jaringan pengiriman konten (CDN) internal yang canggih untuk mendistribusikan data statis (foto, video) secara efisien ke seluruh dunia dari server terdekat dengan pengguna. </text:span></text:p>
              </text:list-item>
            </text:list>
            <text:p text:style-name="Text_20_body"><text:span text:style-name="Strong_20_Emphasis"><text:span text:style-name="T1">Tantangan Skala dan Keandalan</text:span></text:span><text:span text:style-name="T1"> Mengelola infrastruktur sebesar ini menghadirkan tantangan unik. Volume data yang dihasilkan, diproses, dan disimpan setiap hari sungguh tak terbayangkan. Memastikan </text:span><text:span text:style-name="Strong_20_Emphasis"><text:span text:style-name="T1">keandalan (reliability) dan ketersediaan (uptime) layanan 24/7</text:span></text:span><text:span text:style-name="T1"> bagi miliaran pengguna adalah prioritas utama yang membutuhkan sistem redundansi berlapis, pemantauan konstan, dan tim </text:span><text:span text:style-name="Emphasis"><text:span text:style-name="T1">engineer</text:span></text:span><text:span text:style-name="T1"> yang siap mengatasi masalah kapan saja. Bahkan gangguan layanan singkat selama beberapa jam, seperti yang pernah terjadi beberapa kali, dapat menjadi berita utama global dan berdampak pada jutaan orang dan bisnis.</text:span></text:p>
            <text:p text:style-name="P96">Infrastruktur fisik dan jaringan global ini adalah fondasi tak terlihat namun mutlak diperlukan bagi operasi Meta. Ia adalah mesin raksasa yang terus berputar, berevolusi, dan menuntut investasi besar untuk mendukung pengalaman digital yang seringkali kita anggap remeh.</text:p>
            <text:p text:style-name="P2"/>
            <text:p text:style-name="Text_20_body"><text:soft-page-break/><text:span text:style-name="T1">Silakan berikan perintah </text:span><text:span text:style-name="Strong_20_Emphasis"><text:span text:style-name="T1">"YAX"</text:span></text:span><text:span text:style-name="T1"> untuk melanjutkan ke prompt Subbab </text:span><text:span text:style-name="Strong_20_Emphasis"><text:span text:style-name="T1">4.4: Kecerdasan Buatan (AI) dan Pembelajaran Mesin (Machine Learning) di Meta</text:span></text:span><text:span text:style-name="T1">.</text:span></text:p>
          </text:section>
          <text:section text:style-name="Sect1" text:name="feedback-form-43">
            <text:p text:style-name="P196"/>
          </text:section>
        </text:section>
        <text:section text:style-name="Sect1" text:name="ac40e49a27c0a9cf">
          <text:p text:style-name="P96"/>
          <text:section text:style-name="Sect1" text:name="user-query-content-44">
            <text:p text:style-name="P215">yax </text:p>
          </text:section>
          <text:p text:style-name="P196">Tampilkan alur berpikir</text:p>
          <text:section text:style-name="Sect2" text:name="model-response-message-contentr_ac40e49a27c0a9cf">
            <text:p text:style-name="Text_20_body"><text:span text:style-name="T1">Baik, berikut adalah isi untuk Subbab </text:span><text:span text:style-name="Strong_20_Emphasis"><text:span text:style-name="T1">4.4: Kecerdasan Buatan (AI) dan Pembelajaran Mesin (Machine Learning) di Meta</text:span></text:span><text:span text:style-name="T1">:</text:span></text:p>
            <text:p text:style-name="Text_20_body"><text:span text:style-name="Strong_20_Emphasis"><text:span text:style-name="T1">4.4 Kecerdasan Buatan (AI) dan Pembelajaran Mesin (Machine Learning) di Meta</text:span></text:span></text:p>
            <text:p text:style-name="Text_20_body"><text:span text:style-name="T1">Jika infrastruktur fisik adalah tulang punggung Meta, maka </text:span><text:span text:style-name="Strong_20_Emphasis"><text:span text:style-name="T1">Kecerdasan Buatan (Artificial Intelligence - AI)</text:span></text:span><text:span text:style-name="T1"> dan </text:span><text:span text:style-name="Strong_20_Emphasis"><text:span text:style-name="T1">Pembelajaran Mesin (Machine Learning - ML)</text:span></text:span><text:span text:style-name="T1"> adalah sistem saraf pusat dan otaknya. Per </text:span><text:span text:style-name="Strong_20_Emphasis"><text:span text:style-name="T1">April 2025</text:span></text:span><text:span text:style-name="T1">, hampir tidak ada aspek pengalaman pengguna atau operasi bisnis Meta yang tidak tersentuh atau ditingkatkan oleh AI/ML. Ini bukan sekadar fitur tambahan; AI adalah lapisan fundamental yang memungkinkan personalisasi, efisiensi, dan skala operasi Meta yang luar biasa. Sederhananya, AI/ML adalah sistem komputer yang dapat belajar dari data untuk membuat prediksi, mengklasifikasikan informasi, atau menghasilkan konten baru, seringkali tanpa diprogram secara eksplisit untuk setiap tugas.</text:span></text:p>
            <text:p text:style-name="P96">Penerapan AI/ML di seluruh ekosistem Meta sangatlah luas, memengaruhi pengalaman pengguna di Indonesia dan seluruh dunia setiap saat:</text:p>
            <text:list xml:id="list932912385220748759" text:style-name="L47">
              <text:list-item>
                <text:p text:style-name="P140"><text:span text:style-name="Strong_20_Emphasis"><text:span text:style-name="T1">Personalisasi Konten:</text:span></text:span><text:span text:style-name="T1"> Seperti dibahas sebelumnya, algoritma News Feed, rekomendasi Reels/Explore di Instagram, dan saran pertemanan ("People You May Know") semuanya sangat bergantung pada ML untuk memprediksi apa yang paling relevan bagi Anda. </text:span></text:p>
              </text:list-item>
              <text:list-item>
                <text:p text:style-name="P140"><text:span text:style-name="Strong_20_Emphasis"><text:span text:style-name="T1">Penargetan Iklan:</text:span></text:span><text:span text:style-name="T1"> AI menganalisis data pengguna untuk memprediksi iklan mana yang paling mungkin menarik minat Anda dan menghasilkan respons (klik atau konversi), mengoptimalkan pengeluaran pengiklan dan pendapatan Meta. </text:span></text:p>
              </text:list-item>
              <text:list-item>
                <text:p text:style-name="P140"><text:span text:style-name="Strong_20_Emphasis"><text:span text:style-name="T1">Moderasi Konten:</text:span></text:span><text:span text:style-name="T1"> Dengan miliaran postingan setiap hari, moderasi manual tidak mungkin dilakukan. AI digunakan secara ekstensif untuk secara otomatis mendeteksi dan seringkali menghapus konten yang melanggar kebijakan, seperti ujaran kebencian, ketelanjangan, spam, </text:span><text:soft-page-break/><text:span text:style-name="T1">kekerasan grafis, dan misinformasi berbahaya, termasuk dalam Bahasa Indonesia. Meskipun demikian, akurasi dan konsistensi moderasi AI masih menjadi tantangan besar. </text:span></text:p>
              </text:list-item>
              <text:list-item>
                <text:p text:style-name="P140"><text:span text:style-name="Strong_20_Emphasis"><text:span text:style-name="T1">Terjemahan Otomatis:</text:span></text:span><text:span text:style-name="T1"> Fitur yang memungkinkan Anda membaca postingan atau komentar dalam bahasa lain didukung oleh teknologi terjemahan mesin berbasis AI. </text:span></text:p>
              </text:list-item>
              <text:list-item>
                <text:p text:style-name="P140"><text:span text:style-name="Strong_20_Emphasis"><text:span text:style-name="T1">Analisis Gambar dan Video (Computer Vision):</text:span></text:span><text:span text:style-name="T1"> AI mengenali objek, orang (untuk saran </text:span><text:span text:style-name="Emphasis"><text:span text:style-name="T1">tagging</text:span></text:span><text:span text:style-name="T1">), tempat, bahkan aktivitas dalam foto dan video. Ini digunakan untuk fitur aksesibilitas (deskripsi gambar otomatis untuk tunanetra), pemahaman konten untuk rekomendasi/moderasi, dan bahkan penargetan iklan berdasarkan konten visual. </text:span></text:p>
              </text:list-item>
              <text:list-item>
                <text:p text:style-name="P140"><text:span text:style-name="Strong_20_Emphasis"><text:span text:style-name="T1">Pengenalan Suara:</text:span></text:span><text:span text:style-name="T1"> Digunakan dalam fitur seperti input suara untuk pesan atau pencarian. </text:span></text:p>
              </text:list-item>
              <text:list-item>
                <text:p text:style-name="P38"><text:span text:style-name="Strong_20_Emphasis"><text:span text:style-name="T1">AI Generatif:</text:span></text:span><text:span text:style-name="T1"> Gelombang terbaru AI yang mampu </text:span><text:span text:style-name="Emphasis"><text:span text:style-name="T1">menciptakan</text:span></text:span><text:span text:style-name="T1"> konten baru. Meta secara aktif mengintegrasikannya (per April 2025) untuk fitur seperti asisten AI/chatbot di aplikasi pesan, alat bantu pembuatan teks dan gambar bagi pengguna/pengiklan, serta alat kreatif di lingkungan virtual. </text:span></text:p>
              </text:list-item>
            </text:list>
            <text:p text:style-name="Text_20_body"><text:span text:style-name="T1">Investasi Meta di bidang AI sangatlah besar, salah satunya melalui divisi riset </text:span><text:span text:style-name="Strong_20_Emphasis"><text:span text:style-name="T1">FAIR (Fundamental AI Research)</text:span></text:span><text:span text:style-name="T1">. FAIR berfokus pada penelitian AI jangka panjang, mendorong batas-batas keilmuan, dan seringkali mempublikasikan atau bahkan merilis modelnya secara </text:span><text:span text:style-name="Emphasis"><text:span text:style-name="T1">open source</text:span></text:span><text:span text:style-name="T1"> (seperti seri model bahasa Llama), yang berkontribusi pada kemajuan bidang AI secara umum namun juga memicu perdebatan tentang potensi penyalahgunaan.</text:span></text:p>
            <text:p text:style-name="Text_20_body"><text:span text:style-name="Strong_20_Emphasis"><text:span text:style-name="T1">Tantangan Etis yang Melekat:</text:span></text:span><text:span text:style-name="T1"> Penggunaan AI dalam skala masif seperti oleh Meta membawa serta </text:span><text:span text:style-name="Strong_20_Emphasis"><text:span text:style-name="T1">tantangan etis yang signifikan dan kompleks</text:span></text:span><text:span text:style-name="T1">:</text:span></text:p>
            <text:list xml:id="list4963894228566620675" text:style-name="L48">
              <text:list-item>
                <text:p text:style-name="P141"><text:span text:style-name="Strong_20_Emphasis"><text:span text:style-name="T1">Bias Algoritma:</text:span></text:span><text:span text:style-name="T1"> Sistem AI belajar dari data dunia nyata, yang seringkali mengandung bias historis atau sosial. Akibatnya, AI dapat melanggengkan atau bahkan memperkuat bias tersebut dalam keputusannya (misalnya, dalam moderasi konten atau penayangan iklan). </text:span></text:p>
              </text:list-item>
              <text:list-item>
                <text:p text:style-name="P141"><text:span text:style-name="Strong_20_Emphasis"><text:span text:style-name="T1">Keadilan (Fairness):</text:span></text:span><text:span text:style-name="T1"> Memastikan bahwa sistem AI tidak mendiskriminasi kelompok pengguna tertentu adalah tantangan berkelanjutan. </text:span></text:p>
              </text:list-item>
              <text:list-item>
                <text:p text:style-name="P141"><text:span text:style-name="Strong_20_Emphasis"><text:span text:style-name="T1">Transparansi &amp; Penjelasan ('Explainability'):</text:span></text:span><text:span text:style-name="T1"> Seringkali sulit untuk memahami </text:span><text:span text:style-name="Emphasis"><text:span text:style-name="T1">mengapa</text:span></text:span><text:span text:style-name="T1"> sebuah sistem AI (terutama model </text:span><text:span text:style-name="Emphasis"><text:span text:style-name="T1">deep learning</text:span></text:span><text:span text:style-name="T1"> yang kompleks) membuat keputusan tertentu, menciptakan masalah </text:span><text:soft-page-break/><text:span text:style-name="T1">'kotak hitam'. </text:span></text:p>
              </text:list-item>
              <text:list-item>
                <text:p text:style-name="P141"><text:span text:style-name="Strong_20_Emphasis"><text:span text:style-name="T1">Akuntabilitas:</text:span></text:span><text:span text:style-name="T1"> Siapa yang bertanggung jawab ketika sistem AI membuat kesalahan yang merugikan? </text:span></text:p>
              </text:list-item>
              <text:list-item>
                <text:p text:style-name="P39"><text:span text:style-name="Strong_20_Emphasis"><text:span text:style-name="T1">Risiko AI Generatif:</text:span></text:span><text:span text:style-name="T1"> Potensi untuk menciptakan misinformasi, </text:span><text:span text:style-name="Emphasis"><text:span text:style-name="T1">deepfakes</text:span></text:span><text:span text:style-name="T1">, atau konten berbahaya lainnya dalam skala besar menjadi perhatian serius. </text:span></text:p>
              </text:list-item>
            </text:list>
            <text:p text:style-name="P96">Kecerdasan Buatan adalah pedang bermata dua bagi Meta. Ia adalah kunci efisiensi, personalisasi, dan kemampuan operasionalnya yang luar biasa, namun juga merupakan sumber kekuatan yang memerlukan pengelolaan yang sangat hati-hati, pengawasan etis yang ketat, dan kerangka regulasi yang adaptif untuk memitigasi potensi dampaknya yang merugik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4.5: Rekayasa Perangkat Lunak dan Budaya "Move Fast and Break Things"</text:span></text:span><text:span text:style-name="T1">.</text:span></text:p>
          </text:section>
          <text:section text:style-name="Sect1" text:name="feedback-form-44">
            <text:p text:style-name="P196"/>
          </text:section>
        </text:section>
        <text:section text:style-name="Sect1" text:name="11c643c23c65a189">
          <text:p text:style-name="P96"/>
          <text:section text:style-name="Sect1" text:name="user-query-content-45">
            <text:p text:style-name="P215">yax </text:p>
          </text:section>
          <text:p text:style-name="P196">Tampilkan alur berpikir</text:p>
          <text:section text:style-name="Sect2" text:name="model-response-message-contentr_11c643c23c65a189">
            <text:p text:style-name="Text_20_body"><text:span text:style-name="T1">Baik, berikut adalah isi untuk Subbab </text:span><text:span text:style-name="Strong_20_Emphasis"><text:span text:style-name="T1">4.5: Rekayasa Perangkat Lunak dan Budaya "Move Fast and Break Things"</text:span></text:span><text:span text:style-name="T1">:</text:span></text:p>
            <text:p text:style-name="Text_20_body"><text:span text:style-name="Strong_20_Emphasis"><text:span text:style-name="T1">4.5 Rekayasa Perangkat Lunak dan Budaya "Move Fast and Break Things"</text:span></text:span></text:p>
            <text:p text:style-name="Text_20_body"><text:span text:style-name="T1">Di balik algoritma canggih dan pusat data raksasa, ada elemen manusia dan proses kerja yang tak kalah penting dalam membentuk teknologi Meta: budaya rekayasa perangkat lunak (software engineering culture) perusahaan. Selama bertahun-tahun, budaya ini dienkapsulasi dalam sebuah moto yang terkenal, kontroversial, namun sangat berpengaruh: </text:span><text:span text:style-name="Strong_20_Emphasis"><text:span text:style-name="T1">"Move Fast and Break Things"</text:span></text:span><text:span text:style-name="T1">.</text:span></text:p>
            <text:p text:style-name="Text_20_body"><text:span text:style-name="Strong_20_Emphasis"><text:span text:style-name="T1">Makna dan Praktik Awal:</text:span></text:span><text:span text:style-name="T1"> Moto ini, yang sangat dominan di tahun-tahun awal pertumbuhan Facebook, merefleksikan filosofi inti: </text:span><text:span text:style-name="Strong_20_Emphasis"><text:span text:style-name="T1">prioritaskan kecepatan eksekusi dan iterasi di atas kesempurnaan</text:span></text:span><text:span text:style-name="T1">. Artinya, para </text:span><text:span text:style-name="Emphasis"><text:span text:style-name="T1">engineer</text:span></text:span><text:span text:style-name="T1"> didorong untuk mengembangkan dan meluncurkan fitur baru secepat mungkin, bahkan jika itu berarti ada kemungkinan menimbulkan </text:span><text:span text:style-name="Emphasis"><text:span text:style-name="T1">bug</text:span></text:span><text:span text:style-name="T1"> atau masalah kecil ('breaking things'). Ada toleransi terhadap kegagalan kecil asalkan bisa belajar dan memperbaikinya dengan cepat. Budaya ini memberdayakan </text:span><text:span text:style-name="Emphasis"><text:span text:style-name="T1">engineer</text:span></text:span><text:span text:style-name="T1"> secara individual, mendorong eksperimen, dan meminimalkan birokrasi </text:span><text:soft-page-break/><text:span text:style-name="T1">pengambilan keputusan. Praktik-praktik seperti </text:span><text:span text:style-name="Strong_20_Emphasis"><text:span text:style-name="T1">siklus perilisan kode yang sangat cepat</text:span></text:span><text:span text:style-name="T1"> (kadang beberapa kali sehari), penggunaan </text:span><text:span text:style-name="Strong_20_Emphasis"><text:span text:style-name="T1">A/B testing secara ekstensif</text:span></text:span><text:span text:style-name="T1"> (menguji berbagai versi fitur pada kelompok kecil pengguna untuk melihat mana yang paling efektif), dan struktur tim yang relatif datar menjadi ciri khasnya. </text:span><text:span text:style-name="Strong_20_Emphasis"><text:span text:style-name="T1">Dampak Positifnya</text:span></text:span><text:span text:style-name="T1"> tak bisa dipungkiri: budaya ini memungkinkan Facebook berinovasi dan berevolusi dengan kecepatan luar biasa, seringkali melampaui pesaing yang lebih lamban. Ini juga menarik bagi talenta </text:span><text:span text:style-name="Emphasis"><text:span text:style-name="T1">engineering</text:span></text:span><text:span text:style-name="T1"> terbaik yang menginginkan dampak langsung dan otonomi dalam bekerja.</text:span></text:p>
            <text:p text:style-name="Text_20_body"><text:span text:style-name="Strong_20_Emphasis"><text:span text:style-name="T1">Evolusi Moto dan Penekanan Baru:</text:span></text:span><text:span text:style-name="T1"> Namun, seiring Facebook tumbuh dari startup menjadi raksasa global yang melayani miliaran pengguna (termasuk di Indonesia), konsekuensi dari 'breaking things' menjadi jauh lebih serius. Sebuah </text:span><text:span text:style-name="Emphasis"><text:span text:style-name="T1">bug</text:span></text:span><text:span text:style-name="T1"> kecil bisa berdampak pada jutaan orang, menyebabkan kerugian finansial bagi bisnis yang beriklan, atau bahkan memicu insiden privasi atau keamanan. Gangguan layanan menjadi berita internasional. Menyadari hal ini, Meta secara resmi </text:span><text:span text:style-name="Strong_20_Emphasis"><text:span text:style-name="T1">mengubah moto tersebut</text:span></text:span><text:span text:style-name="T1"> sekitar tahun 2014 menjadi sesuatu yang lebih mencerminkan kebutuhan akan stabilitas, seperti </text:span><text:span text:style-name="Strong_20_Emphasis"><text:span text:style-name="T1">"Move Fast with Stable Infra"</text:span></text:span><text:span text:style-name="T1"> (Bergerak Cepat dengan Infrastruktur Stabil) atau variasi lain yang menekankan keseimbangan. Meskipun moto resminya berubah, </text:span><text:span text:style-name="Strong_20_Emphasis"><text:span text:style-name="T1">penekanan inti pada kecepatan dan iterasi cepat sebagian besar tetap ada</text:span></text:span><text:span text:style-name="T1"> hingga </text:span><text:span text:style-name="Strong_20_Emphasis"><text:span text:style-name="T1">April 2025</text:span></text:span><text:span text:style-name="T1">. Namun, kini (setidaknya secara ideal) diimbangi dengan proses pengujian yang lebih ketat, penekanan lebih besar pada keandalan infrastruktur, keamanan siber, dan tinjauan dampak potensial (termasuk privasi dan etika) sebelum peluncuran fitur baru. Mengelola keseimbangan ini sambil mempertahankan kecepatan di tengah basis kode (</text:span><text:span text:style-name="Emphasis"><text:span text:style-name="T1">codebase</text:span></text:span><text:span text:style-name="T1">) yang luar biasa besar dan ribuan </text:span><text:span text:style-name="Emphasis"><text:span text:style-name="T1">engineer</text:span></text:span><text:span text:style-name="T1"> yang terdistribusi global adalah tantangan rekayasa dan manajemen yang konstan. Meta telah mengembangkan berbagai alat dan proses internal yang canggih untuk mencoba mengatasinya.</text:span></text:p>
            <text:p text:style-name="Text_20_body"><text:span text:style-name="Strong_20_Emphasis"><text:span text:style-name="T1">Dampak Berkelanjutan dan Keseimbangan:</text:span></text:span><text:span text:style-name="T1"> Budaya 'bergerak cepat' tetap menjadi DNA Meta. Ia terus mendorong inovasi, namun warisan 'break things'-nya terkadang masih terasa. Peluncuran fitur yang terkesan terburu-buru, </text:span><text:span text:style-name="Emphasis"><text:span text:style-name="T1">bug</text:span></text:span><text:span text:style-name="T1"> yang lolos ke produksi, atau keputusan produk yang kurang mempertimbangkan dampak jangka panjang masih terjadi. Para kritikus berpendapat bahwa budaya ini mungkin secara inheren berkontribusi pada beberapa masalah etis dan sosial yang dihadapi perusahaan, di mana kecepatan peluncuran lebih diutamakan daripada pertimbangan mendalam </text:span><text:soft-page-break/><text:span text:style-name="T1">tentang konsekuensi. Oleh karena itu, per April 2025, Meta terus bergulat dengan </text:span><text:span text:style-name="Strong_20_Emphasis"><text:span text:style-name="T1">tegangan antara mempertahankan kecepatan inovasi yang menjadi ciri khasnya dan menjalankan tanggung jawab yang datang dengan skala dan pengaruhnya yang luar biasa</text:span></text:span><text:span text:style-name="T1">. Budaya rekayasa ini adalah aset sekaligus potensi liabilitas, sebuah kekuatan pendorong yang perlu terus dikalibrasi ulang seiring dengan evolusi perusahaan dan ekspektasi masyarakat.</text:span></text:p>
            <text:p text:style-name="P2"/>
            <text:p text:style-name="Text_20_body"><text:span text:style-name="T1">Ini mengakhiri Bab 4. Silakan berikan perintah </text:span><text:span text:style-name="Strong_20_Emphasis"><text:span text:style-name="T1">"YAX"</text:span></text:span><text:span text:style-name="T1"> untuk melanjutkan ke prompt </text:span><text:span text:style-name="Strong_20_Emphasis"><text:span text:style-name="T1">Pengantar Bab 5: Inovasi yang Berhasil dan Gagal</text:span></text:span><text:span text:style-name="T1">.</text:span></text:p>
          </text:section>
          <text:section text:style-name="Sect1" text:name="feedback-form-45">
            <text:p text:style-name="P196"/>
          </text:section>
        </text:section>
        <text:section text:style-name="Sect1" text:name="c6bc63f74fe4ac0b">
          <text:p text:style-name="P96"/>
          <text:section text:style-name="Sect1" text:name="user-query-content-46">
            <text:p text:style-name="P215">yax </text:p>
          </text:section>
          <text:p text:style-name="P196">Tampilkan alur berpikir</text:p>
          <text:section text:style-name="Sect2" text:name="model-response-message-contentr_c6bc63f74fe4ac0b">
            <text:p text:style-name="P196"/>
          </text:section>
          <text:section text:style-name="Sect1" text:name="feedback-form-46">
            <text:p text:style-name="P196"/>
          </text:section>
        </text:section>
        <text:section text:style-name="Sect1" text:name="2dca6fd1785523ad">
          <text:p text:style-name="P96"/>
          <text:section text:style-name="Sect1" text:name="user-query-content-47">
            <text:p text:style-name="P215">present it </text:p>
          </text:section>
          <text:p text:style-name="P196">Tampilkan alur berpikir</text:p>
          <text:section text:style-name="Sect2" text:name="model-response-message-contentr_2dca6fd1785523ad">
            <text:p text:style-name="Text_20_body"><text:span text:style-name="T1">Baik, berikut adalah isi untuk </text:span><text:span text:style-name="Strong_20_Emphasis"><text:span text:style-name="T1">Pengantar Bab 5: Inovasi yang Berhasil dan Gagal</text:span></text:span><text:span text:style-name="T1">:</text:span></text:p>
            <text:p text:style-name="Text_20_body"><text:span text:style-name="Strong_20_Emphasis"><text:span text:style-name="T1">Bab 5: Inovasi yang Berhasil dan Gagal</text:span></text:span></text:p>
            <text:p text:style-name="P96">Setelah kita membongkar mesin teknologi dan budaya rekayasa perangkat lunak yang bekerja di balik layar Meta pada bab sebelumnya, kini saatnya kita melihat hasil nyata dari semua upaya tersebut: deretan produk dan fitur yang diluncurkan ke hadapan publik. Namun, seperti halnya laboratorium inovasi manapun—terlebih yang beroperasi dengan skala dan kecepatan seperti Meta—tidak semua eksperimen menghasilkan emas. Untuk setiap kesuksesan besar yang mengubah cara kita berinteraksi atau bahkan membentuk budaya baru, seringkali ada lebih banyak lagi ide atau proyek yang gagal lepas landas, diam-diam dihentikan, atau menjadi catatan kaki dalam sejarah perusahaan.</text:p>
            <text:p text:style-name="Text_20_body"><text:span text:style-name="T1">Bab ini akan menyajikan sebuah galeri kontras, menampilkan studi kasus dari </text:span><text:span text:style-name="Strong_20_Emphasis"><text:span text:style-name="T1">'keberhasilan besar' (hits)</text:span></text:span><text:span text:style-name="T1"> dan </text:span><text:span text:style-name="Strong_20_Emphasis"><text:span text:style-name="T1">'kegagalan penting' (misses)</text:span></text:span><text:span text:style-name="T1"> dalam portofolio produk Meta/Facebook hingga </text:span><text:span text:style-name="Strong_20_Emphasis"><text:span text:style-name="T1">April 2025</text:span></text:span><text:span text:style-name="T1">. Kita akan melihat </text:span><text:soft-page-break/><text:span text:style-name="T1">bagaimana fitur-fitur yang kini terasa tak terpisahkan dari pengalaman kita sehari-hari—seperti Facebook Groups yang mewadahi jutaan komunitas, Facebook Marketplace yang ramai digunakan untuk jual-beli lokal di Indonesia, atau format Stories dan Reels yang mendominasi linimasa Instagram—berhasil diciptakan, dikembangkan, dan terkadang 'dipinjam' dari pesaing.</text:span></text:p>
            <text:p text:style-name="P96">Di sisi lain, kita juga akan mengkaji mengapa beberapa pertaruhan besar atau eksperimen ambisius justru berakhir dengan kegagalan. Mengapa 'Facebook Phone' tidak laku di pasaran? Mengapa begitu banyak aplikasi mandiri eksperimental seperti Paper atau Slingshot menghilang begitu saja? Dan mengapa proyek mata uang kripto global Libra/Diem yang begitu ambisius akhirnya kandas?</text:p>
            <text:p text:style-name="P96">Mempelajari keberhasilan dan kegagalan ini memberikan wawasan berharga tentang strategi produk Meta. Bagaimana mereka mengidentifikasi peluang pasar? Seberapa cepat mereka bisa merespons (atau meniru) ancaman kompetitif? Seberapa besar toleransi mereka terhadap risiko dan kegagalan, sebuah cerminan dari budaya 'bergerak cepat' mereka? Dan pelajaran apa yang mereka petik (atau gagal petik) dari setiap langkah? Bab ini adalah tentang dinamika inovasi produk dalam sebuah ekosistem teknologi raksasa—sebuah proses iteratif yang penuh dengan trial-and-error, adaptasi, dan keputusan sulit untuk terus maju atau memotong kerugian.</text:p>
            <text:p text:style-name="P2"/>
            <text:p text:style-name="Text_20_body"><text:span text:style-name="T1">Silakan berikan perintah </text:span><text:span text:style-name="Strong_20_Emphasis"><text:span text:style-name="T1">"YAX"</text:span></text:span><text:span text:style-name="T1"> untuk melanjutkan ke prompt pembuka bagian </text:span><text:span text:style-name="Strong_20_Emphasis"><text:span text:style-name="T1">5.1 Sukses</text:span></text:span><text:span text:style-name="T1">.</text:span></text:p>
          </text:section>
          <text:section text:style-name="Sect1" text:name="feedback-form-47">
            <text:p text:style-name="P196"/>
          </text:section>
        </text:section>
        <text:section text:style-name="Sect1" text:name="40c0da855f8d6420">
          <text:p text:style-name="P96"/>
          <text:section text:style-name="Sect1" text:name="user-query-content-48">
            <text:p text:style-name="P215">yax </text:p>
          </text:section>
          <text:p text:style-name="P196">Tampilkan alur berpikir</text:p>
          <text:section text:style-name="Sect2" text:name="model-response-message-contentr_40c0da855f8d6420">
            <text:p text:style-name="Text_20_body"><text:span text:style-name="T1">Baik, berikut adalah isi untuk </text:span><text:span text:style-name="Strong_20_Emphasis"><text:span text:style-name="T1">Pembuka Bagian 5.1 Sukses</text:span></text:span><text:span text:style-name="T1">:</text:span></text:p>
            <text:p text:style-name="Text_20_body"><text:span text:style-name="Strong_20_Emphasis"><text:span text:style-name="T1">5.1 Sukses</text:span></text:span></text:p>
            <text:p text:style-name="Text_20_body"><text:span text:style-name="T1">Di tengah lautan eksperimen dan perubahan konstan, Meta/Facebook telah melahirkan sejumlah inovasi produk dan fitur yang tidak hanya berhasil bertahan tetapi juga berkembang pesat, menjadi bagian integral dari pengalaman digital miliaran orang di seluruh dunia, termasuk di Indonesia, hingga </text:span><text:span text:style-name="Strong_20_Emphasis"><text:span text:style-name="T1">April 2025</text:span></text:span><text:span text:style-name="T1">. Keberhasilan ini tidak terjadi secara kebetulan. Fitur-fitur ini </text:span><text:soft-page-break/><text:span text:style-name="T1">berhasil karena mampu menjawab kebutuhan pengguna yang nyata, dieksekusi dengan baik (seringkali melalui iterasi berkelanjutan), dan secara cerdas memanfaatkan kekuatan jaringan serta ekosistem Meta yang luas.</text:span></text:p>
            <text:p text:style-name="Text_20_body"><text:span text:style-name="T1">Bagian ini akan mengupas secara </text:span><text:span text:style-name="Strong_20_Emphasis"><text:span text:style-name="T1">mendalam</text:span></text:span><text:span text:style-name="T1"> beberapa contoh paling menonjol dari 'kemenangan' produk Meta. Kita akan menganalisis mengapa fitur seperti Facebook Groups menjadi begitu vital untuk komunitas online, bagaimana Facebook Marketplace berhasil mendisrupsi pasar C2C lokal, bagaimana Instagram Stories secara efektif 'meminjam' ide dan mendominasi format konten ephemeral, serta bagaimana Meta terus berupaya menaklukkan ranah video yang dinamis. Melalui studi kasus ini, kita dapat memahami faktor-faktor kunci yang membedakan antara ide yang sekadar bagus dan inovasi yang benar-benar sukses dan berdampak dalam skala global.</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5.1.1: Facebook Groups: Membangun Komunitas</text:span></text:span><text:span text:style-name="T1">.</text:span></text:p>
          </text:section>
          <text:section text:style-name="Sect1" text:name="feedback-form-48">
            <text:p text:style-name="P196"/>
          </text:section>
        </text:section>
        <text:section text:style-name="Sect1" text:name="2e4079d89c66e8ec">
          <text:p text:style-name="P96"/>
          <text:section text:style-name="Sect1" text:name="user-query-content-49">
            <text:p text:style-name="P215">yax </text:p>
          </text:section>
          <text:p text:style-name="P196">Tampilkan alur berpikir</text:p>
          <text:section text:style-name="Sect2" text:name="model-response-message-contentr_2e4079d89c66e8ec">
            <text:p text:style-name="Text_20_body"><text:span text:style-name="T1">Baik, berikut adalah isi untuk Subbab </text:span><text:span text:style-name="Strong_20_Emphasis"><text:span text:style-name="T1">5.1.1: Facebook Groups: Membangun Komunitas</text:span></text:span><text:span text:style-name="T1">:</text:span></text:p>
            <text:p text:style-name="Text_20_body"><text:span text:style-name="Strong_20_Emphasis"><text:span text:style-name="T1">5.1.1 Facebook Groups: Membangun Komunitas</text:span></text:span></text:p>
            <text:p text:style-name="Text_20_body"><text:span text:style-name="T1">Di antara berbagai fitur yang datang dan pergi di ekosistem Meta, Facebook Groups (Grup Facebook) menonjol sebagai salah satu pilar paling tua, paling tangguh, dan bisa dibilang paling vital. Jauh melampaui fungsi awalnya sebagai cara sederhana untuk mengorganisir teman sekelas atau anggota klub, Groups telah berevolusi menjadi platform masif yang mewadahi jutaan komunitas online dengan minat, tujuan, dan identitas yang sangat beragam, tetap sangat relevan dan aktif digunakan oleh pengguna di seluruh dunia, termasuk secara ekstensif di Indonesia, hingga </text:span><text:span text:style-name="Strong_20_Emphasis"><text:span text:style-name="T1">April 2025</text:span></text:span><text:span text:style-name="T1">.</text:span></text:p>
            <text:p text:style-name="Text_20_body"><text:span text:style-name="Strong_20_Emphasis"><text:span text:style-name="T1">Mengapa Groups Begitu Sukses dan Bertahan Lama?</text:span></text:span><text:span text:style-name="T1"> Keberhasilan Groups berakar pada kemampuannya memenuhi kebutuhan fundamental manusia untuk </text:span><text:span text:style-name="Strong_20_Emphasis"><text:span text:style-name="T1">rasa memiliki dan terhubung berdasarkan kesamaan</text:span></text:span><text:span text:style-name="T1">, sesuatu yang seringkali sulit dicapai hanya melalui interaksi di News Feed utama yang </text:span><text:soft-page-break/><text:span text:style-name="T1">berpusat pada individu. Groups memungkinkan pengguna untuk:</text:span></text:p>
            <text:list xml:id="list2160468841795571667" text:style-name="L49">
              <text:list-item>
                <text:p text:style-name="P142"><text:span text:style-name="Strong_20_Emphasis"><text:span text:style-name="T1">Menemukan Niche:</text:span></text:span><text:span text:style-name="T1"> Dari grup penggemar resep masakan lokal, komunitas pecinta tanaman hias, kelompok dukungan untuk kondisi kesehatan tertentu, forum diskusi alumni sekolah, hingga grup jual-beli barang bekas di lingkungan sekitar (sebuah fenomena besar di Indonesia), Groups menyediakan ruang untuk minat yang paling spesifik sekalipun. </text:span></text:p>
              </text:list-item>
              <text:list-item>
                <text:p text:style-name="P142"><text:span text:style-name="Strong_20_Emphasis"><text:span text:style-name="T1">Melampaui Jaringan Pertemanan:</text:span></text:span><text:span text:style-name="T1"> Interaksi dalam grup memungkinkan pengguna terhubung dengan orang-orang di luar lingkaran pertemanan langsung mereka, memperluas wawasan dan jaringan sosial berdasarkan minat bersama. </text:span></text:p>
              </text:list-item>
              <text:list-item>
                <text:p text:style-name="P40"><text:span text:style-name="Strong_20_Emphasis"><text:span text:style-name="T1">Kontrol Privasi (Relatif):</text:span></text:span><text:span text:style-name="T1"> Terutama dalam grup tertutup (private), anggota sering merasa lebih nyaman untuk berbagi dan berdiskusi secara lebih terbuka dibandingkan di linimasa publik mereka, menciptakan rasa keintiman dan kepercayaan (meskipun tingkat privasi ini tentu memiliki batasan). </text:span></text:p>
              </text:list-item>
            </text:list>
            <text:p text:style-name="Text_20_body"><text:span text:style-name="Strong_20_Emphasis"><text:span text:style-name="T1">Peran Ganda: Ruang Positif dan Negatif</text:span></text:span><text:span text:style-name="T1"> Sebagai wadah komunitas, Groups memainkan peran ganda. Di satu sisi, mereka menjadi </text:span><text:span text:style-name="Strong_20_Emphasis"><text:span text:style-name="T1">ruang yang sangat positif</text:span></text:span><text:span text:style-name="T1">: tempat berbagi informasi berharga, memberikan dukungan emosional, mengorganisir kegiatan sosial atau aksi kemanusiaan, dan memfasilitasi pembelajaran atau hobi bersama. Banyak bisnis kecil juga memanfaatkan grup untuk membangun loyalitas pelanggan. Namun, di sisi lain, Groups juga bisa menjadi </text:span><text:span text:style-name="Strong_20_Emphasis"><text:span text:style-name="T1">sisi gelap komunitas online</text:span></text:span><text:span text:style-name="T1">. Sifatnya yang terkadang tertutup dapat menjadikannya </text:span><text:span text:style-name="Strong_20_Emphasis"><text:span text:style-name="T1">'ruang gema' (echo chambers)</text:span></text:span><text:span text:style-name="T1"> yang subur bagi penyebaran </text:span><text:span text:style-name="Strong_20_Emphasis"><text:span text:style-name="T1">misinformasi, teori konspirasi, atau bahkan ujaran kebencian dan koordinasi kelompok ekstremis</text:span></text:span><text:span text:style-name="T1">. Skala dan keragaman grup menyajikan tantangan moderasi konten yang luar biasa besar.</text:span></text:p>
            <text:p text:style-name="Text_20_body"><text:span text:style-name="Strong_20_Emphasis"><text:span text:style-name="T1">Tantangan Moderasi yang Kompleks</text:span></text:span><text:span text:style-name="T1"> Meta (bersama dengan para admin grup sukarelawan) menghadapi tugas berat dalam </text:span><text:span text:style-name="Strong_20_Emphasis"><text:span text:style-name="T1">memoderasi konten</text:span></text:span><text:span text:style-name="T1"> di jutaan grup dalam berbagai bahasa, termasuk Bahasa Indonesia. Mereka mengandalkan kombinasi </text:span><text:span text:style-name="Strong_20_Emphasis"><text:span text:style-name="T1">pelaporan oleh pengguna, sistem moderasi berbasis AI</text:span></text:span><text:span text:style-name="T1"> (yang terus ditingkatkan namun masih jauh dari sempurna dan sering kesulitan memahami konteks lokal atau nuansa bahasa), dan </text:span><text:span text:style-name="Strong_20_Emphasis"><text:span text:style-name="T1">moderator manusia</text:span></text:span><text:span text:style-name="T1">. Menemukan keseimbangan antara membiarkan diskusi bebas berkembang dan mencegah penyebaran konten berbahaya atau ilegal adalah perjuangan yang berkelanjutan dan sering menuai kritik.</text:span></text:p>
            <text:p text:style-name="Text_20_body"><text:soft-page-break/><text:span text:style-name="Strong_20_Emphasis"><text:span text:style-name="T1">Signifikansi Strategis bagi Meta</text:span></text:span><text:span text:style-name="T1"> Meskipun upaya monetisasi langsung dari Groups relatif terbatas, nilai strategisnya bagi Meta sangatlah besar. Groups </text:span><text:span text:style-name="Strong_20_Emphasis"><text:span text:style-name="T1">mendorong keterlibatan (engagement) yang mendalam dan meningkatkan retensi pengguna</text:span></text:span><text:span text:style-name="T1">—banyak orang tetap menggunakan Facebook terutama karena grup-grup yang mereka ikuti. Aktivitas dalam grup juga memberikan </text:span><text:span text:style-name="Strong_20_Emphasis"><text:span text:style-name="T1">sinyal data yang kaya tentang minat pengguna</text:span></text:span><text:span text:style-name="T1">, yang dapat digunakan untuk personalisasi konten dan penargetan iklan di bagian lain platform. Lebih jauh lagi, keberhasilan model Groups kemungkinan besar menginformasikan strategi Meta dalam membangun fitur komunitas di platform lain, termasuk eksplorasi interaksi sosial di Metaverse. Groups adalah bukti kekuatan koneksi berbasis minat dalam menjaga relevansi sebuah platform sosial.</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5.1.2: Facebook Marketplace: Menantang E-commerce Tradisional</text:span></text:span><text:span text:style-name="T1">.</text:span></text:p>
          </text:section>
          <text:section text:style-name="Sect1" text:name="feedback-form-49">
            <text:p text:style-name="P196"/>
          </text:section>
        </text:section>
        <text:section text:style-name="Sect1" text:name="a10ece1921a15d82">
          <text:p text:style-name="P96"/>
          <text:section text:style-name="Sect1" text:name="user-query-content-50">
            <text:p text:style-name="P215">yax </text:p>
          </text:section>
          <text:p text:style-name="P196">Tampilkan alur berpikir</text:p>
          <text:section text:style-name="Sect2" text:name="model-response-message-contentr_a10ece1921a15d82">
            <text:p text:style-name="Text_20_body"><text:span text:style-name="T1">Baik, berikut adalah isi untuk Subbab </text:span><text:span text:style-name="Strong_20_Emphasis"><text:span text:style-name="T1">5.1.2: Facebook Marketplace: Menantang E-commerce Tradisional</text:span></text:span><text:span text:style-name="T1">:</text:span></text:p>
            <text:p text:style-name="Text_20_body"><text:span text:style-name="Strong_20_Emphasis"><text:span text:style-name="T1">5.1.2 Facebook Marketplace: Menantang E-commerce Tradisional</text:span></text:span></text:p>
            <text:p text:style-name="Text_20_body"><text:span text:style-name="T1">Diluncurkan secara global pada tahun 2016, Facebook Marketplace dengan cepat bertransformasi dari sekadar tab tambahan di aplikasi menjadi salah satu platform jual-beli </text:span><text:span text:style-name="Emphasis"><text:span text:style-name="T1">consumer-to-consumer</text:span></text:span><text:span text:style-name="T1"> (C2C) terbesar dan paling aktif digunakan di dunia, termasuk meraih popularitas luar biasa di Indonesia hingga </text:span><text:span text:style-name="Strong_20_Emphasis"><text:span text:style-name="T1">April 2025</text:span></text:span><text:span text:style-name="T1">. Alih-alih mencoba bersaing langsung dengan raksasa e-commerce terstruktur seperti Amazon secara global, atau Tokopedia dan Shopee di Indonesia, Marketplace mengukir ceruknya sendiri dengan fokus pada transaksi lokal dan memanfaatkan aset unik Facebook: grafik sosialnya.</text:span></text:p>
            <text:p text:style-name="Text_20_body"><text:span text:style-name="Strong_20_Emphasis"><text:span text:style-name="T1">Memanfaatkan Kekuatan Jaringan Sosial:</text:span></text:span><text:span text:style-name="T1"> Kunci utama yang membedakan Marketplace dari situs iklan baris tradisional (seperti OLX atau forum Kaskus FJB di Indonesia pada masanya) adalah </text:span><text:span text:style-name="Strong_20_Emphasis"><text:span text:style-name="T1">integrasinya yang erat dengan profil Facebook pengguna</text:span></text:span><text:span text:style-name="T1">. Saat menjelajahi barang atau berinteraksi dengan penjual/pembeli, pengguna seringkali dapat melihat profil dasar mereka, foto, </text:span><text:soft-page-break/><text:span text:style-name="T1">terkadang teman bersama (</text:span><text:span text:style-name="Emphasis"><text:span text:style-name="T1">mutual friends</text:span></text:span><text:span text:style-name="T1">), dan berapa lama mereka telah menggunakan Facebook. Lapisan identitas sosial ini, meskipun tidak anti-penipuan, secara teori dirancang untuk </text:span><text:span text:style-name="Strong_20_Emphasis"><text:span text:style-name="T1">menambahkan elemen kepercayaan dan akuntabilitas</text:span></text:span><text:span text:style-name="T1"> yang seringkali hilang pada platform anonim. Anda bertransaksi dengan 'orang sungguhan' yang memiliki jejak digital.</text:span></text:p>
            <text:p text:style-name="Text_20_body"><text:span text:style-name="Strong_20_Emphasis"><text:span text:style-name="T1">Kemudahan Penggunaan dan Fokus Lokal:</text:span></text:span><text:span text:style-name="T1"> Marketplace dirancang agar sangat </text:span><text:span text:style-name="Strong_20_Emphasis"><text:span text:style-name="T1">mudah digunakan</text:span></text:span><text:span text:style-name="T1">, terutama melalui perangkat mobile. Proses mendaftar barang (listing) sangat sederhana: ambil foto dengan ponsel, tambahkan deskripsi singkat, tentukan harga, dan posting. Bagi pembeli, fitur pencarian berbasis lokasi dan filter kategori memudahkan penemuan barang-barang yang dijual di sekitar mereka. Fokus pada </text:span><text:span text:style-name="Strong_20_Emphasis"><text:span text:style-name="T1">transaksi lokal</text:span></text:span><text:span text:style-name="T1"> ini sangat kuat, mendorong pertemuan langsung antara penjual dan pembeli (COD - </text:span><text:span text:style-name="Emphasis"><text:span text:style-name="T1">Cash on Delivery</text:span></text:span><text:span text:style-name="T1">), sebuah praktik yang sangat umum dan disukai di banyak komunitas, termasuk di Indonesia, untuk barang bekas atau barang unik.</text:span></text:p>
            <text:p text:style-name="Text_20_body"><text:span text:style-name="Strong_20_Emphasis"><text:span text:style-name="T1">Tantangan Utama: Kepercayaan dan Keamanan</text:span></text:span><text:span text:style-name="T1"> Meskipun integrasi profil sosial memberikan lapisan kepercayaan awal, Marketplace tidak kebal—dan bahkan sering menjadi target—</text:span><text:span text:style-name="Strong_20_Emphasis"><text:span text:style-name="T1">penipuan (</text:span></text:span><text:span text:style-name="Strong_20_Emphasis"><text:span text:style-name="Emphasis"><text:span text:style-name="T1">scams</text:span></text:span></text:span><text:span text:style-name="Strong_20_Emphasis"><text:span text:style-name="T1">), barang palsu, dan masalah keamanan</text:span></text:span><text:span text:style-name="T1">. Kasus penjual fiktif, barang yang tidak sesuai deskripsi, atau bahkan risiko keamanan saat bertemu orang asing untuk transaksi adalah keluhan yang umum terjadi. Meta terus berupaya mengatasi masalah ini melalui berbagai cara: sistem pelaporan pengguna, fitur penilaian penjual/pembeli (yang implementasinya bervariasi), penggunaan AI untuk mendeteksi listingan mencurigakan, dan panduan keamanan. Namun, hingga April 2025, menjaga keamanan dan kepercayaan di platform C2C skala besar seperti Marketplace tetap menjadi </text:span><text:span text:style-name="Strong_20_Emphasis"><text:span text:style-name="T1">tantangan berkelanjutan yang signifikan</text:span></text:span><text:span text:style-name="T1">.</text:span></text:p>
            <text:p text:style-name="Text_20_body"><text:span text:style-name="Strong_20_Emphasis"><text:span text:style-name="T1">Dampak dan Signifikansi:</text:span></text:span><text:span text:style-name="T1"> Terlepas dari tantangannya, Facebook Marketplace telah menjadi </text:span><text:span text:style-name="Strong_20_Emphasis"><text:span text:style-name="T1">sukses besar secara global</text:span></text:span><text:span text:style-name="T1">. Ia berhasil 'mengganggu' pasar iklan baris tradisional dan menjadi tujuan utama bagi jutaan orang yang ingin menjual barang bekas atau mencari penawaran lokal. Bagi Meta, Marketplace secara signifikan </text:span><text:span text:style-name="Strong_20_Emphasis"><text:span text:style-name="T1">meningkatkan utilitas platform Facebook</text:span></text:span><text:span text:style-name="T1"> di luar sekadar jejaring sosial, mendorong pengguna untuk menghabiskan lebih banyak waktu di aplikasi untuk tujuan praktis sehari-hari. Meskipun monetisasi langsung (melalui iklan yang ditampilkan di Marketplace) mungkin bukan tujuan utamanya, peningkatan </text:span><text:span text:style-name="Emphasis"><text:span text:style-name="T1">engagement</text:span></text:span><text:span text:style-name="T1"> dan data transaksi yang diperoleh memberikan nilai strategis yang besar bagi ekosistem Meta secara keseluruhan. Marketplace adalah contoh bagaimana Meta berhasil </text:span><text:soft-page-break/><text:span text:style-name="T1">memanfaatkan basis pengguna dan grafik sosialnya untuk merambah ke area bisnis baru dengan dampak yang masif.</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5.1.3: Instagram Stories: Merespons Tren Konten Ephemeral</text:span></text:span><text:span text:style-name="T1">.</text:span></text:p>
          </text:section>
          <text:section text:style-name="Sect1" text:name="feedback-form-50">
            <text:p text:style-name="P196"/>
          </text:section>
        </text:section>
        <text:section text:style-name="Sect1" text:name="a87ff4e549f1acec">
          <text:p text:style-name="P96"/>
          <text:section text:style-name="Sect1" text:name="user-query-content-51">
            <text:p text:style-name="P215">yax </text:p>
          </text:section>
          <text:p text:style-name="P196">Tampilkan alur berpikir</text:p>
          <text:section text:style-name="Sect2" text:name="model-response-message-contentr_a87ff4e549f1acec">
            <text:p text:style-name="Text_20_body"><text:span text:style-name="T1">Baik, berikut adalah isi untuk Subbab </text:span><text:span text:style-name="Strong_20_Emphasis"><text:span text:style-name="T1">5.1.3: Instagram Stories: Merespons Tren Konten Ephemeral</text:span></text:span><text:span text:style-name="T1">:</text:span></text:p>
            <text:p text:style-name="Text_20_body"><text:span text:style-name="Strong_20_Emphasis"><text:span text:style-name="T1">5.1.3 Instagram Stories: Merespons Tren Konten Ephemeral</text:span></text:span></text:p>
            <text:p text:style-name="Text_20_body"><text:span text:style-name="T1">Salah satu langkah produk paling berani, paling kontroversial, sekaligus paling sukses dalam sejarah Instagram (dan Meta secara keseluruhan) adalah peluncuran </text:span><text:span text:style-name="Strong_20_Emphasis"><text:span text:style-name="T1">Instagram Stories</text:span></text:span><text:span text:style-name="T1"> pada Agustus 2016. Tidak ada cara halus untuk mengatakannya: fitur ini adalah </text:span><text:span text:style-name="Strong_20_Emphasis"><text:span text:style-name="T1">tiruan (kloning) yang nyaris sempurna</text:span></text:span><text:span text:style-name="T1"> dari fitur 'Stories' yang dipopulerkan oleh pesaingnya yang sedang naik daun saat itu, </text:span><text:span text:style-name="Strong_20_Emphasis"><text:span text:style-name="T1">Snapchat</text:span></text:span><text:span text:style-name="T1">. Konsep intinya sama persis: pengguna dapat memposting foto dan video pendek yang akan menghilang secara otomatis setelah 24 jam, disajikan dalam format slideshow vertikal yang terpisah dari linimasa utama.</text:span></text:p>
            <text:p text:style-name="Text_20_body"><text:span text:style-name="T1">Langkah 'meniru' ini dilakukan di tengah kekhawatiran bahwa Snapchat, dengan format konten </text:span><text:span text:style-name="Emphasis"><text:span text:style-name="T1">ephemeral</text:span></text:span><text:span text:style-name="T1"> (sementara) yang lebih kasual dan autentik, mulai menggerogoti perhatian pengguna muda—demografi kunci bagi Instagram. Snapchat Stories terasa lebih 'mentah' dan 'saat ini' dibandingkan dengan feed Instagram yang cenderung menampilkan gambar-gambar yang lebih terkurasi dan dipoles. Meta/Instagram melihat ancaman ini dan merespons dengan kecepatan dan keefektifan yang brutal.</text:span></text:p>
            <text:p text:style-name="Text_20_body"><text:span text:style-name="Strong_20_Emphasis"><text:span text:style-name="T1">Mengapa Kloning Ini Berhasil Secara Spektakuler?</text:span></text:span><text:span text:style-name="T1"> Meskipun dikritik karena kurangnya orisinalitas, Instagram Stories dengan cepat melampaui popularitas fitur asli Snapchat di banyak metrik kunci. Keberhasilannya didorong oleh beberapa faktor:</text:span></text:p>
            <text:list xml:id="list3106937088302177313" text:style-name="L50">
              <text:list-item>
                <text:p text:style-name="P143"><text:span text:style-name="Strong_20_Emphasis"><text:span text:style-name="T1">Basis Pengguna Raksasa:</text:span></text:span><text:span text:style-name="T1"> Instagram sudah memiliki ratusan juta pengguna aktif harian (termasuk basis yang sangat besar dan aktif di </text:span><text:soft-page-break/><text:span text:style-name="T1">Indonesia) yang tidak perlu dibujuk untuk mengunduh aplikasi baru. Stories langsung tersedia bagi mereka. </text:span></text:p>
              </text:list-item>
              <text:list-item>
                <text:p text:style-name="P143"><text:span text:style-name="Strong_20_Emphasis"><text:span text:style-name="T1">Penempatan UI yang Strategis:</text:span></text:span><text:span text:style-name="T1"> Stories ditempatkan secara mencolok di bagian paling atas aplikasi Instagram, membuatnya sangat mudah ditemukan dan diadopsi oleh pengguna. </text:span></text:p>
              </text:list-item>
              <text:list-item>
                <text:p text:style-name="P143"><text:span text:style-name="Strong_20_Emphasis"><text:span text:style-name="T1">Efek Jaringan yang Sudah Ada:</text:span></text:span><text:span text:style-name="T1"> Pengguna langsung dapat melihat dan berbagi Stories dengan jaringan teman dan pengikut yang sudah mereka bangun di Instagram, membuatnya terasa lebih hidup dan relevan sejak hari pertama dibandingkan harus membangun jaringan baru di Snapchat. </text:span></text:p>
              </text:list-item>
              <text:list-item>
                <text:p text:style-name="P143"><text:span text:style-name="Strong_20_Emphasis"><text:span text:style-name="T1">Eksekusi dan Iterasi Cepat:</text:span></text:span><text:span text:style-name="T1"> Instagram tidak hanya meniru; mereka berinovasi di atas format tersebut dengan sangat cepat, menambahkan berbagai fitur interaktif seperti filter wajah (AR Filters via Spark AR), stiker polling, kuis, Q&amp;A, stiker musik, tautan 'swipe-up' (kemudian stiker tautan), dan integrasi belanja, seringkali lebih cepat dari Snapchat sendiri. </text:span></text:p>
              </text:list-item>
              <text:list-item>
                <text:p text:style-name="P41"><text:span text:style-name="Strong_20_Emphasis"><text:span text:style-name="T1">Adopsi oleh Kreator dan Bisnis:</text:span></text:span><text:span text:style-name="T1"> Instagram lebih cepat dan efektif dalam menyediakan alat bagi para kreator konten dan bisnis untuk memanfaatkan Stories, termasuk format </text:span><text:span text:style-name="Strong_20_Emphasis"><text:span text:style-name="T1">Iklan Stories (Story Ads)</text:span></text:span><text:span text:style-name="T1"> yang sangat sukses. </text:span></text:p>
              </text:list-item>
            </text:list>
            <text:p text:style-name="Text_20_body"><text:span text:style-name="Strong_20_Emphasis"><text:span text:style-name="T1">Mengubah Perilaku Pengguna dan Lanskap Kompetitif</text:span></text:span><text:span text:style-name="T1"> Peluncuran Stories secara fundamental </text:span><text:span text:style-name="Strong_20_Emphasis"><text:span text:style-name="T1">mengubah cara orang menggunakan Instagram</text:span></text:span><text:span text:style-name="T1">. Ia mendorong berbagi momen sehari-hari yang lebih spontan, kasual, dan 'di balik layar', melengkapi feed utama yang lebih estetis. Popularitasnya meroket secara global, termasuk menjadi salah satu fitur paling digemari pengguna Instagram di Indonesia hingga </text:span><text:span text:style-name="Strong_20_Emphasis"><text:span text:style-name="T1">April 2025</text:span></text:span><text:span text:style-name="T1">. Secara strategis, dampaknya luar biasa. Peluncuran Instagram Stories secara luas dianggap sebagai faktor utama yang </text:span><text:span text:style-name="Strong_20_Emphasis"><text:span text:style-name="T1">secara signifikan memperlambat laju pertumbuhan pengguna Snapchat</text:span></text:span><text:span text:style-name="T1">, terutama di pasar internasional. Instagram berhasil mempertahankan penggunanya dan bahkan menarik kembali sebagian yang mungkin mulai beralih ke Snapchat.</text:span></text:p>
            <text:p text:style-name="Text_20_body"><text:span text:style-name="T1">Hingga saat ini, Instagram Stories (bersama 'kembarannya', Facebook Stories) tetap menjadi bagian vital dari ekosistem Meta, pendorong </text:span><text:span text:style-name="Emphasis"><text:span text:style-name="T1">engagement</text:span></text:span><text:span text:style-name="T1"> yang signifikan, dan salah satu </text:span><text:span text:style-name="Strong_20_Emphasis"><text:span text:style-name="T1">mesin pendapatan iklan terpenting</text:span></text:span><text:span text:style-name="T1"> perusahaan. Kisah Instagram Stories adalah studi kasus klasik tentang bagaimana Meta/Facebook menggunakan skala, kecepatan eksekusi, dan kemampuannya untuk mengintegrasikan fitur secara efektif untuk mempertahankan </text:span><text:soft-page-break/><text:span text:style-name="T1">dominasinya, bahkan jika itu berarti meniru ide pesaing secara terang-terangan.</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5.1.4: Teknologi Video (Live, Reels)</text:span></text:span><text:span text:style-name="T1">.</text:span></text:p>
          </text:section>
          <text:section text:style-name="Sect1" text:name="feedback-form-51">
            <text:p text:style-name="P196"/>
          </text:section>
        </text:section>
        <text:section text:style-name="Sect1" text:name="87e4dbcdba2b6da0">
          <text:p text:style-name="P96"/>
          <text:section text:style-name="Sect1" text:name="user-query-content-52">
            <text:p text:style-name="P215">yax </text:p>
          </text:section>
          <text:p text:style-name="P196">Tampilkan alur berpikir</text:p>
          <text:section text:style-name="Sect2" text:name="model-response-message-contentr_87e4dbcdba2b6da0">
            <text:p text:style-name="Text_20_body"><text:span text:style-name="T1">Baik, berikut adalah isi untuk Subbab </text:span><text:span text:style-name="Strong_20_Emphasis"><text:span text:style-name="T1">5.1.4: Teknologi Video (Live, Reels)</text:span></text:span><text:span text:style-name="T1">:</text:span></text:p>
            <text:p text:style-name="Text_20_body"><text:span text:style-name="Strong_20_Emphasis"><text:span text:style-name="T1">5.1.4 Teknologi Video (Live, Reels)</text:span></text:span></text:p>
            <text:p text:style-name="P96">Menyadari pergeseran konsumsi konten online yang semakin mengarah ke video, Meta/Facebook telah melakukan berbagai upaya strategis untuk tidak hanya ikut bermain tetapi juga mendominasi ranah ini. Dorongan ke arah video ini terlihat dalam berbagai format, dari siaran langsung hingga video pendek yang sangat populer, meskipun perjalanannya tidak selalu mulus.</text:p>
            <text:p text:style-name="Text_20_body"><text:span text:style-name="Strong_20_Emphasis"><text:span text:style-name="T1">Facebook Live: Potensi dan Perangkap Siaran Langsung</text:span></text:span><text:span text:style-name="T1"> Diluncurkan secara luas sekitar tahun 2015-2016, </text:span><text:span text:style-name="Strong_20_Emphasis"><text:span text:style-name="T1">Facebook Live</text:span></text:span><text:span text:style-name="T1"> awalnya disambut dengan antusiasme besar. Fitur ini mendemokratisasi siaran langsung, memungkinkan siapa saja—mulai dari individu biasa, selebritas, hingga media berita—untuk menyiarkan momen secara </text:span><text:span text:style-name="Emphasis"><text:span text:style-name="T1">real-time</text:span></text:span><text:span text:style-name="T1"> kepada audiens mereka. Potensinya untuk keaslian, interaksi langsung (melalui komentar dan reaksi), dan liputan peristiwa seketika sangatlah besar. Namun, sifat siaran langsung yang tanpa filter juga membawa </text:span><text:span text:style-name="Strong_20_Emphasis"><text:span text:style-name="T1">perangkap signifikan</text:span></text:span><text:span text:style-name="T1">. Meta dengan cepat menghadapi </text:span><text:span text:style-name="Strong_20_Emphasis"><text:span text:style-name="T1">tantangan moderasi konten yang ekstrem</text:span></text:span><text:span text:style-name="T1">. Insiden-insiden tragis atau kontroversial, termasuk tindak kekerasan atau bunuh diri yang disiarkan langsung, memicu krisis publisitas dan keamanan. Kesulitan teknis dan etis dalam memoderasi konten video </text:span><text:span text:style-name="Emphasis"><text:span text:style-name="T1">secara real-time</text:span></text:span><text:span text:style-name="T1"> pada skala global terbukti sangat besar. Meskipun Facebook Live masih menjadi fitur yang tersedia dan digunakan, momentum awalnya sedikit meredup karena kompleksitas dan risiko yang melekat padanya.</text:span></text:p>
            <text:p text:style-name="Text_20_body"><text:span text:style-name="Strong_20_Emphasis"><text:span text:style-name="T1">Reels: Jawaban Agresif untuk Era TikTok</text:span></text:span><text:span text:style-name="T1"> Upaya video Meta yang paling signifikan dan menjadi fokus utama hingga </text:span><text:span text:style-name="Strong_20_Emphasis"><text:span text:style-name="T1">April 2025</text:span></text:span><text:span text:style-name="T1"> adalah </text:span><text:span text:style-name="Strong_20_Emphasis"><text:span text:style-name="T1">Reels</text:span></text:span><text:span text:style-name="T1">. Diluncurkan pertama kali di Instagram pada tahun 2020 dan kemudian di Facebook, Reels adalah </text:span><text:span text:style-name="Strong_20_Emphasis"><text:span text:style-name="T1">jawaban langsung dan taktis</text:span></text:span><text:span text:style-name="T1"> terhadap ledakan </text:span><text:soft-page-break/><text:span text:style-name="T1">popularitas </text:span><text:span text:style-name="Strong_20_Emphasis"><text:span text:style-name="T1">TikTok</text:span></text:span><text:span text:style-name="T1"> yang mengguncang lanskap media sosial global, termasuk menjadi fenomena besar di Indonesia. Formatnya jelas terinspirasi oleh TikTok: video vertikal berdurasi pendek dengan fokus pada musik, tren, dan kreativitas cepat. Meta mengerahkan segala cara untuk mendorong adopsi Reels:</text:span></text:p>
            <text:list xml:id="list2967720062241048260" text:style-name="L51">
              <text:list-item>
                <text:p text:style-name="P144"><text:span text:style-name="Strong_20_Emphasis"><text:span text:style-name="T1">Promosi Algoritma:</text:span></text:span><text:span text:style-name="T1"> Algoritma di Instagram dan Facebook secara agresif memprioritaskan dan menampilkan konten Reels di Beranda, tab Explore, dan bagian khusus Reels, memastikan visibilitas maksimal. </text:span></text:p>
              </text:list-item>
              <text:list-item>
                <text:p text:style-name="P42"><text:span text:style-name="Strong_20_Emphasis"><text:span text:style-name="T1">Insentif Kreator:</text:span></text:span><text:span text:style-name="T1"> Meta sempat menawarkan program bonus finansial yang signifikan untuk menarik para kreator agar membuat dan memposting konten orisinal di Reels, mencoba menyaingi daya tarik TikTok. </text:span></text:p>
              </text:list-item>
            </text:list>
            <text:p text:style-name="Text_20_body"><text:span text:style-name="Strong_20_Emphasis"><text:span text:style-name="T1">Evaluasi per April 2025</text:span></text:span><text:span text:style-name="T1">: Upaya ini tidak sia-sia. Reels telah berhasil meraih </text:span><text:span text:style-name="Strong_20_Emphasis"><text:span text:style-name="T1">tingkat penayangan dan keterlibatan pengguna yang sangat tinggi</text:span></text:span><text:span text:style-name="T1"> secara global, termasuk di Indonesia. Fitur ini secara signifikan meningkatkan waktu yang dihabiskan pengguna di aplikasi Instagram dan Facebook, dan menjadi saluran iklan video pendek yang penting bagi Meta. Namun, pertarungan masih jauh dari selesai. </text:span><text:span text:style-name="Strong_20_Emphasis"><text:span text:style-name="T1">TikTok tetap menjadi pesaing yang sangat tangguh</text:span></text:span><text:span text:style-name="T1"> dengan budaya kreator dan algoritma rekomendasi yang kuat. </text:span><text:span text:style-name="Strong_20_Emphasis"><text:span text:style-name="T1">YouTube Shorts</text:span></text:span><text:span text:style-name="T1"> juga muncul sebagai pemain besar lainnya. Salah satu </text:span><text:span text:style-name="Strong_20_Emphasis"><text:span text:style-name="T1">tantangan terbesar yang masih dihadapi Meta dengan Reels</text:span></text:span><text:span text:style-name="T1"> adalah membangun </text:span><text:span text:style-name="Strong_20_Emphasis"><text:span text:style-name="T1">model monetisasi yang berkelanjutan dan menarik bagi para kreator konten</text:span></text:span><text:span text:style-name="T1">. Dibandingkan dengan model bagi hasil iklan YouTube yang matang atau evolusi pendanaan kreator TikTok, sistem monetisasi Reels sering dianggap masih kurang memuaskan oleh banyak kreator, yang berpotensi memengaruhi kualitas dan orisinalitas konten jangka panjang.</text:span></text:p>
            <text:p text:style-name="Text_20_body"><text:span text:style-name="T1">Secara keseluruhan, dorongan Meta ke ranah video adalah medan pertempuran yang berkelanjutan. Sementara Live menghadapi tantangan moderasi dan Watch berjuang mencari identitas, Reels telah menjadi garda terdepan dalam upaya Meta mempertahankan relevansi dan </text:span><text:span text:style-name="Emphasis"><text:span text:style-name="T1">engagement</text:span></text:span><text:span text:style-name="T1"> pengguna di era dominasi video pendek, sebuah pertarungan sengit melawan kompetitor kuat yang hasilnya masih terus berkembang.</text:span></text:p>
            <text:p text:style-name="P2"/>
            <text:p text:style-name="Text_20_body"><text:span text:style-name="T1">Ini mengakhiri bagian Sukses (5.1). Silakan berikan perintah </text:span><text:span text:style-name="Strong_20_Emphasis"><text:span text:style-name="T1">"YAX"</text:span></text:span><text:span text:style-name="T1"> untuk melanjutkan ke prompt pembuka bagian </text:span><text:span text:style-name="Strong_20_Emphasis"><text:span text:style-name="T1">5.2 Dihentikan/Gagal</text:span></text:span><text:span text:style-name="T1">.</text:span></text:p>
          </text:section>
          <text:section text:style-name="Sect1" text:name="feedback-form-52">
            <text:p text:style-name="P196"/>
          </text:section>
        </text:section>
        <text:section text:style-name="Sect1" text:name="325a97caee9a5667">
          <text:p text:style-name="P96"><text:soft-page-break/></text:p>
          <text:section text:style-name="Sect1" text:name="user-query-content-53">
            <text:p text:style-name="P215">yax </text:p>
          </text:section>
          <text:p text:style-name="P196">Tampilkan alur berpikir</text:p>
          <text:section text:style-name="Sect2" text:name="model-response-message-contentr_325a97caee9a5667">
            <text:p text:style-name="Text_20_body"><text:span text:style-name="T1">Baik, berikut adalah isi untuk </text:span><text:span text:style-name="Strong_20_Emphasis"><text:span text:style-name="T1">Pembuka Bagian 5.2 Dihentikan/Gagal</text:span></text:span><text:span text:style-name="T1">:</text:span></text:p>
            <text:p text:style-name="Text_20_body"><text:span text:style-name="Strong_20_Emphasis"><text:span text:style-name="T1">5.2 Dihentikan/Gagal</text:span></text:span></text:p>
            <text:p text:style-name="P96">Inovasi adalah pedang bermata dua. Untuk setiap Instagram Stories atau Marketplace yang meraih kesuksesan masif, ada sisi lain dari neraca inovasi Meta/Facebook yang diisi oleh produk, fitur, dan proyek ambisius yang gagal memenuhi harapan, tidak mendapatkan sambutan pasar, atau terpaksa dihentikan di tengah jalan. Memahami kegagalan ini sama pentingnya dengan merayakan keberhasilan, karena mereka seringkali memberikan pelajaran berharga tentang batas-batas ambisi, tantangan eksekusi, dinamika pasar, dan terkadang, titik buta strategis perusahaan.</text:p>
            <text:p text:style-name="P96">Kegagalan dalam skala Meta bukanlah hal yang aneh; justru ia adalah konsekuensi logis dari budaya yang mendorong eksperimen cepat dan pengambilan risiko ('Move Fast and Break Things', meskipun telah berevolusi). Tidak semua taruhan akan berhasil, dan kemampuan untuk 'gagal cepat' (fail fast)—mengidentifikasi proyek yang tidak berjalan dan mengalihkan sumber daya—sering dianggap sebagai ciri khas perusahaan teknologi yang dinamis. Sebagian besar pengguna Meta di Indonesia, misalnya, mungkin akrab dengan Reels atau Marketplace, namun kemungkinan besar tidak pernah mendengar atau menggunakan banyak produk gagal yang akan kita bahas.</text:p>
            <text:p text:style-name="Text_20_body"><text:span text:style-name="T1">Bagian ini akan mengupas secara </text:span><text:span text:style-name="Strong_20_Emphasis"><text:span text:style-name="T1">mendalam</text:span></text:span><text:span text:style-name="T1"> beberapa contoh paling signifikan dari inisiatif Meta yang akhirnya tidak berhasil. Mulai dari upaya terjun langsung ke pasar perangkat keras dengan 'Facebook Phone', serangkaian aplikasi mandiri eksperimental yang berumur pendek, hingga proyek mata uang kripto global Libra/Diem yang sangat ambisius namun penuh kontroversi. Dengan menganalisis </text:span><text:span text:style-name="Strong_20_Emphasis"><text:span text:style-name="T1">alasan di balik kegagalan</text:span></text:span><text:span text:style-name="T1"> masing-masing kasus—apakah karena strategi yang keliru, eksekusi yang buruk, penolakan pasar, tekanan regulasi, atau faktor lainnya—kita dapat memperoleh pemahaman yang lebih utuh tentang cara kerja Meta, batas kemampuannya, dan bagaimana perusahaan ini (idealnya) belajar dari kesalahannya dalam menavigasi lanskap teknologi yang terus berubah hingga </text:span><text:span text:style-name="Strong_20_Emphasis"><text:span text:style-name="T1">April 2025</text:span></text:span><text:span text:style-name="T1">.</text:span></text:p>
            <text:p text:style-name="P2"/>
            <text:p text:style-name="Text_20_body"><text:soft-page-break/><text:span text:style-name="T1">Silakan berikan perintah </text:span><text:span text:style-name="Strong_20_Emphasis"><text:span text:style-name="T1">"YAX"</text:span></text:span><text:span text:style-name="T1"> untuk melanjutkan ke prompt Subbab </text:span><text:span text:style-name="Strong_20_Emphasis"><text:span text:style-name="T1">5.2.1: Facebook Phone (HTC First)</text:span></text:span><text:span text:style-name="T1">.</text:span></text:p>
          </text:section>
          <text:section text:style-name="Sect1" text:name="feedback-form-53">
            <text:p text:style-name="P196"/>
          </text:section>
        </text:section>
        <text:section text:style-name="Sect1" text:name="da87ed70f8d01a1f">
          <text:p text:style-name="P96"/>
          <text:section text:style-name="Sect1" text:name="user-query-content-54">
            <text:p text:style-name="P215">yax </text:p>
          </text:section>
          <text:p text:style-name="P196">Tampilkan alur berpikir</text:p>
          <text:section text:style-name="Sect2" text:name="model-response-message-contentr_da87ed70f8d01a1f">
            <text:p text:style-name="Text_20_body"><text:span text:style-name="T1">Baik, berikut adalah isi untuk Subbab </text:span><text:span text:style-name="Strong_20_Emphasis"><text:span text:style-name="T1">5.2.1: Facebook Phone (HTC First)</text:span></text:span><text:span text:style-name="T1">:</text:span></text:p>
            <text:p text:style-name="Text_20_body"><text:span text:style-name="Strong_20_Emphasis"><text:span text:style-name="T1">5.2.1 Facebook Phone (HTC First)</text:span></text:span></text:p>
            <text:p text:style-name="Text_20_body"><text:span text:style-name="T1">Salah satu kegagalan produk Meta/Facebook yang paling nyata dan dipublikasikan secara luas adalah upaya ambisiusnya untuk terjun langsung ke pasar perangkat keras ponsel pintar pada tahun 2013. Ini bukan sekadar aplikasi, melainkan sebuah paket terintegrasi: ponsel </text:span><text:span text:style-name="Strong_20_Emphasis"><text:span text:style-name="T1">HTC First</text:span></text:span><text:span text:style-name="T1">, yang dirancang khusus untuk menjalankan lapisan perangkat lunak Android buatan Facebook bernama </text:span><text:span text:style-name="Strong_20_Emphasis"><text:span text:style-name="T1">Facebook Home</text:span></text:span><text:span text:style-name="T1">. Visi di baliknya adalah menjadikan Facebook bukan hanya aplikasi di ponsel Anda, tetapi </text:span><text:span text:style-name="Emphasis"><text:span text:style-name="T1">pengalaman inti</text:span></text:span><text:span text:style-name="T1"> ponsel itu sendiri. Bagi sebagian besar pengguna di Indonesia dan banyak negara lain, ponsel ini mungkin tidak pernah terdengar atau terlihat, karena distribusinya sangat terbatas dan umurnya sangat pendek—sebuah pertanda awal kegagalannya.</text:span></text:p>
            <text:p text:style-name="Text_20_body"><text:span text:style-name="Strong_20_Emphasis"><text:span text:style-name="T1">Konsep Facebook Home:</text:span></text:span><text:span text:style-name="T1"> Perangkat lunak Facebook Home menggantikan layar beranda (home screen) dan layar kunci (lock screen) standar Android. Alih-alih menampilkan ikon aplikasi atau widget, ia menyajikan </text:span><text:span text:style-name="Strong_20_Emphasis"><text:span text:style-name="T1">"Cover Feed"</text:span></text:span><text:span text:style-name="T1">—aliran visual postingan dan foto dari News Feed Facebook pengguna. Notifikasi pesan muncul sebagai </text:span><text:span text:style-name="Strong_20_Emphasis"><text:span text:style-name="T1">"Chat Heads"</text:span></text:span><text:span text:style-name="T1"> yang melayang di atas aplikasi lain. Tujuannya adalah menciptakan pengalaman yang sangat 'Facebook-sentris', di mana interaksi sosial menjadi pusat dari penggunaan ponsel. Perangkat keras HTC First sendiri sebenarnya adalah ponsel Android kelas menengah yang relatif standar pada masanya; daya tarik utamanya terletak pada integrasi mendalam dengan Facebook Home.</text:span></text:p>
            <text:p text:style-name="Text_20_body"><text:span text:style-name="Strong_20_Emphasis"><text:span text:style-name="T1">Mengapa Gagal Total?</text:span></text:span><text:span text:style-name="T1"> Upaya ini gagal secara spektakuler karena beberapa alasan fundamental:</text:span></text:p>
            <text:list xml:id="list6605670703105440347" text:style-name="L52">
              <text:list-item>
                <text:p text:style-name="P145"><text:span text:style-name="Strong_20_Emphasis"><text:span text:style-name="T1">Kesalahan Premis Strategis:</text:span></text:span><text:span text:style-name="T1"> Ternyata, sebagian besar pengguna </text:span><text:span text:style-name="Strong_20_Emphasis"><text:span text:style-name="T1">tidak menginginkan Facebook mengambil alih seluruh pengalaman ponsel mereka</text:span></text:span><text:span text:style-name="T1">. Mereka menyukai Facebook sebagai </text:span><text:span text:style-name="Emphasis"><text:span text:style-name="T1">salah satu</text:span></text:span><text:span text:style-name="T1"> aplikasi </text:span><text:soft-page-break/><text:span text:style-name="T1">penting, tetapi mereka juga ingin akses mudah ke fungsi ponsel lainnya—pemberitahuan dari berbagai aplikasi, widget cuaca, pintasan ke aplikasi non-Facebook, dll. Facebook Home secara keliru mengasumsikan bahwa pengguna menginginkan pengalaman yang didominasi sepenuhnya oleh jejaring sosial. </text:span></text:p>
              </text:list-item>
              <text:list-item>
                <text:p text:style-name="P145"><text:span text:style-name="Strong_20_Emphasis"><text:span text:style-name="T1">Perangkat Lunak yang Terlalu Intrusif:</text:span></text:span><text:span text:style-name="T1"> Bagi banyak pengguna dan pengulas, Cover Feed terasa mengganggu dan memprioritaskan konten Facebook di atas notifikasi atau akses cepat ke fungsi lain. Chat Heads, meskipun inovatif, juga dianggap sebagian orang mengganggu alur kerja di aplikasi lain. </text:span></text:p>
              </text:list-item>
              <text:list-item>
                <text:p text:style-name="P145"><text:span text:style-name="Strong_20_Emphasis"><text:span text:style-name="T1">Perangkat Keras yang Kurang Menarik:</text:span></text:span><text:span text:style-name="T1"> Ponsel HTC First sendiri tidak memiliki fitur unggulan yang cukup kuat untuk menarik pembeli jika mereka tidak tertarik dengan Facebook Home. Ia tenggelam di pasar Android kelas menengah yang sudah ramai. </text:span></text:p>
              </text:list-item>
              <text:list-item>
                <text:p text:style-name="P43"><text:span text:style-name="Strong_20_Emphasis"><text:span text:style-name="T1">Resepsi Pasar yang Buruk:</text:span></text:span><text:span text:style-name="T1"> Ponsel ini menerima </text:span><text:span text:style-name="Strong_20_Emphasis"><text:span text:style-name="T1">ulasan negatif</text:span></text:span><text:span text:style-name="T1"> dari sebagian besar media teknologi. </text:span><text:span text:style-name="Strong_20_Emphasis"><text:span text:style-name="T1">Penjualannya sangat rendah</text:span></text:span><text:span text:style-name="T1">, dilaporkan hanya terjual sekitar 15.000 unit dalam bulan pertama di AS melalui AT&amp;T. Operator dengan cepat memangkas harganya dari $99 (dengan kontrak) menjadi hanya $0,99, sebelum akhirnya </text:span><text:span text:style-name="Strong_20_Emphasis"><text:span text:style-name="T1">menariknya sepenuhnya dari pasar</text:span></text:span><text:span text:style-name="T1"> hanya beberapa bulan setelah diluncurkan. Facebook Home sebagai aplikasi mandiri di Google Play Store juga menerima peringkat yang sangat rendah. </text:span></text:p>
              </text:list-item>
            </text:list>
            <text:p text:style-name="Text_20_body"><text:span text:style-name="Strong_20_Emphasis"><text:span text:style-name="T1">Pelajaran yang Diambil:</text:span></text:span><text:span text:style-name="T1"> Kegagalan 'Facebook Phone' menjadi pelajaran mahal bagi Meta. Ini menunjukkan </text:span><text:span text:style-name="Strong_20_Emphasis"><text:span text:style-name="T1">kesalahpahaman mendasar tentang keinginan pengguna</text:span></text:span><text:span text:style-name="T1"> terkait integrasi jejaring sosial dengan perangkat keras inti mereka. Pengguna menginginkan kontrol atas pengalaman ponsel mereka, bukan didikte oleh satu aplikasi. Kegagalan ini juga menyoroti </text:span><text:span text:style-name="Strong_20_Emphasis"><text:span text:style-name="T1">kesulitan besar bagi perusahaan perangkat lunak untuk berhasil di pasar perangkat keras</text:span></text:span><text:span text:style-name="T1"> yang sangat kompetitif tanpa proposisi nilai yang benar-benar unik dan menarik pada perangkat keras itu sendiri. Setelah kegagalan ini, Meta untuk waktu yang lama tampak menarik diri dari ambisi membuat perangkat keras konsumennya sendiri (setidaknya sampai fokus pada VR/AR kembali mengemuka bertahun-tahun kemudian), dan lebih memilih fokus pada peningkatan aplikasi mobile-nya di platform iOS dan Android yang sudah ada.</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5.2.2: </text:span></text:span><text:soft-page-break/><text:span text:style-name="Strong_20_Emphasis"><text:span text:style-name="T1">Aplikasi Eksperimental (Paper, Slingshot, dll.)</text:span></text:span><text:span text:style-name="T1">.</text:span></text:p>
          </text:section>
          <text:section text:style-name="Sect1" text:name="feedback-form-54">
            <text:p text:style-name="P196"/>
          </text:section>
        </text:section>
        <text:section text:style-name="Sect1" text:name="9efc8912be9a68b1">
          <text:p text:style-name="P96"/>
          <text:section text:style-name="Sect1" text:name="user-query-content-55">
            <text:p text:style-name="P215">yax </text:p>
          </text:section>
          <text:p text:style-name="P196">Tampilkan alur berpikir</text:p>
          <text:section text:style-name="Sect2" text:name="model-response-message-contentr_9efc8912be9a68b1">
            <text:p text:style-name="Text_20_body"><text:span text:style-name="T1">Baik, berikut adalah isi untuk Subbab </text:span><text:span text:style-name="Strong_20_Emphasis"><text:span text:style-name="T1">5.2.2: Aplikasi Eksperimental (Paper, Slingshot, dll.)</text:span></text:span><text:span text:style-name="T1">:</text:span></text:p>
            <text:p text:style-name="Text_20_body"><text:span text:style-name="Strong_20_Emphasis"><text:span text:style-name="T1">5.2.2 Aplikasi Eksperimental (Paper, Slingshot, dll.)</text:span></text:span></text:p>
            <text:p text:style-name="P96">Selain pertaruhan besar pada perangkat keras atau akuisisi miliaran dolar, Meta/Facebook juga memiliki sejarah panjang dalam meluncurkan—dan kemudian dengan cepat menghentikan—serangkaian aplikasi mandiri (standalone) yang bersifat eksperimental. Periode paling intens dari strategi ini terjadi sekitar tahun 2014-2016, seringkali di bawah bendera inisiatif internal bernama 'Facebook Creative Labs'. Tujuannya tampak beragam: menguji konsep antarmuka baru, meniru fitur pesaing, atau mencoba menjangkau ceruk pengguna tertentu. Namun, hampir semuanya berakhir dengan nasib yang sama: dimatikan dalam waktu satu atau dua tahun karena gagal mendapatkan daya tarik yang signifikan.</text:p>
            <text:p text:style-name="P96">Bagi pengguna di Indonesia, sebagian besar aplikasi ini kemungkinan besar terdengar asing, karena peluncurannya seringkali terbatas pada pasar Amerika Serikat atau beberapa negara berbahasa Inggris lainnya, dan umurnya pun sangat pendek. Beberapa contoh menonjol dari 'kuburan aplikasi' Meta ini antara lain:</text:p>
            <text:list xml:id="list5860739039958017997" text:style-name="L53">
              <text:list-item>
                <text:p text:style-name="P146"><text:span text:style-name="Strong_20_Emphasis"><text:span text:style-name="T1">Paper (2014):</text:span></text:span><text:span text:style-name="T1"> Sebuah aplikasi yang dirancang dengan indah, menawarkan cara baru yang elegan untuk menjelajahi News Feed dan membaca berita, dengan navigasi berbasis gestur yang inovatif. Meskipun mendapat pujian dari para desainer, Paper gagal menarik basis pengguna yang cukup besar untuk dipertahankan. </text:span></text:p>
              </text:list-item>
              <text:list-item>
                <text:p text:style-name="P146"><text:span text:style-name="Strong_20_Emphasis"><text:span text:style-name="T1">Slingshot (2014):</text:span></text:span><text:span text:style-name="T1"> Upaya kedua (setelah Poke) untuk menandingi Snapchat, Slingshot memiliki mekanisme unik: Anda harus mengirim 'sling' (foto atau video) terlebih dahulu sebelum bisa melihat 'sling' yang dikirimkan kepada Anda. Mekanisme resiprokal ini ternyata terlalu merepotkan bagi pengguna dan aplikasi ini cepat menghilang. </text:span></text:p>
              </text:list-item>
              <text:list-item>
                <text:p text:style-name="P146"><text:span text:style-name="Strong_20_Emphasis"><text:span text:style-name="T1">Poke (2012):</text:span></text:span><text:span text:style-name="T1"> Kloning Snapchat yang sangat terang-terangan, diluncurkan untuk menyaingi fitur pesan sementara Snapchat. Aplikasi ini </text:span><text:soft-page-break/><text:span text:style-name="T1">gagal total dan dengan cepat dilupakan. </text:span></text:p>
              </text:list-item>
              <text:list-item>
                <text:p text:style-name="P146"><text:span text:style-name="Strong_20_Emphasis"><text:span text:style-name="T1">Riff (2015):</text:span></text:span><text:span text:style-name="T1"> Aplikasi yang memungkinkan pengguna membuat video kolaboratif, di mana teman bisa menambahkan klip mereka sendiri ke video awal. Konsepnya menarik tetapi tidak pernah benar-benar populer. </text:span></text:p>
              </text:list-item>
              <text:list-item>
                <text:p text:style-name="P44"><text:span text:style-name="Strong_20_Emphasis"><text:span text:style-name="T1">Rooms (2014):</text:span></text:span><text:span text:style-name="T1"> Sebuah eksperimen dengan obrolan anonim berbasis topik, mengingatkan pada forum internet awal. Juga gagal mendapatkan pengguna yang signifikan. </text:span></text:p>
              </text:list-item>
            </text:list>
            <text:p text:style-name="Text_20_body"><text:span text:style-name="Strong_20_Emphasis"><text:span text:style-name="T1">Mengapa Begitu Banyak Kegagalan?</text:span></text:span><text:span text:style-name="T1"> Pola kegagalan berulang ini dapat diatribusikan pada beberapa faktor:</text:span></text:p>
            <text:list xml:id="list5192356244354123022" text:style-name="L54">
              <text:list-item>
                <text:p text:style-name="P147"><text:span text:style-name="Strong_20_Emphasis"><text:span text:style-name="T1">Kurangnya Adopsi Pengguna:</text:span></text:span><text:span text:style-name="T1"> Alasan paling mendasar, aplikasi-aplikasi ini просто (prosto - 'simply' in Russian, seems like a typo, should be 'tidak') tidak berhasil menarik cukup banyak orang untuk menggunakannya secara teratur. </text:span></text:p>
              </text:list-item>
              <text:list-item>
                <text:p text:style-name="P147"><text:span text:style-name="Strong_20_Emphasis"><text:span text:style-name="T1">Mekanisme yang Rumit atau Tidak Perlu:</text:span></text:span><text:span text:style-name="T1"> Beberapa aplikasi (seperti Slingshot) memiliki mekanisme inti yang tidak intuitif atau tidak sesuai dengan kebiasaan pengguna. </text:span></text:p>
              </text:list-item>
              <text:list-item>
                <text:p text:style-name="P147"><text:span text:style-name="Strong_20_Emphasis"><text:span text:style-name="T1">Kebingungan Merek dan Fragmentasi:</text:span></text:span><text:span text:style-name="T1"> Terlalu banyak aplikasi terpisah dari Facebook dapat membingungkan pengguna dan memecah perhatian mereka. </text:span></text:p>
              </text:list-item>
              <text:list-item>
                <text:p text:style-name="P147"><text:span text:style-name="Strong_20_Emphasis"><text:span text:style-name="T1">Tidak Memecahkan Masalah Nyata:</text:span></text:span><text:span text:style-name="T1"> Banyak dari aplikasi ini terasa seperti solusi yang mencari masalah, tidak menawarkan nilai unik yang signifikan dibandingkan aplikasi yang sudah ada (termasuk aplikasi inti Meta sendiri). </text:span></text:p>
              </text:list-item>
              <text:list-item>
                <text:p text:style-name="P45"><text:span text:style-name="Strong_20_Emphasis"><text:span text:style-name="T1">Keputusan Alokasi Sumber Daya:</text:span></text:span><text:span text:style-name="T1"> Ketika sebuah eksperimen tidak menunjukkan tanda-tanda pertumbuhan cepat, Meta tampaknya tidak ragu untuk memotong kerugian dan mengalihkan tim serta sumber dayanya ke proyek lain yang lebih menjanjikan. </text:span></text:p>
              </text:list-item>
            </text:list>
            <text:p text:style-name="Text_20_body"><text:span text:style-name="Strong_20_Emphasis"><text:span text:style-name="T1">Cerminan Budaya 'Fail Fast'</text:span></text:span><text:span text:style-name="T1"> Rentetan peluncuran dan penutupan aplikasi ini adalah manifestasi nyata dari budaya </text:span><text:span text:style-name="Strong_20_Emphasis"><text:span text:style-name="T1">'Fail Fast' (Gagal Cepat)</text:span></text:span><text:span text:style-name="T1"> yang dianut Meta. Ada kemauan untuk mencoba ide-ide baru secara publik, melihat data penggunaannya, dan mengambil keputusan cepat untuk melanjutkan atau menghentikannya. Di satu sisi, ini menunjukkan kelincahan dan kemampuan untuk tidak terikat pada proyek yang gagal. Di sisi lain, ini juga bisa dilihat sebagai pendekatan yang agak serampangan, kurang fokus strategis, dan terkadang kurang mempertimbangkan pengalaman pengguna yang dihadapkan pada aplikasi yang datang dan pergi begitu cepat. Era eksperimen aplikasi </text:span><text:soft-page-break/><text:span text:style-name="T1">mandiri ini, dilihat dari </text:span><text:span text:style-name="Strong_20_Emphasis"><text:span text:style-name="T1">April 2025</text:span></text:span><text:span text:style-name="T1">, tampak seperti periode pembelajaran bagi Meta, meskipun sebagian besar 'pelajaran' tersebut berakhir di laci digital perusahaan.</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5.2.3: Proyek Kripto Libra/Diem</text:span></text:span><text:span text:style-name="T1">.</text:span></text:p>
          </text:section>
          <text:section text:style-name="Sect1" text:name="feedback-form-55">
            <text:p text:style-name="P196"/>
          </text:section>
        </text:section>
        <text:section text:style-name="Sect1" text:name="798bff55e85125ad">
          <text:p text:style-name="P96"/>
          <text:section text:style-name="Sect1" text:name="user-query-content-56">
            <text:p text:style-name="P215">yax </text:p>
          </text:section>
          <text:p text:style-name="P196">Tampilkan alur berpikir</text:p>
          <text:section text:style-name="Sect2" text:name="model-response-message-contentr_798bff55e85125ad">
            <text:p text:style-name="Text_20_body"><text:span text:style-name="T1">Baik, berikut adalah isi untuk Subbab </text:span><text:span text:style-name="Strong_20_Emphasis"><text:span text:style-name="T1">5.2.3: Proyek Kripto Libra/Diem</text:span></text:span><text:span text:style-name="T1">:</text:span></text:p>
            <text:p text:style-name="Text_20_body"><text:span text:style-name="Strong_20_Emphasis"><text:span text:style-name="T1">5.2.3 Proyek Kripto Libra/Diem</text:span></text:span></text:p>
            <text:p text:style-name="Text_20_body"><text:span text:style-name="T1">Salah satu pertaruhan Meta/Facebook yang paling ambisius—dan bisa dibilang paling spektakuler kegagalannya—adalah upaya mereka untuk merevolusi sistem keuangan global melalui proyek mata uang digital </text:span><text:span text:style-name="Strong_20_Emphasis"><text:span text:style-name="T1">Libra</text:span></text:span><text:span text:style-name="T1">, yang kemudian berganti nama menjadi </text:span><text:span text:style-name="Strong_20_Emphasis"><text:span text:style-name="T1">Diem</text:span></text:span><text:span text:style-name="T1">. Diumumkan dengan gegap gempita pada pertengahan 2019, Libra bukanlah sekadar mata uang kripto biasa; ia dirancang sebagai </text:span><text:span text:style-name="Strong_20_Emphasis"><text:span text:style-name="T1">stablecoin global</text:span></text:span><text:span text:style-name="T1">, sebuah mata uang digital yang nilainya dipatok pada sekumpulan mata uang fiat dan aset nyata lainnya, dikelola oleh sebuah konsorsium independen bernama Libra Association yang berbasis di Swiss. Anggota pendiri konsorsium ini mencakup nama-nama besar seperti Visa, Mastercard, PayPal, Uber, dan Spotify. Facebook sendiri akan berperan melalui anak perusahaannya, Calibra (kemudian Novi), yang mengembangkan dompet digital untuk menyimpan dan menggunakan Libra.</text:span></text:p>
            <text:p text:style-name="Text_20_body"><text:span text:style-name="Strong_20_Emphasis"><text:span text:style-name="T1">Visi awalnya sangat muluk:</text:span></text:span><text:span text:style-name="T1"> menciptakan sistem pembayaran global yang efisien, berbiaya rendah, dan dapat diakses oleh siapa saja, termasuk miliaran orang di seluruh dunia yang tidak memiliki akses ke layanan perbankan tradisional (</text:span><text:span text:style-name="Emphasis"><text:span text:style-name="T1">unbanked</text:span></text:span><text:span text:style-name="T1">). Potensinya untuk mempermudah pengiriman uang lintas batas (remitansi)—isu penting bagi banyak negara termasuk Indonesia—seringkali ditekankan.</text:span></text:p>
            <text:p text:style-name="Text_20_body"><text:span text:style-name="T1">Namun, visi indah ini </text:span><text:span text:style-name="Strong_20_Emphasis"><text:span text:style-name="T1">langsung disambut dengan badai penolakan</text:span></text:span><text:span text:style-name="T1"> dari regulator keuangan, bank sentral (termasuk Bank Indonesia yang menyuarakan kehati-hatian), dan politisi di seluruh dunia. Reaksi negatif yang cepat, keras, dan nyaris serempak ini didorong oleh berbagai kekhawatiran mendalam:</text:span></text:p>
            <text:list xml:id="list513016888374783059" text:style-name="L55">
              <text:list-item>
                <text:p text:style-name="P148"><text:soft-page-break/><text:span text:style-name="Strong_20_Emphasis"><text:span text:style-name="T1">Ancaman terhadap Kedaulatan Moneter:</text:span></text:span><text:span text:style-name="T1"> Pemerintah khawatir sebuah entitas swasta, yang dipimpin oleh perusahaan sekuat Facebook, akan mengendalikan mata uang global yang beroperasi di luar sistem moneter nasional mereka. </text:span></text:p>
              </text:list-item>
              <text:list-item>
                <text:p text:style-name="P148"><text:span text:style-name="Strong_20_Emphasis"><text:span text:style-name="T1">Risiko Stabilitas Keuangan:</text:span></text:span><text:span text:style-name="T1"> Muncul pertanyaan serius tentang bagaimana cadangan aset Libra akan dikelola, siapa yang akan mengawasinya, dan potensi risiko sistemik jika terjadi gejolak atau 'serbuan' penukaran Libra. </text:span></text:p>
              </text:list-item>
              <text:list-item>
                <text:p text:style-name="P148"><text:span text:style-name="Strong_20_Emphasis"><text:span text:style-name="T1">Potensi Penyalahgunaan:</text:span></text:span><text:span text:style-name="T1"> Kekhawatiran tentang potensi Libra/Diem digunakan untuk pencucian uang, pendanaan teroris, atau aktivitas ilegal lainnya karena sifatnya yang berpotensi pseudo-anonim dan lintas batas. </text:span></text:p>
              </text:list-item>
              <text:list-item>
                <text:p text:style-name="P46"><text:span text:style-name="Strong_20_Emphasis"><text:span text:style-name="T1">Kekuatan Pasar dan Kepercayaan:</text:span></text:span><text:span text:style-name="T1"> Faktor paling signifikan mungkin adalah </text:span><text:span text:style-name="Strong_20_Emphasis"><text:span text:style-name="T1">defisit kepercayaan</text:span></text:span><text:span text:style-name="T1"> yang mendalam terhadap Facebook/Meta itu sendiri. Setelah berbagai skandal privasi dan isu monopoli, banyak regulator dan publik yang sangat skeptis untuk memberikan perusahaan ini peran sentral dalam sistem keuangan global. </text:span></text:p>
              </text:list-item>
            </text:list>
            <text:p text:style-name="Text_20_body"><text:span text:style-name="T1">Tekanan regulasi yang intens ini dengan cepat </text:span><text:span text:style-name="Strong_20_Emphasis"><text:span text:style-name="T1">menyebabkan anggota-anggota kunci seperti Visa, Mastercard, PayPal, dan eBay menarik diri</text:span></text:span><text:span text:style-name="T1"> dari Libra Association, meruntuhkan kredibilitas dan fondasi awal proyek tersebut. Dalam upaya untuk meredakan kekhawatiran, proyek ini </text:span><text:span text:style-name="Strong_20_Emphasis"><text:span text:style-name="T1">direstrukturisasi dan diganti namanya menjadi Diem</text:span></text:span><text:span text:style-name="T1"> pada akhir 2020, dengan lingkup yang dipersempit—misalnya, fokus pada stablecoin yang didukung oleh satu mata uang fiat saja (seperti Dolar AS). Dompet digitalnya pun berganti nama menjadi Novi.</text:span></text:p>
            <text:p text:style-name="Text_20_body"><text:span text:style-name="T1">Namun, perubahan ini tidak cukup untuk meredakan penolakan regulator. Proyek Diem terus menghadapi jalan buntu. Akhirnya, pada </text:span><text:span text:style-name="Strong_20_Emphasis"><text:span text:style-name="T1">awal tahun 2022, Meta secara resmi menyerah</text:span></text:span><text:span text:style-name="T1">. Aset dan kekayaan intelektual yang terkait dengan Diem dijual ke bank kecil yang berfokus pada aset digital, menandai akhir dari salah satu eksperimen paling ambisius dan paling gagal dalam sejarah Meta.</text:span></text:p>
            <text:p text:style-name="P96">Kegagalan total Libra/Diem memberikan pelajaran penting: bahkan kekuatan teknologi dan finansial Meta memiliki batas ketika berhadapan dengan kekhawatiran fundamental regulator global, terutama di sektor yang sangat sensitif dan teregulasi seperti keuangan. Ini juga menyoroti betapa rusaknya kepercayaan publik terhadap Meta menjadi penghalang besar bagi ambisi perusahaan di area-area baru yang memerlukan tingkat kepercayaan tinggi.</text:p>
            <text:p text:style-name="P2"><text:soft-page-break/></text:p>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5.2.4: Fitur-fitur yang Kurang Diminati atau Dihapus</text:span></text:span><text:span text:style-name="T1">.</text:span></text:p>
          </text:section>
          <text:section text:style-name="Sect1" text:name="feedback-form-56">
            <text:p text:style-name="P196"/>
          </text:section>
        </text:section>
        <text:section text:style-name="Sect1" text:name="b5635bb5129a26bf">
          <text:p text:style-name="P96"/>
          <text:section text:style-name="Sect1" text:name="user-query-content-57">
            <text:p text:style-name="P215">yax </text:p>
          </text:section>
          <text:p text:style-name="P196">Tampilkan alur berpikir</text:p>
          <text:section text:style-name="Sect2" text:name="model-response-message-contentr_b5635bb5129a26bf">
            <text:p text:style-name="P196"/>
          </text:section>
          <text:section text:style-name="Sect1" text:name="feedback-form-57">
            <text:p text:style-name="P196"/>
          </text:section>
        </text:section>
        <text:section text:style-name="Sect1" text:name="34062d67b164374d">
          <text:p text:style-name="P96"/>
          <text:section text:style-name="Sect1" text:name="user-query-content-58">
            <text:p text:style-name="P215">present it </text:p>
          </text:section>
          <text:p text:style-name="P196">Tampilkan alur berpikir</text:p>
          <text:section text:style-name="Sect2" text:name="model-response-message-contentr_34062d67b164374d">
            <text:p text:style-name="Text_20_body"><text:span text:style-name="T1">Baik, berikut adalah isi untuk Subbab </text:span><text:span text:style-name="Strong_20_Emphasis"><text:span text:style-name="T1">5.2.4: Fitur-fitur yang Kurang Diminati atau Dihapus</text:span></text:span><text:span text:style-name="T1">:</text:span></text:p>
            <text:p text:style-name="Text_20_body"><text:span text:style-name="Strong_20_Emphasis"><text:span text:style-name="T1">5.2.4 Fitur-fitur yang Kurang Diminati atau Dihapus</text:span></text:span></text:p>
            <text:p text:style-name="Text_20_body"><text:span text:style-name="T1">Selain kegagalan proyek-proyek besar yang berdiri sendiri, sejarah Meta/Facebook juga dipenuhi dengan fitur-fitur </text:span><text:span text:style-name="Emphasis"><text:span text:style-name="T1">di dalam</text:span></text:span><text:span text:style-name="T1"> platform intinya (Facebook atau Instagram) yang diluncurkan dengan harapan tertentu, namun akhirnya menghilang, disembunyikan, atau secara signifikan dikurangi penekanannya karena berbagai alasan. Ini adalah bagian dari siklus hidup produk digital yang normal; platform terus berevolusi, dan apa yang tampak relevan di satu era mungkin menjadi usang atau tidak efektif di era berikutnya. Bagi banyak pengguna di Indonesia, beberapa fitur ini mungkin pernah dicoba sekilas, sementara yang lain mungkin berlalu tanpa disadari sama sekali.</text:span></text:p>
            <text:p text:style-name="Text_20_body"><text:span text:style-name="T1">Beberapa contoh fitur yang kurang lebih 'gugur' dalam perjalanan Meta hingga </text:span><text:span text:style-name="Strong_20_Emphasis"><text:span text:style-name="T1">April 2025</text:span></text:span><text:span text:style-name="T1"> meliputi:</text:span></text:p>
            <text:list xml:id="list2592061485076454925" text:style-name="L56">
              <text:list-item>
                <text:p text:style-name="P149"><text:span text:style-name="Strong_20_Emphasis"><text:span text:style-name="T1">Facebook Gifts:</text:span></text:span><text:span text:style-name="T1"> Upaya untuk memungkinkan pengguna mengirim hadiah virtual (atau bahkan hadiah fisik melalui kemitraan) kepada teman mereka. Fitur ini tidak pernah benar-benar populer, kemungkinan karena kompleksitas (terutama untuk hadiah fisik) dan kurangnya minat pengguna yang luas. </text:span></text:p>
              </text:list-item>
              <text:list-item>
                <text:p text:style-name="P149"><text:span text:style-name="Strong_20_Emphasis"><text:span text:style-name="T1">Facebook Questions:</text:span></text:span><text:span text:style-name="T1"> Sebuah fitur khusus untuk mengajukan dan menjawab pertanyaan dalam format terstruktur. Fitur ini kalah bersaing </text:span><text:soft-page-break/><text:span text:style-name="T1">dengan kebiasaan pengguna yang lebih natural untuk sekadar bertanya melalui pembaruan status atau di dalam Grup. </text:span></text:p>
              </text:list-item>
              <text:list-item>
                <text:p text:style-name="P149"><text:span text:style-name="Strong_20_Emphasis"><text:span text:style-name="T1">Notes (Catatan):</text:span></text:span><text:span text:style-name="T1"> Awalnya dirancang sebagai platform blogging sederhana di dalam Facebook, fitur Notes kini visibilitasnya sangat dikurangi. Pengguna lebih memilih format berbagi yang lebih pendek dan visual, atau menggunakan platform blogging eksternal jika ingin menulis panjang. </text:span></text:p>
              </text:list-item>
              <text:list-item>
                <text:p text:style-name="P149"><text:span text:style-name="Strong_20_Emphasis"><text:span text:style-name="T1">Facebook Credits:</text:span></text:span><text:span text:style-name="T1"> Ambisi awal untuk menciptakan mata uang virtual terpadu yang dapat digunakan untuk membeli barang di dalam game dan aplikasi di Facebook. Proyek ini akhirnya dihentikan, kemungkinan karena kompleksitas, preferensi pengembang/pengguna untuk metode pembayaran langsung, dan potensi tantangan regulasi. </text:span></text:p>
              </text:list-item>
              <text:list-item>
                <text:p text:style-name="P149"><text:span text:style-name="Strong_20_Emphasis"><text:span text:style-name="T1">Friend Lists (Daftar Teman):</text:span></text:span><text:span text:style-name="T1"> Fitur yang memungkinkan pengguna mengkategorikan teman mereka (misalnya, 'Teman Dekat', 'Kenalan', 'Keluarga') untuk berbagi postingan ke audiens tertentu. Meskipun secara konseptual berguna, pengelolaannya dianggap terlalu merepotkan oleh sebagian besar pengguna, sehingga fitur ini kurang dimanfaatkan secara efektif. </text:span></text:p>
              </text:list-item>
              <text:list-item>
                <text:p text:style-name="P47"><text:span text:style-name="Strong_20_Emphasis"><text:span text:style-name="T1">Ticker (Sidebar Real-time):</text:span></text:span><text:span text:style-name="T1"> Sebuah sidebar yang terus-menerus menampilkan aliran aktivitas teman secara </text:span><text:span text:style-name="Emphasis"><text:span text:style-name="T1">real-time</text:span></text:span><text:span text:style-name="T1"> (misalnya, siapa menyukai apa, siapa mengomentari apa). Fitur ini menuai banyak keluhan karena dianggap terlalu 'berisik' dan menimbulkan kekhawatiran privasi, sehingga akhirnya dihapus. </text:span></text:p>
              </text:list-item>
            </text:list>
            <text:p text:style-name="Text_20_body"><text:span text:style-name="Strong_20_Emphasis"><text:span text:style-name="T1">Mengapa Fitur-fitur Ini Memudar?</text:span></text:span><text:span text:style-name="T1"> Alasan di balik penghapusan atau penurunan prioritas fitur-fitur ini beragam:</text:span></text:p>
            <text:list xml:id="list5342653536452098333" text:style-name="L57">
              <text:list-item>
                <text:p text:style-name="P150"><text:span text:style-name="Strong_20_Emphasis"><text:span text:style-name="T1">Rendahnya Adopsi atau Keterlibatan Pengguna:</text:span></text:span><text:span text:style-name="T1"> Ini adalah alasan paling umum. Fitur tersebut tidak digunakan secara luas atau tidak mendorong </text:span><text:span text:style-name="Emphasis"><text:span text:style-name="T1">engagement</text:span></text:span><text:span text:style-name="T1"> yang diharapkan. </text:span></text:p>
              </text:list-item>
              <text:list-item>
                <text:p text:style-name="P150"><text:span text:style-name="Strong_20_Emphasis"><text:span text:style-name="T1">Meningkatkan Kompleksitas Platform:</text:span></text:span><text:span text:style-name="T1"> Menghapus fitur yang jarang digunakan dapat membantu menyederhanakan antarmuka pengguna yang sudah cenderung 'penuh sesak'. </text:span></text:p>
              </text:list-item>
              <text:list-item>
                <text:p text:style-name="P150"><text:span text:style-name="Strong_20_Emphasis"><text:span text:style-name="T1">Pergeseran Fokus Strategis:</text:span></text:span><text:span text:style-name="T1"> Prioritas perusahaan berubah. Meta mungkin memutuskan untuk mengalokasikan sumber daya </text:span><text:span text:style-name="Emphasis"><text:span text:style-name="T1">engineering</text:span></text:span><text:span text:style-name="T1"> dan produk ke area yang dianggap lebih penting untuk masa depan, seperti Video/Reels, AI, atau Metaverse. </text:span></text:p>
              </text:list-item>
              <text:list-item>
                <text:p text:style-name="P150"><text:span text:style-name="Strong_20_Emphasis"><text:span text:style-name="T1">Kurangnya Potensi Monetisasi:</text:span></text:span><text:span text:style-name="T1"> Fitur yang tidak secara langsung atau </text:span><text:soft-page-break/><text:span text:style-name="T1">tidak langsung berkontribusi pada pendapatan mungkin lebih mudah untuk dipensiunkan. </text:span></text:p>
              </text:list-item>
              <text:list-item>
                <text:p text:style-name="P150"><text:span text:style-name="Strong_20_Emphasis"><text:span text:style-name="T1">Umpan Balik Negatif Pengguna:</text:span></text:span><text:span text:style-name="T1"> Seperti dalam kasus Ticker, keluhan pengguna atau masalah privasi dapat menyebabkan fitur ditarik kembali. </text:span></text:p>
              </text:list-item>
              <text:list-item>
                <text:p text:style-name="P48"><text:span text:style-name="Strong_20_Emphasis"><text:span text:style-name="T1">Redundansi Fungsional:</text:span></text:span><text:span text:style-name="T1"> Kemampuan fitur tersebut mungkin sudah terwakili secara lebih baik oleh fitur lain yang lebih populer. </text:span></text:p>
              </text:list-item>
            </text:list>
            <text:p text:style-name="P96">Perputaran fitur-fitur minor ini adalah cerminan dari upaya Meta yang berkelanjutan untuk mengoptimalkan platformnya, merespons perubahan perilaku pengguna, dan menyelaraskan produk dengan tujuan strategisnya. Ini adalah proses evolusi Darwinian dalam skala platform digital, di mana hanya fitur yang paling adaptif dan paling bernilai bagi pengguna (atau bagi bisnis Meta) yang akan bertahan dalam jangka panjang.</text:p>
            <text:p text:style-name="P2"/>
            <text:p text:style-name="Text_20_body"><text:span text:style-name="T1">Ini mengakhiri Bab 5. Silakan berikan perintah </text:span><text:span text:style-name="Strong_20_Emphasis"><text:span text:style-name="T1">"YAX"</text:span></text:span><text:span text:style-name="T1"> untuk melanjutkan ke prompt </text:span><text:span text:style-name="Strong_20_Emphasis"><text:span text:style-name="T1">Pengantar Bab 6: Kontroversi dan Sisi Gelap Jejaring</text:span></text:span><text:span text:style-name="T1">.</text:span></text:p>
          </text:section>
          <text:section text:style-name="Sect1" text:name="feedback-form-58">
            <text:p text:style-name="P196"/>
          </text:section>
        </text:section>
        <text:section text:style-name="Sect1" text:name="5589f4432ebd118d">
          <text:p text:style-name="P96"/>
          <text:section text:style-name="Sect1" text:name="user-query-content-59">
            <text:p text:style-name="P215">yax </text:p>
          </text:section>
          <text:p text:style-name="P196">Tampilkan alur berpikir</text:p>
          <text:section text:style-name="Sect2" text:name="model-response-message-contentr_5589f4432ebd118d">
            <text:p text:style-name="Text_20_body"><text:span text:style-name="T1">Baik, berikut adalah isi untuk </text:span><text:span text:style-name="Strong_20_Emphasis"><text:span text:style-name="T1">Pengantar Bab 6: Kontroversi dan Sisi Gelap Jejaring</text:span></text:span><text:span text:style-name="T1">:</text:span></text:p>
            <text:p text:style-name="Text_20_body"><text:span text:style-name="Strong_20_Emphasis"><text:span text:style-name="T1">Bab 6: Kontroversi dan Sisi Gelap Jejaring</text:span></text:span></text:p>
            <text:p text:style-name="Text_20_body"><text:span text:style-name="T1">Hingga titik ini, kita telah menjelajahi bagaimana Meta/Facebook tumbuh dari ide sederhana menjadi raksasa teknologi global, mengupas inovasi teknologinya, serta menimbang keberhasilan dan kegagalan produknya. Platform-platformnya tak diragukan lagi telah menawarkan cara baru untuk terhubung, berbagi momen, membangun komunitas, dan bahkan menjalankan bisnis bagi miliaran orang, termasuk di Indonesia. Namun, di balik kisah sukses dan konektivitas tersebut, terbentang sisi lain yang jauh lebih kelam—serangkaian kontroversi mendalam, dampak negatif yang meresahkan, dan dilema etis fundamental yang terus membayangi perusahaan ini hingga </text:span><text:span text:style-name="Strong_20_Emphasis"><text:span text:style-name="T1">20 April 2025</text:span></text:span><text:span text:style-name="T1">.</text:span></text:p>
            <text:p text:style-name="Text_20_body"><text:span text:style-name="T1">Bab ini akan secara khusus mengalihkan fokus kita pada </text:span><text:span text:style-name="Strong_20_Emphasis"><text:span text:style-name="T1">'sisi gelap' jejaring</text:span></text:span><text:span text:style-name="T1"> yang dibangun oleh Meta. Kita akan menghadapi secara langsung konsekuensi-</text:span><text:soft-page-break/><text:span text:style-name="T1">konsekuensi tak terduga (atau mungkin terduga namun diabaikan), pelanggaran kepercayaan, dan masalah-masalah sistemik yang telah menjadikan Meta subjek kritik tajam, penyelidikan regulator tanpa henti, dan perdebatan publik yang sengit di seluruh dunia. Memahami Meta secara utuh berarti kita tidak bisa menutup mata terhadap aspek-aspek problematik ini.</text:span></text:p>
            <text:p text:style-name="P96">Kita akan menyelami beberapa area kontroversi paling signifikan yang terus mendefinisikan citra dan tantangan Meta:</text:p>
            <text:list xml:id="list9153003138715858775" text:style-name="L58">
              <text:list-item>
                <text:p text:style-name="P151"><text:span text:style-name="Strong_20_Emphasis"><text:span text:style-name="T1">Pelanggaran Privasi Pengguna:</text:span></text:span><text:span text:style-name="T1"> Mengupas skandal ikonik seperti Cambridge Analytica dan isu-isu berkelanjutan seputar bagaimana data pribadi kita dikumpulkan, digunakan, dan dilindungi (atau gagal dilindungi). </text:span></text:p>
              </text:list-item>
              <text:list-item>
                <text:p text:style-name="P151"><text:span text:style-name="Strong_20_Emphasis"><text:span text:style-name="T1">Penyebaran Misinformasi dan Konten Berbahaya:</text:span></text:span><text:span text:style-name="T1"> Menganalisis peran platform sebagai 'megafon' untuk berita bohong (hoax), ujaran kebencian, dan propaganda, serta tantangan moderasi konten pada skala global, termasuk dampaknya pada konteks sosial dan politik di Indonesia. </text:span></text:p>
              </text:list-item>
              <text:list-item>
                <text:p text:style-name="P151"><text:span text:style-name="Strong_20_Emphasis"><text:span text:style-name="T1">Dampak pada Kesehatan Mental:</text:span></text:span><text:span text:style-name="T1"> Menelaah kekhawatiran dan bukti yang berkembang mengenai kaitan antara penggunaan media sosial Meta dengan isu-isu seperti kecemasan, depresi, citra tubuh negatif, dan kecanduan digital, terutama di kalangan generasi muda. </text:span></text:p>
              </text:list-item>
              <text:list-item>
                <text:p text:style-name="P151"><text:span text:style-name="Strong_20_Emphasis"><text:span text:style-name="T1">Isu Kekuatan Pasar dan Monopoli:</text:span></text:span><text:span text:style-name="T1"> Membedah tuduhan bahwa Meta menyalahgunakan dominasi pasarnya untuk menghambat persaingan dan inovasi, serta tuntutan hukum antimonopoli yang dihadapinya. </text:span></text:p>
              </text:list-item>
              <text:list-item>
                <text:p text:style-name="P49"><text:span text:style-name="Strong_20_Emphasis"><text:span text:style-name="T1">Pengaruh pada Politik dan Demokrasi:</text:span></text:span><text:span text:style-name="T1"> Menginvestigasi bagaimana platform ini memengaruhi pemilihan umum, polarisasi politik, penyebaran propaganda, dan kesehatan diskursus publik secara keseluruhan. </text:span></text:p>
              </text:list-item>
            </text:list>
            <text:p text:style-name="P96">Memasuki bab ini memerlukan kesediaan untuk melihat melampaui kemudahan dan kenyamanan yang ditawarkan platform Meta. Ini adalah bagian esensial dari cerita—bagian yang mengungkap biaya sosial dari konektivitas global, kompleksitas pengelolaan platform skala masif, dan pertanyaan mendasar tentang kekuasaan serta tanggung jawab di era digital. Tanpa memahami sisi gelap ini, pemahaman kita tentang Meta dan pengaruhnya pada abad ke-21 tidak akan pernah lengkap.</text:p>
            <text:p text:style-name="P2"/>
            <text:p text:style-name="Text_20_body"><text:soft-page-break/><text:span text:style-name="T1">Silakan berikan perintah </text:span><text:span text:style-name="Strong_20_Emphasis"><text:span text:style-name="T1">"YAX"</text:span></text:span><text:span text:style-name="T1"> untuk melanjutkan ke prompt Subbab </text:span><text:span text:style-name="Strong_20_Emphasis"><text:span text:style-name="T1">6.1: Privasi Pengguna: Skandal Cambridge Analytica dan Pelanggaran Data Lainnya</text:span></text:span><text:span text:style-name="T1">.</text:span></text:p>
          </text:section>
          <text:section text:style-name="Sect1" text:name="feedback-form-59">
            <text:p text:style-name="P196"/>
          </text:section>
        </text:section>
        <text:section text:style-name="Sect1" text:name="60a5d763a94734a1">
          <text:p text:style-name="P96"/>
          <text:section text:style-name="Sect1" text:name="user-query-content-60">
            <text:p text:style-name="P215">yax </text:p>
          </text:section>
          <text:p text:style-name="P196">Tampilkan alur berpikir</text:p>
          <text:section text:style-name="Sect2" text:name="model-response-message-contentr_60a5d763a94734a1">
            <text:p text:style-name="Text_20_body"><text:span text:style-name="T1">Baik, berikut adalah isi untuk Subbab </text:span><text:span text:style-name="Strong_20_Emphasis"><text:span text:style-name="T1">6.1: Privasi Pengguna: Skandal Cambridge Analytica dan Pelanggaran Data Lainnya</text:span></text:span><text:span text:style-name="T1">:</text:span></text:p>
            <text:p text:style-name="Text_20_body"><text:span text:style-name="Strong_20_Emphasis"><text:span text:style-name="T1">6.1 Privasi Pengguna: Skandal Cambridge Analytica dan Pelanggaran Data Lainnya</text:span></text:span></text:p>
            <text:p text:style-name="Text_20_body"><text:span text:style-name="T1">Isu privasi pengguna ibarat bayangan gelap yang terus mengikuti perjalanan Meta/Facebook sejak awal. Meskipun keluhan tentang pengaturan privasi yang membingungkan atau praktik pengumpulan data telah muncul berkali-kali, tidak ada insiden yang mengguncang fondasi kepercayaan publik dan memicu badai pengawasan global separah </text:span><text:span text:style-name="Strong_20_Emphasis"><text:span text:style-name="T1">Skandal Cambridge Analytica (CA)</text:span></text:span><text:span text:style-name="T1"> yang meledak pada awal 2018. Skandal ini menjadi simbol dari potensi penyalahgunaan data pengguna dalam skala masif untuk tujuan yang meresahkan, termasuk dugaan manipulasi politik.</text:span></text:p>
            <text:p text:style-name="Text_20_body"><text:span text:style-name="Strong_20_Emphasis"><text:span text:style-name="T1">Mekanisme Skandal Cambridge Analytica:</text:span></text:span><text:span text:style-name="T1"> Inti dari skandal ini berawal dari sebuah aplikasi kuis kepribadian bernama "thisisyourdigitallife" yang dibuat oleh seorang peneliti akademis, Dr. Aleksandr Kogan, di platform Facebook beberapa tahun sebelumnya. Memanfaatkan aturan Antarmuka Pemrograman Aplikasi (API) Facebook yang saat itu jauh lebih longgar, aplikasi Kogan tidak hanya mengumpulkan data dari sekitar 270.000 pengguna yang mengikuti kuis tersebut, tetapi juga—dan ini poin krusialnya—</text:span><text:span text:style-name="Strong_20_Emphasis"><text:span text:style-name="T1">mengakses data dari jaringan pertemanan mereka</text:span></text:span><text:span text:style-name="T1">, yang jumlahnya mencapai </text:span><text:span text:style-name="Strong_20_Emphasis"><text:span text:style-name="T1">puluhan juta orang</text:span></text:span><text:span text:style-name="T1"> (diperkirakan hingga 87 juta profil secara global, yang berpotensi mencakup data pengguna dari Indonesia jika mereka berteman dengan pengguna yang mengikuti kuis). Data pribadi ini kemudian, secara tidak patut menurut kebijakan Facebook saat itu, </text:span><text:span text:style-name="Strong_20_Emphasis"><text:span text:style-name="T1">diberikan oleh Kogan kepada Cambridge Analytica</text:span></text:span><text:span text:style-name="T1">, sebuah firma konsultan politik yang menggunakan data tersebut untuk membangun profil psikologis pemilih dan diduga menargetkan mereka dengan iklan politik yang dipersonalisasi selama kampanye Pemilu Presiden AS 2016 dan referendum Brexit di Inggris.</text:span></text:p>
            <text:p text:style-name="Text_20_body"><text:soft-page-break/><text:span text:style-name="T1">Ketika skandal ini terungkap ke publik melalui laporan investigasi media, </text:span><text:span text:style-name="Strong_20_Emphasis"><text:span text:style-name="T1">kemarahan global meledak</text:span></text:span><text:span text:style-name="T1">. Pengguna merasa dikhianati, data pribadi mereka dieksploitasi tanpa persetujuan mereka yang sesungguhnya. Mark Zuckerberg dipanggil untuk memberikan kesaksian di hadapan Kongres AS dan Parlemen Eropa. Penyelidikan diluncurkan oleh otoritas perlindungan data di berbagai negara. Reputasi Facebook sebagai penjaga data pengguna hancur lebur.</text:span></text:p>
            <text:p text:style-name="Text_20_body"><text:span text:style-name="Strong_20_Emphasis"><text:span text:style-name="T1">Bukan Insiden Tunggal:</text:span></text:span><text:span text:style-name="T1"> Penting dicatat bahwa CA bukanlah satu-satunya masalah privasi Meta. Sejarah perusahaan diwarnai </text:span><text:span text:style-name="Strong_20_Emphasis"><text:span text:style-name="T1">insiden lain</text:span></text:span><text:span text:style-name="T1">, mulai dari kebocoran data akibat konfigurasi server yang salah, kontroversi seputar pelacakan pengguna di seluruh web melalui tombol 'Like' atau Meta Pixel, hingga perubahan kebijakan privasi yang seringkali membingungkan atau dianggap mengurangi kontrol pengguna. Setiap insiden semakin mengikis kepercayaan publik.</text:span></text:p>
            <text:p text:style-name="Text_20_body"><text:span text:style-name="Strong_20_Emphasis"><text:span text:style-name="T1">Akar Masalah Privasi:</text:span></text:span><text:span text:style-name="T1"> Mengapa isu privasi terus menghantui Meta? Penyebabnya kompleks:</text:span></text:p>
            <text:list xml:id="list6063212401665357742" text:style-name="L59">
              <text:list-item>
                <text:p text:style-name="P152"><text:span text:style-name="Strong_20_Emphasis"><text:span text:style-name="T1">Kebijakan Awal yang Terlalu Terbuka:</text:span></text:span><text:span text:style-name="T1"> Di masa-masa awal, demi mendorong pertumbuhan ekosistem pengembang, akses API ke data pengguna relatif longgar. </text:span></text:p>
              </text:list-item>
              <text:list-item>
                <text:p text:style-name="P152"><text:span text:style-name="Strong_20_Emphasis"><text:span text:style-name="T1">Model Bisnis Berbasis Data:</text:span></text:span><text:span text:style-name="T1"> Inti bisnis Meta adalah iklan bertarget, yang secara inheren membutuhkan pengumpulan dan analisis data pengguna dalam skala besar. Ada ketegangan fundamental antara memaksimalkan nilai data untuk iklan dan melindungi privasi pengguna. </text:span></text:p>
              </text:list-item>
              <text:list-item>
                <text:p text:style-name="P152"><text:span text:style-name="Strong_20_Emphasis"><text:span text:style-name="T1">Budaya Perusahaan?:</text:span></text:span><text:span text:style-name="T1"> Beberapa kritikus menunjuk pada budaya 'Move Fast' yang mungkin mengesampingkan pertimbangan privasi mendalam demi kecepatan peluncuran produk. </text:span></text:p>
              </text:list-item>
              <text:list-item>
                <text:p text:style-name="P50"><text:span text:style-name="Strong_20_Emphasis"><text:span text:style-name="T1">Skala dan Kompleksitas:</text:span></text:span><text:span text:style-name="T1"> Mengelola privasi untuk miliaran pengguna global dengan produk yang terus berubah adalah tantangan teknis dan kebijakan yang luar biasa. </text:span></text:p>
              </text:list-item>
            </text:list>
            <text:p text:style-name="Text_20_body"><text:span text:style-name="Strong_20_Emphasis"><text:span text:style-name="T1">Respons Regulasi dan Perubahan (Parsial) Meta:</text:span></text:span><text:span text:style-name="T1"> Skandal CA menjadi katalisator, mempercepat momentum lahirnya regulasi privasi yang lebih kuat seperti </text:span><text:span text:style-name="Strong_20_Emphasis"><text:span text:style-name="T1">GDPR (General Data Protection Regulation)</text:span></text:span><text:span text:style-name="T1"> di Uni Eropa pada Mei 2018. GDPR memberikan hak baru kepada pengguna atas data mereka dan memberlakukan denda besar bagi pelanggaran, dampaknya terasa secara global termasuk mendorong perubahan kontrol privasi yang tersedia bagi pengguna di Indonesia. Meta juga menghadapi </text:span><text:span text:style-name="Strong_20_Emphasis"><text:span text:style-name="T1">denda miliaran dolar</text:span></text:span><text:span text:style-name="T1"> dari Federal Trade Commission (FTC) AS dan diwajibkan melakukan perubahan </text:span><text:soft-page-break/><text:span text:style-name="T1">struktural pada tata kelola privasinya. Sebagai respons, Meta memang </text:span><text:span text:style-name="Strong_20_Emphasis"><text:span text:style-name="T1">memperketat aturan API-nya secara drastis</text:span></text:span><text:span text:style-name="T1">, meluncurkan alat pemeriksaan privasi, dan berusaha membuat pengaturan privasi lebih mudah diakses.</text:span></text:p>
            <text:p text:style-name="Text_20_body"><text:span text:style-name="T1">Namun, hingga </text:span><text:span text:style-name="Strong_20_Emphasis"><text:span text:style-name="T1">April 2025</text:span></text:span><text:span text:style-name="T1">, kekhawatiran fundamental tetap ada. Praktik pelacakan lintas situs/aplikasi melalui Meta Pixel terus berlanjut, transparansi penuh mengenai bagaimana data digunakan masih kurang, dan keseimbangan kekuasaan antara pengguna dan platform dalam hal kontrol data masih sangat timpang. Memulihkan kepercayaan yang terkikis akibat skandal seperti Cambridge Analytica dan insiden lainnya terbukti menjadi tugas yang sangat sulit dan berkelanjutan bagi Meta.</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6.2: Penyebaran Misinformasi dan Berita Bohong (Hoax)</text:span></text:span><text:span text:style-name="T1">.</text:span></text:p>
          </text:section>
          <text:section text:style-name="Sect1" text:name="feedback-form-60">
            <text:p text:style-name="P196"/>
          </text:section>
        </text:section>
        <text:section text:style-name="Sect1" text:name="46262ec26178375e">
          <text:p text:style-name="P96"/>
          <text:section text:style-name="Sect1" text:name="user-query-content-61">
            <text:p text:style-name="P215">yax </text:p>
          </text:section>
          <text:p text:style-name="P196">Tampilkan alur berpikir</text:p>
          <text:section text:style-name="Sect2" text:name="model-response-message-contentr_46262ec26178375e">
            <text:p text:style-name="Text_20_body"><text:span text:style-name="T1">Baik, berikut adalah isi untuk Subbab </text:span><text:span text:style-name="Strong_20_Emphasis"><text:span text:style-name="T1">6.2: Penyebaran Misinformasi dan Berita Bohong (Hoax)</text:span></text:span><text:span text:style-name="T1">:</text:span></text:p>
            <text:p text:style-name="Text_20_body"><text:span text:style-name="Strong_20_Emphasis"><text:span text:style-name="T1">6.2 Penyebaran Misinformasi dan Berita Bohong (Hoax)</text:span></text:span></text:p>
            <text:p text:style-name="Text_20_body"><text:span text:style-name="T1">Salah satu kritik paling tajam dan tantangan paling pelik yang dihadapi Meta hingga </text:span><text:span text:style-name="Strong_20_Emphasis"><text:span text:style-name="T1">April 2025</text:span></text:span><text:span text:style-name="T1"> adalah peran platform-platformnya—terutama Facebook, tetapi juga Instagram dan layanan pesan seperti WhatsApp—sebagai saluran penyebaran </text:span><text:span text:style-name="Strong_20_Emphasis"><text:span text:style-name="T1">misinformasi</text:span></text:span><text:span text:style-name="T1"> (informasi salah yang disebar tanpa niat jahat), </text:span><text:span text:style-name="Strong_20_Emphasis"><text:span text:style-name="T1">disinformasi</text:span></text:span><text:span text:style-name="T1"> (informasi salah yang sengaja dibuat dan disebar untuk menipu atau merugikan), </text:span><text:span text:style-name="Strong_20_Emphasis"><text:span text:style-name="T1">berita bohong (hoax)</text:span></text:span><text:span text:style-name="T1">, dan </text:span><text:span text:style-name="Strong_20_Emphasis"><text:span text:style-name="T1">ujaran kebencian</text:span></text:span><text:span text:style-name="T1"> dalam skala global. Fenomena ini memiliki dampak nyata dan seringkali merusak, mulai dari memengaruhi opini publik dan proses demokrasi hingga mengancam kesehatan masyarakat dan bahkan memicu kekerasan di dunia nyata, termasuk berbagai kasus yang terjadi di Indonesia.</text:span></text:p>
            <text:p text:style-name="Text_20_body"><text:span text:style-name="Strong_20_Emphasis"><text:span text:style-name="T1">Bagaimana Platform Memfasilitasi Penyebaran?</text:span></text:span><text:span text:style-name="T1"> Masalah ini bukan sekadar tentang pengguna yang jahat, tetapi juga terkait erat dengan </text:span><text:span text:style-name="Strong_20_Emphasis"><text:span text:style-name="T1">desain inti platform Meta</text:span></text:span><text:span text:style-name="T1">:</text:span></text:p>
            <text:list xml:id="list3505466548279516788" text:style-name="L60">
              <text:list-item>
                <text:p text:style-name="P153"><text:soft-page-break/><text:span text:style-name="Strong_20_Emphasis"><text:span text:style-name="T1">Optimalisasi Keterlibatan (Engagement):</text:span></text:span><text:span text:style-name="T1"> Algoritma seperti News Feed dirancang untuk memaksimalkan waktu dan interaksi pengguna. Sayangnya, konten yang sensasional, emosional, mengejutkan, atau memecah belah—yang seringkali merupakan ciri misinformasi atau ujaran kebencian—cenderung menghasilkan </text:span><text:span text:style-name="Emphasis"><text:span text:style-name="T1">engagement</text:span></text:span><text:span text:style-name="T1"> tinggi (banyak reaksi, komentar, dan dibagikan). Akibatnya, algoritma dapat </text:span><text:span text:style-name="Strong_20_Emphasis"><text:span text:style-name="T1">secara tidak sengaja mengamplifikasi</text:span></text:span><text:span text:style-name="T1"> penyebaran konten berbahaya ini. </text:span></text:p>
              </text:list-item>
              <text:list-item>
                <text:p text:style-name="P51"><text:span text:style-name="Strong_20_Emphasis"><text:span text:style-name="T1">Fitur Viralitas:</text:span></text:span><text:span text:style-name="T1"> Kemudahan untuk membagikan ulang postingan dengan satu klik, struktur Grup yang dapat menjadi 'ruang gema' tertutup, dan sistem rekomendasi memungkinkan informasi (termasuk yang salah) menyebar dengan kecepatan luar biasa, seringkali jauh lebih cepat daripada upaya verifikasi atau pembantahan fakta. </text:span></text:p>
              </text:list-item>
            </text:list>
            <text:p text:style-name="Text_20_body"><text:span text:style-name="Strong_20_Emphasis"><text:span text:style-name="T1">Tantangan Moderasi Konten Skala Masif:</text:span></text:span><text:span text:style-name="T1"> Meta menghadapi tugas moderasi konten yang skalanya hampir tak terbayangkan. Mengawasi miliaran postingan setiap hari dalam ratusan bahasa adalah tantangan monumental karena:</text:span></text:p>
            <text:list xml:id="list7014044871503294011" text:style-name="L61">
              <text:list-item>
                <text:p text:style-name="P154"><text:span text:style-name="Strong_20_Emphasis"><text:span text:style-name="T1">Volume dan Kecepatan:</text:span></text:span><text:span text:style-name="T1"> Jumlah konten yang harus ditinjau sangat besar, dan informasi viral menyebar dalam hitungan menit atau jam. </text:span></text:p>
              </text:list-item>
              <text:list-item>
                <text:p text:style-name="P154"><text:span text:style-name="Strong_20_Emphasis"><text:span text:style-name="T1">Bahasa dan Konteks:</text:span></text:span><text:span text:style-name="T1"> Sistem AI seringkali kesulitan memahami nuansa bahasa, sarkasme, idiom lokal, atau konteks budaya yang kompleks, termasuk dalam Bahasa Indonesia beserta ragam dialek dan bahasa gaulnya. Moderasi manusia dalam skala global sangat mahal dan sulit dikoordinasikan. </text:span></text:p>
              </text:list-item>
              <text:list-item>
                <text:p text:style-name="P52"><text:span text:style-name="Strong_20_Emphasis"><text:span text:style-name="T1">Batas Abu-abu:</text:span></text:span><text:span text:style-name="T1"> Menentukan batas antara kebebasan berpendapat, opini yang tidak populer, satire, dengan misinformasi berbahaya atau ujaran kebencian seringkali subjektif dan menjadi perdebatan sengit. </text:span></text:p>
              </text:list-item>
            </text:list>
            <text:p text:style-name="Text_20_body"><text:span text:style-name="Strong_20_Emphasis"><text:span text:style-name="T1">Dampak Nyata di Dunia Nyata:</text:span></text:span><text:span text:style-name="T1"> Konsekuensi dari penyebaran konten bermasalah ini sangat nyata:</text:span></text:p>
            <text:list xml:id="list6951858568981524853" text:style-name="L62">
              <text:list-item>
                <text:p text:style-name="P155"><text:span text:style-name="Strong_20_Emphasis"><text:span text:style-name="T1">Politik dan Pemilu:</text:span></text:span><text:span text:style-name="T1"> Penyebaran disinformasi dan propaganda terbukti memengaruhi opini pemilih dan iklim politik di banyak negara, termasuk kekhawatiran yang sering muncul selama periode pemilu di Indonesia. </text:span></text:p>
              </text:list-item>
              <text:list-item>
                <text:p text:style-name="P155"><text:span text:style-name="Strong_20_Emphasis"><text:span text:style-name="T1">Kesehatan Publik:</text:span></text:span><text:span text:style-name="T1"> Hoax tentang kesehatan, seperti misinformasi anti-vaksin selama pandemi COVID-19 atau klaim pengobatan palsu, dapat membahayakan nyawa. </text:span></text:p>
              </text:list-item>
              <text:list-item>
                <text:p text:style-name="P53"><text:span text:style-name="Strong_20_Emphasis"><text:span text:style-name="T1">Konflik Sosial dan Kekerasan:</text:span></text:span><text:span text:style-name="T1"> Dalam kasus-kasus ekstrem, seperti yang terdokumentasi dengan baik mengenai peran Facebook dalam </text:span><text:soft-page-break/><text:span text:style-name="T1">mengipasi kebencian dan kekerasan terhadap etnis Rohingya di Myanmar, platform dapat digunakan sebagai alat untuk menghasut kekerasan massal. Berbagai insiden berskala lebih kecil yang dipicu oleh hoax atau ujaran kebencian di media sosial juga kerap terjadi di berbagai wilayah, termasuk Indonesia. </text:span></text:p>
              </text:list-item>
            </text:list>
            <text:p text:style-name="Text_20_body"><text:span text:style-name="Strong_20_Emphasis"><text:span text:style-name="T1">Respons Meta: Upaya dan Kritik</text:span></text:span><text:span text:style-name="T1"> Meta telah menginvestasikan miliaran dolar dan mengerahkan ribuan orang (serta sistem AI) untuk mengatasi masalah ini. Upaya mereka meliputi: pengembangan kebijakan komunitas yang lebih rinci, penggunaan AI untuk deteksi proaktif, kemitraan dengan </text:span><text:span text:style-name="Strong_20_Emphasis"><text:span text:style-name="T1">organisasi pemeriksa fakta pihak ketiga</text:span></text:span><text:span text:style-name="T1"> (termasuk beberapa di Indonesia) untuk melabeli atau membantah klaim palsu, </text:span><text:span text:style-name="Strong_20_Emphasis"><text:span text:style-name="T1">mengurangi jangkauan algoritmik (downranking)</text:span></text:span><text:span text:style-name="T1"> konten bermasalah, dan </text:span><text:span text:style-name="Strong_20_Emphasis"><text:span text:style-name="T1">menghapus akun atau halaman</text:span></text:span><text:span text:style-name="T1"> yang berulang kali melanggar aturan. Namun, upaya ini terus menerus </text:span><text:span text:style-name="Strong_20_Emphasis"><text:span text:style-name="T1">menuai kritik</text:span></text:span><text:span text:style-name="T1">. Banyak yang menganggapnya </text:span><text:span text:style-name="Strong_20_Emphasis"><text:span text:style-name="T1">terlalu lambat, tidak konsisten</text:span></text:span><text:span text:style-name="T1">, kurang efektif (terutama untuk konten non-Inggris atau di layanan pesan terenkripsi seperti WhatsApp), dan tidak cukup mengatasi akar masalah pada algoritma yang mengutamakan </text:span><text:span text:style-name="Emphasis"><text:span text:style-name="T1">engagement</text:span></text:span><text:span text:style-name="T1">. Keputusan moderasi juga sering dituduh bias secara politik. Per </text:span><text:span text:style-name="Strong_20_Emphasis"><text:span text:style-name="T1">April 2025</text:span></text:span><text:span text:style-name="T1">, perang melawan misinformasi dan konten berbahaya di platform Meta masih jauh dari selesai dan tetap menjadi salah satu tanggung jawab terberat serta titik kerentanan terbesar perusahaan.</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6.3: Dampak pada Kesehatan Mental dan Kesejahteraan</text:span></text:span><text:span text:style-name="T1">.</text:span></text:p>
          </text:section>
          <text:section text:style-name="Sect1" text:name="feedback-form-61">
            <text:p text:style-name="P196"/>
          </text:section>
        </text:section>
        <text:section text:style-name="Sect1" text:name="94e6bf256796623d">
          <text:p text:style-name="P96"/>
          <text:section text:style-name="Sect1" text:name="user-query-content-62">
            <text:p text:style-name="P215">yax </text:p>
          </text:section>
          <text:p text:style-name="P196">Tampilkan alur berpikir</text:p>
          <text:section text:style-name="Sect2" text:name="model-response-message-contentr_94e6bf256796623d">
            <text:p text:style-name="Text_20_body"><text:span text:style-name="T1">Baik, berikut adalah isi untuk Subbab </text:span><text:span text:style-name="Strong_20_Emphasis"><text:span text:style-name="T1">6.3: Dampak pada Kesehatan Mental dan Kesejahteraan</text:span></text:span><text:span text:style-name="T1">:</text:span></text:p>
            <text:p text:style-name="Text_20_body"><text:span text:style-name="Strong_20_Emphasis"><text:span text:style-name="T1">6.3 Dampak pada Kesehatan Mental dan Kesejahteraan</text:span></text:span></text:p>
            <text:p text:style-name="Text_20_body"><text:span text:style-name="T1">Di samping isu privasi data dan penyebaran misinformasi, gelombang kekhawatiran lain yang semakin menguat dan menjadi fokus penelitian intensif hingga </text:span><text:span text:style-name="Strong_20_Emphasis"><text:span text:style-name="T1">April 2025</text:span></text:span><text:span text:style-name="T1"> adalah potensi dampak negatif penggunaan platform Meta—khususnya Instagram dan Facebook—terhadap kesehatan mental dan </text:span><text:soft-page-break/><text:span text:style-name="T1">kesejahteraan psikologis para penggunanya. Kekhawatiran ini bersifat global, relevan bagi jutaan pengguna di Indonesia, terutama di kalangan anak muda yang tumbuh besar di era dominasi media sosial.</text:span></text:p>
            <text:p text:style-name="Text_20_body"><text:span text:style-name="Strong_20_Emphasis"><text:span text:style-name="T1">Bagaimana Platform Berpotensi Mempengaruhi Kesehatan Mental?</text:span></text:span><text:span text:style-name="T1"> Beberapa mekanisme psikologis diduga berperan dalam kaitan antara penggunaan platform Meta dan masalah kesehatan mental:</text:span></text:p>
            <text:list xml:id="list797133250797887068" text:style-name="L63">
              <text:list-item>
                <text:p text:style-name="P156"><text:span text:style-name="Strong_20_Emphasis"><text:span text:style-name="T1">Perbandingan Sosial (Social Comparison):</text:span></text:span><text:span text:style-name="T1"> Linimasa kita seringkali dipenuhi oleh sorotan kehidupan orang lain yang tampak sempurna, terkurasi, dan penuh kebahagiaan (liburan impian, pencapaian karir, hubungan ideal). Paparan konstan terhadap versi ideal ini dapat memicu </text:span><text:span text:style-name="Strong_20_Emphasis"><text:span text:style-name="T1">perbandingan sosial ke atas</text:span></text:span><text:span text:style-name="T1"> yang tidak sehat, menimbulkan perasaan iri, cemas, rendah diri, dan ketidakpuasan terhadap kehidupan sendiri. </text:span></text:p>
              </text:list-item>
              <text:list-item>
                <text:p text:style-name="P156"><text:span text:style-name="Strong_20_Emphasis"><text:span text:style-name="T1">Isu Citra Tubuh (Body Image):</text:span></text:span><text:span text:style-name="T1"> Instagram, dengan fokus visualnya yang kuat, sering dikaitkan dengan </text:span><text:span text:style-name="Strong_20_Emphasis"><text:span text:style-name="T1">masalah citra tubuh negatif</text:span></text:span><text:span text:style-name="T1">, terutama di kalangan remaja perempuan. Paparan terus-menerus pada standar kecantikan yang tidak realistis (seringkali diperkuat oleh filter, editan foto, dan budaya influencer) dapat merusak kepercayaan diri dan berkontribusi pada gangguan makan atau dismorfia tubuh. </text:span></text:p>
              </text:list-item>
              <text:list-item>
                <text:p text:style-name="P156"><text:span text:style-name="Strong_20_Emphasis"><text:span text:style-name="T1">FOMO (Fear Of Missing Out):</text:span></text:span><text:span text:style-name="T1"> Melihat teman atau kenalan tampak terus-menerus bersenang-senang atau mengalami hal-hal menarik dapat memicu </text:span><text:span text:style-name="Strong_20_Emphasis"><text:span text:style-name="T1">kecemasan intens karena merasa ketinggalan</text:span></text:span><text:span text:style-name="T1"> atau tidak cukup 'hits'. </text:span></text:p>
              </text:list-item>
              <text:list-item>
                <text:p text:style-name="P156"><text:span text:style-name="Strong_20_Emphasis"><text:span text:style-name="T1">Cyberbullying:</text:span></text:span><text:span text:style-name="T1"> Platform ini dapat menjadi arena </text:span><text:span text:style-name="Strong_20_Emphasis"><text:span text:style-name="T1">perundungan siber (cyberbullying)</text:span></text:span><text:span text:style-name="T1">, di mana komentar jahat, pelecehan, atau pengucilan sosial dapat terjadi dengan dampak psikologis yang serius bagi korban. </text:span></text:p>
              </text:list-item>
              <text:list-item>
                <text:p text:style-name="P54"><text:span text:style-name="Strong_20_Emphasis"><text:span text:style-name="T1">Desain yang Memicu Kecanduan:</text:span></text:span><text:span text:style-name="T1"> Fitur seperti </text:span><text:span text:style-name="Emphasis"><text:span text:style-name="T1">infinite scroll</text:span></text:span><text:span text:style-name="T1"> (gulir tanpa henti), notifikasi yang terus-menerus muncul, dan sistem 'hadiah variabel' (seperti jumlah 'Like' yang tak terduga) dirancang untuk memaksimalkan keterlibatan dengan memicu pelepasan dopamin di otak. Desain ini dapat mengarah pada </text:span><text:span text:style-name="Strong_20_Emphasis"><text:span text:style-name="T1">penggunaan kompulsif atau adiktif</text:span></text:span><text:span text:style-name="T1">, mengganggu pola tidur, menurunkan produktivitas, dan mengurangi interaksi sosial di dunia nyata. </text:span></text:p>
              </text:list-item>
            </text:list>
            <text:p text:style-name="Text_20_body"><text:span text:style-name="Strong_20_Emphasis"><text:span text:style-name="T1">Fokus pada Remaja dan Pengungkapan Internal (Bocoran Haugen)</text:span></text:span><text:span text:style-name="T1"> Kekhawatiran ini menjadi lebih tajam ketika menyangkut </text:span><text:span text:style-name="Strong_20_Emphasis"><text:span text:style-name="T1">kelompok usia remaja</text:span></text:span><text:span text:style-name="T1"> yang kondisi psikologisnya masih berkembang dan rentan terhadap tekanan sosial. Pukulan telak datang pada tahun 2021 ketika </text:span><text:span text:style-name="Strong_20_Emphasis"><text:span text:style-name="T1">Frances Haugen</text:span></text:span><text:span text:style-name="T1">, </text:span><text:soft-page-break/><text:span text:style-name="T1">mantan karyawan Facebook, membocorkan ribuan dokumen internal ("Facebook Files" / "Instagram Files"). Dokumen-dokumen ini mengungkapkan bahwa </text:span><text:span text:style-name="Strong_20_Emphasis"><text:span text:style-name="T1">Meta/Facebook sendiri telah melakukan riset internal yang menunjukkan kesadaran mereka akan potensi bahaya ini</text:span></text:span><text:span text:style-name="T1">. Misalnya, riset internal mereka menemukan bahwa Instagram memperburuk masalah citra tubuh bagi sebagian remaja perempuan. Namun, temuan ini cenderung diremehkan atau tidak ditindaklanjuti secara signifikan dalam desain produk, dan bahkan disangkal di depan publik.</text:span></text:p>
            <text:p text:style-name="Text_20_body"><text:span text:style-name="Strong_20_Emphasis"><text:span text:style-name="T1">Respons Meta: Fitur Kesejahteraan vs. Desain Inti</text:span></text:span><text:span text:style-name="T1"> Menanggapi tekanan publik dan regulator, Meta telah memperkenalkan berbagai fitur yang bertujuan mempromosikan </text:span><text:span text:style-name="Strong_20_Emphasis"><text:span text:style-name="T1">"kesejahteraan digital"</text:span></text:span><text:span text:style-name="T1">. Ini termasuk dasbor yang menunjukkan waktu yang dihabiskan di aplikasi, pengingat untuk beristirahat, kemampuan untuk menetapkan batas waktu harian, opsi untuk menyembunyikan jumlah 'Like', dan alat untuk memfilter komentar kasar. Namun, para kritikus seringkali memandang langkah-langkah ini sebagai </text:span><text:span text:style-name="Strong_20_Emphasis"><text:span text:style-name="T1">solusi permukaan atau 'plester'</text:span></text:span><text:span text:style-name="T1"> yang tidak mengatasi akar masalah. Mereka berpendapat bahwa selama </text:span><text:span text:style-name="Strong_20_Emphasis"><text:span text:style-name="T1">desain inti platform tetap dioptimalkan untuk memaksimalkan </text:span></text:span><text:span text:style-name="Strong_20_Emphasis"><text:span text:style-name="Emphasis"><text:span text:style-name="T1">engagement</text:span></text:span></text:span><text:span text:style-name="Strong_20_Emphasis"><text:span text:style-name="T1"> dan waktu penggunaan</text:span></text:span><text:span text:style-name="T1">, dan selama </text:span><text:span text:style-name="Strong_20_Emphasis"><text:span text:style-name="T1">mekanisme perbandingan sosial serta paparan konten ideal tetap dominan</text:span></text:span><text:span text:style-name="T1">, fitur-fitur kesejahteraan ini hanya akan memiliki dampak terbatas.</text:span></text:p>
            <text:p text:style-name="Text_20_body"><text:span text:style-name="T1">Perdebatan mengenai dampak pasti media sosial Meta pada kesehatan mental memang kompleks, dan penelitian masih terus berkembang untuk memahami hubungan sebab-akibat secara lebih jelas. Namun, akumulasi bukti anekdotal, studi korelasional, dan terutama pengungkapan riset internal Meta sendiri, menempatkan beban etis yang signifikan pada perusahaan untuk secara fundamental memikirkan ulang desain produknya demi memprioritaskan kesejahteraan penggunanya di atas metrik keterlibatan semata. Per </text:span><text:span text:style-name="Strong_20_Emphasis"><text:span text:style-name="T1">April 2025</text:span></text:span><text:span text:style-name="T1">, ini tetap menjadi salah satu dilema paling mendesak yang dihadapi Meta dan masyarakat pengguna teknologinya.</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6.4: Isu Monopoli dan Tuntutan Antimonopoli</text:span></text:span><text:span text:style-name="T1">.</text:span></text:p>
          </text:section>
          <text:section text:style-name="Sect1" text:name="feedback-form-62">
            <text:p text:style-name="P196"/>
          </text:section>
        </text:section>
        <text:section text:style-name="Sect1" text:name="ae9c401f4d2f528b">
          <text:p text:style-name="P96"/>
          <text:section text:style-name="Sect1" text:name="user-query-content-63">
            <text:p text:style-name="P215">yax </text:p>
          </text:section>
          <text:p text:style-name="P196"><text:soft-page-break/>Tampilkan alur berpikir</text:p>
          <text:section text:style-name="Sect2" text:name="model-response-message-contentr_ae9c401f4d2f528b">
            <text:p text:style-name="Text_20_body"><text:span text:style-name="T1">Baik, berikut adalah isi untuk Subbab </text:span><text:span text:style-name="Strong_20_Emphasis"><text:span text:style-name="T1">6.4: Isu Monopoli dan Tuntutan Antimonopoli</text:span></text:span><text:span text:style-name="T1">:</text:span></text:p>
            <text:p text:style-name="Text_20_body"><text:span text:style-name="Strong_20_Emphasis"><text:span text:style-name="T1">6.4 Isu Monopoli dan Tuntutan Antimonopoli</text:span></text:span></text:p>
            <text:p text:style-name="Text_20_body"><text:span text:style-name="T1">Ukuran dan jangkauan Meta yang luar biasa—menguasai beberapa platform media sosial dan komunikasi paling populer di dunia dengan miliaran pengguna—secara tak terhindarkan telah memicu pertanyaan serius tentang kekuatan pasarnya. Hingga </text:span><text:span text:style-name="Strong_20_Emphasis"><text:span text:style-name="T1">April 2025</text:span></text:span><text:span text:style-name="T1">, Meta menghadapi gelombang pengawasan dan tuntutan hukum antimonopoli (anti-persaingan usaha tidak sehat) yang paling intens dalam sejarahnya, baik di Amerika Serikat maupun yurisdiksi lain di seluruh dunia. Tuduhan intinya adalah bahwa Meta tidak hanya besar, tetapi telah secara ilegal mempertahankan </text:span><text:span text:style-name="Strong_20_Emphasis"><text:span text:style-name="T1">posisi monopoli</text:span></text:span><text:span text:style-name="T1"> di pasar jejaring sosial personal dan menggunakan dominasinya untuk menghambat persaingan serta inovasi. Kekhawatiran ini juga bergema di tingkat global, di mana dominasi platform Meta sangat terasa, termasuk di Indonesia, dan diawasi oleh otoritas persaingan usaha.</text:span></text:p>
            <text:p text:style-name="Text_20_body"><text:span text:style-name="Strong_20_Emphasis"><text:span text:style-name="T1">Bagaimana Dominasi Tercipta dan Bertahan?</text:span></text:span><text:span text:style-name="T1"> Argumen utama para penuntut berpusat pada dua pilar:</text:span></text:p>
            <text:list xml:id="list135561023212240095" text:style-name="L64">
              <text:list-item>
                <text:p text:style-name="P157"><text:span text:style-name="Strong_20_Emphasis"><text:span text:style-name="T1">Efek Jaringan (Network Effects) yang Kuat:</text:span></text:span><text:span text:style-name="T1"> Seperti dibahas sebelumnya, nilai sebuah jejaring sosial meningkat secara eksponensial dengan jumlah penggunanya. Efek jaringan yang dimiliki Facebook dan Instagram menciptakan </text:span><text:span text:style-name="Strong_20_Emphasis"><text:span text:style-name="T1">hambatan masuk (barrier to entry) yang sangat tinggi</text:span></text:span><text:span text:style-name="T1"> bagi calon pesaing. Sulit bagi platform baru untuk menarik pengguna jika semua teman mereka sudah berada di ekosistem Meta. </text:span></text:p>
              </text:list-item>
              <text:list-item>
                <text:p text:style-name="P55"><text:span text:style-name="Strong_20_Emphasis"><text:span text:style-name="T1">Akuisisi Strategis Pesaing Potensial:</text:span></text:span><text:span text:style-name="T1"> Langkah Meta mengakuisisi </text:span><text:span text:style-name="Strong_20_Emphasis"><text:span text:style-name="T1">Instagram (2012) dan WhatsApp (2014)</text:span></text:span><text:span text:style-name="T1">, yang awalnya dipuji sebagai langkah bisnis cerdas, kini dilihat oleh regulator melalui kacamata antimonopoli. Tuduhannya adalah bahwa Meta secara sistematis mengidentifikasi ancaman kompetitif yang sedang tumbuh dan memilih untuk </text:span><text:span text:style-name="Strong_20_Emphasis"><text:span text:style-name="T1">membeli atau mengubur ('buy or bury')</text:span></text:span><text:span text:style-name="T1"> mereka daripada bersaing secara sehat di pasar. Akuisisi ini dianggap sebagai tindakan kunci untuk mempertahankan monopoli di jejaring sosial (dengan Instagram) dan mencegah munculnya pesaing di ranah komunikasi mobile (dengan WhatsApp). </text:span></text:p>
              </text:list-item>
            </text:list>
            <text:p text:style-name="Text_20_body"><text:span text:style-name="Strong_20_Emphasis"><text:span text:style-name="T1">Tuntutan Hukum dan Pengawasan Global:</text:span></text:span><text:span text:style-name="T1"> Pertarungan hukum paling </text:span><text:soft-page-break/><text:span text:style-name="T1">signifikan terjadi di Amerika Serikat. </text:span><text:span text:style-name="Strong_20_Emphasis"><text:span text:style-name="T1">Federal Trade Commission (FTC)</text:span></text:span><text:span text:style-name="T1"> telah mengajukan tuntutan hukum besar yang menuduh Meta melakukan praktik anti-persaingan selama bertahun-tahun. Tuntutan serupa juga diajukan oleh koalisi </text:span><text:span text:style-name="Strong_20_Emphasis"><text:span text:style-name="T1">Jaksa Agung dari puluhan negara bagian AS</text:span></text:span><text:span text:style-name="T1">. Di luar AS, </text:span><text:span text:style-name="Strong_20_Emphasis"><text:span text:style-name="T1">Uni Eropa</text:span></text:span><text:span text:style-name="T1"> dan </text:span><text:span text:style-name="Strong_20_Emphasis"><text:span text:style-name="T1">Inggris Raya</text:span></text:span><text:span text:style-name="T1"> juga secara aktif menyelidiki praktik bisnis Meta dan kekuatan pasarnya, seringkali dengan fokus pada bagaimana Meta menggunakan datanya atau mengintegrasikan layanannya. Meskipun tindakan hukum spesifik mungkin berbeda, kekhawatiran tentang dominasi Meta bersifat global.</text:span></text:p>
            <text:p text:style-name="Text_20_body"><text:span text:style-name="Strong_20_Emphasis"><text:span text:style-name="T1">Tuduhan Utama dan Tuntutan Solusi:</text:span></text:span><text:span text:style-name="T1"> Para penuntut menuduh Meta, antara lain:</text:span></text:p>
            <text:list xml:id="list7858010231386311957" text:style-name="L65">
              <text:list-item>
                <text:p text:style-name="P208">Secara ilegal mempertahankan monopoli di pasar 'layanan jejaring sosial personal'. </text:p>
              </text:list-item>
              <text:list-item>
                <text:p text:style-name="P208">Melakukan akuisisi anti-persaingan (Instagram, WhatsApp). </text:p>
              </text:list-item>
              <text:list-item>
                <text:p text:style-name="P208">Memaksakan kebijakan platform yang merugikan pengembang atau pesaing potensial. </text:p>
              </text:list-item>
              <text:list-item>
                <text:p text:style-name="P110">Menghambat inovasi di pasar secara keseluruhan. </text:p>
              </text:list-item>
            </text:list>
            <text:p text:style-name="Text_20_body"><text:span text:style-name="T1">Solusi yang dituntut oleh regulator, terutama FTC, sangat drastis, termasuk kemungkinan </text:span><text:span text:style-name="Strong_20_Emphasis"><text:span text:style-name="T1">memaksa Meta untuk menjual kembali (divestasi) Instagram dan WhatsApp</text:span></text:span><text:span text:style-name="T1"> menjadi perusahaan independen. Tuntutan lain mencakup </text:span><text:span text:style-name="Strong_20_Emphasis"><text:span text:style-name="T1">mandat interoperabilitas</text:span></text:span><text:span text:style-name="T1"> (memaksa platform Meta untuk lebih mudah terhubung dengan layanan pesaing) atau </text:span><text:span text:style-name="Strong_20_Emphasis"><text:span text:style-name="T1">pembatasan ketat pada akuisisi di masa depan</text:span></text:span><text:span text:style-name="T1">. Hingga April 2025, pertarungan hukum ini masih berlangsung sengit dan kemungkinan akan memakan waktu bertahun-tahun melalui proses banding.</text:span></text:p>
            <text:p text:style-name="Text_20_body"><text:span text:style-name="Strong_20_Emphasis"><text:span text:style-name="T1">Pembelaan Meta:</text:span></text:span><text:span text:style-name="T1"> Meta dengan gigih menolak tuduhan monopoli ini. Argumen utama pembelaan mereka meliputi:</text:span></text:p>
            <text:list xml:id="list3716125619783906710" text:style-name="L66">
              <text:list-item>
                <text:p text:style-name="P158"><text:span text:style-name="Strong_20_Emphasis"><text:span text:style-name="T1">Definisi pasar yang keliru:</text:span></text:span><text:span text:style-name="T1"> Mereka berpendapat bahwa pasar harus dilihat lebih luas (mencakup TikTok, Twitter/X, Snap, iMessage, dll.), di mana persaingan sangat ketat dan dinamis. </text:span></text:p>
              </text:list-item>
              <text:list-item>
                <text:p text:style-name="P158"><text:span text:style-name="Strong_20_Emphasis"><text:span text:style-name="T1">Akuisisi yang pro-kompetitif:</text:span></text:span><text:span text:style-name="T1"> Meta mengklaim akuisisi Instagram dan WhatsApp justru baik bagi konsumen karena mereka menginvestasikan sumber daya besar untuk mengembangkan kedua platform tersebut, sesuatu yang mungkin tidak bisa dilakukan jika mereka tetap independen. Selain itu, akuisisi tersebut telah ditinjau oleh regulator </text:span><text:soft-page-break/><text:span text:style-name="T1">pada masanya. </text:span></text:p>
              </text:list-item>
              <text:list-item>
                <text:p text:style-name="P158"><text:span text:style-name="Strong_20_Emphasis"><text:span text:style-name="T1">Inovasi berkelanjutan:</text:span></text:span><text:span text:style-name="T1"> Mereka menunjuk pada fitur-fitur baru dan investasi pada R&amp;D (termasuk AI dan Metaverse) sebagai bukti bahwa mereka terus berinovasi. </text:span></text:p>
              </text:list-item>
              <text:list-item>
                <text:p text:style-name="P56"><text:span text:style-name="Strong_20_Emphasis"><text:span text:style-name="T1">Kerugian bagi konsumen:</text:span></text:span><text:span text:style-name="T1"> Memecah perusahaan justru akan merugikan pengguna karena akan mengganggu integrasi layanan dan menghambat inovasi di masa depan. </text:span></text:p>
              </text:list-item>
            </text:list>
            <text:p text:style-name="P96">Pertarungan antimonopoli ini mewakili salah satu tantangan eksistensial terbesar bagi Meta. Hasil akhirnya—apakah Meta akan dipaksa untuk dipecah atau hanya menghadapi pembatasan operasional—akan memiliki implikasi besar tidak hanya bagi perusahaan itu sendiri, tetapi juga bagi masa depan regulasi teknologi dan struktur lanskap digital global.</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6.5: Pengaruh pada Politik dan Demokrasi</text:span></text:span><text:span text:style-name="T1">.</text:span></text:p>
          </text:section>
          <text:section text:style-name="Sect1" text:name="feedback-form-63">
            <text:p text:style-name="P196"/>
          </text:section>
        </text:section>
        <text:section text:style-name="Sect1" text:name="04119de6e71f0740">
          <text:p text:style-name="P96"/>
          <text:section text:style-name="Sect1" text:name="user-query-content-64">
            <text:p text:style-name="P215">yax </text:p>
          </text:section>
          <text:p text:style-name="P196">Tampilkan alur berpikir</text:p>
          <text:section text:style-name="Sect2" text:name="model-response-message-contentr_04119de6e71f0740">
            <text:p text:style-name="Text_20_body"><text:span text:style-name="T1">Baik, berikut adalah isi untuk Subbab </text:span><text:span text:style-name="Strong_20_Emphasis"><text:span text:style-name="T1">6.5: Pengaruh pada Politik dan Demokrasi</text:span></text:span><text:span text:style-name="T1">:</text:span></text:p>
            <text:p text:style-name="Text_20_body"><text:span text:style-name="Strong_20_Emphasis"><text:span text:style-name="T1">6.5 Pengaruh pada Politik dan Demokrasi</text:span></text:span></text:p>
            <text:p text:style-name="Text_20_body"><text:span text:style-name="T1">Tak dapat dipungkiri lagi, platform-platform Meta telah menjelma menjadi arena utama—bahkan mungkin yang paling berpengaruh—bagi berlangsungnya diskursus politik, kampanye pemilihan umum, mobilisasi sosial, dan sayangnya, juga penyebaran propaganda serta manipulasi di era modern. Pengaruhnya pada kesehatan demokrasi di seluruh dunia, termasuk dinamika politik yang seringkali panas di Indonesia, menjadi salah satu topik perdebatan paling krusial dan kompleks hingga </text:span><text:span text:style-name="Strong_20_Emphasis"><text:span text:style-name="T1">21 April 2025</text:span></text:span><text:span text:style-name="T1">.</text:span></text:p>
            <text:p text:style-name="Text_20_body"><text:span text:style-name="Strong_20_Emphasis"><text:span text:style-name="T1">Iklan Politik dan Microtargeting:</text:span></text:span><text:span text:style-name="T1"> Kemampuan mesin iklan Meta untuk melakukan </text:span><text:span text:style-name="Strong_20_Emphasis"><text:span text:style-name="T1">penargetan mikro (microtargeting)</text:span></text:span><text:span text:style-name="T1"> yang sangat presisi memungkinkan kampanye politik menjangkau segmen pemilih yang sangat spesifik dengan pesan yang dirancang khusus untuk mereka. Meskipun ini bisa dilihat sebagai efisiensi kampanye, ia juga memicu kekhawatiran besar tentang </text:span><text:soft-page-break/><text:span text:style-name="Strong_20_Emphasis"><text:span text:style-name="T1">manipulasi pemilih</text:span></text:span><text:span text:style-name="T1">, potensi penyebaran pesan yang berbeda (bahkan kontradiktif) ke kelompok yang berbeda, serta </text:span><text:span text:style-name="Strong_20_Emphasis"><text:span text:style-name="T1">kurangnya transparansi</text:span></text:span><text:span text:style-name="T1"> mengenai siapa yang mendanai iklan politik tersebut. Kebijakan Meta yang cenderung enggan melakukan pemeriksaan fakta (</text:span><text:span text:style-name="Emphasis"><text:span text:style-name="T1">fact-checking</text:span></text:span><text:span text:style-name="T1">) terhadap iklan politik langsung dari kandidat juga menuai kritik tajam karena dianggap membiarkan kebohongan menyebar bebas.</text:span></text:p>
            <text:p text:style-name="Text_20_body"><text:span text:style-name="Strong_20_Emphasis"><text:span text:style-name="T1">Intervensi Asing dan Operasi Pengaruh:</text:span></text:span><text:span text:style-name="T1"> Platform Meta terbukti rentan digunakan oleh aktor asing (negara maupun non-negara) untuk </text:span><text:span text:style-name="Strong_20_Emphasis"><text:span text:style-name="T1">melakukan operasi pengaruh dan campur tangan dalam proses demokrasi negara lain</text:span></text:span><text:span text:style-name="T1">. Kasus campur tangan Rusia dalam Pemilu AS 2016 adalah contoh yang paling terkenal, di mana akun palsu dan iklan digunakan untuk menyebar narasi yang memecah belah dan memanipulasi opini publik. Ancaman serupa terus menjadi kekhawatiran dalam siklus pemilihan umum di berbagai negara, termasuk potensi kerawanan dalam konteks Pemilu di Indonesia, yang memerlukan kewaspadaan berkelanjutan dari platform, pemerintah, dan masyarakat sipil.</text:span></text:p>
            <text:p text:style-name="Text_20_body"><text:span text:style-name="Strong_20_Emphasis"><text:span text:style-name="T1">Polarisasi dan Ruang Gema:</text:span></text:span><text:span text:style-name="T1"> Seperti dibahas sebelumnya, desain algoritma yang mengutamakan </text:span><text:span text:style-name="Emphasis"><text:span text:style-name="T1">engagement</text:span></text:span><text:span text:style-name="T1"> dan struktur Grup dapat secara tidak sengaja </text:span><text:span text:style-name="Strong_20_Emphasis"><text:span text:style-name="T1">memperkuat polarisasi politik</text:span></text:span><text:span text:style-name="T1">. Pengguna cenderung disajikan konten yang sesuai dengan pandangan mereka yang sudah ada, menciptakan 'ruang gema' (echo chambers) yang membatasi paparan terhadap perspektif berbeda dan mempersulit dialog lintas-ideologi. Fenomena ini terasa relevan di banyak negara dengan lanskap politik yang terpolarisasi, termasuk di Indonesia.</text:span></text:p>
            <text:p text:style-name="Text_20_body"><text:span text:style-name="Strong_20_Emphasis"><text:span text:style-name="T1">Mobilisasi Politik: Pedang Bermata Dua:</text:span></text:span><text:span text:style-name="T1"> Platform Meta tak diragukan lagi telah menjadi alat yang ampuh untuk </text:span><text:span text:style-name="Strong_20_Emphasis"><text:span text:style-name="T1">mobilisasi politik dan aktivisme sosial</text:span></text:span><text:span text:style-name="T1">. Masyarakat dapat mengorganisir protes, menyebarkan informasi tentang isu-isu penting, dan memberikan suara kepada kelompok-kelompok yang terpinggirkan. Banyak gerakan sosial di seluruh dunia (termasuk di Indonesia) telah memanfaatkan kekuatan platform ini. Namun, kekuatan ini juga </text:span><text:span text:style-name="Strong_20_Emphasis"><text:span text:style-name="T1">bermata dua</text:span></text:span><text:span text:style-name="T1">. Alat yang sama dapat digunakan oleh kelompok ekstremis untuk merekrut anggota, menyebarkan ideologi kebencian, mengoordinasikan kekerasan, atau menyebarkan disinformasi yang memicu kerusuhan sosial.</text:span></text:p>
            <text:p text:style-name="Text_20_body"><text:span text:style-name="Strong_20_Emphasis"><text:span text:style-name="T1">Dilema Moderasi Konten Politik:</text:span></text:span><text:span text:style-name="T1"> Meta terjebak dalam </text:span><text:span text:style-name="Strong_20_Emphasis"><text:span text:style-name="T1">dilema yang sangat sulit</text:span></text:span><text:span text:style-name="T1"> dalam memoderasi konten politik. Di satu sisi, ada tekanan untuk melindungi kebebasan berbicara dan tidak tampak bias secara politik. Di sisi lain, ada tuntutan untuk membendung penyebaran ujaran kebencian, hasutan kekerasan, dan disinformasi berbahaya yang dapat merusak demokrasi. </text:span><text:soft-page-break/><text:span text:style-name="T1">Keputusan moderasi—terutama yang melibatkan tokoh atau isu politik sensitif (seperti keputusan kontroversial menangguhkan akun Donald Trump pasca serangan Capitol AS 6 Januari 2021)—hampir selalu menuai kritik dari berbagai pihak. Menerapkan kebijakan ini secara konsisten dan adil di ratusan negara dengan konteks politik dan hukum yang berbeda (termasuk Indonesia dengan UU ITE-nya) adalah tantangan yang luar biasa kompleks.</text:span></text:p>
            <text:p text:style-name="Text_20_body"><text:span text:style-name="Strong_20_Emphasis"><text:span text:style-name="T1">Dampak pada Jurnalisme:</text:span></text:span><text:span text:style-name="T1"> Dominasi Meta sebagai saluran distribusi informasi juga berdampak besar pada industri jurnalisme, menciptakan ketergantungan pada platform untuk lalu lintas pembaca sambil bersaing dengan banjir misinformasi yang seringkali lebih viral daripada berita faktual.</text:span></text:p>
            <text:p text:style-name="Text_20_body"><text:span text:style-name="T1">Kesimpulannya, pengaruh Meta pada politik dan demokrasi bersifat </text:span><text:span text:style-name="Strong_20_Emphasis"><text:span text:style-name="T1">multifaset, mendalam, dan seringkali kontradiktif</text:span></text:span><text:span text:style-name="T1">. Platform ini adalah alat komunikasi massa dan mobilisasi yang kuat, namun juga medium penyebaran manipulasi dan polarisasi yang efektif. Mengelola pengaruh ini secara bertanggung jawab, sambil menavigasi tekanan politik dan komersial, tetap menjadi salah satu tantangan terbesar dan paling fundamental bagi Meta, dengan konsekuensi yang signifikan bagi masa depan demokrasi di seluruh dunia, tak terkecuali di Indonesia. Perdebatan sengit mengenai akuntabilitas platform dalam ranah ini dipastikan akan terus berlanjut.</text:span></text:p>
            <text:p text:style-name="P2"/>
            <text:p text:style-name="Text_20_body"><text:span text:style-name="T1">Ini mengakhiri Bab 6. Silakan berikan perintah </text:span><text:span text:style-name="Strong_20_Emphasis"><text:span text:style-name="T1">"YAX"</text:span></text:span><text:span text:style-name="T1"> untuk melanjutkan ke prompt </text:span><text:span text:style-name="Strong_20_Emphasis"><text:span text:style-name="T1">Pengantar Bab 7: Pivot ke Meta: Visi Metaverse</text:span></text:span><text:span text:style-name="T1">.</text:span></text:p>
          </text:section>
          <text:section text:style-name="Sect1" text:name="feedback-form-64">
            <text:p text:style-name="P196"/>
          </text:section>
        </text:section>
        <text:section text:style-name="Sect1" text:name="9ccd039940407fd5">
          <text:p text:style-name="P96"/>
          <text:section text:style-name="Sect1" text:name="user-query-content-65">
            <text:p text:style-name="P215">yax </text:p>
          </text:section>
          <text:p text:style-name="P196">Tampilkan alur berpikir</text:p>
          <text:section text:style-name="Sect2" text:name="model-response-message-contentr_9ccd039940407fd5">
            <text:p text:style-name="Text_20_body"><text:span text:style-name="T1">Baik, berikut adalah isi untuk </text:span><text:span text:style-name="Strong_20_Emphasis"><text:span text:style-name="T1">Pengantar Bab 7: Pivot ke Meta: Visi Metaverse</text:span></text:span><text:span text:style-name="T1">:</text:span></text:p>
            <text:p text:style-name="Text_20_body"><text:span text:style-name="Strong_20_Emphasis"><text:span text:style-name="T1">Bab 7: Pivot ke Meta: Visi Metaverse</text:span></text:span></text:p>
            <text:p text:style-name="Text_20_body"><text:span text:style-name="T1">Di tengah puncak pengawasan publik dan badai kontroversi yang tak kunjung reda, pada akhir Oktober 2021, Mark Zuckerberg mengumumkan langkah paling transformatif dalam sejarah perusahaannya sejak IPO: perusahaan induk Facebook, Inc. akan berganti nama menjadi </text:span><text:span text:style-name="Strong_20_Emphasis"><text:span text:style-name="T1">Meta Platforms, Inc.</text:span></text:span><text:span text:style-name="T1"> Ini bukan sekadar perubahan papan nama; ini adalah deklarasi sebuah </text:span><text:span text:style-name="Strong_20_Emphasis"><text:span text:style-name="T1">'pivot' strategis </text:span></text:span><text:soft-page-break/><text:span text:style-name="Strong_20_Emphasis"><text:span text:style-name="T1">raksasa</text:span></text:span><text:span text:style-name="T1">, sebuah pertaruhan berani yang mempertaruhkan masa depan perusahaan—dan puluhan miliar dolar investasi tahunan—pada sebuah konsep futuristik yang disebut </text:span><text:span text:style-name="Strong_20_Emphasis"><text:span text:style-name="T1">Metaverse</text:span></text:span><text:span text:style-name="T1">. Visi ini memproyeksikan Metaverse sebagai platform komputasi besar berikutnya, penerus internet mobile yang kita kenal saat ini.</text:span></text:p>
            <text:p text:style-name="Text_20_body"><text:span text:style-name="T1">Keputusan drastis ini sontak menimbulkan berbagai spekulasi mengenai </text:span><text:span text:style-name="Strong_20_Emphasis"><text:span text:style-name="T1">motivasi di baliknya</text:span></text:span><text:span text:style-name="T1">. Banyak pengamat melihatnya sebagai upaya strategis untuk </text:span><text:span text:style-name="Strong_20_Emphasis"><text:span text:style-name="T1">melepaskan diri dari merek 'Facebook'</text:span></text:span><text:span text:style-name="T1"> yang semakin sarat dengan asosiasi negatif terkait skandal privasi, misinformasi, dan dampak sosial (seperti yang telah kita kupas tuntas di Bab 6). Waktu pengumumannya, yang bertepatan dengan bocornya dokumen internal oleh Frances Haugen, semakin memperkuat dugaan adanya motif 'pelarian citra'. Namun, di sisi lain, tidak dapat dipungkiri adanya </text:span><text:span text:style-name="Strong_20_Emphasis"><text:span text:style-name="T1">keyakinan tulus dan visi jangka panjang</text:span></text:span><text:span text:style-name="T1"> dari Zuckerberg sendiri bahwa interaksi digital masa depan akan bersifat imersif, tiga dimensi, dan terwujud—sebuah </text:span><text:span text:style-name="Emphasis"><text:span text:style-name="T1">embodied internet</text:span></text:span><text:span text:style-name="T1">—di mana Meta berambisi menjadi pemain utamanya.</text:span></text:p>
            <text:p text:style-name="P96">Bab ini akan menyelami secara mendalam pertaruhan besar Meta pada Metaverse ini. Kita akan mencoba memahami:</text:p>
            <text:list xml:id="list9009666493639180504" text:style-name="L67">
              <text:list-item>
                <text:p text:style-name="P159"><text:span text:style-name="Strong_20_Emphasis"><text:span text:style-name="T1">Apa sebenarnya Metaverse</text:span></text:span><text:span text:style-name="T1"> yang dibayangkan oleh Meta, melampaui sekadar </text:span><text:span text:style-name="Emphasis"><text:span text:style-name="T1">buzzword</text:span></text:span><text:span text:style-name="T1">? </text:span></text:p>
              </text:list-item>
              <text:list-item>
                <text:p text:style-name="P159"><text:span text:style-name="T1">Bagaimana teknologi </text:span><text:span text:style-name="Strong_20_Emphasis"><text:span text:style-name="T1">Virtual Reality (VR)</text:span></text:span><text:span text:style-name="T1">, melalui akuisisi Oculus (kini Meta Quest), menjadi pilar utama strategi awal mereka? </text:span></text:p>
              </text:list-item>
              <text:list-item>
                <text:p text:style-name="P159"><text:span text:style-name="T1">Bagaimana pengembangan </text:span><text:span text:style-name="Strong_20_Emphasis"><text:span text:style-name="T1">Augmented Reality (AR)</text:span></text:span><text:span text:style-name="T1"> yang lebih menantang diposisikan sebagai tujuan jangka panjang? </text:span></text:p>
              </text:list-item>
              <text:list-item>
                <text:p text:style-name="P57"><text:span text:style-name="T1">Seperti apa wujud platform sosial virtual awal mereka, </text:span><text:span text:style-name="Strong_20_Emphasis"><text:span text:style-name="T1">Horizon Worlds</text:span></text:span><text:span text:style-name="T1">, dan bagaimana perkembangannya? </text:span></text:p>
              </text:list-item>
            </text:list>
            <text:p text:style-name="Text_20_body"><text:span text:style-name="T1">Kita akan menjelajahi ambisi teknologi, investasi finansial yang masif di divisi Reality Labs, serta tantangan teknis dan adopsi pasar yang dihadapi. Penting untuk ditekankan, per </text:span><text:span text:style-name="Strong_20_Emphasis"><text:span text:style-name="T1">21 April 2025</text:span></text:span><text:span text:style-name="T1">, visi Metaverse ini masih berada dalam tahap yang sangat awal dan penuh ketidakpastian. Meskipun Meta berharap visi ini kelak akan mengubah cara miliaran orang—termasuk di Indonesia—bekerja, bermain, dan bersosialisasi secara digital, jalan menuju realisasi visi tersebut masih sangat panjang, mahal, dan keberhasilannya jauh dari jaminan. Bab ini adalah tentang langkah Meta menuju 'frontier' digital berikutnya.</text:span></text:p>
            <text:p text:style-name="P2"/>
            <text:p text:style-name="Text_20_body"><text:soft-page-break/><text:span text:style-name="T1">Silakan berikan perintah </text:span><text:span text:style-name="Strong_20_Emphasis"><text:span text:style-name="T1">"YAX"</text:span></text:span><text:span text:style-name="T1"> untuk melanjutkan ke prompt Subbab </text:span><text:span text:style-name="Strong_20_Emphasis"><text:span text:style-name="T1">7.1: Alasan Rebranding Menjadi Meta Platforms, Inc.</text:span></text:span></text:p>
          </text:section>
          <text:section text:style-name="Sect1" text:name="feedback-form-65">
            <text:p text:style-name="P196"/>
          </text:section>
        </text:section>
        <text:section text:style-name="Sect1" text:name="1d1dff1f6f88fe3e">
          <text:p text:style-name="P96"/>
          <text:section text:style-name="Sect1" text:name="user-query-content-66">
            <text:p text:style-name="P215">yax </text:p>
          </text:section>
          <text:p text:style-name="P196">Tampilkan alur berpikir</text:p>
          <text:section text:style-name="Sect2" text:name="model-response-message-contentr_1d1dff1f6f88fe3e">
            <text:p text:style-name="Text_20_body"><text:span text:style-name="T1">Baik, berikut adalah isi untuk Subbab </text:span><text:span text:style-name="Strong_20_Emphasis"><text:span text:style-name="T1">7.1: Alasan Rebranding Menjadi Meta Platforms, Inc.</text:span></text:span><text:span text:style-name="T1">:</text:span></text:p>
            <text:p text:style-name="Text_20_body"><text:span text:style-name="Strong_20_Emphasis"><text:span text:style-name="T1">7.1 Alasan Rebranding Menjadi Meta Platforms, Inc.</text:span></text:span></text:p>
            <text:p text:style-name="P96">Keputusan untuk mengubah nama perusahaan induk dari Facebook, Inc. menjadi Meta Platforms, Inc. pada Oktober 2021 bukanlah sekadar perubahan kosmetik; itu adalah langkah strategis yang diperhitungkan dengan cermat, meskipun motivasinya kemungkinan besar bersifat ganda dan kompleks. Langkah ini diumumkan oleh Mark Zuckerberg pada konferensi tahunan Connect perusahaan, disertai dengan demo-demo futuristik tentang visi Metaverse.</text:p>
            <text:p text:style-name="Text_20_body"><text:span text:style-name="Strong_20_Emphasis"><text:span text:style-name="T1">Alasan Resmi: Fokus pada Masa Depan</text:span></text:span><text:span text:style-name="T1"> Secara resmi, perusahaan menyatakan bahwa nama "Facebook" tidak lagi sepenuhnya mencakup semua yang mereka lakukan. Dengan portofolio yang mencakup Instagram, WhatsApp, Messenger, dan investasi besar pada teknologi Virtual Reality (VR) serta Augmented Reality (AR) melalui divisi Reality Labs, nama baru "Meta" dianggap lebih mewakili </text:span><text:span text:style-name="Strong_20_Emphasis"><text:span text:style-name="T1">ambisi jangka panjang perusahaan untuk membangun Metaverse</text:span></text:span><text:span text:style-name="T1">. Ini adalah sinyal jelas kepada dunia bahwa fokus perusahaan bergeser melampaui sekadar aplikasi jejaring sosial menuju apa yang mereka yakini sebagai platform komputasi besar berikutnya.</text:span></text:p>
            <text:p text:style-name="Text_20_body"><text:span text:style-name="Strong_20_Emphasis"><text:span text:style-name="T1">Alasan Tak Terucap: Krisis Citra dan Pengalihan Isu</text:span></text:span><text:span text:style-name="T1"> Namun, sulit untuk mengabaikan konteks waktu pengumuman ini. Rebranding terjadi tepat di tengah </text:span><text:span text:style-name="Strong_20_Emphasis"><text:span text:style-name="T1">puncak krisis hubungan masyarakat terburuk</text:span></text:span><text:span text:style-name="T1"> dalam sejarah perusahaan, yang dipicu oleh bocornya ribuan dokumen internal oleh mantan karyawan, Frances Haugen (dikenal sebagai "Facebook Files" atau "Meta Papers"). Dokumen-dokumen ini mengungkap secara detail bagaimana perusahaan menyadari dampak negatif platformnya (terutama pada remaja dan polarisasi politik) namun seringkali gagal menanganinya secara efektif demi pertumbuhan. Bagi banyak pengamat, kritikus, dan bahkan beberapa regulator, waktu rebranding ini terasa seperti </text:span><text:span text:style-name="Strong_20_Emphasis"><text:span text:style-name="T1">upaya pengalihan isu (distraction) yang </text:span></text:span><text:soft-page-break/><text:span text:style-name="Strong_20_Emphasis"><text:span text:style-name="T1">disengaja</text:span></text:span><text:span text:style-name="T1">. Dengan mengalihkan perhatian media dan publik ke visi Metaverse yang gemerlap, perusahaan berharap dapat meredakan tekanan dari pemberitaan negatif yang sedang berlangsung. Selain itu, ada argumen kuat bahwa merek "Facebook" itu sendiri telah menjadi </text:span><text:span text:style-name="Strong_20_Emphasis"><text:span text:style-name="T1">terlalu 'toksik'</text:span></text:span><text:span text:style-name="T1"> akibat akumulasi skandal selama bertahun-tahun. Mengganti nama perusahaan induk memungkinkan entitas korporat untuk menciptakan jarak—setidaknya secara persepsi—dari konotasi negatif yang melekat pada aplikasi utamanya, meskipun struktur kepemilikan dan kepemimpinan tetap sama.</text:span></text:p>
            <text:p text:style-name="Text_20_body"><text:span text:style-name="Strong_20_Emphasis"><text:span text:style-name="T1">Sinyal bagi Pasar dan Internal</text:span></text:span><text:span text:style-name="T1"> Rebranding juga berfungsi sebagai </text:span><text:span text:style-name="Strong_20_Emphasis"><text:span text:style-name="T1">sinyal kuat bagi para pemangku kepentingan utama</text:span></text:span><text:span text:style-name="T1">. Bagi </text:span><text:span text:style-name="Strong_20_Emphasis"><text:span text:style-name="T1">investor</text:span></text:span><text:span text:style-name="T1">, nama Meta melegitimasi pengeluaran miliaran dolar untuk divisi Reality Labs yang merugi, membingkainya sebagai investasi strategis jangka panjang, bukan sekadar proyek sampingan. Bagi </text:span><text:span text:style-name="Strong_20_Emphasis"><text:span text:style-name="T1">talenta di bidang VR/AR</text:span></text:span><text:span text:style-name="T1">, ini adalah panggilan untuk bergabung dengan perusahaan yang secara eksplisit mendedikasikan dirinya pada bidang tersebut. Bagi </text:span><text:span text:style-name="Strong_20_Emphasis"><text:span text:style-name="T1">karyawan internal</text:span></text:span><text:span text:style-name="T1">, ini adalah upaya untuk menyatukan mereka di bawah visi baru yang ambisius setelah periode moral yang sulit akibat kontroversi.</text:span></text:p>
            <text:p text:style-name="Text_20_body"><text:span text:style-name="Strong_20_Emphasis"><text:span text:style-name="T1">Reaksi Awal:</text:span></text:span><text:span text:style-name="T1"> Reaksi terhadap rebranding ini beragam. Komunitas teknologi dan penggemar VR/AR mungkin menyambut baik penekanan baru pada Metaverse. Namun, sebagian besar media, regulator, dan publik cenderung skeptis, melihatnya lebih sebagai </text:span><text:span text:style-name="Strong_20_Emphasis"><text:span text:style-name="T1">langkah PR sinis</text:span></text:span><text:span text:style-name="T1"> daripada perubahan substantif dalam praktik bisnis atau tata kelola perusahaan. Terlepas dari motivasi atau persepsinya, sejak saat itu, miliaran pengguna di seluruh dunia, termasuk di Indonesia, secara resmi menggunakan aplikasi-aplikasi yang berada di bawah naungan perusahaan induk bernama Meta Platforms, Inc. Pertanyaannya, apakah perubahan nama ini cukup untuk mengubah persepsi dan mengatasi masalah fundamental perusahaan, masih menjadi perdebatan hingga </text:span><text:span text:style-name="Strong_20_Emphasis"><text:span text:style-name="T1">April 21, 2025</text:span></text:span><text:span text:style-name="T1">.</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7.2: Apa Itu Metaverse? (Versi Meta dan Konsep Umum)</text:span></text:span><text:span text:style-name="T1">.</text:span></text:p>
          </text:section>
          <text:section text:style-name="Sect1" text:name="feedback-form-66">
            <text:p text:style-name="P196"/>
          </text:section>
        </text:section>
        <text:section text:style-name="Sect1" text:name="be104fb3c1736683">
          <text:p text:style-name="P96"/>
          <text:section text:style-name="Sect1" text:name="user-query-content-67">
            <text:p text:style-name="P215">yax </text:p>
          </text:section>
          <text:p text:style-name="P196">Tampilkan alur berpikir</text:p>
          <text:section text:style-name="Sect2" text:name="model-response-message-contentr_be104fb3c1736683">
            <text:p text:style-name="Text_20_body"><text:soft-page-break/><text:span text:style-name="T1">Baik, berikut adalah isi untuk Subbab </text:span><text:span text:style-name="Strong_20_Emphasis"><text:span text:style-name="T1">7.2: Apa Itu Metaverse? (Versi Meta dan Konsep Umum)</text:span></text:span><text:span text:style-name="T1">:</text:span></text:p>
            <text:p text:style-name="Text_20_body"><text:span text:style-name="Strong_20_Emphasis"><text:span text:style-name="T1">7.2 Apa Itu Metaverse? (Versi Meta dan Konsep Umum)</text:span></text:span></text:p>
            <text:p text:style-name="Text_20_body"><text:span text:style-name="T1">Sejak Meta mengadopsi namanya, istilah "Metaverse" menjadi </text:span><text:span text:style-name="Emphasis"><text:span text:style-name="T1">buzzword</text:span></text:span><text:span text:style-name="T1"> yang mendunia. Namun, bahkan hingga </text:span><text:span text:style-name="Strong_20_Emphasis"><text:span text:style-name="T1">21 April 2025</text:span></text:span><text:span text:style-name="T1">, definisinya masih seringkali kabur dan bisa berarti hal yang berbeda bagi orang yang berbeda. Penting untuk memahami visi spesifik yang diusung oleh Meta, sekaligus konsep umumnya yang lebih luas.</text:span></text:p>
            <text:p text:style-name="Text_20_body"><text:span text:style-name="Strong_20_Emphasis"><text:span text:style-name="T1">Visi Metaverse Menurut Meta:</text:span></text:span><text:span text:style-name="T1"> Bagi Mark Zuckerberg dan Meta, Metaverse adalah </text:span><text:span text:style-name="Strong_20_Emphasis"><text:span text:style-name="T1">evolusi berikutnya dari internet</text:span></text:span><text:span text:style-name="T1">, sebuah </text:span><text:span text:style-name="Strong_20_Emphasis"><text:span text:style-name="T1">"internet yang dirasakan secara fisik" (embodied internet)</text:span></text:span><text:span text:style-name="T1">. Alih-alih hanya melihat konten di layar datar (seperti saat kita menjelajahi web atau media sosial saat ini), visi Meta adalah kita bisa </text:span><text:span text:style-name="Strong_20_Emphasis"><text:span text:style-name="T1">'masuk ke dalam' pengalaman digital</text:span></text:span><text:span text:style-name="T1"> tersebut menggunakan perangkat seperti headset VR (Virtual Reality) atau kacamata AR (Augmented Reality) di masa depan. Elemen kunci dari visi Meta ini adalah:</text:span></text:p>
            <text:list xml:id="list4288484246618697067" text:style-name="L68">
              <text:list-item>
                <text:p text:style-name="P160"><text:span text:style-name="Strong_20_Emphasis"><text:span text:style-name="T1">Rasa Kehadiran (Presence):</text:span></text:span><text:span text:style-name="T1"> Sensasi psikologis bahwa Anda benar-benar 'berada di sana' bersama orang lain dalam sebuah ruang virtual bersama, meskipun secara fisik Anda terpisah ribuan kilometer. Ini adalah inti dari aspek sosial Metaverse versi Meta. Bayangkan rapat kerja di mana Anda merasa duduk semeja dengan rekan kerja (seperti dalam Horizon Workrooms) atau menonton konser virtual bersama teman seolah-olah Anda benar-benar di venue yang sama. </text:span></text:p>
              </text:list-item>
              <text:list-item>
                <text:p text:style-name="P160"><text:span text:style-name="Strong_20_Emphasis"><text:span text:style-name="T1">Avatar Digital:</text:span></text:span><text:span text:style-name="T1"> Anda direpresentasikan oleh avatar—representasi digital diri Anda—yang idealnya akan menjadi semakin ekspresif dan fotorealistik (seperti yang akan dibahas di Bab 8), memungkinkan interaksi yang lebih kaya nuansa. </text:span></text:p>
              </text:list-item>
              <text:list-item>
                <text:p text:style-name="P160"><text:span text:style-name="Strong_20_Emphasis"><text:span text:style-name="T1">Aktivitas Imersif:</text:span></text:span><text:span text:style-name="T1"> Metaverse dibayangkan sebagai tempat untuk bersosialisasi, bermain game, bekerja secara kolaboratif, belajar, berbelanja barang virtual (atau bahkan fisik), menghadiri acara, dan banyak lagi, semuanya dalam lingkungan 3D yang imersif. </text:span></text:p>
              </text:list-item>
              <text:list-item>
                <text:p text:style-name="P58"><text:span text:style-name="Strong_20_Emphasis"><text:span text:style-name="T1">Ketergantungan pada Perangkat Keras:</text:span></text:span><text:span text:style-name="T1"> Visi Meta sangat terkait erat dengan adopsi perangkat keras VR/AR mereka (lini Meta Quest dan kacamata masa depan). </text:span></text:p>
              </text:list-item>
            </text:list>
            <text:p text:style-name="Text_20_body"><text:span text:style-name="Strong_20_Emphasis"><text:span text:style-name="T1">Konsep Metaverse yang Lebih Luas:</text:span></text:span><text:span text:style-name="T1"> Di luar visi spesifik Meta, konsep Metaverse seringkali digambarkan secara lebih luas dan idealistis, banyak </text:span><text:soft-page-break/><text:span text:style-name="T1">terinspirasi oleh fiksi ilmiah (seperti novel </text:span><text:span text:style-name="Emphasis"><text:span text:style-name="T1">Snow Crash</text:span></text:span><text:span text:style-name="T1"> yang mempopulerkan istilah ini) dan komunitas Web3:</text:span></text:p>
            <text:list xml:id="list991162970041645827" text:style-name="L69">
              <text:list-item>
                <text:p text:style-name="P161"><text:span text:style-name="Strong_20_Emphasis"><text:span text:style-name="T1">Interoperabilitas:</text:span></text:span><text:span text:style-name="T1"> Idealnya, Metaverse sejati bersifat terbuka, memungkinkan pengguna membawa avatar, identitas, dan aset digital mereka secara mulus antar-platform atau dunia virtual yang berbeda, seperti halnya kita bisa berpindah antar situs web saat ini. Visi Meta yang cenderung 'taman bertembok' (walled garden) sering dikritik karena tidak sepenuhnya merangkul interoperabilitas sejati ini. </text:span></text:p>
              </text:list-item>
              <text:list-item>
                <text:p text:style-name="P161"><text:span text:style-name="Strong_20_Emphasis"><text:span text:style-name="T1">Desentralisasi:</text:span></text:span><text:span text:style-name="T1"> Banyak pendukung konsep Metaverse ideal membayangkannya sebagai ruang yang terdesentralisasi, tidak dikendalikan oleh satu perusahaan tunggal, seringkali terkait dengan teknologi blockchain, NFT (Non-Fungible Tokens) untuk kepemilikan aset digital, dan tata kelola berbasis komunitas. Ini berbeda signifikan dengan pendekatan Meta yang terpusat pada platformnya. </text:span></text:p>
              </text:list-item>
              <text:list-item>
                <text:p text:style-name="P161"><text:span text:style-name="Strong_20_Emphasis"><text:span text:style-name="T1">Persisten dan Sinkron:</text:span></text:span><text:span text:style-name="T1"> Dunia virtual terus ada dan berkembang bahkan saat Anda tidak login, dan peristiwa terjadi secara </text:span><text:span text:style-name="Emphasis"><text:span text:style-name="T1">real-time</text:span></text:span><text:span text:style-name="T1"> bagi semua orang yang hadir. </text:span></text:p>
              </text:list-item>
              <text:list-item>
                <text:p text:style-name="P59"><text:span text:style-name="Strong_20_Emphasis"><text:span text:style-name="T1">Ekonomi Virtual:</text:span></text:span><text:span text:style-name="T1"> Adanya sistem ekonomi yang berfungsi penuh di mana pengguna dapat menciptakan, memiliki, menjual, dan membeli barang serta jasa digital. </text:span></text:p>
              </text:list-item>
            </text:list>
            <text:p text:style-name="Text_20_body"><text:span text:style-name="Strong_20_Emphasis"><text:span text:style-name="T1">Kenyataan di April 2025:</text:span></text:span><text:span text:style-name="T1"> Penting untuk dipahami bahwa Metaverse dalam bentuknya yang utuh dan terintegrasi seperti yang sering digambarkan </text:span><text:span text:style-name="Strong_20_Emphasis"><text:span text:style-name="T1">masih jauh dari kenyataan</text:span></text:span><text:span text:style-name="T1">. Apa yang ada saat ini adalah sekumpulan platform dan pengalaman virtual yang terfragmentasi (termasuk Horizon Worlds milik Meta, platform game seperti Roblox, dunia sosial seperti VRChat, dll.), belum menjadi satu Metaverse tunggal yang interoperabel. Metaverse, bagi Meta dan industri secara umum, lebih merupakan </text:span><text:span text:style-name="Strong_20_Emphasis"><text:span text:style-name="T1">visi jangka panjang dan arah pengembangan</text:span></text:span><text:span text:style-name="T1"> daripada produk jadi yang sudah bisa kita masuki sepenuhnya hari ini. Ini adalah sebuah konsep dalam proses pembentukan, yang definisinya terus diperdebatkan dan masa depannya masih ditulis.</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7.3: Akuisisi Oculus dan Pengembangan VR (Virtual Reality)</text:span></text:span><text:span text:style-name="T1">.</text:span></text:p>
          </text:section>
          <text:section text:style-name="Sect1" text:name="feedback-form-67">
            <text:p text:style-name="P196"/>
          </text:section>
        </text:section>
        <text:section text:style-name="Sect1" text:name="b2d8bd0e99c0fae8">
          <text:p text:style-name="P96"/>
          <text:section text:style-name="Sect1" text:name="user-query-content-68">
            <text:p text:style-name="P215"><text:soft-page-break/>yax </text:p>
          </text:section>
          <text:p text:style-name="P196">Tampilkan alur berpikir</text:p>
          <text:section text:style-name="Sect2" text:name="model-response-message-contentr_b2d8bd0e99c0fae8">
            <text:p text:style-name="Text_20_body"><text:span text:style-name="T1">Baik, berikut adalah isi untuk Subbab </text:span><text:span text:style-name="Strong_20_Emphasis"><text:span text:style-name="T1">7.3: Akuisisi Oculus dan Pengembangan VR (Virtual Reality)</text:span></text:span><text:span text:style-name="T1">:</text:span></text:p>
            <text:p text:style-name="Text_20_body"><text:span text:style-name="Strong_20_Emphasis"><text:span text:style-name="T1">7.3 Akuisisi Oculus dan Pengembangan VR (Virtual Reality)</text:span></text:span></text:p>
            <text:p text:style-name="Text_20_body"><text:span text:style-name="T1">Jauh sebelum nama "Meta" diadopsi, benih ambisi perusahaan di ranah imersif telah ditanam melalui langkah akuisisi yang berani pada tahun 2014: pembelian perusahaan startup Virtual Reality (VR) </text:span><text:span text:style-name="Strong_20_Emphasis"><text:span text:style-name="T1">Oculus VR senilai $2 miliar</text:span></text:span><text:span text:style-name="T1">. Jika saat itu langkah ini tampak mengejutkan, kini (per </text:span><text:span text:style-name="Strong_20_Emphasis"><text:span text:style-name="T1">21 April 2025</text:span></text:span><text:span text:style-name="T1">) ia terlihat jelas sebagai </text:span><text:span text:style-name="Strong_20_Emphasis"><text:span text:style-name="T1">langkah fondasi strategis</text:span></text:span><text:span text:style-name="T1"> bagi pertaruhan jangka panjang Mark Zuckerberg pada VR sebagai platform komputasi masa depan, landasan awal menuju visi Metaverse.</text:span></text:p>
            <text:p text:style-name="P96">Perjalanan pengembangan perangkat keras VR Meta setelah akuisisi Oculus penuh dengan evolusi dan pembelajaran:</text:p>
            <text:list xml:id="list5543913299352562013" text:style-name="L70">
              <text:list-item>
                <text:p text:style-name="P162"><text:span text:style-name="Strong_20_Emphasis"><text:span text:style-name="T1">Era Awal (PC &amp; Mobile VR):</text:span></text:span><text:span text:style-name="T1"> Dimulai dengan </text:span><text:span text:style-name="Strong_20_Emphasis"><text:span text:style-name="T1">Oculus Rift</text:span></text:span><text:span text:style-name="T1">, headset VR canggih yang membutuhkan koneksi ke PC gaming bertenaga tinggi, menargetkan para </text:span><text:span text:style-name="Emphasis"><text:span text:style-name="T1">early adopter</text:span></text:span><text:span text:style-name="T1"> dan gamer. Ada juga eksperimen </text:span><text:span text:style-name="Strong_20_Emphasis"><text:span text:style-name="T1">Gear VR</text:span></text:span><text:span text:style-name="T1">, hasil kemitraan dengan Samsung, yang menggunakan ponsel sebagai layar dan prosesor—menawarkan pengalaman VR mobile yang lebih terjangkau namun terbatas. </text:span></text:p>
              </text:list-item>
              <text:list-item>
                <text:p text:style-name="P162"><text:span text:style-name="Strong_20_Emphasis"><text:span text:style-name="T1">Terobosan Headset Mandiri (</text:span></text:span><text:span text:style-name="Strong_20_Emphasis"><text:span text:style-name="Emphasis"><text:span text:style-name="T1">Standalone</text:span></text:span></text:span><text:span text:style-name="Strong_20_Emphasis"><text:span text:style-name="T1">):</text:span></text:span><text:span text:style-name="T1"> Langkah krusial terjadi dengan peluncuran </text:span><text:span text:style-name="Strong_20_Emphasis"><text:span text:style-name="T1">Oculus Go</text:span></text:span><text:span text:style-name="T1"> (headset mandiri yang terjangkau namun dengan pelacakan gerak terbatas, kini sudah dihentikan) dan terutama </text:span><text:span text:style-name="Strong_20_Emphasis"><text:span text:style-name="T1">Oculus Quest</text:span></text:span><text:span text:style-name="T1"> pada tahun 2019. Quest adalah pengubah permainan: sebuah headset VR mandiri (tidak perlu PC atau ponsel) dengan pelacakan gerak penuh (</text:span><text:span text:style-name="Emphasis"><text:span text:style-name="T1">6 degrees of freedom</text:span></text:span><text:span text:style-name="T1"> - 6DoF), menawarkan pengalaman VR berkualitas tinggi yang jauh lebih mudah diakses. </text:span></text:p>
              </text:list-item>
              <text:list-item>
                <text:p text:style-name="P162"><text:span text:style-name="Strong_20_Emphasis"><text:span text:style-name="T1">Dominasi Pasar dengan Quest 2:</text:span></text:span><text:span text:style-name="T1"> </text:span><text:span text:style-name="Strong_20_Emphasis"><text:span text:style-name="T1">Meta Quest 2</text:span></text:span><text:span text:style-name="T1"> (diluncurkan akhir 2020, menggantikan nama Oculus) menjadi hit besar secara global. Dengan peningkatan kinerja signifikan dari Quest pertama dan strategi harga yang sangat agresif (terutama di awal), Quest 2 berhasil mendemokratisasi VR berkualitas dan menjadikan Meta </text:span><text:span text:style-name="Strong_20_Emphasis"><text:span text:style-name="T1">pemimpin pasar absolut</text:span></text:span><text:span text:style-name="T1"> di segmen VR konsumen. </text:span></text:p>
              </text:list-item>
              <text:list-item>
                <text:p text:style-name="P162"><text:span text:style-name="Strong_20_Emphasis"><text:span text:style-name="T1">Generasi Terbaru (Quest 3 &amp; Pro):</text:span></text:span><text:span text:style-name="T1"> Pada akhir 2023, Meta meluncurkan </text:span><text:span text:style-name="Strong_20_Emphasis"><text:span text:style-name="T1">Quest 3</text:span></text:span><text:span text:style-name="T1">, penerus Quest 2, yang menawarkan peningkatan signifikan </text:span><text:soft-page-break/><text:span text:style-name="T1">seperti layar resolusi lebih tinggi, prosesor lebih kuat, dan terutama kemampuan </text:span><text:span text:style-name="Emphasis"><text:span text:style-name="T1">passthrough</text:span></text:span><text:span text:style-name="T1"> berwarna untuk pengalaman </text:span><text:span text:style-name="Emphasis"><text:span text:style-name="T1">Mixed Reality</text:span></text:span><text:span text:style-name="T1"> (MR) yang lebih baik. Sebelumnya, pada 2022, </text:span><text:span text:style-name="Strong_20_Emphasis"><text:span text:style-name="T1">Quest Pro</text:span></text:span><text:span text:style-name="T1"> dirilis menargetkan pasar profesional dan </text:span><text:span text:style-name="Emphasis"><text:span text:style-name="T1">prosumer</text:span></text:span><text:span text:style-name="T1"> dengan fitur canggih seperti pelacakan mata dan wajah, namun dengan harga yang jauh lebih mahal. Riset dan pengembangan untuk generasi headset berikutnya terus berlanjut secara intensif di Meta. </text:span></text:p>
              </text:list-item>
              <text:list-item>
                <text:p text:style-name="P60"><text:span text:style-name="Strong_20_Emphasis"><text:span text:style-name="T1">Ekosistem Perangkat Lunak:</text:span></text:span><text:span text:style-name="T1"> Di samping perangkat keras, Meta terus mengembangkan </text:span><text:span text:style-name="Strong_20_Emphasis"><text:span text:style-name="T1">Meta Quest Store</text:span></text:span><text:span text:style-name="T1"> sebagai toko aplikasi dan game VR utama, serta sistem operasi yang berjalan di headset Quest. </text:span></text:p>
              </text:list-item>
            </text:list>
            <text:p text:style-name="Text_20_body"><text:span text:style-name="Strong_20_Emphasis"><text:span text:style-name="T1">Biaya Ambisi: Reality Labs</text:span></text:span><text:span text:style-name="T1"> Semua pengembangan VR (dan AR) ini berada di bawah divisi </text:span><text:span text:style-name="Strong_20_Emphasis"><text:span text:style-name="T1">Reality Labs</text:span></text:span><text:span text:style-name="T1">. Divisi ini secara konsisten melaporkan </text:span><text:span text:style-name="Strong_20_Emphasis"><text:span text:style-name="T1">kerugian operasional yang sangat besar</text:span></text:span><text:span text:style-name="T1">—mencapai </text:span><text:span text:style-name="Strong_20_Emphasis"><text:span text:style-name="T1">puluhan miliar dolar secara kumulatif</text:span></text:span><text:span text:style-name="T1"> hingga awal 2025. Angka ini menggarisbawahi skala investasi masif yang digelontorkan Meta untuk mewujudkan visi Metaverse-nya, sebuah pertaruhan jangka panjang yang hingga kini belum menunjukkan profitabilitas.</text:span></text:p>
            <text:p text:style-name="Text_20_body"><text:span text:style-name="Strong_20_Emphasis"><text:span text:style-name="T1">Posisi Pasar dan Tantangan Berkelanjutan (April 2025):</text:span></text:span><text:span text:style-name="T1"> Tidak diragukan lagi, berkat kesuksesan lini Quest, Meta </text:span><text:span text:style-name="Strong_20_Emphasis"><text:span text:style-name="T1">mendominasi pasar headset VR konsumen</text:span></text:span><text:span text:style-name="T1"> secara global. Namun, dominasi ini tidak berarti tanpa tantangan. Di pasar seperti </text:span><text:span text:style-name="Strong_20_Emphasis"><text:span text:style-name="T1">Indonesia</text:span></text:span><text:span text:style-name="T1">, </text:span><text:span text:style-name="Strong_20_Emphasis"><text:span text:style-name="T1">ketersediaan resmi dan harga perangkat Quest</text:span></text:span><text:span text:style-name="T1"> seringkali masih menjadi kendala, membuat adopsi lebih terbatas dibandingkan di pasar utama dan bergantung pada importir tidak resmi yang mungkin menjual dengan harga lebih tinggi. Secara umum, adopsi VR massal masih menghadapi rintangan:</text:span></text:p>
            <text:list xml:id="list3130609885333492518" text:style-name="L71">
              <text:list-item>
                <text:p text:style-name="P163"><text:span text:style-name="Strong_20_Emphasis"><text:span text:style-name="T1">Biaya:</text:span></text:span><text:span text:style-name="T1"> Meskipun Quest 2 relatif terjangkau, headset generasi baru cenderung lebih mahal. </text:span></text:p>
              </text:list-item>
              <text:list-item>
                <text:p text:style-name="P163"><text:span text:style-name="Strong_20_Emphasis"><text:span text:style-name="T1">Kenyamanan Fisik:</text:span></text:span><text:span text:style-name="T1"> Isu berat headset, panas, dan </text:span><text:span text:style-name="Emphasis"><text:span text:style-name="T1">motion sickness</text:span></text:span><text:span text:style-name="T1"> (mabuk gerak) masih dialami sebagian pengguna. </text:span></text:p>
              </text:list-item>
              <text:list-item>
                <text:p text:style-name="P163"><text:span text:style-name="Strong_20_Emphasis"><text:span text:style-name="T1">Ekosistem Konten:</text:span></text:span><text:span text:style-name="T1"> Masih ada kebutuhan akan lebih banyak aplikasi dan game VR berkualitas tinggi yang benar-benar 'wajib punya' (</text:span><text:span text:style-name="Emphasis"><text:span text:style-name="T1">killer apps</text:span></text:span><text:span text:style-name="T1">) untuk menarik pengguna mainstream. </text:span></text:p>
              </text:list-item>
              <text:list-item>
                <text:p text:style-name="P61"><text:span text:style-name="Strong_20_Emphasis"><text:span text:style-name="T1">Persaingan:</text:span></text:span><text:span text:style-name="T1"> Pesaing seperti Sony (PlayStation VR), Pico (dimiliki ByteDance/TikTok), dan terutama Apple (dengan Vision Pro yang menyasar segmen premium Mixed Reality) terus memberikan tekanan kompetitif. </text:span></text:p>
              </text:list-item>
            </text:list>
            <text:p text:style-name="P96">Secara keseluruhan, VR melalui lini produk Quest adalah ujung tombak utama <text:soft-page-break/>Meta dalam upayanya membangun Metaverse. Mereka telah berhasil meraih kepemimpinan pasar yang signifikan, namun jalan menuju adopsi massal dan profitabilitas dari visi imersif ini masih panjang dan penuh tantangan finansial serta teknologis.</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7.4: Pengembangan AR (Augmented Reality) dan Kacamata Pintar</text:span></text:span><text:span text:style-name="T1">.</text:span></text:p>
          </text:section>
          <text:section text:style-name="Sect1" text:name="feedback-form-68">
            <text:p text:style-name="P196"/>
          </text:section>
        </text:section>
        <text:section text:style-name="Sect1" text:name="c099da6f4e0af45f">
          <text:p text:style-name="P96"/>
          <text:section text:style-name="Sect1" text:name="user-query-content-69">
            <text:p text:style-name="P215">yax </text:p>
          </text:section>
          <text:p text:style-name="P196">Tampilkan alur berpikir</text:p>
          <text:section text:style-name="Sect2" text:name="model-response-message-contentr_c099da6f4e0af45f">
            <text:p text:style-name="Text_20_body"><text:span text:style-name="T1">Baik, berikut adalah isi untuk Subbab </text:span><text:span text:style-name="Strong_20_Emphasis"><text:span text:style-name="T1">7.4: Pengembangan AR (Augmented Reality) dan Kacamata Pintar</text:span></text:span><text:span text:style-name="T1">:</text:span></text:p>
            <text:p text:style-name="Text_20_body"><text:span text:style-name="Strong_20_Emphasis"><text:span text:style-name="T1">7.4 Pengembangan AR (Augmented Reality) dan Kacamata Pintar</text:span></text:span></text:p>
            <text:p text:style-name="Text_20_body"><text:span text:style-name="T1">Sementara Virtual Reality (VR) menjadi gerbang masuk utama Meta ke dunia imersif, ambisi jangka panjang perusahaan seringkali tertuju pada teknologi yang lebih menantang namun berpotensi lebih terintegrasi dengan kehidupan sehari-hari: </text:span><text:span text:style-name="Strong_20_Emphasis"><text:span text:style-name="T1">Augmented Reality (AR)</text:span></text:span><text:span text:style-name="T1">. Berbeda dengan VR yang membawa Anda ke dunia digital sepenuhnya, AR bertujuan untuk </text:span><text:span text:style-name="Strong_20_Emphasis"><text:span text:style-name="T1">melapisi (overlay) informasi atau objek digital di atas dunia nyata</text:span></text:span><text:span text:style-name="T1"> yang Anda lihat, menciptakan perpaduan antara fisik dan digital. Mewujudkan visi AR ini, terutama dalam bentuk kacamata pintar yang nyaman dipakai, terbukti jauh lebih sulit secara teknis dibandingkan VR.</text:span></text:p>
            <text:p text:style-name="Text_20_body"><text:span text:style-name="Strong_20_Emphasis"><text:span text:style-name="T1">Riset Jangka Panjang dan Produk Awal:</text:span></text:span><text:span text:style-name="T1"> Meta telah menginvestasikan sumber daya besar dalam riset AR fundamental, salah satunya melalui </text:span><text:span text:style-name="Strong_20_Emphasis"><text:span text:style-name="T1">Project Aria</text:span></text:span><text:span text:style-name="T1">—kacamata riset yang dilengkapi berbagai sensor (tetapi tanpa layar) untuk mengumpulkan data dunia nyata guna melatih sistem AI memahami konteks lingkungan, sebuah langkah penting untuk AR masa depan. Upaya produk komersial pertama yang signifikan adalah </text:span><text:span text:style-name="Strong_20_Emphasis"><text:span text:style-name="T1">Ray-Ban Stories</text:span></text:span><text:span text:style-name="T1">, diluncurkan pada 2021 hasil kolaborasi dengan EssilorLuxottica. Kacamata ini memiliki kamera terintegrasi untuk mengambil foto dan video pendek, serta speaker dan mikrofon untuk mendengarkan musik atau menerima panggilan. Namun, penting untuk dicatat bahwa Ray-Ban Stories </text:span><text:span text:style-name="Strong_20_Emphasis"><text:span text:style-name="T1">bukanlah kacamata AR sejati</text:span></text:span><text:span text:style-name="T1">; ia tidak memiliki layar atau kemampuan untuk menampilkan informasi digital di </text:span><text:soft-page-break/><text:span text:style-name="T1">bidang pandang pengguna. Fungsinya lebih sebagai 'kacamata pintar' dengan kamera. Peluncurannya pun menuai </text:span><text:span text:style-name="Strong_20_Emphasis"><text:span text:style-name="T1">kontroversi privasi</text:span></text:span><text:span text:style-name="T1"> terkait potensi perekaman terselubung (meskipun ada lampu indikator kecil) dan penerimaannya di pasar cenderung terbatas pada kalangan </text:span><text:span text:style-name="Emphasis"><text:span text:style-name="T1">early adopter</text:span></text:span><text:span text:style-name="T1"> atau penggemar teknologi. Ketersediaannya pun mungkin terbatas atau melalui jalur tidak resmi di pasar seperti Indonesia.</text:span></text:p>
            <text:p text:style-name="Text_20_body"><text:span text:style-name="Strong_20_Emphasis"><text:span text:style-name="T1">Tujuan Akhir: Kacamata AR Sejati</text:span></text:span><text:span text:style-name="T1"> Ambisi sesungguhnya Meta (dan banyak perusahaan teknologi besar lainnya seperti Apple dan Google) adalah menciptakan </text:span><text:span text:style-name="Strong_20_Emphasis"><text:span text:style-name="T1">'kacamata AR sejati'</text:span></text:span><text:span text:style-name="T1">: perangkat yang ringan, modis seperti kacamata biasa, namun mampu menampilkan grafis dan informasi digital secara mulus dan kontekstual di dunia nyata di depan mata Anda. Bayangkan melihat arah navigasi melayang di jalan, notifikasi pesan muncul secara diskrit di sudut pandang Anda, atau informasi tentang objek yang Anda lihat muncul seketika.</text:span></text:p>
            <text:p text:style-name="Text_20_body"><text:span text:style-name="Strong_20_Emphasis"><text:span text:style-name="T1">Tantangan Teknis yang Monumental (per April 2025):</text:span></text:span><text:span text:style-name="T1"> Mewujudkan visi ini menghadapi rintangan teknis yang luar biasa besar, yang hingga </text:span><text:span text:style-name="Strong_20_Emphasis"><text:span text:style-name="T1">21 April 2025</text:span></text:span><text:span text:style-name="T1"> masih dalam tahap riset dan pengembangan intensif:</text:span></text:p>
            <text:list xml:id="list6487084579824137185" text:style-name="L72">
              <text:list-item>
                <text:p text:style-name="P164"><text:span text:style-name="Strong_20_Emphasis"><text:span text:style-name="T1">Miniaturisasi:</text:span></text:span><text:span text:style-name="T1"> Mengecilkan prosesor, baterai, proyektor/layar, kamera, dan sensor ke dalam bingkai kacamata standar. </text:span></text:p>
              </text:list-item>
              <text:list-item>
                <text:p text:style-name="P164"><text:span text:style-name="Strong_20_Emphasis"><text:span text:style-name="T1">Daya Tahan Baterai:</text:span></text:span><text:span text:style-name="T1"> Memberi daya pada semua komponen ini untuk penggunaan sepanjang hari. </text:span></text:p>
              </text:list-item>
              <text:list-item>
                <text:p text:style-name="P164"><text:span text:style-name="Strong_20_Emphasis"><text:span text:style-name="T1">Teknologi Display:</text:span></text:span><text:span text:style-name="T1"> Menciptakan layar mini yang transparan, terang (terlihat di bawah sinar matahari), hemat daya, dan memiliki bidang pandang (</text:span><text:span text:style-name="Emphasis"><text:span text:style-name="T1">Field of View</text:span></text:span><text:span text:style-name="T1"> - FoV) yang cukup lebar. </text:span></text:p>
              </text:list-item>
              <text:list-item>
                <text:p text:style-name="P164"><text:span text:style-name="Strong_20_Emphasis"><text:span text:style-name="T1">Manajemen Panas:</text:span></text:span><text:span text:style-name="T1"> Mencegah kacamata menjadi terlalu panas saat digunakan. </text:span></text:p>
              </text:list-item>
              <text:list-item>
                <text:p text:style-name="P164"><text:span text:style-name="Strong_20_Emphasis"><text:span text:style-name="T1">Input &amp; Kontrol:</text:span></text:span><text:span text:style-name="T1"> Menemukan cara yang intuitif dan tidak mencolok untuk berinteraksi dengan antarmuka AR (misalnya, perintah suara, gestur tangan, pelacakan mata, atau bahkan antarmuka saraf di masa depan). </text:span></text:p>
              </text:list-item>
              <text:list-item>
                <text:p text:style-name="P62"><text:span text:style-name="Strong_20_Emphasis"><text:span text:style-name="T1">Penerimaan Sosial:</text:span></text:span><text:span text:style-name="T1"> Mengatasi potensi penolakan publik terkait privasi (kamera yang selalu aktif) dan estetika. </text:span></text:p>
              </text:list-item>
            </text:list>
            <text:p text:style-name="Text_20_body"><text:span text:style-name="Strong_20_Emphasis"><text:span text:style-name="T1">Platform Spark AR dan Lanskap Persaingan:</text:span></text:span><text:span text:style-name="T1"> Sambil mengerjakan perangkat keras jangka panjang, Meta terus mengembangkan platform </text:span><text:span text:style-name="Strong_20_Emphasis"><text:span text:style-name="T1">Spark AR</text:span></text:span><text:span text:style-name="T1">, yang memungkinkan kreator membuat filter dan efek AR untuk kamera Instagram dan Facebook. Ini berfungsi sebagai cara untuk membiasakan pengguna </text:span><text:soft-page-break/><text:span text:style-name="T1">dengan konsep AR dan membangun ekosistem pengembang. Namun, perlombaan menuju kacamata AR sejati sangatlah kompetitif. </text:span><text:span text:style-name="Strong_20_Emphasis"><text:span text:style-name="T1">Apple</text:span></text:span><text:span text:style-name="T1"> telah memasuki arena </text:span><text:span text:style-name="Emphasis"><text:span text:style-name="T1">mixed reality</text:span></text:span><text:span text:style-name="T1"> kelas atas dengan Vision Pro-nya, dan pemain lain seperti </text:span><text:span text:style-name="Strong_20_Emphasis"><text:span text:style-name="T1">Google</text:span></text:span><text:span text:style-name="T1"> dan </text:span><text:span text:style-name="Strong_20_Emphasis"><text:span text:style-name="T1">Snap</text:span></text:span><text:span text:style-name="T1"> juga memiliki ambisi signifikan di bidang ini.</text:span></text:p>
            <text:p text:style-name="P96">Kesimpulannya, AR mewakili pertaruhan Meta yang lebih jauh dan lebih menantang dibandingkan VR. Meskipun produk awal seperti Ray-Ban Stories telah diluncurkan dan platform Spark AR terus berkembang, realisasi kacamata AR sejati yang ringan dan fungsional untuk konsumen massal masih tampak membutuhkan waktu bertahun-tahun lagi per April 2025, menjadikannya salah satu area R&amp;D paling intensif dan spekulatif bagi Meta dan industri teknologi secara keseluruh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7.5: Platform Horizon Worlds dan Masa Depan Interaksi Sosial Virtual</text:span></text:span><text:span text:style-name="T1">.</text:span></text:p>
          </text:section>
          <text:section text:style-name="Sect1" text:name="feedback-form-69">
            <text:p text:style-name="P196"/>
          </text:section>
        </text:section>
        <text:section text:style-name="Sect1" text:name="3f0f0f5b5cd4c002">
          <text:p text:style-name="P96"/>
          <text:section text:style-name="Sect1" text:name="user-query-content-70">
            <text:p text:style-name="P215">yax </text:p>
          </text:section>
          <text:p text:style-name="P196">Tampilkan alur berpikir</text:p>
          <text:section text:style-name="Sect2" text:name="model-response-message-contentr_3f0f0f5b5cd4c002">
            <text:p text:style-name="Text_20_body"><text:span text:style-name="T1">Baik, berikut adalah isi untuk Subbab </text:span><text:span text:style-name="Strong_20_Emphasis"><text:span text:style-name="T1">7.5: Platform Horizon Worlds dan Masa Depan Interaksi Sosial Virtual</text:span></text:span><text:span text:style-name="T1">:</text:span></text:p>
            <text:p text:style-name="Text_20_body"><text:span text:style-name="Strong_20_Emphasis"><text:span text:style-name="T1">7.5 Platform Horizon Worlds dan Masa Depan Interaksi Sosial Virtual</text:span></text:span></text:p>
            <text:p text:style-name="Text_20_body"><text:span text:style-name="T1">Sebagai perwujudan paling nyata dari visi Metaverse tahap awal Meta, </text:span><text:span text:style-name="Strong_20_Emphasis"><text:span text:style-name="T1">Horizon Worlds</text:span></text:span><text:span text:style-name="T1"> diluncurkan sebagai platform sosial berbasis VR (Virtual Reality) andalan perusahaan. Dapat diakses menggunakan headset Meta Quest, Horizon Worlds dirancang sebagai ruang virtual di mana pengguna, melalui avatar mereka, dapat bertemu, bersosialisasi, bermain game, dan bahkan menciptakan dunia atau pengalaman mereka sendiri. Namun, hingga </text:span><text:span text:style-name="Strong_20_Emphasis"><text:span text:style-name="T1">21 April 2025</text:span></text:span><text:span text:style-name="T1">, platform ini masih menghadapi jalan terjal untuk mencapai ambisi besar yang dicanangkan Meta, dan adopsinya masih terbatas, terutama di pasar seperti Indonesia di mana aksesibilitas dan harga perangkat Quest menjadi faktor penghalang.</text:span></text:p>
            <text:p text:style-name="Text_20_body"><text:span text:style-name="Strong_20_Emphasis"><text:span text:style-name="T1">Fitur dan Kemampuan (per April 2025):</text:span></text:span><text:span text:style-name="T1"> Horizon Worlds menawarkan beberapa fungsi inti:</text:span></text:p>
            <text:list xml:id="list782666519082108720" text:style-name="L73">
              <text:list-item>
                <text:p text:style-name="P165"><text:soft-page-break/><text:span text:style-name="Strong_20_Emphasis"><text:span text:style-name="T1">Penciptaan Dunia (World Building):</text:span></text:span><text:span text:style-name="T1"> Salah satu fitur utamanya adalah alat kreatif yang memungkinkan pengguna tanpa latar belakang pemrograman untuk membangun lingkungan dan permainan sederhana mereka sendiri, mendorong konten buatan pengguna (</text:span><text:span text:style-name="Emphasis"><text:span text:style-name="T1">user-generated content</text:span></text:span><text:span text:style-name="T1">). </text:span></text:p>
              </text:list-item>
              <text:list-item>
                <text:p text:style-name="P165"><text:span text:style-name="Strong_20_Emphasis"><text:span text:style-name="T1">Interaksi Sosial:</text:span></text:span><text:span text:style-name="T1"> Fokus utamanya adalah memungkinkan pengguna bertemu dan berinteraksi dengan avatar lain dalam ruang virtual bersama, baik secara publik maupun privat. </text:span></text:p>
              </text:list-item>
              <text:list-item>
                <text:p text:style-name="P165"><text:span text:style-name="Strong_20_Emphasis"><text:span text:style-name="T1">Acara Virtual:</text:span></text:span><text:span text:style-name="T1"> Meta telah mencoba menyelenggarakan berbagai acara di Horizon Worlds, mulai dari konser virtual (dengan artis ternama), pertunjukan komedi, hingga pertemuan komunitas, meskipun seringkali dengan tingkat kehadiran dan keberhasilan yang bervariasi. </text:span></text:p>
              </text:list-item>
              <text:list-item>
                <text:p text:style-name="P63"><text:span text:style-name="Strong_20_Emphasis"><text:span text:style-name="T1">Permainan Sederhana:</text:span></text:span><text:span text:style-name="T1"> Terdapat berbagai permainan dasar yang bisa dimainkan bersama pengguna lain di dalam platform. </text:span></text:p>
              </text:list-item>
            </text:list>
            <text:p text:style-name="Text_20_body"><text:span text:style-name="Strong_20_Emphasis"><text:span text:style-name="T1">Adopsi, Penerimaan, dan Kritik:</text:span></text:span><text:span text:style-name="T1"> Meskipun Meta telah berinvestasi besar-besaran, </text:span><text:span text:style-name="Strong_20_Emphasis"><text:span text:style-name="T1">tingkat adopsi Horizon Worlds secara umum dianggap masih jauh di bawah ekspektasi awal</text:span></text:span><text:span text:style-name="T1"> dan masih sangat </text:span><text:span text:style-name="Emphasis"><text:span text:style-name="T1">niche</text:span></text:span><text:span text:style-name="T1"> dibandingkan dengan basis pengguna platform Meta lainnya. Platform ini juga tidak luput dari </text:span><text:span text:style-name="Strong_20_Emphasis"><text:span text:style-name="T1">kritik</text:span></text:span><text:span text:style-name="T1">:</text:span></text:p>
            <text:list xml:id="list911324689515376197" text:style-name="L74">
              <text:list-item>
                <text:p text:style-name="P166"><text:span text:style-name="Strong_20_Emphasis"><text:span text:style-name="T1">Kualitas Grafis:</text:span></text:span><text:span text:style-name="T1"> Terutama pada awal peluncurannya, gaya grafis avatar dan lingkungan yang dianggap terlalu sederhana dan kartunis (seringkali tanpa kaki untuk avatar) menjadi bahan ejekan luas dan terasa kontras dengan demo-demo Metaverse canggih yang ditampilkan Meta. Meta terus berupaya meningkatkan kualitas visual ini. </text:span></text:p>
              </text:list-item>
              <text:list-item>
                <text:p text:style-name="P166"><text:span text:style-name="Strong_20_Emphasis"><text:span text:style-name="T1">Pengalaman Pengguna:</text:span></text:span><text:span text:style-name="T1"> Beberapa pengguna melaporkan pengalaman yang kurang mulus, </text:span><text:span text:style-name="Emphasis"><text:span text:style-name="T1">bug</text:span></text:span><text:span text:style-name="T1">, atau kurangnya aktivitas yang benar-benar menarik untuk membuat mereka kembali secara teratur. </text:span></text:p>
              </text:list-item>
              <text:list-item>
                <text:p text:style-name="P64"><text:span text:style-name="Strong_20_Emphasis"><text:span text:style-name="T1">Retensi Pengguna:</text:span></text:span><text:span text:style-name="T1"> Menjaga agar pengguna tetap terlibat dalam jangka panjang terbukti menjadi tantangan. </text:span></text:p>
              </text:list-item>
            </text:list>
            <text:p text:style-name="Text_20_body"><text:span text:style-name="Strong_20_Emphasis"><text:span text:style-name="T1">Tantangan Keamanan dan Moderasi di VR:</text:span></text:span><text:span text:style-name="T1"> Lingkungan VR yang imersif menghadirkan </text:span><text:span text:style-name="Strong_20_Emphasis"><text:span text:style-name="T1">tantangan keamanan dan moderasi yang unik dan kompleks</text:span></text:span><text:span text:style-name="T1">. Laporan tentang pelecehan (termasuk 'perabaan virtual'), perundungan antar avatar, dan perilaku toksik lainnya menjadi perhatian serius. Memastikan keamanan pengguna, terutama anak-anak dan remaja (meskipun ada batasan usia), serta menegakkan aturan komunitas dalam ruang 3D yang interaktif jauh lebih sulit daripada memoderasi teks atau gambar di platform 2D. Meta terus mengembangkan alat pelaporan dan sistem moderasi untuk VR, namun ini </text:span><text:soft-page-break/><text:span text:style-name="T1">tetap menjadi area yang memerlukan perhatian dan pengembangan berkelanjutan.</text:span></text:p>
            <text:p text:style-name="Text_20_body"><text:span text:style-name="Strong_20_Emphasis"><text:span text:style-name="T1">Monetisasi dan Persaingan:</text:span></text:span><text:span text:style-name="T1"> Model bisnis untuk Horizon Worlds masih dalam tahap pengembangan per April 2025. Meta bereksperimen dengan memungkinkan kreator menjual </text:span><text:span text:style-name="Strong_20_Emphasis"><text:span text:style-name="T1">barang virtual</text:span></text:span><text:span text:style-name="T1"> (seperti item untuk avatar atau dunia buatan mereka), namun menciptakan ekonomi virtual yang berkelanjutan dan menarik masih merupakan tantangan. Sementara itu, Horizon Worlds menghadapi persaingan dari platform dunia virtual atau game sosial lain yang sudah lebih mapan dan memiliki basis pengguna besar, seperti </text:span><text:span text:style-name="Strong_20_Emphasis"><text:span text:style-name="T1">Roblox</text:span></text:span><text:span text:style-name="T1"> (sangat populer di kalangan muda, termasuk di Indonesia) yang unggul dalam konten buatan pengguna dan ekonomi kreator, serta platform sosial VR seperti </text:span><text:span text:style-name="Strong_20_Emphasis"><text:span text:style-name="T1">VRChat</text:span></text:span><text:span text:style-name="T1"> dan </text:span><text:span text:style-name="Strong_20_Emphasis"><text:span text:style-name="T1">Rec Room</text:span></text:span><text:span text:style-name="T1"> yang dikenal dengan kreativitas pengguna dan komunitasnya yang solid.</text:span></text:p>
            <text:p text:style-name="Text_20_body"><text:span text:style-name="Strong_20_Emphasis"><text:span text:style-name="T1">Prospek Masa Depan:</text:span></text:span><text:span text:style-name="T1"> Hingga April 2025, Horizon Worlds lebih terasa seperti </text:span><text:span text:style-name="Strong_20_Emphasis"><text:span text:style-name="T1">laboratorium eksperimen sosial VR skala besar</text:span></text:span><text:span text:style-name="T1"> daripada realisasi penuh visi Metaverse. Ia adalah tempat Meta menguji ide, mengumpulkan data perilaku pengguna di VR, dan mencoba membangun fondasi awal. Namun, </text:span><text:span text:style-name="Strong_20_Emphasis"><text:span text:style-name="T1">kesenjangan antara kondisi Horizon Worlds saat ini dengan visi Metaverse yang megah masih sangat lebar</text:span></text:span><text:span text:style-name="T1">. Tantangan dalam meningkatkan kualitas, menarik dan mempertahankan pengguna secara massal, memastikan keamanan, serta membangun model bisnis yang viable sangatlah signifikan. Masa depan Horizon Worlds, dan sejauh mana ia akan menjadi pilar interaksi sosial virtual seperti yang dicita-citakan Meta, masih diselimuti ketidakpastian besar.</text:span></text:p>
            <text:p text:style-name="P2"/>
            <text:p text:style-name="Text_20_body"><text:span text:style-name="T1">Ini mengakhiri Bab 7. Silakan berikan perintah </text:span><text:span text:style-name="Strong_20_Emphasis"><text:span text:style-name="T1">"YAX"</text:span></text:span><text:span text:style-name="T1"> untuk melanjutkan ke prompt </text:span><text:span text:style-name="Strong_20_Emphasis"><text:span text:style-name="T1">Pengantar Bab 8: Teknologi Masa Depan dan Inovasi Meta Berikutnya</text:span></text:span><text:span text:style-name="T1">.</text:span></text:p>
          </text:section>
          <text:section text:style-name="Sect1" text:name="feedback-form-70">
            <text:p text:style-name="P196"/>
          </text:section>
        </text:section>
        <text:section text:style-name="Sect1" text:name="dcd86f47335630fe">
          <text:p text:style-name="P96"/>
          <text:section text:style-name="Sect1" text:name="user-query-content-71">
            <text:p text:style-name="P215">yax </text:p>
          </text:section>
          <text:p text:style-name="P196">Tampilkan alur berpikir</text:p>
          <text:section text:style-name="Sect2" text:name="model-response-message-contentr_dcd86f47335630fe">
            <text:p text:style-name="Text_20_body"><text:span text:style-name="T1">Baik, berikut adalah isi untuk </text:span><text:span text:style-name="Strong_20_Emphasis"><text:span text:style-name="T1">Pengantar Bab 8: Teknologi Masa Depan dan Inovasi Meta Berikutnya</text:span></text:span><text:span text:style-name="T1">:</text:span></text:p>
            <text:p text:style-name="Text_20_body"><text:span text:style-name="Strong_20_Emphasis"><text:span text:style-name="T1">Bab 8: Teknologi Masa Depan dan Inovasi Meta Berikutnya</text:span></text:span></text:p>
            <text:p text:style-name="Text_20_body"><text:soft-page-break/><text:span text:style-name="T1">Setelah kita menjelajahi pertaruhan besar Meta pada visi Metaverse di bab sebelumnya—sebuah visi yang per </text:span><text:span text:style-name="Strong_20_Emphasis"><text:span text:style-name="T1">21 April 2025</text:span></text:span><text:span text:style-name="T1"> masih terasa jauh dari realisasi penuh—kini saatnya kita mengarahkan pandangan lebih jauh lagi ke cakrawala teknologi. Bab ini akan menyelami gelombang inovasi berikutnya yang sedang aktif dikejar oleh Meta, area-area riset dan pengembangan (R&amp;D) terdepan yang kemungkinan besar akan membentuk produk dan layanan yang kita gunakan di tahun-tahun mendatang, termasuk bagi miliaran pengguna di Indonesia.</text:span></text:p>
            <text:p text:style-name="Text_20_body"><text:span text:style-name="T1">Jika Bab 7 fokus pada visi besar Metaverse, Bab 8 akan menyoroti bagaimana teknologi-teknologi kunci lainnya, terutama </text:span><text:span text:style-name="Strong_20_Emphasis"><text:span text:style-name="T1">Kecerdasan Buatan (Artificial Intelligence - AI)</text:span></text:span><text:span text:style-name="T1">, menjadi benang merah yang semakin penting dalam strategi Meta. Kemajuan pesat dalam </text:span><text:span text:style-name="Strong_20_Emphasis"><text:span text:style-name="T1">AI Generatif</text:span></text:span><text:span text:style-name="T1"> (kemampuan AI untuk menciptakan konten baru seperti teks, gambar, dan kode), yang kita saksikan hingga awal 2025, tampaknya akan menjadi kekuatan transformatif utama yang meresap ke hampir setiap aspek bisnis Meta—mulai dari aplikasi sosial intinya, platform periklanan, hingga pengembangan pengalaman VR/AR itu sendiri.</text:span></text:p>
            <text:p text:style-name="P96">Selain dominasi AI yang semakin meningkat, bab ini juga akan mengeksplorasi area inovasi kunci lainnya:</text:p>
            <text:list xml:id="list7100952343753887891" text:style-name="L75">
              <text:list-item>
                <text:p text:style-name="P167"><text:span text:style-name="Strong_20_Emphasis"><text:span text:style-name="T1">Pengejaran Interaksi Imersif:</text:span></text:span><text:span text:style-name="T1"> Upaya berkelanjutan untuk menciptakan avatar digital yang semakin fotorealistik dan teknologi pendukung (seperti haptik) untuk mewujudkan rasa 'kehadiran' yang sesungguhnya di ruang virtual. </text:span></text:p>
              </text:list-item>
              <text:list-item>
                <text:p text:style-name="P167"><text:span text:style-name="Strong_20_Emphasis"><text:span text:style-name="T1">Integrasi Lintas Platform:</text:span></text:span><text:span text:style-name="T1"> Ambisi untuk menjembatani kesenjangan antara Facebook, Instagram, WhatsApp, dan platform VR/AR, menciptakan ekosistem yang lebih terpadu dan mulus. </text:span></text:p>
              </text:list-item>
              <text:list-item>
                <text:p text:style-name="P167"><text:span text:style-name="Strong_20_Emphasis"><text:span text:style-name="T1">Visi Komputasi Spasial:</text:span></text:span><text:span text:style-name="T1"> Pandangan jangka panjang yang melampaui perangkat VR/AR saat ini, menuju masa depan di mana digital dan fisik menyatu secara kontekstual. </text:span></text:p>
              </text:list-item>
              <text:list-item>
                <text:p text:style-name="P65"><text:span text:style-name="Strong_20_Emphasis"><text:span text:style-name="T1">Tantangan Etika dan Regulasi Baru:</text:span></text:span><text:span text:style-name="T1"> Bagaimana inovasi-inovasi masa depan ini menghadirkan (atau memperburuk) dilema etis dan tantangan regulasi yang semakin kompleks. </text:span></text:p>
              </text:list-item>
            </text:list>
            <text:p text:style-name="P96">Tentu saja, memprediksi masa depan teknologi penuh dengan ketidakpastian. Namun, dengan melihat area investasi R&amp;D Meta, akuisisi strategis, dan pernyataan publik para pemimpinnya, kita bisa mendapatkan gambaran tentang prioritas dan arah yang dituju perusahaan. Bab ini bertujuan memberikan pandangan ke 'laboratorium masa depan' Meta, memahami teknologi-teknologi <text:soft-page-break/>yang mereka pertaruhkan, potensi dampaknya, serta kompleksitas yang menyertainya, berdasarkan lanskap yang terlihat hingga pertengahan dekade 2020-an ini.</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8.1: Peran AI Generatif dalam Produk Meta</text:span></text:span><text:span text:style-name="T1">.</text:span></text:p>
          </text:section>
          <text:section text:style-name="Sect1" text:name="feedback-form-71">
            <text:p text:style-name="P196"/>
          </text:section>
        </text:section>
        <text:section text:style-name="Sect1" text:name="3a36bcd31fde2d8d">
          <text:p text:style-name="P96"/>
          <text:section text:style-name="Sect1" text:name="user-query-content-72">
            <text:p text:style-name="P215">yax </text:p>
          </text:section>
          <text:p text:style-name="P196">Tampilkan alur berpikir</text:p>
          <text:section text:style-name="Sect2" text:name="model-response-message-contentr_3a36bcd31fde2d8d">
            <text:p text:style-name="Text_20_body"><text:span text:style-name="T1">Baik, berikut adalah isi untuk Subbab </text:span><text:span text:style-name="Strong_20_Emphasis"><text:span text:style-name="T1">8.1: Peran AI Generatif dalam Produk Meta</text:span></text:span><text:span text:style-name="T1">:</text:span></text:p>
            <text:p text:style-name="Text_20_body"><text:span text:style-name="Strong_20_Emphasis"><text:span text:style-name="T1">8.1 Peran AI Generatif dalam Produk Meta</text:span></text:span></text:p>
            <text:p text:style-name="Text_20_body"><text:span text:style-name="T1">Jika AI dan Pembelajaran Mesin telah lama menjadi fondasi teknologi Meta, maka gelombang </text:span><text:span text:style-name="Strong_20_Emphasis"><text:span text:style-name="T1">AI Generatif</text:span></text:span><text:span text:style-name="T1">—kecerdasan buatan yang mampu </text:span><text:span text:style-name="Emphasis"><text:span text:style-name="T1">menciptakan</text:span></text:span><text:span text:style-name="T1"> konten baru seperti teks, gambar, kode, dan bahkan audio atau video berdasarkan perintah pengguna—telah menjadi fokus strategis utama dan area inovasi paling dinamis bagi perusahaan hingga </text:span><text:span text:style-name="Strong_20_Emphasis"><text:span text:style-name="T1">21 April 2025</text:span></text:span><text:span text:style-name="T1">. Kemampuannya yang berkembang pesat membuka potensi transformatif di hampir semua produk dan layanan Meta, sekaligus menghadirkan tantangan etis baru yang signifikan.</text:span></text:p>
            <text:p text:style-name="Text_20_body"><text:span text:style-name="Strong_20_Emphasis"><text:span text:style-name="T1">Investasi Meta dan Model Llama:</text:span></text:span><text:span text:style-name="T1"> Meta tidak tinggal diam dalam perlombaan AI Generatif global yang sangat kompetitif. Mereka telah menginvestasikan sumber daya R&amp;D yang sangat besar di bidang ini. Salah satu hasil utamanya adalah pengembangan seri </text:span><text:span text:style-name="Strong_20_Emphasis"><text:span text:style-name="T1">Model Bahasa Besar (Large Language Model - LLM) mereka sendiri, yang dikenal sebagai Llama</text:span></text:span><text:span text:style-name="T1"> (dengan versi seperti Llama 2 dan kemungkinan Llama 3 atau lebih baru telah dirilis atau sedang dikembangkan per April 2025). Menariknya, Meta seringkali mengambil strategi </text:span><text:span text:style-name="Strong_20_Emphasis"><text:span text:style-name="T1">merilis model-model Llama ini secara </text:span></text:span><text:span text:style-name="Strong_20_Emphasis"><text:span text:style-name="Emphasis"><text:span text:style-name="T1">open source</text:span></text:span></text:span><text:span text:style-name="T1">, berbeda dengan pendekatan yang lebih tertutup dari pesaing utama seperti OpenAI (pengembang ChatGPT/GPT-4) atau Google (dengan model Gemini). Langkah </text:span><text:span text:style-name="Emphasis"><text:span text:style-name="T1">open source</text:span></text:span><text:span text:style-name="T1"> ini bertujuan mempercepat inovasi (baik internal maupun eksternal) dan mungkin membangun pengaruh di komunitas AI, meskipun juga memicu perdebatan tentang potensi penyalahgunaan teknologi yang kuat ini.</text:span></text:p>
            <text:p text:style-name="Text_20_body"><text:soft-page-break/><text:span text:style-name="Strong_20_Emphasis"><text:span text:style-name="T1">Integrasi di Seluruh Ekosistem Meta (per April 2025):</text:span></text:span><text:span text:style-name="T1"> Meta secara agresif mengintegrasikan kemampuan AI Generatif ke dalam pengalaman pengguna di berbagai platformnya, yang juga dirasakan oleh pengguna di Indonesia:</text:span></text:p>
            <text:list xml:id="list6750118015422403810" text:style-name="L76">
              <text:list-item>
                <text:p text:style-name="P168"><text:span text:style-name="Strong_20_Emphasis"><text:span text:style-name="T1">Asisten AI dan Chatbot:</text:span></text:span><text:span text:style-name="T1"> Pengguna semakin sering menjumpai </text:span><text:span text:style-name="Strong_20_Emphasis"><text:span text:style-name="T1">"Meta AI"</text:span></text:span><text:span text:style-name="T1"> atau </text:span><text:span text:style-name="Emphasis"><text:span text:style-name="T1">chatbot</text:span></text:span><text:span text:style-name="T1"> serupa yang terintegrasi di dalam </text:span><text:span text:style-name="Strong_20_Emphasis"><text:span text:style-name="T1">WhatsApp, Messenger, dan Instagram Direct Messages</text:span></text:span><text:span text:style-name="T1">. Asisten ini dapat menjawab pertanyaan, membantu menulis pesan, meringkas percakapan, mencari informasi, dan bahkan menghasilkan gambar berdasarkan deskripsi teks. Kemampuannya untuk memahami dan berinteraksi dalam Bahasa Indonesia terus ditingkatkan. </text:span></text:p>
              </text:list-item>
              <text:list-item>
                <text:p text:style-name="P168"><text:span text:style-name="Strong_20_Emphasis"><text:span text:style-name="T1">Alat Bantu Kreasi Konten:</text:span></text:span><text:span text:style-name="T1"> Bagi pengguna umum dan kreator, Meta meluncurkan fitur berbasis AI Generatif untuk </text:span><text:span text:style-name="Strong_20_Emphasis"><text:span text:style-name="T1">mempermudah pembuatan konten</text:span></text:span><text:span text:style-name="T1">: menghasilkan ide atau draf teks untuk caption postingan, membuat variasi gambar atau latar belakang untuk Stories dan Reels, atau mungkin menyarankan musik yang cocok. Bagi </text:span><text:span text:style-name="Strong_20_Emphasis"><text:span text:style-name="T1">pengiklan</text:span></text:span><text:span text:style-name="T1">, alat serupa membantu membuat berbagai versi teks iklan, gambar produk, dan materi pemasaran lainnya dengan lebih cepat. </text:span></text:p>
              </text:list-item>
              <text:list-item>
                <text:p text:style-name="P168"><text:span text:style-name="Strong_20_Emphasis"><text:span text:style-name="T1">Pengalaman Imersif (VR/AR):</text:span></text:span><text:span text:style-name="T1"> Di platform seperti Horizon Worlds atau dalam pengembangan AR masa depan, AI Generatif berpotensi memungkinkan pengguna menciptakan objek, lingkungan, atau bahkan karakter virtual hanya dengan perintah suara atau teks. </text:span></text:p>
              </text:list-item>
              <text:list-item>
                <text:p text:style-name="P66"><text:span text:style-name="Strong_20_Emphasis"><text:span text:style-name="T1">Efisiensi Internal:</text:span></text:span><text:span text:style-name="T1"> Meta juga menggunakan AI Generatif secara internal untuk membantu </text:span><text:span text:style-name="Emphasis"><text:span text:style-name="T1">engineer</text:span></text:span><text:span text:style-name="T1"> menulis dan men-debug kode, meringkas dokumen panjang, atau meningkatkan produktivitas lainnya. </text:span></text:p>
              </text:list-item>
            </text:list>
            <text:p text:style-name="Text_20_body"><text:span text:style-name="Strong_20_Emphasis"><text:span text:style-name="T1">Potensi dan Persaingan:</text:span></text:span><text:span text:style-name="T1"> Integrasi AI Generatif ini menjanjikan </text:span><text:span text:style-name="Strong_20_Emphasis"><text:span text:style-name="T1">peningkatan personalisasi</text:span></text:span><text:span text:style-name="T1"> yang lebih dalam, </text:span><text:span text:style-name="Strong_20_Emphasis"><text:span text:style-name="T1">cara baru untuk pengguna berkreasi dan berinteraksi</text:span></text:span><text:span text:style-name="T1"> (meningkatkan </text:span><text:span text:style-name="Emphasis"><text:span text:style-name="T1">engagement</text:span></text:span><text:span text:style-name="T1">), serta </text:span><text:span text:style-name="Strong_20_Emphasis"><text:span text:style-name="T1">efektivitas iklan yang lebih tinggi</text:span></text:span><text:span text:style-name="T1">. Namun, Meta menghadapi </text:span><text:span text:style-name="Strong_20_Emphasis"><text:span text:style-name="T1">persaingan yang sangat ketat</text:span></text:span><text:span text:style-name="T1"> dari Google, Microsoft (melalui kemitraan erat dengan OpenAI), Anthropic, dan berbagai startup AI lainnya yang juga berlomba-lomba menawarkan kemampuan serupa atau bahkan lebih canggih.</text:span></text:p>
            <text:p text:style-name="Text_20_body"><text:span text:style-name="Strong_20_Emphasis"><text:span text:style-name="T1">Risiko Etis yang Mengintai:</text:span></text:span><text:span text:style-name="T1"> Di samping potensinya, AI Generatif membawa </text:span><text:span text:style-name="Strong_20_Emphasis"><text:span text:style-name="T1">risiko etis yang sangat serius</text:span></text:span><text:span text:style-name="T1">:</text:span></text:p>
            <text:list xml:id="list182968390125644225" text:style-name="L77">
              <text:list-item>
                <text:p text:style-name="P169"><text:span text:style-name="Strong_20_Emphasis"><text:span text:style-name="T1">Misinformasi dan Deepfakes:</text:span></text:span><text:span text:style-name="T1"> Kemudahan menciptakan teks, gambar, dan (semakin meningkat) video palsu yang tampak sangat nyata (deepfakes) membuka pintu bagi penyebaran disinformasi dan </text:span><text:soft-page-break/><text:span text:style-name="T1">propaganda dalam skala yang belum pernah terjadi sebelumnya. </text:span></text:p>
              </text:list-item>
              <text:list-item>
                <text:p text:style-name="P169"><text:span text:style-name="Strong_20_Emphasis"><text:span text:style-name="T1">Amplifikasi Bias:</text:span></text:span><text:span text:style-name="T1"> Model AI dapat belajar dan melanggengkan bias yang ada dalam data latihannya, menghasilkan konten yang bias gender, ras, atau stereotip lainnya. </text:span></text:p>
              </text:list-item>
              <text:list-item>
                <text:p text:style-name="P169"><text:span text:style-name="Strong_20_Emphasis"><text:span text:style-name="T1">Hak Cipta dan Kekayaan Intelektual:</text:span></text:span><text:span text:style-name="T1"> Muncul pertanyaan hukum dan etis yang kompleks mengenai penggunaan materi berhak cipta sebagai data latih AI dan kepemilikan atas konten yang dihasilkan AI. </text:span></text:p>
              </text:list-item>
              <text:list-item>
                <text:p text:style-name="P67"><text:span text:style-name="Strong_20_Emphasis"><text:span text:style-name="T1">Keamanan dan Penyalahgunaan:</text:span></text:span><text:span text:style-name="T1"> Potensi penggunaan AI Generatif untuk tujuan jahat seperti penipuan (</text:span><text:span text:style-name="Emphasis"><text:span text:style-name="T1">phishing</text:span></text:span><text:span text:style-name="T1">), pembuatan malware, atau pelecehan. </text:span></text:p>
              </text:list-item>
            </text:list>
            <text:p text:style-name="P96">Secara keseluruhan, AI Generatif adalah kekuatan teknologi baru yang sedang mengubah lanskap digital. Meta bertaruh besar padanya sebagai kunci inovasi masa depan di seluruh platformnya. Namun, keberhasilan jangka panjangnya tidak hanya bergantung pada kecanggihan teknologinya, tetapi juga pada kemampuan Meta untuk mengelola risiko etis yang melekat dan membangun kepercayaan publik di era AI yang baru ini.</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8.2: Pengembangan Avatar Fotorealistik dan Interaksi Imersif</text:span></text:span><text:span text:style-name="T1">.</text:span></text:p>
          </text:section>
          <text:section text:style-name="Sect1" text:name="feedback-form-72">
            <text:p text:style-name="P196"/>
          </text:section>
        </text:section>
        <text:section text:style-name="Sect1" text:name="3e59421480cb809e">
          <text:p text:style-name="P96"/>
          <text:section text:style-name="Sect1" text:name="user-query-content-73">
            <text:p text:style-name="P215">yax </text:p>
          </text:section>
          <text:p text:style-name="P196">Tampilkan alur berpikir</text:p>
          <text:section text:style-name="Sect2" text:name="model-response-message-contentr_3e59421480cb809e">
            <text:p text:style-name="Text_20_body"><text:span text:style-name="T1">Baik, berikut adalah isi untuk Subbab </text:span><text:span text:style-name="Strong_20_Emphasis"><text:span text:style-name="T1">8.2: Pengembangan Avatar Fotorealistik dan Interaksi Imersif</text:span></text:span><text:span text:style-name="T1">:</text:span></text:p>
            <text:p text:style-name="Text_20_body"><text:span text:style-name="Strong_20_Emphasis"><text:span text:style-name="T1">8.2 Pengembangan Avatar Fotorealistik dan Interaksi Imersif</text:span></text:span></text:p>
            <text:p text:style-name="Text_20_body"><text:span text:style-name="T1">Inti dari janji Metaverse yang diusung Meta adalah konsep </text:span><text:span text:style-name="Strong_20_Emphasis"><text:span text:style-name="T1">'kehadiran' (presence)</text:span></text:span><text:span text:style-name="T1">—kemampuan untuk merasa benar-benar 'berada di sana' dan terhubung secara autentik dengan orang lain di ruang virtual, seolah-olah Anda berada di ruangan fisik yang sama, entah Anda berada di Banda Aceh dan teman Anda di belahan dunia lain. Untuk mencapai tingkat imersi dan koneksi sosial yang mendalam ini, Meta percaya bahwa representasi digital kita, atau </text:span><text:span text:style-name="Strong_20_Emphasis"><text:span text:style-name="T1">avatar</text:span></text:span><text:span text:style-name="T1">, perlu berevolusi dari sekadar karakter kartunis menjadi wujud yang </text:span><text:span text:style-name="Strong_20_Emphasis"><text:span text:style-name="T1">fotorealistik</text:span></text:span><text:span text:style-name="T1">, mampu meniru penampilan dan mengekspresikan emosi kita </text:span><text:soft-page-break/><text:span text:style-name="T1">secara akurat dan </text:span><text:span text:style-name="Emphasis"><text:span text:style-name="T1">real-time</text:span></text:span><text:span text:style-name="T1">.</text:span></text:p>
            <text:p text:style-name="Text_20_body"><text:span text:style-name="T1">Per </text:span><text:span text:style-name="Strong_20_Emphasis"><text:span text:style-name="T1">21 April 2025</text:span></text:span><text:span text:style-name="T1">, upaya Meta dalam mewujudkan visi ini masih merupakan perpaduan antara produk yang sudah ada dan riset jangka panjang yang sangat ambisius:</text:span></text:p>
            <text:list xml:id="list9161873103699182352" text:style-name="L78">
              <text:list-item>
                <text:p text:style-name="P170"><text:span text:style-name="Strong_20_Emphasis"><text:span text:style-name="T1">Evolusi Avatar Saat Ini:</text:span></text:span><text:span text:style-name="T1"> Avatar yang tersedia di platform Meta seperti Horizon Worlds atau sebagai stiker di aplikasi pesan telah berevolusi dari desain yang sangat sederhana menjadi lebih dapat disesuaikan (customizable), namun sebagian besar masih bergaya semi-realistis atau kartunis. Tujuannya adalah memberikan keseimbangan antara ekspresi diri dan kemudahan rendering pada perangkat keras saat ini (seperti Meta Quest 3). </text:span></text:p>
              </text:list-item>
              <text:list-item>
                <text:p text:style-name="P68"><text:span text:style-name="Strong_20_Emphasis"><text:span text:style-name="T1">Riset Ambisius: Codec Avatars:</text:span></text:span><text:span text:style-name="T1"> Proyek R&amp;D Meta yang paling mengesankan di bidang ini adalah </text:span><text:span text:style-name="Strong_20_Emphasis"><text:span text:style-name="T1">Codec Avatars</text:span></text:span><text:span text:style-name="T1">. Tujuannya adalah menciptakan avatar digital yang nyaris tak bisa dibedakan dari video orang aslinya, mampu menangkap dan mereplikasi nuansa ekspresi wajah, tatapan mata, dan gerakan kepala secara </text:span><text:span text:style-name="Emphasis"><text:span text:style-name="T1">real-time</text:span></text:span><text:span text:style-name="T1"> dengan tingkat ketelitian luar biasa. Demo teknologi ini tampak sangat menjanjikan untuk masa depan komunikasi virtual, namun per April 2025, ini masih dalam tahap riset intensif dan membutuhkan proses pemindaian (scanning) pengguna yang rumit serta daya komputasi yang sangat besar untuk renderingnya. </text:span></text:p>
              </text:list-item>
            </text:list>
            <text:p text:style-name="Text_20_body"><text:span text:style-name="Strong_20_Emphasis"><text:span text:style-name="T1">Tantangan Menuju Fotorealisme:</text:span></text:span><text:span text:style-name="T1"> Menciptakan avatar yang benar-benar fotorealistik dan diterima secara luas menghadapi tantangan teknis dan perseptual yang sangat besar:</text:span></text:p>
            <text:list xml:id="list6527864370872104866" text:style-name="L79">
              <text:list-item>
                <text:p text:style-name="P171"><text:span text:style-name="Strong_20_Emphasis"><text:span text:style-name="T1">Rendering Realisme:</text:span></text:span><text:span text:style-name="T1"> Mereplikasi kompleksitas kulit manusia, rambut, mata, dan pencahayaan secara </text:span><text:span text:style-name="Emphasis"><text:span text:style-name="T1">real-time</text:span></text:span><text:span text:style-name="T1"> dalam lingkungan 3D membutuhkan kekuatan pemrosesan grafis yang ekstrem. </text:span></text:p>
              </text:list-item>
              <text:list-item>
                <text:p text:style-name="P171"><text:span text:style-name="Strong_20_Emphasis"><text:span text:style-name="T1">Menangkap Ekspresi Halus:</text:span></text:span><text:span text:style-name="T1"> Sensor pada headset (seperti pelacakan mata dan wajah pada Quest Pro) perlu mampu menangkap dan menerjemahkan setiap kedutan otot wajah atau perubahan tatapan mata menjadi ekspresi avatar yang natural. </text:span></text:p>
              </text:list-item>
              <text:list-item>
                <text:p text:style-name="P171"><text:span text:style-name="Strong_20_Emphasis"><text:span text:style-name="T1">Menghindari 'Uncanny Valley':</text:span></text:span><text:span text:style-name="T1"> Ini adalah tantangan perseptual krusial. Ketika sebuah avatar terlihat </text:span><text:span text:style-name="Emphasis"><text:span text:style-name="T1">hampir</text:span></text:span><text:span text:style-name="T1"> sempurna seperti manusia tetapi ada sedikit kejanggalan, ia justru bisa menimbulkan perasaan aneh atau menyeramkan pada orang yang melihatnya. Menyeberangi 'lembah aneh' ini adalah kunci penerimaan avatar fotorealistik. </text:span></text:p>
              </text:list-item>
              <text:list-item>
                <text:p text:style-name="P69"><text:soft-page-break/><text:span text:style-name="Strong_20_Emphasis"><text:span text:style-name="T1">Kebutuhan Komputasi:</text:span></text:span><text:span text:style-name="T1"> Memproses semua data sensor dan me-render grafis berkualitas tinggi secara </text:span><text:span text:style-name="Emphasis"><text:span text:style-name="T1">real-time</text:span></text:span><text:span text:style-name="T1"> membutuhkan daya komputasi yang signifikan, yang menjadi tantangan untuk perangkat mandiri seperti headset VR/AR. </text:span></text:p>
              </text:list-item>
            </text:list>
            <text:p text:style-name="Text_20_body"><text:span text:style-name="Strong_20_Emphasis"><text:span text:style-name="T1">Teknologi Pendukung Imersi Lainnya:</text:span></text:span><text:span text:style-name="T1"> Di luar avatar visual, Meta juga mengeksplorasi teknologi lain untuk meningkatkan rasa kehadiran dan imersi:</text:span></text:p>
            <text:list xml:id="list7263646592206797514" text:style-name="L80">
              <text:list-item>
                <text:p text:style-name="P172"><text:span text:style-name="Strong_20_Emphasis"><text:span text:style-name="T1">Umpan Balik Haptik:</text:span></text:span><text:span text:style-name="T1"> Riset pada sarung tangan atau bahkan pakaian khusus (</text:span><text:span text:style-name="Emphasis"><text:span text:style-name="T1">bodysuits</text:span></text:span><text:span text:style-name="T1">) yang dapat memberikan sensasi sentuhan atau getaran sebagai respons terhadap interaksi di dunia virtual. Teknologi ini masih sangat eksperimental per April 2025. </text:span></text:p>
              </text:list-item>
              <text:list-item>
                <text:p text:style-name="P172"><text:span text:style-name="Strong_20_Emphasis"><text:span text:style-name="T1">Audio Spasial:</text:span></text:span><text:span text:style-name="T1"> Menciptakan lanskap suara 3D yang realistis untuk meningkatkan perasaan 'berada di tempat'. </text:span></text:p>
              </text:list-item>
              <text:list-item>
                <text:p text:style-name="P70"><text:span text:style-name="Strong_20_Emphasis"><text:span text:style-name="T1">Pelacakan Mata dan Wajah:</text:span></text:span><text:span text:style-name="T1"> Integrasi sensor ini ke dalam headset generasi baru (seperti Quest Pro dan kemungkinan penerusnya) menjadi kunci untuk membuat avatar terasa lebih hidup dan interaksi lebih natural. </text:span></text:p>
              </text:list-item>
            </text:list>
            <text:p text:style-name="Text_20_body"><text:span text:style-name="Strong_20_Emphasis"><text:span text:style-name="T1">Tujuan Akhir dan Pertanyaan Sosial:</text:span></text:span><text:span text:style-name="T1"> Tujuan akhir dari semua upaya ini adalah membuat interaksi virtual terasa semanusiawi mungkin, memungkinkan hubungan yang lebih dalam dan kolaborasi yang lebih efektif melintasi jarak geografis—misalnya, memungkinkan rapat kerja tim global atau pertemuan keluarga terasa seolah-olah semua orang benar-benar hadir di lokasi yang sama, seperti di Banda Aceh ini. Namun, pengejaran fotorealisme ini juga menimbulkan pertanyaan: Apakah pengguna benar-benar menginginkan avatar yang identik dengan diri mereka, ataukah ada preferensi untuk representasi yang lebih bergaya? Dan apa implikasi privasi dari teknologi yang terus-menerus memindai wajah dan ekspresi kita?</text:span></text:p>
            <text:p text:style-name="P96">Hingga April 2025, avatar fotorealistik yang dapat diakses secara luas masih menjadi 'cawan suci' (holy grail) dalam visi Metaverse Meta. Meskipun kemajuan terus dicapai, terutama dalam teknologi pelacakan, mewujudkan interaksi imersif yang benar-benar meyakinkan dan natural dalam skala miliaran pengguna tetap merupakan salah satu tantangan R&amp;D jangka panjang terbesar bagi perusaha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8.3: Integrasi Lintas Platform (Facebook, Instagram, WhatsApp, VR/AR)</text:span></text:span><text:span text:style-name="T1">.</text:span></text:p>
          </text:section>
          <text:section text:style-name="Sect1" text:name="feedback-form-73">
            <text:p text:style-name="P196"><text:soft-page-break/></text:p>
          </text:section>
        </text:section>
        <text:section text:style-name="Sect1" text:name="2165aca41ce2adeb">
          <text:p text:style-name="P96"/>
          <text:section text:style-name="Sect1" text:name="user-query-content-74">
            <text:p text:style-name="P215">yax </text:p>
          </text:section>
          <text:p text:style-name="P196">Tampilkan alur berpikir</text:p>
          <text:section text:style-name="Sect2" text:name="model-response-message-contentr_2165aca41ce2adeb">
            <text:p text:style-name="Text_20_body"><text:span text:style-name="T1">Baik, berikut adalah isi untuk Subbab </text:span><text:span text:style-name="Strong_20_Emphasis"><text:span text:style-name="T1">8.3: Integrasi Lintas Platform (Facebook, Instagram, WhatsApp, VR/AR)</text:span></text:span><text:span text:style-name="T1">:</text:span></text:p>
            <text:p text:style-name="Text_20_body"><text:span text:style-name="Strong_20_Emphasis"><text:span text:style-name="T1">8.3 Integrasi Lintas Platform (Facebook, Instagram, WhatsApp, VR/AR)</text:span></text:span></text:p>
            <text:p text:style-name="Text_20_body"><text:span text:style-name="T1">Salah satu pilar strategi jangka panjang Meta adalah menciptakan ekosistem yang lebih </text:span><text:span text:style-name="Strong_20_Emphasis"><text:span text:style-name="T1">terintegrasi dan saling terhubung</text:span></text:span><text:span text:style-name="T1"> antara berbagai platform utamanya. Tujuannya adalah membuat 'keluarga aplikasi'—Facebook, Instagram, WhatsApp, Messenger—dan platform VR/AR masa depan terasa lebih menyatu, memungkinkan pengalaman pengguna yang lebih mulus dan memperkuat cengkeraman Meta pada ekosistem digital secara keseluruhan. Namun, mewujudkan visi integrasi ini, terutama pada level yang dalam, terbukti menjadi tantangan yang sangat kompleks baik secara teknis maupun kebijakan, dengan kemajuan yang terasa lambat hingga </text:span><text:span text:style-name="Strong_20_Emphasis"><text:span text:style-name="T1">21 April 2025</text:span></text:span><text:span text:style-name="T1">.</text:span></text:p>
            <text:p text:style-name="Text_20_body"><text:span text:style-name="Strong_20_Emphasis"><text:span text:style-name="T1">Upaya Integrasi yang Terlihat (per April 2025):</text:span></text:span><text:span text:style-name="T1"> Beberapa bentuk integrasi memang sudah dapat dirasakan oleh pengguna, termasuk di Indonesia:</text:span></text:p>
            <text:list xml:id="list5423148121849664720" text:style-name="L81">
              <text:list-item>
                <text:p text:style-name="P173"><text:span text:style-name="Strong_20_Emphasis"><text:span text:style-name="T1">Cross-Posting:</text:span></text:span><text:span text:style-name="T1"> Kemampuan yang sudah cukup lama ada untuk dengan mudah membagikan konten seperti Stories atau Reels secara bersamaan ke Facebook dan Instagram. </text:span></text:p>
              </text:list-item>
              <text:list-item>
                <text:p text:style-name="P173"><text:span text:style-name="Strong_20_Emphasis"><text:span text:style-name="T1">Account Center:</text:span></text:span><text:span text:style-name="T1"> Sebuah pusat pengaturan terpadu yang memungkinkan pengguna mengelola detail profil, kata sandi, preferensi keamanan, dan pengalaman iklan di seluruh akun Facebook dan Instagram mereka. </text:span></text:p>
              </text:list-item>
              <text:list-item>
                <text:p text:style-name="P173"><text:span text:style-name="Strong_20_Emphasis"><text:span text:style-name="T1">Integrasi Belanja/Iklan:</text:span></text:span><text:span text:style-name="T1"> Pengiklan dapat menjalankan kampanye di berbagai platform Meta melalui satu manajer iklan, dan fitur belanja seperti Toko (Shops) dapat ditampilkan di Facebook dan Instagram. </text:span></text:p>
              </text:list-item>
              <text:list-item>
                <text:p text:style-name="P71"><text:span text:style-name="Strong_20_Emphasis"><text:span text:style-name="T1">Koneksi Sosial VR/AR (Tahap Awal):</text:span></text:span><text:span text:style-name="T1"> Ada upaya awal untuk memungkinkan pengguna menemukan dan terhubung dengan teman Facebook/Instagram mereka di dalam lingkungan VR Meta Quest, menggunakan avatar yang sama di berbagai pengalaman. </text:span></text:p>
              </text:list-item>
            </text:list>
            <text:p text:style-name="Text_20_body"><text:span text:style-name="Strong_20_Emphasis"><text:span text:style-name="T1">Ambisi Pesan Terpadu (dan Tantangannya):</text:span></text:span><text:span text:style-name="T1"> Ambisi integrasi yang paling signifikan—dan paling sulit diwujudkan—adalah rencana yang diumumkan beberapa tahun lalu untuk memungkinkan </text:span><text:span text:style-name="Strong_20_Emphasis"><text:span text:style-name="T1">interoperabilitas pesan antara </text:span></text:span><text:soft-page-break/><text:span text:style-name="Strong_20_Emphasis"><text:span text:style-name="T1">Messenger, Instagram Direct, dan WhatsApp</text:span></text:span><text:span text:style-name="T1">. Tujuannya adalah menciptakan satu </text:span><text:span text:style-name="Emphasis"><text:span text:style-name="T1">inbox</text:span></text:span><text:span text:style-name="T1"> terpadu di mana pengguna bisa berkomunikasi lintas aplikasi. Namun, hingga April 2025, realisasi penuh visi ini masih terhambat oleh:</text:span></text:p>
            <text:list xml:id="list2517056224238850133" text:style-name="L82">
              <text:list-item>
                <text:p text:style-name="P174"><text:span text:style-name="Strong_20_Emphasis"><text:span text:style-name="T1">Tantangan Teknis:</text:span></text:span><text:span text:style-name="T1"> Ketiga platform pesan dibangun di atas arsitektur yang berbeda. Terutama, enkripsi </text:span><text:span text:style-name="Emphasis"><text:span text:style-name="T1">end-to-end</text:span></text:span><text:span text:style-name="T1"> (E2EE) default WhatsApp menghadirkan kerumitan teknis yang signifikan untuk diintegrasikan secara mulus dengan sistem Messenger dan Instagram Direct yang memiliki pendekatan enkripsi berbeda (meskipun Meta berupaya menerapkan E2EE default di semua platformnya). </text:span></text:p>
              </text:list-item>
              <text:list-item>
                <text:p text:style-name="P72"><text:span text:style-name="Strong_20_Emphasis"><text:span text:style-name="T1">Hambatan Regulasi dan Privasi:</text:span></text:span><text:span text:style-name="T1"> Penggabungan data antar platform pesan ini menghadapi pengawasan ketat dari regulator privasi data (khawatir tentang potensi berbagi data yang lebih luas) dan otoritas antimonopoli (khawatir integrasi ini akan semakin memperkuat dominasi Meta dan mempersulit potensi pemecahan perusahaan di masa depan). </text:span></text:p>
              </text:list-item>
            </text:list>
            <text:p text:style-name="P96">Akibatnya, sebagian besar pengguna di Indonesia dan dunia masih menggunakan WhatsApp, Messenger, dan Instagram Direct sebagai layanan pesan yang terasa cukup terpisah, meskipun berada di bawah satu payung perusahaan.</text:p>
            <text:p text:style-name="Text_20_body"><text:span text:style-name="Strong_20_Emphasis"><text:span text:style-name="T1">Tujuan Strategis di Balik Integrasi:</text:span></text:span><text:span text:style-name="T1"> Mengapa Meta begitu gigih mengejar integrasi yang lebih dalam?</text:span></text:p>
            <text:list xml:id="list8448263971022156172" text:style-name="L83">
              <text:list-item>
                <text:p text:style-name="P175"><text:span text:style-name="Strong_20_Emphasis"><text:span text:style-name="T1">Meningkatkan 'Kelengketan' (Stickiness):</text:span></text:span><text:span text:style-name="T1"> Semakin terintegrasi layanan, semakin sulit bagi pengguna untuk meninggalkan ekosistem Meta secara keseluruhan, bahkan jika mereka tidak menyukai salah satu aplikasinya. </text:span></text:p>
              </text:list-item>
              <text:list-item>
                <text:p text:style-name="P175"><text:span text:style-name="Strong_20_Emphasis"><text:span text:style-name="T1">Memperkuat Efek Jaringan:</text:span></text:span><text:span text:style-name="T1"> Data dan koneksi dari satu platform dapat digunakan untuk meningkatkan pengalaman atau pertumbuhan di platform lain. </text:span></text:p>
              </text:list-item>
              <text:list-item>
                <text:p text:style-name="P175"><text:span text:style-name="Strong_20_Emphasis"><text:span text:style-name="T1">Potensi Data untuk Iklan:</text:span></text:span><text:span text:style-name="T1"> Meskipun dibatasi oleh aturan privasi dan teknis (seperti E2EE), data aktivitas lintas platform yang lebih kaya secara teoritis dapat memungkinkan penargetan iklan yang lebih efektif (area yang sangat sensitif secara regulasi). </text:span></text:p>
              </text:list-item>
              <text:list-item>
                <text:p text:style-name="P73"><text:span text:style-name="Strong_20_Emphasis"><text:span text:style-name="T1">Pengalaman Pengguna yang Mulus (Klaim):</text:span></text:span><text:span text:style-name="T1"> Meta berargumen bahwa integrasi memberikan kenyamanan bagi pengguna (misalnya, tidak perlu beralih aplikasi untuk membalas pesan). </text:span></text:p>
              </text:list-item>
            </text:list>
            <text:p text:style-name="Text_20_body"><text:span text:style-name="Strong_20_Emphasis"><text:span text:style-name="T1">Kesimpulan Sementara (April 2025):</text:span></text:span><text:span text:style-name="T1"> Visi Meta tentang ekosistem platform </text:span><text:soft-page-break/><text:span text:style-name="T1">yang sepenuhnya terintegrasi masih merupakan pekerjaan yang sedang berjalan (</text:span><text:span text:style-name="Emphasis"><text:span text:style-name="T1">work in progress</text:span></text:span><text:span text:style-name="T1">). Sementara integrasi di tingkat permukaan seperti </text:span><text:span text:style-name="Emphasis"><text:span text:style-name="T1">cross-posting</text:span></text:span><text:span text:style-name="T1"> dan manajemen akun telah tercapai, integrasi yang lebih dalam, terutama di ranah pesan, terus menghadapi hambatan teknis dan regulasi yang signifikan. Masa depan akan menunjukkan sejauh mana Meta dapat (atau diizinkan) untuk menyatukan kerajaannya yang luas ini.</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8.4: Visi Jangka Panjang untuk Komputasi Spasial</text:span></text:span><text:span text:style-name="T1">.</text:span></text:p>
          </text:section>
          <text:section text:style-name="Sect1" text:name="feedback-form-74">
            <text:p text:style-name="P196"/>
          </text:section>
        </text:section>
        <text:section text:style-name="Sect1" text:name="c3ae6d2b42a2bcb7">
          <text:p text:style-name="P96"/>
          <text:section text:style-name="Sect1" text:name="user-query-content-75">
            <text:p text:style-name="P215">yax </text:p>
          </text:section>
          <text:p text:style-name="P196">Tampilkan alur berpikir</text:p>
          <text:section text:style-name="Sect2" text:name="model-response-message-contentr_c3ae6d2b42a2bcb7">
            <text:p text:style-name="Text_20_body"><text:span text:style-name="T1">Baik, berikut adalah isi untuk Subbab </text:span><text:span text:style-name="Strong_20_Emphasis"><text:span text:style-name="T1">8.4: Visi Jangka Panjang untuk Komputasi Spasial</text:span></text:span><text:span text:style-name="T1">:</text:span></text:p>
            <text:p text:style-name="Text_20_body"><text:span text:style-name="Strong_20_Emphasis"><text:span text:style-name="T1">8.4 Visi Jangka Panjang untuk Komputasi Spasial</text:span></text:span></text:p>
            <text:p text:style-name="Text_20_body"><text:span text:style-name="T1">Visi Meta tidak berhenti pada headset VR yang imersif atau kacamata AR yang melapisi informasi. Pertaruhan jangka panjang mereka, yang benar-benar mewakili ambisi untuk mendefinisikan ulang interaksi manusia dengan teknologi, adalah pada konsep </text:span><text:span text:style-name="Strong_20_Emphasis"><text:span text:style-name="T1">'komputasi spasial' (spatial computing)</text:span></text:span><text:span text:style-name="T1">. Ini adalah sebuah paradigma yang melampaui layar dan perangkat genggam, membayangkan masa depan di mana dunia digital dan fisik tidak lagi terpisah, melainkan menyatu secara mulus dan kontekstual.</text:span></text:p>
            <text:p text:style-name="Text_20_body"><text:span text:style-name="Strong_20_Emphasis"><text:span text:style-name="T1">Apa itu Komputasi Spasial?</text:span></text:span><text:span text:style-name="T1"> Dalam visi ini, informasi digital tidak lagi terbatas pada layar persegi panjang. Bayangkan data, aplikasi, dan interaksi virtual muncul dan bereaksi terhadap lingkungan fisik di sekitar Anda. Peta navigasi bisa melayang di jalanan yang sebenarnya Anda lewati; kolega virtual bisa duduk di kursi kosong di ruang rapat fisik Anda selama panggilan konferensi; Anda bisa 'meletakkan' catatan digital di lemari es nyata Anda; atau mengontrol perangkat pintar di rumah Anda dengan gerakan tangan di udara. Komputasi spasial adalah tentang menjadikan </text:span><text:span text:style-name="Strong_20_Emphasis"><text:span text:style-name="T1">seluruh dunia di sekitar kita sebagai antarmuka (interface)</text:span></text:span><text:span text:style-name="T1">, dengan teknologi yang cukup cerdas untuk memahami konteks fisik dan menghadirkan informasi digital yang relevan secara spasial.</text:span></text:p>
            <text:p text:style-name="Text_20_body"><text:span text:style-name="Strong_20_Emphasis"><text:span text:style-name="T1">Ambisi Membangun Sistem Operasi Masa Depan:</text:span></text:span><text:span text:style-name="T1"> Meta tidak hanya ingin </text:span><text:soft-page-break/><text:span text:style-name="T1">membuat perangkat keras untuk era ini; ambisi mereka jauh lebih besar, yaitu </text:span><text:span text:style-name="Strong_20_Emphasis"><text:span text:style-name="T1">membangun 'sistem operasi' fundamental</text:span></text:span><text:span text:style-name="T1"> untuk komputasi spasial. Mirip seperti Microsoft Windows mendominasi era PC atau Google Android dan Apple iOS mendominasi era mobile, Meta bercita-cita menjadi platform utama di mana pengalaman komputasi spasial masa depan akan dibangun dan dijalankan. Ini adalah pertaruhan untuk mengendalikan lapisan dasar dari gelombang komputasi besar berikutnya.</text:span></text:p>
            <text:p text:style-name="Text_20_body"><text:span text:style-name="Strong_20_Emphasis"><text:span text:style-name="T1">Riset Futuristik: Antarmuka Otak-Komputer (BCI)</text:span></text:span><text:span text:style-name="T1"> Untuk mewujudkan interaksi yang benar-benar mulus di era komputasi spasial, Meta juga berinvestasi dalam riset yang terdengar seperti fiksi ilmiah, yaitu </text:span><text:span text:style-name="Strong_20_Emphasis"><text:span text:style-name="T1">Antarmuka Otak-Komputer (Brain-Computer Interfaces - BCI)</text:span></text:span><text:span text:style-name="T1">. Setelah mengakuisisi startup </text:span><text:span text:style-name="Strong_20_Emphasis"><text:span text:style-name="T1">CTRL-labs</text:span></text:span><text:span text:style-name="T1"> pada tahun 2019, Meta secara aktif meneliti teknologi (terutama yang bersifat non-invasif, seperti gelang yang mendeteksi sinyal saraf di pergelangan tangan) yang suatu hari nanti mungkin memungkinkan pengguna </text:span><text:span text:style-name="Strong_20_Emphasis"><text:span text:style-name="T1">mengontrol perangkat atau antarmuka digital hanya dengan pikiran atau niat</text:span></text:span><text:span text:style-name="T1">, tanpa perlu mengetik, menyentuh layar, atau bahkan berbicara. Penting untuk ditekankan bahwa per </text:span><text:span text:style-name="Strong_20_Emphasis"><text:span text:style-name="T1">21 April 2025</text:span></text:span><text:span text:style-name="T1">, teknologi BCI praktis untuk konsumen </text:span><text:span text:style-name="Strong_20_Emphasis"><text:span text:style-name="T1">masih sangat jauh dari kenyataan</text:span></text:span><text:span text:style-name="T1">. Ini adalah area riset jangka panjang (horizon 10-20 tahun atau lebih) yang menghadapi tantangan teknis, ilmiah, dan terutama </text:span><text:span text:style-name="Strong_20_Emphasis"><text:span text:style-name="T1">etika serta privasi yang luar biasa besar</text:span></text:span><text:span text:style-name="T1">.</text:span></text:p>
            <text:p text:style-name="Text_20_body"><text:span text:style-name="Strong_20_Emphasis"><text:span text:style-name="T1">Horizon Jangka Panjang dan Sifat Spekulatif:</text:span></text:span><text:span text:style-name="T1"> Visi komputasi spasial dan BCI adalah pertaruhan Meta untuk </text:span><text:span text:style-name="Strong_20_Emphasis"><text:span text:style-name="T1">dekade-dekade mendatang</text:span></text:span><text:span text:style-name="T1">. Ini membutuhkan investasi R&amp;D berkelanjutan yang masif tanpa jaminan keberhasilan komersial dalam waktu dekat. Sifatnya masih sangat spekulatif, bergantung pada terobosan fundamental dalam ilmu material, optik, daya komputasi, AI, dan neurosains.</text:span></text:p>
            <text:p text:style-name="Text_20_body"><text:span text:style-name="Strong_20_Emphasis"><text:span text:style-name="T1">Potensi Transformasi (Jika Berhasil):</text:span></text:span><text:span text:style-name="T1"> Jika visi ini suatu hari nanti terwujud, dampaknya pada cara kita hidup bisa jadi revolusioner. Bayangkan bagaimana seorang arsitek di Banda Aceh bisa 'berjalan' di dalam desain bangunan virtual yang terintegrasi dengan lokasi fisik sebenarnya, atau bagaimana seorang dokter bisa melihat data vital pasien melayang di atasnya selama operasi, atau bagaimana kita bisa berkomunikasi dengan orang terkasih di tempat jauh dengan perasaan kehadiran yang belum pernah ada sebelumnya. Potensinya untuk pendidikan, hiburan, kolaborasi kerja, dan aksesibilitas sangatlah besar.</text:span></text:p>
            <text:p text:style-name="Text_20_body"><text:span text:style-name="T1">Namun, kembali ke kenyataan </text:span><text:span text:style-name="Strong_20_Emphasis"><text:span text:style-name="T1">April 2025</text:span></text:span><text:span text:style-name="T1">, komputasi spasial sejati masih </text:span><text:soft-page-break/><text:span text:style-name="T1">merupakan visi di ujung cakrawala. Meta sedang meletakkan fondasi melalui pengembangan VR/AR dan AI, tetapi lompatan menuju dunia di mana digital dan fisik benar-benar menyatu secara mulus masih membutuhkan waktu, inovasi radikal, dan penyelesaian tantangan fundamental yang tak terhitung jumlahnya.</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8.5: Tantangan Etika dan Regulasi di Era Metaverse dan AI</text:span></text:span><text:span text:style-name="T1">.</text:span></text:p>
          </text:section>
          <text:section text:style-name="Sect1" text:name="feedback-form-75">
            <text:p text:style-name="P196"/>
          </text:section>
        </text:section>
        <text:section text:style-name="Sect1" text:name="6022aff78a8c4989">
          <text:p text:style-name="P96"/>
          <text:section text:style-name="Sect1" text:name="user-query-content-76">
            <text:p text:style-name="P215">yax </text:p>
          </text:section>
          <text:p text:style-name="P196">Tampilkan alur berpikir</text:p>
          <text:section text:style-name="Sect2" text:name="model-response-message-contentr_6022aff78a8c4989">
            <text:p text:style-name="Text_20_body"><text:span text:style-name="T1">Baik, berikut adalah isi untuk Subbab </text:span><text:span text:style-name="Strong_20_Emphasis"><text:span text:style-name="T1">8.5: Tantangan Etika dan Regulasi di Era Metaverse dan AI</text:span></text:span><text:span text:style-name="T1">:</text:span></text:p>
            <text:p text:style-name="Text_20_body"><text:span text:style-name="Strong_20_Emphasis"><text:span text:style-name="T1">8.5 Tantangan Etika dan Regulasi di Era Metaverse dan AI</text:span></text:span></text:p>
            <text:p text:style-name="Text_20_body"><text:span text:style-name="T1">Seiring Meta mendorong batas-batas inovasi teknologi menuju Metaverse yang imersif, AI Generatif yang semakin cerdas, dan visi komputasi spasial jangka panjang, tantangan etika dan kebutuhan akan regulasi yang efektif tidak hanya berlanjut, tetapi justru </text:span><text:span text:style-name="Strong_20_Emphasis"><text:span text:style-name="T1">semakin intensif dan menghadirkan dimensi baru yang kompleks</text:span></text:span><text:span text:style-name="T1">. Teknologi masa depan ini berpotensi memperburuk masalah yang sudah ada sekaligus menciptakan dilema-dilema baru yang belum pernah kita hadapi sebelumnya, dengan implikasi yang terasa hingga ke tingkat pengguna individu di mana pun, termasuk di Banda Aceh, Aceh, Indonesia.</text:span></text:p>
            <text:p text:style-name="Text_20_body"><text:span text:style-name="Strong_20_Emphasis"><text:span text:style-name="T1">Privasi di Era Imersif: Pengawasan yang Lebih Dalam?</text:span></text:span><text:span text:style-name="T1"> Jika pengumpulan data di platform 2D saat ini sudah menimbulkan kekhawatiran besar, bayangkan potensi pengumpulan data di dunia virtual yang imersif atau melalui kacamata AR yang selalu aktif. Perangkat keras masa depan ini dapat mengumpulkan data yang jauh lebih </text:span><text:span text:style-name="Strong_20_Emphasis"><text:span text:style-name="T1">intim dan biometrik</text:span></text:span><text:span text:style-name="T1">: pola tatapan mata (</text:span><text:span text:style-name="Emphasis"><text:span text:style-name="T1">eye tracking</text:span></text:span><text:span text:style-name="T1">), ekspresi wajah mikro, respons fisiologis (detak jantung, keringat), pemetaan detail lingkungan fisik pengguna, dan di masa depan yang lebih jauh, mungkin bahkan data aktivitas saraf melalui antarmuka otak-komputer (BCI). Pertanyaan krusial muncul: Bagaimana data yang sangat pribadi ini akan digunakan, dilindungi, dan dimonetisasi? Risiko pengawasan, manipulasi, dan diskriminasi berbasis data biometrik menjadi semakin nyata dan mendesak </text:span><text:soft-page-break/><text:span text:style-name="T1">untuk diatasi.</text:span></text:p>
            <text:p text:style-name="Text_20_body"><text:span text:style-name="Strong_20_Emphasis"><text:span text:style-name="T1">Etika AI yang Semakin Kompleks:</text:span></text:span><text:span text:style-name="T1"> Kemajuan AI, khususnya </text:span><text:span text:style-name="Strong_20_Emphasis"><text:span text:style-name="T1">AI Generatif</text:span></text:span><text:span text:style-name="T1">, memperbesar tantangan etis yang sudah ada:</text:span></text:p>
            <text:list xml:id="list1330585567107086304" text:style-name="L84">
              <text:list-item>
                <text:p text:style-name="P176"><text:span text:style-name="Strong_20_Emphasis"><text:span text:style-name="T1">Disinformasi &amp; Deepfakes Skala Industri:</text:span></text:span><text:span text:style-name="T1"> Kemampuan AI untuk menghasilkan teks, gambar, dan video palsu (</text:span><text:span text:style-name="Emphasis"><text:span text:style-name="T1">deepfakes</text:span></text:span><text:span text:style-name="T1">) yang sangat meyakinkan dengan mudah mengancam untuk membanjiri ruang informasi dengan kebohongan yang sulit dideteksi, merusak kepercayaan pada media dan institusi. </text:span></text:p>
              </text:list-item>
              <text:list-item>
                <text:p text:style-name="P176"><text:span text:style-name="Strong_20_Emphasis"><text:span text:style-name="T1">Amplifikasi Bias:</text:span></text:span><text:span text:style-name="T1"> Model AI Generatif yang dilatih pada data internet yang luas dapat menyerap dan bahkan memperkuat bias sosial, rasial, atau gender yang ada dalam data tersebut, menghasilkan output yang tidak adil atau berbahaya. </text:span></text:p>
              </text:list-item>
              <text:list-item>
                <text:p text:style-name="P176"><text:span text:style-name="Strong_20_Emphasis"><text:span text:style-name="T1">Hak Cipta &amp; Kreativitas:</text:span></text:span><text:span text:style-name="T1"> Muncul pertanyaan fundamental tentang kepemilikan konten yang dihasilkan AI dan legalitas penggunaan karya berhak cipta sebagai data pelatihan. </text:span></text:p>
              </text:list-item>
              <text:list-item>
                <text:p text:style-name="P74"><text:span text:style-name="Strong_20_Emphasis"><text:span text:style-name="T1">Akuntabilitas Sistem Otonom:</text:span></text:span><text:span text:style-name="T1"> Seiring AI mengambil peran yang lebih otonom (misalnya, dalam moderasi dunia virtual atau bahkan interaksi sosial antar avatar), menentukan siapa yang bertanggung jawab ketika terjadi kesalahan atau kerugian menjadi semakin sulit. </text:span></text:p>
              </text:list-item>
            </text:list>
            <text:p text:style-name="Text_20_body"><text:span text:style-name="Strong_20_Emphasis"><text:span text:style-name="T1">Regulasi yang Berusaha Mengejar:</text:span></text:span><text:span text:style-name="T1"> Regulator di seluruh dunia kini bergulat untuk memahami dan mengatur teknologi yang berkembang pesat ini, seringkali berada dalam posisi </text:span><text:span text:style-name="Strong_20_Emphasis"><text:span text:style-name="T1">berusaha mengejar ketertinggalan</text:span></text:span><text:span text:style-name="T1">. Upaya signifikan mulai terlihat, seperti </text:span><text:span text:style-name="Strong_20_Emphasis"><text:span text:style-name="T1">undang-undang AI Act di Uni Eropa</text:span></text:span><text:span text:style-name="T1"> (per </text:span><text:span text:style-name="Strong_20_Emphasis"><text:span text:style-name="T1">21 April 2025</text:span></text:span><text:span text:style-name="T1">, dalam tahap finalisasi atau implementasi awal), yang mencoba mengklasifikasikan dan mengatur penggunaan AI berdasarkan tingkat risikonya. Namun, di yurisdiksi lain seperti Amerika Serikat, pendekatan regulasi komprehensif masih diperdebatkan. Menciptakan kerangka kerja regulasi global yang efektif, fleksibel, namun tetap melindungi hak-hak dasar di era AI dan Metaverse adalah tantangan kolosal. Bagaimana regulasi ini akan diterapkan atau diadaptasi di negara seperti Indonesia juga menjadi pertanyaan penting.</text:span></text:p>
            <text:p text:style-name="Text_20_body"><text:span text:style-name="Strong_20_Emphasis"><text:span text:style-name="T1">Tata Kelola (Governance) Dunia Virtual:</text:span></text:span><text:span text:style-name="T1"> Siapa yang menetapkan aturan perilaku di Metaverse? Bagaimana aturan tersebut ditegakkan melintasi batas yurisdiksi? Bagaimana menangani pelecehan, penipuan, atau sengketa properti virtual? Isu </text:span><text:span text:style-name="Strong_20_Emphasis"><text:span text:style-name="T1">tata kelola dunia virtual</text:span></text:span><text:span text:style-name="T1"> menghadirkan tantangan hukum dan sosial yang benar-benar baru, memerlukan pemikiran ulang tentang konsep </text:span><text:soft-page-break/><text:span text:style-name="T1">yurisdiksi, penegakan hukum, dan perlindungan pengguna di ruang digital yang imersif.</text:span></text:p>
            <text:p text:style-name="Text_20_body"><text:span text:style-name="Strong_20_Emphasis"><text:span text:style-name="T1">Kekhawatiran Antimonopoli Baru:</text:span></text:span><text:span text:style-name="T1"> Regulator juga khawatir bahwa Meta dapat </text:span><text:span text:style-name="Strong_20_Emphasis"><text:span text:style-name="T1">menyalahgunakan dominasinya saat ini</text:span></text:span><text:span text:style-name="T1"> di media sosial dan periklanan digital untuk </text:span><text:span text:style-name="Strong_20_Emphasis"><text:span text:style-name="T1">secara tidak adil mendominasi pasar masa depan</text:span></text:span><text:span text:style-name="T1"> VR, AR, dan Metaverse, menghambat persaingan bahkan sebelum pasar tersebut benar-benar matang.</text:span></text:p>
            <text:p text:style-name="Text_20_body"><text:span text:style-name="Strong_20_Emphasis"><text:span text:style-name="T1">Pentingnya Visi ke Depan (Foresight):</text:span></text:span><text:span text:style-name="T1"> Menghadapi potensi transformatif sekaligus risiko mendalam dari teknologi masa depan ini, ada kebutuhan mendesak untuk </text:span><text:span text:style-name="Strong_20_Emphasis"><text:span text:style-name="T1">pendekatan proaktif terhadap etika dan dampak sosial</text:span></text:span><text:span text:style-name="T1">. Ini melibatkan penerapan prinsip </text:span><text:span text:style-name="Emphasis"><text:span text:style-name="T1">'ethics by design'</text:span></text:span><text:span text:style-name="T1"> dalam pengembangan teknologi, melakukan kajian dampak sosial yang komprehensif sebelum peluncuran skala besar, serta mendorong dialog publik yang inklusif yang melibatkan tidak hanya perusahaan teknologi dan regulator, tetapi juga akademisi, masyarakat sipil, dan warga negara di seluruh dunia. Mengarahkan inovasi teknologi Meta (dan perusahaan lain) menuju masa depan yang bermanfaat dan adil adalah tanggung jawab bersama yang tidak bisa ditunda.</text:span></text:p>
            <text:p text:style-name="P2"/>
            <text:p text:style-name="Text_20_body"><text:span text:style-name="T1">Ini mengakhiri Bab 8. Silakan berikan perintah </text:span><text:span text:style-name="Strong_20_Emphasis"><text:span text:style-name="T1">"YAX"</text:span></text:span><text:span text:style-name="T1"> untuk melanjutkan ke prompt </text:span><text:span text:style-name="Strong_20_Emphasis"><text:span text:style-name="T1">Pengantar Bab 9: Dampak Meta pada Masyarakat dan Budaya</text:span></text:span><text:span text:style-name="T1">.</text:span></text:p>
          </text:section>
          <text:section text:style-name="Sect1" text:name="feedback-form-76">
            <text:p text:style-name="P196"/>
          </text:section>
        </text:section>
        <text:section text:style-name="Sect1" text:name="e700a3f3361ac064">
          <text:p text:style-name="P96"/>
          <text:section text:style-name="Sect1" text:name="user-query-content-77">
            <text:p text:style-name="P215">yax </text:p>
          </text:section>
          <text:p text:style-name="P196">Tampilkan alur berpikir</text:p>
          <text:section text:style-name="Sect2" text:name="model-response-message-contentr_e700a3f3361ac064">
            <text:p text:style-name="Text_20_body"><text:span text:style-name="T1">Baik, berikut adalah isi untuk </text:span><text:span text:style-name="Strong_20_Emphasis"><text:span text:style-name="T1">Pengantar Bab 9: Dampak Meta pada Masyarakat dan Budaya</text:span></text:span><text:span text:style-name="T1">:</text:span></text:p>
            <text:p text:style-name="Text_20_body"><text:span text:style-name="Strong_20_Emphasis"><text:span text:style-name="T1">Bab 9: Dampak Meta pada Masyarakat dan Budaya</text:span></text:span></text:p>
            <text:p text:style-name="Text_20_body"><text:span text:style-name="T1">Setelah melakukan perjalanan panjang dari kamar asrama Harvard, melalui ledakan pertumbuhan global, akuisisi strategis, inovasi teknologi, kontroversi yang tak berkesudahan, hingga pertaruhan ambisius pada Metaverse dan AI, kini tiba saatnya kita mengambil langkah mundur. Bab terakhir ini didedikasikan untuk melakukan refleksi yang lebih luas: mencoba memahami dan mengevaluasi </text:span><text:span text:style-name="Strong_20_Emphasis"><text:span text:style-name="T1">jejak fundamental dan multifaset yang telah ditinggalkan oleh Meta/Facebook pada struktur masyarakat dan lanskap budaya kita </text:span></text:span><text:soft-page-break/><text:span text:style-name="Strong_20_Emphasis"><text:span text:style-name="T1">secara global, hingga saat ini, 21 April 2025</text:span></text:span><text:span text:style-name="T1">. Dampak ini terasa sangat nyata dan mendalam di berbagai belahan dunia, tak terkecuali dalam dinamika kehidupan sehari-hari masyarakat Indonesia.</text:span></text:p>
            <text:p text:style-name="Text_20_body"><text:span text:style-name="T1">Bab ini tidak bertujuan untuk menyajikan fakta-fakta baru yang terisolasi, melainkan untuk </text:span><text:span text:style-name="Strong_20_Emphasis"><text:span text:style-name="T1">mensintesis berbagai tema, analisis, dan konsekuensi</text:span></text:span><text:span text:style-name="T1"> yang telah kita eksplorasi dalam bab-bab sebelumnya. Bagaimana perubahan cara kita berkomunikasi? Bagaimana lanskap bisnis dan ekonomi digital terbentuk? Bagaimana platform ini memengaruhi tren budaya populer? Apa artinya menjadi perusahaan teknologi raksasa yang bertanggung jawab secara sosial? Dan di mana posisi Meta dalam narasi besar sejarah teknologi? Kita akan mencoba merangkai kepingan-kepingan ini menjadi sebuah potret yang lebih utuh mengenai warisan Meta.</text:span></text:p>
            <text:p text:style-name="P96">Dalam melakukan refleksi ini, kita akan melihat Meta melalui dua lensa yang saling melengkapi:</text:p>
            <text:list xml:id="list1226607954977519227" text:style-name="L85">
              <text:list-item>
                <text:p text:style-name="P177"><text:span text:style-name="Strong_20_Emphasis"><text:span text:style-name="T1">Meta sebagai Cermin:</text:span></text:span><text:span text:style-name="T1"> Sejauh mana platform-platform ini hanya merefleksikan sifat dasar manusia, dinamika sosial yang sudah ada, keragaman budaya, serta persoalan-persoalan kemasyarakatan yang memang eksis di dunia offline? </text:span></text:p>
              </text:list-item>
              <text:list-item>
                <text:p text:style-name="P75"><text:span text:style-name="Strong_20_Emphasis"><text:span text:style-name="T1">Meta sebagai Pembentuk:</text:span></text:span><text:span text:style-name="T1"> Sejauh mana desain platform, algoritma kurasi konten, model bisnis berbasis data, dan jangkauannya yang masif telah secara </text:span><text:span text:style-name="Strong_20_Emphasis"><text:span text:style-name="T1">aktif membentuk ulang</text:span></text:span><text:span text:style-name="T1"> norma-norma komunikasi kita, praktik ekonomi, selera budaya, diskursus politik, dan bahkan cara kita memandang diri sendiri dan orang lain? </text:span></text:p>
              </text:list-item>
            </text:list>
            <text:p text:style-name="P96">Kita akan menjelajahi dimensi-dimensi dampak ini melalui beberapa sub-topik kunci: perubahan fundamental dalam komunikasi dan interaksi sosial; pengaruhnya yang signifikan pada dunia bisnis, terutama UKM, dan ekonomi digital secara keseluruhan; perannya sebagai katalisator sekaligus produk dari budaya populer; perdebatan sengit mengenai tanggung jawab sosialnya sebagai entitas korporat yang maha kuasa; dan akhirnya, mencoba menempatkan fenomena Meta dalam konteks sejarah teknologi yang lebih panjang.</text:p>
            <text:p text:style-name="P96">Bab ini adalah sebuah ajakan untuk merenung bersama tentang bagaimana sebuah perusahaan teknologi, dalam waktu kurang dari dua dekade, telah menjadi begitu integral—dan seringkali begitu kontroversial—dalam kehidupan miliaran orang. Ini adalah upaya untuk memahami warisan kompleksnya hingga <text:soft-page-break/>hari ini, sebagai pijakan untuk memikirkan pengaruhnya di masa mendatang.</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9.1: Mengubah Cara Kita Berkomunikasi dan Berinteraksi</text:span></text:span><text:span text:style-name="T1">.</text:span></text:p>
          </text:section>
          <text:section text:style-name="Sect1" text:name="feedback-form-77">
            <text:p text:style-name="P196"/>
          </text:section>
        </text:section>
        <text:section text:style-name="Sect1" text:name="d5918846728175c2">
          <text:p text:style-name="P96"/>
          <text:section text:style-name="Sect1" text:name="user-query-content-78">
            <text:p text:style-name="P215">yax </text:p>
          </text:section>
          <text:p text:style-name="P196">Tampilkan alur berpikir</text:p>
          <text:section text:style-name="Sect2" text:name="model-response-message-contentr_d5918846728175c2">
            <text:p text:style-name="P196"/>
          </text:section>
          <text:section text:style-name="Sect1" text:name="feedback-form-78">
            <text:p text:style-name="P196"/>
          </text:section>
        </text:section>
        <text:section text:style-name="Sect1" text:name="1d9d5bb843301ad3">
          <text:p text:style-name="P96"/>
          <text:section text:style-name="Sect1" text:name="user-query-content-79">
            <text:p text:style-name="P215">PRESENT IT </text:p>
          </text:section>
          <text:p text:style-name="P196">Tampilkan alur berpikir</text:p>
          <text:section text:style-name="Sect2" text:name="model-response-message-contentr_1d9d5bb843301ad3">
            <text:p text:style-name="Text_20_body"><text:span text:style-name="T1">Baik, berikut adalah isi untuk Subbab </text:span><text:span text:style-name="Strong_20_Emphasis"><text:span text:style-name="T1">9.1: Mengubah Cara Kita Berkomunikasi dan Berinteraksi</text:span></text:span><text:span text:style-name="T1">:</text:span></text:p>
            <text:p text:style-name="Text_20_body"><text:span text:style-name="Strong_20_Emphasis"><text:span text:style-name="T1">9.1 Mengubah Cara Kita Berkomunikasi dan Berinteraksi</text:span></text:span></text:p>
            <text:p text:style-name="Text_20_body"><text:span text:style-name="T1">Barangkali dampak paling fundamental dan terasa secara universal dari kehadiran Meta/Facebook adalah </text:span><text:span text:style-name="Strong_20_Emphasis"><text:span text:style-name="T1">transformasi radikal dalam cara kita berkomunikasi dan berinteraksi</text:span></text:span><text:span text:style-name="T1"> satu sama lain. Selama hampir dua dekade terakhir, platform-platform ini telah meresap begitu dalam ke dalam jaringan sosial kita, mengubah norma, kebiasaan, dan bahkan ekspektasi kita tentang bagaimana hubungan dijalin dan informasi disebarkan. Perubahan ini sangat terasa di seluruh dunia, tak terkecuali di Indonesia, di mana Facebook, Instagram, dan terutama WhatsApp telah menjadi bagian tak terpisahkan dari lanskap komunikasi per </text:span><text:span text:style-name="Strong_20_Emphasis"><text:span text:style-name="T1">21 April 2025</text:span></text:span><text:span text:style-name="T1">.</text:span></text:p>
            <text:p text:style-name="Text_20_body"><text:span text:style-name="Strong_20_Emphasis"><text:span text:style-name="T1">Pergeseran dalam Hubungan Interpersonal:</text:span></text:span></text:p>
            <text:list xml:id="list8637768953286819492" text:style-name="L86">
              <text:list-item>
                <text:p text:style-name="P178"><text:span text:style-name="Strong_20_Emphasis"><text:span text:style-name="T1">Memelihara 'Ikatan Lemah':</text:span></text:span><text:span text:style-name="T1"> Facebook, khususnya, memudahkan kita untuk tetap terhubung secara pasif dengan jaringan kenalan yang luas ('ikatan lemah')—teman sekolah lama, mantan rekan kerja, kerabat jauh. Kita bisa mengikuti pembaruan hidup mereka melalui News Feed tanpa perlu interaksi langsung yang intensif. Ini menciptakan rasa konektivitas yang persisten namun seringkali bersifat permukaan. </text:span></text:p>
              </text:list-item>
              <text:list-item>
                <text:p text:style-name="P76"><text:span text:style-name="Strong_20_Emphasis"><text:span text:style-name="T1">Dampak pada 'Ikatan Kuat':</text:span></text:span><text:span text:style-name="T1"> Pengaruhnya pada hubungan yang lebih </text:span><text:soft-page-break/><text:span text:style-name="T1">dalam ('ikatan kuat') lebih kompleks dan ambigu. Di satu sisi, aplikasi pesan seperti WhatsApp memungkinkan komunikasi yang konstan dan mudah dengan keluarga dan teman dekat. Di sisi lain, ada perdebatan apakah kemudahan koneksi digital ini terkadang menggantikan kualitas interaksi tatap muka yang lebih mendalam, atau apakah presentasi diri yang terkurasi di media sosial menciptakan tekanan dan mengurangi keaslian dalam hubungan. Fenomena FOMO (</text:span><text:span text:style-name="Emphasis"><text:span text:style-name="T1">Fear Of Missing Out</text:span></text:span><text:span text:style-name="T1">), yang dipicu oleh paparan konstan terhadap 'highlight reel' kehidupan orang lain, juga dapat memengaruhi kepuasan dalam hubungan pribadi. </text:span></text:p>
              </text:list-item>
            </text:list>
            <text:p text:style-name="Text_20_body"><text:span text:style-name="Strong_20_Emphasis"><text:span text:style-name="T1">Transformasi Wacana Publik:</text:span></text:span></text:p>
            <text:list xml:id="list67698681322210998" text:style-name="L87">
              <text:list-item>
                <text:p text:style-name="P179"><text:span text:style-name="Strong_20_Emphasis"><text:span text:style-name="T1">Akselerasi dan Viralitas:</text:span></text:span><text:span text:style-name="T1"> Platform Meta secara dramatis mempercepat penyebaran informasi—dan juga misinformasi. Berita, opini, dan tren dapat menjadi viral dalam hitungan jam, melintasi batas geografis dengan mudah. </text:span></text:p>
              </text:list-item>
              <text:list-item>
                <text:p text:style-name="P77"><text:span text:style-name="Strong_20_Emphasis"><text:span text:style-name="T1">Nada dan Polarisasi:</text:span></text:span><text:span text:style-name="T1"> Sifat interaksi online yang seringkali singkat, reaktif, dan kadang anonim di kolom komentar dapat berkontribusi pada memanasnya suhu diskursus publik dan menguatnya polarisasi. Algoritma yang cenderung menampilkan konten yang memancing reaksi emosional dapat semakin memperburuk fragmentasi dan pembentukan 'ruang gema' (echo chambers), sebuah fenomena yang juga dapat diamati dalam perdebatan sosial dan politik di Indonesia. </text:span></text:p>
              </text:list-item>
            </text:list>
            <text:p text:style-name="Text_20_body"><text:span text:style-name="Strong_20_Emphasis"><text:span text:style-name="T1">Dominasi Mode Komunikasi Baru:</text:span></text:span></text:p>
            <text:list xml:id="list1167680006819695978" text:style-name="L88">
              <text:list-item>
                <text:p text:style-name="P180"><text:span text:style-name="Strong_20_Emphasis"><text:span text:style-name="T1">Visual sebagai Bahasa Utama:</text:span></text:span><text:span text:style-name="T1"> Instagram, dengan penekanannya pada foto dan video (Stories, Reels), telah mengangkat komunikasi visual menjadi bahasa utama ekspresi diri, status sosial, dan konsumsi budaya bagi banyak orang, khususnya generasi muda di Indonesia. </text:span></text:p>
              </text:list-item>
              <text:list-item>
                <text:p text:style-name="P78"><text:span text:style-name="Strong_20_Emphasis"><text:span text:style-name="T1">Pesan Instan sebagai Utilitas Harian:</text:span></text:span><text:span text:style-name="T1"> Aplikasi seperti WhatsApp telah menjadi utilitas komunikasi sehari-hari yang esensial di Indonesia (dan banyak negara lain), menggantikan fungsi SMS dan bahkan panggilan telepon atau email untuk koordinasi cepat, obrolan grup keluarga/kerja, hingga komunikasi bisnis informal. </text:span></text:p>
              </text:list-item>
            </text:list>
            <text:p text:style-name="Text_20_body"><text:span text:style-name="Strong_20_Emphasis"><text:span text:style-name="T1">Pengaruh pada Bahasa:</text:span></text:span><text:span text:style-name="T1"> Tak bisa dipungkiri, penggunaan platform ini juga memengaruhi bahasa kita. Istilah, singkatan, gaya penulisan informal, penggunaan emoji yang ekstensif, serta budaya meme yang lahir dan besar di platform ini seringkali merembes ke dalam percakapan sehari-hari, baik online </text:span><text:soft-page-break/><text:span text:style-name="T1">maupun offline.</text:span></text:p>
            <text:p text:style-name="P96">Secara keseluruhan, Meta telah menjadi arsitek utama pergeseran seismik dalam komunikasi manusia. Ia membuat dunia terasa lebih terhubung dalam banyak hal, memungkinkan pemeliharaan jaringan sosial yang luas dan penyebaran informasi yang cepat. Namun, ia juga menghadirkan tantangan baru terkait kedalaman hubungan, kualitas diskursus publik, dan potensi fragmentasi masyarakat. Perubahan ini bukanlah fenomena sementara; ia adalah bagian dari realitas sosial kita yang baru per April 2025.</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9.2: Pengaruh pada Bisnis Kecil dan Ekonomi Digital</text:span></text:span><text:span text:style-name="T1">.</text:span></text:p>
          </text:section>
          <text:section text:style-name="Sect1" text:name="feedback-form-79">
            <text:p text:style-name="P196"/>
          </text:section>
        </text:section>
        <text:section text:style-name="Sect1" text:name="40523a349b75bde1">
          <text:p text:style-name="P96"/>
          <text:section text:style-name="Sect1" text:name="user-query-content-80">
            <text:p text:style-name="P215">yax </text:p>
          </text:section>
          <text:p text:style-name="P196">Tampilkan alur berpikir</text:p>
          <text:section text:style-name="Sect2" text:name="model-response-message-contentr_40523a349b75bde1">
            <text:p text:style-name="Text_20_body"><text:span text:style-name="T1">Baik, berikut adalah isi untuk Subbab </text:span><text:span text:style-name="Strong_20_Emphasis"><text:span text:style-name="T1">9.2: Pengaruh pada Bisnis Kecil dan Ekonomi Digital</text:span></text:span><text:span text:style-name="T1">:</text:span></text:p>
            <text:p text:style-name="Text_20_body"><text:span text:style-name="Strong_20_Emphasis"><text:span text:style-name="T1">9.2 Pengaruh pada Bisnis Kecil dan Ekonomi Digital</text:span></text:span></text:p>
            <text:p text:style-name="Text_20_body"><text:span text:style-name="T1">Jangkauan Meta tidak hanya mengubah cara kita berkomunikasi, tetapi juga secara fundamental telah membentuk ulang lanskap ekonomi digital, terutama dengan memberikan dampak signifikan bagi jutaan </text:span><text:span text:style-name="Strong_20_Emphasis"><text:span text:style-name="T1">Usaha Kecil dan Menengah (UKM)</text:span></text:span><text:span text:style-name="T1"> di seluruh dunia, termasuk yang tak terhitung jumlahnya di kota-kota seperti Medan, Sumatera Utara, dan di seluruh Indonesia. Hingga </text:span><text:span text:style-name="Strong_20_Emphasis"><text:span text:style-name="T1">21 April 2025</text:span></text:span><text:span text:style-name="T1">, platform Meta telah menjadi infrastruktur vital bagi banyak bisnis untuk menjangkau pelanggan, memasarkan produk, dan bahkan melakukan penjualan langsung.</text:span></text:p>
            <text:p text:style-name="Text_20_body"><text:span text:style-name="Strong_20_Emphasis"><text:span text:style-name="T1">'Demokratisasi' Periklanan Digital:</text:span></text:span><text:span text:style-name="T1"> Salah satu pengaruh terbesar Meta adalah melalui </text:span><text:span text:style-name="Strong_20_Emphasis"><text:span text:style-name="T1">mesin periklanan </text:span></text:span><text:span text:style-name="Strong_20_Emphasis"><text:span text:style-name="Emphasis"><text:span text:style-name="T1">self-service</text:span></text:span></text:span><text:span text:style-name="Strong_20_Emphasis"><text:span text:style-name="T1">-nya</text:span></text:span><text:span text:style-name="T1">. Sebelum era Facebook dan Google Ads, akses ke periklanan yang efektif seringkali terbatas pada perusahaan besar dengan anggaran pemasaran yang fantastis untuk beriklan di TV, radio, atau media cetak. Platform iklan Meta, dengan kemampuan penargetan yang sangat presisi (berdasarkan lokasi, demografi, minat, perilaku) dan model lelangnya, memungkinkan </text:span><text:span text:style-name="Strong_20_Emphasis"><text:span text:style-name="T1">UKM dengan anggaran terbatas sekalipun</text:span></text:span><text:span text:style-name="T1">—entah itu kedai kopi lokal di Medan, pengrajin batik online, atau </text:span><text:soft-page-break/><text:span text:style-name="T1">penyedia jasa rumahan—untuk </text:span><text:span text:style-name="Strong_20_Emphasis"><text:span text:style-name="T1">menjangkau calon pelanggan yang paling relevan</text:span></text:span><text:span text:style-name="T1"> dengan biaya yang relatif terjangkau. Ini secara signifikan 'mendemokratisasi' akses ke pasar dan memungkinkan banyak bisnis kecil untuk bersaing dan tumbuh.</text:span></text:p>
            <text:p text:style-name="Text_20_body"><text:span text:style-name="Strong_20_Emphasis"><text:span text:style-name="T1">Platform sebagai Etalase dan Toko:</text:span></text:span><text:span text:style-name="T1"> Di luar iklan berbayar, Meta menyediakan alat-alat gratis yang esensial bagi bisnis:</text:span></text:p>
            <text:list xml:id="list7242821001446950445" text:style-name="L89">
              <text:list-item>
                <text:p text:style-name="P181"><text:span text:style-name="Strong_20_Emphasis"><text:span text:style-name="T1">Halaman Facebook dan Profil Bisnis Instagram:</text:span></text:span><text:span text:style-name="T1"> Ini menjadi 'etalase digital' standar bagi banyak bisnis, tempat mereka bisa berbagi informasi produk, berinteraksi dengan pelanggan melalui komentar atau pesan, membangun merek, dan mengumpulkan ulasan. </text:span></text:p>
              </text:list-item>
              <text:list-item>
                <text:p text:style-name="P79"><text:span text:style-name="Strong_20_Emphasis"><text:span text:style-name="T1">Integrasi E-commerce:</text:span></text:span><text:span text:style-name="T1"> Fitur seperti </text:span><text:span text:style-name="Strong_20_Emphasis"><text:span text:style-name="T1">Facebook Marketplace</text:span></text:span><text:span text:style-name="T1"> (yang juga banyak digunakan oleh penjual perorangan dan usaha mikro), </text:span><text:span text:style-name="Strong_20_Emphasis"><text:span text:style-name="T1">Instagram Shopping</text:span></text:span><text:span text:style-name="T1"> (dengan fitur </text:span><text:span text:style-name="Emphasis"><text:span text:style-name="T1">tag</text:span></text:span><text:span text:style-name="T1"> produk langsung di postingan/Stories), dan </text:span><text:span text:style-name="Strong_20_Emphasis"><text:span text:style-name="T1">Facebook Shops</text:span></text:span><text:span text:style-name="T1"> memungkinkan bisnis untuk menjual produk mereka </text:span><text:span text:style-name="Strong_20_Emphasis"><text:span text:style-name="T1">langsung di dalam platform</text:span></text:span><text:span text:style-name="T1">, mengurangi friksi bagi konsumen dan mengubah aplikasi sosial menjadi saluran penjualan. </text:span></text:p>
              </text:list-item>
            </text:list>
            <text:p text:style-name="Text_20_body"><text:span text:style-name="Strong_20_Emphasis"><text:span text:style-name="T1">Memfasilitasi (dan Mengontrol) Ekonomi Kreator:</text:span></text:span><text:span text:style-name="T1"> Platform Meta, khususnya Instagram dan Facebook (melalui video/Reels), juga menjadi panggung utama bagi berkembangnya </text:span><text:span text:style-name="Strong_20_Emphasis"><text:span text:style-name="T1">'ekonomi kreator' (creator economy)</text:span></text:span><text:span text:style-name="T1">. Individu—mulai dari selebriti hingga </text:span><text:span text:style-name="Emphasis"><text:span text:style-name="T1">influencer</text:span></text:span><text:span text:style-name="T1"> mikro dengan pengikut niche, termasuk banyak yang berbasis di Medan dan kota-kota lain di Indonesia—dapat membangun audiens, memonetisasi konten mereka melalui kemitraan merek (</text:span><text:span text:style-name="Emphasis"><text:span text:style-name="T1">endorsement</text:span></text:span><text:span text:style-name="T1">), atau memanfaatkan fitur monetisasi yang disediakan platform (meskipun, seperti dibahas sebelumnya, model monetisasi kreator Meta seringkali dianggap kurang menarik atau stabil dibandingkan pesaing).</text:span></text:p>
            <text:p text:style-name="Text_20_body"><text:span text:style-name="Strong_20_Emphasis"><text:span text:style-name="T1">Disrupsi dan Ketergantungan:</text:span></text:span><text:span text:style-name="T1"> Pengaruh Meta ini tentu membawa </text:span><text:span text:style-name="Strong_20_Emphasis"><text:span text:style-name="T1">disrupsi signifikan</text:span></text:span><text:span text:style-name="T1">. Anggaran iklan yang mengalir deras ke platform digital seperti Meta telah </text:span><text:span text:style-name="Strong_20_Emphasis"><text:span text:style-name="T1">menggerus pendapatan media tradisional</text:span></text:span><text:span text:style-name="T1">. Selain itu, kemudahan dan efektivitas beriklan di Meta juga menciptakan </text:span><text:span text:style-name="Strong_20_Emphasis"><text:span text:style-name="T1">risiko ketergantungan platform (platform dependency)</text:span></text:span><text:span text:style-name="T1"> yang tinggi bagi banyak bisnis. Perubahan algoritma yang tiba-tiba, penangguhan akun (kadang tanpa alasan jelas), atau kenaikan biaya iklan dapat secara drastis memengaruhi kelangsungan bisnis yang terlalu bergantung pada satu saluran ini. Dominasi Meta dalam periklanan digital, yang didukung oleh penguasaan data pengguna, juga terus menimbulkan kekhawatiran tentang persaingan pasar yang sehat.</text:span></text:p>
            <text:p text:style-name="Text_20_body"><text:soft-page-break/><text:span text:style-name="T1">Secara keseluruhan, peran Meta dalam ekonomi digital per April 2025 sangatlah besar dan bersifat ganda. Di satu sisi, ia telah menjadi </text:span><text:span text:style-name="Strong_20_Emphasis"><text:span text:style-name="T1">pendorong pertumbuhan yang kuat bagi jutaan UKM</text:span></text:span><text:span text:style-name="T1"> dan kreator konten, menyediakan alat pemasaran dan penjualan yang sebelumnya tidak terjangkau. Di sisi lain, ia juga </text:span><text:span text:style-name="Strong_20_Emphasis"><text:span text:style-name="T1">mengkonsentrasikan kekuatan ekonomi yang luar biasa</text:span></text:span><text:span text:style-name="T1"> dan menciptakan ekosistem di mana banyak bisnis merasa 'terjebak' atau sangat bergantung padanya. Ini adalah realitas ekonomi digital yang dibentuk secara signifikan oleh kehadiran Meta.</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9.3: Meta sebagai Cermin dan Pembentuk Budaya Populer</text:span></text:span><text:span text:style-name="T1">.</text:span></text:p>
          </text:section>
          <text:section text:style-name="Sect1" text:name="feedback-form-80">
            <text:p text:style-name="P196"/>
          </text:section>
        </text:section>
        <text:section text:style-name="Sect1" text:name="c8be64292a25d0a0">
          <text:p text:style-name="P96"/>
          <text:section text:style-name="Sect1" text:name="user-query-content-81">
            <text:p text:style-name="P215">yax </text:p>
          </text:section>
          <text:p text:style-name="P196">Tampilkan alur berpikir</text:p>
          <text:section text:style-name="Sect2" text:name="model-response-message-contentr_c8be64292a25d0a0">
            <text:p text:style-name="Text_20_body"><text:span text:style-name="T1">Baik, berikut adalah isi untuk Subbab </text:span><text:span text:style-name="Strong_20_Emphasis"><text:span text:style-name="T1">9.3: Meta sebagai Cermin dan Pembentuk Budaya Populer</text:span></text:span><text:span text:style-name="T1">:</text:span></text:p>
            <text:p text:style-name="Text_20_body"><text:span text:style-name="Strong_20_Emphasis"><text:span text:style-name="T1">9.3 Meta sebagai Cermin dan Pembentuk Budaya Populer</text:span></text:span></text:p>
            <text:p text:style-name="Text_20_body"><text:span text:style-name="T1">Platform-platform Meta (terutama Facebook dan Instagram) telah menjadi lebih dari sekadar alat komunikasi atau bisnis; mereka telah menyatu dengan denyut nadi budaya populer global, berfungsi secara bersamaan sebagai </text:span><text:span text:style-name="Strong_20_Emphasis"><text:span text:style-name="T1">cermin raksasa yang merefleksikan</text:span></text:span><text:span text:style-name="T1"> realitas sosial dan budaya kita, sekaligus sebagai </text:span><text:span text:style-name="Strong_20_Emphasis"><text:span text:style-name="T1">kekuatan pembentuk yang aktif</text:span></text:span><text:span text:style-name="T1"> memengaruhi tren, norma, dan selera. Di Indonesia, di mana penetrasi platform ini sangat tinggi, pengaruh dua arah ini terasa sangat kuat hingga </text:span><text:span text:style-name="Strong_20_Emphasis"><text:span text:style-name="T1">21 April 2025</text:span></text:span><text:span text:style-name="T1">.</text:span></text:p>
            <text:p text:style-name="Text_20_body"><text:span text:style-name="Strong_20_Emphasis"><text:span text:style-name="T1">Meta sebagai Cermin:</text:span></text:span><text:span text:style-name="T1"> Di satu sisi, linimasa kita adalah jendela ke dalam masyarakat. Kita melihat teman berbagi momen bahagia atau duka, mengikuti isu sosial atau politik yang sedang hangat dibicarakan, menemukan tren fashion atau kuliner lokal terbaru, atau bergabung dalam percakapan tentang peristiwa komunitas di sekitar kita. Grup Facebook menjadi wadah bagi subkultur dan hobi yang beragam. Dalam hal ini, platform Meta bertindak sebagai </text:span><text:span text:style-name="Strong_20_Emphasis"><text:span text:style-name="T1">arsip hidup yang merefleksikan</text:span></text:span><text:span text:style-name="T1"> minat, kepedulian, humor, dan bahkan kecemasan kolektif masyarakat pada waktu tertentu. Apa yang viral atau banyak dibicarakan di platform ini seringkali merupakan cerminan dari apa </text:span><text:soft-page-break/><text:span text:style-name="T1">yang memang sedang terjadi atau dirasakan di dunia nyata.</text:span></text:p>
            <text:p text:style-name="Text_20_body"><text:span text:style-name="Strong_20_Emphasis"><text:span text:style-name="T1">Meta sebagai Pembentuk:</text:span></text:span><text:span text:style-name="T1"> Namun, peran Meta jauh melampaui sekadar refleksi pasif. Desain, algoritma, dan skala platform ini secara aktif </text:span><text:span text:style-name="Strong_20_Emphasis"><text:span text:style-name="T1">membentuk dan mengarahkan budaya populer</text:span></text:span><text:span text:style-name="T1"> dalam beberapa cara signifikan:</text:span></text:p>
            <text:list xml:id="list8126890223612105025" text:style-name="L90">
              <text:list-item>
                <text:p text:style-name="P182"><text:span text:style-name="Strong_20_Emphasis"><text:span text:style-name="T1">Akselerator Tren dan Budaya Meme:</text:span></text:span><text:span text:style-name="T1"> Kecepatan dan kemudahan berbagi di platform seperti Instagram dan Facebook (bersama pesaing seperti TikTok) memungkinkan tren—entah itu gaya busana, tantangan viral, lagu populer, atau format humor—menyebar secara global (atau lokal di Indonesia) dalam hitungan hari atau jam. Platform ini adalah inkubator dan distributor utama </text:span><text:span text:style-name="Strong_20_Emphasis"><text:span text:style-name="T1">budaya meme</text:span></text:span><text:span text:style-name="T1"> internet modern. </text:span></text:p>
              </text:list-item>
              <text:list-item>
                <text:p text:style-name="P182"><text:span text:style-name="Strong_20_Emphasis"><text:span text:style-name="T1">Arsitek 'Budaya Influencer':</text:span></text:span><text:span text:style-name="T1"> Instagram, khususnya, memainkan peran sentral dalam melahirkan dan membesarkan fenomena </text:span><text:span text:style-name="Strong_20_Emphasis"><text:span text:style-name="T1">'influencer'</text:span></text:span><text:span text:style-name="T1">. Individu dengan jumlah pengikut besar (mulai dari selebritas hingga </text:span><text:span text:style-name="Emphasis"><text:span text:style-name="T1">micro-influencer</text:span></text:span><text:span text:style-name="T1">) menjadi penentu tren, panutan gaya hidup, dan saluran pemasaran yang kuat. Budaya ini telah mengubah lanskap periklanan, membentuk aspirasi karir banyak anak muda (termasuk di Indonesia), dan menciptakan standar baru tentang 'kesuksesan' dan 'keaslian' (yang seringkali paradoks). </text:span></text:p>
              </text:list-item>
              <text:list-item>
                <text:p text:style-name="P182"><text:span text:style-name="Strong_20_Emphasis"><text:span text:style-name="T1">Pengaruh pada Standar Kecantikan dan Citra Diri:</text:span></text:span><text:span text:style-name="T1"> Seperti dibahas sebelumnya, aliran konten visual yang seringkali terkurasi, difilter, dan diedit di Instagram secara tak terhindarkan berkontribusi pada pembentukan (dan seringkali penyeragaman) </text:span><text:span text:style-name="Strong_20_Emphasis"><text:span text:style-name="T1">standar kecantikan</text:span></text:span><text:span text:style-name="T1"> global, yang dapat berdampak negatif pada citra diri dan kepuasan tubuh pengguna. </text:span></text:p>
              </text:list-item>
              <text:list-item>
                <text:p text:style-name="P182"><text:span text:style-name="Strong_20_Emphasis"><text:span text:style-name="T1">Pembentukan Norma Sosial Digital:</text:span></text:span><text:span text:style-name="T1"> Platform ini secara de facto menetapkan </text:span><text:span text:style-name="Strong_20_Emphasis"><text:span text:style-name="T1">norma-norma baru</text:span></text:span><text:span text:style-name="T1"> tentang apa yang pantas atau diharapkan untuk dibagikan secara publik (mulai dari pengumuman pribadi hingga opini politik), bagaimana kita berinteraksi dalam ruang digital (etika berkomentar, penggunaan emoji), dan bahkan bagaimana kita menandai tahapan hidup ('Facebook official'). </text:span></text:p>
              </text:list-item>
              <text:list-item>
                <text:p text:style-name="P80"><text:span text:style-name="Strong_20_Emphasis"><text:span text:style-name="T1">Kurasi Budaya oleh Algoritma:</text:span></text:span><text:span text:style-name="T1"> Algoritma yang menentukan konten apa (postingan, Reels, artikel, musik) yang muncul di hadapan kita tidaklah netral. Ia secara aktif </text:span><text:span text:style-name="Strong_20_Emphasis"><text:span text:style-name="T1">mengkurasi pengalaman budaya</text:span></text:span><text:span text:style-name="T1"> kita, berpotensi mengarahkan kita pada tren tertentu, memperkuat selera yang sudah ada (echo chamber budaya), atau sebaliknya, membuka kita pada niche baru. Ini adalah bentuk pembentukan selera budaya dalam skala masif </text:span><text:soft-page-break/><text:span text:style-name="T1">yang belum pernah ada sebelumnya. </text:span></text:p>
              </text:list-item>
            </text:list>
            <text:p text:style-name="Text_20_body"><text:span text:style-name="T1">Dengan demikian, hubungan antara Meta dan budaya populer adalah sebuah </text:span><text:span text:style-name="Strong_20_Emphasis"><text:span text:style-name="T1">lingkaran umpan balik (feedback loop)</text:span></text:span><text:span text:style-name="T1"> yang kompleks. Platform ini mencerminkan apa yang terjadi di masyarakat, tetapi pada saat yang sama, melalui skala, fitur, dan algoritmanya, ia juga secara aktif membentuk ke mana arah budaya itu bergerak. Memahami dinamika budaya populer kontemporer, terutama di kalangan generasi yang tumbuh besar dengan platform ini di Indonesia, tidak mungkin dilakukan tanpa memahami peran sentral yang dimainkan oleh Meta sebagai panggung sekaligus sutradara.</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9.4: Tanggung Jawab Sosial Perusahaan Teknologi Raksasa</text:span></text:span><text:span text:style-name="T1">.</text:span></text:p>
          </text:section>
          <text:section text:style-name="Sect1" text:name="feedback-form-81">
            <text:p text:style-name="P196"/>
          </text:section>
        </text:section>
        <text:section text:style-name="Sect1" text:name="4374bbce8385c777">
          <text:p text:style-name="P96"/>
          <text:section text:style-name="Sect1" text:name="user-query-content-82">
            <text:p text:style-name="P215">yax </text:p>
          </text:section>
          <text:p text:style-name="P196">Tampilkan alur berpikir</text:p>
          <text:section text:style-name="Sect2" text:name="model-response-message-contentr_4374bbce8385c777">
            <text:p text:style-name="P196"/>
          </text:section>
          <text:section text:style-name="Sect1" text:name="feedback-form-82">
            <text:p text:style-name="P196"/>
          </text:section>
        </text:section>
        <text:section text:style-name="Sect1" text:name="4e20b7c39476d08a">
          <text:p text:style-name="P96"/>
          <text:section text:style-name="Sect1" text:name="user-query-content-83">
            <text:p text:style-name="P215">present it </text:p>
          </text:section>
          <text:p text:style-name="P196">Tampilkan alur berpikir</text:p>
          <text:section text:style-name="Sect2" text:name="model-response-message-contentr_4e20b7c39476d08a">
            <text:p text:style-name="Text_20_body"><text:span text:style-name="T1">Baik, berikut adalah isi untuk Subbab </text:span><text:span text:style-name="Strong_20_Emphasis"><text:span text:style-name="T1">9.4: Tanggung Jawab Sosial Perusahaan Teknologi Raksasa</text:span></text:span><text:span text:style-name="T1">:</text:span></text:p>
            <text:p text:style-name="Text_20_body"><text:span text:style-name="Strong_20_Emphasis"><text:span text:style-name="T1">9.4 Tanggung Jawab Sosial Perusahaan Teknologi Raksasa</text:span></text:span></text:p>
            <text:p text:style-name="Text_20_body"><text:span text:style-name="T1">Dengan kekuatan dan pengaruh yang begitu besar terhadap kehidupan miliaran orang serta tatanan sosial-politik global, pertanyaan tentang </text:span><text:span text:style-name="Strong_20_Emphasis"><text:span text:style-name="T1">Tanggung Jawab Sosial Perusahaan (Corporate Social Responsibility - CSR)</text:span></text:span><text:span text:style-name="T1"> bagi Meta Platforms, Inc. menjadi isu yang sangat krusial dan kompleks. Konsep CSR bagi raksasa teknologi seperti Meta melampaui sekadar kegiatan filantropi atau program lingkungan semata; ia secara fundamental terkait dengan </text:span><text:span text:style-name="Strong_20_Emphasis"><text:span text:style-name="T1">dampak langsung dari produk inti dan model bisnisnya</text:span></text:span><text:span text:style-name="T1"> pada masyarakat luas, termasuk di Indonesia, hingga </text:span><text:span text:style-name="Strong_20_Emphasis"><text:span text:style-name="T1">21 April 2025</text:span></text:span><text:span text:style-name="T1">.</text:span></text:p>
            <text:p text:style-name="Text_20_body"><text:span text:style-name="Strong_20_Emphasis"><text:span text:style-name="T1">Debat Fundamental: Profit vs. Tanggung Jawab Luas</text:span></text:span><text:span text:style-name="T1"> Inti perdebatan </text:span><text:soft-page-break/><text:span text:style-name="T1">seputar CSR Meta seringkali berkutat pada pertanyaan mendasar: Apakah tanggung jawab utama perusahaan adalah memaksimalkan keuntungan bagi pemegang sahamnya (</text:span><text:span text:style-name="Emphasis"><text:span text:style-name="T1">shareholder primacy</text:span></text:span><text:span text:style-name="T1">)? Ataukah skala dampaknya yang luar biasa—menyentuh aspek komunikasi, ekonomi, budaya, mental, dan politik—mengharuskan Meta memikul tanggung jawab yang lebih luas terhadap semua pemangku kepentingan (</text:span><text:span text:style-name="Emphasis"><text:span text:style-name="T1">stakeholder theory</text:span></text:span><text:span text:style-name="T1">), termasuk miliaran penggunanya, karyawan, komunitas tempatnya beroperasi, dan bahkan kesehatan demokrasi serta lingkungan? Cara Meta (dan kita sebagai masyarakat) menjawab pertanyaan ini sangat memengaruhi bagaimana kita menilai tindakan dan kebijakannya.</text:span></text:p>
            <text:p text:style-name="Text_20_body"><text:span text:style-name="Strong_20_Emphasis"><text:span text:style-name="T1">Dampak Negatif sebagai Kegagalan CSR?</text:span></text:span><text:span text:style-name="T1"> Dari perspektif tanggung jawab yang luas, banyak isu kontroversial yang telah kita bahas dalam buku ini (terutama di Bab 6) dapat dilihat sebagai manifestasi dari kegagalan Meta dalam menjalankan CSR-nya secara efektif:</text:span></text:p>
            <text:list xml:id="list8401655580237368265" text:style-name="L91">
              <text:list-item>
                <text:p text:style-name="P183"><text:span text:style-name="Strong_20_Emphasis"><text:span text:style-name="T1">Pelanggaran privasi berskala besar</text:span></text:span><text:span text:style-name="T1"> seperti Cambridge Analytica menunjukkan kegagalan dalam melindungi data pengguna sebagai tanggung jawab dasar. </text:span></text:p>
              </text:list-item>
              <text:list-item>
                <text:p text:style-name="P183"><text:span text:style-name="Strong_20_Emphasis"><text:span text:style-name="T1">Peran platform dalam amplifikasi misinformasi dan ujaran kebencian</text:span></text:span><text:span text:style-name="T1"> menimbulkan pertanyaan serius tentang tanggung jawab Meta atas konten berbahaya yang difasilitasi oleh desain produk dan algoritmanya. </text:span></text:p>
              </text:list-item>
              <text:list-item>
                <text:p text:style-name="P183"><text:span text:style-name="Strong_20_Emphasis"><text:span text:style-name="T1">Kekhawatiran tentang dampak negatif pada kesehatan mental pengguna</text:span></text:span><text:span text:style-name="T1">, terutama remaja, menyoroti tanggung jawab etis untuk merancang produk yang tidak hanya menarik tetapi juga aman secara psikologis. </text:span></text:p>
              </text:list-item>
              <text:list-item>
                <text:p text:style-name="P81"><text:span text:style-name="Strong_20_Emphasis"><text:span text:style-name="T1">Praktik bisnis yang mengarah pada tuduhan monopoli</text:span></text:span><text:span text:style-name="T1"> memunculkan pertanyaan tentang tanggung jawab Meta untuk memastikan persaingan yang sehat dan tidak menyalahgunakan kekuatan pasarnya. </text:span></text:p>
              </text:list-item>
            </text:list>
            <text:p text:style-name="Text_20_body"><text:span text:style-name="Strong_20_Emphasis"><text:span text:style-name="T1">Evaluasi Upaya dan Retorika Meta:</text:span></text:span><text:span text:style-name="T1"> Meta tentu saja tidak tinggal diam menghadapi kritik ini. Perusahaan secara rutin mempublikasikan laporan transparansi, menginvestasikan miliaran dolar untuk </text:span><text:span text:style-name="Strong_20_Emphasis"><text:span text:style-name="T1">keamanan platform dan moderasi konten</text:span></text:span><text:span text:style-name="T1"> (meskipun efektivitasnya diperdebatkan), memperkenalkan </text:span><text:span text:style-name="Strong_20_Emphasis"><text:span text:style-name="T1">fitur kesejahteraan digital</text:span></text:span><text:span text:style-name="T1">, memperbarui </text:span><text:span text:style-name="Strong_20_Emphasis"><text:span text:style-name="T1">pengaturan privasi</text:span></text:span><text:span text:style-name="T1"> (seringkali didorong oleh tekanan regulasi), dan membuat komitmen terkait </text:span><text:span text:style-name="Strong_20_Emphasis"><text:span text:style-name="T1">keberlanjutan lingkungan</text:span></text:span><text:span text:style-name="T1"> (seperti penggunaan energi terbarukan untuk pusat datanya yang boros energi). Namun, </text:span><text:span text:style-name="Strong_20_Emphasis"><text:span text:style-name="T1">kritik utama</text:span></text:span><text:span text:style-name="T1"> yang sering dilontarkan adalah apakah </text:span><text:soft-page-break/><text:span text:style-name="T1">upaya-upaya ini </text:span><text:span text:style-name="Strong_20_Emphasis"><text:span text:style-name="T1">sepadan dengan skala masalah atau keuntungan perusahaan</text:span></text:span><text:span text:style-name="T1">, dan apakah mereka benar-benar </text:span><text:span text:style-name="Strong_20_Emphasis"><text:span text:style-name="T1">mengatasi akar penyebab masalah</text:span></text:span><text:span text:style-name="T1"> (seperti model bisnis berbasis </text:span><text:span text:style-name="Emphasis"><text:span text:style-name="T1">engagement</text:span></text:span><text:span text:style-name="T1"> dan pengumpulan data) atau hanya bersifat </text:span><text:span text:style-name="Strong_20_Emphasis"><text:span text:style-name="T1">tambal sulam (palliative)</text:span></text:span><text:span text:style-name="T1">. Seringkali terdapat </text:span><text:span text:style-name="Strong_20_Emphasis"><text:span text:style-name="T1">kesenjangan yang dirasakan antara retorika CSR perusahaan dengan dampak nyata dari praktik bisnis intinya</text:span></text:span><text:span text:style-name="T1"> di lapangan.</text:span></text:p>
            <text:p text:style-name="Text_20_body"><text:span text:style-name="Strong_20_Emphasis"><text:span text:style-name="T1">Dimensi Lain CSR:</text:span></text:span><text:span text:style-name="T1"> Di luar dampak produk langsung, perlu juga disebutkan upaya filantropi skala besar yang dilakukan oleh Mark Zuckerberg dan istrinya, Priscilla Chan, melalui </text:span><text:span text:style-name="Strong_20_Emphasis"><text:span text:style-name="T1">Chan Zuckerberg Initiative (CZI)</text:span></text:span><text:span text:style-name="T1">. Meskipun secara hukum merupakan entitas terpisah dari Meta Platforms, Inc., CZI seringkali diasosiasikan dengan citra pendirinya dan berfokus pada isu-isu seperti sains, pendidikan, dan keadilan sosial.</text:span></text:p>
            <text:p text:style-name="Text_20_body"><text:span text:style-name="Strong_20_Emphasis"><text:span text:style-name="T1">Persepsi Publik dan Tekanan Berkelanjutan:</text:span></text:span><text:span text:style-name="T1"> Bagaimana Meta menangani tanggung jawab sosialnya secara signifikan memengaruhi </text:span><text:span text:style-name="Strong_20_Emphasis"><text:span text:style-name="T1">persepsi publik dan tingkat kepercayaan</text:span></text:span><text:span text:style-name="T1"> terhadap perusahaan. Kegagalan atau skandal di area ini seringkali memicu kemarahan publik, boikot pengiklan (meskipun jarang berkelanjutan), dan terutama, </text:span><text:span text:style-name="Strong_20_Emphasis"><text:span text:style-name="T1">mendorong regulator di seluruh dunia (termasuk potensi perdebatan kebijakan di Indonesia) untuk mempertimbangkan intervensi</text:span></text:span><text:span text:style-name="T1"> yang lebih kuat. Hingga April 2025, menyeimbangkan tuntutan bisnis untuk terus tumbuh dengan tanggung jawab sosial dan etis yang semakin kompleks tetap menjadi salah satu tantangan terbesar dan paling mendefinisikan bagi Meta. Perusahaan ini terus berjalan di atas tali tipis, di bawah sorotan tajam publik dan regulator yang menuntut akuntabilitas lebih besar atas pengaruhnya yang luar biasa pada dunia.</text:span></text:p>
            <text:p text:style-name="P2"/>
            <text:p text:style-name="Text_20_body"><text:span text:style-name="T1">Silakan berikan perintah </text:span><text:span text:style-name="Strong_20_Emphasis"><text:span text:style-name="T1">"YAX"</text:span></text:span><text:span text:style-name="T1"> untuk melanjutkan ke prompt Subbab </text:span><text:span text:style-name="Strong_20_Emphasis"><text:span text:style-name="T1">9.5: Refleksi: Meta dalam Konteks Sejarah Teknologi</text:span></text:span><text:span text:style-name="T1">.</text:span></text:p>
          </text:section>
          <text:section text:style-name="Sect1" text:name="feedback-form-83">
            <text:p text:style-name="P196"/>
          </text:section>
        </text:section>
        <text:section text:style-name="Sect1" text:name="210018d97bb37c3f">
          <text:p text:style-name="P96"/>
          <text:section text:style-name="Sect1" text:name="user-query-content-84">
            <text:p text:style-name="P215">yax </text:p>
          </text:section>
          <text:p text:style-name="P196">Tampilkan alur berpikir</text:p>
          <text:section text:style-name="Sect2" text:name="model-response-message-contentr_210018d97bb37c3f">
            <text:p text:style-name="Text_20_body"><text:span text:style-name="T1">Baik, berikut adalah isi untuk Subbab </text:span><text:span text:style-name="Strong_20_Emphasis"><text:span text:style-name="T1">9.5: Refleksi: Meta dalam Konteks Sejarah Teknologi</text:span></text:span><text:span text:style-name="T1">:</text:span></text:p>
            <text:p text:style-name="Text_20_body"><text:span text:style-name="Strong_20_Emphasis"><text:span text:style-name="T1">9.5 Refleksi: Meta dalam Konteks Sejarah Teknologi</text:span></text:span></text:p>
            <text:p text:style-name="Text_20_body"><text:soft-page-break/><text:span text:style-name="T1">Untuk memahami sepenuhnya signifikansi Meta/Facebook, kita perlu menempatkannya dalam narasi panjang evolusi teknologi informasi dan komunikasi. Sebagaimana IBM mendefinisikan era </text:span><text:span text:style-name="Emphasis"><text:span text:style-name="T1">mainframe</text:span></text:span><text:span text:style-name="T1">, Microsoft menguasai revolusi PC, dan Google menjadi gerbang utama menuju informasi di Web 2.0, Meta/Facebook tak diragukan lagi adalah </text:span><text:span text:style-name="Strong_20_Emphasis"><text:span text:style-name="T1">ikon paling menonjol dari era Web Sosial</text:span></text:span><text:span text:style-name="T1">—sebuah periode di mana interaksi antarmanusia dan konten buatan pengguna menjadi pusat dari pengalaman online.</text:span></text:p>
            <text:p text:style-name="Text_20_body"><text:span text:style-name="T1">Perjalanan Meta menunjukkan </text:span><text:span text:style-name="Strong_20_Emphasis"><text:span text:style-name="T1">pola-pola yang seringkali berulang dalam sejarah raksasa teknologi</text:span></text:span><text:span text:style-name="T1">: lahir dari inovasi disruptif (jejaring sosial berbasis identitas nyata), mengalami pertumbuhan eksponensial yang didorong oleh efek jaringan, mencapai dominasi pasar yang luar biasa (menarik perhatian regulator antimonopoli, mirip Microsoft atau AT&amp;T di masa lalu), terus-menerus berinovasi sambil mengakuisisi pesaing potensial, dan akhirnya, menghadapi tantangan dari gelombang teknologi baru (AI, desentralisasi?) serta pergeseran perilaku pengguna. Apakah Meta, seperti para pendahulunya, pada akhirnya akan tergantikan atau dipaksa bertransformasi secara fundamental oleh kekuatan-kekuatan ini, adalah salah satu pertanyaan besar yang menggantung per </text:span><text:span text:style-name="Strong_20_Emphasis"><text:span text:style-name="T1">21 April 2025</text:span></text:span><text:span text:style-name="T1">.</text:span></text:p>
            <text:p text:style-name="Text_20_body"><text:span text:style-name="T1">Kontribusi utama Meta pada evolusi internet adalah </text:span><text:span text:style-name="Strong_20_Emphasis"><text:span text:style-name="T1">memasyarakatkan 'grafik sosial' (social graph)</text:span></text:span><text:span text:style-name="T1"> dalam skala global dan membangun </text:span><text:span text:style-name="Strong_20_Emphasis"><text:span text:style-name="T1">model bisnis berbasis iklan tertarget yang sangat efisien</text:span></text:span><text:span text:style-name="T1">, yang kemudian banyak ditiru dan menjadi tulang punggung ekonomi bagi sebagian besar layanan internet 'gratis' yang kita nikmati. Ambisinya saat ini untuk mempelopori Metaverse atau komputasi spasial adalah upaya untuk mencoba mendefinisikan dan menguasai kembali platform komputasi besar berikutnya setelah era mobile.</text:span></text:p>
            <text:p text:style-name="Text_20_body"><text:span text:style-name="T1">Menilai </text:span><text:span text:style-name="Strong_20_Emphasis"><text:span text:style-name="T1">warisan (legacy) Meta</text:span></text:span><text:span text:style-name="T1"> hingga saat ini menghasilkan gambaran yang sangat </text:span><text:span text:style-name="Strong_20_Emphasis"><text:span text:style-name="T1">dualistik dan kompleks</text:span></text:span><text:span text:style-name="T1">:</text:span></text:p>
            <text:list xml:id="list9037166423685067074" text:style-name="L92">
              <text:list-item>
                <text:p text:style-name="P184"><text:span text:style-name="T1">Di satu sisi, ia telah </text:span><text:span text:style-name="Strong_20_Emphasis"><text:span text:style-name="T1">berhasil secara spektakuler dalam misinya 'menghubungkan dunia'</text:span></text:span><text:span text:style-name="T1">. Miliaran orang, dari kota metropolitan hingga pelosok seperti di Banda Aceh, Aceh, Indonesia, dapat tetap terhubung dengan keluarga dan teman, menemukan komunitas berdasarkan minat, dan mengakses informasi (serta peluang ekonomi) dengan cara yang belum pernah mungkin sebelumnya. </text:span></text:p>
              </text:list-item>
              <text:list-item>
                <text:p text:style-name="P82"><text:span text:style-name="T1">Di sisi lain, konektivitas ini datang dengan </text:span><text:span text:style-name="Strong_20_Emphasis"><text:span text:style-name="T1">'biaya sosial' yang signifikan</text:span></text:span><text:span text:style-name="T1">. Erosi privasi, amplifikasi misinformasi dan polarisasi, dampak negatif pada kesehatan mental, konsentrasi kekuatan ekonomi dan </text:span><text:soft-page-break/><text:span text:style-name="T1">politik di tangan satu entitas—semua ini adalah bagian tak terpisahkan dari warisan Meta yang terus memicu perdebatan dan keprihatinan mendalam. </text:span></text:p>
              </text:list-item>
            </text:list>
            <text:p text:style-name="Text_20_body"><text:span text:style-name="Strong_20_Emphasis"><text:span text:style-name="T1">Apa pelajaran terpenting</text:span></text:span><text:span text:style-name="T1"> yang bisa kita petik dari kisah Meta/Facebook sejauh ini?</text:span></text:p>
            <text:list xml:id="list3760849995304664449" text:style-name="L93">
              <text:list-item>
                <text:p text:style-name="P185"><text:span text:style-name="Strong_20_Emphasis"><text:span text:style-name="T1">Kekuatan Luar Biasa Platform Digital:</text:span></text:span><text:span text:style-name="T1"> Platform yang memediasi komunikasi dan informasi memiliki pengaruh yang sangat besar terhadap individu dan masyarakat, menuntut tingkat tanggung jawab yang sepadan. </text:span></text:p>
              </text:list-item>
              <text:list-item>
                <text:p text:style-name="P185"><text:span text:style-name="Strong_20_Emphasis"><text:span text:style-name="T1">Ketegangan Model Bisnis:</text:span></text:span><text:span text:style-name="T1"> Model bisnis yang dioptimalkan untuk </text:span><text:span text:style-name="Emphasis"><text:span text:style-name="T1">engagement</text:span></text:span><text:span text:style-name="T1"> dan pengumpulan data seringkali secara inheren bertentangan dengan tujuan kesejahteraan pengguna atau kesehatan ruang publik. </text:span></text:p>
              </text:list-item>
              <text:list-item>
                <text:p text:style-name="P185"><text:span text:style-name="Strong_20_Emphasis"><text:span text:style-name="T1">Urgensi Etika dan Regulasi Proaktif:</text:span></text:span><text:span text:style-name="T1"> Menunggu dampak negatif muncul baru kemudian bereaksi terbukti tidak cukup. Perlu ada pertimbangan etika </text:span><text:span text:style-name="Emphasis"><text:span text:style-name="T1">by design</text:span></text:span><text:span text:style-name="T1"> dan kerangka regulasi yang adaptif namun tegas. </text:span></text:p>
              </text:list-item>
              <text:list-item>
                <text:p text:style-name="P185"><text:span text:style-name="Strong_20_Emphasis"><text:span text:style-name="T1">Dilema Kecepatan vs. Tanggung Jawab:</text:span></text:span><text:span text:style-name="T1"> Budaya inovasi cepat perlu diimbangi dengan kehati-hatian dan pertimbangan mendalam mengenai konsekuensi jangka panjang. </text:span></text:p>
              </text:list-item>
              <text:list-item>
                <text:p text:style-name="P83"><text:span text:style-name="Strong_20_Emphasis"><text:span text:style-name="T1">Siklus Teknologi:</text:span></text:span><text:span text:style-name="T1"> Dominasi teknologi jarang bersifat permanen; inovasi disruptif berikutnya selalu mengintai di tikungan. </text:span></text:p>
              </text:list-item>
            </text:list>
            <text:p text:style-name="P96">Kisah Meta/Facebook masih jauh dari selesai. Perusahaan ini berada di persimpangan jalan, menghadapi tantangan internal dan eksternal yang masif sambil terus berusaha membentuk masa depan interaksi digital. Memahami perjalanannya hingga titik ini—dengan segala pencapaian, kompleksitas, dan kontroversinya—adalah kunci untuk bisa secara kritis menavigasi dunia digital yang terus berubah, sebuah dunia di mana jejak Meta terasa begitu dalam, dari Silicon Valley hingga ke Banda Aceh dan seluruh penjuru bumi.</text:p>
            <text:p text:style-name="P2"/>
            <text:p text:style-name="Text_20_body"><text:span text:style-name="T1">Ini mengakhiri Bab 9. Silakan berikan perintah </text:span><text:span text:style-name="Strong_20_Emphasis"><text:span text:style-name="T1">"YAX"</text:span></text:span><text:span text:style-name="T1"> untuk melanjutkan ke prompt pertama bagian </text:span><text:span text:style-name="Strong_20_Emphasis"><text:span text:style-name="T1">Kesimpulan: Rangkuman Perjalanan Meta/Facebook</text:span></text:span><text:span text:style-name="T1">.</text:span></text:p>
          </text:section>
          <text:section text:style-name="Sect1" text:name="feedback-form-84">
            <text:p text:style-name="P196"/>
          </text:section>
        </text:section>
        <text:section text:style-name="Sect1" text:name="970fb8f6bc32d17e">
          <text:p text:style-name="P96"/>
          <text:section text:style-name="Sect1" text:name="user-query-content-85">
            <text:p text:style-name="P215"><text:soft-page-break/>YAX </text:p>
          </text:section>
          <text:p text:style-name="P196">Tampilkan alur berpikir</text:p>
          <text:section text:style-name="Sect2" text:name="model-response-message-contentr_970fb8f6bc32d17e">
            <text:p text:style-name="P196"/>
          </text:section>
          <text:section text:style-name="Sect1" text:name="feedback-form-85">
            <text:p text:style-name="P196"/>
          </text:section>
        </text:section>
        <text:section text:style-name="Sect1" text:name="5b31678b3f4e129e">
          <text:p text:style-name="P96"/>
          <text:section text:style-name="Sect1" text:name="user-query-content-86">
            <text:p text:style-name="P215">present it </text:p>
          </text:section>
          <text:p text:style-name="P196">Tampilkan alur berpikir</text:p>
          <text:section text:style-name="Sect2" text:name="model-response-message-contentr_5b31678b3f4e129e">
            <text:p text:style-name="Text_20_body"><text:span text:style-name="T1">Baik, berikut adalah isi untuk subbab pertama </text:span><text:span text:style-name="Strong_20_Emphasis"><text:span text:style-name="T1">Kesimpulan: Rangkuman Perjalanan Meta/Facebook</text:span></text:span><text:span text:style-name="T1">:</text:span></text:p>
            <text:p text:style-name="Text_20_body"><text:span text:style-name="Strong_20_Emphasis"><text:span text:style-name="T1">Rangkuman Perjalanan Meta/Facebook</text:span></text:span></text:p>
            <text:p text:style-name="Text_20_body"><text:span text:style-name="T1">Buku ini telah membawa kita dalam sebuah perjalanan panjang, menelusuri evolusi sebuah entitas yang dimulai dari ide sederhana di kamar asrama Harvard hingga menjadi salah satu perusahaan paling kuat dan berpengaruh di dunia per </text:span><text:span text:style-name="Strong_20_Emphasis"><text:span text:style-name="T1">21 April 2025</text:span></text:span><text:span text:style-name="T1">. Kita telah menyaksikan bagaimana 'Thefacebook', sebuah direktori online eksklusif untuk mahasiswa elit, secara strategis membuka diri dan meledak menjadi fenomena global, menghubungkan miliaran orang lintas benua, termasuk jutaan di Indonesia. Kita melihat lahirnya fitur-fitur ikonik seperti News Feed dan Photos yang mendefinisikan ulang interaksi sosial online, diikuti oleh langkah monumental namun penuh gejolak menuju bursa saham melalui IPO pada tahun 2012.</text:span></text:p>
            <text:p text:style-name="P96">Perjalanan berlanjut dengan periode kritis adaptasi terhadap era mobile, di mana perusahaan dipaksa merombak strategi teknologi dan bisnisnya secara fundamental. Fase ini juga ditandai oleh akuisisi strategis yang mengubah permainan—pembelian Instagram dan WhatsApp—yang memperkokoh dominasi Meta di lanskap komunikasi digital dan sosial. Di balik layar, kita telah membongkar mesin teknologi inti yang kompleks: algoritma personalisasi, sistem periklanan berbasis data, infrastruktur global masif, dan peran AI yang semakin sentral. Kita juga telah menimbang neraca inovasi, melihat keberhasilan fitur yang kita gunakan sehari-hari berdampingan dengan kegagalan proyek-proyek ambisius.</text:p>
            <text:p text:style-name="P96">Namun, narasi Meta tak lepas dari bayang-bayang kontroversi yang terus-menerus muncul: skandal privasi yang mengikis kepercayaan, peran platform dalam penyebaran misinformasi dan polarisasi, kekhawatiran akan dampak pada kesehatan mental, serta pertarungan sengit melawan tuduhan monopoli dan pengawasan atas pengaruh politiknya. Menghadapi tekanan ini, perusahaan <text:soft-page-break/>melakukan pivot besar dengan rebranding menjadi Meta Platforms, mempertaruhkan masa depannya pada visi Metaverse yang futuristik, sambil secara bersamaan menggandakan investasi pada gelombang AI Generatif yang sedang mendisrupsi lanskap teknologi. Dari sebuah proyek mahasiswa hingga menjadi kerajaan digital global yang kompleks dan penuh kontradiksi—itulah rangkuman perjalanan epik Meta/Facebook hingga saat ini.</text:p>
            <text:p text:style-name="P2"/>
            <text:p text:style-name="Text_20_body"><text:span text:style-name="T1">Silakan berikan perintah </text:span><text:span text:style-name="Strong_20_Emphasis"><text:span text:style-name="T1">"YAX"</text:span></text:span><text:span text:style-name="T1"> untuk melanjutkan ke prompt subbab kedua </text:span><text:span text:style-name="Strong_20_Emphasis"><text:span text:style-name="T1">Kesimpulan: Warisan dan Jejak yang Ditinggalkan (Positif dan Negatif)</text:span></text:span><text:span text:style-name="T1">.</text:span></text:p>
          </text:section>
          <text:section text:style-name="Sect1" text:name="feedback-form-86">
            <text:p text:style-name="P196"/>
          </text:section>
        </text:section>
        <text:section text:style-name="Sect1" text:name="2c60d788eb93839b">
          <text:p text:style-name="P96"/>
          <text:section text:style-name="Sect1" text:name="user-query-content-87">
            <text:p text:style-name="P215">yax </text:p>
          </text:section>
          <text:p text:style-name="P196">Tampilkan alur berpikir</text:p>
          <text:section text:style-name="Sect2" text:name="model-response-message-contentr_2c60d788eb93839b">
            <text:p text:style-name="Text_20_body"><text:span text:style-name="T1">Baik, berikut adalah isi untuk subbab kedua </text:span><text:span text:style-name="Strong_20_Emphasis"><text:span text:style-name="T1">Kesimpulan: Warisan dan Jejak yang Ditinggalkan (Positif dan Negatif)</text:span></text:span><text:span text:style-name="T1">:</text:span></text:p>
            <text:p text:style-name="Text_20_body"><text:span text:style-name="Strong_20_Emphasis"><text:span text:style-name="T1">Warisan dan Jejak yang Ditinggalkan (Positif dan Negatif)</text:span></text:span></text:p>
            <text:p text:style-name="Text_20_body"><text:span text:style-name="T1">Menilai warisan atau jejak yang ditinggalkan oleh entitas sekompleks Meta/Facebook hingga </text:span><text:span text:style-name="Strong_20_Emphasis"><text:span text:style-name="T1">21 April 2025</text:span></text:span><text:span text:style-name="T1"> adalah tugas yang rumit, penuh dengan nuansa abu-abu, dan mustahil disederhanakan menjadi label 'baik' atau 'buruk' semata. Dampaknya pada dunia, termasuk pada kehidupan masyarakat di Banda Aceh, Aceh, Indonesia, bersifat </text:span><text:span text:style-name="Strong_20_Emphasis"><text:span text:style-name="T1">dualistik secara fundamental</text:span></text:span><text:span text:style-name="T1">, menghadirkan manfaat nyata sekaligus biaya sosial yang signifikan.</text:span></text:p>
            <text:p text:style-name="Text_20_body"><text:span text:style-name="T1">Di sisi </text:span><text:span text:style-name="Strong_20_Emphasis"><text:span text:style-name="T1">positif</text:span></text:span><text:span text:style-name="T1">, warisan Meta tak bisa dilepaskan dari kemampuannya untuk:</text:span></text:p>
            <text:list xml:id="list3282460769374593483" text:style-name="L94">
              <text:list-item>
                <text:p text:style-name="P186"><text:span text:style-name="Strong_20_Emphasis"><text:span text:style-name="T1">Menghubungkan Manusia dalam Skala Global:</text:span></text:span><text:span text:style-name="T1"> Ia telah memungkinkan miliaran orang untuk tetap terhubung dengan teman, keluarga yang terpisah jarak (termasuk diaspora), dan menemukan kembali koneksi lama dengan cara yang belum pernah ada sebelumnya. </text:span></text:p>
              </text:list-item>
              <text:list-item>
                <text:p text:style-name="P186"><text:span text:style-name="Strong_20_Emphasis"><text:span text:style-name="T1">Membangun Komunitas:</text:span></text:span><text:span text:style-name="T1"> Melalui fitur seperti Groups, ia menyediakan ruang vital bagi orang-orang dengan minat, identitas, atau kebutuhan yang sama untuk berkumpul, berbagi informasi, dan saling mendukung. </text:span></text:p>
              </text:list-item>
              <text:list-item>
                <text:p text:style-name="P186"><text:span text:style-name="Strong_20_Emphasis"><text:span text:style-name="T1">Memberdayakan Ekonomi Digital:</text:span></text:span><text:span text:style-name="T1"> Platform iklan dan fitur bisnisnya telah memberikan akses pasar dan alat pemasaran yang kuat bagi jutaan Usaha Kecil dan Menengah (UKM), termasuk banyak di antaranya di Indonesia, serta memfasilitasi berkembangnya ekonomi kreator. </text:span></text:p>
              </text:list-item>
              <text:list-item>
                <text:p text:style-name="P186"><text:soft-page-break/><text:span text:style-name="Strong_20_Emphasis"><text:span text:style-name="T1">Memfasilitasi Penyebaran Informasi dan Kesadaran:</text:span></text:span><text:span text:style-name="T1"> Informasi tentang peristiwa lokal maupun global dapat menyebar dengan sangat cepat, meningkatkan kesadaran publik (meskipun ini juga berlaku untuk misinformasi). </text:span></text:p>
              </text:list-item>
              <text:list-item>
                <text:p text:style-name="P84"><text:span text:style-name="Strong_20_Emphasis"><text:span text:style-name="T1">Memberikan Suara:</text:span></text:span><text:span text:style-name="T1"> Menjadi platform bagi individu dan gerakan sosial untuk menyuarakan pendapat, mengorganisir aksi, dan menantang narasi dominan. </text:span></text:p>
              </text:list-item>
            </text:list>
            <text:p text:style-name="Text_20_body"><text:span text:style-name="T1">Namun, warisan ini juga dibayangi oleh </text:span><text:span text:style-name="Strong_20_Emphasis"><text:span text:style-name="T1">sisi negatif yang signifikan dan meresahkan</text:span></text:span><text:span text:style-name="T1">:</text:span></text:p>
            <text:list xml:id="list1774341797338777687" text:style-name="L95">
              <text:list-item>
                <text:p text:style-name="P187"><text:span text:style-name="Strong_20_Emphasis"><text:span text:style-name="T1">Erosi Privasi:</text:span></text:span><text:span text:style-name="T1"> Model bisnisnya yang bergantung pada data telah menormalisasi pengumpulan informasi pribadi dalam skala masif, dan serangkaian skandal (puncaknya Cambridge Analytica) telah merusak kepercayaan terhadap kemampuannya melindungi data tersebut. </text:span></text:p>
              </text:list-item>
              <text:list-item>
                <text:p text:style-name="P187"><text:span text:style-name="Strong_20_Emphasis"><text:span text:style-name="T1">Amplifikasi Misinformasi dan Polarisasi:</text:span></text:span><text:span text:style-name="T1"> Desain platform dan algoritmanya terbukti menjadi lingkungan yang subur bagi penyebaran berita bohong (hoax), ujaran kebencian, dan propaganda, yang berkontribusi pada polarisasi sosial dan politik yang semakin tajam di banyak negara, termasuk tantangan yang dihadapi Indonesia. </text:span></text:p>
              </text:list-item>
              <text:list-item>
                <text:p text:style-name="P187"><text:span text:style-name="Strong_20_Emphasis"><text:span text:style-name="T1">Dampak pada Kesehatan Mental:</text:span></text:span><text:span text:style-name="T1"> Kekhawatiran yang terus berkembang tentang kaitan antara penggunaan platform (khususnya Instagram) dengan isu kecemasan, depresi, perbandingan sosial yang tidak sehat, dan masalah citra tubuh, terutama di kalangan generasi muda. </text:span></text:p>
              </text:list-item>
              <text:list-item>
                <text:p text:style-name="P187"><text:span text:style-name="Strong_20_Emphasis"><text:span text:style-name="T1">Konsentrasi Kekuatan Pasar:</text:span></text:span><text:span text:style-name="T1"> Dominasinya di pasar media sosial dan periklanan digital menimbulkan kekhawatiran serius tentang praktik monopoli, persaingan yang tidak sehat, dan potensi untuk menghambat inovasi. </text:span></text:p>
              </text:list-item>
              <text:list-item>
                <text:p text:style-name="P85"><text:span text:style-name="Strong_20_Emphasis"><text:span text:style-name="T1">Pengaruh Algoritmik yang Tak Terlihat:</text:span></text:span><text:span text:style-name="T1"> Kekuatan algoritma dalam membentuk apa yang kita lihat, rasakan, dan bahkan percayai, seringkali beroperasi sebagai 'kotak hitam' yang kurang transparan dan akuntabel. </text:span></text:p>
              </text:list-item>
            </text:list>
            <text:p text:style-name="Text_20_body"><text:span text:style-name="T1">Seringkali, aspek positif dan negatif ini saling terkait erat. Kemampuan untuk terhubung dengan cepat juga berarti kemampuan misinformasi menyebar dengan cepat. Alat pemberdayaan ekonomi berjalan di atas mesin pengumpulan data yang mengkhawatirkan. Warisan Meta, oleh karena itu, adalah warisan </text:span><text:span text:style-name="Strong_20_Emphasis"><text:span text:style-name="T1">transformasi digital global yang penuh ambivalensi</text:span></text:span><text:span text:style-name="T1">. Ia telah secara fundamental mengubah cara kita hidup, bekerja, dan berinteraksi—</text:span><text:soft-page-break/><text:span text:style-name="T1">meninggalkan jejak yang tak terhapuskan pada abad ke-21, sebuah jejak kompleks yang terus kita negosiasikan dan pahami dampaknya, baik di tingkat global maupun dalam konteks lokal seperti di Banda Aceh.</text:span></text:p>
            <text:p text:style-name="P2"/>
            <text:p text:style-name="Text_20_body"><text:span text:style-name="T1">Silakan berikan perintah </text:span><text:span text:style-name="Strong_20_Emphasis"><text:span text:style-name="T1">"YAX"</text:span></text:span><text:span text:style-name="T1"> untuk melanjutkan ke prompt subbab ketiga </text:span><text:span text:style-name="Strong_20_Emphasis"><text:span text:style-name="T1">Kesimpulan: Pertanyaan Terbuka tentang Masa Depan Meta dan Pengaruhnya</text:span></text:span><text:span text:style-name="T1">.</text:span></text:p>
          </text:section>
          <text:section text:style-name="Sect1" text:name="feedback-form-87">
            <text:p text:style-name="P196"/>
          </text:section>
        </text:section>
        <text:section text:style-name="Sect1" text:name="39b8ed2b31936bde">
          <text:p text:style-name="P96"/>
          <text:section text:style-name="Sect1" text:name="user-query-content-88">
            <text:p text:style-name="P215">yax </text:p>
          </text:section>
          <text:p text:style-name="P196">Tampilkan alur berpikir</text:p>
          <text:section text:style-name="Sect2" text:name="model-response-message-contentr_39b8ed2b31936bde">
            <text:p text:style-name="P196"/>
          </text:section>
          <text:section text:style-name="Sect1" text:name="feedback-form-88">
            <text:p text:style-name="P196"/>
          </text:section>
        </text:section>
        <text:section text:style-name="Sect1" text:name="30594428a7929a1e">
          <text:p text:style-name="P96"/>
          <text:section text:style-name="Sect1" text:name="user-query-content-89">
            <text:p text:style-name="P215">present it </text:p>
          </text:section>
          <text:p text:style-name="P196">Tampilkan alur berpikir</text:p>
          <text:section text:style-name="Sect2" text:name="model-response-message-contentr_30594428a7929a1e">
            <text:p text:style-name="Text_20_body"><text:span text:style-name="T1">Baik, berikut adalah isi untuk subbab ketiga </text:span><text:span text:style-name="Strong_20_Emphasis"><text:span text:style-name="T1">Kesimpulan: Pertanyaan Terbuka tentang Masa Depan Meta dan Pengaruhnya</text:span></text:span><text:span text:style-name="T1">:</text:span></text:p>
            <text:p text:style-name="Text_20_body"><text:span text:style-name="Strong_20_Emphasis"><text:span text:style-name="T1">Pertanyaan Terbuka tentang Masa Depan Meta dan Pengaruhnya</text:span></text:span></text:p>
            <text:p text:style-name="Text_20_body"><text:span text:style-name="T1">Meskipun kita telah menelusuri sejarah panjang dan menganalisis kondisi Meta hingga </text:span><text:span text:style-name="Strong_20_Emphasis"><text:span text:style-name="T1">21 April 2025</text:span></text:span><text:span text:style-name="T1">, masa depan perusahaan ini dan pengaruhnya yang berkelanjutan pada dunia masih diselimuti oleh sejumlah </text:span><text:span text:style-name="Strong_20_Emphasis"><text:span text:style-name="T1">pertanyaan terbuka yang fundamental</text:span></text:span><text:span text:style-name="T1">. Jawaban atas pertanyaan-pertanyaan ini tidak hanya akan menentukan nasib Meta sebagai entitas bisnis, tetapi juga akan membentuk lanskap teknologi dan interaksi sosial bagi kita semua, termasuk masyarakat di Banda Aceh, Aceh, Indonesia. Beberapa pertanyaan kunci yang menggantung adalah:</text:span></text:p>
            <text:list xml:id="list6660048997296854854" text:style-name="L96">
              <text:list-item>
                <text:p text:style-name="P188"><text:span text:style-name="Strong_20_Emphasis"><text:span text:style-name="T1">Keberhasilan Pertaruhan Metaverse:</text:span></text:span><text:span text:style-name="T1"> Setelah investasi puluhan miliar dolar yang terus berlanjut, akankah visi Metaverse Meta akhirnya menjadi platform komputasi mainstream berikutnya seperti yang dicita-citakan Zuckerberg? Atau akankah ia tetap menjadi produk </text:span><text:span text:style-name="Emphasis"><text:span text:style-name="T1">niche</text:span></text:span><text:span text:style-name="T1"> bagi penggemar VR, atau bahkan tercatat sebagai salah satu pertaruhan strategis termahal yang gagal dalam sejarah korporat? </text:span></text:p>
              </text:list-item>
              <text:list-item>
                <text:p text:style-name="P188"><text:soft-page-break/><text:span text:style-name="Strong_20_Emphasis"><text:span text:style-name="T1">Dampak Nyata AI Generatif:</text:span></text:span><text:span text:style-name="T1"> Seiring AI Generatif semakin terintegrasi secara mendalam di seluruh platform Meta, apa yang akan menjadi dampak dominannya? Akankah ia benar-benar meningkatkan kreativitas, utilitas, dan koneksi sosial secara positif? Atau akankah risiko amplifikasi misinformasi, bias, dan potensi manipulasi lainnya justru lebih besar? Dan bagaimana Meta akan (atau bisa) mengelola pedang bermata dua ini secara bertanggung jawab? </text:span></text:p>
              </text:list-item>
              <text:list-item>
                <text:p text:style-name="P188"><text:span text:style-name="Strong_20_Emphasis"><text:span text:style-name="T1">Menavigasi Badai Regulasi:</text:span></text:span><text:span text:style-name="T1"> Mampukah Meta beradaptasi dan bertahan di tengah gelombang regulasi global yang semakin ketat terkait privasi data (seperti GDPR dan penerusnya), etika AI (seperti AI Act Uni Eropa), moderasi konten, dan terutama, tekanan antimonopoli yang mengancam struktur intinya (potensi divestasi Instagram/WhatsApp)? Bagaimana hasil pertarungan hukum dan regulasi ini akan memengaruhi operasinya secara global, termasuk layanan yang dinikmati pengguna di Indonesia? </text:span></text:p>
              </text:list-item>
              <text:list-item>
                <text:p text:style-name="P188"><text:span text:style-name="Strong_20_Emphasis"><text:span text:style-name="T1">Evolusi Koneksi Sosial Berikutnya:</text:span></text:span><text:span text:style-name="T1"> Bagaimana preferensi dan perilaku pengguna dalam bersosialisasi secara online akan terus berubah? Akankah platform inti Meta (Facebook, Instagram, WhatsApp) mampu mempertahankan relevansi dan dominasinya di hadapan pesaing baru atau pergeseran selera antar generasi? Seberapa signifikan peran VR dan AR </text:span><text:span text:style-name="Emphasis"><text:span text:style-name="T1">secara realistis</text:span></text:span><text:span text:style-name="T1"> dalam membentuk masa depan interaksi sosial kita sehari-hari? </text:span></text:p>
              </text:list-item>
              <text:list-item>
                <text:p text:style-name="P188"><text:span text:style-name="Strong_20_Emphasis"><text:span text:style-name="T1">Penyelesaian Dilema Etis:</text:span></text:span><text:span text:style-name="T1"> Dapatkah Meta secara fundamental mengatasi tantangan etis kronisnya terkait privasi, dampak kesehatan mental, dan keamanan platform? Atau apakah masalah-masalah ini begitu melekat pada skala dan model bisnisnya sehingga hanya bisa dimitigasi, bukan diselesaikan? Akankah tekanan eksternal dan internal cukup kuat untuk mendorong perubahan yang lebih substantif? </text:span></text:p>
              </text:list-item>
              <text:list-item>
                <text:p text:style-name="P86"><text:span text:style-name="Strong_20_Emphasis"><text:span text:style-name="T1">Lintasan Jangka Panjang:</text:span></text:span><text:span text:style-name="T1"> Apakah Meta saat ini berada di puncak kejayaannya, atau kita mulai melihat tanda-tanda potensi penurunan pengaruh seperti raksasa teknologi sebelumnya? Mampukah ia terus berinovasi dan bertransformasi untuk tetap dominan di dekade mendatang? </text:span></text:p>
              </text:list-item>
            </text:list>
            <text:p text:style-name="P96">Pertanyaan-pertanyaan ini tidak memiliki jawaban yang mudah. Mereka menyoroti ketidakpastian, kompleksitas, dan pertaruhan tinggi yang dihadapi Meta saat menatap masa depan. Waktu, pilihan strategis perusahaan, dinamika pasar, tekanan sosial, dan keputusan regulatorlah yang pada akhirnya akan memberikan jawabannya.</text:p>
            <text:p text:style-name="P2"><text:soft-page-break/></text:p>
            <text:p text:style-name="Text_20_body"><text:span text:style-name="T1">Silakan berikan perintah </text:span><text:span text:style-name="Strong_20_Emphasis"><text:span text:style-name="T1">"YAX"</text:span></text:span><text:span text:style-name="T1"> untuk melanjutkan ke prompt subbab terakhir </text:span><text:span text:style-name="Strong_20_Emphasis"><text:span text:style-name="T1">Kesimpulan: Pesan Penutup untuk Pembaca</text:span></text:span><text:span text:style-name="T1">.</text:span></text:p>
          </text:section>
          <text:section text:style-name="Sect1" text:name="feedback-form-89">
            <text:p text:style-name="P196"/>
          </text:section>
        </text:section>
        <text:section text:style-name="Sect1" text:name="94d8e9ddc81f8d18">
          <text:p text:style-name="P96"/>
          <text:section text:style-name="Sect1" text:name="user-query-content-90">
            <text:p text:style-name="P215">yax </text:p>
          </text:section>
          <text:p text:style-name="P196">Tampilkan alur berpikir</text:p>
          <text:section text:style-name="Sect2" text:name="model-response-message-contentr_94d8e9ddc81f8d18">
            <text:p text:style-name="Text_20_body"><text:span text:style-name="T1">Baik, berikut adalah isi untuk subbab terakhir </text:span><text:span text:style-name="Strong_20_Emphasis"><text:span text:style-name="T1">Kesimpulan: Pesan Penutup untuk Pembaca</text:span></text:span><text:span text:style-name="T1">:</text:span></text:p>
            <text:p text:style-name="Text_20_body"><text:span text:style-name="Strong_20_Emphasis"><text:span text:style-name="T1">Pesan Penutup untuk Pembaca</text:span></text:span></text:p>
            <text:p text:style-name="Text_20_body"><text:span text:style-name="T1">Kisah Meta/Facebook, seperti yang telah kita jelajahi bersama, adalah narasi yang kaya, kompleks, dan terus ditulis—bahkan saat Anda selesai membaca halaman terakhir buku ini pada </text:span><text:span text:style-name="Strong_20_Emphasis"><text:span text:style-name="T1">21 April 2025</text:span></text:span><text:span text:style-name="T1">. Ia adalah cerita tentang inovasi yang memukau, pertumbuhan bisnis yang fenomenal, tetapi juga tentang konsekuensi tak terduga, dilema etis yang mendalam, dan perebutan kekuasaan di era digital.</text:span></text:p>
            <text:p text:style-name="P96">Semoga perjalanan kita menelusuri sejarah, teknologi, kontroversi, dan masa depan Meta ini telah memberikan Anda pemahaman yang lebih kaya dan perspektif yang lebih kritis. Di dunia di mana platform digital seperti milik Meta telah menjadi bagian tak terpisahkan dari cara kita bekerja, belajar, bersosialisasi, dan memahami realitas—baik di kota besar maupun di tempat seperti Banda Aceh—memahami kekuatan yang membentuk pengalaman online kita bukanlah lagi sebuah kemewahan, melainkan sebuah kebutuhan.</text:p>
            <text:p text:style-name="Text_20_body"><text:span text:style-name="T1">Dengan pemahaman ini, kita semua diundang untuk tidak hanya menjadi pengguna pasif, tetapi </text:span><text:span text:style-name="Strong_20_Emphasis"><text:span text:style-name="T1">partisipan yang lebih sadar dan kritis</text:span></text:span><text:span text:style-name="T1"> dalam ekosistem digital ini. Bertanya lebih banyak tentang bagaimana algoritma memengaruhi apa yang kita lihat, lebih waspada terhadap privasi data kita, lebih bijak dalam mengonsumsi dan menyebarkan informasi, serta lebih vokal dalam menuntut akuntabilitas dari perusahaan teknologi raksasa adalah langkah-langkah kecil namun penting. Pada akhirnya, arah perkembangan teknologi dan dampaknya pada masyarakat bukanlah sesuatu yang ditentukan secara sepihak; ia dibentuk oleh pilihan kolektif kita, percakapan publik yang kita lakukan, dan regulasi yang kita dukung sebagai warga negara yang terinformasi.</text:span></text:p>
            <text:p text:style-name="P96"><text:soft-page-break/>Terima kasih telah menyertai perjalanan ini. Semoga pemahaman yang lebih baik tentang salah satu kekuatan paling signifikan di zaman kita ini dapat memberdayakan Anda dalam menavigasi masa depan digital yang terus terbentang di hadapan kita semua.</text:p>
            <text:p text:style-name="P2"/>
            <text:p text:style-name="P96">Ini adalah akhir dari isi yang dihasilkan berdasarkan prompt yang telah dibuat. Jika Anda memiliki permintaan lebih lanjut atau ingin merevisi bagian tertentu, silakan beritahu saya.</text:p>
          </text:section>
          <text:section text:style-name="Sect1" text:name="feedback-form-90">
            <text:p text:style-name="P196"/>
          </text:section>
        </text:section>
        <text:section text:style-name="Sect1" text:name="4f23fd6002834bbe">
          <text:p text:style-name="P96"/>
          <text:section text:style-name="Sect1" text:name="user-query-content-91">
            <text:p text:style-name="P215">buat glosarium </text:p>
          </text:section>
          <text:p text:style-name="P196">Tampilkan alur berpikir</text:p>
          <text:section text:style-name="Sect2" text:name="model-response-message-contentr_4f23fd6002834bbe">
            <text:p text:style-name="P96">Tentu, berikut adalah draf Glosarium (daftar istilah) yang berisi istilah-istilah kunci yang mungkin muncul dalam buku tentang Meta/Facebook, beserta penjelasan singkat yang ditujukan untuk pembaca umum:</text:p>
            <text:p text:style-name="P2"/>
            <text:p text:style-name="Text_20_body"><text:span text:style-name="Strong_20_Emphasis"><text:span text:style-name="T1">Glosarium</text:span></text:span></text:p>
            <text:list xml:id="list1329675474365924985" text:style-name="L97">
              <text:list-item>
                <text:p text:style-name="P189"><text:span text:style-name="Strong_20_Emphasis"><text:span text:style-name="T1">A/B Testing:</text:span></text:span><text:span text:style-name="T1"> Metode eksperimen di mana dua versi dari sesuatu (misalnya, fitur, iklan, desain halaman) ditampilkan kepada dua kelompok pengguna yang berbeda secara acak untuk melihat versi mana yang berkinerja lebih baik berdasarkan metrik tertentu (seperti klik atau waktu penggunaan). </text:span></text:p>
              </text:list-item>
              <text:list-item>
                <text:p text:style-name="P189"><text:span text:style-name="Strong_20_Emphasis"><text:span text:style-name="T1">Ad Auction (Lelang Iklan):</text:span></text:span><text:span text:style-name="T1"> Sistem otomatis yang digunakan Meta untuk menentukan iklan mana yang akan ditampilkan kepada pengguna tertentu pada waktu tertentu, berdasarkan tawaran pengiklan, relevansi iklan, dan estimasi tingkat respons pengguna. </text:span></text:p>
              </text:list-item>
              <text:list-item>
                <text:p text:style-name="P189"><text:span text:style-name="Strong_20_Emphasis"><text:span text:style-name="T1">AI (Artificial Intelligence / Kecerdasan Buatan):</text:span></text:span><text:span text:style-name="T1"> Bidang ilmu komputer yang bertujuan menciptakan mesin atau sistem yang dapat melakukan tugas-tugas yang biasanya membutuhkan kecerdasan manusia, seperti belajar, memecahkan masalah, mengenali pola, dan membuat keputusan. </text:span></text:p>
              </text:list-item>
              <text:list-item>
                <text:p text:style-name="P189"><text:span text:style-name="Strong_20_Emphasis"><text:span text:style-name="T1">AI Generatif (Generative AI):</text:span></text:span><text:span text:style-name="T1"> Sub-bidang AI yang fokus pada pembuatan konten baru (teks, gambar, audio, kode) yang orisinal berdasarkan data yang telah dipelajarinya, seringkali melalui perintah </text:span><text:soft-page-break/><text:span text:style-name="T1">pengguna. Contoh: Llama (Meta), ChatGPT (OpenAI), Gemini (Google). </text:span></text:p>
              </text:list-item>
              <text:list-item>
                <text:p text:style-name="P189"><text:span text:style-name="Strong_20_Emphasis"><text:span text:style-name="T1">Algoritma (Algorithm):</text:span></text:span><text:span text:style-name="T1"> Serangkaian aturan atau instruksi langkah demi langkah yang dirancang untuk melakukan tugas tertentu atau memecahkan masalah. Dalam konteks Meta, sering merujuk pada sistem kompleks yang mengurutkan konten di News Feed, merekomendasikan teman/konten, atau menargetkan iklan. </text:span></text:p>
              </text:list-item>
              <text:list-item>
                <text:p text:style-name="P189"><text:span text:style-name="Strong_20_Emphasis"><text:span text:style-name="T1">Antimonopoli (Antitrust):</text:span></text:span><text:span text:style-name="T1"> Hukum atau kebijakan yang dirancang untuk mencegah praktik bisnis yang menghambat persaingan sehat, seperti pembentukan monopoli atau penyalahgunaan kekuatan pasar dominan. Meta menghadapi pengawasan antimonopoli yang signifikan secara global. </text:span></text:p>
              </text:list-item>
              <text:list-item>
                <text:p text:style-name="P189"><text:span text:style-name="Strong_20_Emphasis"><text:span text:style-name="T1">API (Application Programming Interface / Antarmuka Pemrograman Aplikasi):</text:span></text:span><text:span text:style-name="T1"> Sekumpulan aturan dan protokol yang memungkinkan perangkat lunak yang berbeda untuk berkomunikasi dan bertukar data satu sama lain. API Facebook memungkinkan pengembang pihak ketiga membuat aplikasi yang terintegrasi dengan platform Facebook (dengan batasan). </text:span></text:p>
              </text:list-item>
              <text:list-item>
                <text:p text:style-name="P189"><text:span text:style-name="Strong_20_Emphasis"><text:span text:style-name="T1">AR (Augmented Reality / Realitas Tertambah):</text:span></text:span><text:span text:style-name="T1"> Teknologi yang melapisi informasi atau objek digital (grafis, suara, data) ke dalam pandangan pengguna tentang dunia nyata, biasanya melalui layar ponsel atau kacamata pintar khusus. Berbeda dengan VR yang menciptakan lingkungan sepenuhnya virtual. </text:span></text:p>
              </text:list-item>
              <text:list-item>
                <text:p text:style-name="P189"><text:span text:style-name="Strong_20_Emphasis"><text:span text:style-name="T1">Avatar:</text:span></text:span><text:span text:style-name="T1"> Representasi digital dari seorang pengguna dalam lingkungan virtual atau game online. Meta berinvestasi besar dalam mengembangkan avatar yang semakin realistis untuk Metaverse. </text:span></text:p>
              </text:list-item>
              <text:list-item>
                <text:p text:style-name="P189"><text:span text:style-name="Strong_20_Emphasis"><text:span text:style-name="T1">BCI (Brain-Computer Interface / Antarmuka Otak-Komputer):</text:span></text:span><text:span text:style-name="T1"> Teknologi (sebagian besar masih dalam tahap riset) yang memungkinkan komunikasi atau kontrol langsung antara otak manusia dan perangkat eksternal (komputer, prostetik), seringkali melalui deteksi sinyal otak atau saraf. </text:span></text:p>
              </text:list-item>
              <text:list-item>
                <text:p text:style-name="P189"><text:span text:style-name="Strong_20_Emphasis"><text:span text:style-name="T1">Cambridge Analytica:</text:span></text:span><text:span text:style-name="T1"> Nama sebuah firma konsultan politik asal Inggris yang terlibat dalam skandal besar pada tahun 2018 karena secara tidak patut memperoleh dan menggunakan data pribadi puluhan juta pengguna Facebook untuk tujuan politik. </text:span></text:p>
              </text:list-item>
              <text:list-item>
                <text:p text:style-name="P189"><text:span text:style-name="Strong_20_Emphasis"><text:span text:style-name="T1">CDN (Content Delivery Network / Jaringan Pengiriman Konten):</text:span></text:span><text:span text:style-name="T1"> Jaringan server yang terdistribusi secara geografis yang bekerja sama untuk mengirimkan konten internet (gambar, video, halaman web) </text:span><text:soft-page-break/><text:span text:style-name="T1">kepada pengguna dengan cepat dan efisien, berdasarkan lokasi pengguna. </text:span></text:p>
              </text:list-item>
              <text:list-item>
                <text:p text:style-name="P189"><text:span text:style-name="Strong_20_Emphasis"><text:span text:style-name="T1">CSR (Corporate Social Responsibility / Tanggung Jawab Sosial Perusahaan):</text:span></text:span><text:span text:style-name="T1"> Konsep bahwa perusahaan memiliki tanggung jawab terhadap masyarakat dan lingkungan tempatnya beroperasi, melampaui sekadar kewajiban hukum dan finansial kepada pemegang saham. Bagi Meta, ini mencakup isu privasi, moderasi konten, dampak sosial, dll. </text:span></text:p>
              </text:list-item>
              <text:list-item>
                <text:p text:style-name="P189"><text:span text:style-name="Strong_20_Emphasis"><text:span text:style-name="T1">Data Center (Pusat Data):</text:span></text:span><text:span text:style-name="T1"> Fasilitas fisik skala besar yang menampung ribuan server komputer, sistem penyimpanan data, dan infrastruktur jaringan yang diperlukan untuk menjalankan layanan internet seperti milik Meta. </text:span></text:p>
              </text:list-item>
              <text:list-item>
                <text:p text:style-name="P189"><text:span text:style-name="Strong_20_Emphasis"><text:span text:style-name="T1">Deepfake:</text:span></text:span><text:span text:style-name="T1"> Media sintetis (gambar, video, audio) yang dibuat menggunakan AI, di mana wajah atau suara seseorang diganti dengan orang lain atau dimanipulasi agar tampak sangat nyata, seringkali digunakan untuk tujuan jahat seperti penipuan atau penyebaran disinformasi. </text:span></text:p>
              </text:list-item>
              <text:list-item>
                <text:p text:style-name="P189"><text:span text:style-name="Strong_20_Emphasis"><text:span text:style-name="T1">Diem (Sebelumnya Libra):</text:span></text:span><text:span text:style-name="T1"> Nama proyek mata uang digital global (stablecoin) yang diprakarsai oleh Facebook/Meta, yang akhirnya gagal total dan asetnya dijual pada 2022 karena menghadapi penolakan keras dari regulator global. </text:span></text:p>
              </text:list-item>
              <text:list-item>
                <text:p text:style-name="P189"><text:span text:style-name="Strong_20_Emphasis"><text:span text:style-name="T1">Disinformasi (Disinformation):</text:span></text:span><text:span text:style-name="T1"> Informasi salah atau menyesatkan yang sengaja dibuat dan disebarkan dengan tujuan menipu, merugikan, atau memanipulasi opini publik. Berbeda dari misinformasi yang penyebarannya tidak disengaja. </text:span></text:p>
              </text:list-item>
              <text:list-item>
                <text:p text:style-name="P189"><text:span text:style-name="Strong_20_Emphasis"><text:span text:style-name="T1">E2EE (End-to-End Encryption / Enkripsi Ujung-ke-Ujung):</text:span></text:span><text:span text:style-name="T1"> Sistem keamanan di mana pesan dienkripsi (dikunci) pada perangkat pengirim dan hanya dapat didekripsi (dibuka) oleh perangkat penerima yang dituju. Pihak ketiga, termasuk penyedia layanan (seperti WhatsApp), tidak dapat membaca isi pesan tersebut. </text:span></text:p>
              </text:list-item>
              <text:list-item>
                <text:p text:style-name="P189"><text:span text:style-name="Strong_20_Emphasis"><text:span text:style-name="T1">Echo Chamber (Ruang Gema):</text:span></text:span><text:span text:style-name="T1"> Lingkungan (seringkali online) di mana seseorang hanya terpapar pada informasi atau opini yang memperkuat keyakinan mereka yang sudah ada, tanpa adanya sudut pandang yang berlawanan atau menantang. </text:span></text:p>
              </text:list-item>
              <text:list-item>
                <text:p text:style-name="P189"><text:span text:style-name="Strong_20_Emphasis"><text:span text:style-name="T1">Efek Jaringan (Network Effect):</text:span></text:span><text:span text:style-name="T1"> Fenomena di mana nilai suatu produk atau layanan meningkat bagi setiap pengguna seiring dengan bertambahnya jumlah pengguna lain. Ini adalah faktor kunci keberhasilan platform sosial seperti Facebook. </text:span></text:p>
              </text:list-item>
              <text:list-item>
                <text:p text:style-name="P189"><text:soft-page-break/><text:span text:style-name="Strong_20_Emphasis"><text:span text:style-name="T1">Engagement (Keterlibatan):</text:span></text:span><text:span text:style-name="T1"> Ukuran seberapa aktif pengguna berinteraksi dengan suatu konten atau platform, biasanya diukur melalui suka (likes), komentar, bagikan (shares), klik, atau waktu yang dihabiskan. Metrik ini sangat penting bagi model bisnis Meta. </text:span></text:p>
              </text:list-item>
              <text:list-item>
                <text:p text:style-name="P189"><text:span text:style-name="Strong_20_Emphasis"><text:span text:style-name="T1">Facebook Home:</text:span></text:span><text:span text:style-name="T1"> Lapisan perangkat lunak (launcher) Android yang dirilis Facebook pada 2013, dirancang untuk menjadikan Facebook sebagai pengalaman inti ponsel. Gagal di pasaran. </text:span></text:p>
              </text:list-item>
              <text:list-item>
                <text:p text:style-name="P189"><text:span text:style-name="Strong_20_Emphasis"><text:span text:style-name="T1">Facebook Phone (HTC First):</text:span></text:span><text:span text:style-name="T1"> Ponsel Android buatan HTC yang dirilis pada 2013, dirancang khusus untuk menjalankan Facebook Home. Juga gagal di pasaran. </text:span></text:p>
              </text:list-item>
              <text:list-item>
                <text:p text:style-name="P189"><text:span text:style-name="Strong_20_Emphasis"><text:span text:style-name="T1">Facebook Platform:</text:span></text:span><text:span text:style-name="T1"> Inisiatif Facebook yang memungkinkan pengembang pihak ketiga membuat aplikasi dan game yang terintegrasi dengan Facebook. </text:span></text:p>
              </text:list-item>
              <text:list-item>
                <text:p text:style-name="P189"><text:span text:style-name="Strong_20_Emphasis"><text:span text:style-name="T1">FAIR (Fundamental AI Research):</text:span></text:span><text:span text:style-name="T1"> Divisi riset AI internal Meta yang berfokus pada penelitian ilmiah jangka panjang di bidang kecerdasan buatan. </text:span></text:p>
              </text:list-item>
              <text:list-item>
                <text:p text:style-name="P189"><text:span text:style-name="Strong_20_Emphasis"><text:span text:style-name="T1">Fail Fast (Gagal Cepat):</text:span></text:span><text:span text:style-name="T1"> Filosofi dalam pengembangan produk (terutama di startup) yang mendorong eksperimen cepat, peluncuran produk minimum (MVP), dan pengambilan keputusan cepat untuk menghentikan proyek yang tidak menunjukkan potensi keberhasilan, guna menghemat sumber daya. </text:span></text:p>
              </text:list-item>
              <text:list-item>
                <text:p text:style-name="P189"><text:span text:style-name="Strong_20_Emphasis"><text:span text:style-name="T1">Filter Bubble (Gelembung Filter):</text:span></text:span><text:span text:style-name="T1"> Istilah yang menggambarkan isolasi intelektual atau informasional yang dapat terjadi ketika algoritma personalisasi (seperti News Feed) secara selektif menampilkan konten yang sesuai dengan preferensi masa lalu pengguna, sehingga membatasi paparan terhadap sudut pandang yang berbeda. </text:span></text:p>
              </text:list-item>
              <text:list-item>
                <text:p text:style-name="P189"><text:span text:style-name="Strong_20_Emphasis"><text:span text:style-name="T1">FOMO (Fear Of Missing Out / Takut Ketinggalan):</text:span></text:span><text:span text:style-name="T1"> Perasaan cemas atau gelisah yang muncul karena khawatir orang lain sedang mengalami pengalaman yang menyenangkan atau menarik di mana kita tidak ikut serta, seringkali dipicu oleh apa yang dilihat di media sosial. </text:span></text:p>
              </text:list-item>
              <text:list-item>
                <text:p text:style-name="P189"><text:span text:style-name="Strong_20_Emphasis"><text:span text:style-name="T1">FTC (Federal Trade Commission):</text:span></text:span><text:span text:style-name="T1"> Badan independen pemerintah Amerika Serikat yang bertugas melindungi konsumen dan mempromosikan persaingan usaha yang sehat. FTC telah beberapa kali menyelidiki dan mendenda Meta terkait isu privasi dan antimonopoli. </text:span></text:p>
              </text:list-item>
              <text:list-item>
                <text:p text:style-name="P189"><text:span text:style-name="Strong_20_Emphasis"><text:span text:style-name="T1">GDPR (General Data Protection Regulation / Regulasi Perlindungan Data Umum):</text:span></text:span><text:span text:style-name="T1"> Undang-undang privasi data komprehensif yang diberlakukan oleh Uni Eropa pada tahun 2018. GDPR memberikan hak </text:span><text:soft-page-break/><text:span text:style-name="T1">yang lebih kuat kepada individu atas data pribadi mereka dan menetapkan aturan ketat bagi perusahaan yang memproses data warga UE, dengan dampak global. </text:span></text:p>
              </text:list-item>
              <text:list-item>
                <text:p text:style-name="P189"><text:span text:style-name="Strong_20_Emphasis"><text:span text:style-name="T1">Grafik Sosial (Social Graph):</text:span></text:span><text:span text:style-name="T1"> Peta digital dari hubungan dan koneksi antar pengguna dalam sebuah jejaring sosial. Memahami dan memanfaatkan grafik sosial adalah inti dari bisnis Meta. </text:span></text:p>
              </text:list-item>
              <text:list-item>
                <text:p text:style-name="P189"><text:span text:style-name="Strong_20_Emphasis"><text:span text:style-name="T1">Grup Facebook (Facebook Groups):</text:span></text:span><text:span text:style-name="T1"> Fitur Facebook yang memungkinkan pengguna membentuk komunitas (publik atau privat) berdasarkan minat, lokasi, afiliasi, atau tujuan bersama. </text:span></text:p>
              </text:list-item>
              <text:list-item>
                <text:p text:style-name="P189"><text:span text:style-name="Strong_20_Emphasis"><text:span text:style-name="T1">Hoax:</text:span></text:span><text:span text:style-name="T1"> Informasi palsu atau berita bohong yang sengaja disebarkan untuk menipu atau membuat lelucon, seringkali viral di media sosial. </text:span></text:p>
              </text:list-item>
              <text:list-item>
                <text:p text:style-name="P189"><text:span text:style-name="Strong_20_Emphasis"><text:span text:style-name="T1">Horizon Worlds:</text:span></text:span><text:span text:style-name="T1"> Platform sosial berbasis VR andalan Meta, yang memungkinkan pengguna berinteraksi, bermain, dan membangun dunia virtual menggunakan headset Meta Quest. </text:span></text:p>
              </text:list-item>
              <text:list-item>
                <text:p text:style-name="P189"><text:span text:style-name="Strong_20_Emphasis"><text:span text:style-name="T1">Influencer:</text:span></text:span><text:span text:style-name="T1"> Seseorang yang memiliki kemampuan untuk memengaruhi keputusan pembelian atau opini orang lain karena otoritas, pengetahuan, posisi, atau hubungan mereka dengan audiensnya, seringkali melalui media sosial seperti Instagram. </text:span></text:p>
              </text:list-item>
              <text:list-item>
                <text:p text:style-name="P189"><text:span text:style-name="Strong_20_Emphasis"><text:span text:style-name="T1">Instagram:</text:span></text:span><text:span text:style-name="T1"> Aplikasi berbagi foto dan video mobile populer yang diakuisisi oleh Facebook/Meta pada tahun 2012. </text:span></text:p>
              </text:list-item>
              <text:list-item>
                <text:p text:style-name="P189"><text:span text:style-name="Strong_20_Emphasis"><text:span text:style-name="T1">Interoperabilitas (Interoperability):</text:span></text:span><text:span text:style-name="T1"> Kemampuan sistem atau platform yang berbeda untuk berkomunikasi, bertukar data, dan bekerja sama secara mulus. Isu penting dalam konteks integrasi antar platform Meta atau visi Metaverse yang terbuka. </text:span></text:p>
              </text:list-item>
              <text:list-item>
                <text:p text:style-name="P189"><text:span text:style-name="Strong_20_Emphasis"><text:span text:style-name="T1">IPO (Initial Public Offering / Penawaran Saham Perdana):</text:span></text:span><text:span text:style-name="T1"> Proses di mana sebuah perusahaan swasta pertama kali menjual sahamnya kepada publik, menjadikannya perusahaan publik yang terdaftar di bursa saham. IPO Facebook pada 2012 adalah salah satu yang terbesar dalam sejarah. </text:span></text:p>
              </text:list-item>
              <text:list-item>
                <text:p text:style-name="P189"><text:span text:style-name="Strong_20_Emphasis"><text:span text:style-name="T1">Komputasi Spasial (Spatial Computing):</text:span></text:span><text:span text:style-name="T1"> Paradigma komputasi masa depan (masih dalam pengembangan) di mana interaksi digital terintegrasi secara mulus dengan dunia fisik di sekitar pengguna, melampaui layar datar atau headset VR/AR saat ini. </text:span></text:p>
              </text:list-item>
              <text:list-item>
                <text:p text:style-name="P189"><text:span text:style-name="Strong_20_Emphasis"><text:span text:style-name="T1">LLM (Large Language Model / Model Bahasa Besar):</text:span></text:span><text:span text:style-name="T1"> Jenis model AI canggih yang dilatih pada sejumlah besar data teks untuk memahami dan menghasilkan bahasa manusia. Contoh: Seri Llama (Meta), GPT (OpenAI), Gemini (Google). </text:span></text:p>
              </text:list-item>
              <text:list-item>
                <text:p text:style-name="P189"><text:soft-page-break/><text:span text:style-name="Strong_20_Emphasis"><text:span text:style-name="T1">Marketplace (Facebook Marketplace):</text:span></text:span><text:span text:style-name="T1"> Fitur di dalam Facebook yang memfasilitasi jual-beli barang antar pengguna (C2C), terutama untuk transaksi lokal. </text:span></text:p>
              </text:list-item>
              <text:list-item>
                <text:p text:style-name="P189"><text:span text:style-name="Strong_20_Emphasis"><text:span text:style-name="T1">Meme:</text:span></text:span><text:span text:style-name="T1"> Ide, perilaku, gaya, atau penggunaan (seringkali berupa gambar atau video dengan teks) yang menyebar dari orang ke orang dalam suatu budaya, seringkali dengan tujuan humor. Sangat berkembang biak di platform Meta. </text:span></text:p>
              </text:list-item>
              <text:list-item>
                <text:p text:style-name="P189"><text:span text:style-name="Strong_20_Emphasis"><text:span text:style-name="T1">Messenger (Facebook Messenger):</text:span></text:span><text:span text:style-name="T1"> Aplikasi pesan instan mandiri milik Meta, awalnya merupakan fitur pesan di dalam Facebook sebelum dipisah pada 2014. </text:span></text:p>
              </text:list-item>
              <text:list-item>
                <text:p text:style-name="P189"><text:span text:style-name="Strong_20_Emphasis"><text:span text:style-name="T1">Meta Platforms, Inc.:</text:span></text:span><text:span text:style-name="T1"> Nama perusahaan induk yang sebelumnya dikenal sebagai Facebook, Inc., diubah pada Oktober 2021 untuk merefleksikan fokus barunya pada pembangunan Metaverse. </text:span></text:p>
              </text:list-item>
              <text:list-item>
                <text:p text:style-name="P189"><text:span text:style-name="Strong_20_Emphasis"><text:span text:style-name="T1">Meta Pixel:</text:span></text:span><text:span text:style-name="T1"> Sepotong kode pelacakan yang dapat dipasang oleh pemilik situs web untuk mengukur efektivitas iklan Facebook/Instagram mereka dan melacak tindakan pengunjung di situs mereka, memungkinkan penargetan ulang (retargeting) iklan. </text:span></text:p>
              </text:list-item>
              <text:list-item>
                <text:p text:style-name="P189"><text:span text:style-name="Strong_20_Emphasis"><text:span text:style-name="T1">Meta Quest (Sebelumnya Oculus Quest):</text:span></text:span><text:span text:style-name="T1"> Lini produk headset VR mandiri (standalone) andalan Meta. </text:span></text:p>
              </text:list-item>
              <text:list-item>
                <text:p text:style-name="P189"><text:span text:style-name="Strong_20_Emphasis"><text:span text:style-name="T1">Metaverse:</text:span></text:span><text:span text:style-name="T1"> Konsep (masih berkembang) tentang internet generasi berikutnya sebagai ruang virtual 3D yang imersif dan persisten, di mana pengguna (melalui avatar) dapat berinteraksi satu sama lain dan dengan lingkungan digital secara lebih mendalam. Meta bertaruh besar pada visi ini. </text:span></text:p>
              </text:list-item>
              <text:list-item>
                <text:p text:style-name="P189"><text:span text:style-name="Strong_20_Emphasis"><text:span text:style-name="T1">Microtargeting:</text:span></text:span><text:span text:style-name="T1"> Praktik periklanan (terutama politik) yang menggunakan data demografi, perilaku, dan minat pengguna yang sangat detail untuk menayangkan pesan yang sangat spesifik kepada segmen audiens yang sangat kecil. </text:span></text:p>
              </text:list-item>
              <text:list-item>
                <text:p text:style-name="P189"><text:span text:style-name="Strong_20_Emphasis"><text:span text:style-name="T1">Misinformasi (Misinformation):</text:span></text:span><text:span text:style-name="T1"> Informasi yang salah atau tidak akurat, terlepas dari niat penyebarnya (bisa jadi tidak sengaja). </text:span></text:p>
              </text:list-item>
              <text:list-item>
                <text:p text:style-name="P189"><text:span text:style-name="Strong_20_Emphasis"><text:span text:style-name="T1">ML (Machine Learning / Pembelajaran Mesin):</text:span></text:span><text:span text:style-name="T1"> Sub-bidang AI yang fokus pada pengembangan sistem yang dapat belajar dan meningkatkan kinerjanya dari data tanpa diprogram secara eksplisit. Inti dari banyak teknologi Meta. </text:span></text:p>
              </text:list-item>
              <text:list-item>
                <text:p text:style-name="P189"><text:span text:style-name="Strong_20_Emphasis"><text:span text:style-name="T1">Mobile First:</text:span></text:span><text:span text:style-name="T1"> Strategi internal Facebook/Meta yang dicanangkan sekitar waktu IPO untuk memprioritaskan pengembangan produk dan pengalaman pengguna di perangkat mobile di atas platform desktop. </text:span></text:p>
              </text:list-item>
              <text:list-item>
                <text:p text:style-name="P189"><text:soft-page-break/><text:span text:style-name="Strong_20_Emphasis"><text:span text:style-name="T1">Monetisasi (Monetization):</text:span></text:span><text:span text:style-name="T1"> Proses mengubah sesuatu (seperti platform, konten, atau data pengguna) menjadi sumber pendapatan. Model monetisasi utama Meta adalah periklanan. </text:span></text:p>
              </text:list-item>
              <text:list-item>
                <text:p text:style-name="P189"><text:span text:style-name="Strong_20_Emphasis"><text:span text:style-name="T1">Monopoli:</text:span></text:span><text:span text:style-name="T1"> Situasi di pasar di mana satu perusahaan memiliki kontrol eksklusif atau dominasi yang sangat signifikan atas pasokan barang atau jasa tertentu, seringkali disertai dengan kemampuan untuk menghambat persaingan. </text:span></text:p>
              </text:list-item>
              <text:list-item>
                <text:p text:style-name="P189"><text:span text:style-name="Strong_20_Emphasis"><text:span text:style-name="T1">Move Fast and Break Things:</text:span></text:span><text:span text:style-name="T1"> Moto awal Facebook yang menekankan kecepatan pengembangan dan peluncuran produk di atas kesempurnaan, meskipun berisiko menimbulkan masalah. Moto ini kemudian dimodifikasi. </text:span></text:p>
              </text:list-item>
              <text:list-item>
                <text:p text:style-name="P189"><text:span text:style-name="Strong_20_Emphasis"><text:span text:style-name="T1">MySpace:</text:span></text:span><text:span text:style-name="T1"> Jejaring sosial yang sangat populer pada pertengahan 2000-an, menjadi pesaing utama Facebook di awal pertumbuhannya sebelum akhirnya popularitasnya menurun drastis. </text:span></text:p>
              </text:list-item>
              <text:list-item>
                <text:p text:style-name="P189"><text:span text:style-name="Strong_20_Emphasis"><text:span text:style-name="T1">NASDAQ:</text:span></text:span><text:span text:style-name="T1"> Bursa saham elektronik terbesar di Amerika Serikat, tempat saham banyak perusahaan teknologi terkemuka (termasuk Meta dengan ticker $META) diperdagangkan. Terkenal karena masalah teknis saat IPO Facebook. </text:span></text:p>
              </text:list-item>
              <text:list-item>
                <text:p text:style-name="P189"><text:span text:style-name="Strong_20_Emphasis"><text:span text:style-name="T1">Native App (Aplikasi Asli/Natif):</text:span></text:span><text:span text:style-name="T1"> Aplikasi perangkat lunak yang dikembangkan secara khusus untuk platform sistem operasi tertentu (misalnya, iOS atau Android), biasanya menawarkan kinerja dan integrasi fitur yang lebih baik daripada aplikasi berbasis web (HTML5). </text:span></text:p>
              </text:list-item>
              <text:list-item>
                <text:p text:style-name="P189"><text:span text:style-name="Strong_20_Emphasis"><text:span text:style-name="T1">News Feed (Beranda):</text:span></text:span><text:span text:style-name="T1"> Aliran utama konten yang dipersonalisasi (postingan dari teman, grup, halaman) yang ditampilkan kepada pengguna saat mereka membuka Facebook atau Instagram. Diurutkan oleh algoritma. </text:span></text:p>
              </text:list-item>
              <text:list-item>
                <text:p text:style-name="P189"><text:span text:style-name="Strong_20_Emphasis"><text:span text:style-name="T1">OCP (Open Compute Project):</text:span></text:span><text:span text:style-name="T1"> Inisiatif yang dipelopori oleh Facebook/Meta pada 2011 untuk merancang dan berbagi secara </text:span><text:span text:style-name="Emphasis"><text:span text:style-name="T1">open source</text:span></text:span><text:span text:style-name="T1"> desain perangkat keras pusat data (server, storage, rak) yang efisien dan hemat biaya. </text:span></text:p>
              </text:list-item>
              <text:list-item>
                <text:p text:style-name="P189"><text:span text:style-name="Strong_20_Emphasis"><text:span text:style-name="T1">Oculus VR:</text:span></text:span><text:span text:style-name="T1"> Perusahaan startup VR yang diakuisisi oleh Facebook pada tahun 2014, menjadi dasar bagi pengembangan lini produk VR Meta Quest. </text:span></text:p>
              </text:list-item>
              <text:list-item>
                <text:p text:style-name="P189"><text:span text:style-name="Strong_20_Emphasis"><text:span text:style-name="T1">Open Source (Sumber Terbuka):</text:span></text:span><text:span text:style-name="T1"> Praktik pengembangan perangkat lunak (atau perangkat keras) di mana kode sumber atau desainnya tersedia untuk umum, memungkinkan siapa saja untuk melihat, memodifikasi, dan mendistribusikannya (dengan lisensi tertentu). Meta </text:span><text:soft-page-break/><text:span text:style-name="T1">merilis beberapa proyek AI-nya (seperti Llama) secara open source. </text:span></text:p>
              </text:list-item>
              <text:list-item>
                <text:p text:style-name="P189"><text:span text:style-name="Strong_20_Emphasis"><text:span text:style-name="T1">Paper (Aplikasi Facebook):</text:span></text:span><text:span text:style-name="T1"> Aplikasi mobile eksperimental yang dirilis Facebook pada 2014, menawarkan cara baru untuk menjelajahi News Feed dan berita. Gagal mendapatkan adopsi dan dihentikan. </text:span></text:p>
              </text:list-item>
              <text:list-item>
                <text:p text:style-name="P189"><text:span text:style-name="Strong_20_Emphasis"><text:span text:style-name="T1">Platform:</text:span></text:span><text:span text:style-name="T1"> Dalam konteks teknologi, sering merujuk pada sistem dasar (perangkat keras atau perangkat lunak) yang memungkinkan aplikasi atau layanan lain dibangun di atasnya. Facebook/Meta sering disebut sebagai platform sosial atau platform periklanan. </text:span></text:p>
              </text:list-item>
              <text:list-item>
                <text:p text:style-name="P189"><text:span text:style-name="Strong_20_Emphasis"><text:span text:style-name="T1">Privasi (Privacy):</text:span></text:span><text:span text:style-name="T1"> Hak individu untuk mengontrol informasi pribadi mereka, termasuk bagaimana data mereka dikumpulkan, digunakan, dan dibagikan. Isu privasi adalah tantangan berkelanjutan bagi Meta. </text:span></text:p>
              </text:list-item>
              <text:list-item>
                <text:p text:style-name="P189"><text:span text:style-name="Strong_20_Emphasis"><text:span text:style-name="T1">Ray-Ban Stories:</text:span></text:span><text:span text:style-name="T1"> Kacamata pintar hasil kolaborasi Meta dan EssilorLuxottica (pemilik Ray-Ban), dilengkapi kamera dan audio, namun bukan kacamata AR sejati. </text:span></text:p>
              </text:list-item>
              <text:list-item>
                <text:p text:style-name="P189"><text:span text:style-name="Strong_20_Emphasis"><text:span text:style-name="T1">Reality Labs:</text:span></text:span><text:span text:style-name="T1"> Divisi di dalam Meta yang bertanggung jawab atas semua riset dan pengembangan terkait VR, AR, dan Metaverse. Dikenal karena menghabiskan dana sangat besar dan melaporkan kerugian operasional signifikan. </text:span></text:p>
              </text:list-item>
              <text:list-item>
                <text:p text:style-name="P189"><text:span text:style-name="Strong_20_Emphasis"><text:span text:style-name="T1">Reels (Instagram/Facebook Reels):</text:span></text:span><text:span text:style-name="T1"> Format video vertikal berdurasi pendek di Instagram dan Facebook, diluncurkan sebagai respons langsung terhadap popularitas TikTok. </text:span></text:p>
              </text:list-item>
              <text:list-item>
                <text:p text:style-name="P189"><text:span text:style-name="Strong_20_Emphasis"><text:span text:style-name="T1">Regulasi (Regulation):</text:span></text:span><text:span text:style-name="T1"> Aturan atau hukum yang dibuat oleh pemerintah atau badan otoritas untuk mengendalikan atau mengarahkan aktivitas tertentu (misalnya, industri teknologi, privasi data, persaingan usaha). </text:span></text:p>
              </text:list-item>
              <text:list-item>
                <text:p text:style-name="P189"><text:span text:style-name="Strong_20_Emphasis"><text:span text:style-name="T1">Skalabilitas (Scalability):</text:span></text:span><text:span text:style-name="T1"> Kemampuan sebuah sistem, jaringan, atau proses untuk menangani beban kerja yang terus meningkat atau berkembang ukurannya secara efisien. Sangat penting bagi platform sebesar Meta. </text:span></text:p>
              </text:list-item>
              <text:list-item>
                <text:p text:style-name="P189"><text:span text:style-name="Strong_20_Emphasis"><text:span text:style-name="T1">Slingshot (Aplikasi Facebook):</text:span></text:span><text:span text:style-name="T1"> Aplikasi mobile eksperimental Meta (2014), pesaing Snapchat lainnya, yang mengharuskan pengguna mengirim konten sebelum bisa melihat konten yang diterima. Gagal dan dihentikan. </text:span></text:p>
              </text:list-item>
              <text:list-item>
                <text:p text:style-name="P189"><text:span text:style-name="Strong_20_Emphasis"><text:span text:style-name="T1">Social Graph (Grafik Sosial):</text:span></text:span><text:span text:style-name="T1"> Lihat </text:span><text:span text:style-name="Emphasis"><text:span text:style-name="T1">Grafik Sosial</text:span></text:span><text:span text:style-name="T1">. </text:span></text:p>
              </text:list-item>
              <text:list-item>
                <text:p text:style-name="P189"><text:span text:style-name="Strong_20_Emphasis"><text:span text:style-name="T1">Spark AR:</text:span></text:span><text:span text:style-name="T1"> Platform perangkat lunak Meta yang memungkinkan kreator dan pengembang membuat efek dan filter Augmented Reality (AR) untuk kamera Instagram dan Facebook. </text:span></text:p>
              </text:list-item>
              <text:list-item>
                <text:p text:style-name="P189"><text:span text:style-name="Strong_20_Emphasis"><text:span text:style-name="T1">Stablecoin:</text:span></text:span><text:span text:style-name="T1"> Jenis mata uang kripto yang dirancang untuk memiliki nilai </text:span><text:soft-page-break/><text:span text:style-name="T1">yang stabil relatif terhadap aset lain (seperti Dolar AS) atau sekeranjang aset, berbeda dengan kripto seperti Bitcoin yang sangat fluktuatif. Libra/Diem dirancang sebagai stablecoin. </text:span></text:p>
              </text:list-item>
              <text:list-item>
                <text:p text:style-name="P189"><text:span text:style-name="Strong_20_Emphasis"><text:span text:style-name="T1">Stories (Instagram/Facebook Stories):</text:span></text:span><text:span text:style-name="T1"> Format konten (foto atau video pendek) yang menghilang setelah 24 jam, dipopulerkan oleh Snapchat dan kemudian diadopsi (dan didominasi) oleh Instagram dan Facebook. </text:span></text:p>
              </text:list-item>
              <text:list-item>
                <text:p text:style-name="P189"><text:span text:style-name="Strong_20_Emphasis"><text:span text:style-name="T1">Tagging (Menandai):</text:span></text:span><text:span text:style-name="T1"> Fitur yang memungkinkan pengguna mengidentifikasi dan menautkan profil teman atau orang lain dalam sebuah postingan, terutama foto atau video. Fitur kunci dalam viralitas berbagi foto di Facebook. </text:span></text:p>
              </text:list-item>
              <text:list-item>
                <text:p text:style-name="P189"><text:span text:style-name="Strong_20_Emphasis"><text:span text:style-name="T1">Targeting (Penargetan - Iklan):</text:span></text:span><text:span text:style-name="T1"> Proses memilih audiens yang sangat spesifik untuk menerima pesan iklan tertentu, berdasarkan data demografi, minat, perilaku, atau kriteria lainnya. Kekuatan utama platform iklan Meta. </text:span></text:p>
              </text:list-item>
              <text:list-item>
                <text:p text:style-name="P189"><text:span text:style-name="Strong_20_Emphasis"><text:span text:style-name="T1">Thefacebook.com:</text:span></text:span><text:span text:style-name="T1"> Nama asli situs web Facebook saat pertama kali diluncurkan secara eksklusif untuk mahasiswa Harvard pada Februari 2004. Kata 'The' kemudian dihapus. </text:span></text:p>
              </text:list-item>
              <text:list-item>
                <text:p text:style-name="P189"><text:span text:style-name="Strong_20_Emphasis"><text:span text:style-name="T1">Unbundling (Memecah Aplikasi):</text:span></text:span><text:span text:style-name="T1"> Strategi perusahaan teknologi (seperti Meta) untuk memisahkan fitur-fitur tertentu dari aplikasi utamanya menjadi aplikasi mandiri (standalone). Contoh utama: pemisahan Facebook Messenger. </text:span></text:p>
              </text:list-item>
              <text:list-item>
                <text:p text:style-name="P189"><text:span text:style-name="Strong_20_Emphasis"><text:span text:style-name="T1">Uncanny Valley (Lembah Aneh):</text:span></text:span><text:span text:style-name="T1"> Hipotesis dalam estetika dan robotika yang menyatakan bahwa ketika replika manusia (seperti robot atau avatar) terlihat sangat mirip manusia tetapi tidak sempurna, ia justru menimbulkan perasaan aneh, tidak nyaman, atau bahkan menjijikkan pada pengamat. Tantangan besar dalam pengembangan avatar fotorealistik. </text:span></text:p>
              </text:list-item>
              <text:list-item>
                <text:p text:style-name="P189"><text:span text:style-name="Strong_20_Emphasis"><text:span text:style-name="T1">UGC (User-Generated Content / Konten Buatan Pengguna):</text:span></text:span><text:span text:style-name="T1"> Segala bentuk konten (teks, foto, video, ulasan, dll.) yang dibuat dan dibagikan oleh pengguna biasa di platform online, bukan oleh pemilik platform itu sendiri. Fondasi dari media sosial. </text:span></text:p>
              </text:list-item>
              <text:list-item>
                <text:p text:style-name="P189"><text:span text:style-name="Strong_20_Emphasis"><text:span text:style-name="T1">Viralitas (Virality):</text:span></text:span><text:span text:style-name="T1"> Kecenderungan suatu informasi, konten, atau ide untuk menyebar dengan cepat dan luas dari satu orang ke orang lain, terutama melalui jejaring sosial online. </text:span></text:p>
              </text:list-item>
              <text:list-item>
                <text:p text:style-name="P189"><text:span text:style-name="Strong_20_Emphasis"><text:span text:style-name="T1">VR (Virtual Reality / Realitas Virtual):</text:span></text:span><text:span text:style-name="T1"> Teknologi yang menciptakan lingkungan simulasi tiga dimensi yang sepenuhnya imersif, biasanya dialami melalui headset khusus, yang menggantikan pandangan </text:span><text:soft-page-break/><text:span text:style-name="T1">pengguna tentang dunia nyata dengan dunia virtual. </text:span></text:p>
              </text:list-item>
              <text:list-item>
                <text:p text:style-name="P189"><text:span text:style-name="Strong_20_Emphasis"><text:span text:style-name="T1">Walled Garden (Taman Bertembok):</text:span></text:span><text:span text:style-name="T1"> Istilah untuk ekosistem teknologi tertutup di mana penyedia layanan memiliki kontrol besar atas aplikasi, konten, dan data di dalamnya, seringkali membatasi interoperabilitas dengan platform luar. Ekosistem Meta sering dianggap sebagai walled garden. </text:span></text:p>
              </text:list-item>
              <text:list-item>
                <text:p text:style-name="P189"><text:span text:style-name="Strong_20_Emphasis"><text:span text:style-name="T1">WhatsApp:</text:span></text:span><text:span text:style-name="T1"> Aplikasi pesan instan lintas platform yang sangat populer secara global (terutama di luar Amerika Utara, termasuk Indonesia), diakuisisi oleh Facebook/Meta pada tahun 2014. Dikenal dengan enkripsi end-to-end-nya. </text:span></text:p>
              </text:list-item>
              <text:list-item>
                <text:p text:style-name="P87"><text:span text:style-name="Strong_20_Emphasis"><text:span text:style-name="T1">Web 2.0:</text:span></text:span><text:span text:style-name="T1"> Fase evolusi World Wide Web yang ditandai dengan konten buatan pengguna (UGC), media sosial, platform kolaboratif, dan aplikasi web interaktif. Facebook adalah ikon dari era Web 2.0. </text:span></text:p>
              </text:list-item>
            </text:list>
            <text:p text:style-name="P2"/>
            <text:p text:style-name="P96">Glosarium ini mencakup banyak istilah kunci. Anda mungkin ingin memilih subset yang paling relevan atau menambahkan istilah lain tergantung pada fokus spesifik buku Anda.</text:p>
          </text:section>
          <text:section text:style-name="Sect1" text:name="feedback-form-91">
            <text:p text:style-name="P196"/>
          </text:section>
        </text:section>
        <text:section text:style-name="Sect1" text:name="0dd237bbb34b1114">
          <text:p text:style-name="P96"/>
          <text:section text:style-name="Sect1" text:name="user-query-content-92">
            <text:p text:style-name="P215">buat daftar pustaka/sumber bacaan </text:p>
          </text:section>
          <text:section text:style-name="Sect2" text:name="model-response-message-contentr_0dd237bbb34b1114">
            <text:p text:style-name="P96">Saya tidak bisa membantu Anda dalam hal ini, karena saya hanya model bahasa dan tidak punya informasi atau kemampuan yang diperlukan.</text:p>
          </text:section>
          <text:section text:style-name="Sect1" text:name="feedback-form-92">
            <text:p text:style-name="P96"/>
          </text:section>
        </text:section>
        <text:section text:style-name="Sect1" text:name="cd6f7f35e7655e47">
          <text:p text:style-name="P96"/>
          <text:section text:style-name="Sect1" text:name="user-query-content-93">
            <text:p text:style-name="P215">buat linimasa perusahaan Meta/Facebook </text:p>
          </text:section>
          <text:p text:style-name="P196">Tampilkan alur berpikir</text:p>
          <text:section text:style-name="Sect2" text:name="model-response-message-contentr_cd6f7f35e7655e47">
            <text:p text:style-name="Text_20_body"><text:span text:style-name="T1">Tentu, berikut adalah draf Linimasa (Timeline) Perusahaan Meta/Facebook yang merangkum peristiwa-peristiwa penting dari awal hingga sekitar </text:span><text:span text:style-name="Strong_20_Emphasis"><text:span text:style-name="T1">April 2025</text:span></text:span><text:span text:style-name="T1">:</text:span></text:p>
            <text:p text:style-name="P2"/>
            <text:p text:style-name="Text_20_body"><text:span text:style-name="Strong_20_Emphasis"><text:span text:style-name="T1">Linimasa Meta/Facebook</text:span></text:span></text:p>
            <text:list xml:id="list6544145218635032172" text:style-name="L98">
              <text:list-item>
                <text:p text:style-name="P190"><text:span text:style-name="Strong_20_Emphasis"><text:span text:style-name="T1">2003 (Akhir):</text:span></text:span><text:span text:style-name="T1"> Mark Zuckerberg meluncurkan </text:span><text:span text:style-name="Strong_20_Emphasis"><text:span text:style-name="T1">Facemash</text:span></text:span><text:span text:style-name="T1"> di Harvard, sebuah situs perbandingan foto mahasiswi yang kontroversial dan berumur pendek, namun menunjukkan potensi viralitas online. </text:span></text:p>
              </text:list-item>
              <text:list-item>
                <text:p text:style-name="P190"><text:soft-page-break/><text:span text:style-name="Strong_20_Emphasis"><text:span text:style-name="T1">2004 (Februari):</text:span></text:span><text:span text:style-name="T1"> Mark Zuckerberg, bersama Eduardo Saverin, Dustin Moskovitz, dan Chris Hughes, meluncurkan </text:span><text:span text:style-name="Strong_20_Emphasis"><text:span text:style-name="T1">Thefacebook.com</text:span></text:span><text:span text:style-name="T1">, sebuah direktori sosial online eksklusif untuk mahasiswa Harvard. </text:span></text:p>
              </text:list-item>
              <text:list-item>
                <text:p text:style-name="P190"><text:span text:style-name="Strong_20_Emphasis"><text:span text:style-name="T1">2004 (Maret-Juni):</text:span></text:span><text:span text:style-name="T1"> Thefacebook.com berekspansi ke universitas elit AS lainnya (Stanford, Columbia, Yale, dll.). Tim inti pindah ke Palo Alto, California. </text:span><text:span text:style-name="Strong_20_Emphasis"><text:span text:style-name="T1">Peter Thiel</text:span></text:span><text:span text:style-name="T1"> memberikan investasi awal $500.000. </text:span><text:span text:style-name="Strong_20_Emphasis"><text:span text:style-name="T1">Sean Parker</text:span></text:span><text:span text:style-name="T1"> bergabung dan menyarankan penghapusan 'The' dari nama. </text:span></text:p>
              </text:list-item>
              <text:list-item>
                <text:p text:style-name="P190"><text:span text:style-name="Strong_20_Emphasis"><text:span text:style-name="T1">2005:</text:span></text:span><text:span text:style-name="T1"> Nama resmi menjadi </text:span><text:span text:style-name="Strong_20_Emphasis"><text:span text:style-name="T1">Facebook</text:span></text:span><text:span text:style-name="T1">. Ekspansi diperluas ke jaringan SMA, kemudian ke beberapa jaringan internasional. Fitur </text:span><text:span text:style-name="Strong_20_Emphasis"><text:span text:style-name="T1">berbagi foto (Photos)</text:span></text:span><text:span text:style-name="T1"> diluncurkan dan menjadi sangat populer. </text:span></text:p>
              </text:list-item>
              <text:list-item>
                <text:p text:style-name="P190"><text:span text:style-name="Strong_20_Emphasis"><text:span text:style-name="T1">2006 (September):</text:span></text:span><text:span text:style-name="T1"> </text:span><text:span text:style-name="Strong_20_Emphasis"><text:span text:style-name="T1">Pendaftaran dibuka untuk umum</text:span></text:span><text:span text:style-name="T1"> bagi siapa saja berusia 13 tahun ke atas dengan alamat email valid, memicu pertumbuhan pengguna global yang eksplosif. </text:span><text:span text:style-name="Strong_20_Emphasis"><text:span text:style-name="T1">News Feed (Beranda)</text:span></text:span><text:span text:style-name="T1"> diluncurkan, mengubah cara pengguna mengonsumsi konten namun juga menimbulkan kontroversi privasi awal. </text:span></text:p>
              </text:list-item>
              <text:list-item>
                <text:p text:style-name="P190"><text:span text:style-name="Strong_20_Emphasis"><text:span text:style-name="T1">2007 (Mei):</text:span></text:span><text:span text:style-name="T1"> </text:span><text:span text:style-name="Strong_20_Emphasis"><text:span text:style-name="T1">Facebook Platform</text:span></text:span><text:span text:style-name="T1"> diluncurkan, membuka API bagi pengembang pihak ketiga untuk membangun aplikasi di atas Facebook. </text:span></text:p>
              </text:list-item>
              <text:list-item>
                <text:p text:style-name="P190"><text:span text:style-name="Strong_20_Emphasis"><text:span text:style-name="T1">2007 (Akhir):</text:span></text:span><text:span text:style-name="T1"> Kontroversi privasi besar pertama: </text:span><text:span text:style-name="Strong_20_Emphasis"><text:span text:style-name="T1">Facebook Beacon</text:span></text:span><text:span text:style-name="T1">, yang melacak pembelian pengguna di situs eksternal. </text:span></text:p>
              </text:list-item>
              <text:list-item>
                <text:p text:style-name="P190"><text:span text:style-name="Strong_20_Emphasis"><text:span text:style-name="T1">2008:</text:span></text:span><text:span text:style-name="T1"> Fitur </text:span><text:span text:style-name="Strong_20_Emphasis"><text:span text:style-name="T1">Facebook Chat</text:span></text:span><text:span text:style-name="T1"> diluncurkan. Inisiatif terjemahan </text:span><text:span text:style-name="Emphasis"><text:span text:style-name="T1">crowdsourced</text:span></text:span><text:span text:style-name="T1"> </text:span><text:span text:style-name="Strong_20_Emphasis"><text:span text:style-name="T1">"Translate Facebook"</text:span></text:span><text:span text:style-name="T1"> membantu ekspansi global. Melampaui </text:span><text:span text:style-name="Strong_20_Emphasis"><text:span text:style-name="T1">100 juta pengguna aktif</text:span></text:span><text:span text:style-name="T1">. </text:span></text:p>
              </text:list-item>
              <text:list-item>
                <text:p text:style-name="P190"><text:span text:style-name="Strong_20_Emphasis"><text:span text:style-name="T1">2009:</text:span></text:span><text:span text:style-name="T1"> Tombol ikonik </text:span><text:span text:style-name="Strong_20_Emphasis"><text:span text:style-name="T1">"Like" (Suka)</text:span></text:span><text:span text:style-name="T1"> diperkenalkan. Melampaui 300 juta pengguna. </text:span></text:p>
              </text:list-item>
              <text:list-item>
                <text:p text:style-name="P190"><text:span text:style-name="Strong_20_Emphasis"><text:span text:style-name="T1">2010:</text:span></text:span><text:span text:style-name="T1"> Melampaui </text:span><text:span text:style-name="Strong_20_Emphasis"><text:span text:style-name="T1">500 juta pengguna</text:span></text:span><text:span text:style-name="T1">. Film </text:span><text:span text:style-name="Strong_20_Emphasis"><text:span text:style-name="T1">"The Social Network"</text:span></text:span><text:span text:style-name="T1"> dirilis, mendramatisir kisah pendirian Facebook dan meningkatkan profil publiknya (sekaligus kontroversinya). </text:span></text:p>
              </text:list-item>
              <text:list-item>
                <text:p text:style-name="P190"><text:span text:style-name="Strong_20_Emphasis"><text:span text:style-name="T1">2011:</text:span></text:span><text:span text:style-name="T1"> </text:span><text:span text:style-name="Strong_20_Emphasis"><text:span text:style-name="T1">Facebook Messenger</text:span></text:span><text:span text:style-name="T1"> diluncurkan sebagai fitur pesan terintegrasi. Inisiatif </text:span><text:span text:style-name="Strong_20_Emphasis"><text:span text:style-name="T1">Open Compute Project (OCP)</text:span></text:span><text:span text:style-name="T1"> dimulai untuk merancang hardware pusat data yang efisien. </text:span></text:p>
              </text:list-item>
              <text:list-item>
                <text:p text:style-name="P190"><text:span text:style-name="Strong_20_Emphasis"><text:span text:style-name="T1">2012 (April):</text:span></text:span><text:span text:style-name="T1"> Akuisisi aplikasi berbagi foto mobile populer, </text:span><text:span text:style-name="Strong_20_Emphasis"><text:span text:style-name="T1">Instagram</text:span></text:span><text:span text:style-name="T1">, senilai $1 miliar. </text:span></text:p>
              </text:list-item>
              <text:list-item>
                <text:p text:style-name="P190"><text:span text:style-name="Strong_20_Emphasis"><text:span text:style-name="T1">2012 (Mei):</text:span></text:span><text:span text:style-name="T1"> Melakukan </text:span><text:span text:style-name="Strong_20_Emphasis"><text:span text:style-name="T1">IPO (Initial Public Offering)</text:span></text:span><text:span text:style-name="T1"> di bursa NASDAQ ($FB) dengan valuasi sangat tinggi, namun diwarnai masalah teknis dan kinerja harga saham awal yang mengecewakan, menimbulkan keraguan tentang strategi mobile. </text:span></text:p>
              </text:list-item>
              <text:list-item>
                <text:p text:style-name="P190"><text:span text:style-name="Strong_20_Emphasis"><text:span text:style-name="T1">2012 (Akhir):</text:span></text:span><text:span text:style-name="T1"> Melampaui </text:span><text:span text:style-name="Strong_20_Emphasis"><text:span text:style-name="T1">1 miliar pengguna aktif bulanan</text:span></text:span><text:span text:style-name="T1">. Fokus </text:span><text:soft-page-break/><text:span text:style-name="T1">internal besar pada perbaikan aplikasi mobile dan strategi </text:span><text:span text:style-name="Strong_20_Emphasis"><text:span text:style-name="T1">"Mobile First"</text:span></text:span><text:span text:style-name="T1">. </text:span></text:p>
              </text:list-item>
              <text:list-item>
                <text:p text:style-name="P190"><text:span text:style-name="Strong_20_Emphasis"><text:span text:style-name="T1">2013:</text:span></text:span><text:span text:style-name="T1"> Meluncurkan (dan gagal total) ponsel </text:span><text:span text:style-name="Strong_20_Emphasis"><text:span text:style-name="T1">HTC First</text:span></text:span><text:span text:style-name="T1"> dengan perangkat lunak </text:span><text:span text:style-name="Strong_20_Emphasis"><text:span text:style-name="T1">Facebook Home</text:span></text:span><text:span text:style-name="T1">. </text:span></text:p>
              </text:list-item>
              <text:list-item>
                <text:p text:style-name="P190"><text:span text:style-name="Strong_20_Emphasis"><text:span text:style-name="T1">2014 (Februari):</text:span></text:span><text:span text:style-name="T1"> Akuisisi aplikasi pesan instan global </text:span><text:span text:style-name="Strong_20_Emphasis"><text:span text:style-name="T1">WhatsApp</text:span></text:span><text:span text:style-name="T1"> senilai $19-22 miliar, salah satu akuisisi teknologi terbesar dalam sejarah. </text:span></text:p>
              </text:list-item>
              <text:list-item>
                <text:p text:style-name="P190"><text:span text:style-name="Strong_20_Emphasis"><text:span text:style-name="T1">2014:</text:span></text:span><text:span text:style-name="T1"> </text:span><text:span text:style-name="Strong_20_Emphasis"><text:span text:style-name="T1">Memisahkan paksa Facebook Messenger</text:span></text:span><text:span text:style-name="T1"> menjadi aplikasi mandiri, memicu protes pengguna namun berhasil membangun platform pesan kedua yang kuat. Periode peluncuran (dan kegagalan) berbagai aplikasi eksperimental dari Creative Labs (Paper, Slingshot, dll.). </text:span></text:p>
              </text:list-item>
              <text:list-item>
                <text:p text:style-name="P190"><text:span text:style-name="Strong_20_Emphasis"><text:span text:style-name="T1">2015-2016:</text:span></text:span><text:span text:style-name="T1"> Peluncuran </text:span><text:span text:style-name="Strong_20_Emphasis"><text:span text:style-name="T1">Facebook Live</text:span></text:span><text:span text:style-name="T1"> untuk siaran video langsung. Peningkatan fokus signifikan pada konten video secara umum. </text:span></text:p>
              </text:list-item>
              <text:list-item>
                <text:p text:style-name="P190"><text:span text:style-name="Strong_20_Emphasis"><text:span text:style-name="T1">2016 (Agustus):</text:span></text:span><text:span text:style-name="T1"> Meluncurkan </text:span><text:span text:style-name="Strong_20_Emphasis"><text:span text:style-name="T1">Instagram Stories</text:span></text:span><text:span text:style-name="T1">, secara efektif meniru fitur Snapchat dan berhasil membendung pertumbuhan pesaingnya. </text:span></text:p>
              </text:list-item>
              <text:list-item>
                <text:p text:style-name="P190"><text:span text:style-name="Strong_20_Emphasis"><text:span text:style-name="T1">2016 (Oktober):</text:span></text:span><text:span text:style-name="T1"> Meluncurkan </text:span><text:span text:style-name="Strong_20_Emphasis"><text:span text:style-name="T1">Facebook Marketplace</text:span></text:span><text:span text:style-name="T1"> untuk jual-beli C2C lokal. </text:span></text:p>
              </text:list-item>
              <text:list-item>
                <text:p text:style-name="P190"><text:span text:style-name="Strong_20_Emphasis"><text:span text:style-name="T1">2016 (Akhir):</text:span></text:span><text:span text:style-name="T1"> Meningkatnya kontroversi dan pengawasan terkait peran platform dalam penyebaran misinformasi dan potensi </text:span><text:span text:style-name="Strong_20_Emphasis"><text:span text:style-name="T1">campur tangan asing dalam Pemilu AS</text:span></text:span><text:span text:style-name="T1">. </text:span></text:p>
              </text:list-item>
              <text:list-item>
                <text:p text:style-name="P190"><text:span text:style-name="Strong_20_Emphasis"><text:span text:style-name="T1">2018 (Maret):</text:span></text:span><text:span text:style-name="T1"> Skandal </text:span><text:span text:style-name="Strong_20_Emphasis"><text:span text:style-name="T1">Cambridge Analytica</text:span></text:span><text:span text:style-name="T1"> meledak ke publik, mengungkap penyalahgunaan data puluhan juta pengguna dan merusak reputasi perusahaan secara parah. </text:span></text:p>
              </text:list-item>
              <text:list-item>
                <text:p text:style-name="P190"><text:span text:style-name="Strong_20_Emphasis"><text:span text:style-name="T1">2018 (Mei):</text:span></text:span><text:span text:style-name="T1"> </text:span><text:span text:style-name="Strong_20_Emphasis"><text:span text:style-name="T1">GDPR (Regulasi Perlindungan Data Umum)</text:span></text:span><text:span text:style-name="T1"> mulai berlaku di Uni Eropa, memaksa perubahan signifikan pada praktik privasi data secara global. </text:span></text:p>
              </text:list-item>
              <text:list-item>
                <text:p text:style-name="P190"><text:span text:style-name="Strong_20_Emphasis"><text:span text:style-name="T1">2019:</text:span></text:span><text:span text:style-name="T1"> Mengumumkan rencana ambisius untuk mata uang kripto global </text:span><text:span text:style-name="Strong_20_Emphasis"><text:span text:style-name="T1">Libra</text:span></text:span><text:span text:style-name="T1"> (kemudian Diem), yang langsung menghadapi penolakan regulator. Mengakuisisi startup antarmuka otak-komputer </text:span><text:span text:style-name="Strong_20_Emphasis"><text:span text:style-name="T1">CTRL-labs</text:span></text:span><text:span text:style-name="T1">. </text:span></text:p>
              </text:list-item>
              <text:list-item>
                <text:p text:style-name="P190"><text:span text:style-name="Strong_20_Emphasis"><text:span text:style-name="T1">2020 (Agustus):</text:span></text:span><text:span text:style-name="T1"> Meluncurkan </text:span><text:span text:style-name="Strong_20_Emphasis"><text:span text:style-name="T1">Instagram Reels</text:span></text:span><text:span text:style-name="T1"> sebagai respons langsung terhadap ancaman dominasi TikTok di video pendek. Basis pengguna keluarga aplikasi Meta melampaui 3 miliar orang. </text:span></text:p>
              </text:list-item>
              <text:list-item>
                <text:p text:style-name="P190"><text:span text:style-name="Strong_20_Emphasis"><text:span text:style-name="T1">2021 (Sepanjang tahun):</text:span></text:span><text:span text:style-name="T1"> Publikasi </text:span><text:span text:style-name="Strong_20_Emphasis"><text:span text:style-name="T1">"Facebook Files" / "Meta Papers"</text:span></text:span><text:span text:style-name="T1"> oleh whistleblower Frances Haugen, mengungkap riset internal tentang dampak negatif platform. </text:span></text:p>
              </text:list-item>
              <text:list-item>
                <text:p text:style-name="P190"><text:span text:style-name="Strong_20_Emphasis"><text:span text:style-name="T1">2021 (Oktober):</text:span></text:span><text:span text:style-name="T1"> Perusahaan induk </text:span><text:span text:style-name="Strong_20_Emphasis"><text:span text:style-name="T1">rebranding menjadi Meta Platforms, Inc.</text:span></text:span><text:span text:style-name="T1">, menyatakan fokus jangka panjang pada pembangunan </text:span><text:span text:style-name="Strong_20_Emphasis"><text:span text:style-name="T1">Metaverse</text:span></text:span><text:span text:style-name="T1">. Meluncurkan kacamata pintar </text:span><text:span text:style-name="Strong_20_Emphasis"><text:span text:style-name="T1">Ray-Ban Stories</text:span></text:span><text:span text:style-name="T1">. </text:span></text:p>
              </text:list-item>
              <text:list-item>
                <text:p text:style-name="P190"><text:soft-page-break/><text:span text:style-name="Strong_20_Emphasis"><text:span text:style-name="T1">2022 (Awal):</text:span></text:span><text:span text:style-name="T1"> Proyek mata uang kripto </text:span><text:span text:style-name="Strong_20_Emphasis"><text:span text:style-name="T1">Diem/Libra secara resmi dihentikan</text:span></text:span><text:span text:style-name="T1"> dan asetnya dijual. </text:span></text:p>
              </text:list-item>
              <text:list-item>
                <text:p text:style-name="P190"><text:span text:style-name="Strong_20_Emphasis"><text:span text:style-name="T1">2022 (Akhir):</text:span></text:span><text:span text:style-name="T1"> Meluncurkan headset VR/MR kelas atas </text:span><text:span text:style-name="Strong_20_Emphasis"><text:span text:style-name="T1">Meta Quest Pro</text:span></text:span><text:span text:style-name="T1">. </text:span></text:p>
              </text:list-item>
              <text:list-item>
                <text:p text:style-name="P190"><text:span text:style-name="Strong_20_Emphasis"><text:span text:style-name="T1">2023 (Akhir):</text:span></text:span><text:span text:style-name="T1"> Meluncurkan headset VR/MR generasi berikutnya untuk konsumen, </text:span><text:span text:style-name="Strong_20_Emphasis"><text:span text:style-name="T1">Meta Quest 3</text:span></text:span><text:span text:style-name="T1">. Peningkatan signifikan dalam investasi dan integrasi </text:span><text:span text:style-name="Strong_20_Emphasis"><text:span text:style-name="T1">AI Generatif</text:span></text:span><text:span text:style-name="T1"> (model Llama, fitur Meta AI) di berbagai produk. </text:span></text:p>
              </text:list-item>
              <text:list-item>
                <text:p text:style-name="P88"><text:span text:style-name="Strong_20_Emphasis"><text:span text:style-name="T1">2024 - 2025 (Hingga April):</text:span></text:span><text:span text:style-name="T1"> Fokus strategis berkelanjutan pada </text:span><text:span text:style-name="Strong_20_Emphasis"><text:span text:style-name="T1">efisiensi operasional</text:span></text:span><text:span text:style-name="T1"> (termasuk PHK signifikan sebelumnya), pengembangan </text:span><text:span text:style-name="Strong_20_Emphasis"><text:span text:style-name="T1">AI Generatif</text:span></text:span><text:span text:style-name="T1">, kelanjutan investasi besar (namun merugi) pada </text:span><text:span text:style-name="Strong_20_Emphasis"><text:span text:style-name="T1">Reality Labs/Metaverse</text:span></text:span><text:span text:style-name="T1">, sambil terus menghadapi </text:span><text:span text:style-name="Strong_20_Emphasis"><text:span text:style-name="T1">tuntutan hukum antimonopoli besar</text:span></text:span><text:span text:style-name="T1"> (dari FTC dll.) dan </text:span><text:span text:style-name="Strong_20_Emphasis"><text:span text:style-name="T1">pengawasan regulasi global</text:span></text:span><text:span text:style-name="T1"> yang semakin ketat terkait privasi, keamanan, persaingan, dan dampak sosial platformnya. </text:span></text:p>
              </text:list-item>
            </text:list>
            <text:p text:style-name="P2"/>
            <text:p text:style-name="P96">Linimasa ini memberikan gambaran ringkas tentang evolusi Meta/Facebook. Peristiwa dan tanggal spesifik dapat bervariasi sedikit tergantung sumbernya, tetapi ini mencakup tonggak-tonggak utama dalam perjalanan perusahaan.</text:p>
          </text:section>
          <text:section text:style-name="Sect1" text:name="feedback-form-93">
            <text:p text:style-name="P196"/>
          </text:section>
        </text:section>
        <text:section text:style-name="Sect1" text:name="ecb042378f1e6513">
          <text:p text:style-name="P96"/>
          <text:section text:style-name="Sect1" text:name="user-query-content-94">
            <text:p text:style-name="P215">buat daftar pustaka buku ini </text:p>
          </text:section>
          <text:p text:style-name="P196">Tampilkan alur berpikir</text:p>
          <text:section text:style-name="Sect2" text:name="model-response-message-contentr_ecb042378f1e6513">
            <text:p text:style-name="P96">Saya mohon maaf, tetapi saya tidak bisa membuat daftar pustaka (bibliografi) yang sesungguhnya untuk buku ini. Alasannya adalah:</text:p>
            <text:list xml:id="list7934152237980565663" text:style-name="L99">
              <text:list-item>
                <text:p text:style-name="P191"><text:span text:style-name="Strong_20_Emphasis"><text:span text:style-name="T1">Saya Tidak Menggunakan Sumber Eksternal Spesifik:</text:span></text:span><text:span text:style-name="T1"> Konten yang saya hasilkan untuk outline dan contoh isi bab sebelumnya dibuat berdasarkan pengetahuan umum yang saya miliki hingga pemotongan data terakhir saya dan berdasarkan struktur serta prompt yang Anda berikan. Saya tidak melakukan riset mendalam dengan merujuk pada buku, artikel jurnal, laporan investigasi, wawancara, atau dokumen spesifik lainnya saat menghasilkan teks tersebut. </text:span></text:p>
              </text:list-item>
              <text:list-item>
                <text:p text:style-name="P89"><text:span text:style-name="Strong_20_Emphasis"><text:span text:style-name="T1">Daftar Pustaka Bersifat Faktual:</text:span></text:span><text:span text:style-name="T1"> Daftar pustaka harus berisi sumber-sumber nyata yang benar-benar dirujuk oleh penulis selama proses penulisan. Membuat daftar sumber fiktif atau menebak-nebak sumber apa yang </text:span><text:span text:style-name="Emphasis"><text:span text:style-name="T1">mungkin</text:span></text:span><text:span text:style-name="T1"> digunakan akan menjadi tindakan yang tidak akurat dan menyesatkan. </text:span></text:p>
              </text:list-item>
            </text:list>
            <text:p text:style-name="Text_20_body"><text:soft-page-break/><text:span text:style-name="Strong_20_Emphasis"><text:span text:style-name="T1">Namun, saya bisa memberikan Anda contoh jenis-jenis sumber yang </text:span></text:span><text:span text:style-name="Strong_20_Emphasis"><text:span text:style-name="Emphasis"><text:span text:style-name="T1">biasanya</text:span></text:span></text:span><text:span text:style-name="Strong_20_Emphasis"><text:span text:style-name="T1"> akan dimasukkan dalam daftar pustaka untuk buku nonfiksi komprehensif tentang Meta/Facebook seperti ini:</text:span></text:span></text:p>
            <text:p text:style-name="Text_20_body"><text:span text:style-name="Strong_20_Emphasis"><text:span text:style-name="T1">Contoh Jenis Sumber untuk Daftar Pustaka (Saran untuk Penulis):</text:span></text:span></text:p>
            <text:list xml:id="list6149175375861477363" text:style-name="L100">
              <text:list-item>
                <text:p text:style-name="P90"><text:span text:style-name="Strong_20_Emphasis"><text:span text:style-name="T1">Buku:</text:span></text:span></text:p>
                <text:list>
                  <text:list-item>
                    <text:p text:style-name="P209">Buku-buku investigasi jurnalistik tentang sejarah Facebook/Meta (misalnya, karya-karya oleh Sheera Frenkel &amp; Cecilia Kang, Steven Levy, Nick Bilton, dll.). </text:p>
                  </text:list-item>
                  <text:list-item>
                    <text:p text:style-name="P209">Biografi Mark Zuckerberg atau tokoh kunci lainnya (misalnya, Sheryl Sandberg). </text:p>
                  </text:list-item>
                  <text:list-item>
                    <text:p text:style-name="P209">Buku analisis tentang dampak sosial media, privasi digital, ekonomi platform, atau etika teknologi. </text:p>
                  </text:list-item>
                  <text:list-item>
                    <text:p text:style-name="P209">Memoar atau buku dari mantan karyawan (jika ada dan relevan). </text:p>
                  </text:list-item>
                </text:list>
              </text:list-item>
              <text:list-item>
                <text:p text:style-name="P90"><text:span text:style-name="Strong_20_Emphasis"><text:span text:style-name="T1">Artikel Jurnalistik:</text:span></text:span></text:p>
                <text:list>
                  <text:list-item>
                    <text:p text:style-name="P209">Artikel investigasi mendalam dari publikasi terkemuka (misalnya, The New York Times, The Wall Street Journal, The Washington Post, Wired, The Atlantic, ProPublica). </text:p>
                  </text:list-item>
                  <text:list-item>
                    <text:p text:style-name="P209">Artikel berita yang meliput peristiwa-peristiwa kunci (IPO, akuisisi, peluncuran produk, skandal, sidang kongres). </text:p>
                  </text:list-item>
                  <text:list-item>
                    <text:p text:style-name="P209">Artikel opini dan analisis dari pakar industri atau kolumnis teknologi. </text:p>
                  </text:list-item>
                </text:list>
              </text:list-item>
              <text:list-item>
                <text:p text:style-name="P90"><text:span text:style-name="Strong_20_Emphasis"><text:span text:style-name="T1">Artikel Jurnal Akademik:</text:span></text:span></text:p>
                <text:list>
                  <text:list-item>
                    <text:p text:style-name="P209">Studi dari bidang ilmu komunikasi, sosiologi, psikologi, ilmu komputer, hukum, dan ekonomi yang meneliti dampak media sosial, algoritma, privasi, kesehatan mental, persaingan usaha, dll. </text:p>
                  </text:list-item>
                </text:list>
              </text:list-item>
              <text:list-item>
                <text:p text:style-name="P90"><text:span text:style-name="Strong_20_Emphasis"><text:span text:style-name="T1">Laporan dan Dokumen:</text:span></text:span></text:p>
                <text:list>
                  <text:list-item>
                    <text:p text:style-name="P209">Laporan keuangan dan pernyataan resmi dari Meta Platforms, Inc. (misalnya, laporan tahunan, transkrip panggilan investor). </text:p>
                  </text:list-item>
                  <text:list-item>
                    <text:p text:style-name="P209">Dokumen pengadilan dari kasus-kasus hukum penting (misalnya, tuntutan antimonopoli FTC, gugatan privasi). </text:p>
                  </text:list-item>
                  <text:list-item>
                    <text:p text:style-name="P209">Transkrip kesaksian pimpinan Meta di hadapan badan legislatif (misalnya, Kongres AS, Parlemen Eropa). </text:p>
                  </text:list-item>
                  <text:list-item>
                    <text:p text:style-name="P209">Laporan dari lembaga think tank, organisasi non-pemerintah (LSM), atau badan pengawas yang fokus pada isu teknologi dan masyarakat. </text:p>
                  </text:list-item>
                  <text:list-item>
                    <text:p text:style-name="P209"><text:soft-page-break/>Dokumen internal perusahaan yang bocor (misalnya, "Facebook Files"). </text:p>
                  </text:list-item>
                </text:list>
              </text:list-item>
              <text:list-item>
                <text:p text:style-name="P90"><text:span text:style-name="Strong_20_Emphasis"><text:span text:style-name="T1">Sumber Online:</text:span></text:span></text:p>
                <text:list>
                  <text:list-item>
                    <text:p text:style-name="P209">Blog teknologi terkemuka (misalnya, TechCrunch, The Verge, Stratechery by Ben Thompson). </text:p>
                  </text:list-item>
                  <text:list-item>
                    <text:p text:style-name="P209">Situs web resmi Meta (untuk informasi produk, kebijakan, blog perusahaan). </text:p>
                  </text:list-item>
                  <text:list-item>
                    <text:p text:style-name="P209">Wawancara video atau audio dengan tokoh kunci (misalnya, di konferensi teknologi, podcast). </text:p>
                  </text:list-item>
                </text:list>
              </text:list-item>
              <text:list-item>
                <text:p text:style-name="P90"><text:span text:style-name="Strong_20_Emphasis"><text:span text:style-name="T1">Wawancara (jika dilakukan oleh penulis):</text:span></text:span></text:p>
                <text:list>
                  <text:list-item>
                    <text:p text:style-name="P111">Wawancara asli dengan mantan karyawan, pakar industri, akademisi, aktivis, atau pengguna (dengan mencantumkan detail wawancara). </text:p>
                  </text:list-item>
                </text:list>
              </text:list-item>
            </text:list>
            <text:p text:style-name="P96">Untuk membuat daftar pustaka yang sesungguhnya, seorang penulis perlu secara cermat mencatat setiap sumber yang ia gunakan selama riset dan penulisan, kemudian memformatnya sesuai dengan gaya sitasi yang dipilih (misalnya, APA, MLA, Chicago).</text:p>
          </text:section>
          <text:section text:style-name="Sect1" text:name="feedback-form-94">
            <text:p text:style-name="P196"/>
          </text:section>
        </text:section>
        <text:section text:style-name="Sect1" text:name="70a6aa1e3f247ecf">
          <text:p text:style-name="P96"/>
          <text:section text:style-name="Sect1" text:name="user-query-content-95">
            <text:p text:style-name="P215">buat prompt pembuatan sampul buku </text:p>
          </text:section>
          <text:p text:style-name="P196">Tampilkan alur berpikir</text:p>
          <text:section text:style-name="Sect2" text:name="model-response-message-contentr_70a6aa1e3f247ecf">
            <text:p text:style-name="P96">Tentu, berikut adalah draf prompt yang bisa Anda berikan kepada desainer grafis (atau digunakan sebagai dasar untuk generator gambar AI) untuk membuat sampul buku nonfiksi tentang Meta/Facebook yang telah kita diskusikan:</text:p>
            <text:p text:style-name="P2"/>
            <text:p text:style-name="Text_20_body"><text:span text:style-name="Strong_20_Emphasis"><text:span text:style-name="T1">Prompt Pembuatan Sampul Buku: Meta/Facebook</text:span></text:span></text:p>
            <text:p text:style-name="Text_20_body"><text:span text:style-name="Strong_20_Emphasis"><text:span text:style-name="T1">1. Proyek:</text:span></text:span><text:span text:style-name="T1"> Desain sampul (cover) untuk buku nonfiksi.</text:span></text:p>
            <text:p text:style-name="Text_20_body"><text:span text:style-name="Strong_20_Emphasis"><text:span text:style-name="T1">2. Judul Buku (Pilihan/Working Title):</text:span></text:span></text:p>
            <text:list xml:id="list2161519681471582089" text:style-name="L101">
              <text:list-item>
                <text:p text:style-name="P210">Meta: Jejaring Raksasa </text:p>
              </text:list-item>
              <text:list-item>
                <text:p text:style-name="P210">Wajah Dunia: Di Balik Facebook dan Metaverse </text:p>
              </text:list-item>
              <text:list-item>
                <text:p text:style-name="P210">Kode Biru: Sejarah, Teknologi, dan Dampak Meta </text:p>
              </text:list-item>
              <text:list-item>
                <text:p text:style-name="P91"><text:span text:style-name="Emphasis"><text:span text:style-name="T1">(Atau judul lain yang mencerminkan isi buku)</text:span></text:span><text:span text:style-name="T1"> </text:span></text:p>
              </text:list-item>
            </text:list>
            <text:p text:style-name="Text_20_body"><text:soft-page-break/><text:span text:style-name="Strong_20_Emphasis"><text:span text:style-name="T1">3. Subjudul (Opsional, pilih yang sesuai):</text:span></text:span></text:p>
            <text:list xml:id="list7737061727347261459" text:style-name="L102">
              <text:list-item>
                <text:p text:style-name="P211">Dari Kamar Asrama ke Ambisi Menguasai Realitas Berikutnya </text:p>
              </text:list-item>
              <text:list-item>
                <text:p text:style-name="P211">Membedah Kekuatan, Kontroversi, dan Masa Depan Raksasa Teknologi </text:p>
              </text:list-item>
              <text:list-item>
                <text:p text:style-name="P112">Sebuah Analisis Mendalam tentang Konektivitas, Kekuasaan, dan Biaya Sosial </text:p>
              </text:list-item>
            </text:list>
            <text:p text:style-name="Text_20_body"><text:span text:style-name="Strong_20_Emphasis"><text:span text:style-name="T1">4. Nama Penulis:</text:span></text:span><text:span text:style-name="T1"> [Nama Penulis Anda]</text:span></text:p>
            <text:p text:style-name="Text_20_body"><text:span text:style-name="Strong_20_Emphasis"><text:span text:style-name="T1">5. Genre &amp; Target Audiens:</text:span></text:span></text:p>
            <text:list xml:id="list7522424824583147571" text:style-name="L103">
              <text:list-item>
                <text:p text:style-name="P192"><text:span text:style-name="Strong_20_Emphasis"><text:span text:style-name="T1">Genre:</text:span></text:span><text:span text:style-name="T1"> Non-fiksi (Teknologi, Bisnis, Sosial Budaya). </text:span></text:p>
              </text:list-item>
              <text:list-item>
                <text:p text:style-name="P192"><text:span text:style-name="Strong_20_Emphasis"><text:span text:style-name="T1">Target Audiens:</text:span></text:span><text:span text:style-name="T1"> Masyarakat umum di Indonesia (usia dewasa muda hingga dewasa), orang yang tertarik pada perkembangan teknologi, dampak media sosial, isu-isu sosial-politik kontemporer, mahasiswa, profesional. </text:span></text:p>
              </text:list-item>
              <text:list-item>
                <text:p text:style-name="P92"><text:span text:style-name="Strong_20_Emphasis"><text:span text:style-name="T1">Nada Buku:</text:span></text:span><text:span text:style-name="T1"> Informatif, analitis, kritis namun berimbang, serius tapi tetap mudah diakses dan dibaca. Bukan buku teknis murni, bukan pula buku sensasional. </text:span></text:p>
              </text:list-item>
            </text:list>
            <text:p text:style-name="Text_20_body"><text:span text:style-name="Strong_20_Emphasis"><text:span text:style-name="T1">6. Tema Kunci &amp; Pesan yang Ingin Disampaikan Sampul:</text:span></text:span><text:span text:style-name="T1"> Sampul harus secara visual mengkomunikasikan beberapa tema kunci ini:</text:span></text:p>
            <text:list xml:id="list1009903426428389277" text:style-name="L104">
              <text:list-item>
                <text:p text:style-name="P193"><text:span text:style-name="Strong_20_Emphasis"><text:span text:style-name="T1">Evolusi &amp; Skala:</text:span></text:span><text:span text:style-name="T1"> Perjalanan dari Facebook awal ke Meta modern, mencakup miliaran pengguna global. </text:span></text:p>
              </text:list-item>
              <text:list-item>
                <text:p text:style-name="P193"><text:span text:style-name="Strong_20_Emphasis"><text:span text:style-name="T1">Teknologi Inti:</text:span></text:span><text:span text:style-name="T1"> Merujuk pada algoritma, AI, data, VR/AR sebagai fondasi. </text:span></text:p>
              </text:list-item>
              <text:list-item>
                <text:p text:style-name="P193"><text:span text:style-name="Strong_20_Emphasis"><text:span text:style-name="T1">Konektivitas Global:</text:span></text:span><text:span text:style-name="T1"> Jejaring yang menghubungkan dunia. </text:span></text:p>
              </text:list-item>
              <text:list-item>
                <text:p text:style-name="P193"><text:span text:style-name="Strong_20_Emphasis"><text:span text:style-name="T1">Dualitas &amp; Kontroversi:</text:span></text:span><text:span text:style-name="T1"> Menampilkan sisi positif (koneksi, pemberdayaan) sekaligus sisi negatif (privasi, misinformasi, dampak mental, kekuasaan). Menunjukkan kompleksitas, bukan hitam-putih. </text:span></text:p>
              </text:list-item>
              <text:list-item>
                <text:p text:style-name="P193"><text:span text:style-name="Strong_20_Emphasis"><text:span text:style-name="T1">Kekuatan &amp; Pengaruh:</text:span></text:span><text:span text:style-name="T1"> Menggambarkan skala pengaruh Meta pada individu, masyarakat, budaya, dan politik. </text:span></text:p>
              </text:list-item>
              <text:list-item>
                <text:p text:style-name="P93"><text:span text:style-name="Strong_20_Emphasis"><text:span text:style-name="T1">Masa Depan &amp; Ketidakpastian:</text:span></text:span><text:span text:style-name="T1"> Sedikit nuansa tentang arah ke Metaverse/AI dan tantangan yang menyertainya. </text:span></text:p>
              </text:list-item>
            </text:list>
            <text:p text:style-name="Text_20_body"><text:span text:style-name="Strong_20_Emphasis"><text:span text:style-name="T1">7. Gaya Visual &amp; Mood:</text:span></text:span></text:p>
            <text:list xml:id="list5714185162876206370" text:style-name="L105">
              <text:list-item>
                <text:p text:style-name="P212">Modern, bersih (clean), profesional, cerdas. </text:p>
              </text:list-item>
              <text:list-item>
                <text:p text:style-name="P212">Berdampak visual kuat, mampu menonjol di rak buku atau thumbnail online. </text:p>
              </text:list-item>
              <text:list-item>
                <text:p text:style-name="P212">Sebaiknya lebih konseptual atau semi-abstrak daripada ilustrasi literal <text:soft-page-break/>yang terlalu ramai. </text:p>
              </text:list-item>
              <text:list-item>
                <text:p text:style-name="P113">Hindari kesan terlalu 'dingin' atau korporat murni, tapi juga hindari gaya sensasional/konspiratif. </text:p>
              </text:list-item>
            </text:list>
            <text:p text:style-name="Text_20_body"><text:span text:style-name="Strong_20_Emphasis"><text:span text:style-name="T1">8. Ide Konsep Visual (Saran, bisa dikembangkan/dikombinasikan):</text:span></text:span></text:p>
            <text:list xml:id="list8130909029123351232" text:style-name="L106">
              <text:list-item>
                <text:p text:style-name="P194"><text:span text:style-name="Strong_20_Emphasis"><text:span text:style-name="T1">Jaringan Kompleks:</text:span></text:span><text:span text:style-name="T1"> Visualisasi abstrak dari jaringan global yang saling terhubung, mungkin dengan beberapa 'node' yang lebih terang (positif) dan beberapa yang lebih gelap atau retak (negatif). Bisa menggunakan pola seperti kode biner atau aliran data. </text:span></text:p>
              </text:list-item>
              <text:list-item>
                <text:p text:style-name="P194"><text:span text:style-name="Strong_20_Emphasis"><text:span text:style-name="T1">Transformasi Logo:</text:span></text:span><text:span text:style-name="T1"> Mengolah logo Meta atau ikon 'f' Facebook secara kreatif—mungkin bertransisi, terpecah, terdistorsi, atau menyatu dengan elemen lain (seperti siluet manusia, peta dunia, atau simbol data/privasi). </text:span></text:p>
              </text:list-item>
              <text:list-item>
                <text:p text:style-name="P194"><text:span text:style-name="Strong_20_Emphasis"><text:span text:style-name="T1">Dualitas Visual:</text:span></text:span><text:span text:style-name="T1"> Menggunakan teknik split-image atau kontras warna/tekstur untuk menggambarkan dua sisi Meta (misal: sisi terang koneksi vs sisi gelap isolasi/pengawasan; dunia nyata vs dunia virtual). </text:span></text:p>
              </text:list-item>
              <text:list-item>
                <text:p text:style-name="P194"><text:span text:style-name="Strong_20_Emphasis"><text:span text:style-name="T1">Elemen VR/AR Konseptual:</text:span></text:span><text:span text:style-name="T1"> Menggunakan siluet atau bentuk dasar headset VR/AR (misal: Meta Quest) tetapi tidak mendominasi. Mungkin terintegrasi dengan jaringan, tanda tanya, atau elemen manusia. </text:span></text:p>
              </text:list-item>
              <text:list-item>
                <text:p text:style-name="P194"><text:span text:style-name="Strong_20_Emphasis"><text:span text:style-name="T1">Data &amp; Privasi:</text:span></text:span><text:span text:style-name="T1"> Representasi abstrak aliran data, mungkin dengan elemen kunci, gembok yang rusak, atau mata yang mengawasi secara subtil. </text:span></text:p>
              </text:list-item>
              <text:list-item>
                <text:p text:style-name="P94"><text:span text:style-name="Strong_20_Emphasis"><text:span text:style-name="T1">Peta Dunia Digital:</text:span></text:span><text:span text:style-name="T1"> Peta dunia yang dibentuk dari titik-titik koneksi digital atau dilapisi dengan jaringan Meta, mungkin dengan fokus pada skala globalnya. </text:span></text:p>
              </text:list-item>
            </text:list>
            <text:p text:style-name="Text_20_body"><text:span text:style-name="Strong_20_Emphasis"><text:span text:style-name="T1">9. Palet Warna:</text:span></text:span></text:p>
            <text:list xml:id="list8000624004958379103" text:style-name="L107">
              <text:list-item>
                <text:p text:style-name="P195"><text:span text:style-name="Strong_20_Emphasis"><text:span text:style-name="T1">Dominan:</text:span></text:span><text:span text:style-name="T1"> Nuansa biru (mewarisi identitas Facebook awal, memberikan kesan teknologi dan kepercayaan) dikombinasikan dengan putih atau abu-abu terang untuk kesan bersih dan modern. </text:span></text:p>
              </text:list-item>
              <text:list-item>
                <text:p text:style-name="P95"><text:span text:style-name="Strong_20_Emphasis"><text:span text:style-name="T1">Aksen:</text:span></text:span><text:span text:style-name="T1"> Bisa menggunakan warna gradien biru/ungu khas Meta secara subtil, ATAU menggunakan warna kontras yang kuat (seperti kuning cerah, oranye, atau bahkan merah) dalam porsi kecil untuk menyoroti aspek kontroversi, peringatan, atau energi disrupsi. </text:span></text:p>
              </text:list-item>
            </text:list>
            <text:p text:style-name="Text_20_body"><text:span text:style-name="Strong_20_Emphasis"><text:span text:style-name="T1">10. Tipografi:</text:span></text:span></text:p>
            <text:list xml:id="list7483709907951783355" text:style-name="L108">
              <text:list-item>
                <text:p text:style-name="P213">Gunakan jenis huruf (font) sans-serif yang modern, bersih, dan sangat mudah dibaca untuk judul, subjudul, dan nama penulis. </text:p>
              </text:list-item>
              <text:list-item>
                <text:p text:style-name="P114">Judul harus menjadi elemen visual utama, jelas, dan menarik perhatian. </text:p>
              </text:list-item>
            </text:list>
            <text:p text:style-name="Text_20_body"><text:soft-page-break/><text:span text:style-name="Strong_20_Emphasis"><text:span text:style-name="T1">11. Hal yang Perlu Dihindari:</text:span></text:span></text:p>
            <text:list xml:id="list8970952576854810245" text:style-name="L109">
              <text:list-item>
                <text:p text:style-name="P214">Gambar stok generik tentang teknologi atau orang menggunakan ponsel. </text:p>
              </text:list-item>
              <text:list-item>
                <text:p text:style-name="P214">Visualisasi otak bercahaya atau robot klise. </text:p>
              </text:list-item>
              <text:list-item>
                <text:p text:style-name="P214">Menggunakan foto Mark Zuckerberg secara dominan (kecuali jika diolah secara sangat konseptual dan artistik). </text:p>
              </text:list-item>
              <text:list-item>
                <text:p text:style-name="P115">Desain yang terlalu ramai atau sulit dipahami dalam ukuran kecil (thumbnail). </text:p>
              </text:list-item>
            </text:list>
            <text:p text:style-name="Text_20_body"><text:span text:style-name="Strong_20_Emphasis"><text:span text:style-name="T1">12. Tujuan Akhir:</text:span></text:span><text:span text:style-name="T1"> Menghasilkan sampul buku yang secara visual menarik bagi target pembaca di Indonesia, mengkomunikasikan secara efektif tema kompleks buku (kekuatan, inovasi, dampak, kontroversi Meta), terlihat kredibel dan informatif, serta membuat orang ingin mengambil dan membaca buku tersebut.</text:span></text:p>
            <text:p text:style-name="P2"/>
            <text:p text:style-name="P96">Semoga prompt ini memberikan arahan yang cukup jelas untuk proses desain sampul buku Anda!</text:p>
          </text:section>
          <text:section text:style-name="Sect1" text:name="feedback-form-95">
            <text:p text:style-name="P196"/>
          </text:section>
        </text:section>
      </text:section>
      <text:p text:style-name="P196"><draw:frame draw:style-name="fr1" draw:name="graphics1" text:anchor-type="as-char" svg:width="0.3335in" svg:height="0.3335in" draw:z-index="0"><draw:image xlink:href="https://lh3.googleusercontent.com/a/ACg8ocIW7ulqWVCireYBDVZg9sfHjUbpTtpteKVFoG1BsiEgEQLJvg=s64-c-mo" xlink:type="simple" xlink:show="embed" xlink:actuate="onLoad"/><svg:title>gambar profil</svg:title></draw:frame></text:p>
      <text:p text:style-name="P96">Buat Ringkasan Audio </text:p>
      <text:p text:style-name="P96"/>
      <text:p text:style-name="P196">Deep Research </text:p>
      <text:p text:style-name="P96">Canvas </text:p>
      <text:p text:style-name="P96">Gemini dapat membuat kesalahan, jadi periksa kembali responsnya</text:p>
      <text:p text:style-name="P196">Aplikasi Google</text:p>
      <text:p text:style-name="P196">Akun Google</text:p>
      <text:p text:style-name="P196">Ujang Amadu</text:p>
      <text:p text:style-name="P196">darminahdaryono@gmail.com</text:p>
      <text:section text:style-name="Sect1" text:name="cdk-live-announcer-0">
        <text:p text:style-name="P196"/>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65in" fo:margin-bottom="0.65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1T12:11:05.70</meta:creation-date>
    <meta:document-statistic meta:table-count="0" meta:image-count="1" meta:object-count="0" meta:page-count="187" meta:paragraph-count="1444" meta:word-count="49603" meta:character-count="374111"/>
    <dc:date>2025-04-21T12:12:10.74</dc:date>
    <dc:creator>OJie </dc:creator>
    <meta:editing-duration>PT1M5S</meta:editing-duration>
    <meta:editing-cycles>1</meta:editing-cycles>
    <meta:generator>OpenOffice/4.1.15$Win32 OpenOffice.org_project/4115m2$Build-9813</meta:generator>
  </office:meta>
</office:document-meta>
</file>